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1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101e8e" style:font-name="Arial1" fo:font-size="12pt" style:font-size-asian="12pt" style:font-name-complex="Arial1" style:font-size-complex="12pt"/>
    </style:style>
    <style:style style:name="T2" style:family="text">
      <style:text-properties fo:color="#101e8e" style:font-name="Arial1" fo:font-size="18pt" fo:font-weight="bold" style:font-size-asian="18pt" style:font-name-complex="Arial1" style:font-size-complex="18pt" style:font-weight-complex="bold"/>
    </style:style>
    <style:style style:name="T3" style:family="text">
      <style:text-properties fo:color="#101e8e" style:font-name="Arial1" fo:font-size="16pt" fo:font-weight="bold" style:font-size-asian="16pt" style:font-name-complex="Arial1" style:font-size-complex="16pt" style:font-weight-complex="bold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color="#101e8e" style:font-name="Arial1" fo:font-size="10pt" style:font-size-asian="10pt" style:font-name-complex="Arial1" style:font-size-complex="10pt"/>
    </style:style>
    <style:style style:name="T6" style:family="text">
      <style:text-properties fo:color="#000000" style:font-name="Arial1" fo:font-size="12pt" style:font-size-asian="12pt" style:font-name-complex="Arial1" style:font-size-complex="12pt" style:text-scale="97%"/>
    </style:style>
    <style:style style:name="T7" style:family="text">
      <style:text-properties fo:color="#000000" style:font-name="Arial1" fo:font-size="12pt" fo:font-style="italic" style:font-size-asian="12pt" style:font-name-complex="Arial1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713cm" svg:height="0.475cm" svg:x="10.147cm" svg:y="28.2cm">
          <draw:text-box>
            <text:p text:style-name="P1"><text:span text:style-name="T1">273</text:span></text:p>
          </draw:text-box>
        </draw:frame>
        <draw:frame draw:style-name="gr2" draw:text-style-name="P3" draw:layer="layout" svg:width="2.749cm" svg:height="0.712cm" svg:x="9.124cm" svg:y="2.488cm">
          <draw:text-box>
            <text:p text:style-name="P1"><text:span text:style-name="T2">ANNEX 3</text:span></text:p>
          </draw:text-box>
        </draw:frame>
        <draw:frame draw:style-name="gr2" draw:text-style-name="P3" draw:layer="layout" svg:width="6.149cm" svg:height="0.712cm" svg:x="7.425cm" svg:y="4.064cm">
          <draw:text-box>
            <text:p text:style-name="P1"><text:span text:style-name="T2">NAMES AND POSTS</text:span></text:p>
          </draw:text-box>
        </draw:frame>
        <draw:frame draw:style-name="gr3" draw:text-style-name="P4" draw:layer="layout" svg:width="0.563cm" svg:height="0.628cm" svg:x="2.2cm" svg:y="5.733cm">
          <draw:text-box>
            <text:p text:style-name="P1"><text:span text:style-name="T3">A</text:span></text:p>
          </draw:text-box>
        </draw:frame>
        <draw:frame draw:style-name="gr1" draw:text-style-name="P2" draw:layer="layout" svg:width="1.327cm" svg:height="0.475cm" svg:x="2.2cm" svg:y="6.625cm">
          <draw:text-box>
            <text:p text:style-name="P1"><text:span text:style-name="T4">Abbas </text:span></text:p>
          </draw:text-box>
        </draw:frame>
        <draw:frame draw:style-name="gr1" draw:text-style-name="P2" draw:layer="layout" svg:width="6.267cm" svg:height="0.475cm" svg:x="7.8cm" svg:y="6.625cm">
          <draw:text-box>
            <text:p text:style-name="P1"><text:span text:style-name="T4">(General) Iraqi Army Commander</text:span></text:p>
          </draw:text-box>
        </draw:frame>
        <draw:frame draw:style-name="gr1" draw:text-style-name="P2" draw:layer="layout" svg:width="2.919cm" svg:height="0.475cm" svg:x="2.2cm" svg:y="7.29cm">
          <draw:text-box>
            <text:p text:style-name="P1"><text:span text:style-name="T4">Abdullah, Tariq </text:span></text:p>
          </draw:text-box>
        </draw:frame>
        <draw:frame draw:style-name="gr1" draw:text-style-name="P2" draw:layer="layout" svg:width="6.771cm" svg:height="0.475cm" svg:x="7.8cm" svg:y="7.29cm">
          <draw:text-box>
            <text:p text:style-name="P1"><text:span text:style-name="T4">Prime Minister Maliki’s Chief of Staff</text:span></text:p>
          </draw:text-box>
        </draw:frame>
        <draw:frame draw:style-name="gr1" draw:text-style-name="P2" draw:layer="layout" svg:width="3.423cm" svg:height="0.475cm" svg:x="2.2cm" svg:y="7.954cm">
          <draw:text-box>
            <text:p text:style-name="P1"><text:span text:style-name="T4">Abdul-Mahdi, Adil </text:span></text:p>
          </draw:text-box>
        </draw:frame>
        <draw:frame draw:style-name="gr1" draw:text-style-name="P2" draw:layer="layout" svg:width="9.168cm" svg:height="0.475cm" svg:x="7.8cm" svg:y="7.954cm">
          <draw:text-box>
            <text:p text:style-name="P1"><text:span text:style-name="T4"><text:s/></text:span><text:span text:style-name="T4">Iraqi Minister of Finance, June 2004-April 2005, </text:span></text:p>
          </draw:text-box>
        </draw:frame>
        <draw:frame draw:style-name="gr1" draw:text-style-name="P2" draw:layer="layout" svg:width="8.109cm" svg:height="0.475cm" svg:x="7.8cm" svg:y="8.519cm">
          <draw:text-box>
            <text:p text:style-name="P1"><text:span text:style-name="T4">Vice President of Iraq, April 2005-July 2011</text:span></text:p>
          </draw:text-box>
        </draw:frame>
        <draw:frame draw:style-name="gr1" draw:text-style-name="P2" draw:layer="layout" svg:width="2.669cm" svg:height="0.475cm" svg:x="2.2cm" svg:y="9.183cm">
          <draw:text-box>
            <text:p text:style-name="P1"><text:span text:style-name="T4">Abel, Richard </text:span></text:p>
          </draw:text-box>
        </draw:frame>
        <draw:frame draw:style-name="gr1" draw:text-style-name="P2" draw:layer="layout" svg:width="10.467cm" svg:height="0.475cm" svg:x="7.8cm" svg:y="9.183cm">
          <draw:text-box>
            <text:p text:style-name="P1"><text:span text:style-name="T4"><text:s/></text:span><text:span text:style-name="T4">Principal Private Secretary to the Business, Innovation </text:span></text:p>
          </draw:text-box>
        </draw:frame>
        <draw:frame draw:style-name="gr1" draw:text-style-name="P2" draw:layer="layout" svg:width="9.819cm" svg:height="0.475cm" svg:x="7.8cm" svg:y="9.748cm">
          <draw:text-box>
            <text:p text:style-name="P1"><text:span text:style-name="T4">and Skills Secretary, October 2007-September 2010</text:span></text:p>
          </draw:text-box>
        </draw:frame>
        <draw:frame draw:style-name="gr1" draw:text-style-name="P2" draw:layer="layout" svg:width="2.673cm" svg:height="0.475cm" svg:x="2.2cm" svg:y="10.412cm">
          <draw:text-box>
            <text:p text:style-name="P1"><text:span text:style-name="T4">Abizaid, John </text:span></text:p>
          </draw:text-box>
        </draw:frame>
        <draw:frame draw:style-name="gr1" draw:text-style-name="P2" draw:layer="layout" svg:width="9.329cm" svg:height="0.475cm" svg:x="7.8cm" svg:y="10.412cm">
          <draw:text-box>
            <text:p text:style-name="P1"><text:span text:style-name="T4"><text:s/></text:span><text:span text:style-name="T4">(General) Director of Joint Staff in the Pentagon, </text:span></text:p>
          </draw:text-box>
        </draw:frame>
        <draw:frame draw:style-name="gr1" draw:text-style-name="P2" draw:layer="layout" svg:width="5.416cm" svg:height="0.475cm" svg:x="7.8cm" svg:y="10.976cm">
          <draw:text-box>
            <text:p text:style-name="P1"><text:span text:style-name="T4">October 2001-January 2003 </text:span></text:p>
          </draw:text-box>
        </draw:frame>
        <draw:frame draw:style-name="gr1" draw:text-style-name="P2" draw:layer="layout" svg:width="7.673cm" svg:height="0.475cm" svg:x="7.8cm" svg:y="11.541cm">
          <draw:text-box>
            <text:p text:style-name="P1"><text:span text:style-name="T4">Deputy Commander to General Franks, <text:s/></text:span></text:p>
          </draw:text-box>
        </draw:frame>
        <draw:frame draw:style-name="gr1" draw:text-style-name="P2" draw:layer="layout" svg:width="4.659cm" svg:height="0.475cm" svg:x="7.8cm" svg:y="12.105cm">
          <draw:text-box>
            <text:p text:style-name="P1"><text:span text:style-name="T4">January 2003-July 2008 </text:span></text:p>
          </draw:text-box>
        </draw:frame>
        <draw:frame draw:style-name="gr1" draw:text-style-name="P2" draw:layer="layout" svg:width="9.468cm" svg:height="0.475cm" svg:x="7.8cm" svg:y="12.67cm">
          <draw:text-box>
            <text:p text:style-name="P1"><text:span text:style-name="T4">Commander, US Central Command (CENTCOM), </text:span></text:p>
          </draw:text-box>
        </draw:frame>
        <draw:frame draw:style-name="gr1" draw:text-style-name="P2" draw:layer="layout" svg:width="4.206cm" svg:height="0.475cm" svg:x="7.8cm" svg:y="13.234cm">
          <draw:text-box>
            <text:p text:style-name="P1"><text:span text:style-name="T4">July 2003-March 2007</text:span></text:p>
          </draw:text-box>
        </draw:frame>
        <draw:frame draw:style-name="gr1" draw:text-style-name="P2" draw:layer="layout" svg:width="2.737cm" svg:height="0.475cm" svg:x="2.2cm" svg:y="13.899cm">
          <draw:text-box>
            <text:p text:style-name="P1"><text:span text:style-name="T4">Abrams, Elliot </text:span></text:p>
          </draw:text-box>
        </draw:frame>
        <draw:frame draw:style-name="gr1" draw:text-style-name="P2" draw:layer="layout" svg:width="8.634cm" svg:height="0.475cm" svg:x="7.8cm" svg:y="13.899cm">
          <draw:text-box>
            <text:p text:style-name="P1"><text:span text:style-name="T4"><text:s/></text:span><text:span text:style-name="T4">US National Security Council Senior Director </text:span></text:p>
          </draw:text-box>
        </draw:frame>
        <draw:frame draw:style-name="gr1" draw:text-style-name="P2" draw:layer="layout" svg:width="9.057cm" svg:height="0.475cm" svg:x="7.8cm" svg:y="14.463cm">
          <draw:text-box>
            <text:p text:style-name="P1"><text:span text:style-name="T4">for Democracy, Human Rights and International </text:span></text:p>
          </draw:text-box>
        </draw:frame>
        <draw:frame draw:style-name="gr1" draw:text-style-name="P2" draw:layer="layout" svg:width="7.753cm" svg:height="0.475cm" svg:x="7.8cm" svg:y="15.028cm">
          <draw:text-box>
            <text:p text:style-name="P1"><text:span text:style-name="T4">Organizations, June 2001-February 2005</text:span></text:p>
          </draw:text-box>
        </draw:frame>
        <draw:frame draw:style-name="gr1" draw:text-style-name="P2" draw:layer="layout" svg:width="3.749cm" svg:height="0.475cm" svg:x="2.2cm" svg:y="15.692cm">
          <draw:text-box>
            <text:p text:style-name="P1"><text:span text:style-name="T4">Abu Qadir, Wissam </text:span></text:p>
          </draw:text-box>
        </draw:frame>
        <draw:frame draw:style-name="gr1" draw:text-style-name="P2" draw:layer="layout" svg:width="5.383cm" svg:height="0.475cm" svg:x="7.8cm" svg:y="15.692cm">
          <draw:text-box>
            <text:p text:style-name="P1"><text:span text:style-name="T4">Basra Jaysh al-Mahdi leader</text:span></text:p>
          </draw:text-box>
        </draw:frame>
        <draw:frame draw:style-name="gr1" draw:text-style-name="P2" draw:layer="layout" svg:width="2.788cm" svg:height="0.475cm" svg:x="2.2cm" svg:y="16.356cm">
          <draw:text-box>
            <text:p text:style-name="P1"><text:span text:style-name="T4">Adams, Cathy </text:span></text:p>
          </draw:text-box>
        </draw:frame>
        <draw:frame draw:style-name="gr1" draw:text-style-name="P2" draw:layer="layout" svg:width="9.172cm" svg:height="0.475cm" svg:x="7.8cm" svg:y="16.356cm">
          <draw:text-box>
            <text:p text:style-name="P1"><text:span text:style-name="T4"><text:s/></text:span><text:span text:style-name="T4">Legal Counsellor to Lord Goldsmith, 2002-2005 </text:span></text:p>
          </draw:text-box>
        </draw:frame>
        <draw:frame draw:style-name="gr1" draw:text-style-name="P2" draw:layer="layout" svg:width="2.809cm" svg:height="0.475cm" svg:x="7.8cm" svg:y="16.921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3.3cm" svg:height="0.475cm" svg:x="2.2cm" svg:y="17.585cm">
          <draw:text-box>
            <text:p text:style-name="P1"><text:span text:style-name="T4">Adams, Geoffrey </text:span></text:p>
          </draw:text-box>
        </draw:frame>
        <draw:frame draw:style-name="gr1" draw:text-style-name="P2" draw:layer="layout" svg:width="10.002cm" svg:height="0.475cm" svg:x="7.8cm" svg:y="17.585cm">
          <draw:text-box>
            <text:p text:style-name="P1"><text:span text:style-name="T4"><text:s/></text:span><text:span text:style-name="T4">Principal Private Secretary to the Foreign Secretary, </text:span></text:p>
          </draw:text-box>
        </draw:frame>
        <draw:frame draw:style-name="gr1" draw:text-style-name="P2" draw:layer="layout" svg:width="2.157cm" svg:height="0.475cm" svg:x="7.8cm" svg:y="18.15cm">
          <draw:text-box>
            <text:p text:style-name="P1"><text:span text:style-name="T4">2003-2005 </text:span></text:p>
          </draw:text-box>
        </draw:frame>
        <draw:frame draw:style-name="gr1" draw:text-style-name="P2" draw:layer="layout" svg:width="8.168cm" svg:height="0.475cm" svg:x="7.8cm" svg:y="18.714cm">
          <draw:text-box>
            <text:p text:style-name="P1"><text:span text:style-name="T4">(Sir) British Ambassador to Iran 2006-2009 </text:span></text:p>
          </draw:text-box>
        </draw:frame>
        <draw:frame draw:style-name="gr1" draw:text-style-name="P2" draw:layer="layout" svg:width="2.809cm" svg:height="0.475cm" svg:x="7.8cm" svg:y="19.279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606cm" svg:height="0.475cm" svg:x="2.2cm" svg:y="19.943cm">
          <draw:text-box>
            <text:p text:style-name="P1"><text:span text:style-name="T4">Adams, Terry </text:span></text:p>
          </draw:text-box>
        </draw:frame>
        <draw:frame draw:style-name="gr1" draw:text-style-name="P2" draw:layer="layout" svg:width="5.814cm" svg:height="0.475cm" svg:x="7.8cm" svg:y="19.943cm">
          <draw:text-box>
            <text:p text:style-name="P1"><text:span text:style-name="T4">CPA Oil Team Technical Expert</text:span></text:p>
          </draw:text-box>
        </draw:frame>
        <draw:frame draw:style-name="gr1" draw:text-style-name="P2" draw:layer="layout" svg:width="2.788cm" svg:height="0.475cm" svg:x="2.2cm" svg:y="20.608cm">
          <draw:text-box>
            <text:p text:style-name="P1"><text:span text:style-name="T4">Aflaq, Michael </text:span></text:p>
          </draw:text-box>
        </draw:frame>
        <draw:frame draw:style-name="gr1" draw:text-style-name="P2" draw:layer="layout" svg:width="5.747cm" svg:height="0.475cm" svg:x="7.8cm" svg:y="20.608cm">
          <draw:text-box>
            <text:p text:style-name="P1"><text:span text:style-name="T4">Co-founder of the Ba’ath Party</text:span></text:p>
          </draw:text-box>
        </draw:frame>
        <draw:frame draw:style-name="gr1" draw:text-style-name="P2" draw:layer="layout" svg:width="4.726cm" svg:height="0.475cm" svg:x="2.2cm" svg:y="21.272cm">
          <draw:text-box>
            <text:p text:style-name="P1"><text:span text:style-name="T4">Ahmadinejad, Mahmoud </text:span></text:p>
          </draw:text-box>
        </draw:frame>
        <draw:frame draw:style-name="gr1" draw:text-style-name="P2" draw:layer="layout" svg:width="5.395cm" svg:height="0.475cm" svg:x="7.8cm" svg:y="21.272cm">
          <draw:text-box>
            <text:p text:style-name="P1"><text:span text:style-name="T4">President of Iran, 2005-2013</text:span></text:p>
          </draw:text-box>
        </draw:frame>
        <draw:frame draw:style-name="gr1" draw:text-style-name="P2" draw:layer="layout" svg:width="2.978cm" svg:height="0.475cm" svg:x="2.2cm" svg:y="21.936cm">
          <draw:text-box>
            <text:p text:style-name="P1"><text:span text:style-name="T4">Ainsworth, Bob </text:span></text:p>
          </draw:text-box>
        </draw:frame>
        <draw:frame draw:style-name="gr1" draw:text-style-name="P2" draw:layer="layout" svg:width="10.035cm" svg:height="0.475cm" svg:x="7.8cm" svg:y="21.936cm">
          <draw:text-box>
            <text:p text:style-name="P1"><text:span text:style-name="T4"><text:s/></text:span><text:span text:style-name="T4">Minister for the Armed Forces, June 2007-May 2009 </text:span></text:p>
          </draw:text-box>
        </draw:frame>
        <draw:frame draw:style-name="gr1" draw:text-style-name="P2" draw:layer="layout" svg:width="7.838cm" svg:height="0.475cm" svg:x="7.8cm" svg:y="22.501cm">
          <draw:text-box>
            <text:p text:style-name="P1"><text:span text:style-name="T4">Defence Secretary, June 2009-May 2010 </text:span></text:p>
          </draw:text-box>
        </draw:frame>
        <draw:frame draw:style-name="gr1" draw:text-style-name="P2" draw:layer="layout" svg:width="2.809cm" svg:height="0.475cm" svg:x="7.8cm" svg:y="23.065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639cm" svg:height="0.475cm" svg:x="2.2cm" svg:y="23.73cm">
          <draw:text-box>
            <text:p text:style-name="P1"><text:span text:style-name="T4">Akram, Munir </text:span></text:p>
          </draw:text-box>
        </draw:frame>
        <draw:frame draw:style-name="gr1" draw:text-style-name="P2" draw:layer="layout" svg:width="9.168cm" svg:height="0.475cm" svg:x="7.8cm" svg:y="23.73cm">
          <draw:text-box>
            <text:p text:style-name="P1"><text:span text:style-name="T4"><text:s/></text:span><text:span text:style-name="T4">Pakistani Permanent Representative to the UN, </text:span></text:p>
          </draw:text-box>
        </draw:frame>
        <draw:frame draw:style-name="gr1" draw:text-style-name="P2" draw:layer="layout" svg:width="2.038cm" svg:height="0.475cm" svg:x="7.8cm" svg:y="24.294cm">
          <draw:text-box>
            <text:p text:style-name="P1"><text:span text:style-name="T4">2002-2008</text:span></text:p>
          </draw:text-box>
        </draw:frame>
        <draw:frame draw:style-name="gr1" draw:text-style-name="P2" draw:layer="layout" svg:width="4.413cm" svg:height="0.475cm" svg:x="2.2cm" svg:y="24.959cm">
          <draw:text-box>
            <text:p text:style-name="P1"><text:span text:style-name="T4">al-Ahmad, Muhammad </text:span></text:p>
          </draw:text-box>
        </draw:frame>
        <draw:frame draw:style-name="gr1" draw:text-style-name="P2" draw:layer="layout" svg:width="10.962cm" svg:height="0.475cm" svg:x="7.8cm" svg:y="24.959cm">
          <draw:text-box>
            <text:p text:style-name="P1"><text:span text:style-name="T4">Former senior Ba’athist and founder of the New Regional <text:s/></text:span></text:p>
          </draw:text-box>
        </draw:frame>
        <draw:frame draw:style-name="gr1" draw:text-style-name="P2" draw:layer="layout" svg:width="0.422cm" svg:height="0.475cm" svg:x="2.2cm" svg:y="25.52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.259cm" svg:height="0.475cm" svg:x="2.616cm" svg:y="25.523cm">
          <draw:text-box>
            <text:p text:style-name="P1"><text:span text:style-name="T4">Tunis <text:s/></text:span></text:p>
          </draw:text-box>
        </draw:frame>
        <draw:frame draw:style-name="gr1" draw:text-style-name="P2" draw:layer="layout" svg:width="1.958cm" svg:height="0.475cm" svg:x="7.8cm" svg:y="25.523cm">
          <draw:text-box>
            <text:p text:style-name="P1"><text:span text:style-name="T4">Command</text:span></text:p>
          </draw:text-box>
        </draw:frame>
        <draw:frame draw:style-name="gr1" draw:text-style-name="P2" draw:layer="layout" svg:width="3.097cm" svg:height="0.475cm" svg:x="2.2cm" svg:y="26.188cm">
          <draw:text-box>
            <text:p text:style-name="P1"><text:span text:style-name="T4">al-Asadi, Adnan </text:span></text:p>
          </draw:text-box>
        </draw:frame>
        <draw:frame draw:style-name="gr1" draw:text-style-name="P2" draw:layer="layout" svg:width="5.332cm" svg:height="0.475cm" svg:x="7.8cm" svg:y="26.188cm">
          <draw:text-box>
            <text:p text:style-name="P1"><text:span text:style-name="T4">Iraqi Deputy Interior Minister</text:span></text:p>
          </draw:text-box>
        </draw:frame>
      </draw:page>
      <draw:page draw:name="page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4</text:span></text:p>
          </draw:text-box>
        </draw:frame>
        <draw:frame draw:style-name="gr1" draw:text-style-name="P2" draw:layer="layout" svg:width="3.355cm" svg:height="0.475cm" svg:x="2.2cm" svg:y="2.525cm">
          <draw:text-box>
            <text:p text:style-name="P1"><text:span text:style-name="T4">al-Assad, Bashar </text:span></text:p>
          </draw:text-box>
        </draw:frame>
        <draw:frame draw:style-name="gr1" draw:text-style-name="P2" draw:layer="layout" svg:width="6.098cm" svg:height="0.475cm" svg:x="7.8cm" svg:y="2.525cm">
          <draw:text-box>
            <text:p text:style-name="P1"><text:span text:style-name="T4">President of Syria, 2000-present</text:span></text:p>
          </draw:text-box>
        </draw:frame>
        <draw:frame draw:style-name="gr1" draw:text-style-name="P2" draw:layer="layout" svg:width="4.341cm" svg:height="0.475cm" svg:x="2.2cm" svg:y="3.19cm">
          <draw:text-box>
            <text:p text:style-name="P1"><text:span text:style-name="T4">al-Bakr, Ahmad Hasan </text:span></text:p>
          </draw:text-box>
        </draw:frame>
        <draw:frame draw:style-name="gr1" draw:text-style-name="P2" draw:layer="layout" svg:width="5.395cm" svg:height="0.475cm" svg:x="7.8cm" svg:y="3.19cm">
          <draw:text-box>
            <text:p text:style-name="P1"><text:span text:style-name="T4">President of Iraq, 1968-1979</text:span></text:p>
          </draw:text-box>
        </draw:frame>
        <draw:frame draw:style-name="gr1" draw:text-style-name="P2" draw:layer="layout" svg:width="3.986cm" svg:height="0.475cm" svg:x="2.2cm" svg:y="3.854cm">
          <draw:text-box>
            <text:p text:style-name="P1"><text:span text:style-name="T4">al-Bitar, Salah al-Din </text:span></text:p>
          </draw:text-box>
        </draw:frame>
        <draw:frame draw:style-name="gr1" draw:text-style-name="P2" draw:layer="layout" svg:width="5.747cm" svg:height="0.475cm" svg:x="7.8cm" svg:y="3.854cm">
          <draw:text-box>
            <text:p text:style-name="P1"><text:span text:style-name="T4">Co-founder of the Ba’ath Party</text:span></text:p>
          </draw:text-box>
        </draw:frame>
        <draw:frame draw:style-name="gr1" draw:text-style-name="P2" draw:layer="layout" svg:width="3.236cm" svg:height="0.475cm" svg:x="2.2cm" svg:y="4.518cm">
          <draw:text-box>
            <text:p text:style-name="P1"><text:span text:style-name="T4">al-Bulani, Jawad </text:span></text:p>
          </draw:text-box>
        </draw:frame>
        <draw:frame draw:style-name="gr1" draw:text-style-name="P2" draw:layer="layout" svg:width="9.231cm" svg:height="0.475cm" svg:x="7.8cm" svg:y="4.518cm">
          <draw:text-box>
            <text:p text:style-name="P1"><text:span text:style-name="T4">Iraqi Interior Minister, June 2006-December 2010</text:span></text:p>
          </draw:text-box>
        </draw:frame>
        <draw:frame draw:style-name="gr1" draw:text-style-name="P2" draw:layer="layout" svg:width="3.537cm" svg:height="0.475cm" svg:x="2.2cm" svg:y="5.183cm">
          <draw:text-box>
            <text:p text:style-name="P1"><text:span text:style-name="T4">al-Daraji, Raheem </text:span></text:p>
          </draw:text-box>
        </draw:frame>
        <draw:frame draw:style-name="gr1" draw:text-style-name="P2" draw:layer="layout" svg:width="5.213cm" svg:height="0.475cm" svg:x="7.8cm" svg:y="5.183cm">
          <draw:text-box>
            <text:p text:style-name="P1"><text:span text:style-name="T4">(Sheikh) Mayor of Sadr City</text:span></text:p>
          </draw:text-box>
        </draw:frame>
        <draw:frame draw:style-name="gr1" draw:text-style-name="P2" draw:layer="layout" svg:width="4.269cm" svg:height="0.475cm" svg:x="2.2cm" svg:y="5.847cm">
          <draw:text-box>
            <text:p text:style-name="P1"><text:span text:style-name="T4">al-Douri, Izzat Ibrahim </text:span></text:p>
          </draw:text-box>
        </draw:frame>
        <draw:frame draw:style-name="gr1" draw:text-style-name="P2" draw:layer="layout" svg:width="0.422cm" svg:height="0.475cm" svg:x="7.8cm" svg:y="5.84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9.434cm" svg:height="0.475cm" svg:x="7.8cm" svg:y="5.847cm">
          <draw:text-box>
            <text:p text:style-name="P1"><text:span text:style-name="T4">Senior Ba’athist and founder of the New Regional </text:span></text:p>
          </draw:text-box>
        </draw:frame>
        <draw:frame draw:style-name="gr1" draw:text-style-name="P2" draw:layer="layout" svg:width="2.076cm" svg:height="0.475cm" svg:x="7.8cm" svg:y="6.412cm">
          <draw:text-box>
            <text:p text:style-name="P1"><text:span text:style-name="T4">Command </text:span></text:p>
          </draw:text-box>
        </draw:frame>
        <draw:frame draw:style-name="gr1" draw:text-style-name="P2" draw:layer="layout" svg:width="9.574cm" svg:height="0.475cm" svg:x="7.8cm" svg:y="6.976cm">
          <draw:text-box>
            <text:p text:style-name="P1"><text:span text:style-name="T4">Vice Chairman of the Revolutionary Council (Iraq), </text:span></text:p>
          </draw:text-box>
        </draw:frame>
        <draw:frame draw:style-name="gr1" draw:text-style-name="P2" draw:layer="layout" svg:width="2.038cm" svg:height="0.475cm" svg:x="7.8cm" svg:y="7.541cm">
          <draw:text-box>
            <text:p text:style-name="P1"><text:span text:style-name="T4">1979-2003</text:span></text:p>
          </draw:text-box>
        </draw:frame>
        <draw:frame draw:style-name="gr1" draw:text-style-name="P2" draw:layer="layout" svg:width="3.943cm" svg:height="0.475cm" svg:x="2.2cm" svg:y="8.205cm">
          <draw:text-box>
            <text:p text:style-name="P1"><text:span text:style-name="T4">al-Dulaimi, Saadoun </text:span></text:p>
          </draw:text-box>
        </draw:frame>
        <draw:frame draw:style-name="gr1" draw:text-style-name="P2" draw:layer="layout" svg:width="8.714cm" svg:height="0.475cm" svg:x="7.8cm" svg:y="8.205cm">
          <draw:text-box>
            <text:p text:style-name="P1"><text:span text:style-name="T4">Iraqi Defence Minister, June 2005-March 2006</text:span></text:p>
          </draw:text-box>
        </draw:frame>
        <draw:frame draw:style-name="gr1" draw:text-style-name="P2" draw:layer="layout" svg:width="3.795cm" svg:height="0.475cm" svg:x="2.2cm" svg:y="8.87cm">
          <draw:text-box>
            <text:p text:style-name="P1"><text:span text:style-name="T4">al-Faiz, Sheikh Amr </text:span></text:p>
          </draw:text-box>
        </draw:frame>
        <draw:frame draw:style-name="gr1" draw:text-style-name="P2" draw:layer="layout" svg:width="2.343cm" svg:height="0.475cm" svg:x="7.8cm" svg:y="8.87cm">
          <draw:text-box>
            <text:p text:style-name="P1"><text:span text:style-name="T4">Tribal leader</text:span></text:p>
          </draw:text-box>
        </draw:frame>
        <draw:frame draw:style-name="gr1" draw:text-style-name="P2" draw:layer="layout" svg:width="1.911cm" svg:height="0.475cm" svg:x="2.2cm" svg:y="9.534cm">
          <draw:text-box>
            <text:p text:style-name="P1"><text:span text:style-name="T4">al-Hadithi </text:span></text:p>
          </draw:text-box>
        </draw:frame>
        <draw:frame draw:style-name="gr1" draw:text-style-name="P2" draw:layer="layout" svg:width="6.233cm" svg:height="0.475cm" svg:x="7.8cm" svg:y="9.534cm">
          <draw:text-box>
            <text:p text:style-name="P1"><text:span text:style-name="T4">Iraqi Foreign Minister, 2001-2003</text:span></text:p>
          </draw:text-box>
        </draw:frame>
        <draw:frame draw:style-name="gr1" draw:text-style-name="P2" draw:layer="layout" svg:width="3.981cm" svg:height="0.475cm" svg:x="2.2cm" svg:y="10.198cm">
          <draw:text-box>
            <text:p text:style-name="P1"><text:span text:style-name="T4">al-Hakim, Abdul Aziz </text:span></text:p>
          </draw:text-box>
        </draw:frame>
        <draw:frame draw:style-name="gr1" draw:text-style-name="P2" draw:layer="layout" svg:width="0.422cm" svg:height="0.475cm" svg:x="7.8cm" svg:y="10.19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357cm" svg:height="0.475cm" svg:x="7.8cm" svg:y="10.198cm">
          <draw:text-box>
            <text:p text:style-name="P1"><text:span text:style-name="T4">Leader of the United Iraqi Alliance and of the Supreme </text:span></text:p>
          </draw:text-box>
        </draw:frame>
        <draw:frame draw:style-name="gr1" draw:text-style-name="P2" draw:layer="layout" svg:width="9.188cm" svg:height="0.475cm" svg:x="7.8cm" svg:y="10.763cm">
          <draw:text-box>
            <text:p text:style-name="P1"><text:span text:style-name="T4">Council for Islamic Revolution of Iraq, 2003-2009</text:span></text:p>
          </draw:text-box>
        </draw:frame>
        <draw:frame draw:style-name="gr1" draw:text-style-name="P2" draw:layer="layout" svg:width="5.374cm" svg:height="0.475cm" svg:x="2.2cm" svg:y="11.427cm">
          <draw:text-box>
            <text:p text:style-name="P1"><text:span text:style-name="T4">al-Hakim, Muhammed Baqir </text:span></text:p>
          </draw:text-box>
        </draw:frame>
        <draw:frame draw:style-name="gr1" draw:text-style-name="P2" draw:layer="layout" svg:width="0.422cm" svg:height="0.475cm" svg:x="7.8cm" svg:y="11.42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264cm" svg:height="0.475cm" svg:x="7.8cm" svg:y="11.427cm">
          <draw:text-box>
            <text:p text:style-name="P1"><text:span text:style-name="T4">(Ayatollah) Spiritual leader of the Supreme Council for </text:span></text:p>
          </draw:text-box>
        </draw:frame>
        <draw:frame draw:style-name="gr1" draw:text-style-name="P2" draw:layer="layout" svg:width="7.017cm" svg:height="0.475cm" svg:x="7.8cm" svg:y="11.992cm">
          <draw:text-box>
            <text:p text:style-name="P1"><text:span text:style-name="T4">Islamic Revolution in Iraq, 1982-2003</text:span></text:p>
          </draw:text-box>
        </draw:frame>
        <draw:frame draw:style-name="gr1" draw:text-style-name="P2" draw:layer="layout" svg:width="4.388cm" svg:height="0.475cm" svg:x="2.2cm" svg:y="12.656cm">
          <draw:text-box>
            <text:p text:style-name="P1"><text:span text:style-name="T4">al-Hasani, Mohammed </text:span></text:p>
          </draw:text-box>
        </draw:frame>
        <draw:frame draw:style-name="gr1" draw:text-style-name="P2" draw:layer="layout" svg:width="9.239cm" svg:height="0.475cm" svg:x="7.8cm" svg:y="12.656cm">
          <draw:text-box>
            <text:p text:style-name="P1"><text:span text:style-name="T4">Governor of Muthanna province until March 2007</text:span></text:p>
          </draw:text-box>
        </draw:frame>
        <draw:frame draw:style-name="gr1" draw:text-style-name="P2" draw:layer="layout" svg:width="3.418cm" svg:height="0.475cm" svg:x="2.2cm" svg:y="13.321cm">
          <draw:text-box>
            <text:p text:style-name="P1"><text:span text:style-name="T4">al-Hashemi, Aqila </text:span></text:p>
          </draw:text-box>
        </draw:frame>
        <draw:frame draw:style-name="gr1" draw:text-style-name="P2" draw:layer="layout" svg:width="7.669cm" svg:height="0.475cm" svg:x="7.8cm" svg:y="13.321cm">
          <draw:text-box>
            <text:p text:style-name="P1"><text:span text:style-name="T4"><text:s/></text:span><text:span text:style-name="T4">(Dr) Member of the Governing Council, <text:s/></text:span></text:p>
          </draw:text-box>
        </draw:frame>
        <draw:frame draw:style-name="gr1" draw:text-style-name="P2" draw:layer="layout" svg:width="3.952cm" svg:height="0.475cm" svg:x="7.8cm" svg:y="13.885cm">
          <draw:text-box>
            <text:p text:style-name="P1"><text:span text:style-name="T4">July 2003-June 2004</text:span></text:p>
          </draw:text-box>
        </draw:frame>
        <draw:frame draw:style-name="gr1" draw:text-style-name="P2" draw:layer="layout" svg:width="3.583cm" svg:height="0.475cm" svg:x="2.2cm" svg:y="14.55cm">
          <draw:text-box>
            <text:p text:style-name="P1"><text:span text:style-name="T4">al-Hassani, Hajem </text:span></text:p>
          </draw:text-box>
        </draw:frame>
        <draw:frame draw:style-name="gr1" draw:text-style-name="P2" draw:layer="layout" svg:width="7.44cm" svg:height="0.475cm" svg:x="7.8cm" svg:y="14.55cm">
          <draw:text-box>
            <text:p text:style-name="P1"><text:span text:style-name="T4">Industry Minister, June 2004-May 2005 </text:span></text:p>
          </draw:text-box>
        </draw:frame>
        <draw:frame draw:style-name="gr1" draw:text-style-name="P2" draw:layer="layout" svg:width="0.422cm" svg:height="0.475cm" svg:x="2.2cm" svg:y="15.11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8.012cm" svg:height="0.475cm" svg:x="7.8cm" svg:y="15.114cm">
          <draw:text-box>
            <text:p text:style-name="P1"><text:span text:style-name="T4"><text:s/></text:span><text:span text:style-name="T4">Speaker, Transitional National Assembly, <text:s/></text:span></text:p>
          </draw:text-box>
        </draw:frame>
        <draw:frame draw:style-name="gr1" draw:text-style-name="P2" draw:layer="layout" svg:width="4.087cm" svg:height="0.475cm" svg:x="7.8cm" svg:y="15.678cm">
          <draw:text-box>
            <text:p text:style-name="P1"><text:span text:style-name="T4">April 2005-April 2006 </text:span></text:p>
          </draw:text-box>
        </draw:frame>
        <draw:frame draw:style-name="gr1" draw:text-style-name="P2" draw:layer="layout" svg:width="4.058cm" svg:height="0.475cm" svg:x="7.8cm" svg:y="16.243cm">
          <draw:text-box>
            <text:p text:style-name="P1"><text:span text:style-name="T4">Vice President of Iraq</text:span></text:p>
          </draw:text-box>
        </draw:frame>
        <draw:frame draw:style-name="gr1" draw:text-style-name="P2" draw:layer="layout" svg:width="5.078cm" svg:height="0.475cm" svg:x="2.2cm" svg:y="16.907cm">
          <draw:text-box>
            <text:p text:style-name="P1"><text:span text:style-name="T4">Al-Hussein, Abdullah II bin </text:span></text:p>
          </draw:text-box>
        </draw:frame>
        <draw:frame draw:style-name="gr1" draw:text-style-name="P2" draw:layer="layout" svg:width="7.305cm" svg:height="0.475cm" svg:x="7.8cm" svg:y="16.907cm">
          <draw:text-box>
            <text:p text:style-name="P1"><text:span text:style-name="T4">King of Jordan, February 1999-present</text:span></text:p>
          </draw:text-box>
        </draw:frame>
        <draw:frame draw:style-name="gr1" draw:text-style-name="P2" draw:layer="layout" svg:width="3.185cm" svg:height="0.475cm" svg:x="2.2cm" svg:y="17.572cm">
          <draw:text-box>
            <text:p text:style-name="P1"><text:span text:style-name="T4">al-Huwaish, Abd </text:span></text:p>
          </draw:text-box>
        </draw:frame>
        <draw:frame draw:style-name="gr1" draw:text-style-name="P2" draw:layer="layout" svg:width="8.892cm" svg:height="0.475cm" svg:x="7.8cm" svg:y="17.572cm">
          <draw:text-box>
            <text:p text:style-name="P1"><text:span text:style-name="T4">Head of the Iraqi Military Industrial Commission</text:span></text:p>
          </draw:text-box>
        </draw:frame>
        <draw:frame draw:style-name="gr1" draw:text-style-name="P2" draw:layer="layout" svg:width="3.825cm" svg:height="0.475cm" svg:x="2.2cm" svg:y="18.236cm">
          <draw:text-box>
            <text:p text:style-name="P1"><text:span text:style-name="T4">al-Iraqi, Abd al Hadi </text:span></text:p>
          </draw:text-box>
        </draw:frame>
        <draw:frame draw:style-name="gr1" draw:text-style-name="P2" draw:layer="layout" svg:width="5.311cm" svg:height="0.475cm" svg:x="7.8cm" svg:y="18.236cm">
          <draw:text-box>
            <text:p text:style-name="P1"><text:span text:style-name="T4">Senior Al Qaida commander</text:span></text:p>
          </draw:text-box>
        </draw:frame>
        <draw:frame draw:style-name="gr1" draw:text-style-name="P2" draw:layer="layout" svg:width="3.609cm" svg:height="0.475cm" svg:x="2.2cm" svg:y="18.901cm">
          <draw:text-box>
            <text:p text:style-name="P1"><text:span text:style-name="T4">al-Ja’afari, Ibrahim </text:span></text:p>
          </draw:text-box>
        </draw:frame>
        <draw:frame draw:style-name="gr1" draw:text-style-name="P2" draw:layer="layout" svg:width="0.422cm" svg:height="0.475cm" svg:x="7.8cm" svg:y="18.90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7.821cm" svg:height="0.475cm" svg:x="7.8cm" svg:y="18.901cm">
          <draw:text-box>
            <text:p text:style-name="P1"><text:span text:style-name="T4">(Dr) Deputy President of Iraq, 2004-2005 </text:span></text:p>
          </draw:text-box>
        </draw:frame>
        <draw:frame draw:style-name="gr1" draw:text-style-name="P2" draw:layer="layout" svg:width="8.143cm" svg:height="0.475cm" svg:x="7.8cm" svg:y="19.465cm">
          <draw:text-box>
            <text:p text:style-name="P1"><text:span text:style-name="T4">Prime Minister of Iraq, May 2005-May 2006</text:span></text:p>
          </draw:text-box>
        </draw:frame>
        <draw:frame draw:style-name="gr1" draw:text-style-name="P2" draw:layer="layout" svg:width="2.809cm" svg:height="0.475cm" svg:x="2.2cm" svg:y="20.13cm">
          <draw:text-box>
            <text:p text:style-name="P1"><text:span text:style-name="T4">al-Jedda, Hilal </text:span></text:p>
          </draw:text-box>
        </draw:frame>
        <draw:frame draw:style-name="gr1" draw:text-style-name="P2" draw:layer="layout" svg:width="4.062cm" svg:height="0.475cm" svg:x="7.8cm" svg:y="20.13cm">
          <draw:text-box>
            <text:p text:style-name="P1"><text:span text:style-name="T4">Former Iraqi detainee</text:span></text:p>
          </draw:text-box>
        </draw:frame>
        <draw:frame draw:style-name="gr1" draw:text-style-name="P2" draw:layer="layout" svg:width="3.63cm" svg:height="0.475cm" svg:x="2.2cm" svg:y="20.794cm">
          <draw:text-box>
            <text:p text:style-name="P1"><text:span text:style-name="T4">al-Majid, Ali Hasan </text:span></text:p>
          </draw:text-box>
        </draw:frame>
        <draw:frame draw:style-name="gr1" draw:text-style-name="P2" draw:layer="layout" svg:width="0.422cm" svg:height="0.475cm" svg:x="7.8cm" svg:y="20.79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8.134cm" svg:height="0.475cm" svg:x="7.8cm" svg:y="20.794cm">
          <draw:text-box>
            <text:p text:style-name="P1"><text:span text:style-name="T4">(Colonel General) “Chemical Ali”, cousin of </text:span></text:p>
          </draw:text-box>
        </draw:frame>
        <draw:frame draw:style-name="gr1" draw:text-style-name="P2" draw:layer="layout" svg:width="3.355cm" svg:height="0.475cm" svg:x="7.8cm" svg:y="21.358cm">
          <draw:text-box>
            <text:p text:style-name="P1"><text:span text:style-name="T4">Saddam Hussein </text:span></text:p>
          </draw:text-box>
        </draw:frame>
        <draw:frame draw:style-name="gr1" draw:text-style-name="P2" draw:layer="layout" svg:width="9.561cm" svg:height="0.475cm" svg:x="7.8cm" svg:y="21.923cm">
          <draw:text-box>
            <text:p text:style-name="P1"><text:span text:style-name="T4">Director, Iraqi Intelligence Service, 1995-April 2003</text:span></text:p>
          </draw:text-box>
        </draw:frame>
        <draw:frame draw:style-name="gr1" draw:text-style-name="P2" draw:layer="layout" svg:width="2.919cm" svg:height="0.475cm" svg:x="2.2cm" svg:y="22.587cm">
          <draw:text-box>
            <text:p text:style-name="P1"><text:span text:style-name="T4">al-Maliki, Nouri </text:span></text:p>
          </draw:text-box>
        </draw:frame>
        <draw:frame draw:style-name="gr1" draw:text-style-name="P2" draw:layer="layout" svg:width="9.616cm" svg:height="0.475cm" svg:x="7.8cm" svg:y="22.587cm">
          <draw:text-box>
            <text:p text:style-name="P1"><text:span text:style-name="T4"><text:s/></text:span><text:span text:style-name="T4">Presidential candidate for the United Iraqi Alliance </text:span></text:p>
          </draw:text-box>
        </draw:frame>
        <draw:frame draw:style-name="gr1" draw:text-style-name="P2" draw:layer="layout" svg:width="9.544cm" svg:height="0.475cm" svg:x="7.8cm" svg:y="23.152cm">
          <draw:text-box>
            <text:p text:style-name="P1"><text:span text:style-name="T4">Prime Minister of Iraq, June 2006-September 2014</text:span></text:p>
          </draw:text-box>
        </draw:frame>
        <draw:frame draw:style-name="gr1" draw:text-style-name="P2" draw:layer="layout" svg:width="3.749cm" svg:height="0.475cm" svg:x="2.2cm" svg:y="23.816cm">
          <draw:text-box>
            <text:p text:style-name="P1"><text:span text:style-name="T4">al-Marashi, Ibrahim </text:span></text:p>
          </draw:text-box>
        </draw:frame>
        <draw:frame draw:style-name="gr1" draw:text-style-name="P2" draw:layer="layout" svg:width="0.422cm" svg:height="0.475cm" svg:x="7.8cm" svg:y="23.81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141cm" svg:height="0.475cm" svg:x="7.8cm" svg:y="23.816cm">
          <draw:text-box>
            <text:p text:style-name="P1"><text:span text:style-name="T4">(Dr) Research Associate, Centre for Non-Proliferation </text:span></text:p>
          </draw:text-box>
        </draw:frame>
        <draw:frame draw:style-name="gr1" draw:text-style-name="P2" draw:layer="layout" svg:width="1.42cm" svg:height="0.475cm" svg:x="7.8cm" svg:y="24.381cm">
          <draw:text-box>
            <text:p text:style-name="P1"><text:span text:style-name="T4">Studies</text:span></text:p>
          </draw:text-box>
        </draw:frame>
        <draw:frame draw:style-name="gr1" draw:text-style-name="P2" draw:layer="layout" svg:width="3.706cm" svg:height="0.475cm" svg:x="2.2cm" svg:y="25.045cm">
          <draw:text-box>
            <text:p text:style-name="P1"><text:span text:style-name="T4">al-Masri, Ayb Awub </text:span></text:p>
          </draw:text-box>
        </draw:frame>
        <draw:frame draw:style-name="gr1" draw:text-style-name="P2" draw:layer="layout" svg:width="4.824cm" svg:height="0.475cm" svg:x="7.8cm" svg:y="25.045cm">
          <draw:text-box>
            <text:p text:style-name="P1"><text:span text:style-name="T4">Leader of Al Qaida in Iraq</text:span></text:p>
          </draw:text-box>
        </draw:frame>
        <draw:frame draw:style-name="gr1" draw:text-style-name="P2" draw:layer="layout" svg:width="4.718cm" svg:height="0.475cm" svg:x="2.2cm" svg:y="25.71cm">
          <draw:text-box>
            <text:p text:style-name="P1"><text:span text:style-name="T4">al-Musawi, Sayyid Abdul </text:span></text:p>
          </draw:text-box>
        </draw:frame>
        <draw:frame draw:style-name="gr1" draw:text-style-name="P2" draw:layer="layout" svg:width="1.958cm" svg:height="0.475cm" svg:x="7.8cm" svg:y="25.71cm">
          <draw:text-box>
            <text:p text:style-name="P1"><text:span text:style-name="T4">Shia cleric</text:span></text:p>
          </draw:text-box>
        </draw:frame>
        <draw:frame draw:style-name="gr1" draw:text-style-name="P2" draw:layer="layout" svg:width="4.676cm" svg:height="0.475cm" svg:x="2.2cm" svg:y="26.374cm">
          <draw:text-box>
            <text:p text:style-name="P1"><text:span text:style-name="T4">al-Naqib, Falah Hassan <text:s/></text:span></text:p>
          </draw:text-box>
        </draw:frame>
        <draw:frame draw:style-name="gr1" draw:text-style-name="P2" draw:layer="layout" svg:width="3.867cm" svg:height="0.475cm" svg:x="7.8cm" svg:y="26.374cm">
          <draw:text-box>
            <text:p text:style-name="P1"><text:span text:style-name="T4">Iraqi Interior Minister</text:span></text:p>
          </draw:text-box>
        </draw:frame>
      </draw:page>
      <draw:page draw:name="page3" draw:style-name="dp1" draw:master-page-name="master-page26">
        <draw:frame draw:style-name="gr4" draw:text-style-name="P5" draw:layer="layout" svg:width="4.506cm" svg:height="0.395cm" svg:x="14.316cm" svg:y="1.138cm">
          <draw:text-box>
            <text:p text:style-name="P1"><text:span text:style-name="T5">Annex 3 <text:s/>| <text:s/>Names and post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5</text:span></text:p>
          </draw:text-box>
        </draw:frame>
        <draw:frame draw:style-name="gr1" draw:text-style-name="P2" draw:layer="layout" svg:width="3.342cm" svg:height="0.475cm" svg:x="2.2cm" svg:y="2.525cm">
          <draw:text-box>
            <text:p text:style-name="P1"><text:span text:style-name="T4">al-Qadir, Wissam </text:span></text:p>
          </draw:text-box>
        </draw:frame>
        <draw:frame draw:style-name="gr1" draw:text-style-name="P2" draw:layer="layout" svg:width="5.306cm" svg:height="0.475cm" svg:x="7.8cm" svg:y="2.525cm">
          <draw:text-box>
            <text:p text:style-name="P1"><text:span text:style-name="T4">Jaysh al-Mahdi Commander</text:span></text:p>
          </draw:text-box>
        </draw:frame>
        <draw:frame draw:style-name="gr1" draw:text-style-name="P2" draw:layer="layout" svg:width="4.65cm" svg:height="0.475cm" svg:x="2.2cm" svg:y="3.19cm">
          <draw:text-box>
            <text:p text:style-name="P1"><text:span text:style-name="T4">al-Rhado, Rhadi Hamza </text:span></text:p>
          </draw:text-box>
        </draw:frame>
        <draw:frame draw:style-name="gr1" draw:text-style-name="P2" draw:layer="layout" svg:width="8.867cm" svg:height="0.475cm" svg:x="7.8cm" svg:y="3.19cm">
          <draw:text-box>
            <text:p text:style-name="P1"><text:span text:style-name="T4">Chairman, Commission on Integrity, 2004-2007</text:span></text:p>
          </draw:text-box>
        </draw:frame>
        <draw:frame draw:style-name="gr1" draw:text-style-name="P2" draw:layer="layout" svg:width="3.981cm" svg:height="0.475cm" svg:x="2.2cm" svg:y="3.854cm">
          <draw:text-box>
            <text:p text:style-name="P1"><text:span text:style-name="T4">al-Rubaie, Mowaffak </text:span></text:p>
          </draw:text-box>
        </draw:frame>
        <draw:frame draw:style-name="gr1" draw:text-style-name="P2" draw:layer="layout" svg:width="8.752cm" svg:height="0.475cm" svg:x="7.8cm" svg:y="3.854cm">
          <draw:text-box>
            <text:p text:style-name="P1"><text:span text:style-name="T4">(Dr) Iraqi National Security Adviser, 2004-2009</text:span></text:p>
          </draw:text-box>
        </draw:frame>
        <draw:frame draw:style-name="gr1" draw:text-style-name="P2" draw:layer="layout" svg:width="3.262cm" svg:height="0.475cm" svg:x="2.2cm" svg:y="4.518cm">
          <draw:text-box>
            <text:p text:style-name="P1"><text:span text:style-name="T4">al-Saad, Hassan </text:span></text:p>
          </draw:text-box>
        </draw:frame>
        <draw:frame draw:style-name="gr1" draw:text-style-name="P2" draw:layer="layout" svg:width="7.669cm" svg:height="0.475cm" svg:x="7.8cm" svg:y="4.518cm">
          <draw:text-box>
            <text:p text:style-name="P1"><text:span text:style-name="T4">(Major General) Chief of Police for Basra</text:span></text:p>
          </draw:text-box>
        </draw:frame>
        <draw:frame draw:style-name="gr1" draw:text-style-name="P2" draw:layer="layout" svg:width="2.851cm" svg:height="0.475cm" svg:x="2.2cm" svg:y="5.183cm">
          <draw:text-box>
            <text:p text:style-name="P1"><text:span text:style-name="T4">al-Sa’adi, Amir </text:span></text:p>
          </draw:text-box>
        </draw:frame>
        <draw:frame draw:style-name="gr1" draw:text-style-name="P2" draw:layer="layout" svg:width="9.938cm" svg:height="0.475cm" svg:x="7.8cm" svg:y="5.183cm">
          <draw:text-box>
            <text:p text:style-name="P1"><text:span text:style-name="T4">(Dr) Scientific Adviser to the Iraqi Presidency to 2003</text:span></text:p>
          </draw:text-box>
        </draw:frame>
        <draw:frame draw:style-name="gr1" draw:text-style-name="P2" draw:layer="layout" svg:width="3.355cm" svg:height="0.475cm" svg:x="2.2cm" svg:y="5.847cm">
          <draw:text-box>
            <text:p text:style-name="P1"><text:span text:style-name="T4">al-Sadr, Muqtada </text:span></text:p>
          </draw:text-box>
        </draw:frame>
        <draw:frame draw:style-name="gr1" draw:text-style-name="P2" draw:layer="layout" svg:width="8.117cm" svg:height="0.475cm" svg:x="7.8cm" svg:y="5.847cm">
          <draw:text-box>
            <text:p text:style-name="P1"><text:span text:style-name="T4">Iraqi Shia cleric, politician and militia leader</text:span></text:p>
          </draw:text-box>
        </draw:frame>
        <draw:frame draw:style-name="gr1" draw:text-style-name="P2" draw:layer="layout" svg:width="2.436cm" svg:height="0.475cm" svg:x="2.2cm" svg:y="6.512cm">
          <draw:text-box>
            <text:p text:style-name="P1"><text:span text:style-name="T4">al-Safi, Safa </text:span></text:p>
          </draw:text-box>
        </draw:frame>
        <draw:frame draw:style-name="gr1" draw:text-style-name="P2" draw:layer="layout" svg:width="5.984cm" svg:height="0.475cm" svg:x="7.8cm" svg:y="6.512cm">
          <draw:text-box>
            <text:p text:style-name="P1"><text:span text:style-name="T4">(Dr) Iraqi Acting Justice Minister</text:span></text:p>
          </draw:text-box>
        </draw:frame>
        <draw:frame draw:style-name="gr1" draw:text-style-name="P2" draw:layer="layout" svg:width="4.146cm" svg:height="0.475cm" svg:x="2.2cm" svg:y="7.176cm">
          <draw:text-box>
            <text:p text:style-name="P1"><text:span text:style-name="T4">al-Saghir, Jalal Al-Din </text:span></text:p>
          </draw:text-box>
        </draw:frame>
        <draw:frame draw:style-name="gr1" draw:text-style-name="P2" draw:layer="layout" svg:width="10.264cm" svg:height="0.475cm" svg:x="7.8cm" svg:y="7.176cm">
          <draw:text-box>
            <text:p text:style-name="P1"><text:span text:style-name="T4">(Sheikh) Member of the de-Ba’athification Commission</text:span></text:p>
          </draw:text-box>
        </draw:frame>
        <draw:frame draw:style-name="gr1" draw:text-style-name="P2" draw:layer="layout" svg:width="5.268cm" svg:height="0.475cm" svg:x="2.2cm" svg:y="7.841cm">
          <draw:text-box>
            <text:p text:style-name="P1"><text:span text:style-name="T4">al-Sahaf, Mohammed Said <text:s/></text:span></text:p>
          </draw:text-box>
        </draw:frame>
        <draw:frame draw:style-name="gr1" draw:text-style-name="P2" draw:layer="layout" svg:width="6.233cm" svg:height="0.475cm" svg:x="7.8cm" svg:y="7.841cm">
          <draw:text-box>
            <text:p text:style-name="P1"><text:span text:style-name="T4">Iraqi Foreign Minister, 1992-2001</text:span></text:p>
          </draw:text-box>
        </draw:frame>
        <draw:frame draw:style-name="gr1" draw:text-style-name="P2" draw:layer="layout" svg:width="3.575cm" svg:height="0.475cm" svg:x="2.2cm" svg:y="8.505cm">
          <draw:text-box>
            <text:p text:style-name="P1"><text:span text:style-name="T4">al-Samarri’e, Ayad </text:span></text:p>
          </draw:text-box>
        </draw:frame>
        <draw:frame draw:style-name="gr1" draw:text-style-name="P2" draw:layer="layout" svg:width="0.422cm" svg:height="0.475cm" svg:x="7.8cm" svg:y="8.50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8.172cm" svg:height="0.475cm" svg:x="7.8cm" svg:y="8.505cm">
          <draw:text-box>
            <text:p text:style-name="P1"><text:span text:style-name="T4">Speaker, Iraqi Council of Representatives, <text:s/></text:span></text:p>
          </draw:text-box>
        </draw:frame>
        <draw:frame draw:style-name="gr1" draw:text-style-name="P2" draw:layer="layout" svg:width="5.078cm" svg:height="0.475cm" svg:x="7.8cm" svg:y="9.07cm">
          <draw:text-box>
            <text:p text:style-name="P1"><text:span text:style-name="T4">April 2009-November 2010</text:span></text:p>
          </draw:text-box>
        </draw:frame>
        <draw:frame draw:style-name="gr1" draw:text-style-name="P2" draw:layer="layout" svg:width="4.303cm" svg:height="0.475cm" svg:x="2.2cm" svg:y="9.734cm">
          <draw:text-box>
            <text:p text:style-name="P1"><text:span text:style-name="T4">Al-Saud, Abdullah bin <text:s/></text:span></text:p>
          </draw:text-box>
        </draw:frame>
        <draw:frame draw:style-name="gr1" draw:text-style-name="P2" draw:layer="layout" svg:width="7.94cm" svg:height="0.475cm" svg:x="7.8cm" svg:y="9.734cm">
          <draw:text-box>
            <text:p text:style-name="P1"><text:span text:style-name="T4">Crown Prince of Saudi Arabia, 1982-2005 </text:span></text:p>
          </draw:text-box>
        </draw:frame>
        <draw:frame draw:style-name="gr1" draw:text-style-name="P2" draw:layer="layout" svg:width="0.422cm" svg:height="0.475cm" svg:x="2.2cm" svg:y="10.29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.962cm" svg:height="0.475cm" svg:x="2.6cm" svg:y="10.298cm">
          <draw:text-box>
            <text:p text:style-name="P1"><text:span text:style-name="T4">Abdulaziz </text:span></text:p>
          </draw:text-box>
        </draw:frame>
        <draw:frame draw:style-name="gr1" draw:text-style-name="P2" draw:layer="layout" svg:width="3.524cm" svg:height="0.475cm" svg:x="2.2cm" svg:y="10.963cm">
          <draw:text-box>
            <text:p text:style-name="P1"><text:span text:style-name="T4">Al-Saud, Fahd bin </text:span></text:p>
          </draw:text-box>
        </draw:frame>
        <draw:frame draw:style-name="gr1" draw:text-style-name="P2" draw:layer="layout" svg:width="8.731cm" svg:height="0.475cm" svg:x="7.8cm" svg:y="10.963cm">
          <draw:text-box>
            <text:p text:style-name="P1"><text:span text:style-name="T4">King of Saudi Arabia, June 1982-August 2005 </text:span></text:p>
          </draw:text-box>
        </draw:frame>
        <draw:frame draw:style-name="gr1" draw:text-style-name="P2" draw:layer="layout" svg:width="0.422cm" svg:height="0.475cm" svg:x="2.2cm" svg:y="11.52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.962cm" svg:height="0.475cm" svg:x="2.6cm" svg:y="11.527cm">
          <draw:text-box>
            <text:p text:style-name="P1"><text:span text:style-name="T4">Abdulaziz </text:span></text:p>
          </draw:text-box>
        </draw:frame>
        <draw:frame draw:style-name="gr1" draw:text-style-name="P2" draw:layer="layout" svg:width="3.947cm" svg:height="0.475cm" svg:x="2.2cm" svg:y="12.192cm">
          <draw:text-box>
            <text:p text:style-name="P1"><text:span text:style-name="T4">al-Shahmani, Adnan </text:span></text:p>
          </draw:text-box>
        </draw:frame>
        <draw:frame draw:style-name="gr1" draw:text-style-name="P2" draw:layer="layout" svg:width="7.376cm" svg:height="0.475cm" svg:x="7.8cm" svg:y="12.192cm">
          <draw:text-box>
            <text:p text:style-name="P1"><text:span text:style-name="T4">Founder of the Iraqi National Gathering</text:span></text:p>
          </draw:text-box>
        </draw:frame>
        <draw:frame draw:style-name="gr1" draw:text-style-name="P2" draw:layer="layout" svg:width="4.485cm" svg:height="0.475cm" svg:x="2.2cm" svg:y="12.856cm">
          <draw:text-box>
            <text:p text:style-name="P1"><text:span text:style-name="T4">al-Shahristani, Hussain </text:span></text:p>
          </draw:text-box>
        </draw:frame>
        <draw:frame draw:style-name="gr1" draw:text-style-name="P2" draw:layer="layout" svg:width="8.803cm" svg:height="0.475cm" svg:x="7.8cm" svg:y="12.856cm">
          <draw:text-box>
            <text:p text:style-name="P1"><text:span text:style-name="T4">Iraqi Minister of Oil, May 2006-December 2010</text:span></text:p>
          </draw:text-box>
        </draw:frame>
        <draw:frame draw:style-name="gr1" draw:text-style-name="P2" draw:layer="layout" svg:width="3.52cm" svg:height="0.475cm" svg:x="2.2cm" svg:y="13.521cm">
          <draw:text-box>
            <text:p text:style-name="P1"><text:span text:style-name="T4">al-Sharaa, Farouk </text:span></text:p>
          </draw:text-box>
        </draw:frame>
        <draw:frame draw:style-name="gr1" draw:text-style-name="P2" draw:layer="layout" svg:width="0.422cm" svg:height="0.475cm" svg:x="7.8cm" svg:y="13.52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8.409cm" svg:height="0.475cm" svg:x="7.8cm" svg:y="13.521cm">
          <draw:text-box>
            <text:p text:style-name="P1"><text:span text:style-name="T4">Syrian Permanent Representative to the UN </text:span></text:p>
          </draw:text-box>
        </draw:frame>
        <draw:frame draw:style-name="gr1" draw:text-style-name="P2" draw:layer="layout" svg:width="10.213cm" svg:height="0.475cm" svg:x="7.8cm" svg:y="14.085cm">
          <draw:text-box>
            <text:p text:style-name="P1"><text:span text:style-name="T4">Syrian Deputy Prime Minister and Minister for Foreign </text:span></text:p>
          </draw:text-box>
        </draw:frame>
        <draw:frame draw:style-name="gr1" draw:text-style-name="P2" draw:layer="layout" svg:width="6.581cm" svg:height="0.475cm" svg:x="7.8cm" svg:y="14.65cm">
          <draw:text-box>
            <text:p text:style-name="P1"><text:span text:style-name="T4">Affairs, March 1984-February 2006</text:span></text:p>
          </draw:text-box>
        </draw:frame>
        <draw:frame draw:style-name="gr1" draw:text-style-name="P2" draw:layer="layout" svg:width="3.922cm" svg:height="0.475cm" svg:x="2.2cm" svg:y="15.314cm">
          <draw:text-box>
            <text:p text:style-name="P1"><text:span text:style-name="T4">al-Shaybani, Ahmad </text:span></text:p>
          </draw:text-box>
        </draw:frame>
        <draw:frame draw:style-name="gr1" draw:text-style-name="P2" draw:layer="layout" svg:width="6.653cm" svg:height="0.475cm" svg:x="7.8cm" svg:y="15.314cm">
          <draw:text-box>
            <text:p text:style-name="P1"><text:span text:style-name="T4">Senior Jaysh al-Mahdi Commander</text:span></text:p>
          </draw:text-box>
        </draw:frame>
        <draw:frame draw:style-name="gr1" draw:text-style-name="P2" draw:layer="layout" svg:width="2.546cm" svg:height="0.475cm" svg:x="2.2cm" svg:y="15.978cm">
          <draw:text-box>
            <text:p text:style-name="P1"><text:span text:style-name="T4">al-Sistani, Ali </text:span></text:p>
          </draw:text-box>
        </draw:frame>
        <draw:frame draw:style-name="gr1" draw:text-style-name="P2" draw:layer="layout" svg:width="10.573cm" svg:height="0.475cm" svg:x="7.8cm" svg:y="15.978cm">
          <draw:text-box>
            <text:p text:style-name="P1"><text:span text:style-name="T4"><text:s/></text:span><text:span text:style-name="T4">(Grand Ayatollah) Most senior authority in the Iraq Shia </text:span></text:p>
          </draw:text-box>
        </draw:frame>
        <draw:frame draw:style-name="gr1" draw:text-style-name="P2" draw:layer="layout" svg:width="2.051cm" svg:height="0.475cm" svg:x="7.8cm" svg:y="16.543cm">
          <draw:text-box>
            <text:p text:style-name="P1"><text:span text:style-name="T4">community</text:span></text:p>
          </draw:text-box>
        </draw:frame>
        <draw:frame draw:style-name="gr1" draw:text-style-name="P2" draw:layer="layout" svg:width="4.515cm" svg:height="0.475cm" svg:x="2.2cm" svg:y="17.207cm">
          <draw:text-box>
            <text:p text:style-name="P1"><text:span text:style-name="T4">al-Sudani, Abdel Falah <text:s/></text:span></text:p>
          </draw:text-box>
        </draw:frame>
        <draw:frame draw:style-name="gr1" draw:text-style-name="P2" draw:layer="layout" svg:width="5.878cm" svg:height="0.475cm" svg:x="7.8cm" svg:y="17.207cm">
          <draw:text-box>
            <text:p text:style-name="P1"><text:span text:style-name="T4">Iraqi Trade Minister, 2006-2009</text:span></text:p>
          </draw:text-box>
        </draw:frame>
        <draw:frame draw:style-name="gr1" draw:text-style-name="P2" draw:layer="layout" svg:width="4.104cm" svg:height="0.475cm" svg:x="2.2cm" svg:y="17.872cm">
          <draw:text-box>
            <text:p text:style-name="P1"><text:span text:style-name="T4">al-Tikriti, Abid Hamid <text:s/></text:span></text:p>
          </draw:text-box>
        </draw:frame>
        <draw:frame draw:style-name="gr1" draw:text-style-name="P2" draw:layer="layout" svg:width="8.223cm" svg:height="0.475cm" svg:x="7.8cm" svg:y="17.872cm">
          <draw:text-box>
            <text:p text:style-name="P1"><text:span text:style-name="T4">(Lieutenant General) Personal Secretary to </text:span></text:p>
          </draw:text-box>
        </draw:frame>
        <draw:frame draw:style-name="gr1" draw:text-style-name="P2" draw:layer="layout" svg:width="0.422cm" svg:height="0.475cm" svg:x="2.2cm" svg:y="18.43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.772cm" svg:height="0.475cm" svg:x="2.623cm" svg:y="18.436cm">
          <draw:text-box>
            <text:p text:style-name="P1"><text:span text:style-name="T4">Mahmud </text:span></text:p>
          </draw:text-box>
        </draw:frame>
        <draw:frame draw:style-name="gr1" draw:text-style-name="P2" draw:layer="layout" svg:width="5.32cm" svg:height="0.475cm" svg:x="7.8cm" svg:y="18.436cm">
          <draw:text-box>
            <text:p text:style-name="P1"><text:span text:style-name="T4"><text:s/></text:span><text:span text:style-name="T4">Saddam Hussein until 2003</text:span></text:p>
          </draw:text-box>
        </draw:frame>
        <draw:frame draw:style-name="gr1" draw:text-style-name="P2" draw:layer="layout" svg:width="3.185cm" svg:height="0.475cm" svg:x="2.2cm" svg:y="19.101cm">
          <draw:text-box>
            <text:p text:style-name="P1"><text:span text:style-name="T4">al-Ubaidi, Mahdi </text:span></text:p>
          </draw:text-box>
        </draw:frame>
        <draw:frame draw:style-name="gr1" draw:text-style-name="P2" draw:layer="layout" svg:width="7.156cm" svg:height="0.475cm" svg:x="7.8cm" svg:y="19.101cm">
          <draw:text-box>
            <text:p text:style-name="P1"><text:span text:style-name="T4">Head, Iraqi gas centrifuge programme</text:span></text:p>
          </draw:text-box>
        </draw:frame>
        <draw:frame draw:style-name="gr1" draw:text-style-name="P2" draw:layer="layout" svg:width="3.19cm" svg:height="0.475cm" svg:x="2.2cm" svg:y="19.765cm">
          <draw:text-box>
            <text:p text:style-name="P1"><text:span text:style-name="T4">al-Wa’ili, Sherna </text:span></text:p>
          </draw:text-box>
        </draw:frame>
        <draw:frame draw:style-name="gr1" draw:text-style-name="P2" draw:layer="layout" svg:width="6.81cm" svg:height="0.475cm" svg:x="7.8cm" svg:y="19.765cm">
          <draw:text-box>
            <text:p text:style-name="P1"><text:span text:style-name="T4"><text:s/></text:span><text:span text:style-name="T4">Iraqi Minister for National Security, <text:s/></text:span></text:p>
          </draw:text-box>
        </draw:frame>
        <draw:frame draw:style-name="gr1" draw:text-style-name="P2" draw:layer="layout" svg:width="5.277cm" svg:height="0.475cm" svg:x="7.8cm" svg:y="20.33cm">
          <draw:text-box>
            <text:p text:style-name="P1"><text:span text:style-name="T4">June 2006-September 2009</text:span></text:p>
          </draw:text-box>
        </draw:frame>
        <draw:frame draw:style-name="gr1" draw:text-style-name="P2" draw:layer="layout" svg:width="3.63cm" svg:height="0.475cm" svg:x="2.2cm" svg:y="20.994cm">
          <draw:text-box>
            <text:p text:style-name="P1"><text:span text:style-name="T4">al-Yaqubi, Mustafa </text:span></text:p>
          </draw:text-box>
        </draw:frame>
        <draw:frame draw:style-name="gr1" draw:text-style-name="P2" draw:layer="layout" svg:width="5.886cm" svg:height="0.475cm" svg:x="7.8cm" svg:y="20.994cm">
          <draw:text-box>
            <text:p text:style-name="P1"><text:span text:style-name="T4">Senior aide to Muqtada al-Sadr</text:span></text:p>
          </draw:text-box>
        </draw:frame>
        <draw:frame draw:style-name="gr1" draw:text-style-name="P2" draw:layer="layout" svg:width="3.08cm" svg:height="0.475cm" svg:x="2.2cm" svg:y="21.658cm">
          <draw:text-box>
            <text:p text:style-name="P1"><text:span text:style-name="T4">al-Yawar, Ghazi </text:span></text:p>
          </draw:text-box>
        </draw:frame>
        <draw:frame draw:style-name="gr1" draw:text-style-name="P2" draw:layer="layout" svg:width="5.633cm" svg:height="0.475cm" svg:x="7.8cm" svg:y="21.658cm">
          <draw:text-box>
            <text:p text:style-name="P1"><text:span text:style-name="T4"><text:s/></text:span><text:span text:style-name="T4">President of Iraq, 2004-2005 </text:span></text:p>
          </draw:text-box>
        </draw:frame>
        <draw:frame draw:style-name="gr1" draw:text-style-name="P2" draw:layer="layout" svg:width="6.331cm" svg:height="0.475cm" svg:x="7.8cm" svg:y="22.223cm">
          <draw:text-box>
            <text:p text:style-name="P1"><text:span text:style-name="T4">Vice President of Iraq, 2005-2006</text:span></text:p>
          </draw:text-box>
        </draw:frame>
        <draw:frame draw:style-name="gr1" draw:text-style-name="P2" draw:layer="layout" svg:width="4.46cm" svg:height="0.475cm" svg:x="2.2cm" svg:y="22.887cm">
          <draw:text-box>
            <text:p text:style-name="P1"><text:span text:style-name="T4">al-Zarqawi, Abu Musab </text:span></text:p>
          </draw:text-box>
        </draw:frame>
        <draw:frame draw:style-name="gr1" draw:text-style-name="P2" draw:layer="layout" svg:width="4.824cm" svg:height="0.475cm" svg:x="7.8cm" svg:y="22.887cm">
          <draw:text-box>
            <text:p text:style-name="P1"><text:span text:style-name="T4">Leader of Al Qaida in Iraq</text:span></text:p>
          </draw:text-box>
        </draw:frame>
        <draw:frame draw:style-name="gr1" draw:text-style-name="P2" draw:layer="layout" svg:width="3.109cm" svg:height="0.475cm" svg:x="2.2cm" svg:y="23.552cm">
          <draw:text-box>
            <text:p text:style-name="P1"><text:span text:style-name="T4">Alami, Ali Faisal </text:span></text:p>
          </draw:text-box>
        </draw:frame>
        <draw:frame draw:style-name="gr1" draw:text-style-name="P2" draw:layer="layout" svg:width="9.71cm" svg:height="0.475cm" svg:x="7.8cm" svg:y="23.552cm">
          <draw:text-box>
            <text:p text:style-name="P1"><text:span text:style-name="T4"><text:s/></text:span><text:span text:style-name="T4">Director General, de-Ba’athification Commission’s <text:s/></text:span></text:p>
          </draw:text-box>
        </draw:frame>
        <draw:frame draw:style-name="gr1" draw:text-style-name="P2" draw:layer="layout" svg:width="8.096cm" svg:height="0.475cm" svg:x="7.8cm" svg:y="24.116cm">
          <draw:text-box>
            <text:p text:style-name="P1"><text:span text:style-name="T4">Follow-Up and Implementation Department</text:span></text:p>
          </draw:text-box>
        </draw:frame>
        <draw:frame draw:style-name="gr1" draw:text-style-name="P2" draw:layer="layout" svg:width="3.757cm" svg:height="0.475cm" svg:x="2.2cm" svg:y="24.781cm">
          <draw:text-box>
            <text:p text:style-name="P1"><text:span text:style-name="T4">Albright, Madeleine </text:span></text:p>
          </draw:text-box>
        </draw:frame>
        <draw:frame draw:style-name="gr1" draw:text-style-name="P2" draw:layer="layout" svg:width="10.488cm" svg:height="0.475cm" svg:x="7.8cm" svg:y="24.781cm">
          <draw:text-box>
            <text:p text:style-name="P1"><text:span text:style-name="T4">(Dr) US Secretary of State, January 1997-January 2001</text:span></text:p>
          </draw:text-box>
        </draw:frame>
        <draw:frame draw:style-name="gr1" draw:text-style-name="P2" draw:layer="layout" svg:width="3.918cm" svg:height="0.475cm" svg:x="2.2cm" svg:y="25.445cm">
          <draw:text-box>
            <text:p text:style-name="P1"><text:span text:style-name="T4">Aldouri, Mohammed </text:span></text:p>
          </draw:text-box>
        </draw:frame>
        <draw:frame draw:style-name="gr1" draw:text-style-name="P2" draw:layer="layout" svg:width="10.187cm" svg:height="0.475cm" svg:x="7.8cm" svg:y="25.445cm">
          <draw:text-box>
            <text:p text:style-name="P1"><text:span text:style-name="T4">Iraqi Permanent Representative to the UN, 2001-2003</text:span></text:p>
          </draw:text-box>
        </draw:frame>
      </draw:page>
      <draw:page draw:name="page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6</text:span></text:p>
          </draw:text-box>
        </draw:frame>
        <draw:frame draw:style-name="gr1" draw:text-style-name="P2" draw:layer="layout" svg:width="3.804cm" svg:height="0.475cm" svg:x="2.2cm" svg:y="2.525cm">
          <draw:text-box>
            <text:p text:style-name="P1"><text:span text:style-name="T4">Alexander, Douglas </text:span></text:p>
          </draw:text-box>
        </draw:frame>
        <draw:frame draw:style-name="gr1" draw:text-style-name="P2" draw:layer="layout" svg:width="0.422cm" svg:height="0.475cm" svg:x="7.8cm" svg:y="2.52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9.891cm" svg:height="0.475cm" svg:x="7.8cm" svg:y="2.525cm">
          <draw:text-box>
            <text:p text:style-name="P1"><text:span text:style-name="T4">Cabinet Office Minister, June 2003-September 2004 </text:span></text:p>
          </draw:text-box>
        </draw:frame>
        <draw:frame draw:style-name="gr1" draw:text-style-name="P2" draw:layer="layout" svg:width="9.256cm" svg:height="0.475cm" svg:x="7.8cm" svg:y="3.09cm">
          <draw:text-box>
            <text:p text:style-name="P1"><text:span text:style-name="T4">International Development Secretary, 2007-2010 </text:span></text:p>
          </draw:text-box>
        </draw:frame>
        <draw:frame draw:style-name="gr1" draw:text-style-name="P2" draw:layer="layout" svg:width="2.809cm" svg:height="0.475cm" svg:x="7.8cm" svg:y="3.654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102cm" svg:height="0.475cm" svg:x="2.2cm" svg:y="4.318cm">
          <draw:text-box>
            <text:p text:style-name="P1"><text:span text:style-name="T4">Allan, Alex </text:span></text:p>
          </draw:text-box>
        </draw:frame>
        <draw:frame draw:style-name="gr1" draw:text-style-name="P2" draw:layer="layout" svg:width="9.367cm" svg:height="0.475cm" svg:x="7.8cm" svg:y="4.318cm">
          <draw:text-box>
            <text:p text:style-name="P1"><text:span text:style-name="T4"><text:s/></text:span><text:span text:style-name="T4">Department for Constitutional Affairs, Permanent </text:span></text:p>
          </draw:text-box>
        </draw:frame>
        <draw:frame draw:style-name="gr1" draw:text-style-name="P2" draw:layer="layout" svg:width="6.517cm" svg:height="0.475cm" svg:x="7.8cm" svg:y="4.883cm">
          <draw:text-box>
            <text:p text:style-name="P1"><text:span text:style-name="T4">Secretary, August 2004-June 2007</text:span></text:p>
          </draw:text-box>
        </draw:frame>
        <draw:frame draw:style-name="gr1" draw:text-style-name="P2" draw:layer="layout" svg:width="2.271cm" svg:height="0.475cm" svg:x="2.2cm" svg:y="5.547cm">
          <draw:text-box>
            <text:p text:style-name="P1"><text:span text:style-name="T4">Allan, Keith </text:span></text:p>
          </draw:text-box>
        </draw:frame>
        <draw:frame draw:style-name="gr1" draw:text-style-name="P2" draw:layer="layout" svg:width="10.916cm" svg:height="0.475cm" svg:x="7.8cm" svg:y="5.547cm">
          <draw:text-box>
            <text:p text:style-name="P1"><text:span text:style-name="T4">Trade Partners UK, Deputy Director, International Group 1</text:span></text:p>
          </draw:text-box>
        </draw:frame>
        <draw:frame draw:style-name="gr1" draw:text-style-name="P2" draw:layer="layout" svg:width="2.258cm" svg:height="0.475cm" svg:x="2.2cm" svg:y="6.212cm">
          <draw:text-box>
            <text:p text:style-name="P1"><text:span text:style-name="T4">Allawi, Ali A </text:span></text:p>
          </draw:text-box>
        </draw:frame>
        <draw:frame draw:style-name="gr1" draw:text-style-name="P2" draw:layer="layout" svg:width="9.671cm" svg:height="0.475cm" svg:x="7.8cm" svg:y="6.212cm">
          <draw:text-box>
            <text:p text:style-name="P1"><text:span text:style-name="T4"><text:s/></text:span><text:span text:style-name="T4">(Dr) Minister of Defence, Iraqi Interim Government </text:span></text:p>
          </draw:text-box>
        </draw:frame>
        <draw:frame draw:style-name="gr1" draw:text-style-name="P2" draw:layer="layout" svg:width="9.392cm" svg:height="0.475cm" svg:x="7.8cm" svg:y="6.776cm">
          <draw:text-box>
            <text:p text:style-name="P1"><text:span text:style-name="T4">Minister of Finance, Iraqi Transitional Government</text:span></text:p>
          </draw:text-box>
        </draw:frame>
        <draw:frame draw:style-name="gr1" draw:text-style-name="P2" draw:layer="layout" svg:width="2.398cm" svg:height="0.475cm" svg:x="2.2cm" svg:y="7.441cm">
          <draw:text-box>
            <text:p text:style-name="P1"><text:span text:style-name="T4">Allawi, Ayad </text:span></text:p>
          </draw:text-box>
        </draw:frame>
        <draw:frame draw:style-name="gr1" draw:text-style-name="P2" draw:layer="layout" svg:width="7.627cm" svg:height="0.475cm" svg:x="7.8cm" svg:y="7.441cm">
          <draw:text-box>
            <text:p text:style-name="P1"><text:span text:style-name="T4"><text:s/></text:span><text:span text:style-name="T4">(Dr) Leader of the Iraqi National Accord </text:span></text:p>
          </draw:text-box>
        </draw:frame>
        <draw:frame draw:style-name="gr1" draw:text-style-name="P2" draw:layer="layout" svg:width="6.949cm" svg:height="0.475cm" svg:x="7.8cm" svg:y="8.005cm">
          <draw:text-box>
            <text:p text:style-name="P1"><text:span text:style-name="T4">President of the Governing Council, <text:s/></text:span></text:p>
          </draw:text-box>
        </draw:frame>
        <draw:frame draw:style-name="gr1" draw:text-style-name="P2" draw:layer="layout" svg:width="2.699cm" svg:height="0.475cm" svg:x="7.8cm" svg:y="8.57cm">
          <draw:text-box>
            <text:p text:style-name="P1"><text:span text:style-name="T4">October 2003 </text:span></text:p>
          </draw:text-box>
        </draw:frame>
        <draw:frame draw:style-name="gr1" draw:text-style-name="P2" draw:layer="layout" svg:width="6.305cm" svg:height="0.475cm" svg:x="7.8cm" svg:y="9.134cm">
          <draw:text-box>
            <text:p text:style-name="P1"><text:span text:style-name="T4">Prime Minister of Iraq, 2004-2005</text:span></text:p>
          </draw:text-box>
        </draw:frame>
        <draw:frame draw:style-name="gr1" draw:text-style-name="P2" draw:layer="layout" svg:width="3.097cm" svg:height="0.475cm" svg:x="2.2cm" svg:y="9.798cm">
          <draw:text-box>
            <text:p text:style-name="P1"><text:span text:style-name="T4">Alvear, Soledad </text:span></text:p>
          </draw:text-box>
        </draw:frame>
        <draw:frame draw:style-name="gr1" draw:text-style-name="P2" draw:layer="layout" svg:width="4.599cm" svg:height="0.475cm" svg:x="7.8cm" svg:y="9.798cm">
          <draw:text-box>
            <text:p text:style-name="P1"><text:span text:style-name="T4">Chilean Foreign Minister</text:span></text:p>
          </draw:text-box>
        </draw:frame>
        <draw:frame draw:style-name="gr1" draw:text-style-name="P2" draw:layer="layout" svg:width="4.578cm" svg:height="0.475cm" svg:x="2.2cm" svg:y="10.463cm">
          <draw:text-box>
            <text:p text:style-name="P1"><text:span text:style-name="T4">Aly Azad Rana, Kipkorir </text:span></text:p>
          </draw:text-box>
        </draw:frame>
        <draw:frame draw:style-name="gr1" draw:text-style-name="P2" draw:layer="layout" svg:width="0.422cm" svg:height="0.475cm" svg:x="7.8cm" svg:y="10.46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234cm" svg:height="0.475cm" svg:x="7.8cm" svg:y="10.463cm">
          <draw:text-box>
            <text:p text:style-name="P1"><text:span text:style-name="T4">Kenyan Deputy Permanent Representative to the UN, </text:span></text:p>
          </draw:text-box>
        </draw:frame>
        <draw:frame draw:style-name="gr1" draw:text-style-name="P2" draw:layer="layout" svg:width="2.038cm" svg:height="0.475cm" svg:x="7.8cm" svg:y="11.027cm">
          <draw:text-box>
            <text:p text:style-name="P1"><text:span text:style-name="T4">1997-1998</text:span></text:p>
          </draw:text-box>
        </draw:frame>
        <draw:frame draw:style-name="gr1" draw:text-style-name="P2" draw:layer="layout" svg:width="2.898cm" svg:height="0.475cm" svg:x="2.2cm" svg:y="11.692cm">
          <draw:text-box>
            <text:p text:style-name="P1"><text:span text:style-name="T4">Amorim, Celso </text:span></text:p>
          </draw:text-box>
        </draw:frame>
        <draw:frame draw:style-name="gr1" draw:text-style-name="P2" draw:layer="layout" svg:width="9.337cm" svg:height="0.475cm" svg:x="7.8cm" svg:y="11.692cm">
          <draw:text-box>
            <text:p text:style-name="P1"><text:span text:style-name="T4"><text:s/></text:span><text:span text:style-name="T4">President of the Security Council, January 1999 <text:s/></text:span></text:p>
          </draw:text-box>
        </draw:frame>
        <draw:frame draw:style-name="gr1" draw:text-style-name="P2" draw:layer="layout" svg:width="10.247cm" svg:height="0.475cm" svg:x="7.8cm" svg:y="12.256cm">
          <draw:text-box>
            <text:p text:style-name="P1"><text:span text:style-name="T4">Brazilian Permanent Representative to the UN in New </text:span></text:p>
          </draw:text-box>
        </draw:frame>
        <draw:frame draw:style-name="gr1" draw:text-style-name="P2" draw:layer="layout" svg:width="3.105cm" svg:height="0.475cm" svg:x="7.8cm" svg:y="12.821cm">
          <draw:text-box>
            <text:p text:style-name="P1"><text:span text:style-name="T4">York, 1995-1999</text:span></text:p>
          </draw:text-box>
        </draw:frame>
        <draw:frame draw:style-name="gr1" draw:text-style-name="P2" draw:layer="layout" svg:width="2.728cm" svg:height="0.475cm" svg:x="2.2cm" svg:y="13.485cm">
          <draw:text-box>
            <text:p text:style-name="P1"><text:span text:style-name="T4">Amos, Valerie </text:span></text:p>
          </draw:text-box>
        </draw:frame>
        <draw:frame draw:style-name="gr1" draw:text-style-name="P2" draw:layer="layout" svg:width="10.975cm" svg:height="0.475cm" svg:x="7.8cm" svg:y="13.485cm">
          <draw:text-box>
            <text:p text:style-name="P1"><text:span text:style-name="T4"><text:s/></text:span><text:span text:style-name="T4">(Baroness) FCO Parliamentary Under Secretary of State, </text:span></text:p>
          </draw:text-box>
        </draw:frame>
        <draw:frame draw:style-name="gr1" draw:text-style-name="P2" draw:layer="layout" svg:width="2.157cm" svg:height="0.475cm" svg:x="7.8cm" svg:y="14.05cm">
          <draw:text-box>
            <text:p text:style-name="P1"><text:span text:style-name="T4">2001-2003 </text:span></text:p>
          </draw:text-box>
        </draw:frame>
        <draw:frame draw:style-name="gr1" draw:text-style-name="P2" draw:layer="layout" svg:width="10.619cm" svg:height="0.475cm" svg:x="7.8cm" svg:y="14.614cm">
          <draw:text-box>
            <text:p text:style-name="P1"><text:span text:style-name="T4">International Development Secretary, May-October 2003</text:span></text:p>
          </draw:text-box>
        </draw:frame>
        <draw:frame draw:style-name="gr1" draw:text-style-name="P2" draw:layer="layout" svg:width="3.279cm" svg:height="0.475cm" svg:x="2.2cm" svg:y="15.278cm">
          <draw:text-box>
            <text:p text:style-name="P1"><text:span text:style-name="T4">Ancram, Michael </text:span></text:p>
          </draw:text-box>
        </draw:frame>
        <draw:frame draw:style-name="gr1" draw:text-style-name="P2" draw:layer="layout" svg:width="10.408cm" svg:height="0.475cm" svg:x="7.8cm" svg:y="15.278cm">
          <draw:text-box>
            <text:p text:style-name="P1"><text:span text:style-name="T4"><text:s/></text:span><text:span text:style-name="T4">Deputy Leader of the Opposition and Shadow Foreign </text:span></text:p>
          </draw:text-box>
        </draw:frame>
        <draw:frame draw:style-name="gr1" draw:text-style-name="P2" draw:layer="layout" svg:width="7.173cm" svg:height="0.475cm" svg:x="7.8cm" svg:y="15.843cm">
          <draw:text-box>
            <text:p text:style-name="P1"><text:span text:style-name="T4">Secretary, September 2001-May 2005</text:span></text:p>
          </draw:text-box>
        </draw:frame>
        <draw:frame draw:style-name="gr1" draw:text-style-name="P2" draw:layer="layout" svg:width="3.524cm" svg:height="0.475cm" svg:x="2.2cm" svg:y="16.507cm">
          <draw:text-box>
            <text:p text:style-name="P1"><text:span text:style-name="T4">Anderson, Donald </text:span></text:p>
          </draw:text-box>
        </draw:frame>
        <draw:frame draw:style-name="gr1" draw:text-style-name="P2" draw:layer="layout" svg:width="0.422cm" svg:height="0.475cm" svg:x="7.8cm" svg:y="16.50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1.076cm" svg:height="0.475cm" svg:x="7.8cm" svg:y="16.507cm">
          <draw:text-box>
            <text:p text:style-name="P1"><text:span text:style-name="T4">Chairman, House of Commons Foreign Affairs Committee, </text:span></text:p>
          </draw:text-box>
        </draw:frame>
        <draw:frame draw:style-name="gr1" draw:text-style-name="P2" draw:layer="layout" svg:width="3.782cm" svg:height="0.475cm" svg:x="7.8cm" svg:y="17.072cm">
          <draw:text-box>
            <text:p text:style-name="P1"><text:span text:style-name="T4">July 1997-July 2005</text:span></text:p>
          </draw:text-box>
        </draw:frame>
        <draw:frame draw:style-name="gr1" draw:text-style-name="P2" draw:layer="layout" svg:width="3.638cm" svg:height="0.475cm" svg:x="2.2cm" svg:y="17.736cm">
          <draw:text-box>
            <text:p text:style-name="P1"><text:span text:style-name="T4">Anderson, Michael </text:span></text:p>
          </draw:text-box>
        </draw:frame>
        <draw:frame draw:style-name="gr1" draw:text-style-name="P2" draw:layer="layout" svg:width="0.422cm" svg:height="0.475cm" svg:x="7.8cm" svg:y="17.73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433cm" svg:height="0.475cm" svg:x="7.8cm" svg:y="17.736cm">
          <draw:text-box>
            <text:p text:style-name="P1"><text:span text:style-name="T4">DFID, Head, Middle East and North Africa Department, </text:span></text:p>
          </draw:text-box>
        </draw:frame>
        <draw:frame draw:style-name="gr1" draw:text-style-name="P2" draw:layer="layout" svg:width="2.038cm" svg:height="0.475cm" svg:x="7.8cm" svg:y="18.301cm">
          <draw:text-box>
            <text:p text:style-name="P1"><text:span text:style-name="T4">2005-2008</text:span></text:p>
          </draw:text-box>
        </draw:frame>
        <draw:frame draw:style-name="gr1" draw:text-style-name="P2" draw:layer="layout" svg:width="2.931cm" svg:height="0.475cm" svg:x="2.2cm" svg:y="18.965cm">
          <draw:text-box>
            <text:p text:style-name="P1"><text:span text:style-name="T4">Anderson, Roy </text:span></text:p>
          </draw:text-box>
        </draw:frame>
        <draw:frame draw:style-name="gr1" draw:text-style-name="P2" draw:layer="layout" svg:width="8.664cm" svg:height="0.475cm" svg:x="7.8cm" svg:y="18.965cm">
          <draw:text-box>
            <text:p text:style-name="P1"><text:span text:style-name="T4"><text:s/></text:span><text:span text:style-name="T4">(Professor, Sir) MOD Chief Scientific Officer, <text:s/></text:span></text:p>
          </draw:text-box>
        </draw:frame>
        <draw:frame draw:style-name="gr1" draw:text-style-name="P2" draw:layer="layout" svg:width="5.865cm" svg:height="0.475cm" svg:x="7.8cm" svg:y="19.53cm">
          <draw:text-box>
            <text:p text:style-name="P1"><text:span text:style-name="T4">October 2004-September 2007</text:span></text:p>
          </draw:text-box>
        </draw:frame>
        <draw:frame draw:style-name="gr1" draw:text-style-name="P2" draw:layer="layout" svg:width="2.601cm" svg:height="0.475cm" svg:x="2.2cm" svg:y="20.194cm">
          <draw:text-box>
            <text:p text:style-name="P1"><text:span text:style-name="T4">Andrews, Ian </text:span></text:p>
          </draw:text-box>
        </draw:frame>
        <draw:frame draw:style-name="gr1" draw:text-style-name="P2" draw:layer="layout" svg:width="10.877cm" svg:height="0.475cm" svg:x="7.8cm" svg:y="20.194cm">
          <draw:text-box>
            <text:p text:style-name="P1"><text:span text:style-name="T4">MOD, 2nd Permanent Under Secretary, 2002-March 2009</text:span></text:p>
          </draw:text-box>
        </draw:frame>
        <draw:frame draw:style-name="gr1" draw:text-style-name="P2" draw:layer="layout" svg:width="2.322cm" svg:height="0.475cm" svg:x="2.2cm" svg:y="20.858cm">
          <draw:text-box>
            <text:p text:style-name="P1"><text:span text:style-name="T4">Annan, Kofi </text:span></text:p>
          </draw:text-box>
        </draw:frame>
        <draw:frame draw:style-name="gr1" draw:text-style-name="P2" draw:layer="layout" svg:width="6.471cm" svg:height="0.475cm" svg:x="7.8cm" svg:y="20.858cm">
          <draw:text-box>
            <text:p text:style-name="P1"><text:span text:style-name="T4">UN Secretary-General, 1997-2006</text:span></text:p>
          </draw:text-box>
        </draw:frame>
        <draw:frame draw:style-name="gr1" draw:text-style-name="P2" draw:layer="layout" svg:width="3.736cm" svg:height="0.475cm" svg:x="2.2cm" svg:y="21.523cm">
          <draw:text-box>
            <text:p text:style-name="P1"><text:span text:style-name="T4">Applegate, Richard </text:span></text:p>
          </draw:text-box>
        </draw:frame>
        <draw:frame draw:style-name="gr1" draw:text-style-name="P2" draw:layer="layout" svg:width="0.422cm" svg:height="0.475cm" svg:x="7.8cm" svg:y="21.52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924cm" svg:height="0.475cm" svg:x="7.8cm" svg:y="21.523cm">
          <draw:text-box>
            <text:p text:style-name="P1"><text:span text:style-name="T4">(Major General) MOD Capability Manager for Battlespace </text:span></text:p>
          </draw:text-box>
        </draw:frame>
        <draw:frame draw:style-name="gr1" draw:text-style-name="P2" draw:layer="layout" svg:width="2.127cm" svg:height="0.475cm" svg:x="7.8cm" svg:y="22.087cm">
          <draw:text-box>
            <text:p text:style-name="P1"><text:span text:style-name="T4">Manoeuvre</text:span></text:p>
          </draw:text-box>
        </draw:frame>
        <draw:frame draw:style-name="gr1" draw:text-style-name="P2" draw:layer="layout" svg:width="2.771cm" svg:height="0.475cm" svg:x="2.2cm" svg:y="22.752cm">
          <draw:text-box>
            <text:p text:style-name="P1"><text:span text:style-name="T4">Arafat, Yasser </text:span></text:p>
          </draw:text-box>
        </draw:frame>
        <draw:frame draw:style-name="gr1" draw:text-style-name="P2" draw:layer="layout" svg:width="10.611cm" svg:height="0.475cm" svg:x="7.8cm" svg:y="22.752cm">
          <draw:text-box>
            <text:p text:style-name="P1"><text:span text:style-name="T4">Chairman, Palestine Liberation Organisation, 1969-2004</text:span></text:p>
          </draw:text-box>
        </draw:frame>
        <draw:frame draw:style-name="gr1" draw:text-style-name="P2" draw:layer="layout" svg:width="2.716cm" svg:height="0.475cm" svg:x="2.2cm" svg:y="23.416cm">
          <draw:text-box>
            <text:p text:style-name="P1"><text:span text:style-name="T4">Archer, Peter <text:s/></text:span></text:p>
          </draw:text-box>
        </draw:frame>
        <draw:frame draw:style-name="gr1" draw:text-style-name="P2" draw:layer="layout" svg:width="10.319cm" svg:height="0.475cm" svg:x="7.8cm" svg:y="23.416cm">
          <draw:text-box>
            <text:p text:style-name="P1"><text:span text:style-name="T4">(Lord Archer of Sandwell) Solicitor General, 1974-1979</text:span></text:p>
          </draw:text-box>
        </draw:frame>
        <draw:frame draw:style-name="gr1" draw:text-style-name="P2" draw:layer="layout" svg:width="3.143cm" svg:height="0.475cm" svg:x="2.2cm" svg:y="24.081cm">
          <draw:text-box>
            <text:p text:style-name="P1"><text:span text:style-name="T4">Arias, Inocencio </text:span></text:p>
          </draw:text-box>
        </draw:frame>
        <draw:frame draw:style-name="gr1" draw:text-style-name="P2" draw:layer="layout" svg:width="9.811cm" svg:height="0.475cm" svg:x="7.8cm" svg:y="24.081cm">
          <draw:text-box>
            <text:p text:style-name="P1"><text:span text:style-name="T4">Spanish Permanent Representative to the UN, 1997</text:span></text:p>
          </draw:text-box>
        </draw:frame>
        <draw:frame draw:style-name="gr1" draw:text-style-name="P2" draw:layer="layout" svg:width="3.516cm" svg:height="0.475cm" svg:x="2.2cm" svg:y="24.745cm">
          <draw:text-box>
            <text:p text:style-name="P1"><text:span text:style-name="T4">Armitage, Richard </text:span></text:p>
          </draw:text-box>
        </draw:frame>
        <draw:frame draw:style-name="gr1" draw:text-style-name="P2" draw:layer="layout" svg:width="10.962cm" svg:height="0.475cm" svg:x="7.8cm" svg:y="24.745cm">
          <draw:text-box>
            <text:p text:style-name="P1"><text:span text:style-name="T4">US Deputy Secretary of State, March 2001-February 2005</text:span></text:p>
          </draw:text-box>
        </draw:frame>
        <draw:frame draw:style-name="gr1" draw:text-style-name="P2" draw:layer="layout" svg:width="3.393cm" svg:height="0.475cm" svg:x="2.2cm" svg:y="25.41cm">
          <draw:text-box>
            <text:p text:style-name="P1"><text:span text:style-name="T4">Armstrong, Hilary </text:span></text:p>
          </draw:text-box>
        </draw:frame>
        <draw:frame draw:style-name="gr1" draw:text-style-name="P2" draw:layer="layout" svg:width="10.297cm" svg:height="0.475cm" svg:x="7.8cm" svg:y="25.41cm">
          <draw:text-box>
            <text:p text:style-name="P1"><text:span text:style-name="T4">Chief Whip, House of Commons, June 2001-May 2006</text:span></text:p>
          </draw:text-box>
        </draw:frame>
        <draw:frame draw:style-name="gr1" draw:text-style-name="P2" draw:layer="layout" svg:width="2.948cm" svg:height="0.475cm" svg:x="2.2cm" svg:y="26.074cm">
          <draw:text-box>
            <text:p text:style-name="P1"><text:span text:style-name="T4">Arthur, Michael </text:span></text:p>
          </draw:text-box>
        </draw:frame>
        <draw:frame draw:style-name="gr1" draw:text-style-name="P2" draw:layer="layout" svg:width="6.75cm" svg:height="0.475cm" svg:x="7.8cm" svg:y="26.074cm">
          <draw:text-box>
            <text:p text:style-name="P1"><text:span text:style-name="T4">FCO Director Economic, 2001-2003</text:span></text:p>
          </draw:text-box>
        </draw:frame>
      </draw:page>
      <draw:page draw:name="page5" draw:style-name="dp1" draw:master-page-name="master-page26">
        <draw:frame draw:style-name="gr4" draw:text-style-name="P5" draw:layer="layout" svg:width="4.506cm" svg:height="0.395cm" svg:x="14.316cm" svg:y="1.138cm">
          <draw:text-box>
            <text:p text:style-name="P1"><text:span text:style-name="T5">Annex 3 <text:s/>| <text:s/>Names and post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7</text:span></text:p>
          </draw:text-box>
        </draw:frame>
        <draw:frame draw:style-name="gr1" draw:text-style-name="P2" draw:layer="layout" svg:width="3.304cm" svg:height="0.475cm" svg:x="2.2cm" svg:y="2.525cm">
          <draw:text-box>
            <text:p text:style-name="P1"><text:span text:style-name="T4">Asquith, Dominic </text:span></text:p>
          </draw:text-box>
        </draw:frame>
        <draw:frame draw:style-name="gr1" draw:text-style-name="P2" draw:layer="layout" svg:width="7.872cm" svg:height="0.475cm" svg:x="7.8cm" svg:y="2.525cm">
          <draw:text-box>
            <text:p text:style-name="P1"><text:span text:style-name="T4"><text:s/></text:span><text:span text:style-name="T4">Deputy Chief Commissioner in the CPA, <text:s/></text:span></text:p>
          </draw:text-box>
        </draw:frame>
        <draw:frame draw:style-name="gr1" draw:text-style-name="P2" draw:layer="layout" svg:width="9.857cm" svg:height="0.475cm" svg:x="7.8cm" svg:y="3.09cm">
          <draw:text-box>
            <text:p text:style-name="P1"><text:span text:style-name="T4">Deputy Special Representative and Deputy Head of </text:span></text:p>
          </draw:text-box>
        </draw:frame>
        <draw:frame draw:style-name="gr1" draw:text-style-name="P2" draw:layer="layout" svg:width="4.892cm" svg:height="0.475cm" svg:x="7.8cm" svg:y="3.654cm">
          <draw:text-box>
            <text:p text:style-name="P1"><text:span text:style-name="T4">Mission, Iraq during 2004 </text:span></text:p>
          </draw:text-box>
        </draw:frame>
        <draw:frame draw:style-name="gr1" draw:text-style-name="P2" draw:layer="layout" svg:width="5.738cm" svg:height="0.475cm" svg:x="7.8cm" svg:y="4.218cm">
          <draw:text-box>
            <text:p text:style-name="P1"><text:span text:style-name="T4">FCO Director Iraq, 2004-2006 </text:span></text:p>
          </draw:text-box>
        </draw:frame>
        <draw:frame draw:style-name="gr1" draw:text-style-name="P2" draw:layer="layout" svg:width="7.372cm" svg:height="0.475cm" svg:x="7.8cm" svg:y="4.783cm">
          <draw:text-box>
            <text:p text:style-name="P1"><text:span text:style-name="T4">British Ambassador to Iraq, 2006-2007 </text:span></text:p>
          </draw:text-box>
        </draw:frame>
        <draw:frame draw:style-name="gr1" draw:text-style-name="P2" draw:layer="layout" svg:width="2.809cm" svg:height="0.475cm" svg:x="7.8cm" svg:y="5.347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3.169cm" svg:height="0.475cm" svg:x="2.2cm" svg:y="6.012cm">
          <draw:text-box>
            <text:p text:style-name="P1"><text:span text:style-name="T4">Asselborn, Jean </text:span></text:p>
          </draw:text-box>
        </draw:frame>
        <draw:frame draw:style-name="gr1" draw:text-style-name="P2" draw:layer="layout" svg:width="10.573cm" svg:height="0.475cm" svg:x="7.8cm" svg:y="6.012cm">
          <draw:text-box>
            <text:p text:style-name="P1"><text:span text:style-name="T4"><text:s/></text:span><text:span text:style-name="T4">Minister for Foreign and European Affairs, Luxembourg </text:span></text:p>
          </draw:text-box>
        </draw:frame>
        <draw:frame draw:style-name="gr1" draw:text-style-name="P2" draw:layer="layout" svg:width="4.832cm" svg:height="0.475cm" svg:x="7.8cm" svg:y="6.576cm">
          <draw:text-box>
            <text:p text:style-name="P1"><text:span text:style-name="T4">(Presidency of EU Troika)</text:span></text:p>
          </draw:text-box>
        </draw:frame>
        <draw:frame draw:style-name="gr1" draw:text-style-name="P2" draw:layer="layout" svg:width="2.525cm" svg:height="0.475cm" svg:x="2.2cm" svg:y="7.241cm">
          <draw:text-box>
            <text:p text:style-name="P1"><text:span text:style-name="T4">Austin, Chris </text:span></text:p>
          </draw:text-box>
        </draw:frame>
        <draw:frame draw:style-name="gr1" draw:text-style-name="P2" draw:layer="layout" svg:width="9.383cm" svg:height="0.475cm" svg:x="7.8cm" svg:y="7.241cm">
          <draw:text-box>
            <text:p text:style-name="P1"><text:span text:style-name="T4">DFID, Head, Iraq Policy and Reconstruction Team</text:span></text:p>
          </draw:text-box>
        </draw:frame>
        <draw:frame draw:style-name="gr1" draw:text-style-name="P2" draw:layer="layout" svg:width="2.555cm" svg:height="0.475cm" svg:x="2.2cm" svg:y="7.905cm">
          <draw:text-box>
            <text:p text:style-name="P1"><text:span text:style-name="T4">Austin, Lloyd </text:span></text:p>
          </draw:text-box>
        </draw:frame>
        <draw:frame draw:style-name="gr1" draw:text-style-name="P2" draw:layer="layout" svg:width="10.099cm" svg:height="0.475cm" svg:x="7.8cm" svg:y="7.905cm">
          <draw:text-box>
            <text:p text:style-name="P1"><text:span text:style-name="T4"><text:s/></text:span><text:span text:style-name="T4">(Lieutenant General) US Commander, Multi-National </text:span></text:p>
          </draw:text-box>
        </draw:frame>
        <draw:frame draw:style-name="gr1" draw:text-style-name="P2" draw:layer="layout" svg:width="4.612cm" svg:height="0.475cm" svg:x="7.8cm" svg:y="8.47cm">
          <draw:text-box>
            <text:p text:style-name="P1"><text:span text:style-name="T4">Corps – Iraq, 2008-2010</text:span></text:p>
          </draw:text-box>
        </draw:frame>
        <draw:frame draw:style-name="gr1" draw:text-style-name="P2" draw:layer="layout" svg:width="3.854cm" svg:height="0.475cm" svg:x="2.2cm" svg:y="9.134cm">
          <draw:text-box>
            <text:p text:style-name="P1"><text:span text:style-name="T4">Aylwin-Foster, Nigel </text:span></text:p>
          </draw:text-box>
        </draw:frame>
        <draw:frame draw:style-name="gr1" draw:text-style-name="P2" draw:layer="layout" svg:width="6.064cm" svg:height="0.475cm" svg:x="7.8cm" svg:y="9.134cm">
          <draw:text-box>
            <text:p text:style-name="P1"><text:span text:style-name="T4">(Brigadier) Commander, CMATT</text:span></text:p>
          </draw:text-box>
        </draw:frame>
        <draw:frame draw:style-name="gr1" draw:text-style-name="P2" draw:layer="layout" svg:width="1.039cm" svg:height="0.475cm" svg:x="2.2cm" svg:y="9.798cm">
          <draw:text-box>
            <text:p text:style-name="P1"><text:span text:style-name="T4">Aziz <text:s/></text:span></text:p>
          </draw:text-box>
        </draw:frame>
        <draw:frame draw:style-name="gr1" draw:text-style-name="P2" draw:layer="layout" svg:width="7.335cm" svg:height="0.475cm" svg:x="7.8cm" svg:y="9.798cm">
          <draw:text-box>
            <text:p text:style-name="P1"><text:span text:style-name="T4"><text:s/></text:span><text:span text:style-name="T4">(Major General) Deputy Commander, <text:s/></text:span></text:p>
          </draw:text-box>
        </draw:frame>
        <draw:frame draw:style-name="gr1" draw:text-style-name="P2" draw:layer="layout" svg:width="4.422cm" svg:height="0.475cm" svg:x="7.8cm" svg:y="10.363cm">
          <draw:text-box>
            <text:p text:style-name="P1"><text:span text:style-name="T4">11th Iraqi Army Division</text:span></text:p>
          </draw:text-box>
        </draw:frame>
        <draw:frame draw:style-name="gr1" draw:text-style-name="P2" draw:layer="layout" svg:width="2.064cm" svg:height="0.475cm" svg:x="2.2cm" svg:y="11.027cm">
          <draw:text-box>
            <text:p text:style-name="P1"><text:span text:style-name="T4">Aziz, Tariq </text:span></text:p>
          </draw:text-box>
        </draw:frame>
        <draw:frame draw:style-name="gr1" draw:text-style-name="P2" draw:layer="layout" svg:width="7.601cm" svg:height="0.475cm" svg:x="7.8cm" svg:y="11.027cm">
          <draw:text-box>
            <text:p text:style-name="P1"><text:span text:style-name="T4"><text:s/></text:span><text:span text:style-name="T4">Iraqi Deputy Prime Minister, 1979-2003 </text:span></text:p>
          </draw:text-box>
        </draw:frame>
        <draw:frame draw:style-name="gr1" draw:text-style-name="P2" draw:layer="layout" svg:width="6.233cm" svg:height="0.475cm" svg:x="7.8cm" svg:y="11.592cm">
          <draw:text-box>
            <text:p text:style-name="P1"><text:span text:style-name="T4">Iraqi Foreign Minister, 1983-1991</text:span></text:p>
          </draw:text-box>
        </draw:frame>
        <draw:frame draw:style-name="gr1" draw:text-style-name="P2" draw:layer="layout" svg:width="3.66cm" svg:height="0.475cm" svg:x="2.2cm" svg:y="12.256cm">
          <draw:text-box>
            <text:p text:style-name="P1"><text:span text:style-name="T4">Aznar, José María <text:s/></text:span></text:p>
          </draw:text-box>
        </draw:frame>
        <draw:frame draw:style-name="gr1" draw:text-style-name="P2" draw:layer="layout" svg:width="6.78cm" svg:height="0.475cm" svg:x="7.8cm" svg:y="12.256cm">
          <draw:text-box>
            <text:p text:style-name="P1"><text:span text:style-name="T4">Prime Minister of Spain, 1996-2004 </text:span></text:p>
          </draw:text-box>
        </draw:frame>
        <draw:frame draw:style-name="gr3" draw:text-style-name="P4" draw:layer="layout" svg:width="0.563cm" svg:height="0.628cm" svg:x="2.2cm" svg:y="13.284cm">
          <draw:text-box>
            <text:p text:style-name="P1"><text:span text:style-name="T3">B</text:span></text:p>
          </draw:text-box>
        </draw:frame>
        <draw:frame draw:style-name="gr1" draw:text-style-name="P2" draw:layer="layout" svg:width="2.686cm" svg:height="0.475cm" svg:x="2.2cm" svg:y="14.176cm">
          <draw:text-box>
            <text:p text:style-name="P1"><text:span text:style-name="T4">Bach, William </text:span></text:p>
          </draw:text-box>
        </draw:frame>
        <draw:frame draw:style-name="gr1" draw:text-style-name="P2" draw:layer="layout" svg:width="10.836cm" svg:height="0.475cm" svg:x="7.8cm" svg:y="14.176cm">
          <draw:text-box>
            <text:p text:style-name="P1"><text:span text:style-name="T4"><text:s/></text:span><text:span text:style-name="T4">(Lord) Parliamentary Under Secretary of State and MOD </text:span></text:p>
          </draw:text-box>
        </draw:frame>
        <draw:frame draw:style-name="gr1" draw:text-style-name="P2" draw:layer="layout" svg:width="10.7cm" svg:height="0.475cm" svg:x="7.8cm" svg:y="14.741cm">
          <draw:text-box>
            <text:p text:style-name="P1"><text:span text:style-name="T4">Minister for Defence Procurement, June 2001-May 2005 </text:span></text:p>
          </draw:text-box>
        </draw:frame>
        <draw:frame draw:style-name="gr1" draw:text-style-name="P2" draw:layer="layout" svg:width="11.14cm" svg:height="0.475cm" svg:x="7.8cm" svg:y="15.305cm">
          <draw:text-box>
            <text:p text:style-name="P1"><text:span text:style-name="T4">Ministry of Justice Parliamentary Under Secretary of State, </text:span></text:p>
          </draw:text-box>
        </draw:frame>
        <draw:frame draw:style-name="gr1" draw:text-style-name="P2" draw:layer="layout" svg:width="4.705cm" svg:height="0.475cm" svg:x="7.8cm" svg:y="15.87cm">
          <draw:text-box>
            <text:p text:style-name="P1"><text:span text:style-name="T4">October 2008-May 2010 </text:span></text:p>
          </draw:text-box>
        </draw:frame>
        <draw:frame draw:style-name="gr1" draw:text-style-name="P2" draw:layer="layout" svg:width="2.809cm" svg:height="0.475cm" svg:x="7.8cm" svg:y="16.434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3.312cm" svg:height="0.475cm" svg:x="2.2cm" svg:y="17.098cm">
          <draw:text-box>
            <text:p text:style-name="P1"><text:span text:style-name="T4">Bagnall, Anthony </text:span></text:p>
          </draw:text-box>
        </draw:frame>
        <draw:frame draw:style-name="gr1" draw:text-style-name="P2" draw:layer="layout" svg:width="10.56cm" svg:height="0.475cm" svg:x="7.8cm" svg:y="17.098cm">
          <draw:text-box>
            <text:p text:style-name="P1"><text:span text:style-name="T4"><text:s/></text:span><text:span text:style-name="T4">(Air Chief Marshal, Sir) Vice Chief of the Defence Staff, </text:span></text:p>
          </draw:text-box>
        </draw:frame>
        <draw:frame draw:style-name="gr1" draw:text-style-name="P2" draw:layer="layout" svg:width="2.157cm" svg:height="0.475cm" svg:x="7.8cm" svg:y="17.663cm">
          <draw:text-box>
            <text:p text:style-name="P1"><text:span text:style-name="T4">2001-2005 </text:span></text:p>
          </draw:text-box>
        </draw:frame>
        <draw:frame draw:style-name="gr1" draw:text-style-name="P2" draw:layer="layout" svg:width="2.809cm" svg:height="0.475cm" svg:x="7.8cm" svg:y="18.227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4.244cm" svg:height="0.475cm" svg:x="2.2cm" svg:y="18.892cm">
          <draw:text-box>
            <text:p text:style-name="P1"><text:span text:style-name="T4">Bahr al-Ulum, Ibrahim </text:span></text:p>
          </draw:text-box>
        </draw:frame>
        <draw:frame draw:style-name="gr1" draw:text-style-name="P2" draw:layer="layout" svg:width="7.736cm" svg:height="0.475cm" svg:x="7.8cm" svg:y="18.892cm">
          <draw:text-box>
            <text:p text:style-name="P1"><text:span text:style-name="T4">Iraqi Minister of Oil, May-December 2005</text:span></text:p>
          </draw:text-box>
        </draw:frame>
        <draw:frame draw:style-name="gr1" draw:text-style-name="P2" draw:layer="layout" svg:width="2.22cm" svg:height="0.475cm" svg:x="2.2cm" svg:y="19.556cm">
          <draw:text-box>
            <text:p text:style-name="P1"><text:span text:style-name="T4">Baird, Vera </text:span></text:p>
          </draw:text-box>
        </draw:frame>
        <draw:frame draw:style-name="gr1" draw:text-style-name="P2" draw:layer="layout" svg:width="10.92cm" svg:height="0.475cm" svg:x="7.8cm" svg:y="19.556cm">
          <draw:text-box>
            <text:p text:style-name="P1"><text:span text:style-name="T4"><text:s/></text:span><text:span text:style-name="T4">Department of Constitutional Affairs Parliamentary Under </text:span></text:p>
          </draw:text-box>
        </draw:frame>
        <draw:frame draw:style-name="gr1" draw:text-style-name="P2" draw:layer="layout" svg:width="5.679cm" svg:height="0.475cm" svg:x="7.8cm" svg:y="20.121cm">
          <draw:text-box>
            <text:p text:style-name="P1"><text:span text:style-name="T4">Secretary of State, 2006-2007</text:span></text:p>
          </draw:text-box>
        </draw:frame>
        <draw:frame draw:style-name="gr1" draw:text-style-name="P2" draw:layer="layout" svg:width="2.428cm" svg:height="0.475cm" svg:x="2.2cm" svg:y="20.785cm">
          <draw:text-box>
            <text:p text:style-name="P1"><text:span text:style-name="T4">Baker, Chris </text:span></text:p>
          </draw:text-box>
        </draw:frame>
        <draw:frame draw:style-name="gr1" draw:text-style-name="P2" draw:layer="layout" svg:width="9.354cm" svg:height="0.475cm" svg:x="7.8cm" svg:y="20.785cm">
          <draw:text-box>
            <text:p text:style-name="P1"><text:span text:style-name="T4"><text:s/></text:span><text:span text:style-name="T4">MOD Director General Service Personnel Policy, </text:span></text:p>
          </draw:text-box>
        </draw:frame>
        <draw:frame draw:style-name="gr1" draw:text-style-name="P2" draw:layer="layout" svg:width="2.038cm" svg:height="0.475cm" svg:x="7.8cm" svg:y="21.35cm">
          <draw:text-box>
            <text:p text:style-name="P1"><text:span text:style-name="T4">2006-2008</text:span></text:p>
          </draw:text-box>
        </draw:frame>
        <draw:frame draw:style-name="gr1" draw:text-style-name="P2" draw:layer="layout" svg:width="2.525cm" svg:height="0.475cm" svg:x="2.2cm" svg:y="22.014cm">
          <draw:text-box>
            <text:p text:style-name="P1"><text:span text:style-name="T4">Baker, Frank </text:span></text:p>
          </draw:text-box>
        </draw:frame>
        <draw:frame draw:style-name="gr1" draw:text-style-name="P2" draw:layer="layout" svg:width="6.928cm" svg:height="0.475cm" svg:x="7.8cm" svg:y="22.014cm">
          <draw:text-box>
            <text:p text:style-name="P1"><text:span text:style-name="T4"><text:s/></text:span><text:span text:style-name="T4">FCO, Head, Iraq Group, 2007-2010 </text:span></text:p>
          </draw:text-box>
        </draw:frame>
        <draw:frame draw:style-name="gr1" draw:text-style-name="P2" draw:layer="layout" svg:width="2.809cm" svg:height="0.475cm" svg:x="7.8cm" svg:y="22.578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3.541cm" svg:height="0.475cm" svg:x="2.2cm" svg:y="23.243cm">
          <draw:text-box>
            <text:p text:style-name="P1"><text:span text:style-name="T4">Baker III, James A </text:span></text:p>
          </draw:text-box>
        </draw:frame>
        <draw:frame draw:style-name="gr1" draw:text-style-name="P2" draw:layer="layout" svg:width="0.422cm" svg:height="0.475cm" svg:x="7.8cm" svg:y="23.24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9.578cm" svg:height="0.475cm" svg:x="7.8cm" svg:y="23.243cm">
          <draw:text-box>
            <text:p text:style-name="P1"><text:span text:style-name="T4">US Secretary of State, January 1989-August 1992 </text:span></text:p>
          </draw:text-box>
        </draw:frame>
        <draw:frame draw:style-name="gr1" draw:text-style-name="P2" draw:layer="layout" svg:width="10.014cm" svg:height="0.475cm" svg:x="7.8cm" svg:y="23.807cm">
          <draw:text-box>
            <text:p text:style-name="P1"><text:span text:style-name="T4">President Bush’s Personal Envoy on Iraqi Debt, and <text:s/></text:span></text:p>
          </draw:text-box>
        </draw:frame>
        <draw:frame draw:style-name="gr1" draw:text-style-name="P2" draw:layer="layout" svg:width="10.043cm" svg:height="0.475cm" svg:x="7.8cm" svg:y="24.372cm">
          <draw:text-box>
            <text:p text:style-name="P1"><text:span text:style-name="T4">US Co-Chairman of the Iraq Study Group, 2003-2006</text:span></text:p>
          </draw:text-box>
        </draw:frame>
        <draw:frame draw:style-name="gr1" draw:text-style-name="P2" draw:layer="layout" svg:width="4.426cm" svg:height="0.475cm" svg:x="2.2cm" svg:y="25.036cm">
          <draw:text-box>
            <text:p text:style-name="P1"><text:span text:style-name="T4">Balkenende, Jan Peter </text:span></text:p>
          </draw:text-box>
        </draw:frame>
        <draw:frame draw:style-name="gr1" draw:text-style-name="P2" draw:layer="layout" svg:width="0.422cm" svg:height="0.475cm" svg:x="7.8cm" svg:y="25.03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6.657cm" svg:height="0.475cm" svg:x="7.8cm" svg:y="25.036cm">
          <draw:text-box>
            <text:p text:style-name="P1"><text:span text:style-name="T4">Prime Minister of the Netherlands, <text:s/></text:span></text:p>
          </draw:text-box>
        </draw:frame>
        <draw:frame draw:style-name="gr1" draw:text-style-name="P2" draw:layer="layout" svg:width="4.659cm" svg:height="0.475cm" svg:x="7.8cm" svg:y="25.601cm">
          <draw:text-box>
            <text:p text:style-name="P1"><text:span text:style-name="T4">July 2002-October 2010 </text:span></text:p>
          </draw:text-box>
        </draw:frame>
      </draw:page>
      <draw:page draw:name="page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8</text:span></text:p>
          </draw:text-box>
        </draw:frame>
        <draw:frame draw:style-name="gr1" draw:text-style-name="P2" draw:layer="layout" svg:width="1.797cm" svg:height="0.475cm" svg:x="2.2cm" svg:y="2.525cm">
          <draw:text-box>
            <text:p text:style-name="P1"><text:span text:style-name="T4">Balls, Ed </text:span></text:p>
          </draw:text-box>
        </draw:frame>
        <draw:frame draw:style-name="gr1" draw:text-style-name="P2" draw:layer="layout" svg:width="9.9cm" svg:height="0.475cm" svg:x="7.8cm" svg:y="2.525cm">
          <draw:text-box>
            <text:p text:style-name="P1"><text:span text:style-name="T4"><text:s/></text:span><text:span text:style-name="T4">Special Adviser to the Chancellor of the Exchequer, </text:span></text:p>
          </draw:text-box>
        </draw:frame>
        <draw:frame draw:style-name="gr1" draw:text-style-name="P2" draw:layer="layout" svg:width="2.275cm" svg:height="0.475cm" svg:x="7.8cm" svg:y="3.09cm">
          <draw:text-box>
            <text:p text:style-name="P1"><text:span text:style-name="T4">1997-2003 <text:s/></text:span></text:p>
          </draw:text-box>
        </draw:frame>
        <draw:frame draw:style-name="gr1" draw:text-style-name="P2" draw:layer="layout" svg:width="2.809cm" svg:height="0.475cm" svg:x="7.8cm" svg:y="3.654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639cm" svg:height="0.475cm" svg:x="2.2cm" svg:y="4.318cm">
          <draw:text-box>
            <text:p text:style-name="P1"><text:span text:style-name="T4">Balmer, Colin </text:span></text:p>
          </draw:text-box>
        </draw:frame>
        <draw:frame draw:style-name="gr1" draw:text-style-name="P2" draw:layer="layout" svg:width="4.218cm" svg:height="0.475cm" svg:x="7.8cm" svg:y="4.318cm">
          <draw:text-box>
            <text:p text:style-name="P1"><text:span text:style-name="T4">MOD Finance Director</text:span></text:p>
          </draw:text-box>
        </draw:frame>
        <draw:frame draw:style-name="gr1" draw:text-style-name="P2" draw:layer="layout" svg:width="2.788cm" svg:height="0.475cm" svg:x="2.2cm" svg:y="4.983cm">
          <draw:text-box>
            <text:p text:style-name="P1"><text:span text:style-name="T4">Banerji, Arnab </text:span></text:p>
          </draw:text-box>
        </draw:frame>
        <draw:frame draw:style-name="gr1" draw:text-style-name="P2" draw:layer="layout" svg:width="7.36cm" svg:height="0.475cm" svg:x="7.8cm" svg:y="4.983cm">
          <draw:text-box>
            <text:p text:style-name="P1"><text:span text:style-name="T4">Economic adviser to the Prime Minister</text:span></text:p>
          </draw:text-box>
        </draw:frame>
        <draw:frame draw:style-name="gr1" draw:text-style-name="P2" draw:layer="layout" svg:width="2.525cm" svg:height="0.475cm" svg:x="2.2cm" svg:y="5.647cm">
          <draw:text-box>
            <text:p text:style-name="P1"><text:span text:style-name="T4">Banner, Nick </text:span></text:p>
          </draw:text-box>
        </draw:frame>
        <draw:frame draw:style-name="gr1" draw:text-style-name="P2" draw:layer="layout" svg:width="7.266cm" svg:height="0.475cm" svg:x="7.8cm" svg:y="5.647cm">
          <draw:text-box>
            <text:p text:style-name="P1"><text:span text:style-name="T4">Private Secretary to the Prime Minister</text:span></text:p>
          </draw:text-box>
        </draw:frame>
        <draw:frame draw:style-name="gr1" draw:text-style-name="P2" draw:layer="layout" svg:width="2.504cm" svg:height="0.475cm" svg:x="2.2cm" svg:y="6.312cm">
          <draw:text-box>
            <text:p text:style-name="P1"><text:span text:style-name="T4">Barker, John </text:span></text:p>
          </draw:text-box>
        </draw:frame>
        <draw:frame draw:style-name="gr1" draw:text-style-name="P2" draw:layer="layout" svg:width="10.424cm" svg:height="0.475cm" svg:x="7.8cm" svg:y="6.312cm">
          <draw:text-box>
            <text:p text:style-name="P1"><text:span text:style-name="T4">Cabinet Office, Director, Corporate Development Group</text:span></text:p>
          </draw:text-box>
        </draw:frame>
        <draw:frame draw:style-name="gr1" draw:text-style-name="P2" draw:layer="layout" svg:width="4.252cm" svg:height="0.475cm" svg:x="2.2cm" svg:y="6.976cm">
          <draw:text-box>
            <text:p text:style-name="P1"><text:span text:style-name="T4">Barroso, José Manuel </text:span></text:p>
          </draw:text-box>
        </draw:frame>
        <draw:frame draw:style-name="gr1" draw:text-style-name="P2" draw:layer="layout" svg:width="9.087cm" svg:height="0.475cm" svg:x="7.8cm" svg:y="6.976cm">
          <draw:text-box>
            <text:p text:style-name="P1"><text:span text:style-name="T4">Prime Minister of Portugal, April 2002-July 2004 </text:span></text:p>
          </draw:text-box>
        </draw:frame>
        <draw:frame draw:style-name="gr1" draw:text-style-name="P2" draw:layer="layout" svg:width="0.422cm" svg:height="0.475cm" svg:x="2.2cm" svg:y="7.54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.276cm" svg:height="0.475cm" svg:x="2.623cm" svg:y="7.541cm">
          <draw:text-box>
            <text:p text:style-name="P1"><text:span text:style-name="T4">Durão </text:span></text:p>
          </draw:text-box>
        </draw:frame>
        <draw:frame draw:style-name="gr1" draw:text-style-name="P2" draw:layer="layout" svg:width="2.483cm" svg:height="0.475cm" svg:x="2.2cm" svg:y="8.205cm">
          <draw:text-box>
            <text:p text:style-name="P1"><text:span text:style-name="T4">Bartlett, Dan </text:span></text:p>
          </draw:text-box>
        </draw:frame>
        <draw:frame draw:style-name="gr1" draw:text-style-name="P2" draw:layer="layout" svg:width="10.543cm" svg:height="0.475cm" svg:x="7.8cm" svg:y="8.205cm">
          <draw:text-box>
            <text:p text:style-name="P1"><text:span text:style-name="T4"><text:s/></text:span><text:span text:style-name="T4">President Bush’s Communications Director, 2001-2005 </text:span></text:p>
          </draw:text-box>
        </draw:frame>
        <draw:frame draw:style-name="gr1" draw:text-style-name="P2" draw:layer="layout" svg:width="7.779cm" svg:height="0.475cm" svg:x="7.8cm" svg:y="8.77cm">
          <draw:text-box>
            <text:p text:style-name="P1"><text:span text:style-name="T4">Counsellor to President Bush, 2005-2007</text:span></text:p>
          </draw:text-box>
        </draw:frame>
        <draw:frame draw:style-name="gr1" draw:text-style-name="P2" draw:layer="layout" svg:width="2.432cm" svg:height="0.475cm" svg:x="2.2cm" svg:y="9.434cm">
          <draw:text-box>
            <text:p text:style-name="P1"><text:span text:style-name="T4">Barton, Dick </text:span></text:p>
          </draw:text-box>
        </draw:frame>
        <draw:frame draw:style-name="gr1" draw:text-style-name="P2" draw:layer="layout" svg:width="10.336cm" svg:height="0.475cm" svg:x="7.8cm" svg:y="9.434cm">
          <draw:text-box>
            <text:p text:style-name="P1"><text:span text:style-name="T4"><text:s/></text:span><text:span text:style-name="T4">(Assistant Chief Constable) UK Chief Police Adviser – </text:span></text:p>
          </draw:text-box>
        </draw:frame>
        <draw:frame draw:style-name="gr1" draw:text-style-name="P2" draw:layer="layout" svg:width="5.717cm" svg:height="0.475cm" svg:x="7.8cm" svg:y="9.998cm">
          <draw:text-box>
            <text:p text:style-name="P1"><text:span text:style-name="T4">Iraq, March 2006-March 2007 </text:span></text:p>
          </draw:text-box>
        </draw:frame>
        <draw:frame draw:style-name="gr1" draw:text-style-name="P2" draw:layer="layout" svg:width="2.809cm" svg:height="0.475cm" svg:x="7.8cm" svg:y="10.563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648cm" svg:height="0.475cm" svg:x="2.2cm" svg:y="11.227cm">
          <draw:text-box>
            <text:p text:style-name="P1"><text:span text:style-name="T4">Barton, Philip </text:span></text:p>
          </draw:text-box>
        </draw:frame>
        <draw:frame draw:style-name="gr1" draw:text-style-name="P2" draw:layer="layout" svg:width="9.514cm" svg:height="0.475cm" svg:x="7.8cm" svg:y="11.227cm">
          <draw:text-box>
            <text:p text:style-name="P1"><text:span text:style-name="T4">Private Secretary to the Prime Minister, 1997-2000</text:span></text:p>
          </draw:text-box>
        </draw:frame>
        <draw:frame draw:style-name="gr1" draw:text-style-name="P2" draw:layer="layout" svg:width="3.308cm" svg:height="0.475cm" svg:x="2.2cm" svg:y="11.892cm">
          <draw:text-box>
            <text:p text:style-name="P1"><text:span text:style-name="T4">Barzani, Masoud </text:span></text:p>
          </draw:text-box>
        </draw:frame>
        <draw:frame draw:style-name="gr1" draw:text-style-name="P2" draw:layer="layout" svg:width="8.905cm" svg:height="0.475cm" svg:x="7.8cm" svg:y="11.892cm">
          <draw:text-box>
            <text:p text:style-name="P1"><text:span text:style-name="T4">Leader of Kurdish Democratic Party since 1979</text:span></text:p>
          </draw:text-box>
        </draw:frame>
        <draw:frame draw:style-name="gr1" draw:text-style-name="P2" draw:layer="layout" svg:width="3.706cm" svg:height="0.475cm" svg:x="2.2cm" svg:y="12.556cm">
          <draw:text-box>
            <text:p text:style-name="P1"><text:span text:style-name="T4">Barzani, Nechirvan </text:span></text:p>
          </draw:text-box>
        </draw:frame>
        <draw:frame draw:style-name="gr1" draw:text-style-name="P2" draw:layer="layout" svg:width="10.882cm" svg:height="0.475cm" svg:x="7.8cm" svg:y="12.556cm">
          <draw:text-box>
            <text:p text:style-name="P1"><text:span text:style-name="T4">Prime Minister, Kurdish Regional Government, 2006-2009</text:span></text:p>
          </draw:text-box>
        </draw:frame>
        <draw:frame draw:style-name="gr1" draw:text-style-name="P2" draw:layer="layout" svg:width="2.813cm" svg:height="0.475cm" svg:x="2.2cm" svg:y="13.221cm">
          <draw:text-box>
            <text:p text:style-name="P1"><text:span text:style-name="T4">Bassett, Philip </text:span></text:p>
          </draw:text-box>
        </draw:frame>
        <draw:frame draw:style-name="gr1" draw:text-style-name="P2" draw:layer="layout" svg:width="4.951cm" svg:height="0.475cm" svg:x="7.8cm" svg:y="13.221cm">
          <draw:text-box>
            <text:p text:style-name="P1"><text:span text:style-name="T4">Special Adviser to Mr Blair</text:span></text:p>
          </draw:text-box>
        </draw:frame>
        <draw:frame draw:style-name="gr1" draw:text-style-name="P2" draw:layer="layout" svg:width="2.931cm" svg:height="0.475cm" svg:x="2.2cm" svg:y="13.885cm">
          <draw:text-box>
            <text:p text:style-name="P1"><text:span text:style-name="T4">Baxter, Johnny </text:span></text:p>
          </draw:text-box>
        </draw:frame>
        <draw:frame draw:style-name="gr1" draw:text-style-name="P2" draw:layer="layout" svg:width="9.853cm" svg:height="0.475cm" svg:x="7.8cm" svg:y="13.885cm">
          <draw:text-box>
            <text:p text:style-name="P1"><text:span text:style-name="T4"><text:s/></text:span><text:span text:style-name="T4">Deputy Head of DFID office Baghdad, August 2007 </text:span></text:p>
          </draw:text-box>
        </draw:frame>
        <draw:frame draw:style-name="gr1" draw:text-style-name="P2" draw:layer="layout" svg:width="10.488cm" svg:height="0.475cm" svg:x="7.8cm" svg:y="14.45cm">
          <draw:text-box>
            <text:p text:style-name="P1"><text:span text:style-name="T4">Head of DFID office Baghdad, October 2007-May 2008 </text:span></text:p>
          </draw:text-box>
        </draw:frame>
        <draw:frame draw:style-name="gr1" draw:text-style-name="P2" draw:layer="layout" svg:width="2.809cm" svg:height="0.475cm" svg:x="7.8cm" svg:y="15.014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504cm" svg:height="0.475cm" svg:x="2.2cm" svg:y="15.678cm">
          <draw:text-box>
            <text:p text:style-name="P1"><text:span text:style-name="T4">Beadle, Nick </text:span></text:p>
          </draw:text-box>
        </draw:frame>
        <draw:frame draw:style-name="gr1" draw:text-style-name="P2" draw:layer="layout" svg:width="10.742cm" svg:height="0.475cm" svg:x="7.8cm" svg:y="15.678cm">
          <draw:text-box>
            <text:p text:style-name="P1"><text:span text:style-name="T4"><text:s/></text:span><text:span text:style-name="T4">Coalition Senior Adviser to the Iraqi Ministry of Defence, </text:span></text:p>
          </draw:text-box>
        </draw:frame>
        <draw:frame draw:style-name="gr1" draw:text-style-name="P2" draw:layer="layout" svg:width="2.038cm" svg:height="0.475cm" svg:x="7.8cm" svg:y="16.243cm">
          <draw:text-box>
            <text:p text:style-name="P1"><text:span text:style-name="T4">2004-2005</text:span></text:p>
          </draw:text-box>
        </draw:frame>
        <draw:frame draw:style-name="gr1" draw:text-style-name="P2" draw:layer="layout" svg:width="3.025cm" svg:height="0.475cm" svg:x="2.2cm" svg:y="16.907cm">
          <draw:text-box>
            <text:p text:style-name="P1"><text:span text:style-name="T4">Bearpark, Andy </text:span></text:p>
          </draw:text-box>
        </draw:frame>
        <draw:frame draw:style-name="gr1" draw:text-style-name="P2" draw:layer="layout" svg:width="11.06cm" svg:height="0.475cm" svg:x="7.8cm" svg:y="16.907cm">
          <draw:text-box>
            <text:p text:style-name="P1"><text:span text:style-name="T4"><text:s/></text:span><text:span text:style-name="T4">UN Deputy Special Representative in Kosovo, 2000-2003 </text:span></text:p>
          </draw:text-box>
        </draw:frame>
        <draw:frame draw:style-name="gr1" draw:text-style-name="P2" draw:layer="layout" svg:width="8.892cm" svg:height="0.475cm" svg:x="7.8cm" svg:y="17.472cm">
          <draw:text-box>
            <text:p text:style-name="P1"><text:span text:style-name="T4">CPA Director of Operations and Infrastructure, <text:s/></text:span></text:p>
          </draw:text-box>
        </draw:frame>
        <draw:frame draw:style-name="gr1" draw:text-style-name="P2" draw:layer="layout" svg:width="4.07cm" svg:height="0.475cm" svg:x="7.8cm" svg:y="18.036cm">
          <draw:text-box>
            <text:p text:style-name="P1"><text:span text:style-name="T4">June 2003-July 2004 </text:span></text:p>
          </draw:text-box>
        </draw:frame>
        <draw:frame draw:style-name="gr1" draw:text-style-name="P2" draw:layer="layout" svg:width="2.809cm" svg:height="0.475cm" svg:x="7.8cm" svg:y="18.601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813cm" svg:height="0.475cm" svg:x="2.2cm" svg:y="19.265cm">
          <draw:text-box>
            <text:p text:style-name="P1"><text:span text:style-name="T4">Beaver, Sarah </text:span></text:p>
          </draw:text-box>
        </draw:frame>
        <draw:frame draw:style-name="gr1" draw:text-style-name="P2" draw:layer="layout" svg:width="8.342cm" svg:height="0.475cm" svg:x="7.8cm" svg:y="19.265cm">
          <draw:text-box>
            <text:p text:style-name="P1"><text:span text:style-name="T4">(Dr) PJHQ, Command Secretary, 2007-2008</text:span></text:p>
          </draw:text-box>
        </draw:frame>
        <draw:frame draw:style-name="gr1" draw:text-style-name="P2" draw:layer="layout" svg:width="3.473cm" svg:height="0.475cm" svg:x="2.2cm" svg:y="19.93cm">
          <draw:text-box>
            <text:p text:style-name="P1"><text:span text:style-name="T4">Beckett, Margaret </text:span></text:p>
          </draw:text-box>
        </draw:frame>
        <draw:frame draw:style-name="gr1" draw:text-style-name="P2" draw:layer="layout" svg:width="9.214cm" svg:height="0.475cm" svg:x="7.8cm" svg:y="19.93cm">
          <draw:text-box>
            <text:p text:style-name="P1"><text:span text:style-name="T4"><text:s/></text:span><text:span text:style-name="T4">Environment, Food and Rural Affairs Secretary, <text:s/></text:span></text:p>
          </draw:text-box>
        </draw:frame>
        <draw:frame draw:style-name="gr1" draw:text-style-name="P2" draw:layer="layout" svg:width="4.117cm" svg:height="0.475cm" svg:x="7.8cm" svg:y="20.494cm">
          <draw:text-box>
            <text:p text:style-name="P1"><text:span text:style-name="T4">June 2001-May 2006 </text:span></text:p>
          </draw:text-box>
        </draw:frame>
        <draw:frame draw:style-name="gr1" draw:text-style-name="P2" draw:layer="layout" svg:width="7.694cm" svg:height="0.475cm" svg:x="7.8cm" svg:y="21.058cm">
          <draw:text-box>
            <text:p text:style-name="P1"><text:span text:style-name="T4">Foreign Secretary, May 2006-June 2007 </text:span></text:p>
          </draw:text-box>
        </draw:frame>
        <draw:frame draw:style-name="gr1" draw:text-style-name="P2" draw:layer="layout" svg:width="2.809cm" svg:height="0.475cm" svg:x="7.8cm" svg:y="21.623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153cm" svg:height="0.475cm" svg:x="2.2cm" svg:y="22.287cm">
          <draw:text-box>
            <text:p text:style-name="P1"><text:span text:style-name="T4">Beith, Alan </text:span></text:p>
          </draw:text-box>
        </draw:frame>
        <draw:frame draw:style-name="gr1" draw:text-style-name="P2" draw:layer="layout" svg:width="8.012cm" svg:height="0.475cm" svg:x="7.8cm" svg:y="22.287cm">
          <draw:text-box>
            <text:p text:style-name="P1"><text:span text:style-name="T4"><text:s/></text:span><text:span text:style-name="T4">Deputy Leader of the Liberal Democrats, <text:s/></text:span></text:p>
          </draw:text-box>
        </draw:frame>
        <draw:frame draw:style-name="gr1" draw:text-style-name="P2" draw:layer="layout" svg:width="4.938cm" svg:height="0.475cm" svg:x="7.8cm" svg:y="22.852cm">
          <draw:text-box>
            <text:p text:style-name="P1"><text:span text:style-name="T4">April 1992-February 2003 </text:span></text:p>
          </draw:text-box>
        </draw:frame>
        <draw:frame draw:style-name="gr1" draw:text-style-name="P2" draw:layer="layout" svg:width="4.68cm" svg:height="0.475cm" svg:x="2.2cm" svg:y="23.516cm">
          <draw:text-box>
            <text:p text:style-name="P1"><text:span text:style-name="T4">Belinga-Eboutou, Martin </text:span></text:p>
          </draw:text-box>
        </draw:frame>
        <draw:frame draw:style-name="gr1" draw:text-style-name="P2" draw:layer="layout" svg:width="0.422cm" svg:height="0.475cm" svg:x="7.8cm" svg:y="23.51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9.993cm" svg:height="0.475cm" svg:x="7.8cm" svg:y="23.516cm">
          <draw:text-box>
            <text:p text:style-name="P1"><text:span text:style-name="T4">Cameroonian Permanent Representative to the UN, <text:s/></text:span></text:p>
          </draw:text-box>
        </draw:frame>
        <draw:frame draw:style-name="gr1" draw:text-style-name="P2" draw:layer="layout" svg:width="5.408cm" svg:height="0.475cm" svg:x="7.8cm" svg:y="24.081cm">
          <draw:text-box>
            <text:p text:style-name="P1"><text:span text:style-name="T4">March 1998-December 2007</text:span></text:p>
          </draw:text-box>
        </draw:frame>
        <draw:frame draw:style-name="gr1" draw:text-style-name="P2" draw:layer="layout" svg:width="3.406cm" svg:height="0.475cm" svg:x="2.2cm" svg:y="24.745cm">
          <draw:text-box>
            <text:p text:style-name="P1"><text:span text:style-name="T4">Bellinger III, John </text:span></text:p>
          </draw:text-box>
        </draw:frame>
        <draw:frame draw:style-name="gr1" draw:text-style-name="P2" draw:layer="layout" svg:width="9.87cm" svg:height="0.475cm" svg:x="7.8cm" svg:y="24.745cm">
          <draw:text-box>
            <text:p text:style-name="P1"><text:span text:style-name="T4"><text:s/></text:span><text:span text:style-name="T4">US National Security Council Legal Adviser in 2003 </text:span></text:p>
          </draw:text-box>
        </draw:frame>
        <draw:frame draw:style-name="gr1" draw:text-style-name="P2" draw:layer="layout" svg:width="7.038cm" svg:height="0.475cm" svg:x="7.8cm" svg:y="25.31cm">
          <draw:text-box>
            <text:p text:style-name="P1"><text:span text:style-name="T4">US State Department Legal Adviser, <text:s/></text:span></text:p>
          </draw:text-box>
        </draw:frame>
        <draw:frame draw:style-name="gr1" draw:text-style-name="P2" draw:layer="layout" svg:width="4.299cm" svg:height="0.475cm" svg:x="7.8cm" svg:y="25.874cm">
          <draw:text-box>
            <text:p text:style-name="P1"><text:span text:style-name="T4">April 2005-March 2009</text:span></text:p>
          </draw:text-box>
        </draw:frame>
      </draw:page>
      <draw:page draw:name="page7" draw:style-name="dp1" draw:master-page-name="master-page26">
        <draw:frame draw:style-name="gr4" draw:text-style-name="P5" draw:layer="layout" svg:width="4.506cm" svg:height="0.395cm" svg:x="14.316cm" svg:y="1.138cm">
          <draw:text-box>
            <text:p text:style-name="P1"><text:span text:style-name="T5">Annex 3 <text:s/>| <text:s/>Names and post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9</text:span></text:p>
          </draw:text-box>
        </draw:frame>
        <draw:frame draw:style-name="gr1" draw:text-style-name="P2" draw:layer="layout" svg:width="2.432cm" svg:height="0.475cm" svg:x="2.2cm" svg:y="2.525cm">
          <draw:text-box>
            <text:p text:style-name="P1"><text:span text:style-name="T4">Benn, Hilary </text:span></text:p>
          </draw:text-box>
        </draw:frame>
        <draw:frame draw:style-name="gr1" draw:text-style-name="P2" draw:layer="layout" svg:width="11.17cm" svg:height="0.475cm" svg:x="7.8cm" svg:y="2.525cm">
          <draw:text-box>
            <text:p text:style-name="P1"><text:span text:style-name="T4"><text:s/></text:span><text:span text:style-name="T4">Minister for International Development, May-October 2003 </text:span></text:p>
          </draw:text-box>
        </draw:frame>
        <draw:frame draw:style-name="gr1" draw:text-style-name="P2" draw:layer="layout" svg:width="7.22cm" svg:height="0.475cm" svg:x="7.8cm" svg:y="3.09cm">
          <draw:text-box>
            <text:p text:style-name="P1"><text:span text:style-name="T4">International Development Secretary, <text:s/></text:span></text:p>
          </draw:text-box>
        </draw:frame>
        <draw:frame draw:style-name="gr1" draw:text-style-name="P2" draw:layer="layout" svg:width="4.828cm" svg:height="0.475cm" svg:x="7.8cm" svg:y="3.654cm">
          <draw:text-box>
            <text:p text:style-name="P1"><text:span text:style-name="T4">October 2003-June 2007 </text:span></text:p>
          </draw:text-box>
        </draw:frame>
        <draw:frame draw:style-name="gr1" draw:text-style-name="P2" draw:layer="layout" svg:width="2.809cm" svg:height="0.475cm" svg:x="7.8cm" svg:y="4.218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813cm" svg:height="0.475cm" svg:x="2.2cm" svg:y="4.883cm">
          <draw:text-box>
            <text:p text:style-name="P1"><text:span text:style-name="T4">Berger, Sandy </text:span></text:p>
          </draw:text-box>
        </draw:frame>
        <draw:frame draw:style-name="gr1" draw:text-style-name="P2" draw:layer="layout" svg:width="8.816cm" svg:height="0.475cm" svg:x="7.8cm" svg:y="4.883cm">
          <draw:text-box>
            <text:p text:style-name="P1"><text:span text:style-name="T4"><text:s/></text:span><text:span text:style-name="T4">President Clinton’s National Security Advisor, <text:s/></text:span></text:p>
          </draw:text-box>
        </draw:frame>
        <draw:frame draw:style-name="gr1" draw:text-style-name="P2" draw:layer="layout" svg:width="4.963cm" svg:height="0.475cm" svg:x="7.8cm" svg:y="5.447cm">
          <draw:text-box>
            <text:p text:style-name="P1"><text:span text:style-name="T4">March 1997-January 2001</text:span></text:p>
          </draw:text-box>
        </draw:frame>
        <draw:frame draw:style-name="gr1" draw:text-style-name="P2" draw:layer="layout" svg:width="3.351cm" svg:height="0.475cm" svg:x="2.2cm" svg:y="6.112cm">
          <draw:text-box>
            <text:p text:style-name="P1"><text:span text:style-name="T4">Berlusconi, Silvio </text:span></text:p>
          </draw:text-box>
        </draw:frame>
        <draw:frame draw:style-name="gr1" draw:text-style-name="P2" draw:layer="layout" svg:width="9.269cm" svg:height="0.475cm" svg:x="7.8cm" svg:y="6.112cm">
          <draw:text-box>
            <text:p text:style-name="P1"><text:span text:style-name="T4">Prime Minister of Italy, 2001-2006 and 2008-2011</text:span></text:p>
          </draw:text-box>
        </draw:frame>
        <draw:frame draw:style-name="gr1" draw:text-style-name="P2" draw:layer="layout" svg:width="2.927cm" svg:height="0.475cm" svg:x="2.2cm" svg:y="6.776cm">
          <draw:text-box>
            <text:p text:style-name="P1"><text:span text:style-name="T4">Berman, Frank </text:span></text:p>
          </draw:text-box>
        </draw:frame>
        <draw:frame draw:style-name="gr1" draw:text-style-name="P2" draw:layer="layout" svg:width="6.962cm" svg:height="0.475cm" svg:x="7.8cm" svg:y="6.776cm">
          <draw:text-box>
            <text:p text:style-name="P1"><text:span text:style-name="T4"><text:s/></text:span><text:span text:style-name="T4">(Sir) FCO Legal Adviser, 1991-1999 </text:span></text:p>
          </draw:text-box>
        </draw:frame>
        <draw:frame draw:style-name="gr1" draw:text-style-name="P2" draw:layer="layout" svg:width="2.809cm" svg:height="0.475cm" svg:x="7.8cm" svg:y="7.341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3.38cm" svg:height="0.475cm" svg:x="2.2cm" svg:y="8.005cm">
          <draw:text-box>
            <text:p text:style-name="P1"><text:span text:style-name="T4">Berragan, Gerald </text:span></text:p>
          </draw:text-box>
        </draw:frame>
        <draw:frame draw:style-name="gr1" draw:text-style-name="P2" draw:layer="layout" svg:width="9.718cm" svg:height="0.475cm" svg:x="7.8cm" svg:y="8.005cm">
          <draw:text-box>
            <text:p text:style-name="P1"><text:span text:style-name="T4"><text:s/></text:span><text:span text:style-name="T4">(Major General) Deputy Commander (Operations), </text:span></text:p>
          </draw:text-box>
        </draw:frame>
        <draw:frame draw:style-name="gr1" draw:text-style-name="P2" draw:layer="layout" svg:width="9.514cm" svg:height="0.475cm" svg:x="7.8cm" svg:y="8.57cm">
          <draw:text-box>
            <text:p text:style-name="P1"><text:span text:style-name="T4">Multi-National Corps – Iraq, January-October 2007</text:span></text:p>
          </draw:text-box>
        </draw:frame>
        <draw:frame draw:style-name="gr1" draw:text-style-name="P2" draw:layer="layout" svg:width="4.752cm" svg:height="0.475cm" svg:x="2.2cm" svg:y="9.234cm">
          <draw:text-box>
            <text:p text:style-name="P1"><text:span text:style-name="T4">Berrocal Soto, Fernando </text:span></text:p>
          </draw:text-box>
        </draw:frame>
        <draw:frame draw:style-name="gr1" draw:text-style-name="P2" draw:layer="layout" svg:width="0.422cm" svg:height="0.475cm" svg:x="7.8cm" svg:y="9.23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9.637cm" svg:height="0.475cm" svg:x="7.8cm" svg:y="9.234cm">
          <draw:text-box>
            <text:p text:style-name="P1"><text:span text:style-name="T4">Costa Rican Permanent Representative to the UN, </text:span></text:p>
          </draw:text-box>
        </draw:frame>
        <draw:frame draw:style-name="gr1" draw:text-style-name="P2" draw:layer="layout" svg:width="2.038cm" svg:height="0.475cm" svg:x="7.8cm" svg:y="9.798cm">
          <draw:text-box>
            <text:p text:style-name="P1"><text:span text:style-name="T4">1994-1998</text:span></text:p>
          </draw:text-box>
        </draw:frame>
        <draw:frame draw:style-name="gr1" draw:text-style-name="P2" draw:layer="layout" svg:width="3.592cm" svg:height="0.475cm" svg:x="2.2cm" svg:y="10.463cm">
          <draw:text-box>
            <text:p text:style-name="P1"><text:span text:style-name="T4">Bethlehem, Daniel </text:span></text:p>
          </draw:text-box>
        </draw:frame>
        <draw:frame draw:style-name="gr1" draw:text-style-name="P2" draw:layer="layout" svg:width="0.422cm" svg:height="0.475cm" svg:x="7.8cm" svg:y="10.46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7.732cm" svg:height="0.475cm" svg:x="7.8cm" svg:y="10.463cm">
          <draw:text-box>
            <text:p text:style-name="P1"><text:span text:style-name="T4">FCO Legal Adviser, May 2006-May 2011 </text:span></text:p>
          </draw:text-box>
        </draw:frame>
        <draw:frame draw:style-name="gr1" draw:text-style-name="P2" draw:layer="layout" svg:width="2.809cm" svg:height="0.475cm" svg:x="7.8cm" svg:y="11.027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601cm" svg:height="0.475cm" svg:x="2.2cm" svg:y="11.692cm">
          <draw:text-box>
            <text:p text:style-name="P1"><text:span text:style-name="T4">Bewes, Anna </text:span></text:p>
          </draw:text-box>
        </draw:frame>
        <draw:frame draw:style-name="gr1" draw:text-style-name="P2" draw:layer="layout" svg:width="8.884cm" svg:height="0.475cm" svg:x="7.8cm" svg:y="11.692cm">
          <draw:text-box>
            <text:p text:style-name="P1"><text:span text:style-name="T4"><text:s/></text:span><text:span text:style-name="T4">Principal Private Secretary to the International </text:span></text:p>
          </draw:text-box>
        </draw:frame>
        <draw:frame draw:style-name="gr1" draw:text-style-name="P2" draw:layer="layout" svg:width="9.54cm" svg:height="0.475cm" svg:x="7.8cm" svg:y="12.256cm">
          <draw:text-box>
            <text:p text:style-name="P1"><text:span text:style-name="T4">Development Secretary, August 2001-August 2003</text:span></text:p>
          </draw:text-box>
        </draw:frame>
        <draw:frame draw:style-name="gr1" draw:text-style-name="P2" draw:layer="layout" svg:width="3.126cm" svg:height="0.475cm" svg:x="2.2cm" svg:y="12.921cm">
          <draw:text-box>
            <text:p text:style-name="P1"><text:span text:style-name="T4">Biddle, Stephen </text:span></text:p>
          </draw:text-box>
        </draw:frame>
        <draw:frame draw:style-name="gr1" draw:text-style-name="P2" draw:layer="layout" svg:width="5.328cm" svg:height="0.475cm" svg:x="7.8cm" svg:y="12.921cm">
          <draw:text-box>
            <text:p text:style-name="P1"><text:span text:style-name="T4">(Dr) Academic and journalist</text:span></text:p>
          </draw:text-box>
        </draw:frame>
        <draw:frame draw:style-name="gr1" draw:text-style-name="P2" draw:layer="layout" svg:width="2.131cm" svg:height="0.475cm" svg:x="2.2cm" svg:y="13.585cm">
          <draw:text-box>
            <text:p text:style-name="P1"><text:span text:style-name="T4">Biden, Joe </text:span></text:p>
          </draw:text-box>
        </draw:frame>
        <draw:frame draw:style-name="gr1" draw:text-style-name="P2" draw:layer="layout" svg:width="9.24cm" svg:height="0.475cm" svg:x="7.8cm" svg:y="13.585cm">
          <draw:text-box>
            <text:p text:style-name="P1"><text:span text:style-name="T4"><text:s/></text:span><text:span text:style-name="T4">(Senator) Chair of the Senate Foreign Relations </text:span></text:p>
          </draw:text-box>
        </draw:frame>
        <draw:frame draw:style-name="gr1" draw:text-style-name="P2" draw:layer="layout" svg:width="7.309cm" svg:height="0.475cm" svg:x="7.8cm" svg:y="14.15cm">
          <draw:text-box>
            <text:p text:style-name="P1"><text:span text:style-name="T4">Committee, 2001-2003 and 2007-2009</text:span></text:p>
          </draw:text-box>
        </draw:frame>
        <draw:frame draw:style-name="gr1" draw:text-style-name="P2" draw:layer="layout" svg:width="1.513cm" svg:height="0.475cm" svg:x="2.2cm" svg:y="14.814cm">
          <draw:text-box>
            <text:p text:style-name="P1"><text:span text:style-name="T4">Bill, Ian </text:span></text:p>
          </draw:text-box>
        </draw:frame>
        <draw:frame draw:style-name="gr1" draw:text-style-name="P2" draw:layer="layout" svg:width="9.375cm" svg:height="0.475cm" svg:x="7.8cm" svg:y="14.814cm">
          <draw:text-box>
            <text:p text:style-name="P1"><text:span text:style-name="T4"><text:s/></text:span><text:span text:style-name="T4">Chairman and CEO, Foster Wheeler Energy Ltd, </text:span></text:p>
          </draw:text-box>
        </draw:frame>
        <draw:frame draw:style-name="gr1" draw:text-style-name="P2" draw:layer="layout" svg:width="2.91cm" svg:height="0.475cm" svg:x="7.8cm" svg:y="15.378cm">
          <draw:text-box>
            <text:p text:style-name="P1"><text:span text:style-name="T4">July 1998-2004</text:span></text:p>
          </draw:text-box>
        </draw:frame>
        <draw:frame draw:style-name="gr1" draw:text-style-name="P2" draw:layer="layout" svg:width="3.617cm" svg:height="0.475cm" svg:x="2.2cm" svg:y="16.043cm">
          <draw:text-box>
            <text:p text:style-name="P1"><text:span text:style-name="T4">Bin Laden, Usama </text:span></text:p>
          </draw:text-box>
        </draw:frame>
        <draw:frame draw:style-name="gr1" draw:text-style-name="P2" draw:layer="layout" svg:width="8.685cm" svg:height="0.475cm" svg:x="7.8cm" svg:y="16.043cm">
          <draw:text-box>
            <text:p text:style-name="P1"><text:span text:style-name="T4">2nd General Emir of Al Qaida, 1989-May 2011</text:span></text:p>
          </draw:text-box>
        </draw:frame>
        <draw:frame draw:style-name="gr1" draw:text-style-name="P2" draw:layer="layout" svg:width="2.953cm" svg:height="0.475cm" svg:x="2.2cm" svg:y="16.707cm">
          <draw:text-box>
            <text:p text:style-name="P1"><text:span text:style-name="T4">Binns, Graham </text:span></text:p>
          </draw:text-box>
        </draw:frame>
        <draw:frame draw:style-name="gr1" draw:text-style-name="P2" draw:layer="layout" svg:width="10.929cm" svg:height="0.475cm" svg:x="7.8cm" svg:y="16.707cm">
          <draw:text-box>
            <text:p text:style-name="P1"><text:span text:style-name="T4"><text:s/></text:span><text:span text:style-name="T4">(Brigadier) Commander, 7 Armoured Brigade, 2001-2003 </text:span></text:p>
          </draw:text-box>
        </draw:frame>
        <draw:frame draw:style-name="gr1" draw:text-style-name="P2" draw:layer="layout" svg:width="8.837cm" svg:height="0.475cm" svg:x="7.8cm" svg:y="17.272cm">
          <draw:text-box>
            <text:p text:style-name="P1"><text:span text:style-name="T4">(Major General) General Officer Commanding <text:s/></text:span></text:p>
          </draw:text-box>
        </draw:frame>
        <draw:frame draw:style-name="gr1" draw:text-style-name="P2" draw:layer="layout" svg:width="7.051cm" svg:height="0.475cm" svg:x="7.8cm" svg:y="17.836cm">
          <draw:text-box>
            <text:p text:style-name="P1"><text:span text:style-name="T4">Multi-National Division (South-East), <text:s/></text:span></text:p>
          </draw:text-box>
        </draw:frame>
        <draw:frame draw:style-name="gr1" draw:text-style-name="P2" draw:layer="layout" svg:width="5.535cm" svg:height="0.475cm" svg:x="7.8cm" svg:y="18.401cm">
          <draw:text-box>
            <text:p text:style-name="P1"><text:span text:style-name="T4">August 2007- February 2008 </text:span></text:p>
          </draw:text-box>
        </draw:frame>
        <draw:frame draw:style-name="gr1" draw:text-style-name="P2" draw:layer="layout" svg:width="2.809cm" svg:height="0.475cm" svg:x="7.8cm" svg:y="18.965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3.49cm" svg:height="0.475cm" svg:x="2.2cm" svg:y="19.63cm">
          <draw:text-box>
            <text:p text:style-name="P1"><text:span text:style-name="T4">Blackshaw, Alison </text:span></text:p>
          </draw:text-box>
        </draw:frame>
        <draw:frame draw:style-name="gr1" draw:text-style-name="P2" draw:layer="layout" svg:width="6.784cm" svg:height="0.475cm" svg:x="7.8cm" svg:y="19.63cm">
          <draw:text-box>
            <text:p text:style-name="P1"><text:span text:style-name="T4">Alastair Campbell’s Senior Assistant</text:span></text:p>
          </draw:text-box>
        </draw:frame>
        <draw:frame draw:style-name="gr1" draw:text-style-name="P2" draw:layer="layout" svg:width="2.737cm" svg:height="0.475cm" svg:x="2.2cm" svg:y="20.294cm">
          <draw:text-box>
            <text:p text:style-name="P1"><text:span text:style-name="T4">Blackwill, Bob </text:span></text:p>
          </draw:text-box>
        </draw:frame>
        <draw:frame draw:style-name="gr1" draw:text-style-name="P2" draw:layer="layout" svg:width="10.548cm" svg:height="0.475cm" svg:x="7.8cm" svg:y="20.294cm">
          <draw:text-box>
            <text:p text:style-name="P1"><text:span text:style-name="T4"><text:s/></text:span><text:span text:style-name="T4">(Ambassador) US National Security Council Deputy for </text:span></text:p>
          </draw:text-box>
        </draw:frame>
        <draw:frame draw:style-name="gr1" draw:text-style-name="P2" draw:layer="layout" svg:width="3.008cm" svg:height="0.475cm" svg:x="7.8cm" svg:y="20.858cm">
          <draw:text-box>
            <text:p text:style-name="P1"><text:span text:style-name="T4">Iraq, 2003-2004</text:span></text:p>
          </draw:text-box>
        </draw:frame>
        <draw:frame draw:style-name="gr1" draw:text-style-name="P2" draw:layer="layout" svg:width="3.046cm" svg:height="0.475cm" svg:x="2.2cm" svg:y="21.523cm">
          <draw:text-box>
            <text:p text:style-name="P1"><text:span text:style-name="T4">Blake, Nicholas </text:span></text:p>
          </draw:text-box>
        </draw:frame>
        <draw:frame draw:style-name="gr1" draw:text-style-name="P2" draw:layer="layout" svg:width="8.829cm" svg:height="0.475cm" svg:x="7.8cm" svg:y="21.523cm">
          <draw:text-box>
            <text:p text:style-name="P1"><text:span text:style-name="T4">Queen’s Counsel, Deepcut Review, 2004-2006</text:span></text:p>
          </draw:text-box>
        </draw:frame>
        <draw:frame draw:style-name="gr1" draw:text-style-name="P2" draw:layer="layout" svg:width="2.03cm" svg:height="0.475cm" svg:x="2.2cm" svg:y="22.187cm">
          <draw:text-box>
            <text:p text:style-name="P1"><text:span text:style-name="T4">Blix, Hans </text:span></text:p>
          </draw:text-box>
        </draw:frame>
        <draw:frame draw:style-name="gr1" draw:text-style-name="P2" draw:layer="layout" svg:width="11.221cm" svg:height="0.475cm" svg:x="7.8cm" svg:y="22.187cm">
          <draw:text-box>
            <text:p text:style-name="P1"><text:span text:style-name="T4"><text:s/></text:span><text:span text:style-name="T4">(Dr) Director General, International Atomic Energy Agency, </text:span></text:p>
          </draw:text-box>
        </draw:frame>
        <draw:frame draw:style-name="gr1" draw:text-style-name="P2" draw:layer="layout" svg:width="2.157cm" svg:height="0.475cm" svg:x="7.8cm" svg:y="22.752cm">
          <draw:text-box>
            <text:p text:style-name="P1"><text:span text:style-name="T4">1981-1997 </text:span></text:p>
          </draw:text-box>
        </draw:frame>
        <draw:frame draw:style-name="gr1" draw:text-style-name="P2" draw:layer="layout" svg:width="9.514cm" svg:height="0.475cm" svg:x="7.8cm" svg:y="23.316cm">
          <draw:text-box>
            <text:p text:style-name="P1"><text:span text:style-name="T4">Executive Chairman of United Nations Monitoring, </text:span></text:p>
          </draw:text-box>
        </draw:frame>
        <draw:frame draw:style-name="gr1" draw:text-style-name="P2" draw:layer="layout" svg:width="7.766cm" svg:height="0.475cm" svg:x="7.8cm" svg:y="23.881cm">
          <draw:text-box>
            <text:p text:style-name="P1"><text:span text:style-name="T4">Verification and Inspection Commission, <text:s/></text:span></text:p>
          </draw:text-box>
        </draw:frame>
        <draw:frame draw:style-name="gr1" draw:text-style-name="P2" draw:layer="layout" svg:width="4.494cm" svg:height="0.475cm" svg:x="7.8cm" svg:y="24.445cm">
          <draw:text-box>
            <text:p text:style-name="P1"><text:span text:style-name="T4">March 2000-June 2003 </text:span></text:p>
          </draw:text-box>
        </draw:frame>
        <draw:frame draw:style-name="gr1" draw:text-style-name="P2" draw:layer="layout" svg:width="2.809cm" svg:height="0.475cm" svg:x="7.8cm" svg:y="25.01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978cm" svg:height="0.475cm" svg:x="2.2cm" svg:y="25.674cm">
          <draw:text-box>
            <text:p text:style-name="P1"><text:span text:style-name="T4">Blunkett, David </text:span></text:p>
          </draw:text-box>
        </draw:frame>
        <draw:frame draw:style-name="gr1" draw:text-style-name="P2" draw:layer="layout" svg:width="8.422cm" svg:height="0.475cm" svg:x="7.8cm" svg:y="25.674cm">
          <draw:text-box>
            <text:p text:style-name="P1"><text:span text:style-name="T4">Home Secretary, June 2001-December 2004</text:span></text:p>
          </draw:text-box>
        </draw:frame>
      </draw:page>
      <draw:page draw:name="page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0</text:span></text:p>
          </draw:text-box>
        </draw:frame>
        <draw:frame draw:style-name="gr1" draw:text-style-name="P2" draw:layer="layout" svg:width="2.796cm" svg:height="0.475cm" svg:x="2.2cm" svg:y="2.525cm">
          <draw:text-box>
            <text:p text:style-name="P1"><text:span text:style-name="T4">Boateng, Paul </text:span></text:p>
          </draw:text-box>
        </draw:frame>
        <draw:frame draw:style-name="gr1" draw:text-style-name="P2" draw:layer="layout" svg:width="10.192cm" svg:height="0.475cm" svg:x="7.8cm" svg:y="2.525cm">
          <draw:text-box>
            <text:p text:style-name="P1"><text:span text:style-name="T4"><text:s/></text:span><text:span text:style-name="T4">Chief Secretary to the Treasury, May 2002-May 2005 </text:span></text:p>
          </draw:text-box>
        </draw:frame>
        <draw:frame draw:style-name="gr1" draw:text-style-name="P2" draw:layer="layout" svg:width="4.058cm" svg:height="0.475cm" svg:x="7.8cm" svg:y="3.09cm">
          <draw:text-box>
            <text:p text:style-name="P1"><text:span text:style-name="T4">(Lord) Inquiry witness</text:span></text:p>
          </draw:text-box>
        </draw:frame>
        <draw:frame draw:style-name="gr1" draw:text-style-name="P2" draw:layer="layout" svg:width="2.487cm" svg:height="0.475cm" svg:x="2.2cm" svg:y="3.754cm">
          <draw:text-box>
            <text:p text:style-name="P1"><text:span text:style-name="T4">Bolton, John </text:span></text:p>
          </draw:text-box>
        </draw:frame>
        <draw:frame draw:style-name="gr1" draw:text-style-name="P2" draw:layer="layout" svg:width="9.633cm" svg:height="0.475cm" svg:x="7.8cm" svg:y="3.754cm">
          <draw:text-box>
            <text:p text:style-name="P1"><text:span text:style-name="T4"><text:s/></text:span><text:span text:style-name="T4">US Under Secretary of State for Arms Control and </text:span></text:p>
          </draw:text-box>
        </draw:frame>
        <draw:frame draw:style-name="gr1" draw:text-style-name="P2" draw:layer="layout" svg:width="8.143cm" svg:height="0.475cm" svg:x="7.8cm" svg:y="4.318cm">
          <draw:text-box>
            <text:p text:style-name="P1"><text:span text:style-name="T4">International Security, May 2001-July 2005 </text:span></text:p>
          </draw:text-box>
        </draw:frame>
        <draw:frame draw:style-name="gr1" draw:text-style-name="P2" draw:layer="layout" svg:width="10.695cm" svg:height="0.475cm" svg:x="7.8cm" svg:y="4.883cm">
          <draw:text-box>
            <text:p text:style-name="P1"><text:span text:style-name="T4">(Ambassador) US Permanent Representative to the UN, </text:span></text:p>
          </draw:text-box>
        </draw:frame>
        <draw:frame draw:style-name="gr1" draw:text-style-name="P2" draw:layer="layout" svg:width="5.556cm" svg:height="0.475cm" svg:x="7.8cm" svg:y="5.447cm">
          <draw:text-box>
            <text:p text:style-name="P1"><text:span text:style-name="T4">August 2005-December 2006</text:span></text:p>
          </draw:text-box>
        </draw:frame>
        <draw:frame draw:style-name="gr1" draw:text-style-name="P2" draw:layer="layout" svg:width="3.003cm" svg:height="0.475cm" svg:x="2.2cm" svg:y="6.112cm">
          <draw:text-box>
            <text:p text:style-name="P1"><text:span text:style-name="T4">Boulani, Jawad </text:span></text:p>
          </draw:text-box>
        </draw:frame>
        <draw:frame draw:style-name="gr1" draw:text-style-name="P2" draw:layer="layout" svg:width="10.416cm" svg:height="0.475cm" svg:x="7.8cm" svg:y="6.112cm">
          <draw:text-box>
            <text:p text:style-name="P1"><text:span text:style-name="T4">Iraqi Minister of the Interior, June 2006-December 2010</text:span></text:p>
          </draw:text-box>
        </draw:frame>
        <draw:frame draw:style-name="gr1" draw:text-style-name="P2" draw:layer="layout" svg:width="2.652cm" svg:height="0.475cm" svg:x="2.2cm" svg:y="6.776cm">
          <draw:text-box>
            <text:p text:style-name="P1"><text:span text:style-name="T4">Bourne, John </text:span></text:p>
          </draw:text-box>
        </draw:frame>
        <draw:frame draw:style-name="gr1" draw:text-style-name="P2" draw:layer="layout" svg:width="6.339cm" svg:height="0.475cm" svg:x="7.8cm" svg:y="6.776cm">
          <draw:text-box>
            <text:p text:style-name="P1"><text:span text:style-name="T4">Head, Dhi Qar Governorate Team</text:span></text:p>
          </draw:text-box>
        </draw:frame>
        <draw:frame draw:style-name="gr1" draw:text-style-name="P2" draw:layer="layout" svg:width="4.417cm" svg:height="0.475cm" svg:x="2.2cm" svg:y="7.441cm">
          <draw:text-box>
            <text:p text:style-name="P1"><text:span text:style-name="T4">Boutros-Ghali, Boutros </text:span></text:p>
          </draw:text-box>
        </draw:frame>
        <draw:frame draw:style-name="gr1" draw:text-style-name="P2" draw:layer="layout" svg:width="10.175cm" svg:height="0.475cm" svg:x="7.8cm" svg:y="7.441cm">
          <draw:text-box>
            <text:p text:style-name="P1"><text:span text:style-name="T4">UN Secretary-General, January 1992-December 1996</text:span></text:p>
          </draw:text-box>
        </draw:frame>
        <draw:frame draw:style-name="gr1" draw:text-style-name="P2" draw:layer="layout" svg:width="3.025cm" svg:height="0.475cm" svg:x="2.2cm" svg:y="8.105cm">
          <draw:text-box>
            <text:p text:style-name="P1"><text:span text:style-name="T4">Bowden, Jamie </text:span></text:p>
          </draw:text-box>
        </draw:frame>
        <draw:frame draw:style-name="gr1" draw:text-style-name="P2" draw:layer="layout" svg:width="9.968cm" svg:height="0.475cm" svg:x="7.8cm" svg:y="8.105cm">
          <draw:text-box>
            <text:p text:style-name="P1"><text:span text:style-name="T4"><text:s/></text:span><text:span text:style-name="T4">Deputy Head of Mission, British Embassy Baghdad, </text:span></text:p>
          </draw:text-box>
        </draw:frame>
        <draw:frame draw:style-name="gr1" draw:text-style-name="P2" draw:layer="layout" svg:width="6.17cm" svg:height="0.475cm" svg:x="7.8cm" svg:y="8.67cm">
          <draw:text-box>
            <text:p text:style-name="P1"><text:span text:style-name="T4">September 2004-February 2005 </text:span></text:p>
          </draw:text-box>
        </draw:frame>
        <draw:frame draw:style-name="gr1" draw:text-style-name="P2" draw:layer="layout" svg:width="2.809cm" svg:height="0.475cm" svg:x="7.8cm" svg:y="9.234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3.473cm" svg:height="0.475cm" svg:x="2.2cm" svg:y="9.898cm">
          <draw:text-box>
            <text:p text:style-name="P1"><text:span text:style-name="T4">Bowen, Desmond </text:span></text:p>
          </draw:text-box>
        </draw:frame>
        <draw:frame draw:style-name="gr1" draw:text-style-name="P2" draw:layer="layout" svg:width="10.26cm" svg:height="0.475cm" svg:x="7.8cm" svg:y="9.898cm">
          <draw:text-box>
            <text:p text:style-name="P1"><text:span text:style-name="T4"><text:s/></text:span><text:span text:style-name="T4">MOD Director General Operational Policy, 2001-2002 </text:span></text:p>
          </draw:text-box>
        </draw:frame>
        <draw:frame draw:style-name="gr1" draw:text-style-name="P2" draw:layer="layout" svg:width="9.988cm" svg:height="0.475cm" svg:x="7.8cm" svg:y="10.463cm">
          <draw:text-box>
            <text:p text:style-name="P1"><text:span text:style-name="T4">Deputy Head, Cabinet Office Overseas and Defence </text:span></text:p>
          </draw:text-box>
        </draw:frame>
        <draw:frame draw:style-name="gr1" draw:text-style-name="P2" draw:layer="layout" svg:width="8.274cm" svg:height="0.475cm" svg:x="7.8cm" svg:y="11.027cm">
          <draw:text-box>
            <text:p text:style-name="P1"><text:span text:style-name="T4">Secretariat, September 2002-October 2004 </text:span></text:p>
          </draw:text-box>
        </draw:frame>
        <draw:frame draw:style-name="gr1" draw:text-style-name="P2" draw:layer="layout" svg:width="9.908cm" svg:height="0.475cm" svg:x="7.8cm" svg:y="11.592cm">
          <draw:text-box>
            <text:p text:style-name="P1"><text:span text:style-name="T4">MOD Policy Director, November 2004-October 2008 </text:span></text:p>
          </draw:text-box>
        </draw:frame>
        <draw:frame draw:style-name="gr1" draw:text-style-name="P2" draw:layer="layout" svg:width="2.809cm" svg:height="0.475cm" svg:x="7.8cm" svg:y="12.156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792cm" svg:height="0.475cm" svg:x="2.2cm" svg:y="12.821cm">
          <draw:text-box>
            <text:p text:style-name="P1"><text:span text:style-name="T4">Bowen, Stuart </text:span></text:p>
          </draw:text-box>
        </draw:frame>
        <draw:frame draw:style-name="gr1" draw:text-style-name="P2" draw:layer="layout" svg:width="10.37cm" svg:height="0.475cm" svg:x="7.8cm" svg:y="12.821cm">
          <draw:text-box>
            <text:p text:style-name="P1"><text:span text:style-name="T4"><text:s/></text:span><text:span text:style-name="T4">US Special Inspector General for Iraq Reconstruction, </text:span></text:p>
          </draw:text-box>
        </draw:frame>
        <draw:frame draw:style-name="gr1" draw:text-style-name="P2" draw:layer="layout" svg:width="5.298cm" svg:height="0.475cm" svg:x="7.8cm" svg:y="13.385cm">
          <draw:text-box>
            <text:p text:style-name="P1"><text:span text:style-name="T4">October 2004-October 2013</text:span></text:p>
          </draw:text-box>
        </draw:frame>
        <draw:frame draw:style-name="gr1" draw:text-style-name="P2" draw:layer="layout" svg:width="2.876cm" svg:height="0.475cm" svg:x="2.2cm" svg:y="14.05cm">
          <draw:text-box>
            <text:p text:style-name="P1"><text:span text:style-name="T4">Bowler, James </text:span></text:p>
          </draw:text-box>
        </draw:frame>
        <draw:frame draw:style-name="gr1" draw:text-style-name="P2" draw:layer="layout" svg:width="9.341cm" svg:height="0.475cm" svg:x="7.8cm" svg:y="14.05cm">
          <draw:text-box>
            <text:p text:style-name="P1"><text:span text:style-name="T4"><text:s/></text:span><text:span text:style-name="T4">Principal Private Secretary to the Prime Minister, </text:span></text:p>
          </draw:text-box>
        </draw:frame>
        <draw:frame draw:style-name="gr1" draw:text-style-name="P2" draw:layer="layout" svg:width="4.079cm" svg:height="0.475cm" svg:x="7.8cm" svg:y="14.614cm">
          <draw:text-box>
            <text:p text:style-name="P1"><text:span text:style-name="T4">2010-December 2011</text:span></text:p>
          </draw:text-box>
        </draw:frame>
        <draw:frame draw:style-name="gr1" draw:text-style-name="P2" draw:layer="layout" svg:width="2.948cm" svg:height="0.475cm" svg:x="2.2cm" svg:y="15.278cm">
          <draw:text-box>
            <text:p text:style-name="P1"><text:span text:style-name="T4">Bowman, Mark </text:span></text:p>
          </draw:text-box>
        </draw:frame>
        <draw:frame draw:style-name="gr1" draw:text-style-name="P2" draw:layer="layout" svg:width="10.256cm" svg:height="0.475cm" svg:x="7.8cm" svg:y="15.278cm">
          <draw:text-box>
            <text:p text:style-name="P1"><text:span text:style-name="T4"><text:s/></text:span><text:span text:style-name="T4">Private Secretary to the Chancellor of the Exchequer, </text:span></text:p>
          </draw:text-box>
        </draw:frame>
        <draw:frame draw:style-name="gr1" draw:text-style-name="P2" draw:layer="layout" svg:width="2.038cm" svg:height="0.475cm" svg:x="7.8cm" svg:y="15.843cm">
          <draw:text-box>
            <text:p text:style-name="P1"><text:span text:style-name="T4">2001-2004</text:span></text:p>
          </draw:text-box>
        </draw:frame>
        <draw:frame draw:style-name="gr1" draw:text-style-name="P2" draw:layer="layout" svg:width="2.999cm" svg:height="0.475cm" svg:x="2.2cm" svg:y="16.507cm">
          <draw:text-box>
            <text:p text:style-name="P1"><text:span text:style-name="T4">Boyce, Michael </text:span></text:p>
          </draw:text-box>
        </draw:frame>
        <draw:frame draw:style-name="gr1" draw:text-style-name="P2" draw:layer="layout" svg:width="7.927cm" svg:height="0.475cm" svg:x="7.8cm" svg:y="16.507cm">
          <draw:text-box>
            <text:p text:style-name="P1"><text:span text:style-name="T4"><text:s/></text:span><text:span text:style-name="T4">(Admiral, Sir) Chief of the Defence Staff, <text:s/></text:span></text:p>
          </draw:text-box>
        </draw:frame>
        <draw:frame draw:style-name="gr1" draw:text-style-name="P2" draw:layer="layout" svg:width="5.01cm" svg:height="0.475cm" svg:x="7.8cm" svg:y="17.072cm">
          <draw:text-box>
            <text:p text:style-name="P1"><text:span text:style-name="T4">February 2001-May 2003 <text:s/></text:span></text:p>
          </draw:text-box>
        </draw:frame>
        <draw:frame draw:style-name="gr1" draw:text-style-name="P2" draw:layer="layout" svg:width="4.058cm" svg:height="0.475cm" svg:x="7.8cm" svg:y="17.636cm">
          <draw:text-box>
            <text:p text:style-name="P1"><text:span text:style-name="T4">(Lord) Inquiry witness</text:span></text:p>
          </draw:text-box>
        </draw:frame>
        <draw:frame draw:style-name="gr1" draw:text-style-name="P2" draw:layer="layout" svg:width="2.982cm" svg:height="0.475cm" svg:x="2.2cm" svg:y="18.301cm">
          <draw:text-box>
            <text:p text:style-name="P1"><text:span text:style-name="T4">Boylan, Steven </text:span></text:p>
          </draw:text-box>
        </draw:frame>
        <draw:frame draw:style-name="gr1" draw:text-style-name="P2" draw:layer="layout" svg:width="8.012cm" svg:height="0.475cm" svg:x="7.8cm" svg:y="18.301cm">
          <draw:text-box>
            <text:p text:style-name="P1"><text:span text:style-name="T4"><text:s/></text:span><text:span text:style-name="T4">(Colonel) General Petraeus’ spokesman, <text:s/></text:span></text:p>
          </draw:text-box>
        </draw:frame>
        <draw:frame draw:style-name="gr1" draw:text-style-name="P2" draw:layer="layout" svg:width="6.051cm" svg:height="0.475cm" svg:x="7.8cm" svg:y="18.865cm">
          <draw:text-box>
            <text:p text:style-name="P1"><text:span text:style-name="T4">February 2007-September 2008</text:span></text:p>
          </draw:text-box>
        </draw:frame>
        <draw:frame draw:style-name="gr1" draw:text-style-name="P2" draw:layer="layout" svg:width="3.423cm" svg:height="0.475cm" svg:x="2.2cm" svg:y="19.53cm">
          <draw:text-box>
            <text:p text:style-name="P1"><text:span text:style-name="T4">Bradshaw, Adrian </text:span></text:p>
          </draw:text-box>
        </draw:frame>
        <draw:frame draw:style-name="gr1" draw:text-style-name="P2" draw:layer="layout" svg:width="9.765cm" svg:height="0.475cm" svg:x="7.8cm" svg:y="19.53cm">
          <draw:text-box>
            <text:p text:style-name="P1"><text:span text:style-name="T4"><text:s/></text:span><text:span text:style-name="T4">(Major General) Commander, 7 Armoured Brigade, </text:span></text:p>
          </draw:text-box>
        </draw:frame>
        <draw:frame draw:style-name="gr1" draw:text-style-name="P2" draw:layer="layout" svg:width="3.452cm" svg:height="0.475cm" svg:x="7.8cm" svg:y="20.094cm">
          <draw:text-box>
            <text:p text:style-name="P1"><text:span text:style-name="T4">March 2003-2006 </text:span></text:p>
          </draw:text-box>
        </draw:frame>
        <draw:frame draw:style-name="gr1" draw:text-style-name="P2" draw:layer="layout" svg:width="2.809cm" svg:height="0.475cm" svg:x="7.8cm" svg:y="20.658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978cm" svg:height="0.475cm" svg:x="2.2cm" svg:y="21.323cm">
          <draw:text-box>
            <text:p text:style-name="P1"><text:span text:style-name="T4">Bradshaw, Ben </text:span></text:p>
          </draw:text-box>
        </draw:frame>
        <draw:frame draw:style-name="gr1" draw:text-style-name="P2" draw:layer="layout" svg:width="8.901cm" svg:height="0.475cm" svg:x="7.8cm" svg:y="21.323cm">
          <draw:text-box>
            <text:p text:style-name="P1"><text:span text:style-name="T4"><text:s/></text:span><text:span text:style-name="T4">FCO Parliamentary Under Secretary of State, <text:s/></text:span></text:p>
          </draw:text-box>
        </draw:frame>
        <draw:frame draw:style-name="gr1" draw:text-style-name="P2" draw:layer="layout" svg:width="3.998cm" svg:height="0.475cm" svg:x="7.8cm" svg:y="21.887cm">
          <draw:text-box>
            <text:p text:style-name="P1"><text:span text:style-name="T4">June 2001-May 2002</text:span></text:p>
          </draw:text-box>
        </draw:frame>
        <draw:frame draw:style-name="gr1" draw:text-style-name="P2" draw:layer="layout" svg:width="3.329cm" svg:height="0.475cm" svg:x="2.2cm" svg:y="22.552cm">
          <draw:text-box>
            <text:p text:style-name="P1"><text:span text:style-name="T4">Brahimi, Lakhdar </text:span></text:p>
          </draw:text-box>
        </draw:frame>
        <draw:frame draw:style-name="gr1" draw:text-style-name="P2" draw:layer="layout" svg:width="10.721cm" svg:height="0.475cm" svg:x="7.8cm" svg:y="22.552cm">
          <draw:text-box>
            <text:p text:style-name="P1"><text:span text:style-name="T4"><text:s/></text:span><text:span text:style-name="T4">Special Representative of the UN Secretary-General for </text:span></text:p>
          </draw:text-box>
        </draw:frame>
        <draw:frame draw:style-name="gr1" draw:text-style-name="P2" draw:layer="layout" svg:width="10.395cm" svg:height="0.475cm" svg:x="7.8cm" svg:y="23.116cm">
          <draw:text-box>
            <text:p text:style-name="P1"><text:span text:style-name="T4">Afghanistan and Head of the UN Assistance Mission in </text:span></text:p>
          </draw:text-box>
        </draw:frame>
        <draw:frame draw:style-name="gr1" draw:text-style-name="P2" draw:layer="layout" svg:width="8.464cm" svg:height="0.475cm" svg:x="7.8cm" svg:y="23.681cm">
          <draw:text-box>
            <text:p text:style-name="P1"><text:span text:style-name="T4">Afghanistan, October 2001-December 2004 <text:s/></text:span></text:p>
          </draw:text-box>
        </draw:frame>
        <draw:frame draw:style-name="gr1" draw:text-style-name="P2" draw:layer="layout" svg:width="8.951cm" svg:height="0.475cm" svg:x="7.8cm" svg:y="24.245cm">
          <draw:text-box>
            <text:p text:style-name="P1"><text:span text:style-name="T4">UN Special Adviser on Iraq, January-June 2004</text:span></text:p>
          </draw:text-box>
        </draw:frame>
        <draw:frame draw:style-name="gr1" draw:text-style-name="P2" draw:layer="layout" svg:width="3.05cm" svg:height="0.475cm" svg:x="2.2cm" svg:y="24.91cm">
          <draw:text-box>
            <text:p text:style-name="P1"><text:span text:style-name="T4">Brand, Douglas </text:span></text:p>
          </draw:text-box>
        </draw:frame>
        <draw:frame draw:style-name="gr1" draw:text-style-name="P2" draw:layer="layout" svg:width="8.664cm" svg:height="0.475cm" svg:x="7.8cm" svg:y="24.91cm">
          <draw:text-box>
            <text:p text:style-name="P1"><text:span text:style-name="T4"><text:s/></text:span><text:span text:style-name="T4">(Deputy Chief Constable) UK Senior Policing </text:span></text:p>
          </draw:text-box>
        </draw:frame>
        <draw:frame draw:style-name="gr1" draw:text-style-name="P2" draw:layer="layout" svg:width="10.594cm" svg:height="0.475cm" svg:x="7.8cm" svg:y="25.474cm">
          <draw:text-box>
            <text:p text:style-name="P1"><text:span text:style-name="T4">Representative in Baghdad, July 2003-September 2004 </text:span></text:p>
          </draw:text-box>
        </draw:frame>
        <draw:frame draw:style-name="gr1" draw:text-style-name="P2" draw:layer="layout" svg:width="2.809cm" svg:height="0.475cm" svg:x="7.8cm" svg:y="26.038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4.748cm" svg:height="0.475cm" svg:x="2.2cm" svg:y="26.703cm">
          <draw:text-box>
            <text:p text:style-name="P1"><text:span text:style-name="T4">Bremer III, L Paul (Jerry) </text:span></text:p>
          </draw:text-box>
        </draw:frame>
        <draw:frame draw:style-name="gr1" draw:text-style-name="P2" draw:layer="layout" svg:width="10.657cm" svg:height="0.475cm" svg:x="7.8cm" svg:y="26.703cm">
          <draw:text-box>
            <text:p text:style-name="P1"><text:span text:style-name="T4">(Ambassador) Administrator, CPA, May 2003-June 2004 </text:span></text:p>
          </draw:text-box>
        </draw:frame>
      </draw:page>
      <draw:page draw:name="page9" draw:style-name="dp1" draw:master-page-name="master-page26">
        <draw:frame draw:style-name="gr4" draw:text-style-name="P5" draw:layer="layout" svg:width="4.506cm" svg:height="0.395cm" svg:x="14.316cm" svg:y="1.138cm">
          <draw:text-box>
            <text:p text:style-name="P1"><text:span text:style-name="T5">Annex 3 <text:s/>| <text:s/>Names and post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1</text:span></text:p>
          </draw:text-box>
        </draw:frame>
        <draw:frame draw:style-name="gr1" draw:text-style-name="P2" draw:layer="layout" svg:width="2.733cm" svg:height="0.475cm" svg:x="2.2cm" svg:y="2.525cm">
          <draw:text-box>
            <text:p text:style-name="P1"><text:span text:style-name="T4">Brenton, Tony </text:span></text:p>
          </draw:text-box>
        </draw:frame>
        <draw:frame draw:style-name="gr1" draw:text-style-name="P2" draw:layer="layout" svg:width="10.488cm" svg:height="0.475cm" svg:x="7.8cm" svg:y="2.525cm">
          <draw:text-box>
            <text:p text:style-name="P1"><text:span text:style-name="T4"><text:s/></text:span><text:span text:style-name="T4">Deputy Head of Mission, British Embassy Washington, </text:span></text:p>
          </draw:text-box>
        </draw:frame>
        <draw:frame draw:style-name="gr1" draw:text-style-name="P2" draw:layer="layout" svg:width="2.157cm" svg:height="0.475cm" svg:x="7.8cm" svg:y="3.09cm">
          <draw:text-box>
            <text:p text:style-name="P1"><text:span text:style-name="T4">2001-2004 </text:span></text:p>
          </draw:text-box>
        </draw:frame>
        <draw:frame draw:style-name="gr1" draw:text-style-name="P2" draw:layer="layout" svg:width="9.015cm" svg:height="0.475cm" svg:x="7.8cm" svg:y="3.654cm">
          <draw:text-box>
            <text:p text:style-name="P1"><text:span text:style-name="T4">Chargé d’Affaires, British Embassy Washington </text:span></text:p>
          </draw:text-box>
        </draw:frame>
        <draw:frame draw:style-name="gr1" draw:text-style-name="P2" draw:layer="layout" svg:width="2.809cm" svg:height="0.475cm" svg:x="7.8cm" svg:y="4.218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851cm" svg:height="0.475cm" svg:x="2.2cm" svg:y="4.883cm">
          <draw:text-box>
            <text:p text:style-name="P1"><text:span text:style-name="T4">Brewer, Nicola </text:span></text:p>
          </draw:text-box>
        </draw:frame>
        <draw:frame draw:style-name="gr1" draw:text-style-name="P2" draw:layer="layout" svg:width="9.756cm" svg:height="0.475cm" svg:x="7.8cm" svg:y="4.883cm">
          <draw:text-box>
            <text:p text:style-name="P1"><text:span text:style-name="T4"><text:s/></text:span><text:span text:style-name="T4">(Dr) DFID Director General Regional Programmes, </text:span></text:p>
          </draw:text-box>
        </draw:frame>
        <draw:frame draw:style-name="gr1" draw:text-style-name="P2" draw:layer="layout" svg:width="2.157cm" svg:height="0.475cm" svg:x="7.8cm" svg:y="5.447cm">
          <draw:text-box>
            <text:p text:style-name="P1"><text:span text:style-name="T4">2002-2004 </text:span></text:p>
          </draw:text-box>
        </draw:frame>
        <draw:frame draw:style-name="gr1" draw:text-style-name="P2" draw:layer="layout" svg:width="2.809cm" svg:height="0.475cm" svg:x="7.8cm" svg:y="6.012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546cm" svg:height="0.475cm" svg:x="2.2cm" svg:y="6.676cm">
          <draw:text-box>
            <text:p text:style-name="P1"><text:span text:style-name="T4">Brims, Robin </text:span></text:p>
          </draw:text-box>
        </draw:frame>
        <draw:frame draw:style-name="gr1" draw:text-style-name="P2" draw:layer="layout" svg:width="10.438cm" svg:height="0.475cm" svg:x="7.8cm" svg:y="6.676cm">
          <draw:text-box>
            <text:p text:style-name="P1"><text:span text:style-name="T4"><text:s/></text:span><text:span text:style-name="T4">(Major General) UK Land Contingent Commander and </text:span></text:p>
          </draw:text-box>
        </draw:frame>
        <draw:frame draw:style-name="gr1" draw:text-style-name="P2" draw:layer="layout" svg:width="9.993cm" svg:height="0.475cm" svg:x="7.8cm" svg:y="7.241cm">
          <draw:text-box>
            <text:p text:style-name="P1"><text:span text:style-name="T4">General Officer Commanding 1st Armoured Division, </text:span></text:p>
          </draw:text-box>
        </draw:frame>
        <draw:frame draw:style-name="gr1" draw:text-style-name="P2" draw:layer="layout" svg:width="2.157cm" svg:height="0.475cm" svg:x="7.8cm" svg:y="7.805cm">
          <draw:text-box>
            <text:p text:style-name="P1"><text:span text:style-name="T4">2000-2003 </text:span></text:p>
          </draw:text-box>
        </draw:frame>
        <draw:frame draw:style-name="gr1" draw:text-style-name="P2" draw:layer="layout" svg:width="8.536cm" svg:height="0.475cm" svg:x="7.8cm" svg:y="8.37cm">
          <draw:text-box>
            <text:p text:style-name="P1"><text:span text:style-name="T4">Deputy Chief of Joint Operations, 2003-2005 </text:span></text:p>
          </draw:text-box>
        </draw:frame>
        <draw:frame draw:style-name="gr5" draw:text-style-name="P2" draw:layer="layout" svg:width="10.755cm" svg:height="0.475cm" svg:x="7.8cm" svg:y="8.934cm">
          <draw:text-box>
            <text:p text:style-name="P1"><text:span text:style-name="T6">(Lieutenant General) Senior British Military Representative </text:span></text:p>
          </draw:text-box>
        </draw:frame>
        <draw:frame draw:style-name="gr1" draw:text-style-name="P2" draw:layer="layout" svg:width="0.422cm" svg:height="0.475cm" svg:x="18.527cm" svg:y="8.934cm">
          <draw:text-box>
            <text:p text:style-name="P1"><text:span text:style-name="T4">– </text:span></text:p>
          </draw:text-box>
        </draw:frame>
        <draw:frame draw:style-name="gr1" draw:text-style-name="P2" draw:layer="layout" svg:width="4.629cm" svg:height="0.475cm" svg:x="7.8cm" svg:y="9.498cm">
          <draw:text-box>
            <text:p text:style-name="P1"><text:span text:style-name="T4">Iraq, April-October 2005 </text:span></text:p>
          </draw:text-box>
        </draw:frame>
        <draw:frame draw:style-name="gr1" draw:text-style-name="P2" draw:layer="layout" svg:width="2.809cm" svg:height="0.475cm" svg:x="7.8cm" svg:y="10.063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694cm" svg:height="0.475cm" svg:x="2.2cm" svg:y="10.727cm">
          <draw:text-box>
            <text:p text:style-name="P1"><text:span text:style-name="T4">Brind, Bridget </text:span></text:p>
          </draw:text-box>
        </draw:frame>
        <draw:frame draw:style-name="gr1" draw:text-style-name="P2" draw:layer="layout" svg:width="7.228cm" svg:height="0.475cm" svg:x="7.8cm" svg:y="10.727cm">
          <draw:text-box>
            <text:p text:style-name="P1"><text:span text:style-name="T4">FCO, Deputy Head, Iraq Planning Unit</text:span></text:p>
          </draw:text-box>
        </draw:frame>
        <draw:frame draw:style-name="gr1" draw:text-style-name="P2" draw:layer="layout" svg:width="2.902cm" svg:height="0.475cm" svg:x="2.2cm" svg:y="11.392cm">
          <draw:text-box>
            <text:p text:style-name="P1"><text:span text:style-name="T4">Bristow, Laurie </text:span></text:p>
          </draw:text-box>
        </draw:frame>
        <draw:frame draw:style-name="gr1" draw:text-style-name="P2" draw:layer="layout" svg:width="9.696cm" svg:height="0.475cm" svg:x="7.8cm" svg:y="11.392cm">
          <draw:text-box>
            <text:p text:style-name="P1"><text:span text:style-name="T4">(Dr) FCO, Deputy Director, Iraq Planning Unit, 2003</text:span></text:p>
          </draw:text-box>
        </draw:frame>
        <draw:frame draw:style-name="gr1" draw:text-style-name="P2" draw:layer="layout" svg:width="3.025cm" svg:height="0.475cm" svg:x="2.2cm" svg:y="12.056cm">
          <draw:text-box>
            <text:p text:style-name="P1"><text:span text:style-name="T4">Brookes, Diana </text:span></text:p>
          </draw:text-box>
        </draw:frame>
        <draw:frame draw:style-name="gr1" draw:text-style-name="P2" draw:layer="layout" svg:width="6.568cm" svg:height="0.475cm" svg:x="7.8cm" svg:y="12.056cm">
          <draw:text-box>
            <text:p text:style-name="P1"><text:span text:style-name="T4">FCO, Legal Counsellor, 1999-2010</text:span></text:p>
          </draw:text-box>
        </draw:frame>
        <draw:frame draw:style-name="gr1" draw:text-style-name="P2" draw:layer="layout" svg:width="2.546cm" svg:height="0.475cm" svg:x="2.2cm" svg:y="12.721cm">
          <draw:text-box>
            <text:p text:style-name="P1"><text:span text:style-name="T4">Brown, Chris </text:span></text:p>
          </draw:text-box>
        </draw:frame>
        <draw:frame draw:style-name="gr1" draw:text-style-name="P2" draw:layer="layout" svg:width="0.422cm" svg:height="0.475cm" svg:x="7.8cm" svg:y="12.721cm">
          <draw:text-box>
            <text:p text:style-name="P1"><text:span text:style-name="T4"><text:s/></text:span></text:p>
          </draw:text-box>
        </draw:frame>
        <draw:frame draw:style-name="gr5" draw:text-style-name="P2" draw:layer="layout" svg:width="10.755cm" svg:height="0.475cm" svg:x="7.8cm" svg:y="12.721cm">
          <draw:text-box>
            <text:p text:style-name="P1"><text:span text:style-name="T6">(Lieutenant General) Senior British Military Representative </text:span></text:p>
          </draw:text-box>
        </draw:frame>
        <draw:frame draw:style-name="gr1" draw:text-style-name="P2" draw:layer="layout" svg:width="0.422cm" svg:height="0.475cm" svg:x="18.527cm" svg:y="12.721cm">
          <draw:text-box>
            <text:p text:style-name="P1"><text:span text:style-name="T4">– </text:span></text:p>
          </draw:text-box>
        </draw:frame>
        <draw:frame draw:style-name="gr1" draw:text-style-name="P2" draw:layer="layout" svg:width="4.108cm" svg:height="0.475cm" svg:x="7.8cm" svg:y="13.285cm">
          <draw:text-box>
            <text:p text:style-name="P1"><text:span text:style-name="T4">Iraq, March-July 2009</text:span></text:p>
          </draw:text-box>
        </draw:frame>
        <draw:frame draw:style-name="gr1" draw:text-style-name="P2" draw:layer="layout" svg:width="2.669cm" svg:height="0.475cm" svg:x="2.2cm" svg:y="13.95cm">
          <draw:text-box>
            <text:p text:style-name="P1"><text:span text:style-name="T4">Brown, Donal </text:span></text:p>
          </draw:text-box>
        </draw:frame>
        <draw:frame draw:style-name="gr1" draw:text-style-name="P2" draw:layer="layout" svg:width="7.178cm" svg:height="0.475cm" svg:x="7.8cm" svg:y="13.95cm">
          <draw:text-box>
            <text:p text:style-name="P1"><text:span text:style-name="T4">DFID Deputy Director Iraq, 2008-2009</text:span></text:p>
          </draw:text-box>
        </draw:frame>
        <draw:frame draw:style-name="gr1" draw:text-style-name="P2" draw:layer="layout" svg:width="2.978cm" svg:height="0.475cm" svg:x="2.2cm" svg:y="14.614cm">
          <draw:text-box>
            <text:p text:style-name="P1"><text:span text:style-name="T4">Brown, Gordon </text:span></text:p>
          </draw:text-box>
        </draw:frame>
        <draw:frame draw:style-name="gr1" draw:text-style-name="P2" draw:layer="layout" svg:width="9.811cm" svg:height="0.475cm" svg:x="7.8cm" svg:y="14.614cm">
          <draw:text-box>
            <text:p text:style-name="P1"><text:span text:style-name="T4"><text:s/></text:span><text:span text:style-name="T4">Chancellor of the Exchequer, May 1997-June 2007 </text:span></text:p>
          </draw:text-box>
        </draw:frame>
        <draw:frame draw:style-name="gr1" draw:text-style-name="P2" draw:layer="layout" svg:width="7.034cm" svg:height="0.475cm" svg:x="7.8cm" svg:y="15.178cm">
          <draw:text-box>
            <text:p text:style-name="P1"><text:span text:style-name="T4">Prime Minister, June 2007-May 2010 </text:span></text:p>
          </draw:text-box>
        </draw:frame>
        <draw:frame draw:style-name="gr1" draw:text-style-name="P2" draw:layer="layout" svg:width="2.809cm" svg:height="0.475cm" svg:x="7.8cm" svg:y="15.743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3.147cm" svg:height="0.475cm" svg:x="2.2cm" svg:y="16.407cm">
          <draw:text-box>
            <text:p text:style-name="P1"><text:span text:style-name="T4">Brown, Stephen </text:span></text:p>
          </draw:text-box>
        </draw:frame>
        <draw:frame draw:style-name="gr1" draw:text-style-name="P2" draw:layer="layout" svg:width="9.278cm" svg:height="0.475cm" svg:x="7.8cm" svg:y="16.407cm">
          <draw:text-box>
            <text:p text:style-name="P1"><text:span text:style-name="T4"><text:s/></text:span><text:span text:style-name="T4">(Sir) Chief Executive, UK Trade and Investment, </text:span></text:p>
          </draw:text-box>
        </draw:frame>
        <draw:frame draw:style-name="gr1" draw:text-style-name="P2" draw:layer="layout" svg:width="2.038cm" svg:height="0.475cm" svg:x="7.8cm" svg:y="16.972cm">
          <draw:text-box>
            <text:p text:style-name="P1"><text:span text:style-name="T4">2002-2005</text:span></text:p>
          </draw:text-box>
        </draw:frame>
        <draw:frame draw:style-name="gr1" draw:text-style-name="P2" draw:layer="layout" svg:width="2.55cm" svg:height="0.475cm" svg:x="2.2cm" svg:y="17.636cm">
          <draw:text-box>
            <text:p text:style-name="P1"><text:span text:style-name="T4">Browne, Des </text:span></text:p>
          </draw:text-box>
        </draw:frame>
        <draw:frame draw:style-name="gr1" draw:text-style-name="P2" draw:layer="layout" svg:width="10.192cm" svg:height="0.475cm" svg:x="7.8cm" svg:y="17.636cm">
          <draw:text-box>
            <text:p text:style-name="P1"><text:span text:style-name="T4"><text:s/></text:span><text:span text:style-name="T4">Chief Secretary to the Treasury, May 2005-May 2006 </text:span></text:p>
          </draw:text-box>
        </draw:frame>
        <draw:frame draw:style-name="gr1" draw:text-style-name="P2" draw:layer="layout" svg:width="8.426cm" svg:height="0.475cm" svg:x="7.8cm" svg:y="18.201cm">
          <draw:text-box>
            <text:p text:style-name="P1"><text:span text:style-name="T4">Defence Secretary, May 2006-October 2008 </text:span></text:p>
          </draw:text-box>
        </draw:frame>
        <draw:frame draw:style-name="gr1" draw:text-style-name="P2" draw:layer="layout" svg:width="7.724cm" svg:height="0.475cm" svg:x="7.8cm" svg:y="18.765cm">
          <draw:text-box>
            <text:p text:style-name="P1"><text:span text:style-name="T4">(Lord Browne of Ladyton) Inquiry witness</text:span></text:p>
          </draw:text-box>
        </draw:frame>
        <draw:frame draw:style-name="gr1" draw:text-style-name="P2" draw:layer="layout" svg:width="2.72cm" svg:height="0.475cm" svg:x="2.2cm" svg:y="19.43cm">
          <draw:text-box>
            <text:p text:style-name="P1"><text:span text:style-name="T4">Browne, John </text:span></text:p>
          </draw:text-box>
        </draw:frame>
        <draw:frame draw:style-name="gr1" draw:text-style-name="P2" draw:layer="layout" svg:width="10.192cm" svg:height="0.475cm" svg:x="7.8cm" svg:y="19.43cm">
          <draw:text-box>
            <text:p text:style-name="P1"><text:span text:style-name="T4">(Lord Browne of Madingley) Chairman, BP, 1998-2007</text:span></text:p>
          </draw:text-box>
        </draw:frame>
        <draw:frame draw:style-name="gr1" draw:text-style-name="P2" draw:layer="layout" svg:width="3.228cm" svg:height="0.475cm" svg:x="2.2cm" svg:y="20.094cm">
          <draw:text-box>
            <text:p text:style-name="P1"><text:span text:style-name="T4">Brummell, David </text:span></text:p>
          </draw:text-box>
        </draw:frame>
        <draw:frame draw:style-name="gr1" draw:text-style-name="P2" draw:layer="layout" svg:width="7.106cm" svg:height="0.475cm" svg:x="7.8cm" svg:y="20.094cm">
          <draw:text-box>
            <text:p text:style-name="P1"><text:span text:style-name="T4"><text:s/></text:span><text:span text:style-name="T4">Legal Secretary to the Law Officers, <text:s/></text:span></text:p>
          </draw:text-box>
        </draw:frame>
        <draw:frame draw:style-name="gr1" draw:text-style-name="P2" draw:layer="layout" svg:width="5.675cm" svg:height="0.475cm" svg:x="7.8cm" svg:y="20.658cm">
          <draw:text-box>
            <text:p text:style-name="P1"><text:span text:style-name="T4">August 2000-November 2004 </text:span></text:p>
          </draw:text-box>
        </draw:frame>
        <draw:frame draw:style-name="gr1" draw:text-style-name="P2" draw:layer="layout" svg:width="2.809cm" svg:height="0.475cm" svg:x="7.8cm" svg:y="21.223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3.033cm" svg:height="0.475cm" svg:x="2.2cm" svg:y="21.887cm">
          <draw:text-box>
            <text:p text:style-name="P1"><text:span text:style-name="T4">Buallay, Jassim </text:span></text:p>
          </draw:text-box>
        </draw:frame>
        <draw:frame draw:style-name="gr1" draw:text-style-name="P2" draw:layer="layout" svg:width="11.038cm" svg:height="0.475cm" svg:x="7.8cm" svg:y="21.887cm">
          <draw:text-box>
            <text:p text:style-name="P1"><text:span text:style-name="T4">Bahraini Permanent Representative to the UN, 2001-2009 </text:span></text:p>
          </draw:text-box>
        </draw:frame>
        <draw:frame draw:style-name="gr1" draw:text-style-name="P2" draw:layer="layout" svg:width="0.422cm" svg:height="0.475cm" svg:x="2.2cm" svg:y="22.45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2.36cm" svg:height="0.475cm" svg:x="2.623cm" svg:y="22.452cm">
          <draw:text-box>
            <text:p text:style-name="P1"><text:span text:style-name="T4">Mohammed </text:span></text:p>
          </draw:text-box>
        </draw:frame>
        <draw:frame draw:style-name="gr1" draw:text-style-name="P2" draw:layer="layout" svg:width="2.225cm" svg:height="0.475cm" svg:x="2.2cm" svg:y="23.116cm">
          <draw:text-box>
            <text:p text:style-name="P1"><text:span text:style-name="T4">Buck, John </text:span></text:p>
          </draw:text-box>
        </draw:frame>
        <draw:frame draw:style-name="gr1" draw:text-style-name="P2" draw:layer="layout" svg:width="10.298cm" svg:height="0.475cm" svg:x="7.8cm" svg:y="23.116cm">
          <draw:text-box>
            <text:p text:style-name="P1"><text:span text:style-name="T4"><text:s/></text:span><text:span text:style-name="T4">Head of UK Communications and Information Centre, </text:span></text:p>
          </draw:text-box>
        </draw:frame>
        <draw:frame draw:style-name="gr1" draw:text-style-name="P2" draw:layer="layout" svg:width="3.825cm" svg:height="0.475cm" svg:x="7.8cm" svg:y="23.681cm">
          <draw:text-box>
            <text:p text:style-name="P1"><text:span text:style-name="T4">February-May 2003 </text:span></text:p>
          </draw:text-box>
        </draw:frame>
        <draw:frame draw:style-name="gr1" draw:text-style-name="P2" draw:layer="layout" svg:width="9.044cm" svg:height="0.475cm" svg:x="7.8cm" svg:y="24.245cm">
          <draw:text-box>
            <text:p text:style-name="P1"><text:span text:style-name="T4">CPA Interim Director Strategic Communication, <text:s/></text:span></text:p>
          </draw:text-box>
        </draw:frame>
        <draw:frame draw:style-name="gr1" draw:text-style-name="P2" draw:layer="layout" svg:width="2.881cm" svg:height="0.475cm" svg:x="7.8cm" svg:y="24.81cm">
          <draw:text-box>
            <text:p text:style-name="P1"><text:span text:style-name="T4">May-July 2003 </text:span></text:p>
          </draw:text-box>
        </draw:frame>
        <draw:frame draw:style-name="gr1" draw:text-style-name="P2" draw:layer="layout" svg:width="9.019cm" svg:height="0.475cm" svg:x="7.8cm" svg:y="25.374cm">
          <draw:text-box>
            <text:p text:style-name="P1"><text:span text:style-name="T4">FCO, Director, Iraq, September 2003-July 2004 </text:span></text:p>
          </draw:text-box>
        </draw:frame>
        <draw:frame draw:style-name="gr1" draw:text-style-name="P2" draw:layer="layout" svg:width="2.809cm" svg:height="0.475cm" svg:x="7.8cm" svg:y="25.938cm">
          <draw:text-box>
            <text:p text:style-name="P1"><text:span text:style-name="T4">Inquiry witness</text:span></text:p>
          </draw:text-box>
        </draw:frame>
      </draw:page>
      <draw:page draw:name="page1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2</text:span></text:p>
          </draw:text-box>
        </draw:frame>
        <draw:frame draw:style-name="gr1" draw:text-style-name="P2" draw:layer="layout" svg:width="2.931cm" svg:height="0.475cm" svg:x="2.2cm" svg:y="2.525cm">
          <draw:text-box>
            <text:p text:style-name="P1"><text:span text:style-name="T4">Burleigh, Peter </text:span></text:p>
          </draw:text-box>
        </draw:frame>
        <draw:frame draw:style-name="gr1" draw:text-style-name="P2" draw:layer="layout" svg:width="8.719cm" svg:height="0.475cm" svg:x="7.8cm" svg:y="2.525cm">
          <draw:text-box>
            <text:p text:style-name="P1"><text:span text:style-name="T4"><text:s/></text:span><text:span text:style-name="T4">US Deputy Representative to the UN, August </text:span></text:p>
          </draw:text-box>
        </draw:frame>
        <draw:frame draw:style-name="gr1" draw:text-style-name="P2" draw:layer="layout" svg:width="4.113cm" svg:height="0.475cm" svg:x="7.8cm" svg:y="3.09cm">
          <draw:text-box>
            <text:p text:style-name="P1"><text:span text:style-name="T4">1997-December 1999</text:span></text:p>
          </draw:text-box>
        </draw:frame>
        <draw:frame draw:style-name="gr1" draw:text-style-name="P2" draw:layer="layout" svg:width="3.025cm" svg:height="0.475cm" svg:x="2.2cm" svg:y="3.756cm">
          <draw:text-box>
            <text:p text:style-name="P1"><text:span text:style-name="T4">Burnham, Andy </text:span></text:p>
          </draw:text-box>
        </draw:frame>
        <draw:frame draw:style-name="gr1" draw:text-style-name="P2" draw:layer="layout" svg:width="10.789cm" svg:height="0.475cm" svg:x="7.8cm" svg:y="3.756cm">
          <draw:text-box>
            <text:p text:style-name="P1"><text:span text:style-name="T4">Chief Secretary to the Treasury, June 2007-January 2008</text:span></text:p>
          </draw:text-box>
        </draw:frame>
        <draw:frame draw:style-name="gr1" draw:text-style-name="P2" draw:layer="layout" svg:width="2.826cm" svg:height="0.475cm" svg:x="2.2cm" svg:y="4.421cm">
          <draw:text-box>
            <text:p text:style-name="P1"><text:span text:style-name="T4">Burns, William </text:span></text:p>
          </draw:text-box>
        </draw:frame>
        <draw:frame draw:style-name="gr1" draw:text-style-name="P2" draw:layer="layout" svg:width="10.273cm" svg:height="0.475cm" svg:x="7.8cm" svg:y="4.421cm">
          <draw:text-box>
            <text:p text:style-name="P1"><text:span text:style-name="T4"><text:s/></text:span><text:span text:style-name="T4">US State Department Assistant Secretary Near East, <text:s/></text:span></text:p>
          </draw:text-box>
        </draw:frame>
        <draw:frame draw:style-name="gr1" draw:text-style-name="P2" draw:layer="layout" svg:width="4.375cm" svg:height="0.475cm" svg:x="7.8cm" svg:y="4.987cm">
          <draw:text-box>
            <text:p text:style-name="P1"><text:span text:style-name="T4">June 2001-March 2005</text:span></text:p>
          </draw:text-box>
        </draw:frame>
        <draw:frame draw:style-name="gr1" draw:text-style-name="P2" draw:layer="layout" svg:width="2.953cm" svg:height="0.475cm" svg:x="2.2cm" svg:y="5.652cm">
          <draw:text-box>
            <text:p text:style-name="P1"><text:span text:style-name="T4">Burridge, Brian </text:span></text:p>
          </draw:text-box>
        </draw:frame>
        <draw:frame draw:style-name="gr1" draw:text-style-name="P2" draw:layer="layout" svg:width="9.765cm" svg:height="0.475cm" svg:x="7.8cm" svg:y="5.652cm">
          <draw:text-box>
            <text:p text:style-name="P1"><text:span text:style-name="T4"><text:s/></text:span><text:span text:style-name="T4">(Air Marshal) UK National Contingent Commander, </text:span></text:p>
          </draw:text-box>
        </draw:frame>
        <draw:frame draw:style-name="gr1" draw:text-style-name="P2" draw:layer="layout" svg:width="4.705cm" svg:height="0.475cm" svg:x="7.8cm" svg:y="6.218cm">
          <draw:text-box>
            <text:p text:style-name="P1"><text:span text:style-name="T4">October 2002-May 2003 </text:span></text:p>
          </draw:text-box>
        </draw:frame>
        <draw:frame draw:style-name="gr1" draw:text-style-name="P2" draw:layer="layout" svg:width="7.211cm" svg:height="0.475cm" svg:x="7.8cm" svg:y="6.783cm">
          <draw:text-box>
            <text:p text:style-name="P1"><text:span text:style-name="T4">(Air Chief Marshal, Sir) Inquiry witness</text:span></text:p>
          </draw:text-box>
        </draw:frame>
        <draw:frame draw:style-name="gr1" draw:text-style-name="P2" draw:layer="layout" svg:width="3.685cm" svg:height="0.475cm" svg:x="2.2cm" svg:y="7.448cm">
          <draw:text-box>
            <text:p text:style-name="P1"><text:span text:style-name="T4">Bush, George HW <text:s/></text:span></text:p>
          </draw:text-box>
        </draw:frame>
        <draw:frame draw:style-name="gr1" draw:text-style-name="P2" draw:layer="layout" svg:width="6.885cm" svg:height="0.475cm" svg:x="7.8cm" svg:y="7.448cm">
          <draw:text-box>
            <text:p text:style-name="P1"><text:span text:style-name="T4">41st President of the US, 1989-1993</text:span></text:p>
          </draw:text-box>
        </draw:frame>
        <draw:frame draw:style-name="gr1" draw:text-style-name="P2" draw:layer="layout" svg:width="3.262cm" svg:height="0.475cm" svg:x="2.2cm" svg:y="8.114cm">
          <draw:text-box>
            <text:p text:style-name="P1"><text:span text:style-name="T4">Bush, George W </text:span></text:p>
          </draw:text-box>
        </draw:frame>
        <draw:frame draw:style-name="gr1" draw:text-style-name="P2" draw:layer="layout" svg:width="6.932cm" svg:height="0.475cm" svg:x="7.8cm" svg:y="8.114cm">
          <draw:text-box>
            <text:p text:style-name="P1"><text:span text:style-name="T4">43rd President of the US, 2001-2009</text:span></text:p>
          </draw:text-box>
        </draw:frame>
        <draw:frame draw:style-name="gr1" draw:text-style-name="P2" draw:layer="layout" svg:width="2.597cm" svg:height="0.475cm" svg:x="2.2cm" svg:y="8.779cm">
          <draw:text-box>
            <text:p text:style-name="P1"><text:span text:style-name="T4">Butler, Creon </text:span></text:p>
          </draw:text-box>
        </draw:frame>
        <draw:frame draw:style-name="gr1" draw:text-style-name="P2" draw:layer="layout" svg:width="6.496cm" svg:height="0.475cm" svg:x="7.8cm" svg:y="8.779cm">
          <draw:text-box>
            <text:p text:style-name="P1"><text:span text:style-name="T4">FCO Chief Economist, 2004-2006 </text:span></text:p>
          </draw:text-box>
        </draw:frame>
        <draw:frame draw:style-name="gr1" draw:text-style-name="P2" draw:layer="layout" svg:width="2.902cm" svg:height="0.475cm" svg:x="2.2cm" svg:y="9.445cm">
          <draw:text-box>
            <text:p text:style-name="P1"><text:span text:style-name="T4">Butler, Richard </text:span></text:p>
          </draw:text-box>
        </draw:frame>
        <draw:frame draw:style-name="gr1" draw:text-style-name="P2" draw:layer="layout" svg:width="10.027cm" svg:height="0.475cm" svg:x="7.8cm" svg:y="9.445cm">
          <draw:text-box>
            <text:p text:style-name="P1"><text:span text:style-name="T4"><text:s/></text:span><text:span text:style-name="T4">Executive Chairman of the UN Special Commission, </text:span></text:p>
          </draw:text-box>
        </draw:frame>
        <draw:frame draw:style-name="gr1" draw:text-style-name="P2" draw:layer="layout" svg:width="2.038cm" svg:height="0.475cm" svg:x="7.8cm" svg:y="10.01cm">
          <draw:text-box>
            <text:p text:style-name="P1"><text:span text:style-name="T4">1997-1999</text:span></text:p>
          </draw:text-box>
        </draw:frame>
        <draw:frame draw:style-name="gr1" draw:text-style-name="P2" draw:layer="layout" svg:width="2.55cm" svg:height="0.475cm" svg:x="2.2cm" svg:y="10.675cm">
          <draw:text-box>
            <text:p text:style-name="P1"><text:span text:style-name="T4">Butler, Robin </text:span></text:p>
          </draw:text-box>
        </draw:frame>
        <draw:frame draw:style-name="gr1" draw:text-style-name="P2" draw:layer="layout" svg:width="6.793cm" svg:height="0.475cm" svg:x="7.8cm" svg:y="10.675cm">
          <draw:text-box>
            <text:p text:style-name="P1"><text:span text:style-name="T4"><text:s/></text:span><text:span text:style-name="T4">(Sir) Cabinet Secretary, 1988-1998 </text:span></text:p>
          </draw:text-box>
        </draw:frame>
        <draw:frame draw:style-name="gr1" draw:text-style-name="P2" draw:layer="layout" svg:width="8.934cm" svg:height="0.475cm" svg:x="7.8cm" svg:y="11.241cm">
          <draw:text-box>
            <text:p text:style-name="P1"><text:span text:style-name="T4">(Lord Butler of Brockwell) Chair, Butler Review, </text:span></text:p>
          </draw:text-box>
        </draw:frame>
        <draw:frame draw:style-name="gr1" draw:text-style-name="P2" draw:layer="layout" svg:width="3.66cm" svg:height="0.475cm" svg:x="7.8cm" svg:y="11.806cm">
          <draw:text-box>
            <text:p text:style-name="P1"><text:span text:style-name="T4">February-July 2004</text:span></text:p>
          </draw:text-box>
        </draw:frame>
        <draw:frame draw:style-name="gr3" draw:text-style-name="P4" draw:layer="layout" svg:width="0.563cm" svg:height="0.628cm" svg:x="2.2cm" svg:y="12.585cm">
          <draw:text-box>
            <text:p text:style-name="P1"><text:span text:style-name="T3">C</text:span></text:p>
          </draw:text-box>
        </draw:frame>
        <draw:frame draw:style-name="gr1" draw:text-style-name="P2" draw:layer="layout" svg:width="3.787cm" svg:height="0.475cm" svg:x="2.2cm" svg:y="13.478cm">
          <draw:text-box>
            <text:p text:style-name="P1"><text:span text:style-name="T4">Cambone, Stephen </text:span></text:p>
          </draw:text-box>
        </draw:frame>
        <draw:frame draw:style-name="gr1" draw:text-style-name="P2" draw:layer="layout" svg:width="0.422cm" svg:height="0.475cm" svg:x="7.8cm" svg:y="13.47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9.311cm" svg:height="0.475cm" svg:x="7.8cm" svg:y="13.478cm">
          <draw:text-box>
            <text:p text:style-name="P1"><text:span text:style-name="T4">US Under Secretary of Defense and Intelligence, </text:span></text:p>
          </draw:text-box>
        </draw:frame>
        <draw:frame draw:style-name="gr1" draw:text-style-name="P2" draw:layer="layout" svg:width="2.038cm" svg:height="0.475cm" svg:x="7.8cm" svg:y="14.043cm">
          <draw:text-box>
            <text:p text:style-name="P1"><text:span text:style-name="T4">2003-2007</text:span></text:p>
          </draw:text-box>
        </draw:frame>
        <draw:frame draw:style-name="gr1" draw:text-style-name="P2" draw:layer="layout" svg:width="3.118cm" svg:height="0.475cm" svg:x="2.2cm" svg:y="14.709cm">
          <draw:text-box>
            <text:p text:style-name="P1"><text:span text:style-name="T4">Cameron, Lindy </text:span></text:p>
          </draw:text-box>
        </draw:frame>
        <draw:frame draw:style-name="gr1" draw:text-style-name="P2" draw:layer="layout" svg:width="7.25cm" svg:height="0.475cm" svg:x="7.8cm" svg:y="14.709cm">
          <draw:text-box>
            <text:p text:style-name="P1"><text:span text:style-name="T4"><text:s/></text:span><text:span text:style-name="T4">Deputy Head, DFID office, Baghdad, <text:s/></text:span></text:p>
          </draw:text-box>
        </draw:frame>
        <draw:frame draw:style-name="gr1" draw:text-style-name="P2" draw:layer="layout" svg:width="4.913cm" svg:height="0.475cm" svg:x="7.8cm" svg:y="15.274cm">
          <draw:text-box>
            <text:p text:style-name="P1"><text:span text:style-name="T4">January-November 2004 <text:s/></text:span></text:p>
          </draw:text-box>
        </draw:frame>
        <draw:frame draw:style-name="gr1" draw:text-style-name="P2" draw:layer="layout" svg:width="9.777cm" svg:height="0.475cm" svg:x="7.8cm" svg:y="15.84cm">
          <draw:text-box>
            <text:p text:style-name="P1"><text:span text:style-name="T4">Head, DFID office, Baghdad, 2004-November 2005 </text:span></text:p>
          </draw:text-box>
        </draw:frame>
        <draw:frame draw:style-name="gr1" draw:text-style-name="P2" draw:layer="layout" svg:width="2.809cm" svg:height="0.475cm" svg:x="7.8cm" svg:y="16.405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3.537cm" svg:height="0.475cm" svg:x="2.2cm" svg:y="17.07cm">
          <draw:text-box>
            <text:p text:style-name="P1"><text:span text:style-name="T4">Campbell, Alastair </text:span></text:p>
          </draw:text-box>
        </draw:frame>
        <draw:frame draw:style-name="gr1" draw:text-style-name="P2" draw:layer="layout" svg:width="0.422cm" svg:height="0.475cm" svg:x="7.8cm" svg:y="17.0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8.189cm" svg:height="0.475cm" svg:x="7.8cm" svg:y="17.07cm">
          <draw:text-box>
            <text:p text:style-name="P1"><text:span text:style-name="T4">Mr Blair’s Director of Communications and <text:s/></text:span></text:p>
          </draw:text-box>
        </draw:frame>
        <draw:frame draw:style-name="gr1" draw:text-style-name="P2" draw:layer="layout" svg:width="3.943cm" svg:height="0.475cm" svg:x="7.8cm" svg:y="17.636cm">
          <draw:text-box>
            <text:p text:style-name="P1"><text:span text:style-name="T4">Strategy, 2000-2003 </text:span></text:p>
          </draw:text-box>
        </draw:frame>
        <draw:frame draw:style-name="gr1" draw:text-style-name="P2" draw:layer="layout" svg:width="2.809cm" svg:height="0.475cm" svg:x="7.8cm" svg:y="18.201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3.727cm" svg:height="0.475cm" svg:x="2.2cm" svg:y="18.867cm">
          <draw:text-box>
            <text:p text:style-name="P1"><text:span text:style-name="T4">Campbell, Menzies </text:span></text:p>
          </draw:text-box>
        </draw:frame>
        <draw:frame draw:style-name="gr1" draw:text-style-name="P2" draw:layer="layout" svg:width="0.422cm" svg:height="0.475cm" svg:x="7.8cm" svg:y="18.86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9.15cm" svg:height="0.475cm" svg:x="7.8cm" svg:y="18.867cm">
          <draw:text-box>
            <text:p text:style-name="P1"><text:span text:style-name="T4">Liberal Democrat Foreign Affairs Spokesperson, </text:span></text:p>
          </draw:text-box>
        </draw:frame>
        <draw:frame draw:style-name="gr1" draw:text-style-name="P2" draw:layer="layout" svg:width="4.587cm" svg:height="0.475cm" svg:x="7.8cm" svg:y="19.432cm">
          <draw:text-box>
            <text:p text:style-name="P1"><text:span text:style-name="T4">May 1992-January 2006</text:span></text:p>
          </draw:text-box>
        </draw:frame>
        <draw:frame draw:style-name="gr1" draw:text-style-name="P2" draw:layer="layout" svg:width="3.473cm" svg:height="0.475cm" svg:x="2.2cm" svg:y="20.097cm">
          <draw:text-box>
            <text:p text:style-name="P1"><text:span text:style-name="T4">Cannon, Nicholas </text:span></text:p>
          </draw:text-box>
        </draw:frame>
        <draw:frame draw:style-name="gr1" draw:text-style-name="P2" draw:layer="layout" svg:width="10.776cm" svg:height="0.475cm" svg:x="7.8cm" svg:y="20.097cm">
          <draw:text-box>
            <text:p text:style-name="P1"><text:span text:style-name="T4"><text:s/></text:span><text:span text:style-name="T4">Mr Blair’s Assistant Private Secretary for Foreign Affairs, </text:span></text:p>
          </draw:text-box>
        </draw:frame>
        <draw:frame draw:style-name="gr1" draw:text-style-name="P2" draw:layer="layout" svg:width="4.82cm" svg:height="0.475cm" svg:x="7.8cm" svg:y="20.663cm">
          <draw:text-box>
            <text:p text:style-name="P1"><text:span text:style-name="T4">February 2003-April 2004</text:span></text:p>
          </draw:text-box>
        </draw:frame>
        <draw:frame draw:style-name="gr1" draw:text-style-name="P2" draw:layer="layout" svg:width="2.267cm" svg:height="0.475cm" svg:x="2.2cm" svg:y="21.328cm">
          <draw:text-box>
            <text:p text:style-name="P1"><text:span text:style-name="T4">Caplin, Ivor </text:span></text:p>
          </draw:text-box>
        </draw:frame>
        <draw:frame draw:style-name="gr1" draw:text-style-name="P2" draw:layer="layout" svg:width="8.994cm" svg:height="0.475cm" svg:x="7.8cm" svg:y="21.328cm">
          <draw:text-box>
            <text:p text:style-name="P1"><text:span text:style-name="T4"><text:s/></text:span><text:span text:style-name="T4">MOD Parliamentary Under Secretary of State, <text:s/></text:span></text:p>
          </draw:text-box>
        </draw:frame>
        <draw:frame draw:style-name="gr1" draw:text-style-name="P2" draw:layer="layout" svg:width="3.998cm" svg:height="0.475cm" svg:x="7.8cm" svg:y="21.894cm">
          <draw:text-box>
            <text:p text:style-name="P1"><text:span text:style-name="T4">June 2003-May 2005</text:span></text:p>
          </draw:text-box>
        </draw:frame>
        <draw:frame draw:style-name="gr1" draw:text-style-name="P2" draw:layer="layout" svg:width="2.22cm" svg:height="0.475cm" svg:x="2.2cm" svg:y="22.559cm">
          <draw:text-box>
            <text:p text:style-name="P1"><text:span text:style-name="T4">Card, Andy </text:span></text:p>
          </draw:text-box>
        </draw:frame>
        <draw:frame draw:style-name="gr1" draw:text-style-name="P2" draw:layer="layout" svg:width="10.619cm" svg:height="0.475cm" svg:x="7.8cm" svg:y="22.559cm">
          <draw:text-box>
            <text:p text:style-name="P1"><text:span text:style-name="T4">President Bush’s Chief of Staff, January 2001-April 2006</text:span></text:p>
          </draw:text-box>
        </draw:frame>
        <draw:frame draw:style-name="gr1" draw:text-style-name="P2" draw:layer="layout" svg:width="2.944cm" svg:height="0.475cm" svg:x="2.2cm" svg:y="23.224cm">
          <draw:text-box>
            <text:p text:style-name="P1"><text:span text:style-name="T4">Casey, George </text:span></text:p>
          </draw:text-box>
        </draw:frame>
        <draw:frame draw:style-name="gr1" draw:text-style-name="P2" draw:layer="layout" svg:width="9.752cm" svg:height="0.475cm" svg:x="7.8cm" svg:y="23.224cm">
          <draw:text-box>
            <text:p text:style-name="P1"><text:span text:style-name="T4"><text:s/></text:span><text:span text:style-name="T4">(Lieutenant General) US Director of the Joint Staff, </text:span></text:p>
          </draw:text-box>
        </draw:frame>
        <draw:frame draw:style-name="gr1" draw:text-style-name="P2" draw:layer="layout" svg:width="4.35cm" svg:height="0.475cm" svg:x="7.8cm" svg:y="23.79cm">
          <draw:text-box>
            <text:p text:style-name="P1"><text:span text:style-name="T4">January-October 2003 </text:span></text:p>
          </draw:text-box>
        </draw:frame>
        <draw:frame draw:style-name="gr1" draw:text-style-name="P2" draw:layer="layout" svg:width="9.692cm" svg:height="0.475cm" svg:x="7.8cm" svg:y="24.355cm">
          <draw:text-box>
            <text:p text:style-name="P1"><text:span text:style-name="T4">(General) Commander, Multi-National Force – Iraq, </text:span></text:p>
          </draw:text-box>
        </draw:frame>
        <draw:frame draw:style-name="gr1" draw:text-style-name="P2" draw:layer="layout" svg:width="4.896cm" svg:height="0.475cm" svg:x="7.8cm" svg:y="24.921cm">
          <draw:text-box>
            <text:p text:style-name="P1"><text:span text:style-name="T4">June 2004-February 2007</text:span></text:p>
          </draw:text-box>
        </draw:frame>
        <draw:frame draw:style-name="gr1" draw:text-style-name="P2" draw:layer="layout" svg:width="2.491cm" svg:height="0.475cm" svg:x="2.2cm" svg:y="25.586cm">
          <draw:text-box>
            <text:p text:style-name="P1"><text:span text:style-name="T4">Casey, Nigel </text:span></text:p>
          </draw:text-box>
        </draw:frame>
        <draw:frame draw:style-name="gr1" draw:text-style-name="P2" draw:layer="layout" svg:width="5.472cm" svg:height="0.475cm" svg:x="7.8cm" svg:y="25.586cm">
          <draw:text-box>
            <text:p text:style-name="P1"><text:span text:style-name="T4"><text:s/></text:span><text:span text:style-name="T4">FCO Acting Director for Iraq </text:span></text:p>
          </draw:text-box>
        </draw:frame>
        <draw:frame draw:style-name="gr1" draw:text-style-name="P2" draw:layer="layout" svg:width="6.907cm" svg:height="0.475cm" svg:x="7.8cm" svg:y="26.151cm">
          <draw:text-box>
            <text:p text:style-name="P1"><text:span text:style-name="T4">Head, Iraq Planning Unit, 2006-2007</text:span></text:p>
          </draw:text-box>
        </draw:frame>
        <draw:frame draw:style-name="gr1" draw:text-style-name="P2" draw:layer="layout" svg:width="2.707cm" svg:height="0.475cm" svg:x="2.2cm" svg:y="26.817cm">
          <draw:text-box>
            <text:p text:style-name="P1"><text:span text:style-name="T4">Cash, William </text:span></text:p>
          </draw:text-box>
        </draw:frame>
        <draw:frame draw:style-name="gr1" draw:text-style-name="P2" draw:layer="layout" svg:width="4.845cm" svg:height="0.475cm" svg:x="7.8cm" svg:y="26.817cm">
          <draw:text-box>
            <text:p text:style-name="P1"><text:span text:style-name="T4">Shadow Attorney General</text:span></text:p>
          </draw:text-box>
        </draw:frame>
      </draw:page>
      <draw:page draw:name="page11" draw:style-name="dp1" draw:master-page-name="master-page26">
        <draw:frame draw:style-name="gr4" draw:text-style-name="P5" draw:layer="layout" svg:width="4.506cm" svg:height="0.395cm" svg:x="14.316cm" svg:y="1.138cm">
          <draw:text-box>
            <text:p text:style-name="P1"><text:span text:style-name="T5">Annex 3 <text:s/>| <text:s/>Names and post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3</text:span></text:p>
          </draw:text-box>
        </draw:frame>
        <draw:frame draw:style-name="gr1" draw:text-style-name="P2" draw:layer="layout" svg:width="2.885cm" svg:height="0.475cm" svg:x="2.2cm" svg:y="2.525cm">
          <draw:text-box>
            <text:p text:style-name="P1"><text:span text:style-name="T4">Casteel, Steve </text:span></text:p>
          </draw:text-box>
        </draw:frame>
        <draw:frame draw:style-name="gr1" draw:text-style-name="P2" draw:layer="layout" svg:width="7.373cm" svg:height="0.475cm" svg:x="7.8cm" svg:y="2.525cm">
          <draw:text-box>
            <text:p text:style-name="P1"><text:span text:style-name="T4"><text:s/></text:span><text:span text:style-name="T4">US Senior Advisor to Interior Ministry, <text:s/></text:span></text:p>
          </draw:text-box>
        </draw:frame>
        <draw:frame draw:style-name="gr1" draw:text-style-name="P2" draw:layer="layout" svg:width="4.54cm" svg:height="0.475cm" svg:x="7.8cm" svg:y="3.09cm">
          <draw:text-box>
            <text:p text:style-name="P1"><text:span text:style-name="T4">October 2003-July 2005</text:span></text:p>
          </draw:text-box>
        </draw:frame>
        <draw:frame draw:style-name="gr1" draw:text-style-name="P2" draw:layer="layout" svg:width="2.876cm" svg:height="0.475cm" svg:x="2.2cm" svg:y="3.754cm">
          <draw:text-box>
            <text:p text:style-name="P1"><text:span text:style-name="T4">Catsaras, Nick </text:span></text:p>
          </draw:text-box>
        </draw:frame>
        <draw:frame draw:style-name="gr1" draw:text-style-name="P2" draw:layer="layout" svg:width="7.385cm" svg:height="0.475cm" svg:x="7.8cm" svg:y="3.754cm">
          <draw:text-box>
            <text:p text:style-name="P1"><text:span text:style-name="T4">Private Secretary to the Prime Minister </text:span></text:p>
          </draw:text-box>
        </draw:frame>
        <draw:frame draw:style-name="gr1" draw:text-style-name="P2" draw:layer="layout" svg:width="3.122cm" svg:height="0.475cm" svg:x="2.2cm" svg:y="4.418cm">
          <draw:text-box>
            <text:p text:style-name="P1"><text:span text:style-name="T4">Cavanagh, Matt </text:span></text:p>
          </draw:text-box>
        </draw:frame>
        <draw:frame draw:style-name="gr1" draw:text-style-name="P2" draw:layer="layout" svg:width="7.58cm" svg:height="0.475cm" svg:x="7.8cm" svg:y="4.418cm">
          <draw:text-box>
            <text:p text:style-name="P1"><text:span text:style-name="T4">Special Adviser to Mr Brown, 2007-2010</text:span></text:p>
          </draw:text-box>
        </draw:frame>
        <draw:frame draw:style-name="gr1" draw:text-style-name="P2" draw:layer="layout" svg:width="3.66cm" svg:height="0.475cm" svg:x="2.2cm" svg:y="5.083cm">
          <draw:text-box>
            <text:p text:style-name="P1"><text:span text:style-name="T4">Chakrabarti, Suma </text:span></text:p>
          </draw:text-box>
        </draw:frame>
        <draw:frame draw:style-name="gr1" draw:text-style-name="P2" draw:layer="layout" svg:width="0.422cm" svg:height="0.475cm" svg:x="7.8cm" svg:y="5.08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1.369cm" svg:height="0.475cm" svg:x="7.8cm" svg:y="5.083cm">
          <draw:text-box>
            <text:p text:style-name="P1"><text:span text:style-name="T4">DFID Permanent Secretary, February 2002-December 2007 </text:span></text:p>
          </draw:text-box>
        </draw:frame>
        <draw:frame draw:style-name="gr1" draw:text-style-name="P2" draw:layer="layout" svg:width="3.723cm" svg:height="0.475cm" svg:x="7.8cm" svg:y="5.647cm">
          <draw:text-box>
            <text:p text:style-name="P1"><text:span text:style-name="T4">(Sir) Inquiry witness</text:span></text:p>
          </draw:text-box>
        </draw:frame>
        <draw:frame draw:style-name="gr1" draw:text-style-name="P2" draw:layer="layout" svg:width="3.118cm" svg:height="0.475cm" svg:x="2.2cm" svg:y="6.312cm">
          <draw:text-box>
            <text:p text:style-name="P1"><text:span text:style-name="T4">Chalabi, Ahmed </text:span></text:p>
          </draw:text-box>
        </draw:frame>
        <draw:frame draw:style-name="gr1" draw:text-style-name="P2" draw:layer="layout" svg:width="10.649cm" svg:height="0.475cm" svg:x="7.8cm" svg:y="6.312cm">
          <draw:text-box>
            <text:p text:style-name="P1"><text:span text:style-name="T4"><text:s/></text:span><text:span text:style-name="T4">(Dr) Member of the Iraqi National Congress, 1992-2005 </text:span></text:p>
          </draw:text-box>
        </draw:frame>
        <draw:frame draw:style-name="gr1" draw:text-style-name="P2" draw:layer="layout" svg:width="8.689cm" svg:height="0.475cm" svg:x="7.8cm" svg:y="6.876cm">
          <draw:text-box>
            <text:p text:style-name="P1"><text:span text:style-name="T4">Deputy Prime Minister of Iraq, May 2005-2006</text:span></text:p>
          </draw:text-box>
        </draw:frame>
        <draw:frame draw:style-name="gr1" draw:text-style-name="P2" draw:layer="layout" svg:width="3.236cm" svg:height="0.475cm" svg:x="2.2cm" svg:y="7.541cm">
          <draw:text-box>
            <text:p text:style-name="P1"><text:span text:style-name="T4">Chaplin, Edward </text:span></text:p>
          </draw:text-box>
        </draw:frame>
        <draw:frame draw:style-name="gr1" draw:text-style-name="P2" draw:layer="layout" svg:width="10.624cm" svg:height="0.475cm" svg:x="7.8cm" svg:y="7.541cm">
          <draw:text-box>
            <text:p text:style-name="P1"><text:span text:style-name="T4"><text:s/></text:span><text:span text:style-name="T4">FCO, Director Middle East and North Africa, 2002-2004 </text:span></text:p>
          </draw:text-box>
        </draw:frame>
        <draw:frame draw:style-name="gr1" draw:text-style-name="P2" draw:layer="layout" svg:width="9.163cm" svg:height="0.475cm" svg:x="7.8cm" svg:y="8.105cm">
          <draw:text-box>
            <text:p text:style-name="P1"><text:span text:style-name="T4">British Ambassador to Iraq, July 2004-May 2005 </text:span></text:p>
          </draw:text-box>
        </draw:frame>
        <draw:frame draw:style-name="gr1" draw:text-style-name="P2" draw:layer="layout" svg:width="2.809cm" svg:height="0.475cm" svg:x="7.8cm" svg:y="8.67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788cm" svg:height="0.475cm" svg:x="2.2cm" svg:y="9.334cm">
          <draw:text-box>
            <text:p text:style-name="P1"><text:span text:style-name="T4">Charlton, Alan </text:span></text:p>
          </draw:text-box>
        </draw:frame>
        <draw:frame draw:style-name="gr1" draw:text-style-name="P2" draw:layer="layout" svg:width="7.157cm" svg:height="0.475cm" svg:x="7.8cm" svg:y="9.334cm">
          <draw:text-box>
            <text:p text:style-name="P1"><text:span text:style-name="T4"><text:s/></text:span><text:span text:style-name="T4">FCO, Director Personnel, 2001-2004 </text:span></text:p>
          </draw:text-box>
        </draw:frame>
        <draw:frame draw:style-name="gr1" draw:text-style-name="P2" draw:layer="layout" svg:width="10.369cm" svg:height="0.475cm" svg:x="7.8cm" svg:y="9.898cm">
          <draw:text-box>
            <text:p text:style-name="P1"><text:span text:style-name="T4">Deputy Head of Mission, British Embassy Washington, </text:span></text:p>
          </draw:text-box>
        </draw:frame>
        <draw:frame draw:style-name="gr1" draw:text-style-name="P2" draw:layer="layout" svg:width="2.038cm" svg:height="0.475cm" svg:x="7.8cm" svg:y="10.463cm">
          <draw:text-box>
            <text:p text:style-name="P1"><text:span text:style-name="T4">2004-2007</text:span></text:p>
          </draw:text-box>
        </draw:frame>
        <draw:frame draw:style-name="gr1" draw:text-style-name="P2" draw:layer="layout" svg:width="3.969cm" svg:height="0.475cm" svg:x="2.2cm" svg:y="11.127cm">
          <draw:text-box>
            <text:p text:style-name="P1"><text:span text:style-name="T4">Chatterton Dickson, <text:s/></text:span></text:p>
          </draw:text-box>
        </draw:frame>
        <draw:frame draw:style-name="gr1" draw:text-style-name="P2" draw:layer="layout" svg:width="11.009cm" svg:height="0.475cm" svg:x="7.8cm" svg:y="11.127cm">
          <draw:text-box>
            <text:p text:style-name="P1"><text:span text:style-name="T4">FCO, Head, Iraq Security Sector Unit, 2000-October 2003 </text:span></text:p>
          </draw:text-box>
        </draw:frame>
        <draw:frame draw:style-name="gr1" draw:text-style-name="P2" draw:layer="layout" svg:width="0.422cm" svg:height="0.475cm" svg:x="2.2cm" svg:y="11.69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.395cm" svg:height="0.475cm" svg:x="2.623cm" svg:y="11.692cm">
          <draw:text-box>
            <text:p text:style-name="P1"><text:span text:style-name="T4">Robert </text:span></text:p>
          </draw:text-box>
        </draw:frame>
        <draw:frame draw:style-name="gr1" draw:text-style-name="P2" draw:layer="layout" svg:width="3.401cm" svg:height="0.475cm" svg:x="2.2cm" svg:y="12.356cm">
          <draw:text-box>
            <text:p text:style-name="P1"><text:span text:style-name="T4">Cheadle, Richard </text:span></text:p>
          </draw:text-box>
        </draw:frame>
        <draw:frame draw:style-name="gr1" draw:text-style-name="P2" draw:layer="layout" svg:width="10.179cm" svg:height="0.475cm" svg:x="7.8cm" svg:y="12.356cm">
          <draw:text-box>
            <text:p text:style-name="P1"><text:span text:style-name="T4"><text:s/></text:span><text:span text:style-name="T4">(Rear Admiral) Chief of Staff Naval Home Command, </text:span></text:p>
          </draw:text-box>
        </draw:frame>
        <draw:frame draw:style-name="gr1" draw:text-style-name="P2" draw:layer="layout" svg:width="6.547cm" svg:height="0.475cm" svg:x="7.8cm" svg:y="12.921cm">
          <draw:text-box>
            <text:p text:style-name="P1"><text:span text:style-name="T4">September 2002-December 2003 <text:s/></text:span></text:p>
          </draw:text-box>
        </draw:frame>
        <draw:frame draw:style-name="gr1" draw:text-style-name="P2" draw:layer="layout" svg:width="9.387cm" svg:height="0.475cm" svg:x="7.8cm" svg:y="13.485cm">
          <draw:text-box>
            <text:p text:style-name="P1"><text:span text:style-name="T4">Controller of the Navy, December 2003-April 2006</text:span></text:p>
          </draw:text-box>
        </draw:frame>
        <draw:frame draw:style-name="gr1" draw:text-style-name="P2" draw:layer="layout" svg:width="2.61cm" svg:height="0.475cm" svg:x="2.2cm" svg:y="14.15cm">
          <draw:text-box>
            <text:p text:style-name="P1"><text:span text:style-name="T4">Cheney, Dick </text:span></text:p>
          </draw:text-box>
        </draw:frame>
        <draw:frame draw:style-name="gr1" draw:text-style-name="P2" draw:layer="layout" svg:width="7.017cm" svg:height="0.475cm" svg:x="7.8cm" svg:y="14.15cm">
          <draw:text-box>
            <text:p text:style-name="P1"><text:span text:style-name="T4">Vice President of the US, 2001-2009 </text:span></text:p>
          </draw:text-box>
        </draw:frame>
        <draw:frame draw:style-name="gr1" draw:text-style-name="P2" draw:layer="layout" svg:width="2.902cm" svg:height="0.475cm" svg:x="2.2cm" svg:y="14.814cm">
          <draw:text-box>
            <text:p text:style-name="P1"><text:span text:style-name="T4">Chiarelli, Peter </text:span></text:p>
          </draw:text-box>
        </draw:frame>
        <draw:frame draw:style-name="gr1" draw:text-style-name="P2" draw:layer="layout" svg:width="9.976cm" svg:height="0.475cm" svg:x="7.8cm" svg:y="14.814cm">
          <draw:text-box>
            <text:p text:style-name="P1"><text:span text:style-name="T4"><text:s/></text:span><text:span text:style-name="T4">(General) Commander, Multi-National Corps – Iraq, <text:s/></text:span></text:p>
          </draw:text-box>
        </draw:frame>
        <draw:frame draw:style-name="gr1" draw:text-style-name="P2" draw:layer="layout" svg:width="5.112cm" svg:height="0.475cm" svg:x="7.8cm" svg:y="15.378cm">
          <draw:text-box>
            <text:p text:style-name="P1"><text:span text:style-name="T4">August 2008-January 2012</text:span></text:p>
          </draw:text-box>
        </draw:frame>
        <draw:frame draw:style-name="gr1" draw:text-style-name="P2" draw:layer="layout" svg:width="3.283cm" svg:height="0.475cm" svg:x="2.2cm" svg:y="16.043cm">
          <draw:text-box>
            <text:p text:style-name="P1"><text:span text:style-name="T4">Chikoti, Georges </text:span></text:p>
          </draw:text-box>
        </draw:frame>
        <draw:frame draw:style-name="gr1" draw:text-style-name="P2" draw:layer="layout" svg:width="8.444cm" svg:height="0.475cm" svg:x="7.8cm" svg:y="16.043cm">
          <draw:text-box>
            <text:p text:style-name="P1"><text:span text:style-name="T4"><text:s/></text:span><text:span text:style-name="T4">Angolan Deputy Minister for Foreign Affairs, </text:span></text:p>
          </draw:text-box>
        </draw:frame>
        <draw:frame draw:style-name="gr1" draw:text-style-name="P2" draw:layer="layout" svg:width="4.582cm" svg:height="0.475cm" svg:x="7.8cm" svg:y="16.607cm">
          <draw:text-box>
            <text:p text:style-name="P1"><text:span text:style-name="T4">November 2010-present</text:span></text:p>
          </draw:text-box>
        </draw:frame>
        <draw:frame draw:style-name="gr1" draw:text-style-name="P2" draw:layer="layout" svg:width="3.511cm" svg:height="0.475cm" svg:x="2.2cm" svg:y="17.272cm">
          <draw:text-box>
            <text:p text:style-name="P1"><text:span text:style-name="T4">Chilcott, Dominick </text:span></text:p>
          </draw:text-box>
        </draw:frame>
        <draw:frame draw:style-name="gr1" draw:text-style-name="P2" draw:layer="layout" svg:width="0.422cm" svg:height="0.475cm" svg:x="7.8cm" svg:y="17.27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158cm" svg:height="0.475cm" svg:x="7.8cm" svg:y="17.272cm">
          <draw:text-box>
            <text:p text:style-name="P1"><text:span text:style-name="T4">FCO Middle East Department, September 2002-2003 </text:span></text:p>
          </draw:text-box>
        </draw:frame>
        <draw:frame draw:style-name="gr1" draw:text-style-name="P2" draw:layer="layout" svg:width="9.641cm" svg:height="0.475cm" svg:x="7.8cm" svg:y="17.836cm">
          <draw:text-box>
            <text:p text:style-name="P1"><text:span text:style-name="T4">FCO, Head Iraq Planning Unit, January-June 2003 </text:span></text:p>
          </draw:text-box>
        </draw:frame>
        <draw:frame draw:style-name="gr1" draw:text-style-name="P2" draw:layer="layout" svg:width="2.809cm" svg:height="0.475cm" svg:x="7.8cm" svg:y="18.401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3.164cm" svg:height="0.475cm" svg:x="2.2cm" svg:y="19.065cm">
          <draw:text-box>
            <text:p text:style-name="P1"><text:span text:style-name="T4">Chirac, Jacques </text:span></text:p>
          </draw:text-box>
        </draw:frame>
        <draw:frame draw:style-name="gr1" draw:text-style-name="P2" draw:layer="layout" svg:width="5.984cm" svg:height="0.475cm" svg:x="7.8cm" svg:y="19.065cm">
          <draw:text-box>
            <text:p text:style-name="P1"><text:span text:style-name="T4">President of France, 1995-2007</text:span></text:p>
          </draw:text-box>
        </draw:frame>
        <draw:frame draw:style-name="gr1" draw:text-style-name="P2" draw:layer="layout" svg:width="3.401cm" svg:height="0.475cm" svg:x="2.2cm" svg:y="19.73cm">
          <draw:text-box>
            <text:p text:style-name="P1"><text:span text:style-name="T4">Cholerton, Simon </text:span></text:p>
          </draw:text-box>
        </draw:frame>
        <draw:frame draw:style-name="gr1" draw:text-style-name="P2" draw:layer="layout" svg:width="10.107cm" svg:height="0.475cm" svg:x="7.8cm" svg:y="19.73cm">
          <draw:text-box>
            <text:p text:style-name="P1"><text:span text:style-name="T4"><text:s/></text:span><text:span text:style-name="T4">(Dr) MOD, Assistant Director Secretariat (Overseas), </text:span></text:p>
          </draw:text-box>
        </draw:frame>
        <draw:frame draw:style-name="gr1" draw:text-style-name="P2" draw:layer="layout" svg:width="2.157cm" svg:height="0.475cm" svg:x="7.8cm" svg:y="20.294cm">
          <draw:text-box>
            <text:p text:style-name="P1"><text:span text:style-name="T4">2001-2002 </text:span></text:p>
          </draw:text-box>
        </draw:frame>
        <draw:frame draw:style-name="gr1" draw:text-style-name="P2" draw:layer="layout" svg:width="7.012cm" svg:height="0.475cm" svg:x="7.8cm" svg:y="20.858cm">
          <draw:text-box>
            <text:p text:style-name="P1"><text:span text:style-name="T4">MOD, Acting Head, Iraq Secretariat, <text:s/></text:span></text:p>
          </draw:text-box>
        </draw:frame>
        <draw:frame draw:style-name="gr1" draw:text-style-name="P2" draw:layer="layout" svg:width="5.078cm" svg:height="0.475cm" svg:x="7.8cm" svg:y="21.423cm">
          <draw:text-box>
            <text:p text:style-name="P1"><text:span text:style-name="T4">April 2004-December 2005</text:span></text:p>
          </draw:text-box>
        </draw:frame>
        <draw:frame draw:style-name="gr1" draw:text-style-name="P2" draw:layer="layout" svg:width="3.042cm" svg:height="0.475cm" svg:x="2.2cm" svg:y="22.087cm">
          <draw:text-box>
            <text:p text:style-name="P1"><text:span text:style-name="T4">Clarke, Charles </text:span></text:p>
          </draw:text-box>
        </draw:frame>
        <draw:frame draw:style-name="gr1" draw:text-style-name="P2" draw:layer="layout" svg:width="8.537cm" svg:height="0.475cm" svg:x="7.8cm" svg:y="22.087cm">
          <draw:text-box>
            <text:p text:style-name="P1"><text:span text:style-name="T4"><text:s/></text:span><text:span text:style-name="T4">Home Secretary, December 2004-May 2006 </text:span></text:p>
          </draw:text-box>
        </draw:frame>
        <draw:frame draw:style-name="gr1" draw:text-style-name="P2" draw:layer="layout" svg:width="9.942cm" svg:height="0.475cm" svg:x="7.8cm" svg:y="22.652cm">
          <draw:text-box>
            <text:p text:style-name="P1"><text:span text:style-name="T4">Minister without Portfolio and Party Chair, 2001-2002</text:span></text:p>
          </draw:text-box>
        </draw:frame>
        <draw:frame draw:style-name="gr1" draw:text-style-name="P2" draw:layer="layout" svg:width="3.042cm" svg:height="0.475cm" svg:x="2.2cm" svg:y="23.316cm">
          <draw:text-box>
            <text:p text:style-name="P1"><text:span text:style-name="T4">Clarke, Michael </text:span></text:p>
          </draw:text-box>
        </draw:frame>
        <draw:frame draw:style-name="gr1" draw:text-style-name="P2" draw:layer="layout" svg:width="10.404cm" svg:height="0.475cm" svg:x="7.8cm" svg:y="23.316cm">
          <draw:text-box>
            <text:p text:style-name="P1"><text:span text:style-name="T4"><text:s/></text:span><text:span text:style-name="T4">(Professor) King’s College London, Founding Director, </text:span></text:p>
          </draw:text-box>
        </draw:frame>
        <draw:frame draw:style-name="gr1" draw:text-style-name="P2" draw:layer="layout" svg:width="7.592cm" svg:height="0.475cm" svg:x="7.8cm" svg:y="23.881cm">
          <draw:text-box>
            <text:p text:style-name="P1"><text:span text:style-name="T4">International Policy Institute, 2001-2005 </text:span></text:p>
          </draw:text-box>
        </draw:frame>
        <draw:frame draw:style-name="gr1" draw:text-style-name="P2" draw:layer="layout" svg:width="9.489cm" svg:height="0.475cm" svg:x="7.8cm" svg:y="24.445cm">
          <draw:text-box>
            <text:p text:style-name="P1"><text:span text:style-name="T4">Head, School of Social Science and Public Policy, </text:span></text:p>
          </draw:text-box>
        </draw:frame>
        <draw:frame draw:style-name="gr1" draw:text-style-name="P2" draw:layer="layout" svg:width="2.157cm" svg:height="0.475cm" svg:x="7.8cm" svg:y="25.01cm">
          <draw:text-box>
            <text:p text:style-name="P1"><text:span text:style-name="T4">2004-2005 </text:span></text:p>
          </draw:text-box>
        </draw:frame>
        <draw:frame draw:style-name="gr1" draw:text-style-name="P2" draw:layer="layout" svg:width="9.37cm" svg:height="0.475cm" svg:x="7.8cm" svg:y="25.574cm">
          <draw:text-box>
            <text:p text:style-name="P1"><text:span text:style-name="T4">Director General, Royal United Services Institute, </text:span></text:p>
          </draw:text-box>
        </draw:frame>
        <draw:frame draw:style-name="gr1" draw:text-style-name="P2" draw:layer="layout" svg:width="2.038cm" svg:height="0.475cm" svg:x="7.8cm" svg:y="26.138cm">
          <draw:text-box>
            <text:p text:style-name="P1"><text:span text:style-name="T4">2007-2015</text:span></text:p>
          </draw:text-box>
        </draw:frame>
      </draw:page>
      <draw:page draw:name="page1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4</text:span></text:p>
          </draw:text-box>
        </draw:frame>
        <draw:frame draw:style-name="gr1" draw:text-style-name="P2" draw:layer="layout" svg:width="2.961cm" svg:height="0.475cm" svg:x="2.2cm" svg:y="2.525cm">
          <draw:text-box>
            <text:p text:style-name="P1"><text:span text:style-name="T4">Clarke, Wesley </text:span></text:p>
          </draw:text-box>
        </draw:frame>
        <draw:frame draw:style-name="gr1" draw:text-style-name="P2" draw:layer="layout" svg:width="10.979cm" svg:height="0.475cm" svg:x="7.8cm" svg:y="2.525cm">
          <draw:text-box>
            <text:p text:style-name="P1"><text:span text:style-name="T4">(General) Supreme Allied Commander Europe, 1997-2000</text:span></text:p>
          </draw:text-box>
        </draw:frame>
        <draw:frame draw:style-name="gr1" draw:text-style-name="P2" draw:layer="layout" svg:width="3.355cm" svg:height="0.475cm" svg:x="2.2cm" svg:y="3.19cm">
          <draw:text-box>
            <text:p text:style-name="P1"><text:span text:style-name="T4">Cleveland, Robin </text:span></text:p>
          </draw:text-box>
        </draw:frame>
        <draw:frame draw:style-name="gr1" draw:text-style-name="P2" draw:layer="layout" svg:width="10.615cm" svg:height="0.475cm" svg:x="7.8cm" svg:y="3.19cm">
          <draw:text-box>
            <text:p text:style-name="P1"><text:span text:style-name="T4"><text:s/></text:span><text:span text:style-name="T4">Associate Director, White House Office of Management </text:span></text:p>
          </draw:text-box>
        </draw:frame>
        <draw:frame draw:style-name="gr1" draw:text-style-name="P2" draw:layer="layout" svg:width="7.127cm" svg:height="0.475cm" svg:x="7.8cm" svg:y="3.754cm">
          <draw:text-box>
            <text:p text:style-name="P1"><text:span text:style-name="T4">and Budget, January 2001-June 2005</text:span></text:p>
          </draw:text-box>
        </draw:frame>
        <draw:frame draw:style-name="gr1" draw:text-style-name="P2" draw:layer="layout" svg:width="2.241cm" svg:height="0.475cm" svg:x="2.2cm" svg:y="4.418cm">
          <draw:text-box>
            <text:p text:style-name="P1"><text:span text:style-name="T4">Clinton, Bill </text:span></text:p>
          </draw:text-box>
        </draw:frame>
        <draw:frame draw:style-name="gr1" draw:text-style-name="P2" draw:layer="layout" svg:width="7.029cm" svg:height="0.475cm" svg:x="7.8cm" svg:y="4.418cm">
          <draw:text-box>
            <text:p text:style-name="P1"><text:span text:style-name="T4">42nd President of the US, 1993-2001</text:span></text:p>
          </draw:text-box>
        </draw:frame>
        <draw:frame draw:style-name="gr1" draw:text-style-name="P2" draw:layer="layout" svg:width="2.241cm" svg:height="0.475cm" svg:x="2.2cm" svg:y="5.083cm">
          <draw:text-box>
            <text:p text:style-name="P1"><text:span text:style-name="T4">Clwyd, Ann </text:span></text:p>
          </draw:text-box>
        </draw:frame>
        <draw:frame draw:style-name="gr1" draw:text-style-name="P2" draw:layer="layout" svg:width="8.202cm" svg:height="0.475cm" svg:x="7.8cm" svg:y="5.083cm">
          <draw:text-box>
            <text:p text:style-name="P1"><text:span text:style-name="T4"><text:s/></text:span><text:span text:style-name="T4">Chair, INDICT, 1997-2003 and Vice Chair, <text:s/></text:span></text:p>
          </draw:text-box>
        </draw:frame>
        <draw:frame draw:style-name="gr1" draw:text-style-name="P2" draw:layer="layout" svg:width="7.529cm" svg:height="0.475cm" svg:x="7.8cm" svg:y="5.647cm">
          <draw:text-box>
            <text:p text:style-name="P1"><text:span text:style-name="T4">Parliamentary Labour Party, 2001-2005 </text:span></text:p>
          </draw:text-box>
        </draw:frame>
        <draw:frame draw:style-name="gr1" draw:text-style-name="P2" draw:layer="layout" svg:width="10.793cm" svg:height="0.475cm" svg:x="7.8cm" svg:y="6.212cm">
          <draw:text-box>
            <text:p text:style-name="P1"><text:span text:style-name="T4">Prime Minister’s Special Envoy to Iraq on Human Rights, </text:span></text:p>
          </draw:text-box>
        </draw:frame>
        <draw:frame draw:style-name="gr1" draw:text-style-name="P2" draw:layer="layout" svg:width="3.994cm" svg:height="0.475cm" svg:x="7.8cm" svg:y="6.776cm">
          <draw:text-box>
            <text:p text:style-name="P1"><text:span text:style-name="T4">May 2003-May 2010 </text:span></text:p>
          </draw:text-box>
        </draw:frame>
        <draw:frame draw:style-name="gr1" draw:text-style-name="P2" draw:layer="layout" svg:width="2.809cm" svg:height="0.475cm" svg:x="7.8cm" svg:y="7.341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3.778cm" svg:height="0.475cm" svg:x="2.2cm" svg:y="8.005cm">
          <draw:text-box>
            <text:p text:style-name="P1"><text:span text:style-name="T4">Colbourne, Michael </text:span></text:p>
          </draw:text-box>
        </draw:frame>
        <draw:frame draw:style-name="gr1" draw:text-style-name="P2" draw:layer="layout" svg:width="0.422cm" svg:height="0.475cm" svg:x="7.8cm" svg:y="8.00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9.629cm" svg:height="0.475cm" svg:x="7.8cm" svg:y="8.005cm">
          <draw:text-box>
            <text:p text:style-name="P1"><text:span text:style-name="T4">(Acting Assistant Chief Constable) UK Chief Police </text:span></text:p>
          </draw:text-box>
        </draw:frame>
        <draw:frame draw:style-name="gr1" draw:text-style-name="P2" draw:layer="layout" svg:width="6.043cm" svg:height="0.475cm" svg:x="7.8cm" svg:y="8.57cm">
          <draw:text-box>
            <text:p text:style-name="P1"><text:span text:style-name="T4">Adviser, March 2007-April 2008 </text:span></text:p>
          </draw:text-box>
        </draw:frame>
        <draw:frame draw:style-name="gr1" draw:text-style-name="P2" draw:layer="layout" svg:width="2.809cm" svg:height="0.475cm" svg:x="7.8cm" svg:y="9.134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3.025cm" svg:height="0.475cm" svg:x="2.2cm" svg:y="9.798cm">
          <draw:text-box>
            <text:p text:style-name="P1"><text:span text:style-name="T4">Collecott, Peter </text:span></text:p>
          </draw:text-box>
        </draw:frame>
        <draw:frame draw:style-name="gr1" draw:text-style-name="P2" draw:layer="layout" svg:width="9.929cm" svg:height="0.475cm" svg:x="7.8cm" svg:y="9.798cm">
          <draw:text-box>
            <text:p text:style-name="P1"><text:span text:style-name="T4">FCO, Director General, Corporate Affairs, 2001-2003</text:span></text:p>
          </draw:text-box>
        </draw:frame>
        <draw:frame draw:style-name="gr1" draw:text-style-name="P2" draw:layer="layout" svg:width="2.593cm" svg:height="0.475cm" svg:x="2.2cm" svg:y="10.463cm">
          <draw:text-box>
            <text:p text:style-name="P1"><text:span text:style-name="T4">Collis, Simon </text:span></text:p>
          </draw:text-box>
        </draw:frame>
        <draw:frame draw:style-name="gr1" draw:text-style-name="P2" draw:layer="layout" svg:width="8.435cm" svg:height="0.475cm" svg:x="7.8cm" svg:y="10.463cm">
          <draw:text-box>
            <text:p text:style-name="P1"><text:span text:style-name="T4"><text:s/></text:span><text:span text:style-name="T4">British Consul General in Basra, 2004-2005 </text:span></text:p>
          </draw:text-box>
        </draw:frame>
        <draw:frame draw:style-name="gr1" draw:text-style-name="P2" draw:layer="layout" svg:width="2.809cm" svg:height="0.475cm" svg:x="7.8cm" svg:y="11.027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703cm" svg:height="0.475cm" svg:x="2.2cm" svg:y="11.692cm">
          <draw:text-box>
            <text:p text:style-name="P1"><text:span text:style-name="T4">Colman, Tony </text:span></text:p>
          </draw:text-box>
        </draw:frame>
        <draw:frame draw:style-name="gr1" draw:text-style-name="P2" draw:layer="layout" svg:width="11.043cm" svg:height="0.475cm" svg:x="7.8cm" svg:y="11.692cm">
          <draw:text-box>
            <text:p text:style-name="P1"><text:span text:style-name="T4">Chair, All-Party Parliamentary Group on the United Nations</text:span></text:p>
          </draw:text-box>
        </draw:frame>
        <draw:frame draw:style-name="gr1" draw:text-style-name="P2" draw:layer="layout" svg:width="2.512cm" svg:height="0.475cm" svg:x="2.2cm" svg:y="12.356cm">
          <draw:text-box>
            <text:p text:style-name="P1"><text:span text:style-name="T4">Conway, Jim </text:span></text:p>
          </draw:text-box>
        </draw:frame>
        <draw:frame draw:style-name="gr1" draw:text-style-name="P2" draw:layer="layout" svg:width="8.782cm" svg:height="0.475cm" svg:x="7.8cm" svg:y="12.356cm">
          <draw:text-box>
            <text:p text:style-name="P1"><text:span text:style-name="T4"><text:s/></text:span><text:span text:style-name="T4">(Lieutenant General) Commander, 1st Marine </text:span></text:p>
          </draw:text-box>
        </draw:frame>
        <draw:frame draw:style-name="gr1" draw:text-style-name="P2" draw:layer="layout" svg:width="6.051cm" svg:height="0.475cm" svg:x="7.8cm" svg:y="12.921cm">
          <draw:text-box>
            <text:p text:style-name="P1"><text:span text:style-name="T4">Expeditionary Force, 2002-2004</text:span></text:p>
          </draw:text-box>
        </draw:frame>
        <draw:frame draw:style-name="gr1" draw:text-style-name="P2" draw:layer="layout" svg:width="2.457cm" svg:height="0.475cm" svg:x="2.2cm" svg:y="13.585cm">
          <draw:text-box>
            <text:p text:style-name="P1"><text:span text:style-name="T4">Cook, Robin </text:span></text:p>
          </draw:text-box>
        </draw:frame>
        <draw:frame draw:style-name="gr1" draw:text-style-name="P2" draw:layer="layout" svg:width="7.813cm" svg:height="0.475cm" svg:x="7.8cm" svg:y="13.585cm">
          <draw:text-box>
            <text:p text:style-name="P1"><text:span text:style-name="T4"><text:s/></text:span><text:span text:style-name="T4">Foreign Secretary, May 1997-June 2001 </text:span></text:p>
          </draw:text-box>
        </draw:frame>
        <draw:frame draw:style-name="gr1" draw:text-style-name="P2" draw:layer="layout" svg:width="10.992cm" svg:height="0.475cm" svg:x="7.8cm" svg:y="14.15cm">
          <draw:text-box>
            <text:p text:style-name="P1"><text:span text:style-name="T4">Leader of the House of Commons, June 2001-March 2003</text:span></text:p>
          </draw:text-box>
        </draw:frame>
        <draw:frame draw:style-name="gr1" draw:text-style-name="P2" draw:layer="layout" svg:width="3.465cm" svg:height="0.475cm" svg:x="2.2cm" svg:y="14.814cm">
          <draw:text-box>
            <text:p text:style-name="P1"><text:span text:style-name="T4">Cooper, Geoffrey <text:s/></text:span></text:p>
          </draw:text-box>
        </draw:frame>
        <draw:frame draw:style-name="gr1" draw:text-style-name="P2" draw:layer="layout" svg:width="10.459cm" svg:height="0.475cm" svg:x="7.8cm" svg:y="14.814cm">
          <draw:text-box>
            <text:p text:style-name="P1"><text:span text:style-name="T4"><text:s/></text:span><text:span text:style-name="T4">Senior Police Adviser in Basra, March 2008-April 2009 </text:span></text:p>
          </draw:text-box>
        </draw:frame>
        <draw:frame draw:style-name="gr1" draw:text-style-name="P2" draw:layer="layout" svg:width="2.809cm" svg:height="0.475cm" svg:x="7.8cm" svg:y="15.378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648cm" svg:height="0.475cm" svg:x="2.2cm" svg:y="16.043cm">
          <draw:text-box>
            <text:p text:style-name="P1"><text:span text:style-name="T4">Cooper, John </text:span></text:p>
          </draw:text-box>
        </draw:frame>
        <draw:frame draw:style-name="gr1" draw:text-style-name="P2" draw:layer="layout" svg:width="9.87cm" svg:height="0.475cm" svg:x="7.8cm" svg:y="16.043cm">
          <draw:text-box>
            <text:p text:style-name="P1"><text:span text:style-name="T4"><text:s/></text:span><text:span text:style-name="T4">(Major General) General Officer Commanding Multi-</text:span></text:p>
          </draw:text-box>
        </draw:frame>
        <draw:frame draw:style-name="gr1" draw:text-style-name="P2" draw:layer="layout" svg:width="11cm" svg:height="0.475cm" svg:x="7.8cm" svg:y="16.607cm">
          <draw:text-box>
            <text:p text:style-name="P1"><text:span text:style-name="T4">National Division (South-East), December 2005-July 2006 </text:span></text:p>
          </draw:text-box>
        </draw:frame>
        <draw:frame draw:style-name="gr5" draw:text-style-name="P2" draw:layer="layout" svg:width="10.755cm" svg:height="0.475cm" svg:x="7.8cm" svg:y="17.172cm">
          <draw:text-box>
            <text:p text:style-name="P1"><text:span text:style-name="T6">(Lieutenant General) Senior British Military Representative </text:span></text:p>
          </draw:text-box>
        </draw:frame>
        <draw:frame draw:style-name="gr1" draw:text-style-name="P2" draw:layer="layout" svg:width="0.422cm" svg:height="0.475cm" svg:x="18.527cm" svg:y="17.172cm">
          <draw:text-box>
            <text:p text:style-name="P1"><text:span text:style-name="T4">– </text:span></text:p>
          </draw:text-box>
        </draw:frame>
        <draw:frame draw:style-name="gr1" draw:text-style-name="P2" draw:layer="layout" svg:width="5.717cm" svg:height="0.475cm" svg:x="7.8cm" svg:y="17.736cm">
          <draw:text-box>
            <text:p text:style-name="P1"><text:span text:style-name="T4">Iraq, March 2008-March 2009 </text:span></text:p>
          </draw:text-box>
        </draw:frame>
        <draw:frame draw:style-name="gr1" draw:text-style-name="P2" draw:layer="layout" svg:width="2.809cm" svg:height="0.475cm" svg:x="7.8cm" svg:y="18.301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999cm" svg:height="0.475cm" svg:x="2.2cm" svg:y="18.965cm">
          <draw:text-box>
            <text:p text:style-name="P1"><text:span text:style-name="T4">Cooper, Robert </text:span></text:p>
          </draw:text-box>
        </draw:frame>
        <draw:frame draw:style-name="gr1" draw:text-style-name="P2" draw:layer="layout" svg:width="11.051cm" svg:height="0.475cm" svg:x="7.8cm" svg:y="18.965cm">
          <draw:text-box>
            <text:p text:style-name="P1"><text:span text:style-name="T4"><text:s/></text:span><text:span text:style-name="T4">Head, Overseas and Defence Secretariat, Cabinet Office, </text:span></text:p>
          </draw:text-box>
        </draw:frame>
        <draw:frame draw:style-name="gr1" draw:text-style-name="P2" draw:layer="layout" svg:width="2.038cm" svg:height="0.475cm" svg:x="7.8cm" svg:y="19.53cm">
          <draw:text-box>
            <text:p text:style-name="P1"><text:span text:style-name="T4">1999-2002</text:span></text:p>
          </draw:text-box>
        </draw:frame>
        <draw:frame draw:style-name="gr1" draw:text-style-name="P2" draw:layer="layout" svg:width="2.974cm" svg:height="0.475cm" svg:x="2.2cm" svg:y="20.194cm">
          <draw:text-box>
            <text:p text:style-name="P1"><text:span text:style-name="T4">Cornish, Roger </text:span></text:p>
          </draw:text-box>
        </draw:frame>
        <draw:frame draw:style-name="gr1" draw:text-style-name="P2" draw:layer="layout" svg:width="6.077cm" svg:height="0.475cm" svg:x="7.8cm" svg:y="20.194cm">
          <draw:text-box>
            <text:p text:style-name="P1"><text:span text:style-name="T4"><text:s/></text:span><text:span text:style-name="T4">(Dr) MOD, Deputy Director, Iraq</text:span></text:p>
          </draw:text-box>
        </draw:frame>
        <draw:frame draw:style-name="gr1" draw:text-style-name="P2" draw:layer="layout" svg:width="2.902cm" svg:height="0.475cm" svg:x="2.2cm" svg:y="20.858cm">
          <draw:text-box>
            <text:p text:style-name="P1"><text:span text:style-name="T4">Costello, Barry </text:span></text:p>
          </draw:text-box>
        </draw:frame>
        <draw:frame draw:style-name="gr1" draw:text-style-name="P2" draw:layer="layout" svg:width="11.004cm" svg:height="0.475cm" svg:x="7.8cm" svg:y="20.858cm">
          <draw:text-box>
            <text:p text:style-name="P1"><text:span text:style-name="T4">(Rear Admiral) Coalition Maritime Component Commander</text:span></text:p>
          </draw:text-box>
        </draw:frame>
        <draw:frame draw:style-name="gr1" draw:text-style-name="P2" draw:layer="layout" svg:width="3.118cm" svg:height="0.475cm" svg:x="2.2cm" svg:y="21.523cm">
          <draw:text-box>
            <text:p text:style-name="P1"><text:span text:style-name="T4">Cowlam, Shaun </text:span></text:p>
          </draw:text-box>
        </draw:frame>
        <draw:frame draw:style-name="gr1" draw:text-style-name="P2" draw:layer="layout" svg:width="10.823cm" svg:height="0.475cm" svg:x="7.8cm" svg:y="21.523cm">
          <draw:text-box>
            <text:p text:style-name="P1"><text:span text:style-name="T4"><text:s/></text:span><text:span text:style-name="T4">(Brigadier) Commander, Joint Force Logistics Command </text:span></text:p>
          </draw:text-box>
        </draw:frame>
        <draw:frame draw:style-name="gr1" draw:text-style-name="P2" draw:layer="layout" svg:width="6.966cm" svg:height="0.475cm" svg:x="7.8cm" svg:y="22.087cm">
          <draw:text-box>
            <text:p text:style-name="P1"><text:span text:style-name="T4">Commander, 102 Logistics Brigade, <text:s/></text:span></text:p>
          </draw:text-box>
        </draw:frame>
        <draw:frame draw:style-name="gr1" draw:text-style-name="P2" draw:layer="layout" svg:width="5.031cm" svg:height="0.475cm" svg:x="7.8cm" svg:y="22.652cm">
          <draw:text-box>
            <text:p text:style-name="P1"><text:span text:style-name="T4">December 2000-May 2003</text:span></text:p>
          </draw:text-box>
        </draw:frame>
        <draw:frame draw:style-name="gr1" draw:text-style-name="P2" draw:layer="layout" svg:width="4.553cm" svg:height="0.475cm" svg:x="2.2cm" svg:y="23.316cm">
          <draw:text-box>
            <text:p text:style-name="P1"><text:span text:style-name="T4">Cowper-Coles, Sherard </text:span></text:p>
          </draw:text-box>
        </draw:frame>
        <draw:frame draw:style-name="gr1" draw:text-style-name="P2" draw:layer="layout" svg:width="0.422cm" svg:height="0.475cm" svg:x="7.8cm" svg:y="23.31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9.883cm" svg:height="0.475cm" svg:x="7.8cm" svg:y="23.316cm">
          <draw:text-box>
            <text:p text:style-name="P1"><text:span text:style-name="T4">Principal Private Secretary to the Foreign Secretary, </text:span></text:p>
          </draw:text-box>
        </draw:frame>
        <draw:frame draw:style-name="gr1" draw:text-style-name="P2" draw:layer="layout" svg:width="2.157cm" svg:height="0.475cm" svg:x="7.8cm" svg:y="23.881cm">
          <draw:text-box>
            <text:p text:style-name="P1"><text:span text:style-name="T4">1999-2001 </text:span></text:p>
          </draw:text-box>
        </draw:frame>
        <draw:frame draw:style-name="gr1" draw:text-style-name="P2" draw:layer="layout" svg:width="7.559cm" svg:height="0.475cm" svg:x="7.8cm" svg:y="24.445cm">
          <draw:text-box>
            <text:p text:style-name="P1"><text:span text:style-name="T4">British Ambassador to Israel, 2001-2003</text:span></text:p>
          </draw:text-box>
        </draw:frame>
        <draw:frame draw:style-name="gr1" draw:text-style-name="P2" draw:layer="layout" svg:width="2.398cm" svg:height="0.475cm" svg:x="2.2cm" svg:y="25.11cm">
          <draw:text-box>
            <text:p text:style-name="P1"><text:span text:style-name="T4">Cragg, Tony </text:span></text:p>
          </draw:text-box>
        </draw:frame>
        <draw:frame draw:style-name="gr1" draw:text-style-name="P2" draw:layer="layout" svg:width="9.413cm" svg:height="0.475cm" svg:x="7.8cm" svg:y="25.11cm">
          <draw:text-box>
            <text:p text:style-name="P1"><text:span text:style-name="T4"><text:s/></text:span><text:span text:style-name="T4">Deputy Chief of Defence Intelligence, 1999-2003 </text:span></text:p>
          </draw:text-box>
        </draw:frame>
        <draw:frame draw:style-name="gr1" draw:text-style-name="P2" draw:layer="layout" svg:width="2.809cm" svg:height="0.475cm" svg:x="7.8cm" svg:y="25.674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309cm" svg:height="0.475cm" svg:x="2.2cm" svg:y="26.338cm">
          <draw:text-box>
            <text:p text:style-name="P1"><text:span text:style-name="T4">Crisp, Nigel </text:span></text:p>
          </draw:text-box>
        </draw:frame>
        <draw:frame draw:style-name="gr1" draw:text-style-name="P2" draw:layer="layout" svg:width="8.134cm" svg:height="0.475cm" svg:x="7.8cm" svg:y="26.338cm">
          <draw:text-box>
            <text:p text:style-name="P1"><text:span text:style-name="T4">(Sir) DoH Permanent Secretary, 2000-2006</text:span></text:p>
          </draw:text-box>
        </draw:frame>
      </draw:page>
      <draw:page draw:name="page13" draw:style-name="dp1" draw:master-page-name="master-page26">
        <draw:frame draw:style-name="gr4" draw:text-style-name="P5" draw:layer="layout" svg:width="4.506cm" svg:height="0.395cm" svg:x="14.316cm" svg:y="1.138cm">
          <draw:text-box>
            <text:p text:style-name="P1"><text:span text:style-name="T5">Annex 3 <text:s/>| <text:s/>Names and post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5</text:span></text:p>
          </draw:text-box>
        </draw:frame>
        <draw:frame draw:style-name="gr1" draw:text-style-name="P2" draw:layer="layout" svg:width="2.804cm" svg:height="0.475cm" svg:x="2.2cm" svg:y="2.525cm">
          <draw:text-box>
            <text:p text:style-name="P1"><text:span text:style-name="T4">Crocker, Ryan </text:span></text:p>
          </draw:text-box>
        </draw:frame>
        <draw:frame draw:style-name="gr1" draw:text-style-name="P2" draw:layer="layout" svg:width="9.777cm" svg:height="0.475cm" svg:x="7.8cm" svg:y="2.525cm">
          <draw:text-box>
            <text:p text:style-name="P1"><text:span text:style-name="T4">US Ambassador to Iraq, March 2007-February 2009</text:span></text:p>
          </draw:text-box>
        </draw:frame>
        <draw:frame draw:style-name="gr1" draw:text-style-name="P2" draw:layer="layout" svg:width="2.948cm" svg:height="0.475cm" svg:x="2.2cm" svg:y="3.19cm">
          <draw:text-box>
            <text:p text:style-name="P1"><text:span text:style-name="T4">Crompton, Neil </text:span></text:p>
          </draw:text-box>
        </draw:frame>
        <draw:frame draw:style-name="gr1" draw:text-style-name="P2" draw:layer="layout" svg:width="6.001cm" svg:height="0.475cm" svg:x="7.8cm" svg:y="3.19cm">
          <draw:text-box>
            <text:p text:style-name="P1"><text:span text:style-name="T4"><text:s/></text:span><text:span text:style-name="T4">FCO, Head, Iraq Planning Unit </text:span></text:p>
          </draw:text-box>
        </draw:frame>
        <draw:frame draw:style-name="gr1" draw:text-style-name="P2" draw:layer="layout" svg:width="5.239cm" svg:height="0.475cm" svg:x="7.8cm" svg:y="3.754cm">
          <draw:text-box>
            <text:p text:style-name="P1"><text:span text:style-name="T4">FCO, Head, Iraq Policy Unit</text:span></text:p>
          </draw:text-box>
        </draw:frame>
        <draw:frame draw:style-name="gr1" draw:text-style-name="P2" draw:layer="layout" svg:width="2.14cm" svg:height="0.475cm" svg:x="2.2cm" svg:y="4.418cm">
          <draw:text-box>
            <text:p text:style-name="P1"><text:span text:style-name="T4">Cross, Tim </text:span></text:p>
          </draw:text-box>
        </draw:frame>
        <draw:frame draw:style-name="gr1" draw:text-style-name="P2" draw:layer="layout" svg:width="8.681cm" svg:height="0.475cm" svg:x="7.8cm" svg:y="4.418cm">
          <draw:text-box>
            <text:p text:style-name="P1"><text:span text:style-name="T4"><text:s/></text:span><text:span text:style-name="T4">(Major General) Office of Reconstruction and </text:span></text:p>
          </draw:text-box>
        </draw:frame>
        <draw:frame draw:style-name="gr1" draw:text-style-name="P2" draw:layer="layout" svg:width="7.063cm" svg:height="0.475cm" svg:x="7.8cm" svg:y="4.983cm">
          <draw:text-box>
            <text:p text:style-name="P1"><text:span text:style-name="T4">Humanitarian Assistance, 2002-2003 </text:span></text:p>
          </draw:text-box>
        </draw:frame>
        <draw:frame draw:style-name="gr1" draw:text-style-name="P2" draw:layer="layout" svg:width="2.809cm" svg:height="0.475cm" svg:x="7.8cm" svg:y="5.547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3.964cm" svg:height="0.475cm" svg:x="2.2cm" svg:y="6.212cm">
          <draw:text-box>
            <text:p text:style-name="P1"><text:span text:style-name="T4">Crouch II, Jack Dyer </text:span></text:p>
          </draw:text-box>
        </draw:frame>
        <draw:frame draw:style-name="gr1" draw:text-style-name="P2" draw:layer="layout" svg:width="0.422cm" svg:height="0.475cm" svg:x="7.8cm" svg:y="6.21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886cm" svg:height="0.475cm" svg:x="7.8cm" svg:y="6.212cm">
          <draw:text-box>
            <text:p text:style-name="P1"><text:span text:style-name="T4">US Assistant Secretary of Defense (International Security </text:span></text:p>
          </draw:text-box>
        </draw:frame>
        <draw:frame draw:style-name="gr1" draw:text-style-name="P2" draw:layer="layout" svg:width="6.593cm" svg:height="0.475cm" svg:x="7.8cm" svg:y="6.776cm">
          <draw:text-box>
            <text:p text:style-name="P1"><text:span text:style-name="T4">Policy), August 2001-October 2003</text:span></text:p>
          </draw:text-box>
        </draw:frame>
        <draw:frame draw:style-name="gr1" draw:text-style-name="P2" draw:layer="layout" svg:width="2.919cm" svg:height="0.475cm" svg:x="2.2cm" svg:y="7.441cm">
          <draw:text-box>
            <text:p text:style-name="P1"><text:span text:style-name="T4">Cullen, William </text:span></text:p>
          </draw:text-box>
        </draw:frame>
        <draw:frame draw:style-name="gr1" draw:text-style-name="P2" draw:layer="layout" svg:width="11.013cm" svg:height="0.475cm" svg:x="7.8cm" svg:y="7.441cm">
          <draw:text-box>
            <text:p text:style-name="P1"><text:span text:style-name="T4"><text:s/></text:span><text:span text:style-name="T4">(Lord Cullen of Whitekirk) Chair, Review of Fatal Accident </text:span></text:p>
          </draw:text-box>
        </draw:frame>
        <draw:frame draw:style-name="gr1" draw:text-style-name="P2" draw:layer="layout" svg:width="3.88cm" svg:height="0.475cm" svg:x="7.8cm" svg:y="8.005cm">
          <draw:text-box>
            <text:p text:style-name="P1"><text:span text:style-name="T4">Inquiries, 2008-2009</text:span></text:p>
          </draw:text-box>
        </draw:frame>
        <draw:frame draw:style-name="gr1" draw:text-style-name="P2" draw:layer="layout" svg:width="3.541cm" svg:height="0.475cm" svg:x="2.2cm" svg:y="8.67cm">
          <draw:text-box>
            <text:p text:style-name="P1"><text:span text:style-name="T4">Cunliffe, Jonathan </text:span></text:p>
          </draw:text-box>
        </draw:frame>
        <draw:frame draw:style-name="gr1" draw:text-style-name="P2" draw:layer="layout" svg:width="0.422cm" svg:height="0.475cm" svg:x="7.8cm" svg:y="8.6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9.806cm" svg:height="0.475cm" svg:x="7.8cm" svg:y="8.67cm">
          <draw:text-box>
            <text:p text:style-name="P1"><text:span text:style-name="T4">Treasury Managing Director Macroeconomic Policy, </text:span></text:p>
          </draw:text-box>
        </draw:frame>
        <draw:frame draw:style-name="gr1" draw:text-style-name="P2" draw:layer="layout" svg:width="2.157cm" svg:height="0.475cm" svg:x="7.8cm" svg:y="9.234cm">
          <draw:text-box>
            <text:p text:style-name="P1"><text:span text:style-name="T4">2002-2007 </text:span></text:p>
          </draw:text-box>
        </draw:frame>
        <draw:frame draw:style-name="gr1" draw:text-style-name="P2" draw:layer="layout" svg:width="3.723cm" svg:height="0.475cm" svg:x="7.8cm" svg:y="9.798cm">
          <draw:text-box>
            <text:p text:style-name="P1"><text:span text:style-name="T4">(Sir) Inquiry witness</text:span></text:p>
          </draw:text-box>
        </draw:frame>
        <draw:frame draw:style-name="gr1" draw:text-style-name="P2" draw:layer="layout" svg:width="4.015cm" svg:height="0.475cm" svg:x="2.2cm" svg:y="10.463cm">
          <draw:text-box>
            <text:p text:style-name="P1"><text:span text:style-name="T4">Cunningham, James </text:span></text:p>
          </draw:text-box>
        </draw:frame>
        <draw:frame draw:style-name="gr1" draw:text-style-name="P2" draw:layer="layout" svg:width="0.422cm" svg:height="0.475cm" svg:x="7.8cm" svg:y="10.46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9.963cm" svg:height="0.475cm" svg:x="7.8cm" svg:y="10.463cm">
          <draw:text-box>
            <text:p text:style-name="P1"><text:span text:style-name="T4">(Ambassador) US Deputy Representative to the UN, </text:span></text:p>
          </draw:text-box>
        </draw:frame>
        <draw:frame draw:style-name="gr1" draw:text-style-name="P2" draw:layer="layout" svg:width="4.985cm" svg:height="0.475cm" svg:x="7.8cm" svg:y="11.027cm">
          <draw:text-box>
            <text:p text:style-name="P1"><text:span text:style-name="T4">December 1999-July 2004</text:span></text:p>
          </draw:text-box>
        </draw:frame>
        <draw:frame draw:style-name="gr1" draw:text-style-name="P2" draw:layer="layout" svg:width="2.923cm" svg:height="0.475cm" svg:x="2.2cm" svg:y="11.692cm">
          <draw:text-box>
            <text:p text:style-name="P1"><text:span text:style-name="T4">Curtis, Richard </text:span></text:p>
          </draw:text-box>
        </draw:frame>
        <draw:frame draw:style-name="gr1" draw:text-style-name="P2" draw:layer="layout" svg:width="10.928cm" svg:height="0.475cm" svg:x="7.8cm" svg:y="11.692cm">
          <draw:text-box>
            <text:p text:style-name="P1"><text:span text:style-name="T4">(Sir) Assistant Deputy Coroner for Oxfordshire, 2005-2006</text:span></text:p>
          </draw:text-box>
        </draw:frame>
        <draw:frame draw:style-name="gr3" draw:text-style-name="P4" draw:layer="layout" svg:width="0.563cm" svg:height="0.628cm" svg:x="2.2cm" svg:y="12.72cm">
          <draw:text-box>
            <text:p text:style-name="P1"><text:span text:style-name="T3">D</text:span></text:p>
          </draw:text-box>
        </draw:frame>
        <draw:frame draw:style-name="gr1" draw:text-style-name="P2" draw:layer="layout" svg:width="3.071cm" svg:height="0.475cm" svg:x="2.2cm" svg:y="13.612cm">
          <draw:text-box>
            <text:p text:style-name="P1"><text:span text:style-name="T4">Dahlgren, Hans </text:span></text:p>
          </draw:text-box>
        </draw:frame>
        <draw:frame draw:style-name="gr1" draw:text-style-name="P2" draw:layer="layout" svg:width="10.966cm" svg:height="0.475cm" svg:x="7.8cm" svg:y="13.612cm">
          <draw:text-box>
            <text:p text:style-name="P1"><text:span text:style-name="T4">Swedish Permanent Representative to the UN, 1997-2000</text:span></text:p>
          </draw:text-box>
        </draw:frame>
        <draw:frame draw:style-name="gr1" draw:text-style-name="P2" draw:layer="layout" svg:width="3.046cm" svg:height="0.475cm" svg:x="2.2cm" svg:y="14.276cm">
          <draw:text-box>
            <text:p text:style-name="P1"><text:span text:style-name="T4">Dalton, Richard </text:span></text:p>
          </draw:text-box>
        </draw:frame>
        <draw:frame draw:style-name="gr1" draw:text-style-name="P2" draw:layer="layout" svg:width="8.406cm" svg:height="0.475cm" svg:x="7.8cm" svg:y="14.276cm">
          <draw:text-box>
            <text:p text:style-name="P1"><text:span text:style-name="T4"><text:s/></text:span><text:span text:style-name="T4">(Sir) British Ambassador to Iran, 2002-2006 </text:span></text:p>
          </draw:text-box>
        </draw:frame>
        <draw:frame draw:style-name="gr1" draw:text-style-name="P2" draw:layer="layout" svg:width="2.809cm" svg:height="0.475cm" svg:x="7.8cm" svg:y="14.841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4.367cm" svg:height="0.475cm" svg:x="2.2cm" svg:y="15.505cm">
          <draw:text-box>
            <text:p text:style-name="P1"><text:span text:style-name="T4">Dandeker, Christopher </text:span></text:p>
          </draw:text-box>
        </draw:frame>
        <draw:frame draw:style-name="gr1" draw:text-style-name="P2" draw:layer="layout" svg:width="0.422cm" svg:height="0.475cm" svg:x="7.8cm" svg:y="15.50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395cm" svg:height="0.475cm" svg:x="7.8cm" svg:y="15.505cm">
          <draw:text-box>
            <text:p text:style-name="P1"><text:span text:style-name="T4">Professor of Military Sociology, King’s College London, </text:span></text:p>
          </draw:text-box>
        </draw:frame>
        <draw:frame draw:style-name="gr1" draw:text-style-name="P2" draw:layer="layout" svg:width="10.374cm" svg:height="0.475cm" svg:x="7.8cm" svg:y="16.07cm">
          <draw:text-box>
            <text:p text:style-name="P1"><text:span text:style-name="T4">and Co-Director of the King’s Centre for Military Health </text:span></text:p>
          </draw:text-box>
        </draw:frame>
        <draw:frame draw:style-name="gr1" draw:text-style-name="P2" draw:layer="layout" svg:width="1.818cm" svg:height="0.475cm" svg:x="7.8cm" svg:y="16.634cm">
          <draw:text-box>
            <text:p text:style-name="P1"><text:span text:style-name="T4">Research</text:span></text:p>
          </draw:text-box>
        </draw:frame>
        <draw:frame draw:style-name="gr1" draw:text-style-name="P2" draw:layer="layout" svg:width="3.308cm" svg:height="0.475cm" svg:x="2.2cm" svg:y="17.298cm">
          <draw:text-box>
            <text:p text:style-name="P1"><text:span text:style-name="T4">Dannatt, Richard </text:span></text:p>
          </draw:text-box>
        </draw:frame>
        <draw:frame draw:style-name="gr1" draw:text-style-name="P2" draw:layer="layout" svg:width="10.052cm" svg:height="0.475cm" svg:x="7.8cm" svg:y="17.298cm">
          <draw:text-box>
            <text:p text:style-name="P1"><text:span text:style-name="T4"><text:s/></text:span><text:span text:style-name="T4">(Major General) Assistant Chief of the General Staff, </text:span></text:p>
          </draw:text-box>
        </draw:frame>
        <draw:frame draw:style-name="gr1" draw:text-style-name="P2" draw:layer="layout" svg:width="2.157cm" svg:height="0.475cm" svg:x="7.8cm" svg:y="17.863cm">
          <draw:text-box>
            <text:p text:style-name="P1"><text:span text:style-name="T4">2001-2002 </text:span></text:p>
          </draw:text-box>
        </draw:frame>
        <draw:frame draw:style-name="gr1" draw:text-style-name="P2" draw:layer="layout" svg:width="10.717cm" svg:height="0.475cm" svg:x="7.8cm" svg:y="18.427cm">
          <draw:text-box>
            <text:p text:style-name="P1"><text:span text:style-name="T4">(Lieutenant General) Commander, Allied Rapid Reaction </text:span></text:p>
          </draw:text-box>
        </draw:frame>
        <draw:frame draw:style-name="gr1" draw:text-style-name="P2" draw:layer="layout" svg:width="3.524cm" svg:height="0.475cm" svg:x="7.8cm" svg:y="18.992cm">
          <draw:text-box>
            <text:p text:style-name="P1"><text:span text:style-name="T4">Corps, 2003-2004 </text:span></text:p>
          </draw:text-box>
        </draw:frame>
        <draw:frame draw:style-name="gr1" draw:text-style-name="P2" draw:layer="layout" svg:width="9.019cm" svg:height="0.475cm" svg:x="7.8cm" svg:y="19.556cm">
          <draw:text-box>
            <text:p text:style-name="P1"><text:span text:style-name="T4">(Lieutenant General, Sir) Commander in Chief, <text:s/></text:span></text:p>
          </draw:text-box>
        </draw:frame>
        <draw:frame draw:style-name="gr1" draw:text-style-name="P2" draw:layer="layout" svg:width="8.155cm" svg:height="0.475cm" svg:x="7.8cm" svg:y="20.121cm">
          <draw:text-box>
            <text:p text:style-name="P1"><text:span text:style-name="T4">Land Command, March 2005-August 2006 </text:span></text:p>
          </draw:text-box>
        </draw:frame>
        <draw:frame draw:style-name="gr1" draw:text-style-name="P2" draw:layer="layout" svg:width="7.813cm" svg:height="0.475cm" svg:x="7.8cm" svg:y="20.685cm">
          <draw:text-box>
            <text:p text:style-name="P1"><text:span text:style-name="T4">(General, Sir) Chief of the General Staff, <text:s/></text:span></text:p>
          </draw:text-box>
        </draw:frame>
        <draw:frame draw:style-name="gr1" draw:text-style-name="P2" draw:layer="layout" svg:width="5.044cm" svg:height="0.475cm" svg:x="7.8cm" svg:y="21.25cm">
          <draw:text-box>
            <text:p text:style-name="P1"><text:span text:style-name="T4">August 2006-August 2009 </text:span></text:p>
          </draw:text-box>
        </draw:frame>
        <draw:frame draw:style-name="gr1" draw:text-style-name="P2" draw:layer="layout" svg:width="2.809cm" svg:height="0.475cm" svg:x="7.8cm" svg:y="21.814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3.329cm" svg:height="0.475cm" svg:x="2.2cm" svg:y="22.478cm">
          <draw:text-box>
            <text:p text:style-name="P1"><text:span text:style-name="T4">Dardagan, Hamit </text:span></text:p>
          </draw:text-box>
        </draw:frame>
        <draw:frame draw:style-name="gr1" draw:text-style-name="P2" draw:layer="layout" svg:width="5.912cm" svg:height="0.475cm" svg:x="7.8cm" svg:y="22.478cm">
          <draw:text-box>
            <text:p text:style-name="P1"><text:span text:style-name="T4">Co-founder of Iraq Body Count </text:span></text:p>
          </draw:text-box>
        </draw:frame>
        <draw:frame draw:style-name="gr1" draw:text-style-name="P2" draw:layer="layout" svg:width="2.944cm" svg:height="0.475cm" svg:x="2.2cm" svg:y="23.143cm">
          <draw:text-box>
            <text:p text:style-name="P1"><text:span text:style-name="T4">Darling, Alistair </text:span></text:p>
          </draw:text-box>
        </draw:frame>
        <draw:frame draw:style-name="gr1" draw:text-style-name="P2" draw:layer="layout" svg:width="9.574cm" svg:height="0.475cm" svg:x="7.8cm" svg:y="23.143cm">
          <draw:text-box>
            <text:p text:style-name="P1"><text:span text:style-name="T4">Chancellor of the Exchequer, June 2007-May 2010</text:span></text:p>
          </draw:text-box>
        </draw:frame>
        <draw:frame draw:style-name="gr1" draw:text-style-name="P2" draw:layer="layout" svg:width="2.953cm" svg:height="0.475cm" svg:x="2.2cm" svg:y="23.807cm">
          <draw:text-box>
            <text:p text:style-name="P1"><text:span text:style-name="T4">Davies, Gareth </text:span></text:p>
          </draw:text-box>
        </draw:frame>
        <draw:frame draw:style-name="gr1" draw:text-style-name="P2" draw:layer="layout" svg:width="7.093cm" svg:height="0.475cm" svg:x="7.8cm" svg:y="23.807cm">
          <draw:text-box>
            <text:p text:style-name="P1"><text:span text:style-name="T4">Senior Prisons Adviser to CPA(South)</text:span></text:p>
          </draw:text-box>
        </draw:frame>
        <draw:frame draw:style-name="gr1" draw:text-style-name="P2" draw:layer="layout" svg:width="2.948cm" svg:height="0.475cm" svg:x="2.2cm" svg:y="24.472cm">
          <draw:text-box>
            <text:p text:style-name="P1"><text:span text:style-name="T4">Davies, Patrick </text:span></text:p>
          </draw:text-box>
        </draw:frame>
        <draw:frame draw:style-name="gr1" draw:text-style-name="P2" draw:layer="layout" svg:width="10.175cm" svg:height="0.475cm" svg:x="7.8cm" svg:y="24.472cm">
          <draw:text-box>
            <text:p text:style-name="P1"><text:span text:style-name="T4">Private Secretary to the Foreign Secretary, 2000-2003</text:span></text:p>
          </draw:text-box>
        </draw:frame>
        <draw:frame draw:style-name="gr1" draw:text-style-name="P2" draw:layer="layout" svg:width="2.669cm" svg:height="0.475cm" svg:x="2.2cm" svg:y="25.136cm">
          <draw:text-box>
            <text:p text:style-name="P1"><text:span text:style-name="T4">Davies, Peter </text:span></text:p>
          </draw:text-box>
        </draw:frame>
        <draw:frame draw:style-name="gr1" draw:text-style-name="P2" draw:layer="layout" svg:width="8.079cm" svg:height="0.475cm" svg:x="7.8cm" svg:y="25.136cm">
          <draw:text-box>
            <text:p text:style-name="P1"><text:span text:style-name="T4">Private Secretary to the Defence Secretary</text:span></text:p>
          </draw:text-box>
        </draw:frame>
        <draw:frame draw:style-name="gr1" draw:text-style-name="P2" draw:layer="layout" svg:width="2.927cm" svg:height="0.475cm" svg:x="2.2cm" svg:y="25.801cm">
          <draw:text-box>
            <text:p text:style-name="P1"><text:span text:style-name="T4">Davies, Robert </text:span></text:p>
          </draw:text-box>
        </draw:frame>
        <draw:frame draw:style-name="gr1" draw:text-style-name="P2" draw:layer="layout" svg:width="10.103cm" svg:height="0.475cm" svg:x="7.8cm" svg:y="25.801cm">
          <draw:text-box>
            <text:p text:style-name="P1"><text:span text:style-name="T4">Chief Police Adviser to the Iraqi Ministry of the Interior</text:span></text:p>
          </draw:text-box>
        </draw:frame>
        <draw:frame draw:style-name="gr1" draw:text-style-name="P2" draw:layer="layout" svg:width="1.958cm" svg:height="0.475cm" svg:x="2.2cm" svg:y="26.465cm">
          <draw:text-box>
            <text:p text:style-name="P1"><text:span text:style-name="T4">Davis, Liz </text:span></text:p>
          </draw:text-box>
        </draw:frame>
        <draw:frame draw:style-name="gr1" draw:text-style-name="P2" draw:layer="layout" svg:width="6.221cm" svg:height="0.475cm" svg:x="7.8cm" svg:y="26.465cm">
          <draw:text-box>
            <text:p text:style-name="P1"><text:span text:style-name="T4">DFID Human Resources Director</text:span></text:p>
          </draw:text-box>
        </draw:frame>
      </draw:page>
      <draw:page draw:name="page1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6</text:span></text:p>
          </draw:text-box>
        </draw:frame>
        <draw:frame draw:style-name="gr1" draw:text-style-name="P2" draw:layer="layout" svg:width="1.763cm" svg:height="0.475cm" svg:x="2.2cm" svg:y="2.525cm">
          <draw:text-box>
            <text:p text:style-name="P1"><text:span text:style-name="T4">Day, Jon </text:span></text:p>
          </draw:text-box>
        </draw:frame>
        <draw:frame draw:style-name="gr1" draw:text-style-name="P2" draw:layer="layout" svg:width="11.212cm" svg:height="0.475cm" svg:x="7.8cm" svg:y="2.525cm">
          <draw:text-box>
            <text:p text:style-name="P1"><text:span text:style-name="T4"><text:s/></text:span><text:span text:style-name="T4">Chief of the Assessments Staff, Cabinet Office, 2000-2001 </text:span></text:p>
          </draw:text-box>
        </draw:frame>
        <draw:frame draw:style-name="gr1" draw:text-style-name="P2" draw:layer="layout" svg:width="7.986cm" svg:height="0.475cm" svg:x="7.8cm" svg:y="3.09cm">
          <draw:text-box>
            <text:p text:style-name="P1"><text:span text:style-name="T4">MOD Director General Operational Policy, </text:span></text:p>
          </draw:text-box>
        </draw:frame>
        <draw:frame draw:style-name="gr1" draw:text-style-name="P2" draw:layer="layout" svg:width="5.23cm" svg:height="0.475cm" svg:x="7.8cm" svg:y="3.654cm">
          <draw:text-box>
            <text:p text:style-name="P1"><text:span text:style-name="T4">August 2007-October 2008 </text:span></text:p>
          </draw:text-box>
        </draw:frame>
        <draw:frame draw:style-name="gr1" draw:text-style-name="P2" draw:layer="layout" svg:width="9.476cm" svg:height="0.475cm" svg:x="7.8cm" svg:y="4.218cm">
          <draw:text-box>
            <text:p text:style-name="P1"><text:span text:style-name="T4">MOD Director General Security Policy, 2008-2009 </text:span></text:p>
          </draw:text-box>
        </draw:frame>
        <draw:frame draw:style-name="gr1" draw:text-style-name="P2" draw:layer="layout" svg:width="2.809cm" svg:height="0.475cm" svg:x="7.8cm" svg:y="4.783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673cm" svg:height="0.475cm" svg:x="2.2cm" svg:y="5.447cm">
          <draw:text-box>
            <text:p text:style-name="P1"><text:span text:style-name="T4">Dayton, Keith </text:span></text:p>
          </draw:text-box>
        </draw:frame>
        <draw:frame draw:style-name="gr1" draw:text-style-name="P2" draw:layer="layout" svg:width="8.033cm" svg:height="0.475cm" svg:x="7.8cm" svg:y="5.447cm">
          <draw:text-box>
            <text:p text:style-name="P1"><text:span text:style-name="T4"><text:s/></text:span><text:span text:style-name="T4">(Major General) US Military Commander, <text:s/></text:span></text:p>
          </draw:text-box>
        </draw:frame>
        <draw:frame draw:style-name="gr1" draw:text-style-name="P2" draw:layer="layout" svg:width="3.473cm" svg:height="0.475cm" svg:x="7.8cm" svg:y="6.012cm">
          <draw:text-box>
            <text:p text:style-name="P1"><text:span text:style-name="T4">Iraq Survey Group</text:span></text:p>
          </draw:text-box>
        </draw:frame>
        <draw:frame draw:style-name="gr1" draw:text-style-name="P2" draw:layer="layout" svg:width="5.103cm" svg:height="0.475cm" svg:x="2.2cm" svg:y="6.676cm">
          <draw:text-box>
            <text:p text:style-name="P1"><text:span text:style-name="T4">de La Sablière, Jean-Marc </text:span></text:p>
          </draw:text-box>
        </draw:frame>
        <draw:frame draw:style-name="gr1" draw:text-style-name="P2" draw:layer="layout" svg:width="0.422cm" svg:height="0.475cm" svg:x="7.8cm" svg:y="6.67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683cm" svg:height="0.475cm" svg:x="7.8cm" svg:y="6.676cm">
          <draw:text-box>
            <text:p text:style-name="P1"><text:span text:style-name="T4">French Permanent Representative to the UN, 2002-2007</text:span></text:p>
          </draw:text-box>
        </draw:frame>
        <draw:frame draw:style-name="gr1" draw:text-style-name="P2" draw:layer="layout" svg:width="4.244cm" svg:height="0.475cm" svg:x="2.2cm" svg:y="7.341cm">
          <draw:text-box>
            <text:p text:style-name="P1"><text:span text:style-name="T4">de Villepin, Dominque </text:span></text:p>
          </draw:text-box>
        </draw:frame>
        <draw:frame draw:style-name="gr1" draw:text-style-name="P2" draw:layer="layout" svg:width="10.869cm" svg:height="0.475cm" svg:x="7.8cm" svg:y="7.341cm">
          <draw:text-box>
            <text:p text:style-name="P1"><text:span text:style-name="T4">French Minister for Foreign Affairs, May 2002-March 2004</text:span></text:p>
          </draw:text-box>
        </draw:frame>
        <draw:frame draw:style-name="gr1" draw:text-style-name="P2" draw:layer="layout" svg:width="3.516cm" svg:height="0.475cm" svg:x="2.2cm" svg:y="8.005cm">
          <draw:text-box>
            <text:p text:style-name="P1"><text:span text:style-name="T4">Dearlove, Richard </text:span></text:p>
          </draw:text-box>
        </draw:frame>
        <draw:frame draw:style-name="gr1" draw:text-style-name="P2" draw:layer="layout" svg:width="0.422cm" svg:height="0.475cm" svg:x="7.8cm" svg:y="8.00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8.596cm" svg:height="0.475cm" svg:x="7.8cm" svg:y="8.005cm">
          <draw:text-box>
            <text:p text:style-name="P1"><text:span text:style-name="T4">(Sir) Chief of the Secret Intelligence Service, <text:s/></text:span></text:p>
          </draw:text-box>
        </draw:frame>
        <draw:frame draw:style-name="gr1" draw:text-style-name="P2" draw:layer="layout" svg:width="4.519cm" svg:height="0.475cm" svg:x="7.8cm" svg:y="8.57cm">
          <draw:text-box>
            <text:p text:style-name="P1"><text:span text:style-name="T4">August 1999-May 2004 </text:span></text:p>
          </draw:text-box>
        </draw:frame>
        <draw:frame draw:style-name="gr1" draw:text-style-name="P2" draw:layer="layout" svg:width="2.809cm" svg:height="0.475cm" svg:x="7.8cm" svg:y="9.134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3.207cm" svg:height="0.475cm" svg:x="2.2cm" svg:y="9.798cm">
          <draw:text-box>
            <text:p text:style-name="P1"><text:span text:style-name="T4">Dejammet, Alain </text:span></text:p>
          </draw:text-box>
        </draw:frame>
        <draw:frame draw:style-name="gr1" draw:text-style-name="P2" draw:layer="layout" svg:width="10.683cm" svg:height="0.475cm" svg:x="7.8cm" svg:y="9.798cm">
          <draw:text-box>
            <text:p text:style-name="P1"><text:span text:style-name="T4">French Permanent Representative to the UN, 1995-1999</text:span></text:p>
          </draw:text-box>
        </draw:frame>
        <draw:frame draw:style-name="gr1" draw:text-style-name="P2" draw:layer="layout" svg:width="2.876cm" svg:height="0.475cm" svg:x="2.2cm" svg:y="10.463cm">
          <draw:text-box>
            <text:p text:style-name="P1"><text:span text:style-name="T4">Delves, Cedric </text:span></text:p>
          </draw:text-box>
        </draw:frame>
        <draw:frame draw:style-name="gr1" draw:text-style-name="P2" draw:layer="layout" svg:width="9.608cm" svg:height="0.475cm" svg:x="7.8cm" svg:y="10.463cm">
          <draw:text-box>
            <text:p text:style-name="P1"><text:span text:style-name="T4"><text:s/></text:span><text:span text:style-name="T4">(Lieutenant General) Senior UK Liaison Officer at <text:s/></text:span></text:p>
          </draw:text-box>
        </draw:frame>
        <draw:frame draw:style-name="gr1" draw:text-style-name="P2" draw:layer="layout" svg:width="7.952cm" svg:height="0.475cm" svg:x="7.8cm" svg:y="11.027cm">
          <draw:text-box>
            <text:p text:style-name="P1"><text:span text:style-name="T4">US Central Command, January-April 2002</text:span></text:p>
          </draw:text-box>
        </draw:frame>
        <draw:frame draw:style-name="gr1" draw:text-style-name="P2" draw:layer="layout" svg:width="3.291cm" svg:height="0.475cm" svg:x="2.2cm" svg:y="11.692cm">
          <draw:text-box>
            <text:p text:style-name="P1"><text:span text:style-name="T4">Dempsey, Martin </text:span></text:p>
          </draw:text-box>
        </draw:frame>
        <draw:frame draw:style-name="gr1" draw:text-style-name="P2" draw:layer="layout" svg:width="10.781cm" svg:height="0.475cm" svg:x="7.8cm" svg:y="11.692cm">
          <draw:text-box>
            <text:p text:style-name="P1"><text:span text:style-name="T4"><text:s/></text:span><text:span text:style-name="T4">(General) Commanding General, Multi-National Security </text:span></text:p>
          </draw:text-box>
        </draw:frame>
        <draw:frame draw:style-name="gr1" draw:text-style-name="P2" draw:layer="layout" svg:width="10.264cm" svg:height="0.475cm" svg:x="7.8cm" svg:y="12.256cm">
          <draw:text-box>
            <text:p text:style-name="P1"><text:span text:style-name="T4">Transition Command – Iraq, August 2005-August 2007</text:span></text:p>
          </draw:text-box>
        </draw:frame>
        <draw:frame draw:style-name="gr1" draw:text-style-name="P2" draw:layer="layout" svg:width="2.504cm" svg:height="0.475cm" svg:x="2.2cm" svg:y="12.921cm">
          <draw:text-box>
            <text:p text:style-name="P1"><text:span text:style-name="T4">Derbez, Luis </text:span></text:p>
          </draw:text-box>
        </draw:frame>
        <draw:frame draw:style-name="gr1" draw:text-style-name="P2" draw:layer="layout" svg:width="6.996cm" svg:height="0.475cm" svg:x="7.8cm" svg:y="12.921cm">
          <draw:text-box>
            <text:p text:style-name="P1"><text:span text:style-name="T4"><text:s/></text:span><text:span text:style-name="T4">Mexican Minister for Foreign Affairs, </text:span></text:p>
          </draw:text-box>
        </draw:frame>
        <draw:frame draw:style-name="gr1" draw:text-style-name="P2" draw:layer="layout" svg:width="5.742cm" svg:height="0.475cm" svg:x="7.8cm" svg:y="13.485cm">
          <draw:text-box>
            <text:p text:style-name="P1"><text:span text:style-name="T4">January 2003-November 2006</text:span></text:p>
          </draw:text-box>
        </draw:frame>
        <draw:frame draw:style-name="gr1" draw:text-style-name="P2" draw:layer="layout" svg:width="2.834cm" svg:height="0.475cm" svg:x="2.2cm" svg:y="14.15cm">
          <draw:text-box>
            <text:p text:style-name="P1"><text:span text:style-name="T4">Deverell, John </text:span></text:p>
          </draw:text-box>
        </draw:frame>
        <draw:frame draw:style-name="gr1" draw:text-style-name="P2" draw:layer="layout" svg:width="9.696cm" svg:height="0.475cm" svg:x="7.8cm" svg:y="14.15cm">
          <draw:text-box>
            <text:p text:style-name="P1"><text:span text:style-name="T4">(Brigadier) Deputy Commander, Iraq Survey Group </text:span></text:p>
          </draw:text-box>
        </draw:frame>
        <draw:frame draw:style-name="gr1" draw:text-style-name="P2" draw:layer="layout" svg:width="3.753cm" svg:height="0.475cm" svg:x="2.2cm" svg:y="14.814cm">
          <draw:text-box>
            <text:p text:style-name="P1"><text:span text:style-name="T4">Dingemans, James </text:span></text:p>
          </draw:text-box>
        </draw:frame>
        <draw:frame draw:style-name="gr1" draw:text-style-name="P2" draw:layer="layout" svg:width="5.649cm" svg:height="0.475cm" svg:x="7.8cm" svg:y="14.814cm">
          <draw:text-box>
            <text:p text:style-name="P1"><text:span text:style-name="T4">Counsel for the Hutton Inquiry</text:span></text:p>
          </draw:text-box>
        </draw:frame>
        <draw:frame draw:style-name="gr1" draw:text-style-name="P2" draw:layer="layout" svg:width="2.995cm" svg:height="0.475cm" svg:x="2.2cm" svg:y="15.478cm">
          <draw:text-box>
            <text:p text:style-name="P1"><text:span text:style-name="T4">Dinham, Martin </text:span></text:p>
          </draw:text-box>
        </draw:frame>
        <draw:frame draw:style-name="gr1" draw:text-style-name="P2" draw:layer="layout" svg:width="10.289cm" svg:height="0.475cm" svg:x="7.8cm" svg:y="15.478cm">
          <draw:text-box>
            <text:p text:style-name="P1"><text:span text:style-name="T4"><text:s/></text:span><text:span text:style-name="T4">DFID Director Europe, Middle East and the Americas, </text:span></text:p>
          </draw:text-box>
        </draw:frame>
        <draw:frame draw:style-name="gr1" draw:text-style-name="P2" draw:layer="layout" svg:width="3.198cm" svg:height="0.475cm" svg:x="7.8cm" svg:y="16.043cm">
          <draw:text-box>
            <text:p text:style-name="P1"><text:span text:style-name="T4">2005-June 2007 </text:span></text:p>
          </draw:text-box>
        </draw:frame>
        <draw:frame draw:style-name="gr1" draw:text-style-name="P2" draw:layer="layout" svg:width="10.01cm" svg:height="0.475cm" svg:x="7.8cm" svg:y="16.607cm">
          <draw:text-box>
            <text:p text:style-name="P1"><text:span text:style-name="T4">DFID Director General International, April 2008-2010 </text:span></text:p>
          </draw:text-box>
        </draw:frame>
        <draw:frame draw:style-name="gr1" draw:text-style-name="P2" draw:layer="layout" svg:width="2.809cm" svg:height="0.475cm" svg:x="7.8cm" svg:y="17.172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161cm" svg:height="0.475cm" svg:x="2.2cm" svg:y="17.836cm">
          <draw:text-box>
            <text:p text:style-name="P1"><text:span text:style-name="T4">Dodd, Tom </text:span></text:p>
          </draw:text-box>
        </draw:frame>
        <draw:frame draw:style-name="gr1" draw:text-style-name="P2" draw:layer="layout" svg:width="9.798cm" svg:height="0.475cm" svg:x="7.8cm" svg:y="17.836cm">
          <draw:text-box>
            <text:p text:style-name="P1"><text:span text:style-name="T4"><text:s/></text:span><text:span text:style-name="T4">Overseas and Defence Secretariat, Cabinet Office, </text:span></text:p>
          </draw:text-box>
        </draw:frame>
        <draw:frame draw:style-name="gr1" draw:text-style-name="P2" draw:layer="layout" svg:width="2.157cm" svg:height="0.475cm" svg:x="7.8cm" svg:y="18.401cm">
          <draw:text-box>
            <text:p text:style-name="P1"><text:span text:style-name="T4">2001-2004 </text:span></text:p>
          </draw:text-box>
        </draw:frame>
        <draw:frame draw:style-name="gr1" draw:text-style-name="P2" draw:layer="layout" svg:width="8.812cm" svg:height="0.475cm" svg:x="7.8cm" svg:y="18.965cm">
          <draw:text-box>
            <text:p text:style-name="P1"><text:span text:style-name="T4">Deputy British Consul General in Basra, 2004 <text:s/></text:span></text:p>
          </draw:text-box>
        </draw:frame>
        <draw:frame draw:style-name="gr1" draw:text-style-name="P2" draw:layer="layout" svg:width="2.809cm" svg:height="0.475cm" svg:x="7.8cm" svg:y="19.53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508cm" svg:height="0.475cm" svg:x="2.2cm" svg:y="20.194cm">
          <draw:text-box>
            <text:p text:style-name="P1"><text:span text:style-name="T4">Dodds, John </text:span></text:p>
          </draw:text-box>
        </draw:frame>
        <draw:frame draw:style-name="gr1" draw:text-style-name="P2" draw:layer="layout" svg:width="10.247cm" svg:height="0.475cm" svg:x="7.8cm" svg:y="20.194cm">
          <draw:text-box>
            <text:p text:style-name="P1"><text:span text:style-name="T4"><text:s/></text:span><text:span text:style-name="T4">Treasury, Head, Defence, Diplomacy and Intelligence </text:span></text:p>
          </draw:text-box>
        </draw:frame>
        <draw:frame draw:style-name="gr1" draw:text-style-name="P2" draw:layer="layout" svg:width="6.352cm" svg:height="0.475cm" svg:x="7.8cm" svg:y="20.758cm">
          <draw:text-box>
            <text:p text:style-name="P1"><text:span text:style-name="T4">Team, October 2002-March 2006 </text:span></text:p>
          </draw:text-box>
        </draw:frame>
        <draw:frame draw:style-name="gr1" draw:text-style-name="P2" draw:layer="layout" svg:width="2.809cm" svg:height="0.475cm" svg:x="7.8cm" svg:y="21.323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495cm" svg:height="0.475cm" svg:x="2.2cm" svg:y="21.987cm">
          <draw:text-box>
            <text:p text:style-name="P1"><text:span text:style-name="T4">Dodge, Toby </text:span></text:p>
          </draw:text-box>
        </draw:frame>
        <draw:frame draw:style-name="gr1" draw:text-style-name="P2" draw:layer="layout" svg:width="9.997cm" svg:height="0.475cm" svg:x="7.8cm" svg:y="21.987cm">
          <draw:text-box>
            <text:p text:style-name="P1"><text:span text:style-name="T4"><text:s/></text:span><text:span text:style-name="T4">(Dr) Reader in International Relations at the London </text:span></text:p>
          </draw:text-box>
        </draw:frame>
        <draw:frame draw:style-name="gr1" draw:text-style-name="P2" draw:layer="layout" svg:width="10.086cm" svg:height="0.475cm" svg:x="7.8cm" svg:y="22.552cm">
          <draw:text-box>
            <text:p text:style-name="P1"><text:span text:style-name="T4">School of Economics and a Senior Consulting Fellow </text:span></text:p>
          </draw:text-box>
        </draw:frame>
        <draw:frame draw:style-name="gr1" draw:text-style-name="P2" draw:layer="layout" svg:width="9.392cm" svg:height="0.475cm" svg:x="7.8cm" svg:y="23.116cm">
          <draw:text-box>
            <text:p text:style-name="P1"><text:span text:style-name="T4">for the Middle East at the International Institute of </text:span></text:p>
          </draw:text-box>
        </draw:frame>
        <draw:frame draw:style-name="gr1" draw:text-style-name="P2" draw:layer="layout" svg:width="3.215cm" svg:height="0.475cm" svg:x="7.8cm" svg:y="23.681cm">
          <draw:text-box>
            <text:p text:style-name="P1"><text:span text:style-name="T4">Strategic Studies</text:span></text:p>
          </draw:text-box>
        </draw:frame>
        <draw:frame draw:style-name="gr1" draw:text-style-name="P2" draw:layer="layout" svg:width="2.33cm" svg:height="0.475cm" svg:x="2.2cm" svg:y="24.345cm">
          <draw:text-box>
            <text:p text:style-name="P1"><text:span text:style-name="T4">Dowse, Tim </text:span></text:p>
          </draw:text-box>
        </draw:frame>
        <draw:frame draw:style-name="gr1" draw:text-style-name="P2" draw:layer="layout" svg:width="8.38cm" svg:height="0.475cm" svg:x="7.8cm" svg:y="24.345cm">
          <draw:text-box>
            <text:p text:style-name="P1"><text:span text:style-name="T4"><text:s/></text:span><text:span text:style-name="T4">FCO, Head, Non-Proliferation Department, <text:s/></text:span></text:p>
          </draw:text-box>
        </draw:frame>
        <draw:frame draw:style-name="gr1" draw:text-style-name="P2" draw:layer="layout" svg:width="5.861cm" svg:height="0.475cm" svg:x="7.8cm" svg:y="24.91cm">
          <draw:text-box>
            <text:p text:style-name="P1"><text:span text:style-name="T4">January 2001-November 2003 </text:span></text:p>
          </draw:text-box>
        </draw:frame>
        <draw:frame draw:style-name="gr1" draw:text-style-name="P2" draw:layer="layout" svg:width="10.632cm" svg:height="0.475cm" svg:x="7.8cm" svg:y="25.474cm">
          <draw:text-box>
            <text:p text:style-name="P1"><text:span text:style-name="T4">Director, Chief of the Assessments Staff, Cabinet Office, </text:span></text:p>
          </draw:text-box>
        </draw:frame>
        <draw:frame draw:style-name="gr1" draw:text-style-name="P2" draw:layer="layout" svg:width="4.231cm" svg:height="0.475cm" svg:x="7.8cm" svg:y="26.038cm">
          <draw:text-box>
            <text:p text:style-name="P1"><text:span text:style-name="T4">November 2003-2009 </text:span></text:p>
          </draw:text-box>
        </draw:frame>
        <draw:frame draw:style-name="gr1" draw:text-style-name="P2" draw:layer="layout" svg:width="2.809cm" svg:height="0.475cm" svg:x="7.8cm" svg:y="26.603cm">
          <draw:text-box>
            <text:p text:style-name="P1"><text:span text:style-name="T4">Inquiry witness</text:span></text:p>
          </draw:text-box>
        </draw:frame>
      </draw:page>
      <draw:page draw:name="page15" draw:style-name="dp1" draw:master-page-name="master-page26">
        <draw:frame draw:style-name="gr4" draw:text-style-name="P5" draw:layer="layout" svg:width="4.506cm" svg:height="0.395cm" svg:x="14.316cm" svg:y="1.138cm">
          <draw:text-box>
            <text:p text:style-name="P1"><text:span text:style-name="T5">Annex 3 <text:s/>| <text:s/>Names and post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7</text:span></text:p>
          </draw:text-box>
        </draw:frame>
        <draw:frame draw:style-name="gr1" draw:text-style-name="P2" draw:layer="layout" svg:width="2.788cm" svg:height="0.475cm" svg:x="2.2cm" svg:y="2.525cm">
          <draw:text-box>
            <text:p text:style-name="P1"><text:span text:style-name="T4">Drayson, Paul </text:span></text:p>
          </draw:text-box>
        </draw:frame>
        <draw:frame draw:style-name="gr1" draw:text-style-name="P2" draw:layer="layout" svg:width="10.836cm" svg:height="0.475cm" svg:x="7.8cm" svg:y="2.525cm">
          <draw:text-box>
            <text:p text:style-name="P1"><text:span text:style-name="T4"><text:s/></text:span><text:span text:style-name="T4">(Lord) MOD Parliamentary Under Secretary of State and </text:span></text:p>
          </draw:text-box>
        </draw:frame>
        <draw:frame draw:style-name="gr1" draw:text-style-name="P2" draw:layer="layout" svg:width="10.954cm" svg:height="0.475cm" svg:x="7.8cm" svg:y="3.09cm">
          <draw:text-box>
            <text:p text:style-name="P1"><text:span text:style-name="T4">Minister for Defence Procurement, May 2005-March 2007 </text:span></text:p>
          </draw:text-box>
        </draw:frame>
        <draw:frame draw:style-name="gr1" draw:text-style-name="P2" draw:layer="layout" svg:width="10.213cm" svg:height="0.475cm" svg:x="7.8cm" svg:y="3.654cm">
          <draw:text-box>
            <text:p text:style-name="P1"><text:span text:style-name="T4">Minister of State for Defence Equipment and Support, </text:span></text:p>
          </draw:text-box>
        </draw:frame>
        <draw:frame draw:style-name="gr1" draw:text-style-name="P2" draw:layer="layout" svg:width="3.427cm" svg:height="0.475cm" svg:x="7.8cm" svg:y="4.218cm">
          <draw:text-box>
            <text:p text:style-name="P1"><text:span text:style-name="T4">March-June 2007 </text:span></text:p>
          </draw:text-box>
        </draw:frame>
        <draw:frame draw:style-name="gr1" draw:text-style-name="P2" draw:layer="layout" svg:width="2.809cm" svg:height="0.475cm" svg:x="7.8cm" svg:y="4.783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83cm" svg:height="0.475cm" svg:x="2.2cm" svg:y="5.447cm">
          <draw:text-box>
            <text:p text:style-name="P1"><text:span text:style-name="T4">Drew, Philippa </text:span></text:p>
          </draw:text-box>
        </draw:frame>
        <draw:frame draw:style-name="gr1" draw:text-style-name="P2" draw:layer="layout" svg:width="7.673cm" svg:height="0.475cm" svg:x="7.8cm" svg:y="5.447cm">
          <draw:text-box>
            <text:p text:style-name="P1"><text:span text:style-name="T4">FCO, Director, Global Issues, 2002-2006</text:span></text:p>
          </draw:text-box>
        </draw:frame>
        <draw:frame draw:style-name="gr1" draw:text-style-name="P2" draw:layer="layout" svg:width="3.109cm" svg:height="0.475cm" svg:x="2.2cm" svg:y="6.112cm">
          <draw:text-box>
            <text:p text:style-name="P1"><text:span text:style-name="T4">Drummond, Jim </text:span></text:p>
          </draw:text-box>
        </draw:frame>
        <draw:frame draw:style-name="gr1" draw:text-style-name="P2" draw:layer="layout" svg:width="9.853cm" svg:height="0.475cm" svg:x="7.8cm" svg:y="6.112cm">
          <draw:text-box>
            <text:p text:style-name="P1"><text:span text:style-name="T4"><text:s/></text:span><text:span text:style-name="T4">Assistant Head, Overseas and Defence Secretariat </text:span></text:p>
          </draw:text-box>
        </draw:frame>
        <draw:frame draw:style-name="gr1" draw:text-style-name="P2" draw:layer="layout" svg:width="8.321cm" svg:height="0.475cm" svg:x="7.8cm" svg:y="6.676cm">
          <draw:text-box>
            <text:p text:style-name="P1"><text:span text:style-name="T4">(Foreign Affairs), Cabinet Office, 2000-2003 </text:span></text:p>
          </draw:text-box>
        </draw:frame>
        <draw:frame draw:style-name="gr1" draw:text-style-name="P2" draw:layer="layout" svg:width="5.924cm" svg:height="0.475cm" svg:x="7.8cm" svg:y="7.241cm">
          <draw:text-box>
            <text:p text:style-name="P1"><text:span text:style-name="T4">DFID Director, Iraq, 2003-2004 </text:span></text:p>
          </draw:text-box>
        </draw:frame>
        <draw:frame draw:style-name="gr1" draw:text-style-name="P2" draw:layer="layout" svg:width="2.809cm" svg:height="0.475cm" svg:x="7.8cm" svg:y="7.805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876cm" svg:height="0.475cm" svg:x="2.2cm" svg:y="8.47cm">
          <draw:text-box>
            <text:p text:style-name="P1"><text:span text:style-name="T4">Duclos, Michel </text:span></text:p>
          </draw:text-box>
        </draw:frame>
        <draw:frame draw:style-name="gr1" draw:text-style-name="P2" draw:layer="layout" svg:width="10.23cm" svg:height="0.475cm" svg:x="7.8cm" svg:y="8.47cm">
          <draw:text-box>
            <text:p text:style-name="P1"><text:span text:style-name="T4"><text:s/></text:span><text:span text:style-name="T4">French Deputy Permanent Representative to the UN, </text:span></text:p>
          </draw:text-box>
        </draw:frame>
        <draw:frame draw:style-name="gr1" draw:text-style-name="P2" draw:layer="layout" svg:width="2.157cm" svg:height="0.475cm" svg:x="7.8cm" svg:y="9.034cm">
          <draw:text-box>
            <text:p text:style-name="P1"><text:span text:style-name="T4">2002-2006 </text:span></text:p>
          </draw:text-box>
        </draw:frame>
        <draw:frame draw:style-name="gr1" draw:text-style-name="P2" draw:layer="layout" svg:width="3.16cm" svg:height="0.475cm" svg:x="2.2cm" svg:y="9.698cm">
          <draw:text-box>
            <text:p text:style-name="P1"><text:span text:style-name="T4">Duelfer, Charles </text:span></text:p>
          </draw:text-box>
        </draw:frame>
        <draw:frame draw:style-name="gr1" draw:text-style-name="P2" draw:layer="layout" svg:width="10.781cm" svg:height="0.475cm" svg:x="7.8cm" svg:y="9.698cm">
          <draw:text-box>
            <text:p text:style-name="P1"><text:span text:style-name="T4"><text:s/></text:span><text:span text:style-name="T4">Deputy Executive Chairman of UN Special Commission, </text:span></text:p>
          </draw:text-box>
        </draw:frame>
        <draw:frame draw:style-name="gr1" draw:text-style-name="P2" draw:layer="layout" svg:width="2.157cm" svg:height="0.475cm" svg:x="7.8cm" svg:y="10.263cm">
          <draw:text-box>
            <text:p text:style-name="P1"><text:span text:style-name="T4">1993-2000 </text:span></text:p>
          </draw:text-box>
        </draw:frame>
        <draw:frame draw:style-name="gr1" draw:text-style-name="P2" draw:layer="layout" svg:width="9.595cm" svg:height="0.475cm" svg:x="7.8cm" svg:y="10.827cm">
          <draw:text-box>
            <text:p text:style-name="P1"><text:span text:style-name="T4">Head, Iraq Survey Group, January 2004-April 2005</text:span></text:p>
          </draw:text-box>
        </draw:frame>
        <draw:frame draw:style-name="gr1" draw:text-style-name="P2" draw:layer="layout" svg:width="3.71cm" svg:height="0.475cm" svg:x="2.2cm" svg:y="11.492cm">
          <draw:text-box>
            <text:p text:style-name="P1"><text:span text:style-name="T4">Duncan Smith, Iain </text:span></text:p>
          </draw:text-box>
        </draw:frame>
        <draw:frame draw:style-name="gr1" draw:text-style-name="P2" draw:layer="layout" svg:width="0.422cm" svg:height="0.475cm" svg:x="7.8cm" svg:y="11.49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746cm" svg:height="0.475cm" svg:x="7.8cm" svg:y="11.492cm">
          <draw:text-box>
            <text:p text:style-name="P1"><text:span text:style-name="T4">Leader of the Conservative Party and official Opposition, </text:span></text:p>
          </draw:text-box>
        </draw:frame>
        <draw:frame draw:style-name="gr1" draw:text-style-name="P2" draw:layer="layout" svg:width="6.31cm" svg:height="0.475cm" svg:x="7.8cm" svg:y="12.056cm">
          <draw:text-box>
            <text:p text:style-name="P1"><text:span text:style-name="T4">September 2001-November 2003</text:span></text:p>
          </draw:text-box>
        </draw:frame>
        <draw:frame draw:style-name="gr1" draw:text-style-name="P2" draw:layer="layout" svg:width="2.86cm" svg:height="0.475cm" svg:x="2.2cm" svg:y="12.721cm">
          <draw:text-box>
            <text:p text:style-name="P1"><text:span text:style-name="T4">Dutton, James </text:span></text:p>
          </draw:text-box>
        </draw:frame>
        <draw:frame draw:style-name="gr1" draw:text-style-name="P2" draw:layer="layout" svg:width="10.328cm" svg:height="0.475cm" svg:x="7.8cm" svg:y="12.721cm">
          <draw:text-box>
            <text:p text:style-name="P1"><text:span text:style-name="T4"><text:s/></text:span><text:span text:style-name="T4">(Brigadier) Chief of the Defence Staff’s Liaison Officer </text:span></text:p>
          </draw:text-box>
        </draw:frame>
        <draw:frame draw:style-name="gr1" draw:text-style-name="P2" draw:layer="layout" svg:width="10.018cm" svg:height="0.475cm" svg:x="7.8cm" svg:y="13.285cm">
          <draw:text-box>
            <text:p text:style-name="P1"><text:span text:style-name="T4">to the Chairman of the US Joint Chiefs of Staff at the </text:span></text:p>
          </draw:text-box>
        </draw:frame>
        <draw:frame draw:style-name="gr1" draw:text-style-name="P2" draw:layer="layout" svg:width="6.386cm" svg:height="0.475cm" svg:x="7.8cm" svg:y="13.85cm">
          <draw:text-box>
            <text:p text:style-name="P1"><text:span text:style-name="T4">Pentagon, March 2002-July 2002 </text:span></text:p>
          </draw:text-box>
        </draw:frame>
        <draw:frame draw:style-name="gr1" draw:text-style-name="P2" draw:layer="layout" svg:width="10.861cm" svg:height="0.475cm" svg:x="7.8cm" svg:y="14.414cm">
          <draw:text-box>
            <text:p text:style-name="P1"><text:span text:style-name="T4">Commander, 3 Commando Brigade, July 2002-May 2004 </text:span></text:p>
          </draw:text-box>
        </draw:frame>
        <draw:frame draw:style-name="gr1" draw:text-style-name="P2" draw:layer="layout" svg:width="9.751cm" svg:height="0.475cm" svg:x="7.8cm" svg:y="14.978cm">
          <draw:text-box>
            <text:p text:style-name="P1"><text:span text:style-name="T4">(Major General) General Officer Commanding Multi-</text:span></text:p>
          </draw:text-box>
        </draw:frame>
        <draw:frame draw:style-name="gr1" draw:text-style-name="P2" draw:layer="layout" svg:width="10.103cm" svg:height="0.475cm" svg:x="7.8cm" svg:y="15.543cm">
          <draw:text-box>
            <text:p text:style-name="P1"><text:span text:style-name="T4">National Division (South-East), June-December 2005 </text:span></text:p>
          </draw:text-box>
        </draw:frame>
        <draw:frame draw:style-name="gr1" draw:text-style-name="P2" draw:layer="layout" svg:width="6.5cm" svg:height="0.475cm" svg:x="7.8cm" svg:y="16.107cm">
          <draw:text-box>
            <text:p text:style-name="P1"><text:span text:style-name="T4">Deputy Chief of Joint Operations, <text:s/></text:span></text:p>
          </draw:text-box>
        </draw:frame>
        <draw:frame draw:style-name="gr1" draw:text-style-name="P2" draw:layer="layout" svg:width="5.603cm" svg:height="0.475cm" svg:x="7.8cm" svg:y="16.672cm">
          <draw:text-box>
            <text:p text:style-name="P1"><text:span text:style-name="T4">February 2007-October 2008 </text:span></text:p>
          </draw:text-box>
        </draw:frame>
        <draw:frame draw:style-name="gr1" draw:text-style-name="P2" draw:layer="layout" svg:width="7.698cm" svg:height="0.475cm" svg:x="7.8cm" svg:y="17.236cm">
          <draw:text-box>
            <text:p text:style-name="P1"><text:span text:style-name="T4">(Lieutenant General, Sir) Inquiry witness </text:span></text:p>
          </draw:text-box>
        </draw:frame>
        <draw:frame draw:style-name="gr3" draw:text-style-name="P4" draw:layer="layout" svg:width="0.563cm" svg:height="0.628cm" svg:x="2.2cm" svg:y="18.014cm">
          <draw:text-box>
            <text:p text:style-name="P1"><text:span text:style-name="T3">E</text:span></text:p>
          </draw:text-box>
        </draw:frame>
        <draw:frame draw:style-name="gr1" draw:text-style-name="P2" draw:layer="layout" svg:width="2.322cm" svg:height="0.475cm" svg:x="2.2cm" svg:y="18.906cm">
          <draw:text-box>
            <text:p text:style-name="P1"><text:span text:style-name="T4">Eaton, Paul </text:span></text:p>
          </draw:text-box>
        </draw:frame>
        <draw:frame draw:style-name="gr1" draw:text-style-name="P2" draw:layer="layout" svg:width="10.539cm" svg:height="0.475cm" svg:x="7.8cm" svg:y="18.906cm">
          <draw:text-box>
            <text:p text:style-name="P1"><text:span text:style-name="T4"><text:s/></text:span><text:span text:style-name="T4">(Major General) US Head, Coalition Military Assistance </text:span></text:p>
          </draw:text-box>
        </draw:frame>
        <draw:frame draw:style-name="gr1" draw:text-style-name="P2" draw:layer="layout" svg:width="2.779cm" svg:height="0.475cm" svg:x="7.8cm" svg:y="19.471cm">
          <draw:text-box>
            <text:p text:style-name="P1"><text:span text:style-name="T4">Training Team </text:span></text:p>
          </draw:text-box>
        </draw:frame>
        <draw:frame draw:style-name="gr1" draw:text-style-name="P2" draw:layer="layout" svg:width="2.305cm" svg:height="0.475cm" svg:x="2.2cm" svg:y="20.135cm">
          <draw:text-box>
            <text:p text:style-name="P1"><text:span text:style-name="T4">Eberly, Don </text:span></text:p>
          </draw:text-box>
        </draw:frame>
        <draw:frame draw:style-name="gr1" draw:text-style-name="P2" draw:layer="layout" svg:width="6.25cm" svg:height="0.475cm" svg:x="7.8cm" svg:y="20.135cm">
          <draw:text-box>
            <text:p text:style-name="P1"><text:span text:style-name="T4">US political writer and researcher</text:span></text:p>
          </draw:text-box>
        </draw:frame>
        <draw:frame draw:style-name="gr1" draw:text-style-name="P2" draw:layer="layout" svg:width="2.762cm" svg:height="0.475cm" svg:x="2.2cm" svg:y="20.8cm">
          <draw:text-box>
            <text:p text:style-name="P1"><text:span text:style-name="T4">Edelman, Eric </text:span></text:p>
          </draw:text-box>
        </draw:frame>
        <draw:frame draw:style-name="gr1" draw:text-style-name="P2" draw:layer="layout" svg:width="9.113cm" svg:height="0.475cm" svg:x="7.8cm" svg:y="20.8cm">
          <draw:text-box>
            <text:p text:style-name="P1"><text:span text:style-name="T4"><text:s/></text:span><text:span text:style-name="T4">(Ambassador) US Under Secretary of Defense, </text:span></text:p>
          </draw:text-box>
        </draw:frame>
        <draw:frame draw:style-name="gr1" draw:text-style-name="P2" draw:layer="layout" svg:width="5.112cm" svg:height="0.475cm" svg:x="7.8cm" svg:y="21.364cm">
          <draw:text-box>
            <text:p text:style-name="P1"><text:span text:style-name="T4">August 2005-January 2009</text:span></text:p>
          </draw:text-box>
        </draw:frame>
        <draw:frame draw:style-name="gr1" draw:text-style-name="P2" draw:layer="layout" svg:width="2.483cm" svg:height="0.475cm" svg:x="2.2cm" svg:y="22.028cm">
          <draw:text-box>
            <text:p text:style-name="P1"><text:span text:style-name="T4">Edson, Gary </text:span></text:p>
          </draw:text-box>
        </draw:frame>
        <draw:frame draw:style-name="gr1" draw:text-style-name="P2" draw:layer="layout" svg:width="10.281cm" svg:height="0.475cm" svg:x="7.8cm" svg:y="22.028cm">
          <draw:text-box>
            <text:p text:style-name="P1"><text:span text:style-name="T4"><text:s/></text:span><text:span text:style-name="T4">US Deputy Assistant to the President for International </text:span></text:p>
          </draw:text-box>
        </draw:frame>
        <draw:frame draw:style-name="gr1" draw:text-style-name="P2" draw:layer="layout" svg:width="8.096cm" svg:height="0.475cm" svg:x="7.8cm" svg:y="22.593cm">
          <draw:text-box>
            <text:p text:style-name="P1"><text:span text:style-name="T4">Economic Affairs, January 2001-June 2005</text:span></text:p>
          </draw:text-box>
        </draw:frame>
        <draw:frame draw:style-name="gr1" draw:text-style-name="P2" draw:layer="layout" svg:width="5.298cm" svg:height="0.475cm" svg:x="2.2cm" svg:y="23.257cm">
          <draw:text-box>
            <text:p text:style-name="P1"><text:span text:style-name="T4">Eduardo Dos Santos, José <text:s/></text:span></text:p>
          </draw:text-box>
        </draw:frame>
        <draw:frame draw:style-name="gr1" draw:text-style-name="P2" draw:layer="layout" svg:width="8.63cm" svg:height="0.475cm" svg:x="7.8cm" svg:y="23.257cm">
          <draw:text-box>
            <text:p text:style-name="P1"><text:span text:style-name="T4">President of Angola, September 1979-present</text:span></text:p>
          </draw:text-box>
        </draw:frame>
        <draw:frame draw:style-name="gr1" draw:text-style-name="P2" draw:layer="layout" svg:width="3.202cm" svg:height="0.475cm" svg:x="2.2cm" svg:y="23.922cm">
          <draw:text-box>
            <text:p text:style-name="P1"><text:span text:style-name="T4">Ehrman, William </text:span></text:p>
          </draw:text-box>
        </draw:frame>
        <draw:frame draw:style-name="gr1" draw:text-style-name="P2" draw:layer="layout" svg:width="10.924cm" svg:height="0.475cm" svg:x="7.8cm" svg:y="23.922cm">
          <draw:text-box>
            <text:p text:style-name="P1"><text:span text:style-name="T4"><text:s/></text:span><text:span text:style-name="T4">FCO, Director, International Security, 2000-October 2002 </text:span></text:p>
          </draw:text-box>
        </draw:frame>
        <draw:frame draw:style-name="gr1" draw:text-style-name="P2" draw:layer="layout" svg:width="9.4cm" svg:height="0.475cm" svg:x="7.8cm" svg:y="24.486cm">
          <draw:text-box>
            <text:p text:style-name="P1"><text:span text:style-name="T4">FCO, Director General, Defence and Intelligence, </text:span></text:p>
          </draw:text-box>
        </draw:frame>
        <draw:frame draw:style-name="gr1" draw:text-style-name="P2" draw:layer="layout" svg:width="2.157cm" svg:height="0.475cm" svg:x="7.8cm" svg:y="25.051cm">
          <draw:text-box>
            <text:p text:style-name="P1"><text:span text:style-name="T4">2002-2004 </text:span></text:p>
          </draw:text-box>
        </draw:frame>
        <draw:frame draw:style-name="gr1" draw:text-style-name="P2" draw:layer="layout" svg:width="11.22cm" svg:height="0.475cm" svg:x="7.8cm" svg:y="25.615cm">
          <draw:text-box>
            <text:p text:style-name="P1"><text:span text:style-name="T4">Chairman, Joint Intelligence Committee, August 2004-2005 </text:span></text:p>
          </draw:text-box>
        </draw:frame>
        <draw:frame draw:style-name="gr1" draw:text-style-name="P2" draw:layer="layout" svg:width="3.723cm" svg:height="0.475cm" svg:x="7.8cm" svg:y="26.18cm">
          <draw:text-box>
            <text:p text:style-name="P1"><text:span text:style-name="T4">(Sir) Inquiry witness</text:span></text:p>
          </draw:text-box>
        </draw:frame>
      </draw:page>
      <draw:page draw:name="page1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8</text:span></text:p>
          </draw:text-box>
        </draw:frame>
        <draw:frame draw:style-name="gr1" draw:text-style-name="P2" draw:layer="layout" svg:width="3.105cm" svg:height="0.475cm" svg:x="2.2cm" svg:y="2.525cm">
          <draw:text-box>
            <text:p text:style-name="P1"><text:span text:style-name="T4">Eikenberry, Karl </text:span></text:p>
          </draw:text-box>
        </draw:frame>
        <draw:frame draw:style-name="gr1" draw:text-style-name="P2" draw:layer="layout" svg:width="9.155cm" svg:height="0.475cm" svg:x="7.8cm" svg:y="2.525cm">
          <draw:text-box>
            <text:p text:style-name="P1"><text:span text:style-name="T4"><text:s/></text:span><text:span text:style-name="T4">(Major General) US Leader, Iraq Security Force </text:span></text:p>
          </draw:text-box>
        </draw:frame>
        <draw:frame draw:style-name="gr1" draw:text-style-name="P2" draw:layer="layout" svg:width="9.739cm" svg:height="0.475cm" svg:x="7.8cm" svg:y="3.09cm">
          <draw:text-box>
            <text:p text:style-name="P1"><text:span text:style-name="T4">Assessment Team, November 2003-February 2004 </text:span></text:p>
          </draw:text-box>
        </draw:frame>
        <draw:frame draw:style-name="gr1" draw:text-style-name="P2" draw:layer="layout" svg:width="9.773cm" svg:height="0.475cm" svg:x="7.8cm" svg:y="3.654cm">
          <draw:text-box>
            <text:p text:style-name="P1"><text:span text:style-name="T4">US Security Co-ordinator and Chief of the Office of <text:s/></text:span></text:p>
          </draw:text-box>
        </draw:frame>
        <draw:frame draw:style-name="gr1" draw:text-style-name="P2" draw:layer="layout" svg:width="7.059cm" svg:height="0.475cm" svg:x="7.8cm" svg:y="4.218cm">
          <draw:text-box>
            <text:p text:style-name="P1"><text:span text:style-name="T4">Military Co-operation in Afghanistan, <text:s/></text:span></text:p>
          </draw:text-box>
        </draw:frame>
        <draw:frame draw:style-name="gr1" draw:text-style-name="P2" draw:layer="layout" svg:width="6.432cm" svg:height="0.475cm" svg:x="7.8cm" svg:y="4.783cm">
          <draw:text-box>
            <text:p text:style-name="P1"><text:span text:style-name="T4">September 2002-September 2003</text:span></text:p>
          </draw:text-box>
        </draw:frame>
        <draw:frame draw:style-name="gr1" draw:text-style-name="P2" draw:layer="layout" svg:width="2.292cm" svg:height="0.475cm" svg:x="2.2cm" svg:y="5.447cm">
          <draw:text-box>
            <text:p text:style-name="P1"><text:span text:style-name="T4">Ekéus, Rolf </text:span></text:p>
          </draw:text-box>
        </draw:frame>
        <draw:frame draw:style-name="gr1" draw:text-style-name="P2" draw:layer="layout" svg:width="11.115cm" svg:height="0.475cm" svg:x="7.8cm" svg:y="5.447cm">
          <draw:text-box>
            <text:p text:style-name="P1"><text:span text:style-name="T4"><text:s/></text:span><text:span text:style-name="T4">Executive Chairman, UN Special Commission, 1991-1997 </text:span></text:p>
          </draw:text-box>
        </draw:frame>
        <draw:frame draw:style-name="gr1" draw:text-style-name="P2" draw:layer="layout" svg:width="2.809cm" svg:height="0.475cm" svg:x="7.8cm" svg:y="6.012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728cm" svg:height="0.475cm" svg:x="2.2cm" svg:y="6.676cm">
          <draw:text-box>
            <text:p text:style-name="P1"><text:span text:style-name="T4">Elaraby, Nabil </text:span></text:p>
          </draw:text-box>
        </draw:frame>
        <draw:frame draw:style-name="gr1" draw:text-style-name="P2" draw:layer="layout" svg:width="9.218cm" svg:height="0.475cm" svg:x="7.8cm" svg:y="6.676cm">
          <draw:text-box>
            <text:p text:style-name="P1"><text:span text:style-name="T4"><text:s/></text:span><text:span text:style-name="T4">Egyptian Permanent Representative to the UN, <text:s/></text:span></text:p>
          </draw:text-box>
        </draw:frame>
        <draw:frame draw:style-name="gr1" draw:text-style-name="P2" draw:layer="layout" svg:width="3.876cm" svg:height="0.475cm" svg:x="7.8cm" svg:y="7.241cm">
          <draw:text-box>
            <text:p text:style-name="P1"><text:span text:style-name="T4">May 1991-May 1995</text:span></text:p>
          </draw:text-box>
        </draw:frame>
        <draw:frame draw:style-name="gr1" draw:text-style-name="P2" draw:layer="layout" svg:width="4.087cm" svg:height="0.475cm" svg:x="2.2cm" svg:y="7.905cm">
          <draw:text-box>
            <text:p text:style-name="P1"><text:span text:style-name="T4">ElBaradei, Mohamed </text:span></text:p>
          </draw:text-box>
        </draw:frame>
        <draw:frame draw:style-name="gr1" draw:text-style-name="P2" draw:layer="layout" svg:width="0.422cm" svg:height="0.475cm" svg:x="7.8cm" svg:y="7.90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1.102cm" svg:height="0.475cm" svg:x="7.8cm" svg:y="7.905cm">
          <draw:text-box>
            <text:p text:style-name="P1"><text:span text:style-name="T4">(Dr) Director General, International Atomic Energy Agency, </text:span></text:p>
          </draw:text-box>
        </draw:frame>
        <draw:frame draw:style-name="gr1" draw:text-style-name="P2" draw:layer="layout" svg:width="2.038cm" svg:height="0.475cm" svg:x="7.8cm" svg:y="8.47cm">
          <draw:text-box>
            <text:p text:style-name="P1"><text:span text:style-name="T4">1997-2009</text:span></text:p>
          </draw:text-box>
        </draw:frame>
        <draw:frame draw:style-name="gr1" draw:text-style-name="P2" draw:layer="layout" svg:width="3.338cm" svg:height="0.475cm" svg:x="2.2cm" svg:y="9.134cm">
          <draw:text-box>
            <text:p text:style-name="P1"><text:span text:style-name="T4">England, Gordon </text:span></text:p>
          </draw:text-box>
        </draw:frame>
        <draw:frame draw:style-name="gr1" draw:text-style-name="P2" draw:layer="layout" svg:width="6.132cm" svg:height="0.475cm" svg:x="7.8cm" svg:y="9.134cm">
          <draw:text-box>
            <text:p text:style-name="P1"><text:span text:style-name="T4"><text:s/></text:span><text:span text:style-name="T4">US Deputy Defense Secretary, <text:s/></text:span></text:p>
          </draw:text-box>
        </draw:frame>
        <draw:frame draw:style-name="gr1" draw:text-style-name="P2" draw:layer="layout" svg:width="5.484cm" svg:height="0.475cm" svg:x="7.8cm" svg:y="9.698cm">
          <draw:text-box>
            <text:p text:style-name="P1"><text:span text:style-name="T4">January 2006-February 2009</text:span></text:p>
          </draw:text-box>
        </draw:frame>
        <draw:frame draw:style-name="gr1" draw:text-style-name="P2" draw:layer="layout" svg:width="4.502cm" svg:height="0.475cm" svg:x="2.2cm" svg:y="10.363cm">
          <draw:text-box>
            <text:p text:style-name="P1"><text:span text:style-name="T4">Erdoğan, Recep Tayyip </text:span></text:p>
          </draw:text-box>
        </draw:frame>
        <draw:frame draw:style-name="gr1" draw:text-style-name="P2" draw:layer="layout" svg:width="0.422cm" svg:height="0.475cm" svg:x="7.8cm" svg:y="10.36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314cm" svg:height="0.475cm" svg:x="7.8cm" svg:y="10.363cm">
          <draw:text-box>
            <text:p text:style-name="P1"><text:span text:style-name="T4">Chairman, Justice and Development Party, 2001-2014 </text:span></text:p>
          </draw:text-box>
        </draw:frame>
        <draw:frame draw:style-name="gr1" draw:text-style-name="P2" draw:layer="layout" svg:width="9.548cm" svg:height="0.475cm" svg:x="7.8cm" svg:y="10.927cm">
          <draw:text-box>
            <text:p text:style-name="P1"><text:span text:style-name="T4">Prime Minister of Turkey, March 2003-August 2014</text:span></text:p>
          </draw:text-box>
        </draw:frame>
        <draw:frame draw:style-name="gr1" draw:text-style-name="P2" draw:layer="layout" svg:width="2.855cm" svg:height="0.475cm" svg:x="2.2cm" svg:y="11.592cm">
          <draw:text-box>
            <text:p text:style-name="P1"><text:span text:style-name="T4">Errera, Gérard </text:span></text:p>
          </draw:text-box>
        </draw:frame>
        <draw:frame draw:style-name="gr1" draw:text-style-name="P2" draw:layer="layout" svg:width="7.965cm" svg:height="0.475cm" svg:x="7.8cm" svg:y="11.592cm">
          <draw:text-box>
            <text:p text:style-name="P1"><text:span text:style-name="T4">French Ambassador to the UK, 2002-2007</text:span></text:p>
          </draw:text-box>
        </draw:frame>
        <draw:frame draw:style-name="gr1" draw:text-style-name="P2" draw:layer="layout" svg:width="3.473cm" svg:height="0.475cm" svg:x="2.2cm" svg:y="12.256cm">
          <draw:text-box>
            <text:p text:style-name="P1"><text:span text:style-name="T4">Etherington, Mark </text:span></text:p>
          </draw:text-box>
        </draw:frame>
        <draw:frame draw:style-name="gr1" draw:text-style-name="P2" draw:layer="layout" svg:width="6.158cm" svg:height="0.475cm" svg:x="7.8cm" svg:y="12.256cm">
          <draw:text-box>
            <text:p text:style-name="P1"><text:span text:style-name="T4"><text:s/></text:span><text:span text:style-name="T4">Head, Wasit Governorate Team </text:span></text:p>
          </draw:text-box>
        </draw:frame>
        <draw:frame draw:style-name="gr1" draw:text-style-name="P2" draw:layer="layout" svg:width="8.232cm" svg:height="0.475cm" svg:x="7.8cm" svg:y="12.821cm">
          <draw:text-box>
            <text:p text:style-name="P1"><text:span text:style-name="T4">Head, Basra PRT, April 2006-January 2007 </text:span></text:p>
          </draw:text-box>
        </draw:frame>
        <draw:frame draw:style-name="gr1" draw:text-style-name="P2" draw:layer="layout" svg:width="2.809cm" svg:height="0.475cm" svg:x="7.8cm" svg:y="13.385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3.092cm" svg:height="0.475cm" svg:x="2.2cm" svg:y="14.05cm">
          <draw:text-box>
            <text:p text:style-name="P1"><text:span text:style-name="T4">Everard, James </text:span></text:p>
          </draw:text-box>
        </draw:frame>
        <draw:frame draw:style-name="gr1" draw:text-style-name="P2" draw:layer="layout" svg:width="9.367cm" svg:height="0.475cm" svg:x="7.8cm" svg:y="14.05cm">
          <draw:text-box>
            <text:p text:style-name="P1"><text:span text:style-name="T4"><text:s/></text:span><text:span text:style-name="T4">(Brigadier) Commander, 20th Armoured Brigade, </text:span></text:p>
          </draw:text-box>
        </draw:frame>
        <draw:frame draw:style-name="gr1" draw:text-style-name="P2" draw:layer="layout" svg:width="2.038cm" svg:height="0.475cm" svg:x="7.8cm" svg:y="14.614cm">
          <draw:text-box>
            <text:p text:style-name="P1"><text:span text:style-name="T4">2005-2007</text:span></text:p>
          </draw:text-box>
        </draw:frame>
        <draw:frame draw:style-name="gr3" draw:text-style-name="P4" draw:layer="layout" svg:width="0.563cm" svg:height="0.628cm" svg:x="2.2cm" svg:y="15.642cm">
          <draw:text-box>
            <text:p text:style-name="P1"><text:span text:style-name="T3">F</text:span></text:p>
          </draw:text-box>
        </draw:frame>
        <draw:frame draw:style-name="gr1" draw:text-style-name="P2" draw:layer="layout" svg:width="3.444cm" svg:height="0.475cm" svg:x="2.2cm" svg:y="16.534cm">
          <draw:text-box>
            <text:p text:style-name="P1"><text:span text:style-name="T4">Falconer, Charles </text:span></text:p>
          </draw:text-box>
        </draw:frame>
        <draw:frame draw:style-name="gr1" draw:text-style-name="P2" draw:layer="layout" svg:width="8.918cm" svg:height="0.475cm" svg:x="7.8cm" svg:y="16.534cm">
          <draw:text-box>
            <text:p text:style-name="P1"><text:span text:style-name="T4"><text:s/></text:span><text:span text:style-name="T4">(Lord Falconer of Thoroton) Solicitor General, <text:s/></text:span></text:p>
          </draw:text-box>
        </draw:frame>
        <draw:frame draw:style-name="gr1" draw:text-style-name="P2" draw:layer="layout" svg:width="3.947cm" svg:height="0.475cm" svg:x="7.8cm" svg:y="17.098cm">
          <draw:text-box>
            <text:p text:style-name="P1"><text:span text:style-name="T4">May 1997-July 1998 </text:span></text:p>
          </draw:text-box>
        </draw:frame>
        <draw:frame draw:style-name="gr1" draw:text-style-name="P2" draw:layer="layout" svg:width="9.955cm" svg:height="0.475cm" svg:x="7.8cm" svg:y="17.663cm">
          <draw:text-box>
            <text:p text:style-name="P1"><text:span text:style-name="T4">Constitutional Affairs Secretary and Lord Chancellor, </text:span></text:p>
          </draw:text-box>
        </draw:frame>
        <draw:frame draw:style-name="gr1" draw:text-style-name="P2" draw:layer="layout" svg:width="3.998cm" svg:height="0.475cm" svg:x="7.8cm" svg:y="18.227cm">
          <draw:text-box>
            <text:p text:style-name="P1"><text:span text:style-name="T4">June 2003-May 2007</text:span></text:p>
          </draw:text-box>
        </draw:frame>
        <draw:frame draw:style-name="gr1" draw:text-style-name="P2" draw:layer="layout" svg:width="4.392cm" svg:height="0.475cm" svg:x="2.2cm" svg:y="18.892cm">
          <draw:text-box>
            <text:p text:style-name="P1"><text:span text:style-name="T4">Fall, François Lonseny </text:span></text:p>
          </draw:text-box>
        </draw:frame>
        <draw:frame draw:style-name="gr1" draw:text-style-name="P2" draw:layer="layout" svg:width="0.422cm" svg:height="0.475cm" svg:x="7.8cm" svg:y="18.89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1.089cm" svg:height="0.475cm" svg:x="7.8cm" svg:y="18.892cm">
          <draw:text-box>
            <text:p text:style-name="P1"><text:span text:style-name="T4">Guinean Permanent Representative to the UN, 2000-2002 </text:span></text:p>
          </draw:text-box>
        </draw:frame>
        <draw:frame draw:style-name="gr1" draw:text-style-name="P2" draw:layer="layout" svg:width="8.646cm" svg:height="0.475cm" svg:x="7.8cm" svg:y="19.456cm">
          <draw:text-box>
            <text:p text:style-name="P1"><text:span text:style-name="T4">President of the Security Council, March 2003</text:span></text:p>
          </draw:text-box>
        </draw:frame>
        <draw:frame draw:style-name="gr1" draw:text-style-name="P2" draw:layer="layout" svg:width="3.77cm" svg:height="0.475cm" svg:x="2.2cm" svg:y="20.121cm">
          <draw:text-box>
            <text:p text:style-name="P1"><text:span text:style-name="T4">Farish III, William S </text:span></text:p>
          </draw:text-box>
        </draw:frame>
        <draw:frame draw:style-name="gr1" draw:text-style-name="P2" draw:layer="layout" svg:width="7.233cm" svg:height="0.475cm" svg:x="7.8cm" svg:y="20.121cm">
          <draw:text-box>
            <text:p text:style-name="P1"><text:span text:style-name="T4">US Ambassador to the UK, 2001-2004</text:span></text:p>
          </draw:text-box>
        </draw:frame>
        <draw:frame draw:style-name="gr1" draw:text-style-name="P2" draw:layer="layout" svg:width="3.469cm" svg:height="0.475cm" svg:x="2.2cm" svg:y="20.785cm">
          <draw:text-box>
            <text:p text:style-name="P1"><text:span text:style-name="T4">Farquhar, Andrew </text:span></text:p>
          </draw:text-box>
        </draw:frame>
        <draw:frame draw:style-name="gr1" draw:text-style-name="P2" draw:layer="layout" svg:width="9.54cm" svg:height="0.475cm" svg:x="7.8cm" svg:y="20.785cm">
          <draw:text-box>
            <text:p text:style-name="P1"><text:span text:style-name="T4"><text:s/></text:span><text:span text:style-name="T4">(Lieutenant General) British Deputy Commanding </text:span></text:p>
          </draw:text-box>
        </draw:frame>
        <draw:frame draw:style-name="gr1" draw:text-style-name="P2" draw:layer="layout" svg:width="9.705cm" svg:height="0.475cm" svg:x="7.8cm" svg:y="21.35cm">
          <draw:text-box>
            <text:p text:style-name="P1"><text:span text:style-name="T4">General of Operations, Multi-National Corps – Iraq, </text:span></text:p>
          </draw:text-box>
        </draw:frame>
        <draw:frame draw:style-name="gr1" draw:text-style-name="P2" draw:layer="layout" svg:width="6.051cm" svg:height="0.475cm" svg:x="7.8cm" svg:y="21.914cm">
          <draw:text-box>
            <text:p text:style-name="P1"><text:span text:style-name="T4">September 2004-February 2005</text:span></text:p>
          </draw:text-box>
        </draw:frame>
        <draw:frame draw:style-name="gr1" draw:text-style-name="P2" draw:layer="layout" svg:width="3.516cm" svg:height="0.475cm" svg:x="2.2cm" svg:y="22.578cm">
          <draw:text-box>
            <text:p text:style-name="P1"><text:span text:style-name="T4">Faulkner, Gregory </text:span></text:p>
          </draw:text-box>
        </draw:frame>
        <draw:frame draw:style-name="gr1" draw:text-style-name="P2" draw:layer="layout" svg:width="7.487cm" svg:height="0.475cm" svg:x="7.8cm" svg:y="22.578cm">
          <draw:text-box>
            <text:p text:style-name="P1"><text:span text:style-name="T4">British Ambassador to Chile, 2000-2003</text:span></text:p>
          </draw:text-box>
        </draw:frame>
        <draw:frame draw:style-name="gr1" draw:text-style-name="P2" draw:layer="layout" svg:width="2.86cm" svg:height="0.475cm" svg:x="2.2cm" svg:y="23.243cm">
          <draw:text-box>
            <text:p text:style-name="P1"><text:span text:style-name="T4">Feith, Douglas </text:span></text:p>
          </draw:text-box>
        </draw:frame>
        <draw:frame draw:style-name="gr1" draw:text-style-name="P2" draw:layer="layout" svg:width="8.16cm" svg:height="0.475cm" svg:x="7.8cm" svg:y="23.243cm">
          <draw:text-box>
            <text:p text:style-name="P1"><text:span text:style-name="T4"><text:s/></text:span><text:span text:style-name="T4">US Under Secretary of Defense for Policy, </text:span></text:p>
          </draw:text-box>
        </draw:frame>
        <draw:frame draw:style-name="gr1" draw:text-style-name="P2" draw:layer="layout" svg:width="4.354cm" svg:height="0.475cm" svg:x="7.8cm" svg:y="23.807cm">
          <draw:text-box>
            <text:p text:style-name="P1"><text:span text:style-name="T4">July 2001-August 2005</text:span></text:p>
          </draw:text-box>
        </draw:frame>
        <draw:frame draw:style-name="gr1" draw:text-style-name="P2" draw:layer="layout" svg:width="4.019cm" svg:height="0.475cm" svg:x="2.2cm" svg:y="24.472cm">
          <draw:text-box>
            <text:p text:style-name="P1"><text:span text:style-name="T4">Félix-Paganon, Jean </text:span></text:p>
          </draw:text-box>
        </draw:frame>
        <draw:frame draw:style-name="gr1" draw:text-style-name="P2" draw:layer="layout" svg:width="0.422cm" svg:height="0.475cm" svg:x="7.8cm" svg:y="24.47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183cm" svg:height="0.475cm" svg:x="7.8cm" svg:y="24.472cm">
          <draw:text-box>
            <text:p text:style-name="P1"><text:span text:style-name="T4">UN Director in the French Foreign Ministry, 1999-2003</text:span></text:p>
          </draw:text-box>
        </draw:frame>
        <draw:frame draw:style-name="gr1" draw:text-style-name="P2" draw:layer="layout" svg:width="3.592cm" svg:height="0.475cm" svg:x="2.2cm" svg:y="25.136cm">
          <draw:text-box>
            <text:p text:style-name="P1"><text:span text:style-name="T4">Ferguson, Edward </text:span></text:p>
          </draw:text-box>
        </draw:frame>
        <draw:frame draw:style-name="gr1" draw:text-style-name="P2" draw:layer="layout" svg:width="0.422cm" svg:height="0.475cm" svg:x="7.8cm" svg:y="25.13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8.282cm" svg:height="0.475cm" svg:x="7.8cm" svg:y="25.136cm">
          <draw:text-box>
            <text:p text:style-name="P1"><text:span text:style-name="T4">Private Secretary to the Defence Secretary, </text:span></text:p>
          </draw:text-box>
        </draw:frame>
        <draw:frame draw:style-name="gr1" draw:text-style-name="P2" draw:layer="layout" svg:width="6.31cm" svg:height="0.475cm" svg:x="7.8cm" svg:y="25.701cm">
          <draw:text-box>
            <text:p text:style-name="P1"><text:span text:style-name="T4">September 2007-November 2009</text:span></text:p>
          </draw:text-box>
        </draw:frame>
      </draw:page>
      <draw:page draw:name="page17" draw:style-name="dp1" draw:master-page-name="master-page26">
        <draw:frame draw:style-name="gr4" draw:text-style-name="P5" draw:layer="layout" svg:width="4.506cm" svg:height="0.395cm" svg:x="14.316cm" svg:y="1.138cm">
          <draw:text-box>
            <text:p text:style-name="P1"><text:span text:style-name="T5">Annex 3 <text:s/>| <text:s/>Names and post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9</text:span></text:p>
          </draw:text-box>
        </draw:frame>
        <draw:frame draw:style-name="gr1" draw:text-style-name="P2" draw:layer="layout" svg:width="3.782cm" svg:height="0.475cm" svg:x="2.2cm" svg:y="2.525cm">
          <draw:text-box>
            <text:p text:style-name="P1"><text:span text:style-name="T4">Fergusson, George </text:span></text:p>
          </draw:text-box>
        </draw:frame>
        <draw:frame draw:style-name="gr1" draw:text-style-name="P2" draw:layer="layout" svg:width="0.422cm" svg:height="0.475cm" svg:x="7.8cm" svg:y="2.52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9.853cm" svg:height="0.475cm" svg:x="7.8cm" svg:y="2.525cm">
          <draw:text-box>
            <text:p text:style-name="P1"><text:span text:style-name="T4">Assistant Head, Overseas and Defence Secretariat, </text:span></text:p>
          </draw:text-box>
        </draw:frame>
        <draw:frame draw:style-name="gr1" draw:text-style-name="P2" draw:layer="layout" svg:width="4.959cm" svg:height="0.475cm" svg:x="7.8cm" svg:y="3.09cm">
          <draw:text-box>
            <text:p text:style-name="P1"><text:span text:style-name="T4">Cabinet Office, 2004-2006</text:span></text:p>
          </draw:text-box>
        </draw:frame>
        <draw:frame draw:style-name="gr1" draw:text-style-name="P2" draw:layer="layout" svg:width="2.804cm" svg:height="0.475cm" svg:x="2.2cm" svg:y="3.754cm">
          <draw:text-box>
            <text:p text:style-name="P1"><text:span text:style-name="T4">Fernie, Alistair </text:span></text:p>
          </draw:text-box>
        </draw:frame>
        <draw:frame draw:style-name="gr1" draw:text-style-name="P2" draw:layer="layout" svg:width="10.552cm" svg:height="0.475cm" svg:x="7.8cm" svg:y="3.754cm">
          <draw:text-box>
            <text:p text:style-name="P1"><text:span text:style-name="T4"><text:s/></text:span><text:span text:style-name="T4">DFID, Head, Middle East and North Africa Department, </text:span></text:p>
          </draw:text-box>
        </draw:frame>
        <draw:frame draw:style-name="gr1" draw:text-style-name="P2" draw:layer="layout" svg:width="4.845cm" svg:height="0.475cm" svg:x="7.8cm" svg:y="4.318cm">
          <draw:text-box>
            <text:p text:style-name="P1"><text:span text:style-name="T4">July 2002-February 2005 </text:span></text:p>
          </draw:text-box>
        </draw:frame>
        <draw:frame draw:style-name="gr1" draw:text-style-name="P2" draw:layer="layout" svg:width="4.608cm" svg:height="0.475cm" svg:x="2.2cm" svg:y="4.983cm">
          <draw:text-box>
            <text:p text:style-name="P1"><text:span text:style-name="T4">Ferrero Waldner, Benita </text:span></text:p>
          </draw:text-box>
        </draw:frame>
        <draw:frame draw:style-name="gr1" draw:text-style-name="P2" draw:layer="layout" svg:width="8.625cm" svg:height="0.475cm" svg:x="7.8cm" svg:y="4.983cm">
          <draw:text-box>
            <text:p text:style-name="P1"><text:span text:style-name="T4">EU External Affairs Commissioner, 2004-2009</text:span></text:p>
          </draw:text-box>
        </draw:frame>
        <draw:frame draw:style-name="gr1" draw:text-style-name="P2" draw:layer="layout" svg:width="3.423cm" svg:height="0.475cm" svg:x="2.2cm" svg:y="5.647cm">
          <draw:text-box>
            <text:p text:style-name="P1"><text:span text:style-name="T4">Figgures, Andrew </text:span></text:p>
          </draw:text-box>
        </draw:frame>
        <draw:frame draw:style-name="gr1" draw:text-style-name="P2" draw:layer="layout" svg:width="10.637cm" svg:height="0.475cm" svg:x="7.8cm" svg:y="5.647cm">
          <draw:text-box>
            <text:p text:style-name="P1"><text:span text:style-name="T4"><text:s/></text:span><text:span text:style-name="T4">(Major General) Senior British Military Representative – </text:span></text:p>
          </draw:text-box>
        </draw:frame>
        <draw:frame draw:style-name="gr1" draw:text-style-name="P2" draw:layer="layout" svg:width="6.289cm" svg:height="0.475cm" svg:x="7.8cm" svg:y="6.212cm">
          <draw:text-box>
            <text:p text:style-name="P1"><text:span text:style-name="T4">Iraq, September 2003-April 2004 </text:span></text:p>
          </draw:text-box>
        </draw:frame>
        <draw:frame draw:style-name="gr1" draw:text-style-name="P2" draw:layer="layout" svg:width="10.467cm" svg:height="0.475cm" svg:x="7.8cm" svg:y="6.776cm">
          <draw:text-box>
            <text:p text:style-name="P1"><text:span text:style-name="T4">(Lieutenant General) Deputy Chief of the Defence Staff </text:span></text:p>
          </draw:text-box>
        </draw:frame>
        <draw:frame draw:style-name="gr1" draw:text-style-name="P2" draw:layer="layout" svg:width="8.646cm" svg:height="0.475cm" svg:x="7.8cm" svg:y="7.341cm">
          <draw:text-box>
            <text:p text:style-name="P1"><text:span text:style-name="T4">(Equipment Capability), June 2006-May 2009 </text:span></text:p>
          </draw:text-box>
        </draw:frame>
        <draw:frame draw:style-name="gr1" draw:text-style-name="P2" draw:layer="layout" svg:width="2.809cm" svg:height="0.475cm" svg:x="7.8cm" svg:y="7.905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3.279cm" svg:height="0.475cm" svg:x="2.2cm" svg:y="8.57cm">
          <draw:text-box>
            <text:p text:style-name="P1"><text:span text:style-name="T4">Fischer, Joschka </text:span></text:p>
          </draw:text-box>
        </draw:frame>
        <draw:frame draw:style-name="gr1" draw:text-style-name="P2" draw:layer="layout" svg:width="10.861cm" svg:height="0.475cm" svg:x="7.8cm" svg:y="8.57cm">
          <draw:text-box>
            <text:p text:style-name="P1"><text:span text:style-name="T4"><text:s/></text:span><text:span text:style-name="T4">German Vice Chancellor and Minister for Foreign Affairs, </text:span></text:p>
          </draw:text-box>
        </draw:frame>
        <draw:frame draw:style-name="gr1" draw:text-style-name="P2" draw:layer="layout" svg:width="5.742cm" svg:height="0.475cm" svg:x="7.8cm" svg:y="9.134cm">
          <draw:text-box>
            <text:p text:style-name="P1"><text:span text:style-name="T4">October 1998-November 2005</text:span></text:p>
          </draw:text-box>
        </draw:frame>
        <draw:frame draw:style-name="gr1" draw:text-style-name="P2" draw:layer="layout" svg:width="2.707cm" svg:height="0.475cm" svg:x="2.2cm" svg:y="9.798cm">
          <draw:text-box>
            <text:p text:style-name="P1"><text:span text:style-name="T4">Flaherty, Paul </text:span></text:p>
          </draw:text-box>
        </draw:frame>
        <draw:frame draw:style-name="gr1" draw:text-style-name="P2" draw:layer="layout" svg:width="6.631cm" svg:height="0.475cm" svg:x="7.8cm" svg:y="9.798cm">
          <draw:text-box>
            <text:p text:style-name="P1"><text:span text:style-name="T4">PJHQ, Head of Civilian Secretariat </text:span></text:p>
          </draw:text-box>
        </draw:frame>
        <draw:frame draw:style-name="gr1" draw:text-style-name="P2" draw:layer="layout" svg:width="3.478cm" svg:height="0.475cm" svg:x="2.2cm" svg:y="10.463cm">
          <draw:text-box>
            <text:p text:style-name="P1"><text:span text:style-name="T4">Flanagan, Ronnie </text:span></text:p>
          </draw:text-box>
        </draw:frame>
        <draw:frame draw:style-name="gr1" draw:text-style-name="P2" draw:layer="layout" svg:width="9.866cm" svg:height="0.475cm" svg:x="7.8cm" svg:y="10.463cm">
          <draw:text-box>
            <text:p text:style-name="P1"><text:span text:style-name="T4"><text:s/></text:span><text:span text:style-name="T4">(Sir) Her Majesty’s Chief Inspector of Constabulary, </text:span></text:p>
          </draw:text-box>
        </draw:frame>
        <draw:frame draw:style-name="gr1" draw:text-style-name="P2" draw:layer="layout" svg:width="2.157cm" svg:height="0.475cm" svg:x="7.8cm" svg:y="11.027cm">
          <draw:text-box>
            <text:p text:style-name="P1"><text:span text:style-name="T4">2005-2009 </text:span></text:p>
          </draw:text-box>
        </draw:frame>
        <draw:frame draw:style-name="gr1" draw:text-style-name="P2" draw:layer="layout" svg:width="2.809cm" svg:height="0.475cm" svg:x="7.8cm" svg:y="11.592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542cm" svg:height="0.475cm" svg:x="2.2cm" svg:y="12.256cm">
          <draw:text-box>
            <text:p text:style-name="P1"><text:span text:style-name="T4">Fleischer, Ari </text:span></text:p>
          </draw:text-box>
        </draw:frame>
        <draw:frame draw:style-name="gr1" draw:text-style-name="P2" draw:layer="layout" svg:width="6.759cm" svg:height="0.475cm" svg:x="7.8cm" svg:y="12.256cm">
          <draw:text-box>
            <text:p text:style-name="P1"><text:span text:style-name="T4"><text:s/></text:span><text:span text:style-name="T4">President Bush’s Press Secretary, <text:s/></text:span></text:p>
          </draw:text-box>
        </draw:frame>
        <draw:frame draw:style-name="gr1" draw:text-style-name="P2" draw:layer="layout" svg:width="4.54cm" svg:height="0.475cm" svg:x="7.8cm" svg:y="12.821cm">
          <draw:text-box>
            <text:p text:style-name="P1"><text:span text:style-name="T4">January 2001-July 2003</text:span></text:p>
          </draw:text-box>
        </draw:frame>
        <draw:frame draw:style-name="gr1" draw:text-style-name="P2" draw:layer="layout" svg:width="5.002cm" svg:height="0.475cm" svg:x="2.2cm" svg:y="13.485cm">
          <draw:text-box>
            <text:p text:style-name="P1"><text:span text:style-name="T4">Fleischhauer, Carl-August </text:span></text:p>
          </draw:text-box>
        </draw:frame>
        <draw:frame draw:style-name="gr1" draw:text-style-name="P2" draw:layer="layout" svg:width="6.564cm" svg:height="0.475cm" svg:x="7.8cm" svg:y="13.485cm">
          <draw:text-box>
            <text:p text:style-name="P1"><text:span text:style-name="T4">(Dr) UN Legal Counsel, 1983-1994</text:span></text:p>
          </draw:text-box>
        </draw:frame>
        <draw:frame draw:style-name="gr1" draw:text-style-name="P2" draw:layer="layout" svg:width="2.457cm" svg:height="0.475cm" svg:x="2.2cm" svg:y="14.15cm">
          <draw:text-box>
            <text:p text:style-name="P1"><text:span text:style-name="T4">Fletcher, Ian </text:span></text:p>
          </draw:text-box>
        </draw:frame>
        <draw:frame draw:style-name="gr1" draw:text-style-name="P2" draw:layer="layout" svg:width="5.188cm" svg:height="0.475cm" svg:x="7.8cm" svg:y="14.15cm">
          <draw:text-box>
            <text:p text:style-name="P1"><text:span text:style-name="T4">CPA Oil Team Policy Expert</text:span></text:p>
          </draw:text-box>
        </draw:frame>
        <draw:frame draw:style-name="gr1" draw:text-style-name="P2" draw:layer="layout" svg:width="2.652cm" svg:height="0.475cm" svg:x="2.2cm" svg:y="14.814cm">
          <draw:text-box>
            <text:p text:style-name="P1"><text:span text:style-name="T4">Fletcher, Tom </text:span></text:p>
          </draw:text-box>
        </draw:frame>
        <draw:frame draw:style-name="gr1" draw:text-style-name="P2" draw:layer="layout" svg:width="9.866cm" svg:height="0.475cm" svg:x="7.8cm" svg:y="14.814cm">
          <draw:text-box>
            <text:p text:style-name="P1"><text:span text:style-name="T4"><text:s/></text:span><text:span text:style-name="T4">Private Secretary for Foreign and European Affairs, </text:span></text:p>
          </draw:text-box>
        </draw:frame>
        <draw:frame draw:style-name="gr1" draw:text-style-name="P2" draw:layer="layout" svg:width="2.038cm" svg:height="0.475cm" svg:x="7.8cm" svg:y="15.378cm">
          <draw:text-box>
            <text:p text:style-name="P1"><text:span text:style-name="T4">2007-2010</text:span></text:p>
          </draw:text-box>
        </draw:frame>
        <draw:frame draw:style-name="gr1" draw:text-style-name="P2" draw:layer="layout" svg:width="2.148cm" svg:height="0.475cm" svg:x="2.2cm" svg:y="16.043cm">
          <draw:text-box>
            <text:p text:style-name="P1"><text:span text:style-name="T4">Foley, Tom </text:span></text:p>
          </draw:text-box>
        </draw:frame>
        <draw:frame draw:style-name="gr1" draw:text-style-name="P2" draw:layer="layout" svg:width="8.435cm" svg:height="0.475cm" svg:x="7.8cm" svg:y="16.043cm">
          <draw:text-box>
            <text:p text:style-name="P1"><text:span text:style-name="T4">CPA Director for Private Sector Development</text:span></text:p>
          </draw:text-box>
        </draw:frame>
        <draw:frame draw:style-name="gr1" draw:text-style-name="P2" draw:layer="layout" svg:width="2.174cm" svg:height="0.475cm" svg:x="2.2cm" svg:y="16.707cm">
          <draw:text-box>
            <text:p text:style-name="P1"><text:span text:style-name="T4">Forber, Ian </text:span></text:p>
          </draw:text-box>
        </draw:frame>
        <draw:frame draw:style-name="gr1" draw:text-style-name="P2" draw:layer="layout" svg:width="5.721cm" svg:height="0.475cm" svg:x="7.8cm" svg:y="16.707cm">
          <draw:text-box>
            <text:p text:style-name="P1"><text:span text:style-name="T4">MOD, Head, Iraq Policy Team </text:span></text:p>
          </draw:text-box>
        </draw:frame>
        <draw:frame draw:style-name="gr1" draw:text-style-name="P2" draw:layer="layout" svg:width="1.983cm" svg:height="0.475cm" svg:x="2.2cm" svg:y="17.372cm">
          <draw:text-box>
            <text:p text:style-name="P1"><text:span text:style-name="T4">Fox, Liam </text:span></text:p>
          </draw:text-box>
        </draw:frame>
        <draw:frame draw:style-name="gr1" draw:text-style-name="P2" draw:layer="layout" svg:width="8.575cm" svg:height="0.475cm" svg:x="7.8cm" svg:y="17.372cm">
          <draw:text-box>
            <text:p text:style-name="P1"><text:span text:style-name="T4"><text:s/></text:span><text:span text:style-name="T4">(Dr) Shadow Secretary of State for Defence, </text:span></text:p>
          </draw:text-box>
        </draw:frame>
        <draw:frame draw:style-name="gr1" draw:text-style-name="P2" draw:layer="layout" svg:width="5.031cm" svg:height="0.475cm" svg:x="7.8cm" svg:y="17.936cm">
          <draw:text-box>
            <text:p text:style-name="P1"><text:span text:style-name="T4">December 2005-May 2010</text:span></text:p>
          </draw:text-box>
        </draw:frame>
        <draw:frame draw:style-name="gr1" draw:text-style-name="P2" draw:layer="layout" svg:width="1.915cm" svg:height="0.475cm" svg:x="2.2cm" svg:y="18.601cm">
          <draw:text-box>
            <text:p text:style-name="P1"><text:span text:style-name="T4">Fox, Paul </text:span></text:p>
          </draw:text-box>
        </draw:frame>
        <draw:frame draw:style-name="gr1" draw:text-style-name="P2" draw:layer="layout" svg:width="7.512cm" svg:height="0.475cm" svg:x="7.8cm" svg:y="18.601cm">
          <draw:text-box>
            <text:p text:style-name="P1"><text:span text:style-name="T4">FCO, Head, Iraq Policy Unit, 2005-2006</text:span></text:p>
          </draw:text-box>
        </draw:frame>
        <draw:frame draw:style-name="gr1" draw:text-style-name="P2" draw:layer="layout" svg:width="2.474cm" svg:height="0.475cm" svg:x="2.2cm" svg:y="19.265cm">
          <draw:text-box>
            <text:p text:style-name="P1"><text:span text:style-name="T4">Fox, Vicente </text:span></text:p>
          </draw:text-box>
        </draw:frame>
        <draw:frame draw:style-name="gr1" draw:text-style-name="P2" draw:layer="layout" svg:width="10.154cm" svg:height="0.475cm" svg:x="7.8cm" svg:y="19.265cm">
          <draw:text-box>
            <text:p text:style-name="P1"><text:span text:style-name="T4">President of Mexico, December 2000-November 2006</text:span></text:p>
          </draw:text-box>
        </draw:frame>
        <draw:frame draw:style-name="gr1" draw:text-style-name="P2" draw:layer="layout" svg:width="1.708cm" svg:height="0.475cm" svg:x="2.2cm" svg:y="19.93cm">
          <draw:text-box>
            <text:p text:style-name="P1"><text:span text:style-name="T4">Foy, Tim </text:span></text:p>
          </draw:text-box>
        </draw:frame>
        <draw:frame draw:style-name="gr1" draw:text-style-name="P2" draw:layer="layout" svg:width="10.776cm" svg:height="0.475cm" svg:x="7.8cm" svg:y="19.93cm">
          <draw:text-box>
            <text:p text:style-name="P1"><text:span text:style-name="T4"><text:s/></text:span><text:span text:style-name="T4">Head, DFID Office, Baghdad, August 2005-August 2006 </text:span></text:p>
          </draw:text-box>
        </draw:frame>
        <draw:frame draw:style-name="gr1" draw:text-style-name="P2" draw:layer="layout" svg:width="7.169cm" svg:height="0.475cm" svg:x="7.8cm" svg:y="20.494cm">
          <draw:text-box>
            <text:p text:style-name="P1"><text:span text:style-name="T4">Head, Basra PRT, from January 2007 </text:span></text:p>
          </draw:text-box>
        </draw:frame>
        <draw:frame draw:style-name="gr1" draw:text-style-name="P2" draw:layer="layout" svg:width="2.809cm" svg:height="0.475cm" svg:x="7.8cm" svg:y="21.058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3.325cm" svg:height="0.475cm" svg:x="2.2cm" svg:y="21.723cm">
          <draw:text-box>
            <text:p text:style-name="P1"><text:span text:style-name="T4">Fradley, Stephen </text:span></text:p>
          </draw:text-box>
        </draw:frame>
        <draw:frame draw:style-name="gr1" draw:text-style-name="P2" draw:layer="layout" svg:width="5.353cm" svg:height="0.475cm" svg:x="7.8cm" svg:y="21.723cm">
          <draw:text-box>
            <text:p text:style-name="P1"><text:span text:style-name="T4">British Senior Prison Adviser</text:span></text:p>
          </draw:text-box>
        </draw:frame>
        <draw:frame draw:style-name="gr1" draw:text-style-name="P2" draw:layer="layout" svg:width="3.003cm" svg:height="0.475cm" svg:x="2.2cm" svg:y="22.387cm">
          <draw:text-box>
            <text:p text:style-name="P1"><text:span text:style-name="T4">Franks, Tommy </text:span></text:p>
          </draw:text-box>
        </draw:frame>
        <draw:frame draw:style-name="gr1" draw:text-style-name="P2" draw:layer="layout" svg:width="10.306cm" svg:height="0.475cm" svg:x="7.8cm" svg:y="22.387cm">
          <draw:text-box>
            <text:p text:style-name="P1"><text:span text:style-name="T4"><text:s/></text:span><text:span text:style-name="T4">(General) Commander in Chief US Central Command </text:span></text:p>
          </draw:text-box>
        </draw:frame>
        <draw:frame draw:style-name="gr1" draw:text-style-name="P2" draw:layer="layout" svg:width="4.693cm" svg:height="0.475cm" svg:x="7.8cm" svg:y="22.952cm">
          <draw:text-box>
            <text:p text:style-name="P1"><text:span text:style-name="T4">(CENTCOM), 2000-2003</text:span></text:p>
          </draw:text-box>
        </draw:frame>
        <draw:frame draw:style-name="gr1" draw:text-style-name="P2" draw:layer="layout" svg:width="2.758cm" svg:height="0.475cm" svg:x="2.2cm" svg:y="23.616cm">
          <draw:text-box>
            <text:p text:style-name="P1"><text:span text:style-name="T4">Fraser, Simon </text:span></text:p>
          </draw:text-box>
        </draw:frame>
        <draw:frame draw:style-name="gr1" draw:text-style-name="P2" draw:layer="layout" svg:width="7.678cm" svg:height="0.475cm" svg:x="7.8cm" svg:y="23.616cm">
          <draw:text-box>
            <text:p text:style-name="P1"><text:span text:style-name="T4"><text:s/></text:span><text:span text:style-name="T4">FCO, Director, Strategy and Innovation <text:s/></text:span></text:p>
          </draw:text-box>
        </draw:frame>
        <draw:frame draw:style-name="gr1" draw:text-style-name="P2" draw:layer="layout" svg:width="7.537cm" svg:height="0.475cm" svg:x="7.8cm" svg:y="24.181cm">
          <draw:text-box>
            <text:p text:style-name="P1"><text:span text:style-name="T4">(Sir) FCO Permanent Under Secretary, <text:s/></text:span></text:p>
          </draw:text-box>
        </draw:frame>
        <draw:frame draw:style-name="gr1" draw:text-style-name="P2" draw:layer="layout" svg:width="4.354cm" svg:height="0.475cm" svg:x="7.8cm" svg:y="24.745cm">
          <draw:text-box>
            <text:p text:style-name="P1"><text:span text:style-name="T4">August 2010-July 2015</text:span></text:p>
          </draw:text-box>
        </draw:frame>
        <draw:frame draw:style-name="gr1" draw:text-style-name="P2" draw:layer="layout" svg:width="3.406cm" svg:height="0.475cm" svg:x="2.2cm" svg:y="25.41cm">
          <draw:text-box>
            <text:p text:style-name="P1"><text:span text:style-name="T4">Fréchette, Louise </text:span></text:p>
          </draw:text-box>
        </draw:frame>
        <draw:frame draw:style-name="gr1" draw:text-style-name="P2" draw:layer="layout" svg:width="9.84cm" svg:height="0.475cm" svg:x="7.8cm" svg:y="25.41cm">
          <draw:text-box>
            <text:p text:style-name="P1"><text:span text:style-name="T4">UN Deputy Secretary-General, April 1997-April 2006</text:span></text:p>
          </draw:text-box>
        </draw:frame>
        <draw:frame draw:style-name="gr1" draw:text-style-name="P2" draw:layer="layout" svg:width="2.339cm" svg:height="0.475cm" svg:x="2.2cm" svg:y="26.074cm">
          <draw:text-box>
            <text:p text:style-name="P1"><text:span text:style-name="T4">Free, Julian </text:span></text:p>
          </draw:text-box>
        </draw:frame>
        <draw:frame draw:style-name="gr1" draw:text-style-name="P2" draw:layer="layout" svg:width="10.412cm" svg:height="0.475cm" svg:x="7.8cm" svg:y="26.074cm">
          <draw:text-box>
            <text:p text:style-name="P1"><text:span text:style-name="T4"><text:s/></text:span><text:span text:style-name="T4">(Brigadier) Commander, 4th Mechanised Brigade, and </text:span></text:p>
          </draw:text-box>
        </draw:frame>
        <draw:frame draw:style-name="gr1" draw:text-style-name="P2" draw:layer="layout" svg:width="9.21cm" svg:height="0.475cm" svg:x="7.8cm" svg:y="26.638cm">
          <draw:text-box>
            <text:p text:style-name="P1"><text:span text:style-name="T4">Deputy Commander Operations, April 2007-2009</text:span></text:p>
          </draw:text-box>
        </draw:frame>
      </draw:page>
      <draw:page draw:name="page1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0</text:span></text:p>
          </draw:text-box>
        </draw:frame>
        <draw:frame draw:style-name="gr1" draw:text-style-name="P2" draw:layer="layout" svg:width="2.364cm" svg:height="0.475cm" svg:x="2.2cm" svg:y="2.525cm">
          <draw:text-box>
            <text:p text:style-name="P1"><text:span text:style-name="T4">French, Joe </text:span></text:p>
          </draw:text-box>
        </draw:frame>
        <draw:frame draw:style-name="gr1" draw:text-style-name="P2" draw:layer="layout" svg:width="11.242cm" svg:height="0.475cm" svg:x="7.8cm" svg:y="2.525cm">
          <draw:text-box>
            <text:p text:style-name="P1"><text:span text:style-name="T4"><text:s/></text:span><text:span text:style-name="T4">(Air Marshal, Sir) Chief of Defence Intelligence, 2000-2003 </text:span></text:p>
          </draw:text-box>
        </draw:frame>
        <draw:frame draw:style-name="gr1" draw:text-style-name="P2" draw:layer="layout" svg:width="6.458cm" svg:height="0.475cm" svg:x="7.8cm" svg:y="3.09cm">
          <draw:text-box>
            <text:p text:style-name="P1"><text:span text:style-name="T4">(Air Chief Marshal) Inquiry witness</text:span></text:p>
          </draw:text-box>
        </draw:frame>
        <draw:frame draw:style-name="gr1" draw:text-style-name="P2" draw:layer="layout" svg:width="4.011cm" svg:height="0.475cm" svg:x="2.2cm" svg:y="3.754cm">
          <draw:text-box>
            <text:p text:style-name="P1"><text:span text:style-name="T4">Friedman, Thomas L </text:span></text:p>
          </draw:text-box>
        </draw:frame>
        <draw:frame draw:style-name="gr1" draw:text-style-name="P2" draw:layer="layout" svg:width="4.976cm" svg:height="0.475cm" svg:x="7.8cm" svg:y="3.754cm">
          <draw:text-box>
            <text:p text:style-name="P1"><text:span text:style-name="T7">New York Times</text:span><text:span text:style-name="T4"> columnist</text:span></text:p>
          </draw:text-box>
        </draw:frame>
        <draw:frame draw:style-name="gr1" draw:text-style-name="P2" draw:layer="layout" svg:width="2.208cm" svg:height="0.475cm" svg:x="2.2cm" svg:y="4.418cm">
          <draw:text-box>
            <text:p text:style-name="P1"><text:span text:style-name="T4">Fry, Robert </text:span></text:p>
          </draw:text-box>
        </draw:frame>
        <draw:frame draw:style-name="gr1" draw:text-style-name="P2" draw:layer="layout" svg:width="9.468cm" svg:height="0.475cm" svg:x="7.8cm" svg:y="4.418cm">
          <draw:text-box>
            <text:p text:style-name="P1"><text:span text:style-name="T4"><text:s/></text:span><text:span text:style-name="T4">(Major General) Deputy Chief of Joint Operations </text:span></text:p>
          </draw:text-box>
        </draw:frame>
        <draw:frame draw:style-name="gr1" draw:text-style-name="P2" draw:layer="layout" svg:width="5.789cm" svg:height="0.475cm" svg:x="7.8cm" svg:y="4.983cm">
          <draw:text-box>
            <text:p text:style-name="P1"><text:span text:style-name="T4">(Operations), May 2002-2003 <text:s/></text:span></text:p>
          </draw:text-box>
        </draw:frame>
        <draw:frame draw:style-name="gr1" draw:text-style-name="P2" draw:layer="layout" svg:width="10.467cm" svg:height="0.475cm" svg:x="7.8cm" svg:y="5.547cm">
          <draw:text-box>
            <text:p text:style-name="P1"><text:span text:style-name="T4">(Lieutenant General) Deputy Chief of the Defence Staff </text:span></text:p>
          </draw:text-box>
        </draw:frame>
        <draw:frame draw:style-name="gr1" draw:text-style-name="P2" draw:layer="layout" svg:width="7.453cm" svg:height="0.475cm" svg:x="7.8cm" svg:y="6.112cm">
          <draw:text-box>
            <text:p text:style-name="P1"><text:span text:style-name="T4">(Commitments), July 2003-March 2006 </text:span></text:p>
          </draw:text-box>
        </draw:frame>
        <draw:frame draw:style-name="gr1" draw:text-style-name="P2" draw:layer="layout" svg:width="8.401cm" svg:height="0.475cm" svg:x="7.8cm" svg:y="6.676cm">
          <draw:text-box>
            <text:p text:style-name="P1"><text:span text:style-name="T4">Senior British Military Representative – Iraq, </text:span></text:p>
          </draw:text-box>
        </draw:frame>
        <draw:frame draw:style-name="gr1" draw:text-style-name="P2" draw:layer="layout" svg:width="5.649cm" svg:height="0.475cm" svg:x="7.8cm" svg:y="7.241cm">
          <draw:text-box>
            <text:p text:style-name="P1"><text:span text:style-name="T4">March 2006-September 2006 </text:span></text:p>
          </draw:text-box>
        </draw:frame>
        <draw:frame draw:style-name="gr1" draw:text-style-name="P2" draw:layer="layout" svg:width="7.58cm" svg:height="0.475cm" svg:x="7.8cm" svg:y="7.805cm">
          <draw:text-box>
            <text:p text:style-name="P1"><text:span text:style-name="T4">(Lieutenant General, Sir) Inquiry witness</text:span></text:p>
          </draw:text-box>
        </draw:frame>
        <draw:frame draw:style-name="gr1" draw:text-style-name="P2" draw:layer="layout" svg:width="2.813cm" svg:height="0.475cm" svg:x="2.2cm" svg:y="8.47cm">
          <draw:text-box>
            <text:p text:style-name="P1"><text:span text:style-name="T4">Fulton, Robert </text:span></text:p>
          </draw:text-box>
        </draw:frame>
        <draw:frame draw:style-name="gr1" draw:text-style-name="P2" draw:layer="layout" svg:width="10.353cm" svg:height="0.475cm" svg:x="7.8cm" svg:y="8.47cm">
          <draw:text-box>
            <text:p text:style-name="P1"><text:span text:style-name="T4"><text:s/></text:span><text:span text:style-name="T4">(Lieutenant General, Sir) Deputy Chief of the Defence </text:span></text:p>
          </draw:text-box>
        </draw:frame>
        <draw:frame draw:style-name="gr1" draw:text-style-name="P2" draw:layer="layout" svg:width="9.756cm" svg:height="0.475cm" svg:x="7.8cm" svg:y="9.034cm">
          <draw:text-box>
            <text:p text:style-name="P1"><text:span text:style-name="T4">Staff (Equipment Capability), June 2003-June 2006 </text:span></text:p>
          </draw:text-box>
        </draw:frame>
        <draw:frame draw:style-name="gr1" draw:text-style-name="P2" draw:layer="layout" svg:width="2.809cm" svg:height="0.475cm" svg:x="7.8cm" svg:y="9.598cm">
          <draw:text-box>
            <text:p text:style-name="P1"><text:span text:style-name="T4">Inquiry witness</text:span></text:p>
          </draw:text-box>
        </draw:frame>
        <draw:frame draw:style-name="gr3" draw:text-style-name="P4" draw:layer="layout" svg:width="0.563cm" svg:height="0.628cm" svg:x="2.2cm" svg:y="10.626cm">
          <draw:text-box>
            <text:p text:style-name="P1"><text:span text:style-name="T3">G</text:span></text:p>
          </draw:text-box>
        </draw:frame>
        <draw:frame draw:style-name="gr1" draw:text-style-name="P2" draw:layer="layout" svg:width="2.567cm" svg:height="0.475cm" svg:x="2.2cm" svg:y="11.518cm">
          <draw:text-box>
            <text:p text:style-name="P1"><text:span text:style-name="T4">Gantley, Guy </text:span></text:p>
          </draw:text-box>
        </draw:frame>
        <draw:frame draw:style-name="gr1" draw:text-style-name="P2" draw:layer="layout" svg:width="9.053cm" svg:height="0.475cm" svg:x="7.8cm" svg:y="11.518cm">
          <draw:text-box>
            <text:p text:style-name="P1"><text:span text:style-name="T4">FCO Middle East/North Africa Economic Adviser</text:span></text:p>
          </draw:text-box>
        </draw:frame>
        <draw:frame draw:style-name="gr1" draw:text-style-name="P2" draw:layer="layout" svg:width="3.609cm" svg:height="0.475cm" svg:x="2.2cm" svg:y="12.183cm">
          <draw:text-box>
            <text:p text:style-name="P1"><text:span text:style-name="T4">Gardiner, Nicholas </text:span></text:p>
          </draw:text-box>
        </draw:frame>
        <draw:frame draw:style-name="gr1" draw:text-style-name="P2" draw:layer="layout" svg:width="9.116cm" svg:height="0.475cm" svg:x="7.8cm" svg:y="12.183cm">
          <draw:text-box>
            <text:p text:style-name="P1"><text:span text:style-name="T4">Coroner for Oxfordshire, August 1981-April 2012</text:span></text:p>
          </draw:text-box>
        </draw:frame>
        <draw:frame draw:style-name="gr1" draw:text-style-name="P2" draw:layer="layout" svg:width="2.313cm" svg:height="0.475cm" svg:x="2.2cm" svg:y="12.847cm">
          <draw:text-box>
            <text:p text:style-name="P1"><text:span text:style-name="T4">Garner, Jay </text:span></text:p>
          </draw:text-box>
        </draw:frame>
        <draw:frame draw:style-name="gr1" draw:text-style-name="P2" draw:layer="layout" svg:width="10.742cm" svg:height="0.475cm" svg:x="7.8cm" svg:y="12.847cm">
          <draw:text-box>
            <text:p text:style-name="P1"><text:span text:style-name="T4"><text:s/></text:span><text:span text:style-name="T4">(Lieutenant General) US Head, Office of Reconstruction </text:span></text:p>
          </draw:text-box>
        </draw:frame>
        <draw:frame draw:style-name="gr1" draw:text-style-name="P2" draw:layer="layout" svg:width="8.566cm" svg:height="0.475cm" svg:x="7.8cm" svg:y="13.412cm">
          <draw:text-box>
            <text:p text:style-name="P1"><text:span text:style-name="T4">and Humanitarian Assistance, April-May 2003</text:span></text:p>
          </draw:text-box>
        </draw:frame>
        <draw:frame draw:style-name="gr1" draw:text-style-name="P2" draw:layer="layout" svg:width="4.625cm" svg:height="0.475cm" svg:x="2.2cm" svg:y="14.076cm">
          <draw:text-box>
            <text:p text:style-name="P1"><text:span text:style-name="T4">Gasper Martins, Ismael <text:s/></text:span></text:p>
          </draw:text-box>
        </draw:frame>
        <draw:frame draw:style-name="gr1" draw:text-style-name="P2" draw:layer="layout" svg:width="0.422cm" svg:height="0.475cm" svg:x="7.8cm" svg:y="14.07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8.888cm" svg:height="0.475cm" svg:x="7.8cm" svg:y="14.076cm">
          <draw:text-box>
            <text:p text:style-name="P1"><text:span text:style-name="T4">Angolan Permanent Representative to the UN, </text:span></text:p>
          </draw:text-box>
        </draw:frame>
        <draw:frame draw:style-name="gr1" draw:text-style-name="P2" draw:layer="layout" svg:width="3.427cm" svg:height="0.475cm" svg:x="7.8cm" svg:y="14.641cm">
          <draw:text-box>
            <text:p text:style-name="P1"><text:span text:style-name="T4">May 2001-present</text:span></text:p>
          </draw:text-box>
        </draw:frame>
        <draw:frame draw:style-name="gr1" draw:text-style-name="P2" draw:layer="layout" svg:width="2.669cm" svg:height="0.475cm" svg:x="2.2cm" svg:y="15.305cm">
          <draw:text-box>
            <text:p text:style-name="P1"><text:span text:style-name="T4">Gass, Simon <text:s/></text:span></text:p>
          </draw:text-box>
        </draw:frame>
        <draw:frame draw:style-name="gr1" draw:text-style-name="P2" draw:layer="layout" svg:width="7.127cm" svg:height="0.475cm" svg:x="7.8cm" svg:y="15.305cm">
          <draw:text-box>
            <text:p text:style-name="P1"><text:span text:style-name="T4">FCO, Director, Resources, 2001-2004</text:span></text:p>
          </draw:text-box>
        </draw:frame>
        <draw:frame draw:style-name="gr1" draw:text-style-name="P2" draw:layer="layout" svg:width="2.766cm" svg:height="0.475cm" svg:x="2.2cm" svg:y="15.97cm">
          <draw:text-box>
            <text:p text:style-name="P1"><text:span text:style-name="T4">Gates, Robert </text:span></text:p>
          </draw:text-box>
        </draw:frame>
        <draw:frame draw:style-name="gr1" draw:text-style-name="P2" draw:layer="layout" svg:width="10.255cm" svg:height="0.475cm" svg:x="7.8cm" svg:y="15.97cm">
          <draw:text-box>
            <text:p text:style-name="P1"><text:span text:style-name="T4">(Dr) US Defense Secretary, December 2006-July 2007</text:span></text:p>
          </draw:text-box>
        </draw:frame>
        <draw:frame draw:style-name="gr1" draw:text-style-name="P2" draw:layer="layout" svg:width="3.253cm" svg:height="0.475cm" svg:x="2.2cm" svg:y="16.634cm">
          <draw:text-box>
            <text:p text:style-name="P1"><text:span text:style-name="T4">Gatilov, Gennadi </text:span></text:p>
          </draw:text-box>
        </draw:frame>
        <draw:frame draw:style-name="gr1" draw:text-style-name="P2" draw:layer="layout" svg:width="10.442cm" svg:height="0.475cm" svg:x="7.8cm" svg:y="16.634cm">
          <draw:text-box>
            <text:p text:style-name="P1"><text:span text:style-name="T4"><text:s/></text:span><text:span text:style-name="T4">Russian Deputy Permanent Representative to the UN, </text:span></text:p>
          </draw:text-box>
        </draw:frame>
        <draw:frame draw:style-name="gr1" draw:text-style-name="P2" draw:layer="layout" svg:width="2.038cm" svg:height="0.475cm" svg:x="7.8cm" svg:y="17.198cm">
          <draw:text-box>
            <text:p text:style-name="P1"><text:span text:style-name="T4">1999-2004</text:span></text:p>
          </draw:text-box>
        </draw:frame>
        <draw:frame draw:style-name="gr1" draw:text-style-name="P2" draw:layer="layout" svg:width="2.195cm" svg:height="0.475cm" svg:x="2.2cm" svg:y="17.863cm">
          <draw:text-box>
            <text:p text:style-name="P1"><text:span text:style-name="T4">Gell, David </text:span></text:p>
          </draw:text-box>
        </draw:frame>
        <draw:frame draw:style-name="gr1" draw:text-style-name="P2" draw:layer="layout" svg:width="6.077cm" svg:height="0.475cm" svg:x="7.8cm" svg:y="17.863cm">
          <draw:text-box>
            <text:p text:style-name="P1"><text:span text:style-name="T4">(Major) British Army Spokesman</text:span></text:p>
          </draw:text-box>
        </draw:frame>
        <draw:frame draw:style-name="gr1" draw:text-style-name="P2" draw:layer="layout" svg:width="2.885cm" svg:height="0.475cm" svg:x="2.2cm" svg:y="18.527cm">
          <draw:text-box>
            <text:p text:style-name="P1"><text:span text:style-name="T4">George, Bruce </text:span></text:p>
          </draw:text-box>
        </draw:frame>
        <draw:frame draw:style-name="gr1" draw:text-style-name="P2" draw:layer="layout" svg:width="10.052cm" svg:height="0.475cm" svg:x="7.8cm" svg:y="18.527cm">
          <draw:text-box>
            <text:p text:style-name="P1"><text:span text:style-name="T4"><text:s/></text:span><text:span text:style-name="T4">Chairman, House of Commons Defence Committee, </text:span></text:p>
          </draw:text-box>
        </draw:frame>
        <draw:frame draw:style-name="gr1" draw:text-style-name="P2" draw:layer="layout" svg:width="3.829cm" svg:height="0.475cm" svg:x="7.8cm" svg:y="19.092cm">
          <draw:text-box>
            <text:p text:style-name="P1"><text:span text:style-name="T4">May 1979-July 2005</text:span></text:p>
          </draw:text-box>
        </draw:frame>
        <draw:frame draw:style-name="gr1" draw:text-style-name="P2" draw:layer="layout" svg:width="3.418cm" svg:height="0.475cm" svg:x="2.2cm" svg:y="19.756cm">
          <draw:text-box>
            <text:p text:style-name="P1"><text:span text:style-name="T4">Ghadban, Thamir </text:span></text:p>
          </draw:text-box>
        </draw:frame>
        <draw:frame draw:style-name="gr1" draw:text-style-name="P2" draw:layer="layout" svg:width="9.066cm" svg:height="0.475cm" svg:x="7.8cm" svg:y="19.756cm">
          <draw:text-box>
            <text:p text:style-name="P1"><text:span text:style-name="T4"><text:s/></text:span><text:span text:style-name="T4">Iraqi Minister of Oil, April-September 2003 and <text:s/></text:span></text:p>
          </draw:text-box>
        </draw:frame>
        <draw:frame draw:style-name="gr1" draw:text-style-name="P2" draw:layer="layout" svg:width="3.998cm" svg:height="0.475cm" svg:x="7.8cm" svg:y="20.321cm">
          <draw:text-box>
            <text:p text:style-name="P1"><text:span text:style-name="T4">June 2004-May 2005</text:span></text:p>
          </draw:text-box>
        </draw:frame>
        <draw:frame draw:style-name="gr1" draw:text-style-name="P2" draw:layer="layout" svg:width="2.296cm" svg:height="0.475cm" svg:x="2.2cm" svg:y="20.985cm">
          <draw:text-box>
            <text:p text:style-name="P1"><text:span text:style-name="T4">Gibson, Ian </text:span></text:p>
          </draw:text-box>
        </draw:frame>
        <draw:frame draw:style-name="gr1" draw:text-style-name="P2" draw:layer="layout" svg:width="6.725cm" svg:height="0.475cm" svg:x="7.8cm" svg:y="20.985cm">
          <draw:text-box>
            <text:p text:style-name="P1"><text:span text:style-name="T4">PJHQ, Deputy Command Secretary</text:span></text:p>
          </draw:text-box>
        </draw:frame>
        <draw:frame draw:style-name="gr1" draw:text-style-name="P2" draw:layer="layout" svg:width="2.978cm" svg:height="0.475cm" svg:x="2.2cm" svg:y="21.65cm">
          <draw:text-box>
            <text:p text:style-name="P1"><text:span text:style-name="T4">Gibson, Robert </text:span></text:p>
          </draw:text-box>
        </draw:frame>
        <draw:frame draw:style-name="gr1" draw:text-style-name="P2" draw:layer="layout" svg:width="10.454cm" svg:height="0.475cm" svg:x="7.8cm" svg:y="21.65cm">
          <draw:text-box>
            <text:p text:style-name="P1"><text:span text:style-name="T4">(Dr) Deputy Head of Mission, British Embassy Baghdad</text:span></text:p>
          </draw:text-box>
        </draw:frame>
        <draw:frame draw:style-name="gr1" draw:text-style-name="P2" draw:layer="layout" svg:width="2.39cm" svg:height="0.475cm" svg:x="2.2cm" svg:y="22.314cm">
          <draw:text-box>
            <text:p text:style-name="P1"><text:span text:style-name="T4">Gieve, John </text:span></text:p>
          </draw:text-box>
        </draw:frame>
        <draw:frame draw:style-name="gr1" draw:text-style-name="P2" draw:layer="layout" svg:width="9.637cm" svg:height="0.475cm" svg:x="7.8cm" svg:y="22.314cm">
          <draw:text-box>
            <text:p text:style-name="P1"><text:span text:style-name="T4">(Sir) Home Office Permanent Secretary, 2001-2005</text:span></text:p>
          </draw:text-box>
        </draw:frame>
        <draw:frame draw:style-name="gr1" draw:text-style-name="P2" draw:layer="layout" svg:width="2.902cm" svg:height="0.475cm" svg:x="2.2cm" svg:y="22.978cm">
          <draw:text-box>
            <text:p text:style-name="P1"><text:span text:style-name="T4">Gilchrist, Peter </text:span></text:p>
          </draw:text-box>
        </draw:frame>
        <draw:frame draw:style-name="gr1" draw:text-style-name="P2" draw:layer="layout" svg:width="9.54cm" svg:height="0.475cm" svg:x="7.8cm" svg:y="22.978cm">
          <draw:text-box>
            <text:p text:style-name="P1"><text:span text:style-name="T4"><text:s/></text:span><text:span text:style-name="T4">(Major General) Master General of the Ordnance, </text:span></text:p>
          </draw:text-box>
        </draw:frame>
        <draw:frame draw:style-name="gr1" draw:text-style-name="P2" draw:layer="layout" svg:width="2.038cm" svg:height="0.475cm" svg:x="7.8cm" svg:y="23.543cm">
          <draw:text-box>
            <text:p text:style-name="P1"><text:span text:style-name="T4">2000-2004</text:span></text:p>
          </draw:text-box>
        </draw:frame>
        <draw:frame draw:style-name="gr1" draw:text-style-name="P2" draw:layer="layout" svg:width="3.444cm" svg:height="0.475cm" svg:x="2.2cm" svg:y="24.207cm">
          <draw:text-box>
            <text:p text:style-name="P1"><text:span text:style-name="T4">Gillespie, Michael </text:span></text:p>
          </draw:text-box>
        </draw:frame>
        <draw:frame draw:style-name="gr1" draw:text-style-name="P2" draw:layer="layout" svg:width="9.163cm" svg:height="0.475cm" svg:x="7.8cm" svg:y="24.207cm">
          <draw:text-box>
            <text:p text:style-name="P1"><text:span text:style-name="T4">Head, Public Order and Police Co-operation Unit</text:span></text:p>
          </draw:text-box>
        </draw:frame>
        <draw:frame draw:style-name="gr1" draw:text-style-name="P2" draw:layer="layout" svg:width="3.185cm" svg:height="0.475cm" svg:x="2.2cm" svg:y="24.872cm">
          <draw:text-box>
            <text:p text:style-name="P1"><text:span text:style-name="T4">Gilligan, Andrew </text:span></text:p>
          </draw:text-box>
        </draw:frame>
        <draw:frame draw:style-name="gr1" draw:text-style-name="P2" draw:layer="layout" svg:width="2.69cm" svg:height="0.475cm" svg:x="7.8cm" svg:y="24.872cm">
          <draw:text-box>
            <text:p text:style-name="P1"><text:span text:style-name="T7">BBC</text:span><text:span text:style-name="T4"> journalist</text:span></text:p>
          </draw:text-box>
        </draw:frame>
        <draw:frame draw:style-name="gr1" draw:text-style-name="P2" draw:layer="layout" svg:width="3.19cm" svg:height="0.475cm" svg:x="2.2cm" svg:y="25.536cm">
          <draw:text-box>
            <text:p text:style-name="P1"><text:span text:style-name="T4">Gnehm, Edward </text:span></text:p>
          </draw:text-box>
        </draw:frame>
        <draw:frame draw:style-name="gr1" draw:text-style-name="P2" draw:layer="layout" svg:width="9.498cm" svg:height="0.475cm" svg:x="7.8cm" svg:y="25.536cm">
          <draw:text-box>
            <text:p text:style-name="P1"><text:span text:style-name="T4"><text:s/></text:span><text:span text:style-name="T4">US Deputy Permanent Representative to the UN, </text:span></text:p>
          </draw:text-box>
        </draw:frame>
        <draw:frame draw:style-name="gr1" draw:text-style-name="P2" draw:layer="layout" svg:width="2.038cm" svg:height="0.475cm" svg:x="7.8cm" svg:y="26.101cm">
          <draw:text-box>
            <text:p text:style-name="P1"><text:span text:style-name="T4">1994-1997</text:span></text:p>
          </draw:text-box>
        </draw:frame>
      </draw:page>
      <draw:page draw:name="page19" draw:style-name="dp1" draw:master-page-name="master-page26">
        <draw:frame draw:style-name="gr4" draw:text-style-name="P5" draw:layer="layout" svg:width="4.506cm" svg:height="0.395cm" svg:x="14.316cm" svg:y="1.138cm">
          <draw:text-box>
            <text:p text:style-name="P1"><text:span text:style-name="T5">Annex 3 <text:s/>| <text:s/>Names and post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1</text:span></text:p>
          </draw:text-box>
        </draw:frame>
        <draw:frame draw:style-name="gr1" draw:text-style-name="P2" draw:layer="layout" svg:width="3.283cm" svg:height="0.475cm" svg:x="2.2cm" svg:y="2.525cm">
          <draw:text-box>
            <text:p text:style-name="P1"><text:span text:style-name="T4">Goldsmith, Peter </text:span></text:p>
          </draw:text-box>
        </draw:frame>
        <draw:frame draw:style-name="gr1" draw:text-style-name="P2" draw:layer="layout" svg:width="9.032cm" svg:height="0.475cm" svg:x="7.8cm" svg:y="2.525cm">
          <draw:text-box>
            <text:p text:style-name="P1"><text:span text:style-name="T4"><text:s/></text:span><text:span text:style-name="T4">(Lord) Attorney General, June 2001-June 2007 </text:span></text:p>
          </draw:text-box>
        </draw:frame>
        <draw:frame draw:style-name="gr1" draw:text-style-name="P2" draw:layer="layout" svg:width="2.809cm" svg:height="0.475cm" svg:x="7.8cm" svg:y="3.09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3.876cm" svg:height="0.475cm" svg:x="2.2cm" svg:y="3.754cm">
          <draw:text-box>
            <text:p text:style-name="P1"><text:span text:style-name="T4">Gomersall, Stephen </text:span></text:p>
          </draw:text-box>
        </draw:frame>
        <draw:frame draw:style-name="gr1" draw:text-style-name="P2" draw:layer="layout" svg:width="0.422cm" svg:height="0.475cm" svg:x="7.8cm" svg:y="3.7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1.127cm" svg:height="0.475cm" svg:x="7.8cm" svg:y="3.754cm">
          <draw:text-box>
            <text:p text:style-name="P1"><text:span text:style-name="T4">UK Ambassador and Deputy Permanent Representative to </text:span></text:p>
          </draw:text-box>
        </draw:frame>
        <draw:frame draw:style-name="gr1" draw:text-style-name="P2" draw:layer="layout" svg:width="3.596cm" svg:height="0.475cm" svg:x="7.8cm" svg:y="4.318cm">
          <draw:text-box>
            <text:p text:style-name="P1"><text:span text:style-name="T4">the UN, 1994-1998</text:span></text:p>
          </draw:text-box>
        </draw:frame>
        <draw:frame draw:style-name="gr1" draw:text-style-name="P2" draw:layer="layout" svg:width="3.473cm" svg:height="0.475cm" svg:x="2.2cm" svg:y="4.983cm">
          <draw:text-box>
            <text:p text:style-name="P1"><text:span text:style-name="T4">Gonzales, Alberto </text:span></text:p>
          </draw:text-box>
        </draw:frame>
        <draw:frame draw:style-name="gr1" draw:text-style-name="P2" draw:layer="layout" svg:width="10.755cm" svg:height="0.475cm" svg:x="7.8cm" svg:y="4.983cm">
          <draw:text-box>
            <text:p text:style-name="P1"><text:span text:style-name="T4">Counsel to President Bush, January 2001-February 2005</text:span></text:p>
          </draw:text-box>
        </draw:frame>
        <draw:frame draw:style-name="gr1" draw:text-style-name="P2" draw:layer="layout" svg:width="3.617cm" svg:height="0.475cm" svg:x="2.2cm" svg:y="5.647cm">
          <draw:text-box>
            <text:p text:style-name="P1"><text:span text:style-name="T4">Gooderham, Peter </text:span></text:p>
          </draw:text-box>
        </draw:frame>
        <draw:frame draw:style-name="gr1" draw:text-style-name="P2" draw:layer="layout" svg:width="0.422cm" svg:height="0.475cm" svg:x="7.8cm" svg:y="5.64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9.442cm" svg:height="0.475cm" svg:x="7.8cm" svg:y="5.647cm">
          <draw:text-box>
            <text:p text:style-name="P1"><text:span text:style-name="T4">Political Counsellor, British Embassy Washington, </text:span></text:p>
          </draw:text-box>
        </draw:frame>
        <draw:frame draw:style-name="gr1" draw:text-style-name="P2" draw:layer="layout" svg:width="2.038cm" svg:height="0.475cm" svg:x="7.8cm" svg:y="6.212cm">
          <draw:text-box>
            <text:p text:style-name="P1"><text:span text:style-name="T4">1999-2003</text:span></text:p>
          </draw:text-box>
        </draw:frame>
        <draw:frame draw:style-name="gr1" draw:text-style-name="P2" draw:layer="layout" svg:width="2.597cm" svg:height="0.475cm" svg:x="2.2cm" svg:y="6.876cm">
          <draw:text-box>
            <text:p text:style-name="P1"><text:span text:style-name="T4">Gordon, Nick </text:span></text:p>
          </draw:text-box>
        </draw:frame>
        <draw:frame draw:style-name="gr1" draw:text-style-name="P2" draw:layer="layout" svg:width="11.001cm" svg:height="0.475cm" svg:x="7.8cm" svg:y="6.876cm">
          <draw:text-box>
            <text:p text:style-name="P1"><text:span text:style-name="T4"><text:s/></text:span><text:span text:style-name="T4">(Air Commodore) MOD, Director of Equipment Capability, </text:span></text:p>
          </draw:text-box>
        </draw:frame>
        <draw:frame draw:style-name="gr1" draw:text-style-name="P2" draw:layer="layout" svg:width="6.559cm" svg:height="0.475cm" svg:x="7.8cm" svg:y="7.441cm">
          <draw:text-box>
            <text:p text:style-name="P1"><text:span text:style-name="T4">ISTAR, September 2006-July 2009</text:span></text:p>
          </draw:text-box>
        </draw:frame>
        <draw:frame draw:style-name="gr1" draw:text-style-name="P2" draw:layer="layout" svg:width="2.377cm" svg:height="0.475cm" svg:x="2.2cm" svg:y="8.105cm">
          <draw:text-box>
            <text:p text:style-name="P1"><text:span text:style-name="T4">Goulty, Alan </text:span></text:p>
          </draw:text-box>
        </draw:frame>
        <draw:frame draw:style-name="gr1" draw:text-style-name="P2" draw:layer="layout" svg:width="10.386cm" svg:height="0.475cm" svg:x="7.8cm" svg:y="8.105cm">
          <draw:text-box>
            <text:p text:style-name="P1"><text:span text:style-name="T4">FCO, Director Middle East and North Africa, 2000-2002</text:span></text:p>
          </draw:text-box>
        </draw:frame>
        <draw:frame draw:style-name="gr1" draw:text-style-name="P2" draw:layer="layout" svg:width="4.257cm" svg:height="0.475cm" svg:x="2.2cm" svg:y="8.77cm">
          <draw:text-box>
            <text:p text:style-name="P1"><text:span text:style-name="T4">Gourdault-Montagne, <text:s/></text:span></text:p>
          </draw:text-box>
        </draw:frame>
        <draw:frame draw:style-name="gr1" draw:text-style-name="P2" draw:layer="layout" svg:width="9.404cm" svg:height="0.475cm" svg:x="7.8cm" svg:y="8.77cm">
          <draw:text-box>
            <text:p text:style-name="P1"><text:span text:style-name="T4">President Chirac’s Diplomatic Adviser, 2002-2007 </text:span></text:p>
          </draw:text-box>
        </draw:frame>
        <draw:frame draw:style-name="gr1" draw:text-style-name="P2" draw:layer="layout" svg:width="0.422cm" svg:height="0.475cm" svg:x="2.2cm" svg:y="9.33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.628cm" svg:height="0.475cm" svg:x="2.623cm" svg:y="9.334cm">
          <draw:text-box>
            <text:p text:style-name="P1"><text:span text:style-name="T4">Maurice </text:span></text:p>
          </draw:text-box>
        </draw:frame>
        <draw:frame draw:style-name="gr1" draw:text-style-name="P2" draw:layer="layout" svg:width="7.931cm" svg:height="0.475cm" svg:x="7.8cm" svg:y="9.334cm">
          <draw:text-box>
            <text:p text:style-name="P1"><text:span text:style-name="T4">French Ambassador to the UK, 2007-2011</text:span></text:p>
          </draw:text-box>
        </draw:frame>
        <draw:frame draw:style-name="gr1" draw:text-style-name="P2" draw:layer="layout" svg:width="2.906cm" svg:height="0.475cm" svg:x="2.2cm" svg:y="9.998cm">
          <draw:text-box>
            <text:p text:style-name="P1"><text:span text:style-name="T4">Grainger, John </text:span></text:p>
          </draw:text-box>
        </draw:frame>
        <draw:frame draw:style-name="gr1" draw:text-style-name="P2" draw:layer="layout" svg:width="9.443cm" svg:height="0.475cm" svg:x="7.8cm" svg:y="9.998cm">
          <draw:text-box>
            <text:p text:style-name="P1"><text:span text:style-name="T4"><text:s/></text:span><text:span text:style-name="T4">FCO, Legal Counsellor, Middle East Department, </text:span></text:p>
          </draw:text-box>
        </draw:frame>
        <draw:frame draw:style-name="gr1" draw:text-style-name="P2" draw:layer="layout" svg:width="2.038cm" svg:height="0.475cm" svg:x="7.8cm" svg:y="10.563cm">
          <draw:text-box>
            <text:p text:style-name="P1"><text:span text:style-name="T4">2001-2003</text:span></text:p>
          </draw:text-box>
        </draw:frame>
        <draw:frame draw:style-name="gr1" draw:text-style-name="P2" draw:layer="layout" svg:width="2.906cm" svg:height="0.475cm" svg:x="2.2cm" svg:y="11.227cm">
          <draw:text-box>
            <text:p text:style-name="P1"><text:span text:style-name="T4">Grannatt, Mike </text:span></text:p>
          </draw:text-box>
        </draw:frame>
        <draw:frame draw:style-name="gr1" draw:text-style-name="P2" draw:layer="layout" svg:width="9.824cm" svg:height="0.475cm" svg:x="7.8cm" svg:y="11.227cm">
          <draw:text-box>
            <text:p text:style-name="P1"><text:span text:style-name="T4"><text:s/></text:span><text:span text:style-name="T4">Cabinet Office, Head, Government Information and </text:span></text:p>
          </draw:text-box>
        </draw:frame>
        <draw:frame draw:style-name="gr1" draw:text-style-name="P2" draw:layer="layout" svg:width="6.754cm" svg:height="0.475cm" svg:x="7.8cm" svg:y="11.792cm">
          <draw:text-box>
            <text:p text:style-name="P1"><text:span text:style-name="T4">Communication Service, 1998-2001</text:span></text:p>
          </draw:text-box>
        </draw:frame>
        <draw:frame draw:style-name="gr1" draw:text-style-name="P2" draw:layer="layout" svg:width="4.011cm" svg:height="0.475cm" svg:x="2.2cm" svg:y="12.456cm">
          <draw:text-box>
            <text:p text:style-name="P1"><text:span text:style-name="T4">Granville-Chapman, <text:s/></text:span></text:p>
          </draw:text-box>
        </draw:frame>
        <draw:frame draw:style-name="gr1" draw:text-style-name="P2" draw:layer="layout" svg:width="10.052cm" svg:height="0.475cm" svg:x="7.8cm" svg:y="12.456cm">
          <draw:text-box>
            <text:p text:style-name="P1"><text:span text:style-name="T4">(General, Sir) Commander in Chief Land Command, <text:s/></text:span></text:p>
          </draw:text-box>
        </draw:frame>
        <draw:frame draw:style-name="gr1" draw:text-style-name="P2" draw:layer="layout" svg:width="0.422cm" svg:height="0.475cm" svg:x="2.2cm" svg:y="13.02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.729cm" svg:height="0.475cm" svg:x="2.616cm" svg:y="13.021cm">
          <draw:text-box>
            <text:p text:style-name="P1"><text:span text:style-name="T4">Timothy <text:s/></text:span></text:p>
          </draw:text-box>
        </draw:frame>
        <draw:frame draw:style-name="gr1" draw:text-style-name="P2" draw:layer="layout" svg:width="2.276cm" svg:height="0.475cm" svg:x="7.8cm" svg:y="13.021cm">
          <draw:text-box>
            <text:p text:style-name="P1"><text:span text:style-name="T4"><text:s/></text:span><text:span text:style-name="T4">2003-2005 </text:span></text:p>
          </draw:text-box>
        </draw:frame>
        <draw:frame draw:style-name="gr1" draw:text-style-name="P2" draw:layer="layout" svg:width="8.075cm" svg:height="0.475cm" svg:x="7.8cm" svg:y="13.585cm">
          <draw:text-box>
            <text:p text:style-name="P1"><text:span text:style-name="T4">Vice Chief of the Defence Staff, 2005-2009</text:span></text:p>
          </draw:text-box>
        </draw:frame>
        <draw:frame draw:style-name="gr1" draw:text-style-name="P2" draw:layer="layout" svg:width="2.703cm" svg:height="0.475cm" svg:x="2.2cm" svg:y="14.25cm">
          <draw:text-box>
            <text:p text:style-name="P1"><text:span text:style-name="T4">Gray, Charles </text:span></text:p>
          </draw:text-box>
        </draw:frame>
        <draw:frame draw:style-name="gr1" draw:text-style-name="P2" draw:layer="layout" svg:width="9.451cm" svg:height="0.475cm" svg:x="7.8cm" svg:y="14.25cm">
          <draw:text-box>
            <text:p text:style-name="P1"><text:span text:style-name="T4">FCO, Head, Middle East Department, 2002-2004 <text:s/></text:span></text:p>
          </draw:text-box>
        </draw:frame>
        <draw:frame draw:style-name="gr1" draw:text-style-name="P2" draw:layer="layout" svg:width="2.673cm" svg:height="0.475cm" svg:x="2.2cm" svg:y="14.914cm">
          <draw:text-box>
            <text:p text:style-name="P1"><text:span text:style-name="T4">Green, Jenny </text:span></text:p>
          </draw:text-box>
        </draw:frame>
        <draw:frame draw:style-name="gr1" draw:text-style-name="P2" draw:layer="layout" svg:width="5.967cm" svg:height="0.475cm" svg:x="7.8cm" svg:y="14.914cm">
          <draw:text-box>
            <text:p text:style-name="P1"><text:span text:style-name="T4">Chair, War Widows Association </text:span></text:p>
          </draw:text-box>
        </draw:frame>
        <draw:frame draw:style-name="gr1" draw:text-style-name="P2" draw:layer="layout" svg:width="3.211cm" svg:height="0.475cm" svg:x="2.2cm" svg:y="15.578cm">
          <draw:text-box>
            <text:p text:style-name="P1"><text:span text:style-name="T4">Greenall, Gilbert </text:span></text:p>
          </draw:text-box>
        </draw:frame>
        <draw:frame draw:style-name="gr1" draw:text-style-name="P2" draw:layer="layout" svg:width="6.631cm" svg:height="0.475cm" svg:x="7.8cm" svg:y="15.578cm">
          <draw:text-box>
            <text:p text:style-name="P1"><text:span text:style-name="T4">(Dr) DFID-funded consultant in Iraq</text:span></text:p>
          </draw:text-box>
        </draw:frame>
        <draw:frame draw:style-name="gr1" draw:text-style-name="P2" draw:layer="layout" svg:width="3.918cm" svg:height="0.475cm" svg:x="2.2cm" svg:y="16.243cm">
          <draw:text-box>
            <text:p text:style-name="P1"><text:span text:style-name="T4">Greenstock, Jeremy </text:span></text:p>
          </draw:text-box>
        </draw:frame>
        <draw:frame draw:style-name="gr1" draw:text-style-name="P2" draw:layer="layout" svg:width="0.422cm" svg:height="0.475cm" svg:x="7.8cm" svg:y="16.24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8.947cm" svg:height="0.475cm" svg:x="7.8cm" svg:y="16.243cm">
          <draw:text-box>
            <text:p text:style-name="P1"><text:span text:style-name="T4">(Sir) UK Permanent Representative to the UN, <text:s/></text:span></text:p>
          </draw:text-box>
        </draw:frame>
        <draw:frame draw:style-name="gr1" draw:text-style-name="P2" draw:layer="layout" svg:width="3.029cm" svg:height="0.475cm" svg:x="7.8cm" svg:y="16.807cm">
          <draw:text-box>
            <text:p text:style-name="P1"><text:span text:style-name="T4">1998-July 2003 </text:span></text:p>
          </draw:text-box>
        </draw:frame>
        <draw:frame draw:style-name="gr1" draw:text-style-name="P2" draw:layer="layout" svg:width="9.188cm" svg:height="0.475cm" svg:x="7.8cm" svg:y="17.372cm">
          <draw:text-box>
            <text:p text:style-name="P1"><text:span text:style-name="T4">Prime Minister’s Special Representative on Iraq, </text:span></text:p>
          </draw:text-box>
        </draw:frame>
        <draw:frame draw:style-name="gr1" draw:text-style-name="P2" draw:layer="layout" svg:width="5.649cm" svg:height="0.475cm" svg:x="7.8cm" svg:y="17.936cm">
          <draw:text-box>
            <text:p text:style-name="P1"><text:span text:style-name="T4">September 2003-March 2004 </text:span></text:p>
          </draw:text-box>
        </draw:frame>
        <draw:frame draw:style-name="gr1" draw:text-style-name="P2" draw:layer="layout" svg:width="2.809cm" svg:height="0.475cm" svg:x="7.8cm" svg:y="18.501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4.748cm" svg:height="0.475cm" svg:x="2.2cm" svg:y="19.165cm">
          <draw:text-box>
            <text:p text:style-name="P1"><text:span text:style-name="T4">Greenwood, Christopher </text:span></text:p>
          </draw:text-box>
        </draw:frame>
        <draw:frame draw:style-name="gr1" draw:text-style-name="P2" draw:layer="layout" svg:width="0.422cm" svg:height="0.475cm" svg:x="7.8cm" svg:y="19.16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9.294cm" svg:height="0.475cm" svg:x="7.8cm" svg:y="19.165cm">
          <draw:text-box>
            <text:p text:style-name="P1"><text:span text:style-name="T4">Professor of International Law, London School of </text:span></text:p>
          </draw:text-box>
        </draw:frame>
        <draw:frame draw:style-name="gr1" draw:text-style-name="P2" draw:layer="layout" svg:width="2.076cm" svg:height="0.475cm" svg:x="7.8cm" svg:y="19.73cm">
          <draw:text-box>
            <text:p text:style-name="P1"><text:span text:style-name="T4">Economics</text:span></text:p>
          </draw:text-box>
        </draw:frame>
        <draw:frame draw:style-name="gr1" draw:text-style-name="P2" draw:layer="layout" svg:width="3.253cm" svg:height="0.475cm" svg:x="2.2cm" svg:y="20.394cm">
          <draw:text-box>
            <text:p text:style-name="P1"><text:span text:style-name="T4">Grossman, Marc </text:span></text:p>
          </draw:text-box>
        </draw:frame>
        <draw:frame draw:style-name="gr1" draw:text-style-name="P2" draw:layer="layout" svg:width="9.223cm" svg:height="0.475cm" svg:x="7.8cm" svg:y="20.394cm">
          <draw:text-box>
            <text:p text:style-name="P1"><text:span text:style-name="T4"><text:s/></text:span><text:span text:style-name="T4">US Under Secretary of State for Political Affairs, </text:span></text:p>
          </draw:text-box>
        </draw:frame>
        <draw:frame draw:style-name="gr1" draw:text-style-name="P2" draw:layer="layout" svg:width="5.15cm" svg:height="0.475cm" svg:x="7.8cm" svg:y="20.958cm">
          <draw:text-box>
            <text:p text:style-name="P1"><text:span text:style-name="T4">March 2001-February 2005</text:span></text:p>
          </draw:text-box>
        </draw:frame>
        <draw:frame draw:style-name="gr1" draw:text-style-name="P2" draw:layer="layout" svg:width="2.648cm" svg:height="0.475cm" svg:x="2.2cm" svg:y="21.623cm">
          <draw:text-box>
            <text:p text:style-name="P1"><text:span text:style-name="T4">Gül, Abdullah </text:span></text:p>
          </draw:text-box>
        </draw:frame>
        <draw:frame draw:style-name="gr1" draw:text-style-name="P2" draw:layer="layout" svg:width="10.179cm" svg:height="0.475cm" svg:x="7.8cm" svg:y="21.623cm">
          <draw:text-box>
            <text:p text:style-name="P1"><text:span text:style-name="T4">Prime Minister of Turkey, November 2002-March 2003</text:span></text:p>
          </draw:text-box>
        </draw:frame>
        <draw:frame draw:style-name="gr1" draw:text-style-name="P2" draw:layer="layout" svg:width="3.211cm" svg:height="0.475cm" svg:x="2.2cm" svg:y="22.287cm">
          <draw:text-box>
            <text:p text:style-name="P1"><text:span text:style-name="T4">Guthrie, Charles </text:span></text:p>
          </draw:text-box>
        </draw:frame>
        <draw:frame draw:style-name="gr1" draw:text-style-name="P2" draw:layer="layout" svg:width="9.802cm" svg:height="0.475cm" svg:x="7.8cm" svg:y="22.287cm">
          <draw:text-box>
            <text:p text:style-name="P1"><text:span text:style-name="T4">(General, Sir) Chief of the Defence Staff, 1997-2001</text:span></text:p>
          </draw:text-box>
        </draw:frame>
        <draw:frame draw:style-name="gr3" draw:text-style-name="P4" draw:layer="layout" svg:width="0.563cm" svg:height="0.628cm" svg:x="2.2cm" svg:y="23.315cm">
          <draw:text-box>
            <text:p text:style-name="P1"><text:span text:style-name="T3">H</text:span></text:p>
          </draw:text-box>
        </draw:frame>
        <draw:frame draw:style-name="gr1" draw:text-style-name="P2" draw:layer="layout" svg:width="3.02cm" svg:height="0.475cm" svg:x="2.2cm" svg:y="24.207cm">
          <draw:text-box>
            <text:p text:style-name="P1"><text:span text:style-name="T4">Haass, Richard </text:span></text:p>
          </draw:text-box>
        </draw:frame>
        <draw:frame draw:style-name="gr1" draw:text-style-name="P2" draw:layer="layout" svg:width="9.494cm" svg:height="0.475cm" svg:x="7.8cm" svg:y="24.207cm">
          <draw:text-box>
            <text:p text:style-name="P1"><text:span text:style-name="T4"><text:s/></text:span><text:span text:style-name="T4">US State Department Director of Policy Planning, </text:span></text:p>
          </draw:text-box>
        </draw:frame>
        <draw:frame draw:style-name="gr1" draw:text-style-name="P2" draw:layer="layout" svg:width="4.896cm" svg:height="0.475cm" svg:x="7.8cm" svg:y="24.772cm">
          <draw:text-box>
            <text:p text:style-name="P1"><text:span text:style-name="T4">February 2001-June 2003</text:span></text:p>
          </draw:text-box>
        </draw:frame>
        <draw:frame draw:style-name="gr1" draw:text-style-name="P2" draw:layer="layout" svg:width="3.092cm" svg:height="0.475cm" svg:x="2.2cm" svg:y="25.436cm">
          <draw:text-box>
            <text:p text:style-name="P1"><text:span text:style-name="T4">Habib, Husseini </text:span></text:p>
          </draw:text-box>
        </draw:frame>
        <draw:frame draw:style-name="gr1" draw:text-style-name="P2" draw:layer="layout" svg:width="10.585cm" svg:height="0.475cm" svg:x="7.8cm" svg:y="25.436cm">
          <draw:text-box>
            <text:p text:style-name="P1"><text:span text:style-name="T4">(Major General) Commander of Iraqi Army 10th Division </text:span></text:p>
          </draw:text-box>
        </draw:frame>
        <draw:frame draw:style-name="gr1" draw:text-style-name="P2" draw:layer="layout" svg:width="4.439cm" svg:height="0.475cm" svg:x="2.2cm" svg:y="26.101cm">
          <draw:text-box>
            <text:p text:style-name="P1"><text:span text:style-name="T4">Haddon-Cave, Charles </text:span></text:p>
          </draw:text-box>
        </draw:frame>
        <draw:frame draw:style-name="gr1" draw:text-style-name="P2" draw:layer="layout" svg:width="6.945cm" svg:height="0.475cm" svg:x="7.8cm" svg:y="26.101cm">
          <draw:text-box>
            <text:p text:style-name="P1"><text:span text:style-name="T4">Author of the Nimrod Review in 2009</text:span></text:p>
          </draw:text-box>
        </draw:frame>
      </draw:page>
      <draw:page draw:name="page2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2</text:span></text:p>
          </draw:text-box>
        </draw:frame>
        <draw:frame draw:style-name="gr1" draw:text-style-name="P2" draw:layer="layout" svg:width="3.232cm" svg:height="0.475cm" svg:x="2.2cm" svg:y="2.525cm">
          <draw:text-box>
            <text:p text:style-name="P1"><text:span text:style-name="T4">Hadley, Stephen </text:span></text:p>
          </draw:text-box>
        </draw:frame>
        <draw:frame draw:style-name="gr1" draw:text-style-name="P2" draw:layer="layout" svg:width="9.375cm" svg:height="0.475cm" svg:x="7.8cm" svg:y="2.525cm">
          <draw:text-box>
            <text:p text:style-name="P1"><text:span text:style-name="T4"><text:s/></text:span><text:span text:style-name="T4">US Deputy National Security Advisor, 2001-2005 </text:span></text:p>
          </draw:text-box>
        </draw:frame>
        <draw:frame draw:style-name="gr1" draw:text-style-name="P2" draw:layer="layout" svg:width="7.673cm" svg:height="0.475cm" svg:x="7.8cm" svg:y="3.09cm">
          <draw:text-box>
            <text:p text:style-name="P1"><text:span text:style-name="T4">US National Security Advisor, 2005-2009</text:span></text:p>
          </draw:text-box>
        </draw:frame>
        <draw:frame draw:style-name="gr1" draw:text-style-name="P2" draw:layer="layout" svg:width="2.622cm" svg:height="0.475cm" svg:x="2.2cm" svg:y="3.754cm">
          <draw:text-box>
            <text:p text:style-name="P1"><text:span text:style-name="T4">Hafez, Mehdi </text:span></text:p>
          </draw:text-box>
        </draw:frame>
        <draw:frame draw:style-name="gr1" draw:text-style-name="P2" draw:layer="layout" svg:width="10.793cm" svg:height="0.475cm" svg:x="7.8cm" svg:y="3.754cm">
          <draw:text-box>
            <text:p text:style-name="P1"><text:span text:style-name="T4">Iraqi Minister of Planning and Development Co-ordination</text:span></text:p>
          </draw:text-box>
        </draw:frame>
        <draw:frame draw:style-name="gr1" draw:text-style-name="P2" draw:layer="layout" svg:width="2.97cm" svg:height="0.475cm" svg:x="2.2cm" svg:y="4.418cm">
          <draw:text-box>
            <text:p text:style-name="P1"><text:span text:style-name="T4">Hague, William </text:span></text:p>
          </draw:text-box>
        </draw:frame>
        <draw:frame draw:style-name="gr1" draw:text-style-name="P2" draw:layer="layout" svg:width="7.406cm" svg:height="0.475cm" svg:x="7.8cm" svg:y="4.418cm">
          <draw:text-box>
            <text:p text:style-name="P1"><text:span text:style-name="T4">Foreign Secretary, May 2010-July 2014</text:span></text:p>
          </draw:text-box>
        </draw:frame>
        <draw:frame draw:style-name="gr1" draw:text-style-name="P2" draw:layer="layout" svg:width="2.263cm" svg:height="0.475cm" svg:x="2.2cm" svg:y="5.083cm">
          <draw:text-box>
            <text:p text:style-name="P1"><text:span text:style-name="T4">Hamadi, Ali </text:span></text:p>
          </draw:text-box>
        </draw:frame>
        <draw:frame draw:style-name="gr1" draw:text-style-name="P2" draw:layer="layout" svg:width="11.234cm" svg:height="0.475cm" svg:x="7.8cm" svg:y="5.083cm">
          <draw:text-box>
            <text:p text:style-name="P1"><text:span text:style-name="T4"><text:s/></text:span><text:span text:style-name="T4">(Major General) President of the Basra Security Committee</text:span></text:p>
          </draw:text-box>
        </draw:frame>
        <draw:frame draw:style-name="gr1" draw:text-style-name="P2" draw:layer="layout" svg:width="4.058cm" svg:height="0.475cm" svg:x="2.2cm" svg:y="5.747cm">
          <draw:text-box>
            <text:p text:style-name="P1"><text:span text:style-name="T4">Hamadi, Mohammed </text:span></text:p>
          </draw:text-box>
        </draw:frame>
        <draw:frame draw:style-name="gr1" draw:text-style-name="P2" draw:layer="layout" svg:width="7.283cm" svg:height="0.475cm" svg:x="7.8cm" svg:y="5.747cm">
          <draw:text-box>
            <text:p text:style-name="P1"><text:span text:style-name="T4">(Brigadier) Provincial Director of Police</text:span></text:p>
          </draw:text-box>
        </draw:frame>
        <draw:frame draw:style-name="gr1" draw:text-style-name="P2" draw:layer="layout" svg:width="3.185cm" svg:height="0.475cm" svg:x="2.2cm" svg:y="6.412cm">
          <draw:text-box>
            <text:p text:style-name="P1"><text:span text:style-name="T4">Hamdoon, Nizar </text:span></text:p>
          </draw:text-box>
        </draw:frame>
        <draw:frame draw:style-name="gr1" draw:text-style-name="P2" draw:layer="layout" svg:width="10.187cm" svg:height="0.475cm" svg:x="7.8cm" svg:y="6.412cm">
          <draw:text-box>
            <text:p text:style-name="P1"><text:span text:style-name="T4">Iraqi Permanent Representative to the UN, 1992-1998</text:span></text:p>
          </draw:text-box>
        </draw:frame>
        <draw:frame draw:style-name="gr1" draw:text-style-name="P2" draw:layer="layout" svg:width="2.381cm" svg:height="0.475cm" svg:x="2.2cm" svg:y="7.076cm">
          <draw:text-box>
            <text:p text:style-name="P1"><text:span text:style-name="T4">Hamill, Paul </text:span></text:p>
          </draw:text-box>
        </draw:frame>
        <draw:frame draw:style-name="gr1" draw:text-style-name="P2" draw:layer="layout" svg:width="8.879cm" svg:height="0.475cm" svg:x="7.8cm" svg:y="7.076cm">
          <draw:text-box>
            <text:p text:style-name="P1"><text:span text:style-name="T4">No.10 Communications and Information Centre</text:span></text:p>
          </draw:text-box>
        </draw:frame>
        <draw:frame draw:style-name="gr1" draw:text-style-name="P2" draw:layer="layout" svg:width="2.741cm" svg:height="0.475cm" svg:x="2.2cm" svg:y="7.741cm">
          <draw:text-box>
            <text:p text:style-name="P1"><text:span text:style-name="T4">Hamilton, Lee </text:span></text:p>
          </draw:text-box>
        </draw:frame>
        <draw:frame draw:style-name="gr1" draw:text-style-name="P2" draw:layer="layout" svg:width="6.703cm" svg:height="0.475cm" svg:x="7.8cm" svg:y="7.741cm">
          <draw:text-box>
            <text:p text:style-name="P1"><text:span text:style-name="T4">US Co-Chairman, Iraq Study Group</text:span></text:p>
          </draw:text-box>
        </draw:frame>
        <draw:frame draw:style-name="gr1" draw:text-style-name="P2" draw:layer="layout" svg:width="4.028cm" svg:height="0.475cm" svg:x="2.2cm" svg:y="8.405cm">
          <draw:text-box>
            <text:p text:style-name="P1"><text:span text:style-name="T4">Hamilton-Eddy, Jane </text:span></text:p>
          </draw:text-box>
        </draw:frame>
        <draw:frame draw:style-name="gr1" draw:text-style-name="P2" draw:layer="layout" svg:width="0.422cm" svg:height="0.475cm" svg:x="7.8cm" svg:y="8.40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429cm" svg:height="0.475cm" svg:x="7.8cm" svg:y="8.405cm">
          <draw:text-box>
            <text:p text:style-name="P1"><text:span text:style-name="T4">Deputy Head of the Assessments Staff, Cabinet Office, </text:span></text:p>
          </draw:text-box>
        </draw:frame>
        <draw:frame draw:style-name="gr1" draw:text-style-name="P2" draw:layer="layout" svg:width="1.822cm" svg:height="0.475cm" svg:x="7.8cm" svg:y="8.97cm">
          <draw:text-box>
            <text:p text:style-name="P1"><text:span text:style-name="T4">July 2004</text:span></text:p>
          </draw:text-box>
        </draw:frame>
        <draw:frame draw:style-name="gr1" draw:text-style-name="P2" draw:layer="layout" svg:width="4.24cm" svg:height="0.475cm" svg:x="2.2cm" svg:y="9.634cm">
          <draw:text-box>
            <text:p text:style-name="P1"><text:span text:style-name="T4">Hammoudi, Hummam </text:span></text:p>
          </draw:text-box>
        </draw:frame>
        <draw:frame draw:style-name="gr1" draw:text-style-name="P2" draw:layer="layout" svg:width="7.664cm" svg:height="0.475cm" svg:x="7.8cm" svg:y="9.634cm">
          <draw:text-box>
            <text:p text:style-name="P1"><text:span text:style-name="T4">(Sheikh) Chair, Constitutional Committee</text:span></text:p>
          </draw:text-box>
        </draw:frame>
        <draw:frame draw:style-name="gr1" draw:text-style-name="P2" draw:layer="layout" svg:width="4.201cm" svg:height="0.475cm" svg:x="2.2cm" svg:y="10.298cm">
          <draw:text-box>
            <text:p text:style-name="P1"><text:span text:style-name="T4">Hamoud, Mohammed </text:span></text:p>
          </draw:text-box>
        </draw:frame>
        <draw:frame draw:style-name="gr1" draw:text-style-name="P2" draw:layer="layout" svg:width="5.45cm" svg:height="0.475cm" svg:x="7.8cm" svg:y="10.298cm">
          <draw:text-box>
            <text:p text:style-name="P1"><text:span text:style-name="T4">Iraqi Deputy Foreign Minister</text:span></text:p>
          </draw:text-box>
        </draw:frame>
        <draw:frame draw:style-name="gr1" draw:text-style-name="P2" draw:layer="layout" svg:width="3.135cm" svg:height="0.475cm" svg:x="2.2cm" svg:y="10.963cm">
          <draw:text-box>
            <text:p text:style-name="P1"><text:span text:style-name="T4">Harman, Harriet </text:span></text:p>
          </draw:text-box>
        </draw:frame>
        <draw:frame draw:style-name="gr1" draw:text-style-name="P2" draw:layer="layout" svg:width="7.61cm" svg:height="0.475cm" svg:x="7.8cm" svg:y="10.963cm">
          <draw:text-box>
            <text:p text:style-name="P1"><text:span text:style-name="T4"><text:s/></text:span><text:span text:style-name="T4">Solicitor General, June 2001-May 2005 </text:span></text:p>
          </draw:text-box>
        </draw:frame>
        <draw:frame draw:style-name="gr1" draw:text-style-name="P2" draw:layer="layout" svg:width="8.312cm" svg:height="0.475cm" svg:x="7.8cm" svg:y="11.527cm">
          <draw:text-box>
            <text:p text:style-name="P1"><text:span text:style-name="T4">DCA, Minister of State, May 2005-May 2007</text:span></text:p>
          </draw:text-box>
        </draw:frame>
        <draw:frame draw:style-name="gr1" draw:text-style-name="P2" draw:layer="layout" svg:width="3.897cm" svg:height="0.475cm" svg:x="2.2cm" svg:y="12.192cm">
          <draw:text-box>
            <text:p text:style-name="P1"><text:span text:style-name="T4">Harradence, Fergus </text:span></text:p>
          </draw:text-box>
        </draw:frame>
        <draw:frame draw:style-name="gr1" draw:text-style-name="P2" draw:layer="layout" svg:width="7.36cm" svg:height="0.475cm" svg:x="7.8cm" svg:y="12.192cm">
          <draw:text-box>
            <text:p text:style-name="P1"><text:span text:style-name="T4">Head, UK Trade and Industry, Gulf Unit</text:span></text:p>
          </draw:text-box>
        </draw:frame>
        <draw:frame draw:style-name="gr1" draw:text-style-name="P2" draw:layer="layout" svg:width="2.517cm" svg:height="0.475cm" svg:x="2.2cm" svg:y="12.856cm">
          <draw:text-box>
            <text:p text:style-name="P1"><text:span text:style-name="T4">Harvey, Paul </text:span></text:p>
          </draw:text-box>
        </draw:frame>
        <draw:frame draw:style-name="gr1" draw:text-style-name="P2" draw:layer="layout" svg:width="6.056cm" svg:height="0.475cm" svg:x="7.8cm" svg:y="12.856cm">
          <draw:text-box>
            <text:p text:style-name="P1"><text:span text:style-name="T4">Head, Kirkuk Governorate Team</text:span></text:p>
          </draw:text-box>
        </draw:frame>
        <draw:frame draw:style-name="gr1" draw:text-style-name="P2" draw:layer="layout" svg:width="2.936cm" svg:height="0.475cm" svg:x="2.2cm" svg:y="13.521cm">
          <draw:text-box>
            <text:p text:style-name="P1"><text:span text:style-name="T4">Hashemi, Tariq </text:span></text:p>
          </draw:text-box>
        </draw:frame>
        <draw:frame draw:style-name="gr1" draw:text-style-name="P2" draw:layer="layout" svg:width="9.087cm" svg:height="0.475cm" svg:x="7.8cm" svg:y="13.521cm">
          <draw:text-box>
            <text:p text:style-name="P1"><text:span text:style-name="T4">Iraqi Vice President, April 2006-September 2012</text:span></text:p>
          </draw:text-box>
        </draw:frame>
        <draw:frame draw:style-name="gr1" draw:text-style-name="P2" draw:layer="layout" svg:width="3.02cm" svg:height="0.475cm" svg:x="2.2cm" svg:y="14.185cm">
          <draw:text-box>
            <text:p text:style-name="P1"><text:span text:style-name="T4">Haslert, Dennis </text:span></text:p>
          </draw:text-box>
        </draw:frame>
        <draw:frame draw:style-name="gr1" draw:text-style-name="P2" draw:layer="layout" svg:width="8.842cm" svg:height="0.475cm" svg:x="7.8cm" svg:y="14.185cm">
          <draw:text-box>
            <text:p text:style-name="P1"><text:span text:style-name="T4"><text:s/></text:span><text:span text:style-name="T4">Speaker of the US House of Representatives, </text:span></text:p>
          </draw:text-box>
        </draw:frame>
        <draw:frame draw:style-name="gr1" draw:text-style-name="P2" draw:layer="layout" svg:width="5.298cm" svg:height="0.475cm" svg:x="7.8cm" svg:y="14.75cm">
          <draw:text-box>
            <text:p text:style-name="P1"><text:span text:style-name="T4">January 1999-January 2007</text:span></text:p>
          </draw:text-box>
        </draw:frame>
        <draw:frame draw:style-name="gr1" draw:text-style-name="P2" draw:layer="layout" svg:width="4.07cm" svg:height="0.475cm" svg:x="2.2cm" svg:y="15.414cm">
          <draw:text-box>
            <text:p text:style-name="P1"><text:span text:style-name="T4">Hasmy Agan, Tan Sri </text:span></text:p>
          </draw:text-box>
        </draw:frame>
        <draw:frame draw:style-name="gr1" draw:text-style-name="P2" draw:layer="layout" svg:width="0.422cm" svg:height="0.475cm" svg:x="7.8cm" svg:y="15.41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9.235cm" svg:height="0.475cm" svg:x="7.8cm" svg:y="15.414cm">
          <draw:text-box>
            <text:p text:style-name="P1"><text:span text:style-name="T4">Malaysian Permanent Representative to the UN, </text:span></text:p>
          </draw:text-box>
        </draw:frame>
        <draw:frame draw:style-name="gr1" draw:text-style-name="P2" draw:layer="layout" svg:width="2.038cm" svg:height="0.475cm" svg:x="7.8cm" svg:y="15.978cm">
          <draw:text-box>
            <text:p text:style-name="P1"><text:span text:style-name="T4">1998-2003</text:span></text:p>
          </draw:text-box>
        </draw:frame>
        <draw:frame draw:style-name="gr1" draw:text-style-name="P2" draw:layer="layout" svg:width="3.257cm" svg:height="0.475cm" svg:x="2.2cm" svg:y="16.643cm">
          <draw:text-box>
            <text:p text:style-name="P1"><text:span text:style-name="T4">Hatfield, Richard </text:span></text:p>
          </draw:text-box>
        </draw:frame>
        <draw:frame draw:style-name="gr1" draw:text-style-name="P2" draw:layer="layout" svg:width="4.621cm" svg:height="0.475cm" svg:x="7.8cm" svg:y="16.643cm">
          <draw:text-box>
            <text:p text:style-name="P1"><text:span text:style-name="T4">MOD Personnel Director</text:span></text:p>
          </draw:text-box>
        </draw:frame>
        <draw:frame draw:style-name="gr1" draw:text-style-name="P2" draw:layer="layout" svg:width="4.722cm" svg:height="0.475cm" svg:x="2.2cm" svg:y="17.307cm">
          <draw:text-box>
            <text:p text:style-name="P1"><text:span text:style-name="T4">Hattab, Karim Mahmood </text:span></text:p>
          </draw:text-box>
        </draw:frame>
        <draw:frame draw:style-name="gr1" draw:text-style-name="P2" draw:layer="layout" svg:width="9.87cm" svg:height="0.475cm" svg:x="7.8cm" svg:y="17.307cm">
          <draw:text-box>
            <text:p text:style-name="P1"><text:span text:style-name="T4">(Prince) Brother of the Governor of Maysan province</text:span></text:p>
          </draw:text-box>
        </draw:frame>
        <draw:frame draw:style-name="gr1" draw:text-style-name="P2" draw:layer="layout" svg:width="2.538cm" svg:height="0.475cm" svg:x="2.2cm" svg:y="17.972cm">
          <draw:text-box>
            <text:p text:style-name="P1"><text:span text:style-name="T4">Hawley, Alan </text:span></text:p>
          </draw:text-box>
        </draw:frame>
        <draw:frame draw:style-name="gr1" draw:text-style-name="P2" draw:layer="layout" svg:width="10.234cm" svg:height="0.475cm" svg:x="7.8cm" svg:y="17.972cm">
          <draw:text-box>
            <text:p text:style-name="P1"><text:span text:style-name="T4"><text:s/></text:span><text:span text:style-name="T4">(Brigadier) Commander, Medical, Joint Force Logistic </text:span></text:p>
          </draw:text-box>
        </draw:frame>
        <draw:frame draw:style-name="gr1" draw:text-style-name="P2" draw:layer="layout" svg:width="1.958cm" svg:height="0.475cm" svg:x="7.8cm" svg:y="18.536cm">
          <draw:text-box>
            <text:p text:style-name="P1"><text:span text:style-name="T4">Command</text:span></text:p>
          </draw:text-box>
        </draw:frame>
        <draw:frame draw:style-name="gr1" draw:text-style-name="P2" draw:layer="layout" svg:width="3.55cm" svg:height="0.475cm" svg:x="2.2cm" svg:y="19.201cm">
          <draw:text-box>
            <text:p text:style-name="P1"><text:span text:style-name="T4">Hawramy, Ashtree </text:span></text:p>
          </draw:text-box>
        </draw:frame>
        <draw:frame draw:style-name="gr1" draw:text-style-name="P2" draw:layer="layout" svg:width="0.422cm" svg:height="0.475cm" svg:x="7.8cm" svg:y="19.20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022cm" svg:height="0.475cm" svg:x="7.8cm" svg:y="19.201cm">
          <draw:text-box>
            <text:p text:style-name="P1"><text:span text:style-name="T4">(Dr) Minister of Natural Resources, Kurdish Regional </text:span></text:p>
          </draw:text-box>
        </draw:frame>
        <draw:frame draw:style-name="gr1" draw:text-style-name="P2" draw:layer="layout" svg:width="2.339cm" svg:height="0.475cm" svg:x="7.8cm" svg:y="19.765cm">
          <draw:text-box>
            <text:p text:style-name="P1"><text:span text:style-name="T4">Government</text:span></text:p>
          </draw:text-box>
        </draw:frame>
        <draw:frame draw:style-name="gr1" draw:text-style-name="P2" draw:layer="layout" svg:width="2.576cm" svg:height="0.475cm" svg:x="2.2cm" svg:y="20.43cm">
          <draw:text-box>
            <text:p text:style-name="P1"><text:span text:style-name="T4">Hayes, Peter </text:span></text:p>
          </draw:text-box>
        </draw:frame>
        <draw:frame draw:style-name="gr1" draw:text-style-name="P2" draw:layer="layout" svg:width="10.002cm" svg:height="0.475cm" svg:x="7.8cm" svg:y="20.43cm">
          <draw:text-box>
            <text:p text:style-name="P1"><text:span text:style-name="T4"><text:s/></text:span><text:span text:style-name="T4">Principal Private Secretary to the Foreign Secretary, </text:span></text:p>
          </draw:text-box>
        </draw:frame>
        <draw:frame draw:style-name="gr1" draw:text-style-name="P2" draw:layer="layout" svg:width="2.038cm" svg:height="0.475cm" svg:x="7.8cm" svg:y="20.994cm">
          <draw:text-box>
            <text:p text:style-name="P1"><text:span text:style-name="T4">2005-2007</text:span></text:p>
          </draw:text-box>
        </draw:frame>
        <draw:frame draw:style-name="gr1" draw:text-style-name="P2" draw:layer="layout" svg:width="3.156cm" svg:height="0.475cm" svg:x="2.2cm" svg:y="21.658cm">
          <draw:text-box>
            <text:p text:style-name="P1"><text:span text:style-name="T4">Haynes, William </text:span></text:p>
          </draw:text-box>
        </draw:frame>
        <draw:frame draw:style-name="gr1" draw:text-style-name="P2" draw:layer="layout" svg:width="10.683cm" svg:height="0.475cm" svg:x="7.8cm" svg:y="21.658cm">
          <draw:text-box>
            <text:p text:style-name="P1"><text:span text:style-name="T4">US Department of Defense General Counsel, 2001-2008</text:span></text:p>
          </draw:text-box>
        </draw:frame>
        <draw:frame draw:style-name="gr1" draw:text-style-name="P2" draw:layer="layout" svg:width="3.537cm" svg:height="0.475cm" svg:x="2.2cm" svg:y="22.323cm">
          <draw:text-box>
            <text:p text:style-name="P1"><text:span text:style-name="T4">Haysom, Nicholas </text:span></text:p>
          </draw:text-box>
        </draw:frame>
        <draw:frame draw:style-name="gr1" draw:text-style-name="P2" draw:layer="layout" svg:width="10.132cm" svg:height="0.475cm" svg:x="7.8cm" svg:y="22.323cm">
          <draw:text-box>
            <text:p text:style-name="P1"><text:span text:style-name="T4">Head, UN Office of Constitutional Support, 2005-2007</text:span></text:p>
          </draw:text-box>
        </draw:frame>
        <draw:frame draw:style-name="gr1" draw:text-style-name="P2" draw:layer="layout" svg:width="3.211cm" svg:height="0.475cm" svg:x="2.2cm" svg:y="22.987cm">
          <draw:text-box>
            <text:p text:style-name="P1"><text:span text:style-name="T4">Haywood, Nigel <text:s/></text:span></text:p>
          </draw:text-box>
        </draw:frame>
        <draw:frame draw:style-name="gr1" draw:text-style-name="P2" draw:layer="layout" svg:width="9.375cm" svg:height="0.475cm" svg:x="7.8cm" svg:y="22.987cm">
          <draw:text-box>
            <text:p text:style-name="P1"><text:span text:style-name="T4"><text:s/></text:span><text:span text:style-name="T4">British Consul General in Basra, April 2008-2009 </text:span></text:p>
          </draw:text-box>
        </draw:frame>
        <draw:frame draw:style-name="gr1" draw:text-style-name="P2" draw:layer="layout" svg:width="2.809cm" svg:height="0.475cm" svg:x="7.8cm" svg:y="23.552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385cm" svg:height="0.475cm" svg:x="2.2cm" svg:y="24.216cm">
          <draw:text-box>
            <text:p text:style-name="P1"><text:span text:style-name="T4">Heath, Mike </text:span></text:p>
          </draw:text-box>
        </draw:frame>
        <draw:frame draw:style-name="gr1" draw:text-style-name="P2" draw:layer="layout" svg:width="10.057cm" svg:height="0.475cm" svg:x="7.8cm" svg:y="24.216cm">
          <draw:text-box>
            <text:p text:style-name="P1"><text:span text:style-name="T4"><text:s/></text:span><text:span text:style-name="T4">(Air Commodore) Director, Directorate Targeting and </text:span></text:p>
          </draw:text-box>
        </draw:frame>
        <draw:frame draw:style-name="gr1" draw:text-style-name="P2" draw:layer="layout" svg:width="6.716cm" svg:height="0.475cm" svg:x="7.8cm" svg:y="24.781cm">
          <draw:text-box>
            <text:p text:style-name="P1"><text:span text:style-name="T4">Information Operations, 2002-2003 </text:span></text:p>
          </draw:text-box>
        </draw:frame>
        <draw:frame draw:style-name="gr1" draw:text-style-name="P2" draw:layer="layout" svg:width="10.264cm" svg:height="0.475cm" svg:x="7.8cm" svg:y="25.345cm">
          <draw:text-box>
            <text:p text:style-name="P1"><text:span text:style-name="T4">(Air Vice Marshal) Senior British Military Adviser to US </text:span></text:p>
          </draw:text-box>
        </draw:frame>
        <draw:frame draw:style-name="gr1" draw:text-style-name="P2" draw:layer="layout" svg:width="5.717cm" svg:height="0.475cm" svg:x="7.8cm" svg:y="25.91cm">
          <draw:text-box>
            <text:p text:style-name="P1"><text:span text:style-name="T4">Central Command, 2003-2005</text:span></text:p>
          </draw:text-box>
        </draw:frame>
      </draw:page>
      <draw:page draw:name="page21" draw:style-name="dp1" draw:master-page-name="master-page26">
        <draw:frame draw:style-name="gr4" draw:text-style-name="P5" draw:layer="layout" svg:width="4.506cm" svg:height="0.395cm" svg:x="14.316cm" svg:y="1.138cm">
          <draw:text-box>
            <text:p text:style-name="P1"><text:span text:style-name="T5">Annex 3 <text:s/>| <text:s/>Names and post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3</text:span></text:p>
          </draw:text-box>
        </draw:frame>
        <draw:frame draw:style-name="gr1" draw:text-style-name="P2" draw:layer="layout" svg:width="2.987cm" svg:height="0.475cm" svg:x="2.2cm" svg:y="2.525cm">
          <draw:text-box>
            <text:p text:style-name="P1"><text:span text:style-name="T4">Heatly, Charles </text:span></text:p>
          </draw:text-box>
        </draw:frame>
        <draw:frame draw:style-name="gr1" draw:text-style-name="P2" draw:layer="layout" svg:width="3.935cm" svg:height="0.475cm" svg:x="7.8cm" svg:y="2.525cm">
          <draw:text-box>
            <text:p text:style-name="P1"><text:span text:style-name="T4"><text:s/></text:span><text:span text:style-name="T4">No.10 Press Officer </text:span></text:p>
          </draw:text-box>
        </draw:frame>
        <draw:frame draw:style-name="gr1" draw:text-style-name="P2" draw:layer="layout" svg:width="6.03cm" svg:height="0.475cm" svg:x="7.8cm" svg:y="3.09cm">
          <draw:text-box>
            <text:p text:style-name="P1"><text:span text:style-name="T4">Adviser to Prime Minister Allawi </text:span></text:p>
          </draw:text-box>
        </draw:frame>
        <draw:frame draw:style-name="gr1" draw:text-style-name="P2" draw:layer="layout" svg:width="3.558cm" svg:height="0.475cm" svg:x="2.2cm" svg:y="3.734cm">
          <draw:text-box>
            <text:p text:style-name="P1"><text:span text:style-name="T4">Hemmings, Martin </text:span></text:p>
          </draw:text-box>
        </draw:frame>
        <draw:frame draw:style-name="gr1" draw:text-style-name="P2" draw:layer="layout" svg:width="5.903cm" svg:height="0.475cm" svg:x="7.8cm" svg:y="3.734cm">
          <draw:text-box>
            <text:p text:style-name="P1"><text:span text:style-name="T4">MOD Legal Adviser, 1998-2009</text:span></text:p>
          </draw:text-box>
        </draw:frame>
        <draw:frame draw:style-name="gr1" draw:text-style-name="P2" draw:layer="layout" svg:width="2.999cm" svg:height="0.475cm" svg:x="2.2cm" svg:y="4.378cm">
          <draw:text-box>
            <text:p text:style-name="P1"><text:span text:style-name="T4">Henderson, Bill </text:span></text:p>
          </draw:text-box>
        </draw:frame>
        <draw:frame draw:style-name="gr1" draw:text-style-name="P2" draw:layer="layout" svg:width="9.561cm" svg:height="0.475cm" svg:x="7.8cm" svg:y="4.378cm">
          <draw:text-box>
            <text:p text:style-name="P1"><text:span text:style-name="T4">Director, Trade Partners UK, International Group 1 </text:span></text:p>
          </draw:text-box>
        </draw:frame>
        <draw:frame draw:style-name="gr1" draw:text-style-name="P2" draw:layer="layout" svg:width="3.355cm" svg:height="0.475cm" svg:x="2.2cm" svg:y="5.023cm">
          <draw:text-box>
            <text:p text:style-name="P1"><text:span text:style-name="T4">Hendrie, Barbara </text:span></text:p>
          </draw:text-box>
        </draw:frame>
        <draw:frame draw:style-name="gr1" draw:text-style-name="P2" draw:layer="layout" svg:width="4.904cm" svg:height="0.475cm" svg:x="7.8cm" svg:y="5.023cm">
          <draw:text-box>
            <text:p text:style-name="P1"><text:span text:style-name="T4">DFID Deputy Director Iraq</text:span></text:p>
          </draw:text-box>
        </draw:frame>
        <draw:frame draw:style-name="gr1" draw:text-style-name="P2" draw:layer="layout" svg:width="3.732cm" svg:height="0.475cm" svg:x="2.2cm" svg:y="5.667cm">
          <draw:text-box>
            <text:p text:style-name="P1"><text:span text:style-name="T4">Hetherington, Mark </text:span></text:p>
          </draw:text-box>
        </draw:frame>
        <draw:frame draw:style-name="gr1" draw:text-style-name="P2" draw:layer="layout" svg:width="4.316cm" svg:height="0.475cm" svg:x="7.8cm" svg:y="5.667cm">
          <draw:text-box>
            <text:p text:style-name="P1"><text:span text:style-name="T4">FCO Research Analyst</text:span></text:p>
          </draw:text-box>
        </draw:frame>
        <draw:frame draw:style-name="gr1" draw:text-style-name="P2" draw:layer="layout" svg:width="2.948cm" svg:height="0.475cm" svg:x="2.2cm" svg:y="6.312cm">
          <draw:text-box>
            <text:p text:style-name="P1"><text:span text:style-name="T4">Hewitt, Patricia </text:span></text:p>
          </draw:text-box>
        </draw:frame>
        <draw:frame draw:style-name="gr1" draw:text-style-name="P2" draw:layer="layout" svg:width="9.688cm" svg:height="0.475cm" svg:x="7.8cm" svg:y="6.312cm">
          <draw:text-box>
            <text:p text:style-name="P1"><text:span text:style-name="T4">Trade and Industry Secretary, June 2001-May 2005</text:span></text:p>
          </draw:text-box>
        </draw:frame>
        <draw:frame draw:style-name="gr1" draw:text-style-name="P2" draw:layer="layout" svg:width="3.516cm" svg:height="0.475cm" svg:x="2.2cm" svg:y="6.956cm">
          <draw:text-box>
            <text:p text:style-name="P1"><text:span text:style-name="T4">Heywood, Jeremy </text:span></text:p>
          </draw:text-box>
        </draw:frame>
        <draw:frame draw:style-name="gr1" draw:text-style-name="P2" draw:layer="layout" svg:width="0.422cm" svg:height="0.475cm" svg:x="7.8cm" svg:y="6.95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9.341cm" svg:height="0.475cm" svg:x="7.8cm" svg:y="6.956cm">
          <draw:text-box>
            <text:p text:style-name="P1"><text:span text:style-name="T4">Principal Private Secretary to the Prime Minister, <text:s/></text:span></text:p>
          </draw:text-box>
        </draw:frame>
        <draw:frame draw:style-name="gr1" draw:text-style-name="P2" draw:layer="layout" svg:width="9.722cm" svg:height="0.475cm" svg:x="7.8cm" svg:y="7.521cm">
          <draw:text-box>
            <text:p text:style-name="P1"><text:span text:style-name="T4">June 1999-July 2003 and January 2008-May 2010 <text:s/></text:span></text:p>
          </draw:text-box>
        </draw:frame>
        <draw:frame draw:style-name="gr1" draw:text-style-name="P2" draw:layer="layout" svg:width="9.108cm" svg:height="0.475cm" svg:x="7.8cm" svg:y="8.085cm">
          <draw:text-box>
            <text:p text:style-name="P1"><text:span text:style-name="T4">(Sir) Cabinet Secretary, January 2012 to present</text:span></text:p>
          </draw:text-box>
        </draw:frame>
        <draw:frame draw:style-name="gr1" draw:text-style-name="P2" draw:layer="layout" svg:width="3.135cm" svg:height="0.475cm" svg:x="2.2cm" svg:y="8.73cm">
          <draw:text-box>
            <text:p text:style-name="P1"><text:span text:style-name="T4">Hill, Christopher </text:span></text:p>
          </draw:text-box>
        </draw:frame>
        <draw:frame draw:style-name="gr1" draw:text-style-name="P2" draw:layer="layout" svg:width="6.665cm" svg:height="0.475cm" svg:x="7.8cm" svg:y="8.73cm">
          <draw:text-box>
            <text:p text:style-name="P1"><text:span text:style-name="T4">US Ambassador to Iraq, 2009-2010</text:span></text:p>
          </draw:text-box>
        </draw:frame>
        <draw:frame draw:style-name="gr1" draw:text-style-name="P2" draw:layer="layout" svg:width="2.026cm" svg:height="0.475cm" svg:x="2.2cm" svg:y="9.374cm">
          <draw:text-box>
            <text:p text:style-name="P1"><text:span text:style-name="T4">Hill, David </text:span></text:p>
          </draw:text-box>
        </draw:frame>
        <draw:frame draw:style-name="gr1" draw:text-style-name="P2" draw:layer="layout" svg:width="9.976cm" svg:height="0.475cm" svg:x="7.8cm" svg:y="9.374cm">
          <draw:text-box>
            <text:p text:style-name="P1"><text:span text:style-name="T4"><text:s/></text:span><text:span text:style-name="T4">Mr Blair’s Director of Communications and Strategy, </text:span></text:p>
          </draw:text-box>
        </draw:frame>
        <draw:frame draw:style-name="gr1" draw:text-style-name="P2" draw:layer="layout" svg:width="2.394cm" svg:height="0.475cm" svg:x="7.8cm" svg:y="9.938cm">
          <draw:text-box>
            <text:p text:style-name="P1"><text:span text:style-name="T4">August 2003</text:span></text:p>
          </draw:text-box>
        </draw:frame>
        <draw:frame draw:style-name="gr1" draw:text-style-name="P2" draw:layer="layout" svg:width="1.954cm" svg:height="0.475cm" svg:x="2.2cm" svg:y="10.583cm">
          <draw:text-box>
            <text:p text:style-name="P1"><text:span text:style-name="T4">Hirst, Neil </text:span></text:p>
          </draw:text-box>
        </draw:frame>
        <draw:frame draw:style-name="gr1" draw:text-style-name="P2" draw:layer="layout" svg:width="6.255cm" svg:height="0.475cm" svg:x="7.8cm" svg:y="10.583cm">
          <draw:text-box>
            <text:p text:style-name="P1"><text:span text:style-name="T4">DTI Head of Energy Markets Unit</text:span></text:p>
          </draw:text-box>
        </draw:frame>
        <draw:frame draw:style-name="gr1" draw:text-style-name="P2" draw:layer="layout" svg:width="2.855cm" svg:height="0.475cm" svg:x="2.2cm" svg:y="11.227cm">
          <draw:text-box>
            <text:p text:style-name="P1"><text:span text:style-name="T4">Hogger, Henry </text:span></text:p>
          </draw:text-box>
        </draw:frame>
        <draw:frame draw:style-name="gr1" draw:text-style-name="P2" draw:layer="layout" svg:width="5.988cm" svg:height="0.475cm" svg:x="7.8cm" svg:y="11.227cm">
          <draw:text-box>
            <text:p text:style-name="P1"><text:span text:style-name="T4">Head, Basra Governorate Team</text:span></text:p>
          </draw:text-box>
        </draw:frame>
        <draw:frame draw:style-name="gr1" draw:text-style-name="P2" draw:layer="layout" svg:width="2.716cm" svg:height="0.475cm" svg:x="2.2cm" svg:y="11.872cm">
          <draw:text-box>
            <text:p text:style-name="P1"><text:span text:style-name="T4">Holmes, John </text:span></text:p>
          </draw:text-box>
        </draw:frame>
        <draw:frame draw:style-name="gr1" draw:text-style-name="P2" draw:layer="layout" svg:width="8.994cm" svg:height="0.475cm" svg:x="7.8cm" svg:y="11.872cm">
          <draw:text-box>
            <text:p text:style-name="P1"><text:span text:style-name="T4"><text:s/></text:span><text:span text:style-name="T4">(Sir) British Ambassador to France, 2001-2006 </text:span></text:p>
          </draw:text-box>
        </draw:frame>
        <draw:frame draw:style-name="gr1" draw:text-style-name="P2" draw:layer="layout" svg:width="2.809cm" svg:height="0.475cm" svg:x="7.8cm" svg:y="12.436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483cm" svg:height="0.475cm" svg:x="2.2cm" svg:y="13.081cm">
          <draw:text-box>
            <text:p text:style-name="P1"><text:span text:style-name="T4">Hood, Gavin </text:span></text:p>
          </draw:text-box>
        </draw:frame>
        <draw:frame draw:style-name="gr1" draw:text-style-name="P2" draw:layer="layout" svg:width="7.626cm" svg:height="0.475cm" svg:x="7.8cm" svg:y="13.081cm">
          <draw:text-box>
            <text:p text:style-name="P1"><text:span text:style-name="T4">Legal Adviser, British Embassy Baghdad</text:span></text:p>
          </draw:text-box>
        </draw:frame>
        <draw:frame draw:style-name="gr1" draw:text-style-name="P2" draw:layer="layout" svg:width="2.407cm" svg:height="0.475cm" svg:x="2.2cm" svg:y="13.725cm">
          <draw:text-box>
            <text:p text:style-name="P1"><text:span text:style-name="T4">Hoon, Geoff </text:span></text:p>
          </draw:text-box>
        </draw:frame>
        <draw:frame draw:style-name="gr1" draw:text-style-name="P2" draw:layer="layout" svg:width="8.545cm" svg:height="0.475cm" svg:x="7.8cm" svg:y="13.725cm">
          <draw:text-box>
            <text:p text:style-name="P1"><text:span text:style-name="T4"><text:s/></text:span><text:span text:style-name="T4">Defence Secretary, October 1999-May 2005 </text:span></text:p>
          </draw:text-box>
        </draw:frame>
        <draw:frame draw:style-name="gr1" draw:text-style-name="P2" draw:layer="layout" svg:width="2.809cm" svg:height="0.475cm" svg:x="7.8cm" svg:y="14.29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335cm" svg:height="0.475cm" svg:x="2.2cm" svg:y="14.934cm">
          <draw:text-box>
            <text:p text:style-name="P1"><text:span text:style-name="T4">Horne, Nick </text:span></text:p>
          </draw:text-box>
        </draw:frame>
        <draw:frame draw:style-name="gr1" draw:text-style-name="P2" draw:layer="layout" svg:width="6.344cm" svg:height="0.475cm" svg:x="7.8cm" svg:y="14.934cm">
          <draw:text-box>
            <text:p text:style-name="P1"><text:span text:style-name="T4">UK consultant working in the CPA</text:span></text:p>
          </draw:text-box>
        </draw:frame>
        <draw:frame draw:style-name="gr1" draw:text-style-name="P2" draw:layer="layout" svg:width="3.829cm" svg:height="0.475cm" svg:x="2.2cm" svg:y="15.578cm">
          <draw:text-box>
            <text:p text:style-name="P1"><text:span text:style-name="T4">Houghton, Nicholas </text:span></text:p>
          </draw:text-box>
        </draw:frame>
        <draw:frame draw:style-name="gr1" draw:text-style-name="P2" draw:layer="layout" svg:width="0.422cm" svg:height="0.475cm" svg:x="7.8cm" svg:y="15.57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9.887cm" svg:height="0.475cm" svg:x="7.8cm" svg:y="15.578cm">
          <draw:text-box>
            <text:p text:style-name="P1"><text:span text:style-name="T4">(Major General) Assistant Chief of the Defence Staff </text:span></text:p>
          </draw:text-box>
        </draw:frame>
        <draw:frame draw:style-name="gr1" draw:text-style-name="P2" draw:layer="layout" svg:width="7.3cm" svg:height="0.475cm" svg:x="7.8cm" svg:y="16.143cm">
          <draw:text-box>
            <text:p text:style-name="P1"><text:span text:style-name="T4">(Operations), May 2004-October 2005 </text:span></text:p>
          </draw:text-box>
        </draw:frame>
        <draw:frame draw:style-name="gr5" draw:text-style-name="P2" draw:layer="layout" svg:width="10.755cm" svg:height="0.475cm" svg:x="7.8cm" svg:y="16.707cm">
          <draw:text-box>
            <text:p text:style-name="P1"><text:span text:style-name="T6">(Lieutenant General) Senior British Military Representative </text:span></text:p>
          </draw:text-box>
        </draw:frame>
        <draw:frame draw:style-name="gr1" draw:text-style-name="P2" draw:layer="layout" svg:width="0.422cm" svg:height="0.475cm" svg:x="18.527cm" svg:y="16.707cm">
          <draw:text-box>
            <text:p text:style-name="P1"><text:span text:style-name="T4">– </text:span></text:p>
          </draw:text-box>
        </draw:frame>
        <draw:frame draw:style-name="gr1" draw:text-style-name="P2" draw:layer="layout" svg:width="6.051cm" svg:height="0.475cm" svg:x="7.8cm" svg:y="17.272cm">
          <draw:text-box>
            <text:p text:style-name="P1"><text:span text:style-name="T4">Iraq, October 2005-March 2006 </text:span></text:p>
          </draw:text-box>
        </draw:frame>
        <draw:frame draw:style-name="gr1" draw:text-style-name="P2" draw:layer="layout" svg:width="7.072cm" svg:height="0.475cm" svg:x="7.8cm" svg:y="17.836cm">
          <draw:text-box>
            <text:p text:style-name="P1"><text:span text:style-name="T4">Chief of Joint Operations, 2006-2009 </text:span></text:p>
          </draw:text-box>
        </draw:frame>
        <draw:frame draw:style-name="gr1" draw:text-style-name="P2" draw:layer="layout" svg:width="5.471cm" svg:height="0.475cm" svg:x="7.8cm" svg:y="18.401cm">
          <draw:text-box>
            <text:p text:style-name="P1"><text:span text:style-name="T4">(General, Sir) Inquiry witness</text:span></text:p>
          </draw:text-box>
        </draw:frame>
        <draw:frame draw:style-name="gr1" draw:text-style-name="P2" draw:layer="layout" svg:width="2.741cm" svg:height="0.475cm" svg:x="2.2cm" svg:y="19.045cm">
          <draw:text-box>
            <text:p text:style-name="P1"><text:span text:style-name="T4">Howard, John </text:span></text:p>
          </draw:text-box>
        </draw:frame>
        <draw:frame draw:style-name="gr1" draw:text-style-name="P2" draw:layer="layout" svg:width="7.199cm" svg:height="0.475cm" svg:x="7.8cm" svg:y="19.045cm">
          <draw:text-box>
            <text:p text:style-name="P1"><text:span text:style-name="T4">Prime Minister of Australia, 1996-2007</text:span></text:p>
          </draw:text-box>
        </draw:frame>
        <draw:frame draw:style-name="gr1" draw:text-style-name="P2" draw:layer="layout" svg:width="2.995cm" svg:height="0.475cm" svg:x="2.2cm" svg:y="19.69cm">
          <draw:text-box>
            <text:p text:style-name="P1"><text:span text:style-name="T4">Howard, Martin </text:span></text:p>
          </draw:text-box>
        </draw:frame>
        <draw:frame draw:style-name="gr1" draw:text-style-name="P2" draw:layer="layout" svg:width="8.558cm" svg:height="0.475cm" svg:x="7.8cm" svg:y="19.69cm">
          <draw:text-box>
            <text:p text:style-name="P1"><text:span text:style-name="T4"><text:s/></text:span><text:span text:style-name="T4">MOD, Director, Corporate Communications, <text:s/></text:span></text:p>
          </draw:text-box>
        </draw:frame>
        <draw:frame draw:style-name="gr1" draw:text-style-name="P2" draw:layer="layout" svg:width="3.029cm" svg:height="0.475cm" svg:x="7.8cm" svg:y="20.254cm">
          <draw:text-box>
            <text:p text:style-name="P1"><text:span text:style-name="T4">July 2001-2003 </text:span></text:p>
          </draw:text-box>
        </draw:frame>
        <draw:frame draw:style-name="gr1" draw:text-style-name="P2" draw:layer="layout" svg:width="7.258cm" svg:height="0.475cm" svg:x="7.8cm" svg:y="20.818cm">
          <draw:text-box>
            <text:p text:style-name="P1"><text:span text:style-name="T4">Deputy Chief of Defence Intelligence, <text:s/></text:span></text:p>
          </draw:text-box>
        </draw:frame>
        <draw:frame draw:style-name="gr1" draw:text-style-name="P2" draw:layer="layout" svg:width="4.892cm" svg:height="0.475cm" svg:x="7.8cm" svg:y="21.383cm">
          <draw:text-box>
            <text:p text:style-name="P1"><text:span text:style-name="T4">February 2003-May 2004 </text:span></text:p>
          </draw:text-box>
        </draw:frame>
        <draw:frame draw:style-name="gr1" draw:text-style-name="P2" draw:layer="layout" svg:width="8.223cm" svg:height="0.475cm" svg:x="7.8cm" svg:y="21.947cm">
          <draw:text-box>
            <text:p text:style-name="P1"><text:span text:style-name="T4">MOD, Director General, Operational Policy, </text:span></text:p>
          </draw:text-box>
        </draw:frame>
        <draw:frame draw:style-name="gr1" draw:text-style-name="P2" draw:layer="layout" svg:width="4.638cm" svg:height="0.475cm" svg:x="7.8cm" svg:y="22.512cm">
          <draw:text-box>
            <text:p text:style-name="P1"><text:span text:style-name="T4">May 2004-August 2007 <text:s/></text:span></text:p>
          </draw:text-box>
        </draw:frame>
        <draw:frame draw:style-name="gr1" draw:text-style-name="P2" draw:layer="layout" svg:width="2.809cm" svg:height="0.475cm" svg:x="7.8cm" svg:y="23.076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3.279cm" svg:height="0.475cm" svg:x="2.2cm" svg:y="23.721cm">
          <draw:text-box>
            <text:p text:style-name="P1"><text:span text:style-name="T4">Howard, Michael </text:span></text:p>
          </draw:text-box>
        </draw:frame>
        <draw:frame draw:style-name="gr1" draw:text-style-name="P2" draw:layer="layout" svg:width="10.865cm" svg:height="0.475cm" svg:x="7.8cm" svg:y="23.721cm">
          <draw:text-box>
            <text:p text:style-name="P1"><text:span text:style-name="T4"><text:s/></text:span><text:span text:style-name="T4">Leader of the Conservative Party and official Opposition, </text:span></text:p>
          </draw:text-box>
        </draw:frame>
        <draw:frame draw:style-name="gr1" draw:text-style-name="P2" draw:layer="layout" svg:width="2.038cm" svg:height="0.475cm" svg:x="7.8cm" svg:y="24.285cm">
          <draw:text-box>
            <text:p text:style-name="P1"><text:span text:style-name="T4">2003-2005</text:span></text:p>
          </draw:text-box>
        </draw:frame>
        <draw:frame draw:style-name="gr1" draw:text-style-name="P2" draw:layer="layout" svg:width="2.711cm" svg:height="0.475cm" svg:x="2.2cm" svg:y="24.93cm">
          <draw:text-box>
            <text:p text:style-name="P1"><text:span text:style-name="T4">Howell, David </text:span></text:p>
          </draw:text-box>
        </draw:frame>
        <draw:frame draw:style-name="gr1" draw:text-style-name="P2" draw:layer="layout" svg:width="10.717cm" svg:height="0.475cm" svg:x="7.8cm" svg:y="24.93cm">
          <draw:text-box>
            <text:p text:style-name="P1"><text:span text:style-name="T4"><text:s/></text:span><text:span text:style-name="T4">(Lord Howell of Guildford) Shadow Minister Foreign and </text:span></text:p>
          </draw:text-box>
        </draw:frame>
        <draw:frame draw:style-name="gr1" draw:text-style-name="P2" draw:layer="layout" svg:width="8.299cm" svg:height="0.475cm" svg:x="7.8cm" svg:y="25.494cm">
          <draw:text-box>
            <text:p text:style-name="P1"><text:span text:style-name="T4">Commonwealth Affairs, July 2000-May 2009</text:span></text:p>
          </draw:text-box>
        </draw:frame>
        <draw:frame draw:style-name="gr1" draw:text-style-name="P2" draw:layer="layout" svg:width="2.567cm" svg:height="0.475cm" svg:x="2.2cm" svg:y="26.138cm">
          <draw:text-box>
            <text:p text:style-name="P1"><text:span text:style-name="T4">Howells, Kim </text:span></text:p>
          </draw:text-box>
        </draw:frame>
        <draw:frame draw:style-name="gr1" draw:text-style-name="P2" draw:layer="layout" svg:width="7.474cm" svg:height="0.475cm" svg:x="7.8cm" svg:y="26.138cm">
          <draw:text-box>
            <text:p text:style-name="P1"><text:span text:style-name="T4"><text:s/></text:span><text:span text:style-name="T4">(Dr) FCO Minister for the Middle East, <text:s/></text:span></text:p>
          </draw:text-box>
        </draw:frame>
        <draw:frame draw:style-name="gr1" draw:text-style-name="P2" draw:layer="layout" svg:width="4.587cm" svg:height="0.475cm" svg:x="7.8cm" svg:y="26.703cm">
          <draw:text-box>
            <text:p text:style-name="P1"><text:span text:style-name="T4">May 2005-October 2008</text:span></text:p>
          </draw:text-box>
        </draw:frame>
      </draw:page>
      <draw:page draw:name="page2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4</text:span></text:p>
          </draw:text-box>
        </draw:frame>
        <draw:frame draw:style-name="gr1" draw:text-style-name="P2" draw:layer="layout" svg:width="3.444cm" svg:height="0.475cm" svg:x="2.2cm" svg:y="2.525cm">
          <draw:text-box>
            <text:p text:style-name="P1"><text:span text:style-name="T4">Hum, Christopher </text:span></text:p>
          </draw:text-box>
        </draw:frame>
        <draw:frame draw:style-name="gr1" draw:text-style-name="P2" draw:layer="layout" svg:width="8.545cm" svg:height="0.475cm" svg:x="7.8cm" svg:y="2.525cm">
          <draw:text-box>
            <text:p text:style-name="P1"><text:span text:style-name="T4">(Sir) British Ambassador to China, 2002-2006</text:span></text:p>
          </draw:text-box>
        </draw:frame>
        <draw:frame draw:style-name="gr1" draw:text-style-name="P2" draw:layer="layout" svg:width="2.741cm" svg:height="0.475cm" svg:x="2.2cm" svg:y="3.19cm">
          <draw:text-box>
            <text:p text:style-name="P1"><text:span text:style-name="T4">Humble, Joan </text:span></text:p>
          </draw:text-box>
        </draw:frame>
        <draw:frame draw:style-name="gr1" draw:text-style-name="P2" draw:layer="layout" svg:width="6.771cm" svg:height="0.475cm" svg:x="7.8cm" svg:y="3.19cm">
          <draw:text-box>
            <text:p text:style-name="P1"><text:span text:style-name="T4">Chair, Party Group on Army Deaths </text:span></text:p>
          </draw:text-box>
        </draw:frame>
        <draw:frame draw:style-name="gr1" draw:text-style-name="P2" draw:layer="layout" svg:width="2.834cm" svg:height="0.475cm" svg:x="2.2cm" svg:y="3.854cm">
          <draw:text-box>
            <text:p text:style-name="P1"><text:span text:style-name="T4">Hurd, Douglas </text:span></text:p>
          </draw:text-box>
        </draw:frame>
        <draw:frame draw:style-name="gr1" draw:text-style-name="P2" draw:layer="layout" svg:width="5.497cm" svg:height="0.475cm" svg:x="7.8cm" svg:y="3.854cm">
          <draw:text-box>
            <text:p text:style-name="P1"><text:span text:style-name="T4">Foreign Secretary,1989-1995</text:span></text:p>
          </draw:text-box>
        </draw:frame>
        <draw:frame draw:style-name="gr1" draw:text-style-name="P2" draw:layer="layout" svg:width="2.61cm" svg:height="0.475cm" svg:x="2.2cm" svg:y="4.518cm">
          <draw:text-box>
            <text:p text:style-name="P1"><text:span text:style-name="T4">Hurley, Kevin </text:span></text:p>
          </draw:text-box>
        </draw:frame>
        <draw:frame draw:style-name="gr1" draw:text-style-name="P2" draw:layer="layout" svg:width="11.068cm" svg:height="0.475cm" svg:x="7.8cm" svg:y="4.518cm">
          <draw:text-box>
            <text:p text:style-name="P1"><text:span text:style-name="T4"><text:s/></text:span><text:span text:style-name="T4">(Assistant Chief Constable) Chief Police Adviser in Basra, </text:span></text:p>
          </draw:text-box>
        </draw:frame>
        <draw:frame draw:style-name="gr1" draw:text-style-name="P2" draw:layer="layout" svg:width="4.206cm" svg:height="0.475cm" svg:x="7.8cm" svg:y="5.083cm">
          <draw:text-box>
            <text:p text:style-name="P1"><text:span text:style-name="T4">June-December 2004 </text:span></text:p>
          </draw:text-box>
        </draw:frame>
        <draw:frame draw:style-name="gr1" draw:text-style-name="P2" draw:layer="layout" svg:width="2.809cm" svg:height="0.475cm" svg:x="7.8cm" svg:y="5.647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3.211cm" svg:height="0.475cm" svg:x="2.2cm" svg:y="6.312cm">
          <draw:text-box>
            <text:p text:style-name="P1"><text:span text:style-name="T4">Hussein, Ahmed </text:span></text:p>
          </draw:text-box>
        </draw:frame>
        <draw:frame draw:style-name="gr1" draw:text-style-name="P2" draw:layer="layout" svg:width="8.16cm" svg:height="0.475cm" svg:x="7.8cm" svg:y="6.312cm">
          <draw:text-box>
            <text:p text:style-name="P1"><text:span text:style-name="T4">Iraqi Minister for Foreign Affairs, 1991-1993</text:span></text:p>
          </draw:text-box>
        </draw:frame>
        <draw:frame draw:style-name="gr1" draw:text-style-name="P2" draw:layer="layout" svg:width="3.118cm" svg:height="0.475cm" svg:x="2.2cm" svg:y="6.976cm">
          <draw:text-box>
            <text:p text:style-name="P1"><text:span text:style-name="T4">Hussein, Qusay </text:span></text:p>
          </draw:text-box>
        </draw:frame>
        <draw:frame draw:style-name="gr1" draw:text-style-name="P2" draw:layer="layout" svg:width="4.587cm" svg:height="0.475cm" svg:x="7.8cm" svg:y="6.976cm">
          <draw:text-box>
            <text:p text:style-name="P1"><text:span text:style-name="T4">Son of Saddam Hussein</text:span></text:p>
          </draw:text-box>
        </draw:frame>
        <draw:frame draw:style-name="gr1" draw:text-style-name="P2" draw:layer="layout" svg:width="3.473cm" svg:height="0.475cm" svg:x="2.2cm" svg:y="7.641cm">
          <draw:text-box>
            <text:p text:style-name="P1"><text:span text:style-name="T4">Hussein, Saddam </text:span></text:p>
          </draw:text-box>
        </draw:frame>
        <draw:frame draw:style-name="gr1" draw:text-style-name="P2" draw:layer="layout" svg:width="7.233cm" svg:height="0.475cm" svg:x="7.8cm" svg:y="7.641cm">
          <draw:text-box>
            <text:p text:style-name="P1"><text:span text:style-name="T4">President of Iraq, July 1979-April 2003</text:span></text:p>
          </draw:text-box>
        </draw:frame>
        <draw:frame draw:style-name="gr1" draw:text-style-name="P2" draw:layer="layout" svg:width="2.881cm" svg:height="0.475cm" svg:x="2.2cm" svg:y="8.305cm">
          <draw:text-box>
            <text:p text:style-name="P1"><text:span text:style-name="T4">Hussein, Uday </text:span></text:p>
          </draw:text-box>
        </draw:frame>
        <draw:frame draw:style-name="gr1" draw:text-style-name="P2" draw:layer="layout" svg:width="4.587cm" svg:height="0.475cm" svg:x="7.8cm" svg:y="8.305cm">
          <draw:text-box>
            <text:p text:style-name="P1"><text:span text:style-name="T4">Son of Saddam Hussein</text:span></text:p>
          </draw:text-box>
        </draw:frame>
        <draw:frame draw:style-name="gr1" draw:text-style-name="P2" draw:layer="layout" svg:width="2.534cm" svg:height="0.475cm" svg:x="2.2cm" svg:y="8.97cm">
          <draw:text-box>
            <text:p text:style-name="P1"><text:span text:style-name="T4">Hutton, John </text:span></text:p>
          </draw:text-box>
        </draw:frame>
        <draw:frame draw:style-name="gr1" draw:text-style-name="P2" draw:layer="layout" svg:width="8.668cm" svg:height="0.475cm" svg:x="7.8cm" svg:y="8.97cm">
          <draw:text-box>
            <text:p text:style-name="P1"><text:span text:style-name="T4"><text:s/></text:span><text:span text:style-name="T4">Defence Secretary, October 2008-June 2009 </text:span></text:p>
          </draw:text-box>
        </draw:frame>
        <draw:frame draw:style-name="gr1" draw:text-style-name="P2" draw:layer="layout" svg:width="2.809cm" svg:height="0.475cm" svg:x="7.8cm" svg:y="9.534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766cm" svg:height="0.475cm" svg:x="2.2cm" svg:y="10.198cm">
          <draw:text-box>
            <text:p text:style-name="P1"><text:span text:style-name="T4">Hutton, Roger </text:span></text:p>
          </draw:text-box>
        </draw:frame>
        <draw:frame draw:style-name="gr1" draw:text-style-name="P2" draw:layer="layout" svg:width="10.793cm" svg:height="0.475cm" svg:x="7.8cm" svg:y="10.198cm">
          <draw:text-box>
            <text:p text:style-name="P1"><text:span text:style-name="T4">(Dr) MOD, Director, Joint Commitments Policy 2003-2006</text:span></text:p>
          </draw:text-box>
        </draw:frame>
        <draw:frame draw:style-name="gr3" draw:text-style-name="P4" draw:layer="layout" svg:width="0.563cm" svg:height="0.628cm" svg:x="2.2cm" svg:y="11.226cm">
          <draw:text-box>
            <text:p text:style-name="P1"><text:span text:style-name="T3">I</text:span></text:p>
          </draw:text-box>
        </draw:frame>
        <draw:frame draw:style-name="gr1" draw:text-style-name="P2" draw:layer="layout" svg:width="2.762cm" svg:height="0.475cm" svg:x="2.2cm" svg:y="12.118cm">
          <draw:text-box>
            <text:p text:style-name="P1"><text:span text:style-name="T4">Ingram, Adam </text:span></text:p>
          </draw:text-box>
        </draw:frame>
        <draw:frame draw:style-name="gr1" draw:text-style-name="P2" draw:layer="layout" svg:width="10.158cm" svg:height="0.475cm" svg:x="7.8cm" svg:y="12.118cm">
          <draw:text-box>
            <text:p text:style-name="P1"><text:span text:style-name="T4"><text:s/></text:span><text:span text:style-name="T4">Minister for the Armed Forces, June 2001-June 2007 </text:span></text:p>
          </draw:text-box>
        </draw:frame>
        <draw:frame draw:style-name="gr1" draw:text-style-name="P2" draw:layer="layout" svg:width="2.809cm" svg:height="0.475cm" svg:x="7.8cm" svg:y="12.683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534cm" svg:height="0.475cm" svg:x="2.2cm" svg:y="13.347cm">
          <draw:text-box>
            <text:p text:style-name="P1"><text:span text:style-name="T4">Innes, Stuart </text:span></text:p>
          </draw:text-box>
        </draw:frame>
        <draw:frame draw:style-name="gr1" draw:text-style-name="P2" draw:layer="layout" svg:width="7.228cm" svg:height="0.475cm" svg:x="7.8cm" svg:y="13.347cm">
          <draw:text-box>
            <text:p text:style-name="P1"><text:span text:style-name="T4">British Consul General in Basra, 2005 </text:span></text:p>
          </draw:text-box>
        </draw:frame>
        <draw:frame draw:style-name="gr1" draw:text-style-name="P2" draw:layer="layout" svg:width="2.428cm" svg:height="0.475cm" svg:x="2.2cm" svg:y="14.012cm">
          <draw:text-box>
            <text:p text:style-name="P1"><text:span text:style-name="T4">Irvine, Derry </text:span></text:p>
          </draw:text-box>
        </draw:frame>
        <draw:frame draw:style-name="gr1" draw:text-style-name="P2" draw:layer="layout" svg:width="7.39cm" svg:height="0.475cm" svg:x="7.8cm" svg:y="14.012cm">
          <draw:text-box>
            <text:p text:style-name="P1"><text:span text:style-name="T4"><text:s/></text:span><text:span text:style-name="T4">(Lord Irvine of Lairg) Lord Chancellor, <text:s/></text:span></text:p>
          </draw:text-box>
        </draw:frame>
        <draw:frame draw:style-name="gr1" draw:text-style-name="P2" draw:layer="layout" svg:width="3.998cm" svg:height="0.475cm" svg:x="7.8cm" svg:y="14.576cm">
          <draw:text-box>
            <text:p text:style-name="P1"><text:span text:style-name="T4">May 1997-June 2003</text:span></text:p>
          </draw:text-box>
        </draw:frame>
        <draw:frame draw:style-name="gr1" draw:text-style-name="P2" draw:layer="layout" svg:width="2.495cm" svg:height="0.475cm" svg:x="2.2cm" svg:y="15.241cm">
          <draw:text-box>
            <text:p text:style-name="P1"><text:span text:style-name="T4">Irwin, Alistair </text:span></text:p>
          </draw:text-box>
        </draw:frame>
        <draw:frame draw:style-name="gr1" draw:text-style-name="P2" draw:layer="layout" svg:width="9.697cm" svg:height="0.475cm" svg:x="7.8cm" svg:y="15.241cm">
          <draw:text-box>
            <text:p text:style-name="P1"><text:span text:style-name="T4"><text:s/></text:span><text:span text:style-name="T4">(Lieutenant General) Adjutant General, 2003-2005 </text:span></text:p>
          </draw:text-box>
        </draw:frame>
        <draw:frame draw:style-name="gr1" draw:text-style-name="P2" draw:layer="layout" svg:width="2.809cm" svg:height="0.475cm" svg:x="7.8cm" svg:y="15.805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309cm" svg:height="0.475cm" svg:x="2.2cm" svg:y="16.47cm">
          <draw:text-box>
            <text:p text:style-name="P1"><text:span text:style-name="T4">Ivanov, Igor </text:span></text:p>
          </draw:text-box>
        </draw:frame>
        <draw:frame draw:style-name="gr1" draw:text-style-name="P2" draw:layer="layout" svg:width="6.94cm" svg:height="0.475cm" svg:x="7.8cm" svg:y="16.47cm">
          <draw:text-box>
            <text:p text:style-name="P1"><text:span text:style-name="T4">Russian Foreign Minister, 1998-2004</text:span></text:p>
          </draw:text-box>
        </draw:frame>
        <draw:frame draw:style-name="gr1" draw:text-style-name="P2" draw:layer="layout" svg:width="2.804cm" svg:height="0.475cm" svg:x="2.2cm" svg:y="17.134cm">
          <draw:text-box>
            <text:p text:style-name="P1"><text:span text:style-name="T4">Ivanov, Sergei </text:span></text:p>
          </draw:text-box>
        </draw:frame>
        <draw:frame draw:style-name="gr1" draw:text-style-name="P2" draw:layer="layout" svg:width="10.196cm" svg:height="0.475cm" svg:x="7.8cm" svg:y="17.134cm">
          <draw:text-box>
            <text:p text:style-name="P1"><text:span text:style-name="T4">Russian Defence Minister, March 2001-February 2007</text:span></text:p>
          </draw:text-box>
        </draw:frame>
        <draw:frame draw:style-name="gr3" draw:text-style-name="P4" draw:layer="layout" svg:width="0.563cm" svg:height="0.628cm" svg:x="2.2cm" svg:y="18.162cm">
          <draw:text-box>
            <text:p text:style-name="P1"><text:span text:style-name="T3">J</text:span></text:p>
          </draw:text-box>
        </draw:frame>
        <draw:frame draw:style-name="gr1" draw:text-style-name="P2" draw:layer="layout" svg:width="2.457cm" svg:height="0.475cm" svg:x="2.2cm" svg:y="19.054cm">
          <draw:text-box>
            <text:p text:style-name="P1"><text:span text:style-name="T4">Jabar, Faleh </text:span></text:p>
          </draw:text-box>
        </draw:frame>
        <draw:frame draw:style-name="gr1" draw:text-style-name="P2" draw:layer="layout" svg:width="9.057cm" svg:height="0.475cm" svg:x="7.8cm" svg:y="19.054cm">
          <draw:text-box>
            <text:p text:style-name="P1"><text:span text:style-name="T4">(Dr) Research Fellow, Birkbeck College, London</text:span></text:p>
          </draw:text-box>
        </draw:frame>
        <draw:frame draw:style-name="gr1" draw:text-style-name="P2" draw:layer="layout" svg:width="2.364cm" svg:height="0.475cm" svg:x="2.2cm" svg:y="19.718cm">
          <draw:text-box>
            <text:p text:style-name="P1"><text:span text:style-name="T4">Jabr, Bayan </text:span></text:p>
          </draw:text-box>
        </draw:frame>
        <draw:frame draw:style-name="gr1" draw:text-style-name="P2" draw:layer="layout" svg:width="6.827cm" svg:height="0.475cm" svg:x="7.8cm" svg:y="19.718cm">
          <draw:text-box>
            <text:p text:style-name="P1"><text:span text:style-name="T4"><text:s/></text:span><text:span text:style-name="T4">Iraqi Minister of Interior, 2005-2006 </text:span></text:p>
          </draw:text-box>
        </draw:frame>
        <draw:frame draw:style-name="gr1" draw:text-style-name="P2" draw:layer="layout" svg:width="6.424cm" svg:height="0.475cm" svg:x="7.8cm" svg:y="20.283cm">
          <draw:text-box>
            <text:p text:style-name="P1"><text:span text:style-name="T4">Iraqi Finance Minister, 2006-2010 </text:span></text:p>
          </draw:text-box>
        </draw:frame>
        <draw:frame draw:style-name="gr1" draw:text-style-name="P2" draw:layer="layout" svg:width="2.364cm" svg:height="0.475cm" svg:x="2.2cm" svg:y="20.947cm">
          <draw:text-box>
            <text:p text:style-name="P1"><text:span text:style-name="T4">Jack, Stuart </text:span></text:p>
          </draw:text-box>
        </draw:frame>
        <draw:frame draw:style-name="gr1" draw:text-style-name="P2" draw:layer="layout" svg:width="8.698cm" svg:height="0.475cm" svg:x="7.8cm" svg:y="20.947cm">
          <draw:text-box>
            <text:p text:style-name="P1"><text:span text:style-name="T4"><text:s/></text:span><text:span text:style-name="T4">FCO, Head, Iraq Operations Unit, 2003-2004 </text:span></text:p>
          </draw:text-box>
        </draw:frame>
        <draw:frame draw:style-name="gr1" draw:text-style-name="P2" draw:layer="layout" svg:width="3.346cm" svg:height="0.475cm" svg:x="7.8cm" svg:y="21.512cm">
          <draw:text-box>
            <text:p text:style-name="P1"><text:span text:style-name="T4">FCO Director Iraq</text:span></text:p>
          </draw:text-box>
        </draw:frame>
        <draw:frame draw:style-name="gr1" draw:text-style-name="P2" draw:layer="layout" svg:width="2.809cm" svg:height="0.475cm" svg:x="2.2cm" svg:y="22.176cm">
          <draw:text-box>
            <text:p text:style-name="P1"><text:span text:style-name="T4">Jackson, Mike </text:span></text:p>
          </draw:text-box>
        </draw:frame>
        <draw:frame draw:style-name="gr1" draw:text-style-name="P2" draw:layer="layout" svg:width="10.052cm" svg:height="0.475cm" svg:x="7.8cm" svg:y="22.176cm">
          <draw:text-box>
            <text:p text:style-name="P1"><text:span text:style-name="T4"><text:s/></text:span><text:span text:style-name="T4">(General, Sir) Commander in Chief Land Command, </text:span></text:p>
          </draw:text-box>
        </draw:frame>
        <draw:frame draw:style-name="gr1" draw:text-style-name="P2" draw:layer="layout" svg:width="2.157cm" svg:height="0.475cm" svg:x="7.8cm" svg:y="22.741cm">
          <draw:text-box>
            <text:p text:style-name="P1"><text:span text:style-name="T4">2000-2003 </text:span></text:p>
          </draw:text-box>
        </draw:frame>
        <draw:frame draw:style-name="gr1" draw:text-style-name="P2" draw:layer="layout" svg:width="10.446cm" svg:height="0.475cm" svg:x="7.8cm" svg:y="23.305cm">
          <draw:text-box>
            <text:p text:style-name="P1"><text:span text:style-name="T4">Chief of the General Staff, February 2003-August 2006 </text:span></text:p>
          </draw:text-box>
        </draw:frame>
        <draw:frame draw:style-name="gr1" draw:text-style-name="P2" draw:layer="layout" svg:width="2.809cm" svg:height="0.475cm" svg:x="7.8cm" svg:y="23.87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3.274cm" svg:height="0.475cm" svg:x="2.2cm" svg:y="24.534cm">
          <draw:text-box>
            <text:p text:style-name="P1"><text:span text:style-name="T4">Jacoby, Lowell E </text:span></text:p>
          </draw:text-box>
        </draw:frame>
        <draw:frame draw:style-name="gr1" draw:text-style-name="P2" draw:layer="layout" svg:width="10.831cm" svg:height="0.475cm" svg:x="7.8cm" svg:y="24.534cm">
          <draw:text-box>
            <text:p text:style-name="P1"><text:span text:style-name="T4"><text:s/></text:span><text:span text:style-name="T4">(Vice Admiral) Director, US Defense Intelligence Agency, </text:span></text:p>
          </draw:text-box>
        </draw:frame>
        <draw:frame draw:style-name="gr1" draw:text-style-name="P2" draw:layer="layout" svg:width="4.985cm" svg:height="0.475cm" svg:x="7.8cm" svg:y="25.098cm">
          <draw:text-box>
            <text:p text:style-name="P1"><text:span text:style-name="T4">July 2002-November 2005</text:span></text:p>
          </draw:text-box>
        </draw:frame>
        <draw:frame draw:style-name="gr1" draw:text-style-name="P2" draw:layer="layout" svg:width="3.562cm" svg:height="0.475cm" svg:x="2.2cm" svg:y="25.763cm">
          <draw:text-box>
            <text:p text:style-name="P1"><text:span text:style-name="T4">Jagne, Marmour A </text:span></text:p>
          </draw:text-box>
        </draw:frame>
        <draw:frame draw:style-name="gr1" draw:text-style-name="P2" draw:layer="layout" svg:width="0.422cm" svg:height="0.475cm" svg:x="7.8cm" svg:y="25.76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9.049cm" svg:height="0.475cm" svg:x="7.8cm" svg:y="25.763cm">
          <draw:text-box>
            <text:p text:style-name="P1"><text:span text:style-name="T4">Gambian Permanent Representative to the UN, </text:span></text:p>
          </draw:text-box>
        </draw:frame>
        <draw:frame draw:style-name="gr1" draw:text-style-name="P2" draw:layer="layout" svg:width="4.54cm" svg:height="0.475cm" svg:x="7.8cm" svg:y="26.327cm">
          <draw:text-box>
            <text:p text:style-name="P1"><text:span text:style-name="T4">July 2008-January 2014</text:span></text:p>
          </draw:text-box>
        </draw:frame>
      </draw:page>
      <draw:page draw:name="page23" draw:style-name="dp1" draw:master-page-name="master-page26">
        <draw:frame draw:style-name="gr4" draw:text-style-name="P5" draw:layer="layout" svg:width="4.506cm" svg:height="0.395cm" svg:x="14.316cm" svg:y="1.138cm">
          <draw:text-box>
            <text:p text:style-name="P1"><text:span text:style-name="T5">Annex 3 <text:s/>| <text:s/>Names and post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5</text:span></text:p>
          </draw:text-box>
        </draw:frame>
        <draw:frame draw:style-name="gr1" draw:text-style-name="P2" draw:layer="layout" svg:width="3.583cm" svg:height="0.475cm" svg:x="2.2cm" svg:y="2.525cm">
          <draw:text-box>
            <text:p text:style-name="P1"><text:span text:style-name="T4">Jalil Khalaff, Abdul </text:span></text:p>
          </draw:text-box>
        </draw:frame>
        <draw:frame draw:style-name="gr1" draw:text-style-name="P2" draw:layer="layout" svg:width="8.24cm" svg:height="0.475cm" svg:x="7.8cm" svg:y="2.525cm">
          <draw:text-box>
            <text:p text:style-name="P1"><text:span text:style-name="T4">(Major General) Basra Chief of Police, 2007</text:span></text:p>
          </draw:text-box>
        </draw:frame>
        <draw:frame draw:style-name="gr1" draw:text-style-name="P2" draw:layer="layout" svg:width="2.445cm" svg:height="0.475cm" svg:x="2.2cm" svg:y="3.19cm">
          <draw:text-box>
            <text:p text:style-name="P1"><text:span text:style-name="T4">Jay, Michael </text:span></text:p>
          </draw:text-box>
        </draw:frame>
        <draw:frame draw:style-name="gr1" draw:text-style-name="P2" draw:layer="layout" svg:width="9.693cm" svg:height="0.475cm" svg:x="7.8cm" svg:y="3.19cm">
          <draw:text-box>
            <text:p text:style-name="P1"><text:span text:style-name="T4"><text:s/></text:span><text:span text:style-name="T4">(Sir) FCO Permanent Under Secretary, 2002-2006 </text:span></text:p>
          </draw:text-box>
        </draw:frame>
        <draw:frame draw:style-name="gr1" draw:text-style-name="P2" draw:layer="layout" svg:width="6.936cm" svg:height="0.475cm" svg:x="7.8cm" svg:y="3.754cm">
          <draw:text-box>
            <text:p text:style-name="P1"><text:span text:style-name="T4">(Lord Jay of Ewelme) Inquiry witness</text:span></text:p>
          </draw:text-box>
        </draw:frame>
        <draw:frame draw:style-name="gr1" draw:text-style-name="P2" draw:layer="layout" svg:width="2.153cm" svg:height="0.475cm" svg:x="2.2cm" svg:y="4.418cm">
          <draw:text-box>
            <text:p text:style-name="P1"><text:span text:style-name="T4">Jeffrey, Bill </text:span></text:p>
          </draw:text-box>
        </draw:frame>
        <draw:frame draw:style-name="gr1" draw:text-style-name="P2" draw:layer="layout" svg:width="7.749cm" svg:height="0.475cm" svg:x="7.8cm" svg:y="4.418cm">
          <draw:text-box>
            <text:p text:style-name="P1"><text:span text:style-name="T4"><text:s/></text:span><text:span text:style-name="T4">(Sir) MOD Permanent Under Secretary, <text:s/></text:span></text:p>
          </draw:text-box>
        </draw:frame>
        <draw:frame draw:style-name="gr1" draw:text-style-name="P2" draw:layer="layout" svg:width="4.354cm" svg:height="0.475cm" svg:x="7.8cm" svg:y="4.983cm">
          <draw:text-box>
            <text:p text:style-name="P1"><text:span text:style-name="T4">September 2005-2010 </text:span></text:p>
          </draw:text-box>
        </draw:frame>
        <draw:frame draw:style-name="gr1" draw:text-style-name="P2" draw:layer="layout" svg:width="2.809cm" svg:height="0.475cm" svg:x="7.8cm" svg:y="5.547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3.097cm" svg:height="0.475cm" svg:x="2.2cm" svg:y="6.212cm">
          <draw:text-box>
            <text:p text:style-name="P1"><text:span text:style-name="T4">Jenkin, Bernard </text:span></text:p>
          </draw:text-box>
        </draw:frame>
        <draw:frame draw:style-name="gr1" draw:text-style-name="P2" draw:layer="layout" svg:width="7.851cm" svg:height="0.475cm" svg:x="7.8cm" svg:y="6.212cm">
          <draw:text-box>
            <text:p text:style-name="P1"><text:span text:style-name="T4"><text:s/></text:span><text:span text:style-name="T4">Shadow Secretary of State for Defence, <text:s/></text:span></text:p>
          </draw:text-box>
        </draw:frame>
        <draw:frame draw:style-name="gr1" draw:text-style-name="P2" draw:layer="layout" svg:width="6.31cm" svg:height="0.475cm" svg:x="7.8cm" svg:y="6.776cm">
          <draw:text-box>
            <text:p text:style-name="P1"><text:span text:style-name="T4">September 2001-November 2003</text:span></text:p>
          </draw:text-box>
        </draw:frame>
        <draw:frame draw:style-name="gr1" draw:text-style-name="P2" draw:layer="layout" svg:width="2.39cm" svg:height="0.475cm" svg:x="2.2cm" svg:y="7.441cm">
          <draw:text-box>
            <text:p text:style-name="P1"><text:span text:style-name="T4">Jenkins, Ian </text:span></text:p>
          </draw:text-box>
        </draw:frame>
        <draw:frame draw:style-name="gr1" draw:text-style-name="P2" draw:layer="layout" svg:width="8.257cm" svg:height="0.475cm" svg:x="7.8cm" svg:y="7.441cm">
          <draw:text-box>
            <text:p text:style-name="P1"><text:span text:style-name="T4">(Vice Admiral) Surgeon General, 2002-2006</text:span></text:p>
          </draw:text-box>
        </draw:frame>
        <draw:frame draw:style-name="gr1" draw:text-style-name="P2" draw:layer="layout" svg:width="2.72cm" svg:height="0.475cm" svg:x="2.2cm" svg:y="8.105cm">
          <draw:text-box>
            <text:p text:style-name="P1"><text:span text:style-name="T4">Jenkins, John </text:span></text:p>
          </draw:text-box>
        </draw:frame>
        <draw:frame draw:style-name="gr1" draw:text-style-name="P2" draw:layer="layout" svg:width="9.312cm" svg:height="0.475cm" svg:x="7.8cm" svg:y="8.105cm">
          <draw:text-box>
            <text:p text:style-name="P1"><text:span text:style-name="T4"><text:s/></text:span><text:span text:style-name="T4">(Dr) FCO, Director Middle East and North Africa, </text:span></text:p>
          </draw:text-box>
        </draw:frame>
        <draw:frame draw:style-name="gr1" draw:text-style-name="P2" draw:layer="layout" svg:width="2.157cm" svg:height="0.475cm" svg:x="7.8cm" svg:y="8.67cm">
          <draw:text-box>
            <text:p text:style-name="P1"><text:span text:style-name="T4">2007-2009 </text:span></text:p>
          </draw:text-box>
        </draw:frame>
        <draw:frame draw:style-name="gr1" draw:text-style-name="P2" draw:layer="layout" svg:width="2.809cm" svg:height="0.475cm" svg:x="7.8cm" svg:y="9.234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953cm" svg:height="0.475cm" svg:x="2.2cm" svg:y="9.898cm">
          <draw:text-box>
            <text:p text:style-name="P1"><text:span text:style-name="T4">Jenness, Craig </text:span></text:p>
          </draw:text-box>
        </draw:frame>
        <draw:frame draw:style-name="gr1" draw:text-style-name="P2" draw:layer="layout" svg:width="9.756cm" svg:height="0.475cm" svg:x="7.8cm" svg:y="9.898cm">
          <draw:text-box>
            <text:p text:style-name="P1"><text:span text:style-name="T4"><text:s/></text:span><text:span text:style-name="T4">International Commissioner, Independent Electoral </text:span></text:p>
          </draw:text-box>
        </draw:frame>
        <draw:frame draw:style-name="gr1" draw:text-style-name="P2" draw:layer="layout" svg:width="4.485cm" svg:height="0.475cm" svg:x="7.8cm" svg:y="10.463cm">
          <draw:text-box>
            <text:p text:style-name="P1"><text:span text:style-name="T4">Commission, Iraq, 2005</text:span></text:p>
          </draw:text-box>
        </draw:frame>
        <draw:frame draw:style-name="gr1" draw:text-style-name="P2" draw:layer="layout" svg:width="2.69cm" svg:height="0.475cm" svg:x="2.2cm" svg:y="11.127cm">
          <draw:text-box>
            <text:p text:style-name="P1"><text:span text:style-name="T4">Joffe, George </text:span></text:p>
          </draw:text-box>
        </draw:frame>
        <draw:frame draw:style-name="gr1" draw:text-style-name="P2" draw:layer="layout" svg:width="9.896cm" svg:height="0.475cm" svg:x="7.8cm" svg:y="11.127cm">
          <draw:text-box>
            <text:p text:style-name="P1"><text:span text:style-name="T4"><text:s/></text:span><text:span text:style-name="T4">(Professor) Department of Politics and International </text:span></text:p>
          </draw:text-box>
        </draw:frame>
        <draw:frame draw:style-name="gr1" draw:text-style-name="P2" draw:layer="layout" svg:width="5.709cm" svg:height="0.475cm" svg:x="7.8cm" svg:y="11.692cm">
          <draw:text-box>
            <text:p text:style-name="P1"><text:span text:style-name="T4">Studies, Cambridge University</text:span></text:p>
          </draw:text-box>
        </draw:frame>
        <draw:frame draw:style-name="gr1" draw:text-style-name="P2" draw:layer="layout" svg:width="2.792cm" svg:height="0.475cm" svg:x="2.2cm" svg:y="12.356cm">
          <draw:text-box>
            <text:p text:style-name="P1"><text:span text:style-name="T4">Johnson, Alan </text:span></text:p>
          </draw:text-box>
        </draw:frame>
        <draw:frame draw:style-name="gr1" draw:text-style-name="P2" draw:layer="layout" svg:width="7.487cm" svg:height="0.475cm" svg:x="7.8cm" svg:y="12.356cm">
          <draw:text-box>
            <text:p text:style-name="P1"><text:span text:style-name="T4">Health Secretary, June 2007-June 2009</text:span></text:p>
          </draw:text-box>
        </draw:frame>
        <draw:frame draw:style-name="gr1" draw:text-style-name="P2" draw:layer="layout" svg:width="3.05cm" svg:height="0.475cm" svg:x="2.2cm" svg:y="13.021cm">
          <draw:text-box>
            <text:p text:style-name="P1"><text:span text:style-name="T4">Johnson, David </text:span></text:p>
          </draw:text-box>
        </draw:frame>
        <draw:frame draw:style-name="gr1" draw:text-style-name="P2" draw:layer="layout" svg:width="10.725cm" svg:height="0.475cm" svg:x="7.8cm" svg:y="13.021cm">
          <draw:text-box>
            <text:p text:style-name="P1"><text:span text:style-name="T4">MOD, Head, Iraq Secretariat, September 2002-July 2004</text:span></text:p>
          </draw:text-box>
        </draw:frame>
        <draw:frame draw:style-name="gr1" draw:text-style-name="P2" draw:layer="layout" svg:width="3.05cm" svg:height="0.475cm" svg:x="2.2cm" svg:y="13.685cm">
          <draw:text-box>
            <text:p text:style-name="P1"><text:span text:style-name="T4">Johnson, David </text:span></text:p>
          </draw:text-box>
        </draw:frame>
        <draw:frame draw:style-name="gr1" draw:text-style-name="P2" draw:layer="layout" svg:width="9.4cm" svg:height="0.475cm" svg:x="7.8cm" svg:y="13.685cm">
          <draw:text-box>
            <text:p text:style-name="P1"><text:span text:style-name="T4"><text:s/></text:span><text:span text:style-name="T4">Deputy Chief of Mission, US Embassy in London </text:span></text:p>
          </draw:text-box>
        </draw:frame>
        <draw:frame draw:style-name="gr1" draw:text-style-name="P2" draw:layer="layout" svg:width="2.038cm" svg:height="0.475cm" svg:x="7.8cm" svg:y="14.25cm">
          <draw:text-box>
            <text:p text:style-name="P1"><text:span text:style-name="T4">2003-2007</text:span></text:p>
          </draw:text-box>
        </draw:frame>
        <draw:frame draw:style-name="gr1" draw:text-style-name="P2" draw:layer="layout" svg:width="2.694cm" svg:height="0.475cm" svg:x="2.2cm" svg:y="14.914cm">
          <draw:text-box>
            <text:p text:style-name="P1"><text:span text:style-name="T4">Johnson, Neil </text:span></text:p>
          </draw:text-box>
        </draw:frame>
        <draw:frame draw:style-name="gr1" draw:text-style-name="P2" draw:layer="layout" svg:width="10.095cm" svg:height="0.475cm" svg:x="7.8cm" svg:y="14.914cm">
          <draw:text-box>
            <text:p text:style-name="P1"><text:span text:style-name="T4"><text:s/></text:span><text:span text:style-name="T4">(Professor) Department of Physics, Oxford University</text:span></text:p>
          </draw:text-box>
        </draw:frame>
        <draw:frame draw:style-name="gr1" draw:text-style-name="P2" draw:layer="layout" svg:width="2.936cm" svg:height="0.475cm" svg:x="2.2cm" svg:y="15.578cm">
          <draw:text-box>
            <text:p text:style-name="P1"><text:span text:style-name="T4">Johnston, Paul </text:span></text:p>
          </draw:text-box>
        </draw:frame>
        <draw:frame draw:style-name="gr1" draw:text-style-name="P2" draw:layer="layout" svg:width="9.777cm" svg:height="0.475cm" svg:x="7.8cm" svg:y="15.578cm">
          <draw:text-box>
            <text:p text:style-name="P1"><text:span text:style-name="T4">FCO, Head, Security Policy Department, 2002-2004</text:span></text:p>
          </draw:text-box>
        </draw:frame>
        <draw:frame draw:style-name="gr1" draw:text-style-name="P2" draw:layer="layout" svg:width="2.483cm" svg:height="0.475cm" svg:x="2.2cm" svg:y="16.243cm">
          <draw:text-box>
            <text:p text:style-name="P1"><text:span text:style-name="T4">Jones, Brian </text:span></text:p>
          </draw:text-box>
        </draw:frame>
        <draw:frame draw:style-name="gr1" draw:text-style-name="P2" draw:layer="layout" svg:width="10.946cm" svg:height="0.475cm" svg:x="7.8cm" svg:y="16.243cm">
          <draw:text-box>
            <text:p text:style-name="P1"><text:span text:style-name="T4"><text:s/></text:span><text:span text:style-name="T4">(Dr) DIS, Branch Head, Nuclear, Biological and Chemical </text:span></text:p>
          </draw:text-box>
        </draw:frame>
        <draw:frame draw:style-name="gr1" draw:text-style-name="P2" draw:layer="layout" svg:width="9.531cm" svg:height="0.475cm" svg:x="7.8cm" svg:y="16.807cm">
          <draw:text-box>
            <text:p text:style-name="P1"><text:span text:style-name="T4">Section in the Scientific and Technical Directorate, </text:span></text:p>
          </draw:text-box>
        </draw:frame>
        <draw:frame draw:style-name="gr1" draw:text-style-name="P2" draw:layer="layout" svg:width="3.668cm" svg:height="0.475cm" svg:x="7.8cm" svg:y="17.372cm">
          <draw:text-box>
            <text:p text:style-name="P1"><text:span text:style-name="T4">1987-January 2003</text:span></text:p>
          </draw:text-box>
        </draw:frame>
        <draw:frame draw:style-name="gr1" draw:text-style-name="P2" draw:layer="layout" svg:width="3.241cm" svg:height="0.475cm" svg:x="2.2cm" svg:y="18.036cm">
          <draw:text-box>
            <text:p text:style-name="P1"><text:span text:style-name="T4">Jones, Elizabeth </text:span></text:p>
          </draw:text-box>
        </draw:frame>
        <draw:frame draw:style-name="gr1" draw:text-style-name="P2" draw:layer="layout" svg:width="11.187cm" svg:height="0.475cm" svg:x="7.8cm" svg:y="18.036cm">
          <draw:text-box>
            <text:p text:style-name="P1"><text:span text:style-name="T4"><text:s/></text:span><text:span text:style-name="T4">US Assistant Secretary for European and Eurasian Affairs, </text:span></text:p>
          </draw:text-box>
        </draw:frame>
        <draw:frame draw:style-name="gr1" draw:text-style-name="P2" draw:layer="layout" svg:width="2.038cm" svg:height="0.475cm" svg:x="7.8cm" svg:y="18.601cm">
          <draw:text-box>
            <text:p text:style-name="P1"><text:span text:style-name="T4">2001-2005</text:span></text:p>
          </draw:text-box>
        </draw:frame>
        <draw:frame draw:style-name="gr1" draw:text-style-name="P2" draw:layer="layout" svg:width="2.953cm" svg:height="0.475cm" svg:x="2.2cm" svg:y="19.265cm">
          <draw:text-box>
            <text:p text:style-name="P1"><text:span text:style-name="T4">Jones, Richard </text:span></text:p>
          </draw:text-box>
        </draw:frame>
        <draw:frame draw:style-name="gr1" draw:text-style-name="P2" draw:layer="layout" svg:width="8.435cm" svg:height="0.475cm" svg:x="7.8cm" svg:y="19.265cm">
          <draw:text-box>
            <text:p text:style-name="P1"><text:span text:style-name="T4"><text:s/></text:span><text:span text:style-name="T4">British Consul General in Basra, 2007-2008 </text:span></text:p>
          </draw:text-box>
        </draw:frame>
        <draw:frame draw:style-name="gr1" draw:text-style-name="P2" draw:layer="layout" svg:width="2.809cm" svg:height="0.475cm" svg:x="7.8cm" svg:y="19.83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3.575cm" svg:height="0.475cm" svg:x="2.2cm" svg:y="20.494cm">
          <draw:text-box>
            <text:p text:style-name="P1"><text:span text:style-name="T4">Jones Parry, Emyr </text:span></text:p>
          </draw:text-box>
        </draw:frame>
        <draw:frame draw:style-name="gr1" draw:text-style-name="P2" draw:layer="layout" svg:width="0.422cm" svg:height="0.475cm" svg:x="7.8cm" svg:y="20.49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865cm" svg:height="0.475cm" svg:x="7.8cm" svg:y="20.494cm">
          <draw:text-box>
            <text:p text:style-name="P1"><text:span text:style-name="T4">(Sir) UK Permanent Representative to the UN, 2003-2007</text:span></text:p>
          </draw:text-box>
        </draw:frame>
        <draw:frame draw:style-name="gr1" draw:text-style-name="P2" draw:layer="layout" svg:width="2.631cm" svg:height="0.475cm" svg:x="2.2cm" svg:y="21.158cm">
          <draw:text-box>
            <text:p text:style-name="P1"><text:span text:style-name="T4">Jowell, Tessa </text:span></text:p>
          </draw:text-box>
        </draw:frame>
        <draw:frame draw:style-name="gr1" draw:text-style-name="P2" draw:layer="layout" svg:width="10.983cm" svg:height="0.475cm" svg:x="7.8cm" svg:y="21.158cm">
          <draw:text-box>
            <text:p text:style-name="P1"><text:span text:style-name="T4">Culture, Media and Sport Secretary, June 2001-June 2007</text:span></text:p>
          </draw:text-box>
        </draw:frame>
        <draw:frame draw:style-name="gr3" draw:text-style-name="P4" draw:layer="layout" svg:width="0.563cm" svg:height="0.628cm" svg:x="2.2cm" svg:y="22.186cm">
          <draw:text-box>
            <text:p text:style-name="P1"><text:span text:style-name="T3">K</text:span></text:p>
          </draw:text-box>
        </draw:frame>
        <draw:frame draw:style-name="gr1" draw:text-style-name="P2" draw:layer="layout" svg:width="4.252cm" svg:height="0.475cm" svg:x="2.2cm" svg:y="23.078cm">
          <draw:text-box>
            <text:p text:style-name="P1"><text:span text:style-name="T4">Kadhum, Fadel Jamal </text:span></text:p>
          </draw:text-box>
        </draw:frame>
        <draw:frame draw:style-name="gr1" draw:text-style-name="P2" draw:layer="layout" svg:width="0.422cm" svg:height="0.475cm" svg:x="7.8cm" svg:y="23.07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8.126cm" svg:height="0.475cm" svg:x="7.8cm" svg:y="23.078cm">
          <draw:text-box>
            <text:p text:style-name="P1"><text:span text:style-name="T4">(Dr) Legal Adviser to Prime Minister Allawi, </text:span></text:p>
          </draw:text-box>
        </draw:frame>
        <draw:frame draw:style-name="gr1" draw:text-style-name="P2" draw:layer="layout" svg:width="4.523cm" svg:height="0.475cm" svg:x="7.8cm" svg:y="23.643cm">
          <draw:text-box>
            <text:p text:style-name="P1"><text:span text:style-name="T4">June 2004-August 2013</text:span></text:p>
          </draw:text-box>
        </draw:frame>
        <draw:frame draw:style-name="gr1" draw:text-style-name="P2" draw:layer="layout" svg:width="2.948cm" svg:height="0.475cm" svg:x="2.2cm" svg:y="24.307cm">
          <draw:text-box>
            <text:p text:style-name="P1"><text:span text:style-name="T4">Kamil, Hussein </text:span></text:p>
          </draw:text-box>
        </draw:frame>
        <draw:frame draw:style-name="gr1" draw:text-style-name="P2" draw:layer="layout" svg:width="11.272cm" svg:height="0.475cm" svg:x="7.8cm" svg:y="24.307cm">
          <draw:text-box>
            <text:p text:style-name="P1"><text:span text:style-name="T4"><text:s/></text:span><text:span text:style-name="T4">(Lieutenant General) Saddam Hussein’s son-in-law, former </text:span></text:p>
          </draw:text-box>
        </draw:frame>
        <draw:frame draw:style-name="gr1" draw:text-style-name="P2" draw:layer="layout" svg:width="10.59cm" svg:height="0.475cm" svg:x="7.8cm" svg:y="24.872cm">
          <draw:text-box>
            <text:p text:style-name="P1"><text:span text:style-name="T4">Minister of Industry and Head of Iraq’s Military Industrial </text:span></text:p>
          </draw:text-box>
        </draw:frame>
        <draw:frame draw:style-name="gr1" draw:text-style-name="P2" draw:layer="layout" svg:width="2.33cm" svg:height="0.475cm" svg:x="7.8cm" svg:y="25.436cm">
          <draw:text-box>
            <text:p text:style-name="P1"><text:span text:style-name="T4">Commission</text:span></text:p>
          </draw:text-box>
        </draw:frame>
        <draw:frame draw:style-name="gr1" draw:text-style-name="P2" draw:layer="layout" svg:width="2.652cm" svg:height="0.475cm" svg:x="2.2cm" svg:y="26.101cm">
          <draw:text-box>
            <text:p text:style-name="P1"><text:span text:style-name="T4">Kane, Angela </text:span></text:p>
          </draw:text-box>
        </draw:frame>
        <draw:frame draw:style-name="gr1" draw:text-style-name="P2" draw:layer="layout" svg:width="9.875cm" svg:height="0.475cm" svg:x="7.8cm" svg:y="26.101cm">
          <draw:text-box>
            <text:p text:style-name="P1"><text:span text:style-name="T4"><text:s/></text:span><text:span text:style-name="T4">Assistant UN Secretary-General for Political Affairs, </text:span></text:p>
          </draw:text-box>
        </draw:frame>
        <draw:frame draw:style-name="gr1" draw:text-style-name="P2" draw:layer="layout" svg:width="2.038cm" svg:height="0.475cm" svg:x="7.8cm" svg:y="26.665cm">
          <draw:text-box>
            <text:p text:style-name="P1"><text:span text:style-name="T4">1999-2003</text:span></text:p>
          </draw:text-box>
        </draw:frame>
      </draw:page>
      <draw:page draw:name="page2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6</text:span></text:p>
          </draw:text-box>
        </draw:frame>
        <draw:frame draw:style-name="gr1" draw:text-style-name="P2" draw:layer="layout" svg:width="2.783cm" svg:height="0.475cm" svg:x="2.2cm" svg:y="2.525cm">
          <draw:text-box>
            <text:p text:style-name="P1"><text:span text:style-name="T4">Karzai, Hamid </text:span></text:p>
          </draw:text-box>
        </draw:frame>
        <draw:frame draw:style-name="gr1" draw:text-style-name="P2" draw:layer="layout" svg:width="11.276cm" svg:height="0.475cm" svg:x="7.8cm" svg:y="2.525cm">
          <draw:text-box>
            <text:p text:style-name="P1"><text:span text:style-name="T4"><text:s/></text:span><text:span text:style-name="T4">President of Afghanistan, December 2004-September 2014</text:span></text:p>
          </draw:text-box>
        </draw:frame>
        <draw:frame draw:style-name="gr1" draw:text-style-name="P2" draw:layer="layout" svg:width="2.14cm" svg:height="0.475cm" svg:x="2.2cm" svg:y="3.19cm">
          <draw:text-box>
            <text:p text:style-name="P1"><text:span text:style-name="T4">Kay, David </text:span></text:p>
          </draw:text-box>
        </draw:frame>
        <draw:frame draw:style-name="gr1" draw:text-style-name="P2" draw:layer="layout" svg:width="10.416cm" svg:height="0.475cm" svg:x="7.8cm" svg:y="3.19cm">
          <draw:text-box>
            <text:p text:style-name="P1"><text:span text:style-name="T4"><text:s/></text:span><text:span text:style-name="T4">(Dr) Leader of the International Atomic Energy Agency </text:span></text:p>
          </draw:text-box>
        </draw:frame>
        <draw:frame draw:style-name="gr1" draw:text-style-name="P2" draw:layer="layout" svg:width="6.479cm" svg:height="0.475cm" svg:x="7.8cm" svg:y="3.754cm">
          <draw:text-box>
            <text:p text:style-name="P1"><text:span text:style-name="T4">inspection team, September 1991 </text:span></text:p>
          </draw:text-box>
        </draw:frame>
        <draw:frame draw:style-name="gr1" draw:text-style-name="P2" draw:layer="layout" svg:width="10.289cm" svg:height="0.475cm" svg:x="7.8cm" svg:y="4.318cm">
          <draw:text-box>
            <text:p text:style-name="P1"><text:span text:style-name="T4">Chief Weapons Inspector, International Atomic Energy </text:span></text:p>
          </draw:text-box>
        </draw:frame>
        <draw:frame draw:style-name="gr1" draw:text-style-name="P2" draw:layer="layout" svg:width="3.778cm" svg:height="0.475cm" svg:x="7.8cm" svg:y="4.883cm">
          <draw:text-box>
            <text:p text:style-name="P1"><text:span text:style-name="T4">Agency, 1991-1992 </text:span></text:p>
          </draw:text-box>
        </draw:frame>
        <draw:frame draw:style-name="gr1" draw:text-style-name="P2" draw:layer="layout" svg:width="8.63cm" svg:height="0.475cm" svg:x="7.8cm" svg:y="5.447cm">
          <draw:text-box>
            <text:p text:style-name="P1"><text:span text:style-name="T4">Head, Iraq Survey Group, 2003-January 2004</text:span></text:p>
          </draw:text-box>
        </draw:frame>
        <draw:frame draw:style-name="gr1" draw:text-style-name="P2" draw:layer="layout" svg:width="2.462cm" svg:height="0.475cm" svg:x="2.2cm" svg:y="6.112cm">
          <draw:text-box>
            <text:p text:style-name="P1"><text:span text:style-name="T4">Keane, Jack </text:span></text:p>
          </draw:text-box>
        </draw:frame>
        <draw:frame draw:style-name="gr1" draw:text-style-name="P2" draw:layer="layout" svg:width="9.049cm" svg:height="0.475cm" svg:x="7.8cm" svg:y="6.112cm">
          <draw:text-box>
            <text:p text:style-name="P1"><text:span text:style-name="T4">(General) Vice Chief of the US Army, 1999-2003</text:span></text:p>
          </draw:text-box>
        </draw:frame>
        <draw:frame draw:style-name="gr1" draw:text-style-name="P2" draw:layer="layout" svg:width="2.601cm" svg:height="0.475cm" svg:x="2.2cm" svg:y="6.776cm">
          <draw:text-box>
            <text:p text:style-name="P1"><text:span text:style-name="T4">Keeble, Sally </text:span></text:p>
          </draw:text-box>
        </draw:frame>
        <draw:frame draw:style-name="gr1" draw:text-style-name="P2" draw:layer="layout" svg:width="8.994cm" svg:height="0.475cm" svg:x="7.8cm" svg:y="6.776cm">
          <draw:text-box>
            <text:p text:style-name="P1"><text:span text:style-name="T4"><text:s/></text:span><text:span text:style-name="T4">DFID Parliamentary Under Secretary of State, <text:s/></text:span></text:p>
          </draw:text-box>
        </draw:frame>
        <draw:frame draw:style-name="gr1" draw:text-style-name="P2" draw:layer="layout" svg:width="4.117cm" svg:height="0.475cm" svg:x="7.8cm" svg:y="7.341cm">
          <draw:text-box>
            <text:p text:style-name="P1"><text:span text:style-name="T4">May 2002-June 2003 </text:span></text:p>
          </draw:text-box>
        </draw:frame>
        <draw:frame draw:style-name="gr1" draw:text-style-name="P2" draw:layer="layout" svg:width="2.809cm" svg:height="0.475cm" svg:x="7.8cm" svg:y="7.905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3.876cm" svg:height="0.475cm" svg:x="2.2cm" svg:y="8.57cm">
          <draw:text-box>
            <text:p text:style-name="P1"><text:span text:style-name="T4">Kellenberger, Jakob </text:span></text:p>
          </draw:text-box>
        </draw:frame>
        <draw:frame draw:style-name="gr1" draw:text-style-name="P2" draw:layer="layout" svg:width="0.422cm" svg:height="0.475cm" svg:x="7.8cm" svg:y="8.5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1.153cm" svg:height="0.475cm" svg:x="7.8cm" svg:y="8.57cm">
          <draw:text-box>
            <text:p text:style-name="P1"><text:span text:style-name="T4">President of the International Committee of the Red Cross, </text:span></text:p>
          </draw:text-box>
        </draw:frame>
        <draw:frame draw:style-name="gr1" draw:text-style-name="P2" draw:layer="layout" svg:width="2.004cm" svg:height="0.475cm" svg:x="7.8cm" svg:y="9.134cm">
          <draw:text-box>
            <text:p text:style-name="P1"><text:span text:style-name="T4">2000-2011</text:span></text:p>
          </draw:text-box>
        </draw:frame>
        <draw:frame draw:style-name="gr1" draw:text-style-name="P2" draw:layer="layout" svg:width="2.326cm" svg:height="0.475cm" svg:x="2.2cm" svg:y="9.798cm">
          <draw:text-box>
            <text:p text:style-name="P1"><text:span text:style-name="T4">Kelly, David </text:span></text:p>
          </draw:text-box>
        </draw:frame>
        <draw:frame draw:style-name="gr1" draw:text-style-name="P2" draw:layer="layout" svg:width="10.273cm" svg:height="0.475cm" svg:x="7.8cm" svg:y="9.798cm">
          <draw:text-box>
            <text:p text:style-name="P1"><text:span text:style-name="T4"><text:s/></text:span><text:span text:style-name="T4">(Dr) MOD Special Adviser, Counter Proliferation Arms </text:span></text:p>
          </draw:text-box>
        </draw:frame>
        <draw:frame draw:style-name="gr1" draw:text-style-name="P2" draw:layer="layout" svg:width="1.369cm" svg:height="0.475cm" svg:x="7.8cm" svg:y="10.363cm">
          <draw:text-box>
            <text:p text:style-name="P1"><text:span text:style-name="T4">Control</text:span></text:p>
          </draw:text-box>
        </draw:frame>
        <draw:frame draw:style-name="gr1" draw:text-style-name="P2" draw:layer="layout" svg:width="2.14cm" svg:height="0.475cm" svg:x="2.2cm" svg:y="11.027cm">
          <draw:text-box>
            <text:p text:style-name="P1"><text:span text:style-name="T4">Kelly, Ruth </text:span></text:p>
          </draw:text-box>
        </draw:frame>
        <draw:frame draw:style-name="gr1" draw:text-style-name="P2" draw:layer="layout" svg:width="9.269cm" svg:height="0.475cm" svg:x="7.8cm" svg:y="11.027cm">
          <draw:text-box>
            <text:p text:style-name="P1"><text:span text:style-name="T4"><text:s/></text:span><text:span text:style-name="T4">Communities and Local Government Secretary, <text:s/></text:span></text:p>
          </draw:text-box>
        </draw:frame>
        <draw:frame draw:style-name="gr1" draw:text-style-name="P2" draw:layer="layout" svg:width="3.998cm" svg:height="0.475cm" svg:x="7.8cm" svg:y="11.592cm">
          <draw:text-box>
            <text:p text:style-name="P1"><text:span text:style-name="T4">May 2006-June 2007</text:span></text:p>
          </draw:text-box>
        </draw:frame>
        <draw:frame draw:style-name="gr1" draw:text-style-name="P2" draw:layer="layout" svg:width="2.03cm" svg:height="0.475cm" svg:x="2.2cm" svg:y="12.256cm">
          <draw:text-box>
            <text:p text:style-name="P1"><text:span text:style-name="T4">Kelly, Tom </text:span></text:p>
          </draw:text-box>
        </draw:frame>
        <draw:frame draw:style-name="gr1" draw:text-style-name="P2" draw:layer="layout" svg:width="10.048cm" svg:height="0.475cm" svg:x="7.8cm" svg:y="12.256cm">
          <draw:text-box>
            <text:p text:style-name="P1"><text:span text:style-name="T4">Official Spokesman for the Prime Minister, 2001-2007</text:span></text:p>
          </draw:text-box>
        </draw:frame>
        <draw:frame draw:style-name="gr1" draw:text-style-name="P2" draw:layer="layout" svg:width="3.465cm" svg:height="0.475cm" svg:x="2.2cm" svg:y="12.921cm">
          <draw:text-box>
            <text:p text:style-name="P1"><text:span text:style-name="T4">Kennedy, Charles </text:span></text:p>
          </draw:text-box>
        </draw:frame>
        <draw:frame draw:style-name="gr1" draw:text-style-name="P2" draw:layer="layout" svg:width="11.513cm" svg:height="0.475cm" svg:x="7.8cm" svg:y="12.921cm">
          <draw:text-box>
            <text:p text:style-name="P1"><text:span text:style-name="T4"><text:s/></text:span><text:span text:style-name="T4">Leader of the Liberal Democrats, August 1999-January 2006</text:span></text:p>
          </draw:text-box>
        </draw:frame>
        <draw:frame draw:style-name="gr1" draw:text-style-name="P2" draw:layer="layout" svg:width="2.927cm" svg:height="0.475cm" svg:x="2.2cm" svg:y="13.585cm">
          <draw:text-box>
            <text:p text:style-name="P1"><text:span text:style-name="T4">Kennedy, Jane </text:span></text:p>
          </draw:text-box>
        </draw:frame>
        <draw:frame draw:style-name="gr1" draw:text-style-name="P2" draw:layer="layout" svg:width="9.87cm" svg:height="0.475cm" svg:x="7.8cm" svg:y="13.585cm">
          <draw:text-box>
            <text:p text:style-name="P1"><text:span text:style-name="T4">Minister of State, Northern Ireland Office, 2001-2004</text:span></text:p>
          </draw:text-box>
        </draw:frame>
        <draw:frame draw:style-name="gr1" draw:text-style-name="P2" draw:layer="layout" svg:width="2.834cm" svg:height="0.475cm" svg:x="2.2cm" svg:y="14.25cm">
          <draw:text-box>
            <text:p text:style-name="P1"><text:span text:style-name="T4">Kerik, Bernard </text:span></text:p>
          </draw:text-box>
        </draw:frame>
        <draw:frame draw:style-name="gr1" draw:text-style-name="P2" draw:layer="layout" svg:width="9.502cm" svg:height="0.475cm" svg:x="7.8cm" svg:y="14.25cm">
          <draw:text-box>
            <text:p text:style-name="P1"><text:span text:style-name="T4">CPA Senior Adviser to the Ministry of Interior, 2003</text:span></text:p>
          </draw:text-box>
        </draw:frame>
        <draw:frame draw:style-name="gr1" draw:text-style-name="P2" draw:layer="layout" svg:width="3.291cm" svg:height="0.475cm" svg:x="2.2cm" svg:y="14.914cm">
          <draw:text-box>
            <text:p text:style-name="P1"><text:span text:style-name="T4">Kernaghan, Paul </text:span></text:p>
          </draw:text-box>
        </draw:frame>
        <draw:frame draw:style-name="gr1" draw:text-style-name="P2" draw:layer="layout" svg:width="10.273cm" svg:height="0.475cm" svg:x="7.8cm" svg:y="14.914cm">
          <draw:text-box>
            <text:p text:style-name="P1"><text:span text:style-name="T4"><text:s/></text:span><text:span text:style-name="T4">(Chief Constable) Lead on International Affairs for the </text:span></text:p>
          </draw:text-box>
        </draw:frame>
        <draw:frame draw:style-name="gr1" draw:text-style-name="P2" draw:layer="layout" svg:width="10.691cm" svg:height="0.475cm" svg:x="7.8cm" svg:y="15.478cm">
          <draw:text-box>
            <text:p text:style-name="P1"><text:span text:style-name="T4">Association of Chief Police Officers and Chief Constable </text:span></text:p>
          </draw:text-box>
        </draw:frame>
        <draw:frame draw:style-name="gr1" draw:text-style-name="P2" draw:layer="layout" svg:width="4.917cm" svg:height="0.475cm" svg:x="7.8cm" svg:y="16.043cm">
          <draw:text-box>
            <text:p text:style-name="P1"><text:span text:style-name="T4">of Hampshire, 2001-2008 </text:span></text:p>
          </draw:text-box>
        </draw:frame>
        <draw:frame draw:style-name="gr1" draw:text-style-name="P2" draw:layer="layout" svg:width="2.809cm" svg:height="0.475cm" svg:x="7.8cm" svg:y="16.607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055cm" svg:height="0.475cm" svg:x="2.2cm" svg:y="17.272cm">
          <draw:text-box>
            <text:p text:style-name="P1"><text:span text:style-name="T4">Kerr, John </text:span></text:p>
          </draw:text-box>
        </draw:frame>
        <draw:frame draw:style-name="gr1" draw:text-style-name="P2" draw:layer="layout" svg:width="9.455cm" svg:height="0.475cm" svg:x="7.8cm" svg:y="17.272cm">
          <draw:text-box>
            <text:p text:style-name="P1"><text:span text:style-name="T4">(Sir) FCO Permanent Under Secretary, 1997-2002</text:span></text:p>
          </draw:text-box>
        </draw:frame>
        <draw:frame draw:style-name="gr1" draw:text-style-name="P2" draw:layer="layout" svg:width="3.469cm" svg:height="0.475cm" svg:x="2.2cm" svg:y="17.936cm">
          <draw:text-box>
            <text:p text:style-name="P1"><text:span text:style-name="T4">Khalilzad, Zalmay </text:span></text:p>
          </draw:text-box>
        </draw:frame>
        <draw:frame draw:style-name="gr1" draw:text-style-name="P2" draw:layer="layout" svg:width="11.234cm" svg:height="0.475cm" svg:x="7.8cm" svg:y="17.936cm">
          <draw:text-box>
            <text:p text:style-name="P1"><text:span text:style-name="T4"><text:s/></text:span><text:span text:style-name="T4">National Security Council Senior Director and Ambassador </text:span></text:p>
          </draw:text-box>
        </draw:frame>
        <draw:frame draw:style-name="gr1" draw:text-style-name="P2" draw:layer="layout" svg:width="5.963cm" svg:height="0.475cm" svg:x="7.8cm" svg:y="18.501cm">
          <draw:text-box>
            <text:p text:style-name="P1"><text:span text:style-name="T4">at Large to the Iraqi Opposition </text:span></text:p>
          </draw:text-box>
        </draw:frame>
        <draw:frame draw:style-name="gr1" draw:text-style-name="P2" draw:layer="layout" svg:width="8.812cm" svg:height="0.475cm" svg:x="7.8cm" svg:y="19.065cm">
          <draw:text-box>
            <text:p text:style-name="P1"><text:span text:style-name="T4">US Ambassador at Large for Free Iraqis, 2003 </text:span></text:p>
          </draw:text-box>
        </draw:frame>
        <draw:frame draw:style-name="gr1" draw:text-style-name="P2" draw:layer="layout" svg:width="11.39cm" svg:height="0.475cm" svg:x="7.8cm" svg:y="19.63cm">
          <draw:text-box>
            <text:p text:style-name="P1"><text:span text:style-name="T4">US Ambassador to Afghanistan, November 2003-June 2005 </text:span></text:p>
          </draw:text-box>
        </draw:frame>
        <draw:frame draw:style-name="gr1" draw:text-style-name="P2" draw:layer="layout" svg:width="8.79cm" svg:height="0.475cm" svg:x="7.8cm" svg:y="20.194cm">
          <draw:text-box>
            <text:p text:style-name="P1"><text:span text:style-name="T4">US Ambassador to Iraq, June 2005-April 2007 </text:span></text:p>
          </draw:text-box>
        </draw:frame>
        <draw:frame draw:style-name="gr1" draw:text-style-name="P2" draw:layer="layout" svg:width="2.716cm" svg:height="0.475cm" svg:x="2.2cm" svg:y="20.858cm">
          <draw:text-box>
            <text:p text:style-name="P1"><text:span text:style-name="T4">Khamenei, Ali </text:span></text:p>
          </draw:text-box>
        </draw:frame>
        <draw:frame draw:style-name="gr1" draw:text-style-name="P2" draw:layer="layout" svg:width="6.67cm" svg:height="0.475cm" svg:x="7.8cm" svg:y="20.858cm">
          <draw:text-box>
            <text:p text:style-name="P1"><text:span text:style-name="T4">Supreme Leader of Iran since 1999</text:span></text:p>
          </draw:text-box>
        </draw:frame>
        <draw:frame draw:style-name="gr1" draw:text-style-name="P2" draw:layer="layout" svg:width="3.952cm" svg:height="0.475cm" svg:x="2.2cm" svg:y="21.523cm">
          <draw:text-box>
            <text:p text:style-name="P1"><text:span text:style-name="T4">Khan, Abdul Qadeer </text:span></text:p>
          </draw:text-box>
        </draw:frame>
        <draw:frame draw:style-name="gr1" draw:text-style-name="P2" draw:layer="layout" svg:width="4.98cm" svg:height="0.475cm" svg:x="7.8cm" svg:y="21.523cm">
          <draw:text-box>
            <text:p text:style-name="P1"><text:span text:style-name="T4">Pakistani nuclear physicist</text:span></text:p>
          </draw:text-box>
        </draw:frame>
        <draw:frame draw:style-name="gr1" draw:text-style-name="P2" draw:layer="layout" svg:width="4.155cm" svg:height="0.475cm" svg:x="2.2cm" svg:y="22.187cm">
          <draw:text-box>
            <text:p text:style-name="P1"><text:span text:style-name="T4">Khatami, Mohammad </text:span></text:p>
          </draw:text-box>
        </draw:frame>
        <draw:frame draw:style-name="gr1" draw:text-style-name="P2" draw:layer="layout" svg:width="8.257cm" svg:height="0.475cm" svg:x="7.8cm" svg:y="22.187cm">
          <draw:text-box>
            <text:p text:style-name="P1"><text:span text:style-name="T4">President of Iran, August 1997-August 2005</text:span></text:p>
          </draw:text-box>
        </draw:frame>
        <draw:frame draw:style-name="gr1" draw:text-style-name="P2" draw:layer="layout" svg:width="3.49cm" svg:height="0.475cm" svg:x="2.2cm" svg:y="22.852cm">
          <draw:text-box>
            <text:p text:style-name="P1"><text:span text:style-name="T4">Kilpatrick, Andrew </text:span></text:p>
          </draw:text-box>
        </draw:frame>
        <draw:frame draw:style-name="gr1" draw:text-style-name="P2" draw:layer="layout" svg:width="11.199cm" svg:height="0.475cm" svg:x="7.8cm" svg:y="22.852cm">
          <draw:text-box>
            <text:p text:style-name="P1"><text:span text:style-name="T4">Treasury, Head, Country Economics and Policy Team, 2004</text:span></text:p>
          </draw:text-box>
        </draw:frame>
        <draw:frame draw:style-name="gr1" draw:text-style-name="P2" draw:layer="layout" svg:width="2.694cm" svg:height="0.475cm" svg:x="2.2cm" svg:y="23.516cm">
          <draw:text-box>
            <text:p text:style-name="P1"><text:span text:style-name="T4">Ki-moon, Ban </text:span></text:p>
          </draw:text-box>
        </draw:frame>
        <draw:frame draw:style-name="gr1" draw:text-style-name="P2" draw:layer="layout" svg:width="7.978cm" svg:height="0.475cm" svg:x="7.8cm" svg:y="23.516cm">
          <draw:text-box>
            <text:p text:style-name="P1"><text:span text:style-name="T4">UN Secretary-General, from January 2007</text:span></text:p>
          </draw:text-box>
        </draw:frame>
        <draw:frame draw:style-name="gr1" draw:text-style-name="P2" draw:layer="layout" svg:width="2.241cm" svg:height="0.475cm" svg:x="2.2cm" svg:y="24.181cm">
          <draw:text-box>
            <text:p text:style-name="P1"><text:span text:style-name="T4">Kirkup, Bill <text:s/></text:span></text:p>
          </draw:text-box>
        </draw:frame>
        <draw:frame draw:style-name="gr1" draw:text-style-name="P2" draw:layer="layout" svg:width="10.764cm" svg:height="0.475cm" svg:x="7.8cm" svg:y="24.181cm">
          <draw:text-box>
            <text:p text:style-name="P1"><text:span text:style-name="T4"><text:s/></text:span><text:span text:style-name="T4">(Dr) DoH Regional Director of Public Health and lead on </text:span></text:p>
          </draw:text-box>
        </draw:frame>
        <draw:frame draw:style-name="gr1" draw:text-style-name="P2" draw:layer="layout" svg:width="2.58cm" svg:height="0.475cm" svg:x="7.8cm" svg:y="24.745cm">
          <draw:text-box>
            <text:p text:style-name="P1"><text:span text:style-name="T4">health in Iraq </text:span></text:p>
          </draw:text-box>
        </draw:frame>
        <draw:frame draw:style-name="gr1" draw:text-style-name="P2" draw:layer="layout" svg:width="3.207cm" svg:height="0.475cm" svg:x="2.2cm" svg:y="25.41cm">
          <draw:text-box>
            <text:p text:style-name="P1"><text:span text:style-name="T4">Kissinger, Henry </text:span></text:p>
          </draw:text-box>
        </draw:frame>
        <draw:frame draw:style-name="gr1" draw:text-style-name="P2" draw:layer="layout" svg:width="11.055cm" svg:height="0.475cm" svg:x="7.8cm" svg:y="25.41cm">
          <draw:text-box>
            <text:p text:style-name="P1"><text:span text:style-name="T4">(Dr) US Secretary of State, September 1973-January 1977</text:span></text:p>
          </draw:text-box>
        </draw:frame>
      </draw:page>
      <draw:page draw:name="page25" draw:style-name="dp1" draw:master-page-name="master-page26">
        <draw:frame draw:style-name="gr4" draw:text-style-name="P5" draw:layer="layout" svg:width="4.506cm" svg:height="0.395cm" svg:x="14.316cm" svg:y="1.138cm">
          <draw:text-box>
            <text:p text:style-name="P1"><text:span text:style-name="T5">Annex 3 <text:s/>| <text:s/>Names and post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7</text:span></text:p>
          </draw:text-box>
        </draw:frame>
        <draw:frame draw:style-name="gr1" draw:text-style-name="P2" draw:layer="layout" svg:width="2.589cm" svg:height="0.475cm" svg:x="2.2cm" svg:y="2.525cm">
          <draw:text-box>
            <text:p text:style-name="P1"><text:span text:style-name="T4">Kiszely, John </text:span></text:p>
          </draw:text-box>
        </draw:frame>
        <draw:frame draw:style-name="gr1" draw:text-style-name="P2" draw:layer="layout" svg:width="0.422cm" svg:height="0.475cm" svg:x="7.8cm" svg:y="2.525cm">
          <draw:text-box>
            <text:p text:style-name="P1"><text:span text:style-name="T4"><text:s/></text:span></text:p>
          </draw:text-box>
        </draw:frame>
        <draw:frame draw:style-name="gr5" draw:text-style-name="P2" draw:layer="layout" svg:width="10.64cm" svg:height="0.475cm" svg:x="7.8cm" svg:y="2.525cm">
          <draw:text-box>
            <text:p text:style-name="P1"><text:span text:style-name="T6">(Lieutenant General) Senior British Military Representative</text:span></text:p>
          </draw:text-box>
        </draw:frame>
        <draw:frame draw:style-name="gr1" draw:text-style-name="P2" draw:layer="layout" svg:width="0.476cm" svg:height="0.475cm" svg:x="18.413cm" svg:y="2.525cm">
          <draw:text-box>
            <text:p text:style-name="P1"><text:span text:style-name="T4"><text:s/>– </text:span></text:p>
          </draw:text-box>
        </draw:frame>
        <draw:frame draw:style-name="gr1" draw:text-style-name="P2" draw:layer="layout" svg:width="5.84cm" svg:height="0.475cm" svg:x="7.8cm" svg:y="3.09cm">
          <draw:text-box>
            <text:p text:style-name="P1"><text:span text:style-name="T4">Iraq, October 2004-April 2005 <text:s/></text:span></text:p>
          </draw:text-box>
        </draw:frame>
        <draw:frame draw:style-name="gr1" draw:text-style-name="P2" draw:layer="layout" svg:width="7.58cm" svg:height="0.475cm" svg:x="7.8cm" svg:y="3.654cm">
          <draw:text-box>
            <text:p text:style-name="P1"><text:span text:style-name="T4">(Lieutenant General, Sir) Inquiry witness</text:span></text:p>
          </draw:text-box>
        </draw:frame>
        <draw:frame draw:style-name="gr1" draw:text-style-name="P2" draw:layer="layout" svg:width="2.737cm" svg:height="0.475cm" svg:x="2.2cm" svg:y="4.318cm">
          <draw:text-box>
            <text:p text:style-name="P1"><text:span text:style-name="T4">Korski, Daniel </text:span></text:p>
          </draw:text-box>
        </draw:frame>
        <draw:frame draw:style-name="gr1" draw:text-style-name="P2" draw:layer="layout" svg:width="9.68cm" svg:height="0.475cm" svg:x="7.8cm" svg:y="4.318cm">
          <draw:text-box>
            <text:p text:style-name="P1"><text:span text:style-name="T4"><text:s/></text:span><text:span text:style-name="T4">Senior Policy Fellow, European Council of Foreign </text:span></text:p>
          </draw:text-box>
        </draw:frame>
        <draw:frame draw:style-name="gr1" draw:text-style-name="P2" draw:layer="layout" svg:width="3.075cm" svg:height="0.475cm" svg:x="7.8cm" svg:y="4.883cm">
          <draw:text-box>
            <text:p text:style-name="P1"><text:span text:style-name="T4">Relations, 2008 </text:span></text:p>
          </draw:text-box>
        </draw:frame>
        <draw:frame draw:style-name="gr1" draw:text-style-name="P2" draw:layer="layout" svg:width="2.953cm" svg:height="0.475cm" svg:x="2.2cm" svg:y="5.547cm">
          <draw:text-box>
            <text:p text:style-name="P1"><text:span text:style-name="T4">Kunder, James </text:span></text:p>
          </draw:text-box>
        </draw:frame>
        <draw:frame draw:style-name="gr1" draw:text-style-name="P2" draw:layer="layout" svg:width="9.019cm" svg:height="0.475cm" svg:x="7.8cm" svg:y="5.547cm">
          <draw:text-box>
            <text:p text:style-name="P1"><text:span text:style-name="T4">Acting Deputy Administrator, USAID, 2002-2004</text:span></text:p>
          </draw:text-box>
        </draw:frame>
        <draw:frame draw:style-name="gr3" draw:text-style-name="P4" draw:layer="layout" svg:width="0.563cm" svg:height="0.628cm" svg:x="2.2cm" svg:y="6.575cm">
          <draw:text-box>
            <text:p text:style-name="P1"><text:span text:style-name="T3">L</text:span></text:p>
          </draw:text-box>
        </draw:frame>
        <draw:frame draw:style-name="gr1" draw:text-style-name="P2" draw:layer="layout" svg:width="2.165cm" svg:height="0.475cm" svg:x="2.2cm" svg:y="7.467cm">
          <draw:text-box>
            <text:p text:style-name="P1"><text:span text:style-name="T4">Lake, Tony </text:span></text:p>
          </draw:text-box>
        </draw:frame>
        <draw:frame draw:style-name="gr1" draw:text-style-name="P2" draw:layer="layout" svg:width="10.598cm" svg:height="0.475cm" svg:x="7.8cm" svg:y="7.467cm">
          <draw:text-box>
            <text:p text:style-name="P1"><text:span text:style-name="T4">US National Security Advisor, January 1993-March 1997</text:span></text:p>
          </draw:text-box>
        </draw:frame>
        <draw:frame draw:style-name="gr1" draw:text-style-name="P2" draw:layer="layout" svg:width="2.953cm" svg:height="0.475cm" svg:x="2.2cm" svg:y="8.132cm">
          <draw:text-box>
            <text:p text:style-name="P1"><text:span text:style-name="T4">Lamb, Graeme </text:span></text:p>
          </draw:text-box>
        </draw:frame>
        <draw:frame draw:style-name="gr1" draw:text-style-name="P2" draw:layer="layout" svg:width="8.837cm" svg:height="0.475cm" svg:x="7.8cm" svg:y="8.132cm">
          <draw:text-box>
            <text:p text:style-name="P1"><text:span text:style-name="T4"><text:s/></text:span><text:span text:style-name="T4">(Major General) General Officer Commanding </text:span></text:p>
          </draw:text-box>
        </draw:frame>
        <draw:frame draw:style-name="gr1" draw:text-style-name="P2" draw:layer="layout" svg:width="10.966cm" svg:height="0.475cm" svg:x="7.8cm" svg:y="8.696cm">
          <draw:text-box>
            <text:p text:style-name="P1"><text:span text:style-name="T4">Multi-National Division (South-East), July-December 2003 </text:span></text:p>
          </draw:text-box>
        </draw:frame>
        <draw:frame draw:style-name="gr5" draw:text-style-name="P2" draw:layer="layout" svg:width="10.755cm" svg:height="0.475cm" svg:x="7.8cm" svg:y="9.261cm">
          <draw:text-box>
            <text:p text:style-name="P1"><text:span text:style-name="T6">(Lieutenant General) Senior British Military Representative </text:span></text:p>
          </draw:text-box>
        </draw:frame>
        <draw:frame draw:style-name="gr1" draw:text-style-name="P2" draw:layer="layout" svg:width="0.422cm" svg:height="0.475cm" svg:x="18.527cm" svg:y="9.261cm">
          <draw:text-box>
            <text:p text:style-name="P1"><text:span text:style-name="T4">– </text:span></text:p>
          </draw:text-box>
        </draw:frame>
        <draw:frame draw:style-name="gr1" draw:text-style-name="P2" draw:layer="layout" svg:width="6.195cm" svg:height="0.475cm" svg:x="7.8cm" svg:y="9.825cm">
          <draw:text-box>
            <text:p text:style-name="P1"><text:span text:style-name="T4">Iraq, September 2006-July 2007 </text:span></text:p>
          </draw:text-box>
        </draw:frame>
        <draw:frame draw:style-name="gr1" draw:text-style-name="P2" draw:layer="layout" svg:width="7.58cm" svg:height="0.475cm" svg:x="7.8cm" svg:y="10.39cm">
          <draw:text-box>
            <text:p text:style-name="P1"><text:span text:style-name="T4">(Lieutenant General, Sir) Inquiry witness</text:span></text:p>
          </draw:text-box>
        </draw:frame>
        <draw:frame draw:style-name="gr1" draw:text-style-name="P2" draw:layer="layout" svg:width="2.716cm" svg:height="0.475cm" svg:x="2.2cm" svg:y="11.054cm">
          <draw:text-box>
            <text:p text:style-name="P1"><text:span text:style-name="T4">Lamb, Patrick </text:span></text:p>
          </draw:text-box>
        </draw:frame>
        <draw:frame draw:style-name="gr1" draw:text-style-name="P2" draw:layer="layout" svg:width="7.965cm" svg:height="0.475cm" svg:x="7.8cm" svg:y="11.054cm">
          <draw:text-box>
            <text:p text:style-name="P1"><text:span text:style-name="T4">FCO official, Non-Proliferation Department</text:span></text:p>
          </draw:text-box>
        </draw:frame>
        <draw:frame draw:style-name="gr1" draw:text-style-name="P2" draw:layer="layout" svg:width="2.529cm" svg:height="0.475cm" svg:x="2.2cm" svg:y="11.718cm">
          <draw:text-box>
            <text:p text:style-name="P1"><text:span text:style-name="T4">Lamb, Robin </text:span></text:p>
          </draw:text-box>
        </draw:frame>
        <draw:frame draw:style-name="gr1" draw:text-style-name="P2" draw:layer="layout" svg:width="7.11cm" svg:height="0.475cm" svg:x="7.8cm" svg:y="11.718cm">
          <draw:text-box>
            <text:p text:style-name="P1"><text:span text:style-name="T4">British Consul General in Basra, 2006</text:span></text:p>
          </draw:text-box>
        </draw:frame>
        <draw:frame draw:style-name="gr1" draw:text-style-name="P2" draw:layer="layout" svg:width="3.245cm" svg:height="0.475cm" svg:x="2.2cm" svg:y="12.383cm">
          <draw:text-box>
            <text:p text:style-name="P1"><text:span text:style-name="T4">Lander, Stephen </text:span></text:p>
          </draw:text-box>
        </draw:frame>
        <draw:frame draw:style-name="gr1" draw:text-style-name="P2" draw:layer="layout" svg:width="7.127cm" svg:height="0.475cm" svg:x="7.8cm" svg:y="12.383cm">
          <draw:text-box>
            <text:p text:style-name="P1"><text:span text:style-name="T4">(Sir) Director General MI5, 1996-2002</text:span></text:p>
          </draw:text-box>
        </draw:frame>
        <draw:frame draw:style-name="gr1" draw:text-style-name="P2" draw:layer="layout" svg:width="3.427cm" svg:height="0.475cm" svg:x="2.2cm" svg:y="13.047cm">
          <draw:text-box>
            <text:p text:style-name="P1"><text:span text:style-name="T4">Landsman, David </text:span></text:p>
          </draw:text-box>
        </draw:frame>
        <draw:frame draw:style-name="gr1" draw:text-style-name="P2" draw:layer="layout" svg:width="10.911cm" svg:height="0.475cm" svg:x="7.8cm" svg:y="13.047cm">
          <draw:text-box>
            <text:p text:style-name="P1"><text:span text:style-name="T4">FCO, Head, Counter-Proliferation Department, 2003-2009</text:span></text:p>
          </draw:text-box>
        </draw:frame>
        <draw:frame draw:style-name="gr1" draw:text-style-name="P2" draw:layer="layout" svg:width="3.401cm" svg:height="0.475cm" svg:x="2.2cm" svg:y="13.712cm">
          <draw:text-box>
            <text:p text:style-name="P1"><text:span text:style-name="T4">Latif, Mohammed </text:span></text:p>
          </draw:text-box>
        </draw:frame>
        <draw:frame draw:style-name="gr1" draw:text-style-name="P2" draw:layer="layout" svg:width="9.65cm" svg:height="0.475cm" svg:x="7.8cm" svg:y="13.712cm">
          <draw:text-box>
            <text:p text:style-name="P1"><text:span text:style-name="T4">(General) Commander, Fallujah Brigade, April 2004</text:span></text:p>
          </draw:text-box>
        </draw:frame>
        <draw:frame draw:style-name="gr1" draw:text-style-name="P2" draw:layer="layout" svg:width="2.809cm" svg:height="0.475cm" svg:x="2.2cm" svg:y="14.376cm">
          <draw:text-box>
            <text:p text:style-name="P1"><text:span text:style-name="T4">Laurence, Tim </text:span></text:p>
          </draw:text-box>
        </draw:frame>
        <draw:frame draw:style-name="gr1" draw:text-style-name="P2" draw:layer="layout" svg:width="9.053cm" svg:height="0.475cm" svg:x="7.8cm" svg:y="14.376cm">
          <draw:text-box>
            <text:p text:style-name="P1"><text:span text:style-name="T4"><text:s/></text:span><text:span text:style-name="T4">(Rear Admiral) Assistant Chief of Defence Staff </text:span></text:p>
          </draw:text-box>
        </draw:frame>
        <draw:frame draw:style-name="gr1" draw:text-style-name="P2" draw:layer="layout" svg:width="8.761cm" svg:height="0.475cm" svg:x="7.8cm" svg:y="14.941cm">
          <draw:text-box>
            <text:p text:style-name="P1"><text:span text:style-name="T4">(Resources and Plans), July 2004-March 2007</text:span></text:p>
          </draw:text-box>
        </draw:frame>
        <draw:frame draw:style-name="gr1" draw:text-style-name="P2" draw:layer="layout" svg:width="2.999cm" svg:height="0.475cm" svg:x="2.2cm" svg:y="15.605cm">
          <draw:text-box>
            <text:p text:style-name="P1"><text:span text:style-name="T4">Laurie, Michael </text:span></text:p>
          </draw:text-box>
        </draw:frame>
        <draw:frame draw:style-name="gr1" draw:text-style-name="P2" draw:layer="layout" svg:width="9.93cm" svg:height="0.475cm" svg:x="7.8cm" svg:y="15.605cm">
          <draw:text-box>
            <text:p text:style-name="P1"><text:span text:style-name="T4"><text:s/></text:span><text:span text:style-name="T4">(Major General) MOD, Director General Intelligence </text:span></text:p>
          </draw:text-box>
        </draw:frame>
        <draw:frame draw:style-name="gr1" draw:text-style-name="P2" draw:layer="layout" svg:width="4.257cm" svg:height="0.475cm" svg:x="7.8cm" svg:y="16.17cm">
          <draw:text-box>
            <text:p text:style-name="P1"><text:span text:style-name="T4">Collection, 2002-2003 </text:span></text:p>
          </draw:text-box>
        </draw:frame>
        <draw:frame draw:style-name="gr1" draw:text-style-name="P2" draw:layer="layout" svg:width="2.809cm" svg:height="0.475cm" svg:x="7.8cm" svg:y="16.734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826cm" svg:height="0.475cm" svg:x="2.2cm" svg:y="17.398cm">
          <draw:text-box>
            <text:p text:style-name="P1"><text:span text:style-name="T4">Lavrov, Sergei </text:span></text:p>
          </draw:text-box>
        </draw:frame>
        <draw:frame draw:style-name="gr1" draw:text-style-name="P2" draw:layer="layout" svg:width="9.096cm" svg:height="0.475cm" svg:x="7.8cm" svg:y="17.398cm">
          <draw:text-box>
            <text:p text:style-name="P1"><text:span text:style-name="T4"><text:s/></text:span><text:span text:style-name="T4">Russian Permanent Representative to the UN, <text:s/></text:span></text:p>
          </draw:text-box>
        </draw:frame>
        <draw:frame draw:style-name="gr1" draw:text-style-name="P2" draw:layer="layout" svg:width="5.107cm" svg:height="0.475cm" svg:x="7.8cm" svg:y="17.963cm">
          <draw:text-box>
            <text:p text:style-name="P1"><text:span text:style-name="T4">September 1994-July 2004</text:span></text:p>
          </draw:text-box>
        </draw:frame>
        <draw:frame draw:style-name="gr1" draw:text-style-name="P2" draw:layer="layout" svg:width="1.661cm" svg:height="0.475cm" svg:x="2.2cm" svg:y="18.627cm">
          <draw:text-box>
            <text:p text:style-name="P1"><text:span text:style-name="T4">Lee, Ian </text:span></text:p>
          </draw:text-box>
        </draw:frame>
        <draw:frame draw:style-name="gr1" draw:text-style-name="P2" draw:layer="layout" svg:width="8.224cm" svg:height="0.475cm" svg:x="7.8cm" svg:y="18.627cm">
          <draw:text-box>
            <text:p text:style-name="P1"><text:span text:style-name="T4"><text:s/></text:span><text:span text:style-name="T4">MOD Director General Operational Policy, <text:s/></text:span></text:p>
          </draw:text-box>
        </draw:frame>
        <draw:frame draw:style-name="gr1" draw:text-style-name="P2" draw:layer="layout" svg:width="5.391cm" svg:height="0.475cm" svg:x="7.8cm" svg:y="19.192cm">
          <draw:text-box>
            <text:p text:style-name="P1"><text:span text:style-name="T4">September 2002-May 2004 <text:s/></text:span></text:p>
          </draw:text-box>
        </draw:frame>
        <draw:frame draw:style-name="gr1" draw:text-style-name="P2" draw:layer="layout" svg:width="9.836cm" svg:height="0.475cm" svg:x="7.8cm" svg:y="19.756cm">
          <draw:text-box>
            <text:p text:style-name="P1"><text:span text:style-name="T4">MOD Director General Media and Communications, </text:span></text:p>
          </draw:text-box>
        </draw:frame>
        <draw:frame draw:style-name="gr1" draw:text-style-name="P2" draw:layer="layout" svg:width="2.157cm" svg:height="0.475cm" svg:x="7.8cm" svg:y="20.321cm">
          <draw:text-box>
            <text:p text:style-name="P1"><text:span text:style-name="T4">2004-2005 </text:span></text:p>
          </draw:text-box>
        </draw:frame>
        <draw:frame draw:style-name="gr1" draw:text-style-name="P2" draw:layer="layout" svg:width="2.809cm" svg:height="0.475cm" svg:x="7.8cm" svg:y="20.885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3.499cm" svg:height="0.475cm" svg:x="2.2cm" svg:y="21.55cm">
          <draw:text-box>
            <text:p text:style-name="P1"><text:span text:style-name="T4">Leeming, Jennifer </text:span></text:p>
          </draw:text-box>
        </draw:frame>
        <draw:frame draw:style-name="gr1" draw:text-style-name="P2" draw:layer="layout" svg:width="10.141cm" svg:height="0.475cm" svg:x="7.8cm" svg:y="21.55cm">
          <draw:text-box>
            <text:p text:style-name="P1"><text:span text:style-name="T4">Coroner for Greater Manchester (West), 2001-present</text:span></text:p>
          </draw:text-box>
        </draw:frame>
        <draw:frame draw:style-name="gr1" draw:text-style-name="P2" draw:layer="layout" svg:width="2.817cm" svg:height="0.475cm" svg:x="2.2cm" svg:y="22.214cm">
          <draw:text-box>
            <text:p text:style-name="P1"><text:span text:style-name="T4">Leeson, Kevin </text:span></text:p>
          </draw:text-box>
        </draw:frame>
        <draw:frame draw:style-name="gr1" draw:text-style-name="P2" draw:layer="layout" svg:width="10.416cm" svg:height="0.475cm" svg:x="7.8cm" svg:y="22.214cm">
          <draw:text-box>
            <text:p text:style-name="P1"><text:span text:style-name="T4"><text:s/></text:span><text:span text:style-name="T4">(Air Vice-Marshal) Assistant Chief of the Defence Staff </text:span></text:p>
          </draw:text-box>
        </draw:frame>
        <draw:frame draw:style-name="gr1" draw:text-style-name="P2" draw:layer="layout" svg:width="6.403cm" svg:height="0.475cm" svg:x="7.8cm" svg:y="22.778cm">
          <draw:text-box>
            <text:p text:style-name="P1"><text:span text:style-name="T4">(Logistics Operations), 2004-2007</text:span></text:p>
          </draw:text-box>
        </draw:frame>
        <draw:frame draw:style-name="gr1" draw:text-style-name="P2" draw:layer="layout" svg:width="2.292cm" svg:height="0.475cm" svg:x="2.2cm" svg:y="23.443cm">
          <draw:text-box>
            <text:p text:style-name="P1"><text:span text:style-name="T4">Lester, Guy </text:span></text:p>
          </draw:text-box>
        </draw:frame>
        <draw:frame draw:style-name="gr1" draw:text-style-name="P2" draw:layer="layout" svg:width="8.566cm" svg:height="0.475cm" svg:x="7.8cm" svg:y="23.443cm">
          <draw:text-box>
            <text:p text:style-name="P1"><text:span text:style-name="T4">MOD, Director Defence Resources and Plans</text:span></text:p>
          </draw:text-box>
        </draw:frame>
        <draw:frame draw:style-name="gr1" draw:text-style-name="P2" draw:layer="layout" svg:width="2.246cm" svg:height="0.475cm" svg:x="2.2cm" svg:y="24.107cm">
          <draw:text-box>
            <text:p text:style-name="P1"><text:span text:style-name="T4">Lever, Paul </text:span></text:p>
          </draw:text-box>
        </draw:frame>
        <draw:frame draw:style-name="gr1" draw:text-style-name="P2" draw:layer="layout" svg:width="9.146cm" svg:height="0.475cm" svg:x="7.8cm" svg:y="24.107cm">
          <draw:text-box>
            <text:p text:style-name="P1"><text:span text:style-name="T4">(Sir) British Ambassador to Germany, 1997-2003</text:span></text:p>
          </draw:text-box>
        </draw:frame>
        <draw:frame draw:style-name="gr1" draw:text-style-name="P2" draw:layer="layout" svg:width="3.757cm" svg:height="0.475cm" svg:x="2.2cm" svg:y="24.772cm">
          <draw:text-box>
            <text:p text:style-name="P1"><text:span text:style-name="T4">Levitte, Jean-David </text:span></text:p>
          </draw:text-box>
        </draw:frame>
        <draw:frame draw:style-name="gr1" draw:text-style-name="P2" draw:layer="layout" svg:width="0.422cm" svg:height="0.475cm" svg:x="7.8cm" svg:y="24.77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801cm" svg:height="0.475cm" svg:x="7.8cm" svg:y="24.772cm">
          <draw:text-box>
            <text:p text:style-name="P1"><text:span text:style-name="T4">French Permanent Representative to the UN, 2000-2002 </text:span></text:p>
          </draw:text-box>
        </draw:frame>
        <draw:frame draw:style-name="gr1" draw:text-style-name="P2" draw:layer="layout" svg:width="8.083cm" svg:height="0.475cm" svg:x="7.8cm" svg:y="25.336cm">
          <draw:text-box>
            <text:p text:style-name="P1"><text:span text:style-name="T4">French Ambassador to the US, 2002-2007 </text:span></text:p>
          </draw:text-box>
        </draw:frame>
        <draw:frame draw:style-name="gr1" draw:text-style-name="P2" draw:layer="layout" svg:width="9.595cm" svg:height="0.475cm" svg:x="7.8cm" svg:y="25.901cm">
          <draw:text-box>
            <text:p text:style-name="P1"><text:span text:style-name="T4">President Sarkozy’s Diplomatic Adviser, 2007-2012</text:span></text:p>
          </draw:text-box>
        </draw:frame>
      </draw:page>
      <draw:page draw:name="page2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8</text:span></text:p>
          </draw:text-box>
        </draw:frame>
        <draw:frame draw:style-name="gr1" draw:text-style-name="P2" draw:layer="layout" svg:width="2.804cm" svg:height="0.475cm" svg:x="2.2cm" svg:y="2.525cm">
          <draw:text-box>
            <text:p text:style-name="P1"><text:span text:style-name="T4">Libby, Scooter </text:span></text:p>
          </draw:text-box>
        </draw:frame>
        <draw:frame draw:style-name="gr1" draw:text-style-name="P2" draw:layer="layout" svg:width="9.455cm" svg:height="0.475cm" svg:x="7.8cm" svg:y="2.525cm">
          <draw:text-box>
            <text:p text:style-name="P1"><text:span text:style-name="T4">Vice President Cheney’s Chief of Staff, 2001-2005</text:span></text:p>
          </draw:text-box>
        </draw:frame>
        <draw:frame draw:style-name="gr1" draw:text-style-name="P2" draw:layer="layout" svg:width="3.05cm" svg:height="0.475cm" svg:x="2.2cm" svg:y="3.19cm">
          <draw:text-box>
            <text:p text:style-name="P1"><text:span text:style-name="T4">Lieberman, Joe </text:span></text:p>
          </draw:text-box>
        </draw:frame>
        <draw:frame draw:style-name="gr1" draw:text-style-name="P2" draw:layer="layout" svg:width="10.692cm" svg:height="0.475cm" svg:x="7.8cm" svg:y="3.19cm">
          <draw:text-box>
            <text:p text:style-name="P1"><text:span text:style-name="T4"><text:s/></text:span><text:span text:style-name="T4">(Senator) Chair, Senate Homeland Security Committee, </text:span></text:p>
          </draw:text-box>
        </draw:frame>
        <draw:frame draw:style-name="gr1" draw:text-style-name="P2" draw:layer="layout" svg:width="4.709cm" svg:height="0.475cm" svg:x="7.8cm" svg:y="3.754cm">
          <draw:text-box>
            <text:p text:style-name="P1"><text:span text:style-name="T4">June 2001-January 2003</text:span></text:p>
          </draw:text-box>
        </draw:frame>
        <draw:frame draw:style-name="gr1" draw:text-style-name="P2" draw:layer="layout" svg:width="3.727cm" svg:height="0.475cm" svg:x="2.2cm" svg:y="4.418cm">
          <draw:text-box>
            <text:p text:style-name="P1"><text:span text:style-name="T4">Likierman, Andrew <text:s/></text:span></text:p>
          </draw:text-box>
        </draw:frame>
        <draw:frame draw:style-name="gr1" draw:text-style-name="P2" draw:layer="layout" svg:width="8.363cm" svg:height="0.475cm" svg:x="7.8cm" svg:y="4.418cm">
          <draw:text-box>
            <text:p text:style-name="P1"><text:span text:style-name="T4">(Sir) Government’s Chief Accounting Adviser</text:span></text:p>
          </draw:text-box>
        </draw:frame>
        <draw:frame draw:style-name="gr1" draw:text-style-name="P2" draw:layer="layout" svg:width="3.092cm" svg:height="0.475cm" svg:x="2.2cm" svg:y="5.083cm">
          <draw:text-box>
            <text:p text:style-name="P1"><text:span text:style-name="T4">Lillywhite, Louis </text:span></text:p>
          </draw:text-box>
        </draw:frame>
        <draw:frame draw:style-name="gr1" draw:text-style-name="P2" draw:layer="layout" svg:width="9.769cm" svg:height="0.475cm" svg:x="7.8cm" svg:y="5.083cm">
          <draw:text-box>
            <text:p text:style-name="P1"><text:span text:style-name="T4"><text:s/></text:span><text:span text:style-name="T4">(Lieutenant General) Surgeon General, 2006-2009 </text:span></text:p>
          </draw:text-box>
        </draw:frame>
        <draw:frame draw:style-name="gr1" draw:text-style-name="P2" draw:layer="layout" svg:width="2.809cm" svg:height="0.475cm" svg:x="7.8cm" svg:y="5.647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059cm" svg:height="0.475cm" svg:x="2.2cm" svg:y="6.312cm">
          <draw:text-box>
            <text:p text:style-name="P1"><text:span text:style-name="T4">Link, Joan </text:span></text:p>
          </draw:text-box>
        </draw:frame>
        <draw:frame draw:style-name="gr1" draw:text-style-name="P2" draw:layer="layout" svg:width="6.445cm" svg:height="0.475cm" svg:x="7.8cm" svg:y="6.312cm">
          <draw:text-box>
            <text:p text:style-name="P1"><text:span text:style-name="T4">FCO, Head, Conflict Issues Group</text:span></text:p>
          </draw:text-box>
        </draw:frame>
        <draw:frame draw:style-name="gr1" draw:text-style-name="P2" draw:layer="layout" svg:width="2.948cm" svg:height="0.475cm" svg:x="2.2cm" svg:y="6.976cm">
          <draw:text-box>
            <text:p text:style-name="P1"><text:span text:style-name="T4">Llewellyn, Huw </text:span></text:p>
          </draw:text-box>
        </draw:frame>
        <draw:frame draw:style-name="gr1" draw:text-style-name="P2" draw:layer="layout" svg:width="7.893cm" svg:height="0.475cm" svg:x="7.8cm" svg:y="6.976cm">
          <draw:text-box>
            <text:p text:style-name="P1"><text:span text:style-name="T4">FCO Legal Counsellor, 2003-August 2006</text:span></text:p>
          </draw:text-box>
        </draw:frame>
        <draw:frame draw:style-name="gr1" draw:text-style-name="P2" draw:layer="layout" svg:width="1.915cm" svg:height="0.475cm" svg:x="2.2cm" svg:y="7.641cm">
          <draw:text-box>
            <text:p text:style-name="P1"><text:span text:style-name="T4">Lloyd, Liz </text:span></text:p>
          </draw:text-box>
        </draw:frame>
        <draw:frame draw:style-name="gr1" draw:text-style-name="P2" draw:layer="layout" svg:width="8.689cm" svg:height="0.475cm" svg:x="7.8cm" svg:y="7.641cm">
          <draw:text-box>
            <text:p text:style-name="P1"><text:span text:style-name="T4">Mr Blair’s adviser on Foreign Policy from 1997</text:span></text:p>
          </draw:text-box>
        </draw:frame>
        <draw:frame draw:style-name="gr1" draw:text-style-name="P2" draw:layer="layout" svg:width="2.385cm" svg:height="0.475cm" svg:x="2.2cm" svg:y="8.305cm">
          <draw:text-box>
            <text:p text:style-name="P1"><text:span text:style-name="T4">Llwyd, Elfyn </text:span></text:p>
          </draw:text-box>
        </draw:frame>
        <draw:frame draw:style-name="gr1" draw:text-style-name="P2" draw:layer="layout" svg:width="10.04cm" svg:height="0.475cm" svg:x="7.8cm" svg:y="8.305cm">
          <draw:text-box>
            <text:p text:style-name="P1"><text:span text:style-name="T4"><text:s/></text:span><text:span text:style-name="T4">Plaid Cymru shadow spokesperson for Defence and </text:span></text:p>
          </draw:text-box>
        </draw:frame>
        <draw:frame draw:style-name="gr1" draw:text-style-name="P2" draw:layer="layout" svg:width="7.338cm" svg:height="0.475cm" svg:x="7.8cm" svg:y="8.87cm">
          <draw:text-box>
            <text:p text:style-name="P1"><text:span text:style-name="T4">Foreign Affairs, June 2010-March 2015</text:span></text:p>
          </draw:text-box>
        </draw:frame>
        <draw:frame draw:style-name="gr1" draw:text-style-name="P2" draw:layer="layout" svg:width="2.597cm" svg:height="0.475cm" svg:x="2.2cm" svg:y="9.534cm">
          <draw:text-box>
            <text:p text:style-name="P1"><text:span text:style-name="T4">Loader, Clive </text:span></text:p>
          </draw:text-box>
        </draw:frame>
        <draw:frame draw:style-name="gr1" draw:text-style-name="P2" draw:layer="layout" svg:width="10.569cm" svg:height="0.475cm" svg:x="7.8cm" svg:y="9.534cm">
          <draw:text-box>
            <text:p text:style-name="P1"><text:span text:style-name="T4"><text:s/></text:span><text:span text:style-name="T4">(Air Chief Marshal) Assistant Chief of the Defence Staff </text:span></text:p>
          </draw:text-box>
        </draw:frame>
        <draw:frame draw:style-name="gr1" draw:text-style-name="P2" draw:layer="layout" svg:width="4.633cm" svg:height="0.475cm" svg:x="7.8cm" svg:y="10.098cm">
          <draw:text-box>
            <text:p text:style-name="P1"><text:span text:style-name="T4">(Operations), 2002-2004</text:span></text:p>
          </draw:text-box>
        </draw:frame>
        <draw:frame draw:style-name="gr1" draw:text-style-name="P2" draw:layer="layout" svg:width="2.948cm" svg:height="0.475cm" svg:x="2.2cm" svg:y="10.763cm">
          <draw:text-box>
            <text:p text:style-name="P1"><text:span text:style-name="T4">Lowcock, Mark </text:span></text:p>
          </draw:text-box>
        </draw:frame>
        <draw:frame draw:style-name="gr1" draw:text-style-name="P2" draw:layer="layout" svg:width="9.959cm" svg:height="0.475cm" svg:x="7.8cm" svg:y="10.763cm">
          <draw:text-box>
            <text:p text:style-name="P1"><text:span text:style-name="T4"><text:s/></text:span><text:span text:style-name="T4">DFID Director Finance and Corporate Performance, </text:span></text:p>
          </draw:text-box>
        </draw:frame>
        <draw:frame draw:style-name="gr1" draw:text-style-name="P2" draw:layer="layout" svg:width="2.157cm" svg:height="0.475cm" svg:x="7.8cm" svg:y="11.327cm">
          <draw:text-box>
            <text:p text:style-name="P1"><text:span text:style-name="T4">2001-2003 </text:span></text:p>
          </draw:text-box>
        </draw:frame>
        <draw:frame draw:style-name="gr1" draw:text-style-name="P2" draw:layer="layout" svg:width="9.722cm" svg:height="0.475cm" svg:x="7.8cm" svg:y="11.892cm">
          <draw:text-box>
            <text:p text:style-name="P1"><text:span text:style-name="T4">DFID Director General Corporate Performance and </text:span></text:p>
          </draw:text-box>
        </draw:frame>
        <draw:frame draw:style-name="gr1" draw:text-style-name="P2" draw:layer="layout" svg:width="6.081cm" svg:height="0.475cm" svg:x="7.8cm" svg:y="12.456cm">
          <draw:text-box>
            <text:p text:style-name="P1"><text:span text:style-name="T4">Knowledge Sharing, 2003-2006 </text:span></text:p>
          </draw:text-box>
        </draw:frame>
        <draw:frame draw:style-name="gr1" draw:text-style-name="P2" draw:layer="layout" svg:width="9.078cm" svg:height="0.475cm" svg:x="7.8cm" svg:y="13.021cm">
          <draw:text-box>
            <text:p text:style-name="P1"><text:span text:style-name="T4">DFID Director General Policy and Programmes, </text:span></text:p>
          </draw:text-box>
        </draw:frame>
        <draw:frame draw:style-name="gr1" draw:text-style-name="P2" draw:layer="layout" svg:width="2.157cm" svg:height="0.475cm" svg:x="7.8cm" svg:y="13.585cm">
          <draw:text-box>
            <text:p text:style-name="P1"><text:span text:style-name="T4">2006-2008 </text:span></text:p>
          </draw:text-box>
        </draw:frame>
        <draw:frame draw:style-name="gr1" draw:text-style-name="P2" draw:layer="layout" svg:width="8.363cm" svg:height="0.475cm" svg:x="7.8cm" svg:y="14.15cm">
          <draw:text-box>
            <text:p text:style-name="P1"><text:span text:style-name="T4">DFID Permanent Secretary, from June 2011 </text:span></text:p>
          </draw:text-box>
        </draw:frame>
        <draw:frame draw:style-name="gr1" draw:text-style-name="P2" draw:layer="layout" svg:width="2.809cm" svg:height="0.475cm" svg:x="7.8cm" svg:y="14.714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3.097cm" svg:height="0.475cm" svg:x="2.2cm" svg:y="15.378cm">
          <draw:text-box>
            <text:p text:style-name="P1"><text:span text:style-name="T4">Lowson, Robert </text:span></text:p>
          </draw:text-box>
        </draw:frame>
        <draw:frame draw:style-name="gr1" draw:text-style-name="P2" draw:layer="layout" svg:width="9.789cm" svg:height="0.475cm" svg:x="7.8cm" svg:y="15.378cm">
          <draw:text-box>
            <text:p text:style-name="P1"><text:span text:style-name="T4">DEFRA Director, Environmental Protection Strategy </text:span></text:p>
          </draw:text-box>
        </draw:frame>
        <draw:frame draw:style-name="gr1" draw:text-style-name="P2" draw:layer="layout" svg:width="2.741cm" svg:height="0.475cm" svg:x="2.2cm" svg:y="16.043cm">
          <draw:text-box>
            <text:p text:style-name="P1"><text:span text:style-name="T4">Lucas, Helder </text:span></text:p>
          </draw:text-box>
        </draw:frame>
        <draw:frame draw:style-name="gr1" draw:text-style-name="P2" draw:layer="layout" svg:width="10.234cm" svg:height="0.475cm" svg:x="7.8cm" svg:y="16.043cm">
          <draw:text-box>
            <text:p text:style-name="P1"><text:span text:style-name="T4">Angolan Deputy Permanent Representative to the UN </text:span></text:p>
          </draw:text-box>
        </draw:frame>
        <draw:frame draw:style-name="gr1" draw:text-style-name="P2" draw:layer="layout" svg:width="2.174cm" svg:height="0.475cm" svg:x="2.2cm" svg:y="16.707cm">
          <draw:text-box>
            <text:p text:style-name="P1"><text:span text:style-name="T4">Luck, Gary </text:span></text:p>
          </draw:text-box>
        </draw:frame>
        <draw:frame draw:style-name="gr1" draw:text-style-name="P2" draw:layer="layout" svg:width="10.213cm" svg:height="0.475cm" svg:x="7.8cm" svg:y="16.707cm">
          <draw:text-box>
            <text:p text:style-name="P1"><text:span text:style-name="T4"><text:s/></text:span><text:span text:style-name="T4">(General) sent to Iraq in 2005 to consider operational </text:span></text:p>
          </draw:text-box>
        </draw:frame>
        <draw:frame draw:style-name="gr1" draw:text-style-name="P2" draw:layer="layout" svg:width="7.406cm" svg:height="0.475cm" svg:x="7.8cm" svg:y="17.272cm">
          <draw:text-box>
            <text:p text:style-name="P1"><text:span text:style-name="T4">issues and report back to the Pentagon</text:span></text:p>
          </draw:text-box>
        </draw:frame>
        <draw:frame draw:style-name="gr1" draw:text-style-name="P2" draw:layer="layout" svg:width="2.881cm" svg:height="0.475cm" svg:x="2.2cm" svg:y="17.936cm">
          <draw:text-box>
            <text:p text:style-name="P1"><text:span text:style-name="T4">Lugar, Richard </text:span></text:p>
          </draw:text-box>
        </draw:frame>
        <draw:frame draw:style-name="gr1" draw:text-style-name="P2" draw:layer="layout" svg:width="11.026cm" svg:height="0.475cm" svg:x="7.8cm" svg:y="17.936cm">
          <draw:text-box>
            <text:p text:style-name="P1"><text:span text:style-name="T4"><text:s/></text:span><text:span text:style-name="T4">(Senator) Chair, Senate Committee on Foreign Relations, </text:span></text:p>
          </draw:text-box>
        </draw:frame>
        <draw:frame draw:style-name="gr1" draw:text-style-name="P2" draw:layer="layout" svg:width="2.038cm" svg:height="0.475cm" svg:x="7.8cm" svg:y="18.501cm">
          <draw:text-box>
            <text:p text:style-name="P1"><text:span text:style-name="T4">2003-2006</text:span></text:p>
          </draw:text-box>
        </draw:frame>
        <draw:frame draw:style-name="gr1" draw:text-style-name="P2" draw:layer="layout" svg:width="2.661cm" svg:height="0.475cm" svg:x="2.2cm" svg:y="19.165cm">
          <draw:text-box>
            <text:p text:style-name="P1"><text:span text:style-name="T4">Lusty, Gregor </text:span></text:p>
          </draw:text-box>
        </draw:frame>
        <draw:frame draw:style-name="gr1" draw:text-style-name="P2" draw:layer="layout" svg:width="3.778cm" svg:height="0.475cm" svg:x="7.8cm" svg:y="19.165cm">
          <draw:text-box>
            <text:p text:style-name="P1"><text:span text:style-name="T4">DTI, Head, Iraq Unit</text:span></text:p>
          </draw:text-box>
        </draw:frame>
        <draw:frame draw:style-name="gr1" draw:text-style-name="P2" draw:layer="layout" svg:width="2.203cm" svg:height="0.475cm" svg:x="2.2cm" svg:y="19.83cm">
          <draw:text-box>
            <text:p text:style-name="P1"><text:span text:style-name="T4">Lute, Doug </text:span></text:p>
          </draw:text-box>
        </draw:frame>
        <draw:frame draw:style-name="gr1" draw:text-style-name="P2" draw:layer="layout" svg:width="11.11cm" svg:height="0.475cm" svg:x="7.8cm" svg:y="19.83cm">
          <draw:text-box>
            <text:p text:style-name="P1"><text:span text:style-name="T4">(General) President Bush’s Advisor on Iraq, from May 2007</text:span></text:p>
          </draw:text-box>
        </draw:frame>
        <draw:frame draw:style-name="gr1" draw:text-style-name="P2" draw:layer="layout" svg:width="3.334cm" svg:height="0.475cm" svg:x="2.2cm" svg:y="20.494cm">
          <draw:text-box>
            <text:p text:style-name="P1"><text:span text:style-name="T4">Lyall Grant, Mark </text:span></text:p>
          </draw:text-box>
        </draw:frame>
        <draw:frame draw:style-name="gr1" draw:text-style-name="P2" draw:layer="layout" svg:width="8.334cm" svg:height="0.475cm" svg:x="7.8cm" svg:y="20.494cm">
          <draw:text-box>
            <text:p text:style-name="P1"><text:span text:style-name="T4"><text:s/></text:span><text:span text:style-name="T4">FCO, Director General Political, 2007-2009 </text:span></text:p>
          </draw:text-box>
        </draw:frame>
        <draw:frame draw:style-name="gr1" draw:text-style-name="P2" draw:layer="layout" svg:width="3.723cm" svg:height="0.475cm" svg:x="7.8cm" svg:y="21.058cm">
          <draw:text-box>
            <text:p text:style-name="P1"><text:span text:style-name="T4">(Sir) Inquiry witness</text:span></text:p>
          </draw:text-box>
        </draw:frame>
        <draw:frame draw:style-name="gr1" draw:text-style-name="P2" draw:layer="layout" svg:width="2.8cm" svg:height="0.475cm" svg:x="2.2cm" svg:y="21.723cm">
          <draw:text-box>
            <text:p text:style-name="P1"><text:span text:style-name="T4">Lynch, Selena </text:span></text:p>
          </draw:text-box>
        </draw:frame>
        <draw:frame draw:style-name="gr1" draw:text-style-name="P2" draw:layer="layout" svg:width="10.039cm" svg:height="0.475cm" svg:x="7.8cm" svg:y="21.723cm">
          <draw:text-box>
            <text:p text:style-name="P1"><text:span text:style-name="T4">Assistant Deputy Coroner for Oxfordshire, 2005-2014</text:span></text:p>
          </draw:text-box>
        </draw:frame>
        <draw:frame draw:style-name="gr3" draw:text-style-name="P4" draw:layer="layout" svg:width="0.563cm" svg:height="0.628cm" svg:x="2.2cm" svg:y="22.751cm">
          <draw:text-box>
            <text:p text:style-name="P1"><text:span text:style-name="T3">M</text:span></text:p>
          </draw:text-box>
        </draw:frame>
        <draw:frame draw:style-name="gr1" draw:text-style-name="P2" draw:layer="layout" svg:width="3.351cm" svg:height="0.475cm" svg:x="2.2cm" svg:y="23.643cm">
          <draw:text-box>
            <text:p text:style-name="P1"><text:span text:style-name="T4">MacAskill, Kenny </text:span></text:p>
          </draw:text-box>
        </draw:frame>
        <draw:frame draw:style-name="gr1" draw:text-style-name="P2" draw:layer="layout" svg:width="9.519cm" svg:height="0.475cm" svg:x="7.8cm" svg:y="23.643cm">
          <draw:text-box>
            <text:p text:style-name="P1"><text:span text:style-name="T4"><text:s/></text:span><text:span text:style-name="T4">Cabinet Secretary for Justice, Scottish Executive, </text:span></text:p>
          </draw:text-box>
        </draw:frame>
        <draw:frame draw:style-name="gr1" draw:text-style-name="P2" draw:layer="layout" svg:width="2.038cm" svg:height="0.475cm" svg:x="7.8cm" svg:y="24.207cm">
          <draw:text-box>
            <text:p text:style-name="P1"><text:span text:style-name="T4">2007-2014</text:span></text:p>
          </draw:text-box>
        </draw:frame>
        <draw:frame draw:style-name="gr1" draw:text-style-name="P2" draw:layer="layout" svg:width="2.919cm" svg:height="0.475cm" svg:x="2.2cm" svg:y="24.872cm">
          <draw:text-box>
            <text:p text:style-name="P1"><text:span text:style-name="T4">McCauley, Lee </text:span></text:p>
          </draw:text-box>
        </draw:frame>
        <draw:frame draw:style-name="gr1" draw:text-style-name="P2" draw:layer="layout" svg:width="10.357cm" svg:height="0.475cm" svg:x="7.8cm" svg:y="24.872cm">
          <draw:text-box>
            <text:p text:style-name="P1"><text:span text:style-name="T4">MOD Assistant Director, Defence Resources and Plans</text:span></text:p>
          </draw:text-box>
        </draw:frame>
        <draw:frame draw:style-name="gr1" draw:text-style-name="P2" draw:layer="layout" svg:width="3.892cm" svg:height="0.475cm" svg:x="2.2cm" svg:y="25.536cm">
          <draw:text-box>
            <text:p text:style-name="P1"><text:span text:style-name="T4">McChrystal, Stanley </text:span></text:p>
          </draw:text-box>
        </draw:frame>
        <draw:frame draw:style-name="gr1" draw:text-style-name="P2" draw:layer="layout" svg:width="0.422cm" svg:height="0.475cm" svg:x="7.8cm" svg:y="25.53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619cm" svg:height="0.475cm" svg:x="7.8cm" svg:y="25.536cm">
          <draw:text-box>
            <text:p text:style-name="P1"><text:span text:style-name="T4">(General) Commander International Security Assistance </text:span></text:p>
          </draw:text-box>
        </draw:frame>
        <draw:frame draw:style-name="gr1" draw:text-style-name="P2" draw:layer="layout" svg:width="9.184cm" svg:height="0.475cm" svg:x="7.8cm" svg:y="26.101cm">
          <draw:text-box>
            <text:p text:style-name="P1"><text:span text:style-name="T4">Force, and Commander US Forces Afghanistan, </text:span></text:p>
          </draw:text-box>
        </draw:frame>
        <draw:frame draw:style-name="gr1" draw:text-style-name="P2" draw:layer="layout" svg:width="4.121cm" svg:height="0.475cm" svg:x="7.8cm" svg:y="26.665cm">
          <draw:text-box>
            <text:p text:style-name="P1"><text:span text:style-name="T4">June 2009-June 2010</text:span></text:p>
          </draw:text-box>
        </draw:frame>
      </draw:page>
      <draw:page draw:name="page27" draw:style-name="dp1" draw:master-page-name="master-page26">
        <draw:frame draw:style-name="gr4" draw:text-style-name="P5" draw:layer="layout" svg:width="4.506cm" svg:height="0.395cm" svg:x="14.316cm" svg:y="1.138cm">
          <draw:text-box>
            <text:p text:style-name="P1"><text:span text:style-name="T5">Annex 3 <text:s/>| <text:s/>Names and post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9</text:span></text:p>
          </draw:text-box>
        </draw:frame>
        <draw:frame draw:style-name="gr1" draw:text-style-name="P2" draw:layer="layout" svg:width="3.981cm" svg:height="0.475cm" svg:x="2.2cm" svg:y="2.525cm">
          <draw:text-box>
            <text:p text:style-name="P1"><text:span text:style-name="T4">McClement, Timothy </text:span></text:p>
          </draw:text-box>
        </draw:frame>
        <draw:frame draw:style-name="gr1" draw:text-style-name="P2" draw:layer="layout" svg:width="0.422cm" svg:height="0.475cm" svg:x="7.8cm" svg:y="2.52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9.265cm" svg:height="0.475cm" svg:x="7.8cm" svg:y="2.525cm">
          <draw:text-box>
            <text:p text:style-name="P1"><text:span text:style-name="T4">(Rear Admiral) Assistant Chief of the Naval Staff, </text:span></text:p>
          </draw:text-box>
        </draw:frame>
        <draw:frame draw:style-name="gr1" draw:text-style-name="P2" draw:layer="layout" svg:width="2.038cm" svg:height="0.475cm" svg:x="7.8cm" svg:y="3.09cm">
          <draw:text-box>
            <text:p text:style-name="P1"><text:span text:style-name="T4">2001-2003</text:span></text:p>
          </draw:text-box>
        </draw:frame>
        <draw:frame draw:style-name="gr1" draw:text-style-name="P2" draw:layer="layout" svg:width="2.572cm" svg:height="0.475cm" svg:x="2.2cm" svg:y="3.754cm">
          <draw:text-box>
            <text:p text:style-name="P1"><text:span text:style-name="T4">McColl, John </text:span></text:p>
          </draw:text-box>
        </draw:frame>
        <draw:frame draw:style-name="gr1" draw:text-style-name="P2" draw:layer="layout" svg:width="0.422cm" svg:height="0.475cm" svg:x="7.8cm" svg:y="3.754cm">
          <draw:text-box>
            <text:p text:style-name="P1"><text:span text:style-name="T4"><text:s/></text:span></text:p>
          </draw:text-box>
        </draw:frame>
        <draw:frame draw:style-name="gr5" draw:text-style-name="P2" draw:layer="layout" svg:width="10.64cm" svg:height="0.475cm" svg:x="7.8cm" svg:y="3.754cm">
          <draw:text-box>
            <text:p text:style-name="P1"><text:span text:style-name="T6">(Lieutenant General) Senior British Military Representative</text:span></text:p>
          </draw:text-box>
        </draw:frame>
        <draw:frame draw:style-name="gr1" draw:text-style-name="P2" draw:layer="layout" svg:width="0.476cm" svg:height="0.475cm" svg:x="18.413cm" svg:y="3.754cm">
          <draw:text-box>
            <text:p text:style-name="P1"><text:span text:style-name="T4"><text:s/>– </text:span></text:p>
          </draw:text-box>
        </draw:frame>
        <draw:frame draw:style-name="gr1" draw:text-style-name="P2" draw:layer="layout" svg:width="4.629cm" svg:height="0.475cm" svg:x="7.8cm" svg:y="4.318cm">
          <draw:text-box>
            <text:p text:style-name="P1"><text:span text:style-name="T4">Iraq, April-October 2004 </text:span></text:p>
          </draw:text-box>
        </draw:frame>
        <draw:frame draw:style-name="gr1" draw:text-style-name="P2" draw:layer="layout" svg:width="5.353cm" svg:height="0.475cm" svg:x="7.8cm" svg:y="4.883cm">
          <draw:text-box>
            <text:p text:style-name="P1"><text:span text:style-name="T4">(General Sir) Inquiry witness</text:span></text:p>
          </draw:text-box>
        </draw:frame>
        <draw:frame draw:style-name="gr1" draw:text-style-name="P2" draw:layer="layout" svg:width="3.469cm" svg:height="0.475cm" svg:x="2.2cm" svg:y="5.547cm">
          <draw:text-box>
            <text:p text:style-name="P1"><text:span text:style-name="T4">McDonald, Simon </text:span></text:p>
          </draw:text-box>
        </draw:frame>
        <draw:frame draw:style-name="gr1" draw:text-style-name="P2" draw:layer="layout" svg:width="10.002cm" svg:height="0.475cm" svg:x="7.8cm" svg:y="5.547cm">
          <draw:text-box>
            <text:p text:style-name="P1"><text:span text:style-name="T4"><text:s/></text:span><text:span text:style-name="T4">Principal Private Secretary to the Foreign Secretary, </text:span></text:p>
          </draw:text-box>
        </draw:frame>
        <draw:frame draw:style-name="gr1" draw:text-style-name="P2" draw:layer="layout" svg:width="2.157cm" svg:height="0.475cm" svg:x="7.8cm" svg:y="6.112cm">
          <draw:text-box>
            <text:p text:style-name="P1"><text:span text:style-name="T4">2001-2003 </text:span></text:p>
          </draw:text-box>
        </draw:frame>
        <draw:frame draw:style-name="gr1" draw:text-style-name="P2" draw:layer="layout" svg:width="6.822cm" svg:height="0.475cm" svg:x="7.8cm" svg:y="6.676cm">
          <draw:text-box>
            <text:p text:style-name="P1"><text:span text:style-name="T4">FCO, Director, Iraq, July 2006-2007 </text:span></text:p>
          </draw:text-box>
        </draw:frame>
        <draw:frame draw:style-name="gr1" draw:text-style-name="P2" draw:layer="layout" svg:width="9.692cm" svg:height="0.475cm" svg:x="7.8cm" svg:y="7.241cm">
          <draw:text-box>
            <text:p text:style-name="P1"><text:span text:style-name="T4">Mr Brown’s Foreign Policy Adviser and Head of the </text:span></text:p>
          </draw:text-box>
        </draw:frame>
        <draw:frame draw:style-name="gr1" draw:text-style-name="P2" draw:layer="layout" svg:width="10.433cm" svg:height="0.475cm" svg:x="7.8cm" svg:y="7.805cm">
          <draw:text-box>
            <text:p text:style-name="P1"><text:span text:style-name="T4">Cabinet Office Foreign and Defence Policy Secretariat, </text:span></text:p>
          </draw:text-box>
        </draw:frame>
        <draw:frame draw:style-name="gr1" draw:text-style-name="P2" draw:layer="layout" svg:width="3.198cm" svg:height="0.475cm" svg:x="7.8cm" svg:y="8.37cm">
          <draw:text-box>
            <text:p text:style-name="P1"><text:span text:style-name="T4">June 2007-2010 </text:span></text:p>
          </draw:text-box>
        </draw:frame>
        <draw:frame draw:style-name="gr1" draw:text-style-name="P2" draw:layer="layout" svg:width="2.809cm" svg:height="0.475cm" svg:x="7.8cm" svg:y="8.934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3.003cm" svg:height="0.475cm" svg:x="2.2cm" svg:y="9.598cm">
          <draw:text-box>
            <text:p text:style-name="P1"><text:span text:style-name="T4">McFadden, Pat </text:span></text:p>
          </draw:text-box>
        </draw:frame>
        <draw:frame draw:style-name="gr1" draw:text-style-name="P2" draw:layer="layout" svg:width="6.991cm" svg:height="0.475cm" svg:x="7.8cm" svg:y="9.598cm">
          <draw:text-box>
            <text:p text:style-name="P1"><text:span text:style-name="T4">Mr Blair’s Deputy Chief of Staff, 2002</text:span></text:p>
          </draw:text-box>
        </draw:frame>
        <draw:frame draw:style-name="gr1" draw:text-style-name="P2" draw:layer="layout" svg:width="2.783cm" svg:height="0.475cm" svg:x="2.2cm" svg:y="10.263cm">
          <draw:text-box>
            <text:p text:style-name="P1"><text:span text:style-name="T4">McInnes, Nick </text:span></text:p>
          </draw:text-box>
        </draw:frame>
        <draw:frame draw:style-name="gr1" draw:text-style-name="P2" draw:layer="layout" svg:width="10.391cm" svg:height="0.475cm" svg:x="7.8cm" svg:y="10.263cm">
          <draw:text-box>
            <text:p text:style-name="P1"><text:span text:style-name="T4">Director, UK Trade and Investment, International Group</text:span></text:p>
          </draw:text-box>
        </draw:frame>
        <draw:frame draw:style-name="gr1" draw:text-style-name="P2" draw:layer="layout" svg:width="3.27cm" svg:height="0.475cm" svg:x="2.2cm" svg:y="10.927cm">
          <draw:text-box>
            <text:p text:style-name="P1"><text:span text:style-name="T4">MacKay, Andrew </text:span></text:p>
          </draw:text-box>
        </draw:frame>
        <draw:frame draw:style-name="gr1" draw:text-style-name="P2" draw:layer="layout" svg:width="6.348cm" svg:height="0.475cm" svg:x="7.8cm" svg:y="10.927cm">
          <draw:text-box>
            <text:p text:style-name="P1"><text:span text:style-name="T4">(Brigadier) Commander of CPATT</text:span></text:p>
          </draw:text-box>
        </draw:frame>
        <draw:frame draw:style-name="gr1" draw:text-style-name="P2" draw:layer="layout" svg:width="2.703cm" svg:height="0.475cm" svg:x="2.2cm" svg:y="11.592cm">
          <draw:text-box>
            <text:p text:style-name="P1"><text:span text:style-name="T4">McKane, Tom </text:span></text:p>
          </draw:text-box>
        </draw:frame>
        <draw:frame draw:style-name="gr1" draw:text-style-name="P2" draw:layer="layout" svg:width="10.146cm" svg:height="0.475cm" svg:x="7.8cm" svg:y="11.592cm">
          <draw:text-box>
            <text:p text:style-name="P1"><text:span text:style-name="T4"><text:s/></text:span><text:span text:style-name="T4">Principal Private Secretary to the Defence Secretary, </text:span></text:p>
          </draw:text-box>
        </draw:frame>
        <draw:frame draw:style-name="gr1" draw:text-style-name="P2" draw:layer="layout" svg:width="2.157cm" svg:height="0.475cm" svg:x="7.8cm" svg:y="12.156cm">
          <draw:text-box>
            <text:p text:style-name="P1"><text:span text:style-name="T4">1997-1999 </text:span></text:p>
          </draw:text-box>
        </draw:frame>
        <draw:frame draw:style-name="gr1" draw:text-style-name="P2" draw:layer="layout" svg:width="9.595cm" svg:height="0.475cm" svg:x="7.8cm" svg:y="12.721cm">
          <draw:text-box>
            <text:p text:style-name="P1"><text:span text:style-name="T4">Deputy Head, Overseas and Defence Secretariat, <text:s/></text:span></text:p>
          </draw:text-box>
        </draw:frame>
        <draw:frame draw:style-name="gr1" draw:text-style-name="P2" draw:layer="layout" svg:width="7.275cm" svg:height="0.475cm" svg:x="7.8cm" svg:y="13.285cm">
          <draw:text-box>
            <text:p text:style-name="P1"><text:span text:style-name="T4">Cabinet Office, 1999-September 2002 </text:span></text:p>
          </draw:text-box>
        </draw:frame>
        <draw:frame draw:style-name="gr1" draw:text-style-name="P2" draw:layer="layout" svg:width="8.494cm" svg:height="0.475cm" svg:x="7.8cm" svg:y="13.85cm">
          <draw:text-box>
            <text:p text:style-name="P1"><text:span text:style-name="T4">MOD Director General Resources and Plans </text:span></text:p>
          </draw:text-box>
        </draw:frame>
        <draw:frame draw:style-name="gr1" draw:text-style-name="P2" draw:layer="layout" svg:width="2.809cm" svg:height="0.475cm" svg:x="7.8cm" svg:y="14.414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3.469cm" svg:height="0.475cm" svg:x="2.2cm" svg:y="15.078cm">
          <draw:text-box>
            <text:p text:style-name="P1"><text:span text:style-name="T4">McKiernan, David </text:span></text:p>
          </draw:text-box>
        </draw:frame>
        <draw:frame draw:style-name="gr1" draw:text-style-name="P2" draw:layer="layout" svg:width="10.573cm" svg:height="0.475cm" svg:x="7.8cm" svg:y="15.078cm">
          <draw:text-box>
            <text:p text:style-name="P1"><text:span text:style-name="T4"><text:s/></text:span><text:span text:style-name="T4">(Lieutenant General) US Commander, Coalition Forces </text:span></text:p>
          </draw:text-box>
        </draw:frame>
        <draw:frame draw:style-name="gr1" draw:text-style-name="P2" draw:layer="layout" svg:width="5.34cm" svg:height="0.475cm" svg:x="7.8cm" svg:y="15.643cm">
          <draw:text-box>
            <text:p text:style-name="P1"><text:span text:style-name="T4">Land Component Command</text:span></text:p>
          </draw:text-box>
        </draw:frame>
        <draw:frame draw:style-name="gr1" draw:text-style-name="P2" draw:layer="layout" svg:width="3.452cm" svg:height="0.475cm" svg:x="2.2cm" svg:y="16.307cm">
          <draw:text-box>
            <text:p text:style-name="P1"><text:span text:style-name="T4">MacKiggan, Keith </text:span></text:p>
          </draw:text-box>
        </draw:frame>
        <draw:frame draw:style-name="gr1" draw:text-style-name="P2" draw:layer="layout" svg:width="3.55cm" svg:height="0.475cm" svg:x="7.8cm" svg:y="16.307cm">
          <draw:text-box>
            <text:p text:style-name="P1"><text:span text:style-name="T4"><text:s/></text:span><text:span text:style-name="T4">Head, Basra PRT </text:span></text:p>
          </draw:text-box>
        </draw:frame>
        <draw:frame draw:style-name="gr1" draw:text-style-name="P2" draw:layer="layout" svg:width="2.809cm" svg:height="0.475cm" svg:x="7.8cm" svg:y="16.872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3.452cm" svg:height="0.475cm" svg:x="2.2cm" svg:y="17.536cm">
          <draw:text-box>
            <text:p text:style-name="P1"><text:span text:style-name="T4">McLaughlin, John </text:span></text:p>
          </draw:text-box>
        </draw:frame>
        <draw:frame draw:style-name="gr1" draw:text-style-name="P2" draw:layer="layout" svg:width="10.785cm" svg:height="0.475cm" svg:x="7.8cm" svg:y="17.536cm">
          <draw:text-box>
            <text:p text:style-name="P1"><text:span text:style-name="T4"><text:s/></text:span><text:span text:style-name="T4">Deputy Director, Central Intelligence Agency, 2000-2004 </text:span></text:p>
          </draw:text-box>
        </draw:frame>
        <draw:frame draw:style-name="gr1" draw:text-style-name="P2" draw:layer="layout" svg:width="8.464cm" svg:height="0.475cm" svg:x="7.8cm" svg:y="18.101cm">
          <draw:text-box>
            <text:p text:style-name="P1"><text:span text:style-name="T4">Acting Director, Central Intelligence Agency, <text:s/></text:span></text:p>
          </draw:text-box>
        </draw:frame>
        <draw:frame draw:style-name="gr1" draw:text-style-name="P2" draw:layer="layout" svg:width="5.107cm" svg:height="0.475cm" svg:x="7.8cm" svg:y="18.665cm">
          <draw:text-box>
            <text:p text:style-name="P1"><text:span text:style-name="T4">July 2004-September 2004</text:span></text:p>
          </draw:text-box>
        </draw:frame>
        <draw:frame draw:style-name="gr1" draw:text-style-name="P2" draw:layer="layout" svg:width="2.648cm" svg:height="0.475cm" svg:x="2.2cm" svg:y="19.33cm">
          <draw:text-box>
            <text:p text:style-name="P1"><text:span text:style-name="T4">Macleod, Iain </text:span></text:p>
          </draw:text-box>
        </draw:frame>
        <draw:frame draw:style-name="gr1" draw:text-style-name="P2" draw:layer="layout" svg:width="10.34cm" svg:height="0.475cm" svg:x="7.8cm" svg:y="19.33cm">
          <draw:text-box>
            <text:p text:style-name="P1"><text:span text:style-name="T4"><text:s/></text:span><text:span text:style-name="T4">Legal Counsellor, UK Permanent Mission to the UN in </text:span></text:p>
          </draw:text-box>
        </draw:frame>
        <draw:frame draw:style-name="gr1" draw:text-style-name="P2" draw:layer="layout" svg:width="1.907cm" svg:height="0.475cm" svg:x="7.8cm" svg:y="19.894cm">
          <draw:text-box>
            <text:p text:style-name="P1"><text:span text:style-name="T4">New York </text:span></text:p>
          </draw:text-box>
        </draw:frame>
        <draw:frame draw:style-name="gr1" draw:text-style-name="P2" draw:layer="layout" svg:width="4.32cm" svg:height="0.475cm" svg:x="7.8cm" svg:y="20.458cm">
          <draw:text-box>
            <text:p text:style-name="P1"><text:span text:style-name="T4">FCO Legal Counsellor </text:span></text:p>
          </draw:text-box>
        </draw:frame>
        <draw:frame draw:style-name="gr1" draw:text-style-name="P2" draw:layer="layout" svg:width="2.809cm" svg:height="0.475cm" svg:x="7.8cm" svg:y="21.023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4.278cm" svg:height="0.475cm" svg:x="2.2cm" svg:y="21.687cm">
          <draw:text-box>
            <text:p text:style-name="P1"><text:span text:style-name="T4">McLoughlin, Elizabeth </text:span></text:p>
          </draw:text-box>
        </draw:frame>
        <draw:frame draw:style-name="gr1" draw:text-style-name="P2" draw:layer="layout" svg:width="9.269cm" svg:height="0.475cm" svg:x="7.8cm" svg:y="21.687cm">
          <draw:text-box>
            <text:p text:style-name="P1"><text:span text:style-name="T4">MOD, Director General Service Personnel Policy </text:span></text:p>
          </draw:text-box>
        </draw:frame>
        <draw:frame draw:style-name="gr1" draw:text-style-name="P2" draw:layer="layout" svg:width="4.036cm" svg:height="0.475cm" svg:x="2.2cm" svg:y="22.352cm">
          <draw:text-box>
            <text:p text:style-name="P1"><text:span text:style-name="T4">McMenamin, Joseph </text:span></text:p>
          </draw:text-box>
        </draw:frame>
        <draw:frame draw:style-name="gr1" draw:text-style-name="P2" draw:layer="layout" svg:width="8.452cm" svg:height="0.475cm" svg:x="7.8cm" svg:y="22.352cm">
          <draw:text-box>
            <text:p text:style-name="P1"><text:span text:style-name="T4">(Brigadier General) Head, Iraq Survey Group</text:span></text:p>
          </draw:text-box>
        </draw:frame>
        <draw:frame draw:style-name="gr1" draw:text-style-name="P2" draw:layer="layout" svg:width="3.859cm" svg:height="0.475cm" svg:x="2.2cm" svg:y="23.016cm">
          <draw:text-box>
            <text:p text:style-name="P1"><text:span text:style-name="T4">Macnaughton, Joan </text:span></text:p>
          </draw:text-box>
        </draw:frame>
        <draw:frame draw:style-name="gr1" draw:text-style-name="P2" draw:layer="layout" svg:width="7.736cm" svg:height="0.475cm" svg:x="7.8cm" svg:y="23.016cm">
          <draw:text-box>
            <text:p text:style-name="P1"><text:span text:style-name="T4">DTI Director General, Energy, 2002-2005</text:span></text:p>
          </draw:text-box>
        </draw:frame>
        <draw:frame draw:style-name="gr1" draw:text-style-name="P2" draw:layer="layout" svg:width="4.32cm" svg:height="0.475cm" svg:x="2.2cm" svg:y="23.681cm">
          <draw:text-box>
            <text:p text:style-name="P1"><text:span text:style-name="T4">Macpherson, Nicholas </text:span></text:p>
          </draw:text-box>
        </draw:frame>
        <draw:frame draw:style-name="gr1" draw:text-style-name="P2" draw:layer="layout" svg:width="0.422cm" svg:height="0.475cm" svg:x="7.8cm" svg:y="23.68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9.286cm" svg:height="0.475cm" svg:x="7.8cm" svg:y="23.681cm">
          <draw:text-box>
            <text:p text:style-name="P1"><text:span text:style-name="T4">Director General, Public Expenditure, 2001-2005 </text:span></text:p>
          </draw:text-box>
        </draw:frame>
        <draw:frame draw:style-name="gr1" draw:text-style-name="P2" draw:layer="layout" svg:width="8.147cm" svg:height="0.475cm" svg:x="7.8cm" svg:y="24.245cm">
          <draw:text-box>
            <text:p text:style-name="P1"><text:span text:style-name="T4">Treasury Permanent Secretary, 2005-2016 </text:span></text:p>
          </draw:text-box>
        </draw:frame>
        <draw:frame draw:style-name="gr1" draw:text-style-name="P2" draw:layer="layout" svg:width="3.723cm" svg:height="0.475cm" svg:x="7.8cm" svg:y="24.81cm">
          <draw:text-box>
            <text:p text:style-name="P1"><text:span text:style-name="T4">(Sir) Inquiry witness</text:span></text:p>
          </draw:text-box>
        </draw:frame>
        <draw:frame draw:style-name="gr1" draw:text-style-name="P2" draw:layer="layout" svg:width="3.473cm" svg:height="0.475cm" svg:x="2.2cm" svg:y="25.474cm">
          <draw:text-box>
            <text:p text:style-name="P1"><text:span text:style-name="T4">MacShane, Denis </text:span></text:p>
          </draw:text-box>
        </draw:frame>
        <draw:frame draw:style-name="gr1" draw:text-style-name="P2" draw:layer="layout" svg:width="8.969cm" svg:height="0.475cm" svg:x="7.8cm" svg:y="25.474cm">
          <draw:text-box>
            <text:p text:style-name="P1"><text:span text:style-name="T4"><text:s/></text:span><text:span text:style-name="T4">FCO Minister for Europe, April 2002-May 2005 </text:span></text:p>
          </draw:text-box>
        </draw:frame>
        <draw:frame draw:style-name="gr1" draw:text-style-name="P2" draw:layer="layout" svg:width="2.809cm" svg:height="0.475cm" svg:x="7.8cm" svg:y="26.038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4.557cm" svg:height="0.475cm" svg:x="2.2cm" svg:y="26.703cm">
          <draw:text-box>
            <text:p text:style-name="P1"><text:span text:style-name="T4">Mahmoud, Abed Hamid </text:span></text:p>
          </draw:text-box>
        </draw:frame>
        <draw:frame draw:style-name="gr1" draw:text-style-name="P2" draw:layer="layout" svg:width="5.645cm" svg:height="0.475cm" svg:x="7.8cm" svg:y="26.703cm">
          <draw:text-box>
            <text:p text:style-name="P1"><text:span text:style-name="T4">Secretary to Saddam Hussein</text:span></text:p>
          </draw:text-box>
        </draw:frame>
      </draw:page>
      <draw:page draw:name="page2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0</text:span></text:p>
          </draw:text-box>
        </draw:frame>
        <draw:frame draw:style-name="gr1" draw:text-style-name="P2" draw:layer="layout" svg:width="3.478cm" svg:height="0.475cm" svg:x="2.2cm" svg:y="2.525cm">
          <draw:text-box>
            <text:p text:style-name="P1"><text:span text:style-name="T4">Mahugu, Njuguna </text:span></text:p>
          </draw:text-box>
        </draw:frame>
        <draw:frame draw:style-name="gr1" draw:text-style-name="P2" draw:layer="layout" svg:width="8.532cm" svg:height="0.475cm" svg:x="7.8cm" svg:y="2.525cm">
          <draw:text-box>
            <text:p text:style-name="P1"><text:span text:style-name="T4">Kenyan Permanent Representative to the UN</text:span></text:p>
          </draw:text-box>
        </draw:frame>
        <draw:frame draw:style-name="gr1" draw:text-style-name="P2" draw:layer="layout" svg:width="3.181cm" svg:height="0.475cm" svg:x="2.2cm" svg:y="3.19cm">
          <draw:text-box>
            <text:p text:style-name="P1"><text:span text:style-name="T4">Malik, Moazzam </text:span></text:p>
          </draw:text-box>
        </draw:frame>
        <draw:frame draw:style-name="gr1" draw:text-style-name="P2" draw:layer="layout" svg:width="9.07cm" svg:height="0.475cm" svg:x="7.8cm" svg:y="3.19cm">
          <draw:text-box>
            <text:p text:style-name="P1"><text:span text:style-name="T4"><text:s/></text:span><text:span text:style-name="T4">DFID, Head, Iraq Humanitarian Response and <text:s/></text:span></text:p>
          </draw:text-box>
        </draw:frame>
        <draw:frame draw:style-name="gr1" draw:text-style-name="P2" draw:layer="layout" svg:width="3.693cm" svg:height="0.475cm" svg:x="7.8cm" svg:y="3.754cm">
          <draw:text-box>
            <text:p text:style-name="P1"><text:span text:style-name="T4">Co-ordination Team</text:span></text:p>
          </draw:text-box>
        </draw:frame>
        <draw:frame draw:style-name="gr1" draw:text-style-name="P2" draw:layer="layout" svg:width="3.452cm" svg:height="0.475cm" svg:x="2.2cm" svg:y="4.418cm">
          <draw:text-box>
            <text:p text:style-name="P1"><text:span text:style-name="T4">Mandelson, Peter </text:span></text:p>
          </draw:text-box>
        </draw:frame>
        <draw:frame draw:style-name="gr1" draw:text-style-name="P2" draw:layer="layout" svg:width="9.044cm" svg:height="0.475cm" svg:x="7.8cm" svg:y="4.418cm">
          <draw:text-box>
            <text:p text:style-name="P1"><text:span text:style-name="T4">(Lord) Business, Innovation and Skills Secretary</text:span></text:p>
          </draw:text-box>
        </draw:frame>
        <draw:frame draw:style-name="gr1" draw:text-style-name="P2" draw:layer="layout" svg:width="2.529cm" svg:height="0.475cm" svg:x="2.2cm" svg:y="5.083cm">
          <draw:text-box>
            <text:p text:style-name="P1"><text:span text:style-name="T4">Mann, Bruce </text:span></text:p>
          </draw:text-box>
        </draw:frame>
        <draw:frame draw:style-name="gr1" draw:text-style-name="P2" draw:layer="layout" svg:width="9.108cm" svg:height="0.475cm" svg:x="7.8cm" svg:y="5.083cm">
          <draw:text-box>
            <text:p text:style-name="P1"><text:span text:style-name="T4"><text:s/></text:span><text:span text:style-name="T4">MOD Director General Financial Management, <text:s/></text:span></text:p>
          </draw:text-box>
        </draw:frame>
        <draw:frame draw:style-name="gr1" draw:text-style-name="P2" draw:layer="layout" svg:width="4.892cm" svg:height="0.475cm" svg:x="7.8cm" svg:y="5.647cm">
          <draw:text-box>
            <text:p text:style-name="P1"><text:span text:style-name="T4">May 2001-February 2004 </text:span></text:p>
          </draw:text-box>
        </draw:frame>
        <draw:frame draw:style-name="gr1" draw:text-style-name="P2" draw:layer="layout" svg:width="2.809cm" svg:height="0.475cm" svg:x="7.8cm" svg:y="6.212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3.071cm" svg:height="0.475cm" svg:x="2.2cm" svg:y="6.876cm">
          <draw:text-box>
            <text:p text:style-name="P1"><text:span text:style-name="T4">Manning, David </text:span></text:p>
          </draw:text-box>
        </draw:frame>
        <draw:frame draw:style-name="gr1" draw:text-style-name="P2" draw:layer="layout" svg:width="9.676cm" svg:height="0.475cm" svg:x="7.8cm" svg:y="6.876cm">
          <draw:text-box>
            <text:p text:style-name="P1"><text:span text:style-name="T4"><text:s/></text:span><text:span text:style-name="T4">(Sir) Mr Blair’s Foreign Policy Adviser and Head of </text:span></text:p>
          </draw:text-box>
        </draw:frame>
        <draw:frame draw:style-name="gr1" draw:text-style-name="P2" draw:layer="layout" svg:width="10.272cm" svg:height="0.475cm" svg:x="7.8cm" svg:y="7.441cm">
          <draw:text-box>
            <text:p text:style-name="P1"><text:span text:style-name="T4">the Cabinet Office Overseas and Defence Secretariat, </text:span></text:p>
          </draw:text-box>
        </draw:frame>
        <draw:frame draw:style-name="gr1" draw:text-style-name="P2" draw:layer="layout" svg:width="2.157cm" svg:height="0.475cm" svg:x="7.8cm" svg:y="8.005cm">
          <draw:text-box>
            <text:p text:style-name="P1"><text:span text:style-name="T4">2001-2003 </text:span></text:p>
          </draw:text-box>
        </draw:frame>
        <draw:frame draw:style-name="gr1" draw:text-style-name="P2" draw:layer="layout" svg:width="7.94cm" svg:height="0.475cm" svg:x="7.8cm" svg:y="8.57cm">
          <draw:text-box>
            <text:p text:style-name="P1"><text:span text:style-name="T4">British Ambassador to the US, 2003-2007 </text:span></text:p>
          </draw:text-box>
        </draw:frame>
        <draw:frame draw:style-name="gr1" draw:text-style-name="P2" draw:layer="layout" svg:width="2.809cm" svg:height="0.475cm" svg:x="7.8cm" svg:y="9.134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4.93cm" svg:height="0.475cm" svg:x="2.2cm" svg:y="9.798cm">
          <draw:text-box>
            <text:p text:style-name="P1"><text:span text:style-name="T4">Manningham-Buller, Eliza </text:span></text:p>
          </draw:text-box>
        </draw:frame>
        <draw:frame draw:style-name="gr1" draw:text-style-name="P2" draw:layer="layout" svg:width="0.422cm" svg:height="0.475cm" svg:x="7.8cm" svg:y="9.79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725cm" svg:height="0.475cm" svg:x="7.8cm" svg:y="9.798cm">
          <draw:text-box>
            <text:p text:style-name="P1"><text:span text:style-name="T4">Deputy Director General of the Security Service, to 2002 </text:span></text:p>
          </draw:text-box>
        </draw:frame>
        <draw:frame draw:style-name="gr1" draw:text-style-name="P2" draw:layer="layout" svg:width="7.719cm" svg:height="0.475cm" svg:x="7.8cm" svg:y="10.363cm">
          <draw:text-box>
            <text:p text:style-name="P1"><text:span text:style-name="T4">Director General of the Security Service, </text:span></text:p>
          </draw:text-box>
        </draw:frame>
        <draw:frame draw:style-name="gr1" draw:text-style-name="P2" draw:layer="layout" svg:width="4.752cm" svg:height="0.475cm" svg:x="7.8cm" svg:y="10.927cm">
          <draw:text-box>
            <text:p text:style-name="P1"><text:span text:style-name="T4">October 2002-April 2007 </text:span></text:p>
          </draw:text-box>
        </draw:frame>
        <draw:frame draw:style-name="gr1" draw:text-style-name="P2" draw:layer="layout" svg:width="5.002cm" svg:height="0.475cm" svg:x="7.8cm" svg:y="11.492cm">
          <draw:text-box>
            <text:p text:style-name="P1"><text:span text:style-name="T4">(Baroness) Inquiry witness</text:span></text:p>
          </draw:text-box>
        </draw:frame>
        <draw:frame draw:style-name="gr1" draw:text-style-name="P2" draw:layer="layout" svg:width="2.335cm" svg:height="0.475cm" svg:x="2.2cm" svg:y="12.156cm">
          <draw:text-box>
            <text:p text:style-name="P1"><text:span text:style-name="T4">Mans, Mark </text:span></text:p>
          </draw:text-box>
        </draw:frame>
        <draw:frame draw:style-name="gr1" draw:text-style-name="P2" draw:layer="layout" svg:width="9.18cm" svg:height="0.475cm" svg:x="7.8cm" svg:y="12.156cm">
          <draw:text-box>
            <text:p text:style-name="P1"><text:span text:style-name="T4"><text:s/></text:span><text:span text:style-name="T4">(Major General) Deputy Commanding General, <text:s/></text:span></text:p>
          </draw:text-box>
        </draw:frame>
        <draw:frame draw:style-name="gr1" draw:text-style-name="P2" draw:layer="layout" svg:width="9.586cm" svg:height="0.475cm" svg:x="7.8cm" svg:y="12.721cm">
          <draw:text-box>
            <text:p text:style-name="P1"><text:span text:style-name="T4">Multi-National Force – Iraq, February-August 2005 </text:span></text:p>
          </draw:text-box>
        </draw:frame>
        <draw:frame draw:style-name="gr1" draw:text-style-name="P2" draw:layer="layout" svg:width="11.043cm" svg:height="0.475cm" svg:x="7.8cm" svg:y="13.285cm">
          <draw:text-box>
            <text:p text:style-name="P1"><text:span text:style-name="T4">(Lieutenant General) Deputy Adjutant General, 2005-2008 </text:span></text:p>
          </draw:text-box>
        </draw:frame>
        <draw:frame draw:style-name="gr1" draw:text-style-name="P2" draw:layer="layout" svg:width="2.809cm" svg:height="0.475cm" svg:x="7.8cm" svg:y="13.85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999cm" svg:height="0.475cm" svg:x="2.2cm" svg:y="14.514cm">
          <draw:text-box>
            <text:p text:style-name="P1"><text:span text:style-name="T4">Mansoor, Peter </text:span></text:p>
          </draw:text-box>
        </draw:frame>
        <draw:frame draw:style-name="gr1" draw:text-style-name="P2" draw:layer="layout" svg:width="8.964cm" svg:height="0.475cm" svg:x="7.8cm" svg:y="14.514cm">
          <draw:text-box>
            <text:p text:style-name="P1"><text:span text:style-name="T4">(Colonel) Executive Officer to General Petraeus</text:span></text:p>
          </draw:text-box>
        </draw:frame>
        <draw:frame draw:style-name="gr1" draw:text-style-name="P2" draw:layer="layout" svg:width="3.66cm" svg:height="0.475cm" svg:x="2.2cm" svg:y="15.178cm">
          <draw:text-box>
            <text:p text:style-name="P1"><text:span text:style-name="T4">Marsden, Rosalind </text:span></text:p>
          </draw:text-box>
        </draw:frame>
        <draw:frame draw:style-name="gr1" draw:text-style-name="P2" draw:layer="layout" svg:width="9.04cm" svg:height="0.475cm" svg:x="7.8cm" svg:y="15.178cm">
          <draw:text-box>
            <text:p text:style-name="P1"><text:span text:style-name="T4">(Dr) British Consul General in Basra, 2006-2007</text:span></text:p>
          </draw:text-box>
        </draw:frame>
        <draw:frame draw:style-name="gr1" draw:text-style-name="P2" draw:layer="layout" svg:width="5.141cm" svg:height="0.475cm" svg:x="2.2cm" svg:y="15.843cm">
          <draw:text-box>
            <text:p text:style-name="P1"><text:span text:style-name="T4">Marshall-Andrews, Robert <text:s/></text:span></text:p>
          </draw:text-box>
        </draw:frame>
        <draw:frame draw:style-name="gr1" draw:text-style-name="P2" draw:layer="layout" svg:width="0.422cm" svg:height="0.475cm" svg:x="7.8cm" svg:y="15.84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746cm" svg:height="0.475cm" svg:x="7.8cm" svg:y="15.843cm">
          <draw:text-box>
            <text:p text:style-name="P1"><text:span text:style-name="T4">Member of Parliament and Member of the Hutton Inquiry </text:span></text:p>
          </draw:text-box>
        </draw:frame>
        <draw:frame draw:style-name="gr1" draw:text-style-name="P2" draw:layer="layout" svg:width="2.051cm" svg:height="0.475cm" svg:x="7.8cm" svg:y="16.407cm">
          <draw:text-box>
            <text:p text:style-name="P1"><text:span text:style-name="T4">Committee</text:span></text:p>
          </draw:text-box>
        </draw:frame>
        <draw:frame draw:style-name="gr1" draw:text-style-name="P2" draw:layer="layout" svg:width="4.561cm" svg:height="0.475cm" svg:x="2.2cm" svg:y="17.072cm">
          <draw:text-box>
            <text:p text:style-name="P1"><text:span text:style-name="T4">Mashhadani, Mahmoud </text:span></text:p>
          </draw:text-box>
        </draw:frame>
        <draw:frame draw:style-name="gr1" draw:text-style-name="P2" draw:layer="layout" svg:width="0.422cm" svg:height="0.475cm" svg:x="7.8cm" svg:y="17.07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8.054cm" svg:height="0.475cm" svg:x="7.8cm" svg:y="17.072cm">
          <draw:text-box>
            <text:p text:style-name="P1"><text:span text:style-name="T4">Speaker, Iraqi Council of Representatives, </text:span></text:p>
          </draw:text-box>
        </draw:frame>
        <draw:frame draw:style-name="gr1" draw:text-style-name="P2" draw:layer="layout" svg:width="5.408cm" svg:height="0.475cm" svg:x="7.8cm" svg:y="17.636cm">
          <draw:text-box>
            <text:p text:style-name="P1"><text:span text:style-name="T4">March 2006-December 2008</text:span></text:p>
          </draw:text-box>
        </draw:frame>
        <draw:frame draw:style-name="gr1" draw:text-style-name="P2" draw:layer="layout" svg:width="2.948cm" svg:height="0.475cm" svg:x="2.2cm" svg:y="18.301cm">
          <draw:text-box>
            <text:p text:style-name="P1"><text:span text:style-name="T4">Masters, David </text:span></text:p>
          </draw:text-box>
        </draw:frame>
        <draw:frame draw:style-name="gr1" draw:text-style-name="P2" draw:layer="layout" svg:width="7.652cm" svg:height="0.475cm" svg:x="7.8cm" svg:y="18.301cm">
          <draw:text-box>
            <text:p text:style-name="P1"><text:span text:style-name="T4">Coroner for Wiltshire and Swindon, 1993</text:span></text:p>
          </draw:text-box>
        </draw:frame>
        <draw:frame draw:style-name="gr1" draw:text-style-name="P2" draw:layer="layout" svg:width="2.974cm" svg:height="0.475cm" svg:x="2.2cm" svg:y="18.965cm">
          <draw:text-box>
            <text:p text:style-name="P1"><text:span text:style-name="T4">Mates, Michael </text:span></text:p>
          </draw:text-box>
        </draw:frame>
        <draw:frame draw:style-name="gr1" draw:text-style-name="P2" draw:layer="layout" svg:width="9.307cm" svg:height="0.475cm" svg:x="7.8cm" svg:y="18.965cm">
          <draw:text-box>
            <text:p text:style-name="P1"><text:span text:style-name="T4"><text:s/></text:span><text:span text:style-name="T4">Chair of the House of Commons Defence Select </text:span></text:p>
          </draw:text-box>
        </draw:frame>
        <draw:frame draw:style-name="gr1" draw:text-style-name="P2" draw:layer="layout" svg:width="4.443cm" svg:height="0.475cm" svg:x="7.8cm" svg:y="19.53cm">
          <draw:text-box>
            <text:p text:style-name="P1"><text:span text:style-name="T4">Committee, 1987-1992 </text:span></text:p>
          </draw:text-box>
        </draw:frame>
        <draw:frame draw:style-name="gr1" draw:text-style-name="P2" draw:layer="layout" svg:width="10.48cm" svg:height="0.475cm" svg:x="7.8cm" svg:y="20.094cm">
          <draw:text-box>
            <text:p text:style-name="P1"><text:span text:style-name="T4">Member of the House of Commons Liaison Committee, </text:span></text:p>
          </draw:text-box>
        </draw:frame>
        <draw:frame draw:style-name="gr1" draw:text-style-name="P2" draw:layer="layout" svg:width="3.922cm" svg:height="0.475cm" svg:x="7.8cm" svg:y="20.658cm">
          <draw:text-box>
            <text:p text:style-name="P1"><text:span text:style-name="T4">May 2004-April 2005</text:span></text:p>
          </draw:text-box>
        </draw:frame>
        <draw:frame draw:style-name="gr1" draw:text-style-name="P2" draw:layer="layout" svg:width="4.312cm" svg:height="0.475cm" svg:x="2.2cm" svg:y="21.323cm">
          <draw:text-box>
            <text:p text:style-name="P1"><text:span text:style-name="T4">Mayall, Simon Vincent </text:span></text:p>
          </draw:text-box>
        </draw:frame>
        <draw:frame draw:style-name="gr1" draw:text-style-name="P2" draw:layer="layout" svg:width="0.422cm" svg:height="0.475cm" svg:x="7.8cm" svg:y="21.32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9.061cm" svg:height="0.475cm" svg:x="7.8cm" svg:y="21.323cm">
          <draw:text-box>
            <text:p text:style-name="P1"><text:span text:style-name="T4">(Major General) Deputy Commanding General, <text:s/></text:span></text:p>
          </draw:text-box>
        </draw:frame>
        <draw:frame draw:style-name="gr1" draw:text-style-name="P2" draw:layer="layout" svg:width="5.048cm" svg:height="0.475cm" svg:x="7.8cm" svg:y="21.887cm">
          <draw:text-box>
            <text:p text:style-name="P1"><text:span text:style-name="T4">Multi-National Corps – Iraq</text:span></text:p>
          </draw:text-box>
        </draw:frame>
        <draw:frame draw:style-name="gr1" draw:text-style-name="P2" draw:layer="layout" svg:width="2.364cm" svg:height="0.475cm" svg:x="2.2cm" svg:y="22.552cm">
          <draw:text-box>
            <text:p text:style-name="P1"><text:span text:style-name="T4">Mazen, Abu </text:span></text:p>
          </draw:text-box>
        </draw:frame>
        <draw:frame draw:style-name="gr1" draw:text-style-name="P2" draw:layer="layout" svg:width="10.645cm" svg:height="0.475cm" svg:x="7.8cm" svg:y="22.552cm">
          <draw:text-box>
            <text:p text:style-name="P1"><text:span text:style-name="T4">Palestinian Prime Minister, March 2003-September 2003</text:span></text:p>
          </draw:text-box>
        </draw:frame>
        <draw:frame draw:style-name="gr1" draw:text-style-name="P2" draw:layer="layout" svg:width="2.686cm" svg:height="0.475cm" svg:x="2.2cm" svg:y="23.216cm">
          <draw:text-box>
            <text:p text:style-name="P1"><text:span text:style-name="T4">Mbeki, Thabo </text:span></text:p>
          </draw:text-box>
        </draw:frame>
        <draw:frame draw:style-name="gr1" draw:text-style-name="P2" draw:layer="layout" svg:width="10.192cm" svg:height="0.475cm" svg:x="7.8cm" svg:y="23.216cm">
          <draw:text-box>
            <text:p text:style-name="P1"><text:span text:style-name="T4">President of South Africa, June 1999-September 2008</text:span></text:p>
          </draw:text-box>
        </draw:frame>
        <draw:frame draw:style-name="gr1" draw:text-style-name="P2" draw:layer="layout" svg:width="3.52cm" svg:height="0.475cm" svg:x="2.2cm" svg:y="23.881cm">
          <draw:text-box>
            <text:p text:style-name="P1"><text:span text:style-name="T4">Mehdi, Adel Abdul </text:span></text:p>
          </draw:text-box>
        </draw:frame>
        <draw:frame draw:style-name="gr1" draw:text-style-name="P2" draw:layer="layout" svg:width="7.728cm" svg:height="0.475cm" svg:x="7.8cm" svg:y="23.881cm">
          <draw:text-box>
            <text:p text:style-name="P1"><text:span text:style-name="T4">Iraqi Vice President, April 2005-July 2011</text:span></text:p>
          </draw:text-box>
        </draw:frame>
        <draw:frame draw:style-name="gr1" draw:text-style-name="P2" draw:layer="layout" svg:width="3.071cm" svg:height="0.475cm" svg:x="2.2cm" svg:y="24.545cm">
          <draw:text-box>
            <text:p text:style-name="P1"><text:span text:style-name="T4">Metcalfe, Julian </text:span></text:p>
          </draw:text-box>
        </draw:frame>
        <draw:frame draw:style-name="gr1" draw:text-style-name="P2" draw:layer="layout" svg:width="6.166cm" svg:height="0.475cm" svg:x="7.8cm" svg:y="24.545cm">
          <draw:text-box>
            <text:p text:style-name="P1"><text:span text:style-name="T4">FCO, Head, Estate Strategy Unit</text:span></text:p>
          </draw:text-box>
        </draw:frame>
        <draw:frame draw:style-name="gr1" draw:text-style-name="P2" draw:layer="layout" svg:width="2.8cm" svg:height="0.475cm" svg:x="2.2cm" svg:y="25.21cm">
          <draw:text-box>
            <text:p text:style-name="P1"><text:span text:style-name="T4">Metz, Thomas </text:span></text:p>
          </draw:text-box>
        </draw:frame>
        <draw:frame draw:style-name="gr1" draw:text-style-name="P2" draw:layer="layout" svg:width="9.511cm" svg:height="0.475cm" svg:x="7.8cm" svg:y="25.21cm">
          <draw:text-box>
            <text:p text:style-name="P1"><text:span text:style-name="T4"><text:s/></text:span><text:span text:style-name="T4">(Lieutenant General) Commander, Multi-National <text:s/></text:span></text:p>
          </draw:text-box>
        </draw:frame>
        <draw:frame draw:style-name="gr1" draw:text-style-name="P2" draw:layer="layout" svg:width="2.339cm" svg:height="0.475cm" svg:x="7.8cm" svg:y="25.774cm">
          <draw:text-box>
            <text:p text:style-name="P1"><text:span text:style-name="T4">Corps – Iraq</text:span></text:p>
          </draw:text-box>
        </draw:frame>
      </draw:page>
      <draw:page draw:name="page29" draw:style-name="dp1" draw:master-page-name="master-page26">
        <draw:frame draw:style-name="gr4" draw:text-style-name="P5" draw:layer="layout" svg:width="4.506cm" svg:height="0.395cm" svg:x="14.316cm" svg:y="1.138cm">
          <draw:text-box>
            <text:p text:style-name="P1"><text:span text:style-name="T5">Annex 3 <text:s/>| <text:s/>Names and post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1</text:span></text:p>
          </draw:text-box>
        </draw:frame>
        <draw:frame draw:style-name="gr1" draw:text-style-name="P2" draw:layer="layout" svg:width="3.702cm" svg:height="0.475cm" svg:x="2.2cm" svg:y="2.525cm">
          <draw:text-box>
            <text:p text:style-name="P1"><text:span text:style-name="T4">Meyer, Christopher </text:span></text:p>
          </draw:text-box>
        </draw:frame>
        <draw:frame draw:style-name="gr1" draw:text-style-name="P2" draw:layer="layout" svg:width="0.422cm" svg:height="0.475cm" svg:x="7.8cm" svg:y="2.52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67cm" svg:height="0.475cm" svg:x="7.8cm" svg:y="2.525cm">
          <draw:text-box>
            <text:p text:style-name="P1"><text:span text:style-name="T4">(Sir) British Ambassador to the US, 1997-February 2003 </text:span></text:p>
          </draw:text-box>
        </draw:frame>
        <draw:frame draw:style-name="gr1" draw:text-style-name="P2" draw:layer="layout" svg:width="2.809cm" svg:height="0.475cm" svg:x="7.8cm" svg:y="3.09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567cm" svg:height="0.475cm" svg:x="2.2cm" svg:y="3.754cm">
          <draw:text-box>
            <text:p text:style-name="P1"><text:span text:style-name="T4">Miles, Oliver <text:s/></text:span></text:p>
          </draw:text-box>
        </draw:frame>
        <draw:frame draw:style-name="gr1" draw:text-style-name="P2" draw:layer="layout" svg:width="6.687cm" svg:height="0.475cm" svg:x="7.8cm" svg:y="3.754cm">
          <draw:text-box>
            <text:p text:style-name="P1"><text:span text:style-name="T4"><text:s/></text:span><text:span text:style-name="T4">British Ambassador to Libya, 1984 </text:span></text:p>
          </draw:text-box>
        </draw:frame>
        <draw:frame draw:style-name="gr1" draw:text-style-name="P2" draw:layer="layout" svg:width="7.914cm" svg:height="0.475cm" svg:x="7.8cm" svg:y="4.318cm">
          <draw:text-box>
            <text:p text:style-name="P1"><text:span text:style-name="T4">British Ambassador to Greece, 1993-1996</text:span></text:p>
          </draw:text-box>
        </draw:frame>
        <draw:frame draw:style-name="gr1" draw:text-style-name="P2" draw:layer="layout" svg:width="3.02cm" svg:height="0.475cm" svg:x="2.2cm" svg:y="4.983cm">
          <draw:text-box>
            <text:p text:style-name="P1"><text:span text:style-name="T4">Miliband, David </text:span></text:p>
          </draw:text-box>
        </draw:frame>
        <draw:frame draw:style-name="gr1" draw:text-style-name="P2" draw:layer="layout" svg:width="7.813cm" svg:height="0.475cm" svg:x="7.8cm" svg:y="4.983cm">
          <draw:text-box>
            <text:p text:style-name="P1"><text:span text:style-name="T4"><text:s/></text:span><text:span text:style-name="T4">Foreign Secretary, June 2007-May 2010 </text:span></text:p>
          </draw:text-box>
        </draw:frame>
        <draw:frame draw:style-name="gr1" draw:text-style-name="P2" draw:layer="layout" svg:width="2.809cm" svg:height="0.475cm" svg:x="7.8cm" svg:y="5.547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8cm" svg:height="0.475cm" svg:x="2.2cm" svg:y="6.212cm">
          <draw:text-box>
            <text:p text:style-name="P1"><text:span text:style-name="T4">Miller, Carolyn </text:span></text:p>
          </draw:text-box>
        </draw:frame>
        <draw:frame draw:style-name="gr1" draw:text-style-name="P2" draw:layer="layout" svg:width="10.599cm" svg:height="0.475cm" svg:x="7.8cm" svg:y="6.212cm">
          <draw:text-box>
            <text:p text:style-name="P1"><text:span text:style-name="T4"><text:s/></text:span><text:span text:style-name="T4">DFID Director Middle East and North Africa, 2001-2004 </text:span></text:p>
          </draw:text-box>
        </draw:frame>
        <draw:frame draw:style-name="gr1" draw:text-style-name="P2" draw:layer="layout" svg:width="2.809cm" svg:height="0.475cm" svg:x="7.8cm" svg:y="6.776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423cm" svg:height="0.475cm" svg:x="2.2cm" svg:y="7.441cm">
          <draw:text-box>
            <text:p text:style-name="P1"><text:span text:style-name="T4">Miller, Frank </text:span></text:p>
          </draw:text-box>
        </draw:frame>
        <draw:frame draw:style-name="gr1" draw:text-style-name="P2" draw:layer="layout" svg:width="10.95cm" svg:height="0.475cm" svg:x="7.8cm" svg:y="7.441cm">
          <draw:text-box>
            <text:p text:style-name="P1"><text:span text:style-name="T4"><text:s/></text:span><text:span text:style-name="T4">US National Security Council Senior Director for Defense </text:span></text:p>
          </draw:text-box>
        </draw:frame>
        <draw:frame draw:style-name="gr1" draw:text-style-name="P2" draw:layer="layout" svg:width="9.726cm" svg:height="0.475cm" svg:x="7.8cm" svg:y="8.005cm">
          <draw:text-box>
            <text:p text:style-name="P1"><text:span text:style-name="T4">Policy and Arms Control, January 2001-March 2005</text:span></text:p>
          </draw:text-box>
        </draw:frame>
        <draw:frame draw:style-name="gr1" draw:text-style-name="P2" draw:layer="layout" svg:width="2.449cm" svg:height="0.475cm" svg:x="2.2cm" svg:y="8.67cm">
          <draw:text-box>
            <text:p text:style-name="P1"><text:span text:style-name="T4">Miller, Julian </text:span></text:p>
          </draw:text-box>
        </draw:frame>
        <draw:frame draw:style-name="gr1" draw:text-style-name="P2" draw:layer="layout" svg:width="10.146cm" svg:height="0.475cm" svg:x="7.8cm" svg:y="8.67cm">
          <draw:text-box>
            <text:p text:style-name="P1"><text:span text:style-name="T4"><text:s/></text:span><text:span text:style-name="T4">Principal Private Secretary to the Defence Secretary, </text:span></text:p>
          </draw:text-box>
        </draw:frame>
        <draw:frame draw:style-name="gr1" draw:text-style-name="P2" draw:layer="layout" svg:width="6.551cm" svg:height="0.475cm" svg:x="7.8cm" svg:y="9.234cm">
          <draw:text-box>
            <text:p text:style-name="P1"><text:span text:style-name="T4">September 1999-September 2001 </text:span></text:p>
          </draw:text-box>
        </draw:frame>
        <draw:frame draw:style-name="gr1" draw:text-style-name="P2" draw:layer="layout" svg:width="9.057cm" svg:height="0.475cm" svg:x="7.8cm" svg:y="9.798cm">
          <draw:text-box>
            <text:p text:style-name="P1"><text:span text:style-name="T4">Chief of the Assessments Staff, Cabinet Office, <text:s/></text:span></text:p>
          </draw:text-box>
        </draw:frame>
        <draw:frame draw:style-name="gr1" draw:text-style-name="P2" draw:layer="layout" svg:width="6.428cm" svg:height="0.475cm" svg:x="7.8cm" svg:y="10.363cm">
          <draw:text-box>
            <text:p text:style-name="P1"><text:span text:style-name="T4">September 2001-November 2003 </text:span></text:p>
          </draw:text-box>
        </draw:frame>
        <draw:frame draw:style-name="gr1" draw:text-style-name="P2" draw:layer="layout" svg:width="2.809cm" svg:height="0.475cm" svg:x="7.8cm" svg:y="10.927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479cm" svg:height="0.475cm" svg:x="2.2cm" svg:y="11.592cm">
          <draw:text-box>
            <text:p text:style-name="P1"><text:span text:style-name="T4">Millett, Peter </text:span></text:p>
          </draw:text-box>
        </draw:frame>
        <draw:frame draw:style-name="gr1" draw:text-style-name="P2" draw:layer="layout" svg:width="6.492cm" svg:height="0.475cm" svg:x="7.8cm" svg:y="11.592cm">
          <draw:text-box>
            <text:p text:style-name="P1"><text:span text:style-name="T4">FCO, Head, Security Strategy Unit</text:span></text:p>
          </draw:text-box>
        </draw:frame>
        <draw:frame draw:style-name="gr1" draw:text-style-name="P2" draw:layer="layout" svg:width="3.897cm" svg:height="0.475cm" svg:x="2.2cm" svg:y="12.256cm">
          <draw:text-box>
            <text:p text:style-name="P1"><text:span text:style-name="T4">Milošević, Slobodan </text:span></text:p>
          </draw:text-box>
        </draw:frame>
        <draw:frame draw:style-name="gr1" draw:text-style-name="P2" draw:layer="layout" svg:width="0.422cm" svg:height="0.475cm" svg:x="7.8cm" svg:y="12.25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9.184cm" svg:height="0.475cm" svg:x="7.8cm" svg:y="12.256cm">
          <draw:text-box>
            <text:p text:style-name="P1"><text:span text:style-name="T4">President of the Federal Republic of Yugoslavia <text:s/></text:span></text:p>
          </draw:text-box>
        </draw:frame>
        <draw:frame draw:style-name="gr1" draw:text-style-name="P2" draw:layer="layout" svg:width="4.54cm" svg:height="0.475cm" svg:x="7.8cm" svg:y="12.821cm">
          <draw:text-box>
            <text:p text:style-name="P1"><text:span text:style-name="T4">July 1997-October 2000</text:span></text:p>
          </draw:text-box>
        </draw:frame>
        <draw:frame draw:style-name="gr1" draw:text-style-name="P2" draw:layer="layout" svg:width="2.423cm" svg:height="0.475cm" svg:x="2.2cm" svg:y="13.485cm">
          <draw:text-box>
            <text:p text:style-name="P1"><text:span text:style-name="T4">Miscik, Jami </text:span></text:p>
          </draw:text-box>
        </draw:frame>
        <draw:frame draw:style-name="gr1" draw:text-style-name="P2" draw:layer="layout" svg:width="9.803cm" svg:height="0.475cm" svg:x="7.8cm" svg:y="13.485cm">
          <draw:text-box>
            <text:p text:style-name="P1"><text:span text:style-name="T4"><text:s/></text:span><text:span text:style-name="T4">Deputy Director of Intelligence, Central Intelligence </text:span></text:p>
          </draw:text-box>
        </draw:frame>
        <draw:frame draw:style-name="gr1" draw:text-style-name="P2" draw:layer="layout" svg:width="3.66cm" svg:height="0.475cm" svg:x="7.8cm" svg:y="14.05cm">
          <draw:text-box>
            <text:p text:style-name="P1"><text:span text:style-name="T4">Agency, 2002-2005</text:span></text:p>
          </draw:text-box>
        </draw:frame>
        <draw:frame draw:style-name="gr1" draw:text-style-name="P2" draw:layer="layout" svg:width="5.404cm" svg:height="0.475cm" svg:x="2.2cm" svg:y="14.714cm">
          <draw:text-box>
            <text:p text:style-name="P1"><text:span text:style-name="T4">Mohammed, Jowad Hamedi </text:span></text:p>
          </draw:text-box>
        </draw:frame>
        <draw:frame draw:style-name="gr1" draw:text-style-name="P2" draw:layer="layout" svg:width="8.545cm" svg:height="0.475cm" svg:x="7.8cm" svg:y="14.714cm">
          <draw:text-box>
            <text:p text:style-name="P1"><text:span text:style-name="T4">(General) Head, Basra Operations Command</text:span></text:p>
          </draw:text-box>
        </draw:frame>
        <draw:frame draw:style-name="gr1" draw:text-style-name="P2" draw:layer="layout" svg:width="1.42cm" svg:height="0.475cm" svg:x="2.2cm" svg:y="15.378cm">
          <draw:text-box>
            <text:p text:style-name="P1"><text:span text:style-name="T4">Mohan </text:span></text:p>
          </draw:text-box>
        </draw:frame>
        <draw:frame draw:style-name="gr1" draw:text-style-name="P2" draw:layer="layout" svg:width="8.545cm" svg:height="0.475cm" svg:x="7.8cm" svg:y="15.378cm">
          <draw:text-box>
            <text:p text:style-name="P1"><text:span text:style-name="T4">(General) Head, Basra Operations Command</text:span></text:p>
          </draw:text-box>
        </draw:frame>
        <draw:frame draw:style-name="gr1" draw:text-style-name="P2" draw:layer="layout" svg:width="3.016cm" svg:height="0.475cm" svg:x="2.2cm" svg:y="16.043cm">
          <draw:text-box>
            <text:p text:style-name="P1"><text:span text:style-name="T4">Møller, Per Stig </text:span></text:p>
          </draw:text-box>
        </draw:frame>
        <draw:frame draw:style-name="gr1" draw:text-style-name="P2" draw:layer="layout" svg:width="6.729cm" svg:height="0.475cm" svg:x="7.8cm" svg:y="16.043cm">
          <draw:text-box>
            <text:p text:style-name="P1"><text:span text:style-name="T4">Danish Foreign Minister, 2001-2010</text:span></text:p>
          </draw:text-box>
        </draw:frame>
        <draw:frame draw:style-name="gr1" draw:text-style-name="P2" draw:layer="layout" svg:width="3.427cm" svg:height="0.475cm" svg:x="2.2cm" svg:y="16.707cm">
          <draw:text-box>
            <text:p text:style-name="P1"><text:span text:style-name="T4">Monteiro, Antonio </text:span></text:p>
          </draw:text-box>
        </draw:frame>
        <draw:frame draw:style-name="gr1" draw:text-style-name="P2" draw:layer="layout" svg:width="9.265cm" svg:height="0.475cm" svg:x="7.8cm" svg:y="16.707cm">
          <draw:text-box>
            <text:p text:style-name="P1"><text:span text:style-name="T4">Portuguese Permanent Representative to the UN</text:span></text:p>
          </draw:text-box>
        </draw:frame>
        <draw:frame draw:style-name="gr1" draw:text-style-name="P2" draw:layer="layout" svg:width="2.834cm" svg:height="0.475cm" svg:x="2.2cm" svg:y="17.372cm">
          <draw:text-box>
            <text:p text:style-name="P1"><text:span text:style-name="T4">Moonie, Lewis </text:span></text:p>
          </draw:text-box>
        </draw:frame>
        <draw:frame draw:style-name="gr1" draw:text-style-name="P2" draw:layer="layout" svg:width="9.599cm" svg:height="0.475cm" svg:x="7.8cm" svg:y="17.372cm">
          <draw:text-box>
            <text:p text:style-name="P1"><text:span text:style-name="T4"><text:s/></text:span><text:span text:style-name="T4">(Dr) MOD Parliamentary Under Secretary of State </text:span></text:p>
          </draw:text-box>
        </draw:frame>
        <draw:frame draw:style-name="gr1" draw:text-style-name="P2" draw:layer="layout" svg:width="5.256cm" svg:height="0.475cm" svg:x="7.8cm" svg:y="17.936cm">
          <draw:text-box>
            <text:p text:style-name="P1"><text:span text:style-name="T4">Minister for Veterans’ Affairs</text:span></text:p>
          </draw:text-box>
        </draw:frame>
        <draw:frame draw:style-name="gr1" draw:text-style-name="P2" draw:layer="layout" svg:width="3.02cm" svg:height="0.475cm" svg:x="2.2cm" svg:y="18.601cm">
          <draw:text-box>
            <text:p text:style-name="P1"><text:span text:style-name="T4">Moore, Michael </text:span></text:p>
          </draw:text-box>
        </draw:frame>
        <draw:frame draw:style-name="gr1" draw:text-style-name="P2" draw:layer="layout" svg:width="9.167cm" svg:height="0.475cm" svg:x="7.8cm" svg:y="18.601cm">
          <draw:text-box>
            <text:p text:style-name="P1"><text:span text:style-name="T4">Deputy Leader of the Scottish Liberal Democrats</text:span></text:p>
          </draw:text-box>
        </draw:frame>
        <draw:frame draw:style-name="gr1" draw:text-style-name="P2" draw:layer="layout" svg:width="2.919cm" svg:height="0.475cm" svg:x="2.2cm" svg:y="19.265cm">
          <draw:text-box>
            <text:p text:style-name="P1"><text:span text:style-name="T4">Moore, William </text:span></text:p>
          </draw:text-box>
        </draw:frame>
        <draw:frame draw:style-name="gr1" draw:text-style-name="P2" draw:layer="layout" svg:width="9.265cm" svg:height="0.475cm" svg:x="7.8cm" svg:y="19.265cm">
          <draw:text-box>
            <text:p text:style-name="P1"><text:span text:style-name="T4"><text:s/></text:span><text:span text:style-name="T4">(Brigadier) MOD Director, Equipment Capability <text:s/></text:span></text:p>
          </draw:text-box>
        </draw:frame>
        <draw:frame draw:style-name="gr1" draw:text-style-name="P2" draw:layer="layout" svg:width="3.943cm" svg:height="0.475cm" svg:x="7.8cm" svg:y="19.83cm">
          <draw:text-box>
            <text:p text:style-name="P1"><text:span text:style-name="T4">(Ground Manoeuvre)</text:span></text:p>
          </draw:text-box>
        </draw:frame>
        <draw:frame draw:style-name="gr1" draw:text-style-name="P2" draw:layer="layout" svg:width="2.716cm" svg:height="0.475cm" svg:x="2.2cm" svg:y="20.494cm">
          <draw:text-box>
            <text:p text:style-name="P1"><text:span text:style-name="T4">Morgan, Sally </text:span></text:p>
          </draw:text-box>
        </draw:frame>
        <draw:frame draw:style-name="gr1" draw:text-style-name="P2" draw:layer="layout" svg:width="9.464cm" svg:height="0.475cm" svg:x="7.8cm" svg:y="20.494cm">
          <draw:text-box>
            <text:p text:style-name="P1"><text:span text:style-name="T4"><text:s/></text:span><text:span text:style-name="T4">(Baroness Morgan of Huyton) Director of Political </text:span></text:p>
          </draw:text-box>
        </draw:frame>
        <draw:frame draw:style-name="gr1" draw:text-style-name="P2" draw:layer="layout" svg:width="9.277cm" svg:height="0.475cm" svg:x="7.8cm" svg:y="21.058cm">
          <draw:text-box>
            <text:p text:style-name="P1"><text:span text:style-name="T4">and Government Relations to the Prime Minister, </text:span></text:p>
          </draw:text-box>
        </draw:frame>
        <draw:frame draw:style-name="gr1" draw:text-style-name="P2" draw:layer="layout" svg:width="4.231cm" svg:height="0.475cm" svg:x="7.8cm" svg:y="21.623cm">
          <draw:text-box>
            <text:p text:style-name="P1"><text:span text:style-name="T4">November 2001-2005 </text:span></text:p>
          </draw:text-box>
        </draw:frame>
        <draw:frame draw:style-name="gr1" draw:text-style-name="P2" draw:layer="layout" svg:width="2.809cm" svg:height="0.475cm" svg:x="7.8cm" svg:y="22.187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847cm" svg:height="0.475cm" svg:x="2.2cm" svg:y="22.852cm">
          <draw:text-box>
            <text:p text:style-name="P1"><text:span text:style-name="T4">Moseley, Buzz </text:span></text:p>
          </draw:text-box>
        </draw:frame>
        <draw:frame draw:style-name="gr1" draw:text-style-name="P2" draw:layer="layout" svg:width="9.984cm" svg:height="0.475cm" svg:x="7.8cm" svg:y="22.852cm">
          <draw:text-box>
            <text:p text:style-name="P1"><text:span text:style-name="T4">(Lieutenant General) US Air Component Commander</text:span></text:p>
          </draw:text-box>
        </draw:frame>
        <draw:frame draw:style-name="gr1" draw:text-style-name="P2" draw:layer="layout" svg:width="3.071cm" svg:height="0.475cm" svg:x="2.2cm" svg:y="23.516cm">
          <draw:text-box>
            <text:p text:style-name="P1"><text:span text:style-name="T4">Mountain, Ross </text:span></text:p>
          </draw:text-box>
        </draw:frame>
        <draw:frame draw:style-name="gr1" draw:text-style-name="P2" draw:layer="layout" svg:width="11.107cm" svg:height="0.475cm" svg:x="7.8cm" svg:y="23.516cm">
          <draw:text-box>
            <text:p text:style-name="P1"><text:span text:style-name="T4"><text:s/></text:span><text:span text:style-name="T4">UN Secretary-General’s Acting Special Representative for </text:span></text:p>
          </draw:text-box>
        </draw:frame>
        <draw:frame draw:style-name="gr1" draw:text-style-name="P2" draw:layer="layout" svg:width="1.92cm" svg:height="0.475cm" svg:x="7.8cm" svg:y="24.081cm">
          <draw:text-box>
            <text:p text:style-name="P1"><text:span text:style-name="T4">Iraq, 2003</text:span></text:p>
          </draw:text-box>
        </draw:frame>
        <draw:frame draw:style-name="gr1" draw:text-style-name="P2" draw:layer="layout" svg:width="2.83cm" svg:height="0.475cm" svg:x="2.2cm" svg:y="24.745cm">
          <draw:text-box>
            <text:p text:style-name="P1"><text:span text:style-name="T4">Moussa, Amre </text:span></text:p>
          </draw:text-box>
        </draw:frame>
        <draw:frame draw:style-name="gr1" draw:text-style-name="P2" draw:layer="layout" svg:width="7.639cm" svg:height="0.475cm" svg:x="7.8cm" svg:y="24.745cm">
          <draw:text-box>
            <text:p text:style-name="P1"><text:span text:style-name="T4"><text:s/></text:span><text:span text:style-name="T4">Secretary General of the Arab League, <text:s/></text:span></text:p>
          </draw:text-box>
        </draw:frame>
        <draw:frame draw:style-name="gr1" draw:text-style-name="P2" draw:layer="layout" svg:width="4.087cm" svg:height="0.475cm" svg:x="7.8cm" svg:y="25.31cm">
          <draw:text-box>
            <text:p text:style-name="P1"><text:span text:style-name="T4">June 2001-June 2011</text:span></text:p>
          </draw:text-box>
        </draw:frame>
        <draw:frame draw:style-name="gr1" draw:text-style-name="P2" draw:layer="layout" svg:width="3.092cm" svg:height="0.475cm" svg:x="2.2cm" svg:y="25.974cm">
          <draw:text-box>
            <text:p text:style-name="P1"><text:span text:style-name="T4">Mubarak, Hosni </text:span></text:p>
          </draw:text-box>
        </draw:frame>
        <draw:frame draw:style-name="gr1" draw:text-style-name="P2" draw:layer="layout" svg:width="9.163cm" svg:height="0.475cm" svg:x="7.8cm" svg:y="25.974cm">
          <draw:text-box>
            <text:p text:style-name="P1"><text:span text:style-name="T4">President of Egypt, October 1981-February 2011</text:span></text:p>
          </draw:text-box>
        </draw:frame>
        <draw:frame draw:style-name="gr1" draw:text-style-name="P2" draw:layer="layout" svg:width="2.898cm" svg:height="0.475cm" svg:x="2.2cm" svg:y="26.638cm">
          <draw:text-box>
            <text:p text:style-name="P1"><text:span text:style-name="T4">Mukhlis, Hatim </text:span></text:p>
          </draw:text-box>
        </draw:frame>
        <draw:frame draw:style-name="gr1" draw:text-style-name="P2" draw:layer="layout" svg:width="5.857cm" svg:height="0.475cm" svg:x="7.8cm" svg:y="26.638cm">
          <draw:text-box>
            <text:p text:style-name="P1"><text:span text:style-name="T4">Head, Iraqi National Movement</text:span></text:p>
          </draw:text-box>
        </draw:frame>
      </draw:page>
      <draw:page draw:name="page3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2</text:span></text:p>
          </draw:text-box>
        </draw:frame>
        <draw:frame draw:style-name="gr1" draw:text-style-name="P2" draw:layer="layout" svg:width="2.783cm" svg:height="0.475cm" svg:x="2.2cm" svg:y="2.525cm">
          <draw:text-box>
            <text:p text:style-name="P1"><text:span text:style-name="T4">Mulgan, Geoff </text:span></text:p>
          </draw:text-box>
        </draw:frame>
        <draw:frame draw:style-name="gr1" draw:text-style-name="P2" draw:layer="layout" svg:width="8.376cm" svg:height="0.475cm" svg:x="7.8cm" svg:y="2.525cm">
          <draw:text-box>
            <text:p text:style-name="P1"><text:span text:style-name="T4">Head of Policy in the Prime Minister’s Office </text:span></text:p>
          </draw:text-box>
        </draw:frame>
        <draw:frame draw:style-name="gr1" draw:text-style-name="P2" draw:layer="layout" svg:width="2.449cm" svg:height="0.475cm" svg:x="2.2cm" svg:y="3.19cm">
          <draw:text-box>
            <text:p text:style-name="P1"><text:span text:style-name="T4">Mullin, Chris </text:span></text:p>
          </draw:text-box>
        </draw:frame>
        <draw:frame draw:style-name="gr1" draw:text-style-name="P2" draw:layer="layout" svg:width="10.234cm" svg:height="0.475cm" svg:x="7.8cm" svg:y="3.19cm">
          <draw:text-box>
            <text:p text:style-name="P1"><text:span text:style-name="T4">Chairman, Home Affairs Select Committee, 2001-2003</text:span></text:p>
          </draw:text-box>
        </draw:frame>
        <draw:frame draw:style-name="gr1" draw:text-style-name="P2" draw:layer="layout" svg:width="3.257cm" svg:height="0.475cm" svg:x="2.2cm" svg:y="3.854cm">
          <draw:text-box>
            <text:p text:style-name="P1"><text:span text:style-name="T4">Murdoch, James </text:span></text:p>
          </draw:text-box>
        </draw:frame>
        <draw:frame draw:style-name="gr1" draw:text-style-name="P2" draw:layer="layout" svg:width="4.032cm" svg:height="0.475cm" svg:x="7.8cm" svg:y="3.854cm">
          <draw:text-box>
            <text:p text:style-name="P1"><text:span text:style-name="T4">Director/CEO, BSkyB</text:span></text:p>
          </draw:text-box>
        </draw:frame>
        <draw:frame draw:style-name="gr1" draw:text-style-name="P2" draw:layer="layout" svg:width="3.283cm" svg:height="0.475cm" svg:x="2.2cm" svg:y="4.518cm">
          <draw:text-box>
            <text:p text:style-name="P1"><text:span text:style-name="T4">Murdoch, Rupert </text:span></text:p>
          </draw:text-box>
        </draw:frame>
        <draw:frame draw:style-name="gr1" draw:text-style-name="P2" draw:layer="layout" svg:width="7.338cm" svg:height="0.475cm" svg:x="7.8cm" svg:y="4.518cm">
          <draw:text-box>
            <text:p text:style-name="P1"><text:span text:style-name="T4">Chairman and CEO, News Corporation</text:span></text:p>
          </draw:text-box>
        </draw:frame>
        <draw:frame draw:style-name="gr1" draw:text-style-name="P2" draw:layer="layout" svg:width="3.702cm" svg:height="0.475cm" svg:x="2.2cm" svg:y="5.183cm">
          <draw:text-box>
            <text:p text:style-name="P1"><text:span text:style-name="T4">Murphy-O’Connor, <text:s/></text:span></text:p>
          </draw:text-box>
        </draw:frame>
        <draw:frame draw:style-name="gr1" draw:text-style-name="P2" draw:layer="layout" svg:width="7.135cm" svg:height="0.475cm" svg:x="7.8cm" svg:y="5.183cm">
          <draw:text-box>
            <text:p text:style-name="P1"><text:span text:style-name="T4">(Cardinal) Archbishop of Westminster </text:span></text:p>
          </draw:text-box>
        </draw:frame>
        <draw:frame draw:style-name="gr1" draw:text-style-name="P2" draw:layer="layout" svg:width="0.422cm" svg:height="0.475cm" svg:x="2.2cm" svg:y="5.74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.602cm" svg:height="0.475cm" svg:x="2.623cm" svg:y="5.747cm">
          <draw:text-box>
            <text:p text:style-name="P1"><text:span text:style-name="T4">Cormac </text:span></text:p>
          </draw:text-box>
        </draw:frame>
        <draw:frame draw:style-name="gr1" draw:text-style-name="P2" draw:layer="layout" svg:width="3.588cm" svg:height="0.475cm" svg:x="2.2cm" svg:y="6.412cm">
          <draw:text-box>
            <text:p text:style-name="P1"><text:span text:style-name="T4">Musharraf, Pervez </text:span></text:p>
          </draw:text-box>
        </draw:frame>
        <draw:frame draw:style-name="gr1" draw:text-style-name="P2" draw:layer="layout" svg:width="6.293cm" svg:height="0.475cm" svg:x="7.8cm" svg:y="6.412cm">
          <draw:text-box>
            <text:p text:style-name="P1"><text:span text:style-name="T4">President of Pakistan, 2001-2008</text:span></text:p>
          </draw:text-box>
        </draw:frame>
        <draw:frame draw:style-name="gr1" draw:text-style-name="P2" draw:layer="layout" svg:width="4.341cm" svg:height="0.475cm" svg:x="2.2cm" svg:y="7.076cm">
          <draw:text-box>
            <text:p text:style-name="P1"><text:span text:style-name="T4">Mutashar, Mohammed </text:span></text:p>
          </draw:text-box>
        </draw:frame>
        <draw:frame draw:style-name="gr1" draw:text-style-name="P2" draw:layer="layout" svg:width="6.14cm" svg:height="0.475cm" svg:x="7.8cm" svg:y="7.076cm">
          <draw:text-box>
            <text:p text:style-name="P1"><text:span text:style-name="T4">Friend of the Mayor of Sadr City </text:span></text:p>
          </draw:text-box>
        </draw:frame>
        <draw:frame draw:style-name="gr1" draw:text-style-name="P2" draw:layer="layout" svg:width="2.97cm" svg:height="0.475cm" svg:x="2.2cm" svg:y="7.741cm">
          <draw:text-box>
            <text:p text:style-name="P1"><text:span text:style-name="T4">Myers, Richard </text:span></text:p>
          </draw:text-box>
        </draw:frame>
        <draw:frame draw:style-name="gr1" draw:text-style-name="P2" draw:layer="layout" svg:width="10.751cm" svg:height="0.475cm" svg:x="7.8cm" svg:y="7.741cm">
          <draw:text-box>
            <text:p text:style-name="P1"><text:span text:style-name="T4"><text:s/></text:span><text:span text:style-name="T4">(General) Vice-Chairman of the US Joint Chiefs of Staff, </text:span></text:p>
          </draw:text-box>
        </draw:frame>
        <draw:frame draw:style-name="gr1" draw:text-style-name="P2" draw:layer="layout" svg:width="5.603cm" svg:height="0.475cm" svg:x="7.8cm" svg:y="8.305cm">
          <draw:text-box>
            <text:p text:style-name="P1"><text:span text:style-name="T4">February 2000-October 2001 </text:span></text:p>
          </draw:text-box>
        </draw:frame>
        <draw:frame draw:style-name="gr1" draw:text-style-name="P2" draw:layer="layout" svg:width="7.884cm" svg:height="0.475cm" svg:x="7.8cm" svg:y="8.87cm">
          <draw:text-box>
            <text:p text:style-name="P1"><text:span text:style-name="T4">Chairman of the US Joint Chiefs of Staff, <text:s/></text:span></text:p>
          </draw:text-box>
        </draw:frame>
        <draw:frame draw:style-name="gr1" draw:text-style-name="P2" draw:layer="layout" svg:width="5.865cm" svg:height="0.475cm" svg:x="7.8cm" svg:y="9.434cm">
          <draw:text-box>
            <text:p text:style-name="P1"><text:span text:style-name="T4">October 2001-September 2005</text:span></text:p>
          </draw:text-box>
        </draw:frame>
        <draw:frame draw:style-name="gr3" draw:text-style-name="P4" draw:layer="layout" svg:width="0.563cm" svg:height="0.628cm" svg:x="2.2cm" svg:y="10.462cm">
          <draw:text-box>
            <text:p text:style-name="P1"><text:span text:style-name="T3">N</text:span></text:p>
          </draw:text-box>
        </draw:frame>
        <draw:frame draw:style-name="gr1" draw:text-style-name="P2" draw:layer="layout" svg:width="2.432cm" svg:height="0.475cm" svg:x="2.2cm" svg:y="11.354cm">
          <draw:text-box>
            <text:p text:style-name="P1"><text:span text:style-name="T4">Nash, David </text:span></text:p>
          </draw:text-box>
        </draw:frame>
        <draw:frame draw:style-name="gr1" draw:text-style-name="P2" draw:layer="layout" svg:width="10.692cm" svg:height="0.475cm" svg:x="7.8cm" svg:y="11.354cm">
          <draw:text-box>
            <text:p text:style-name="P1"><text:span text:style-name="T4"><text:s/></text:span><text:span text:style-name="T4">(Rear Admiral) CPA Director Iraq Program Management </text:span></text:p>
          </draw:text-box>
        </draw:frame>
        <draw:frame draw:style-name="gr1" draw:text-style-name="P2" draw:layer="layout" svg:width="1.221cm" svg:height="0.475cm" svg:x="7.8cm" svg:y="11.918cm">
          <draw:text-box>
            <text:p text:style-name="P1"><text:span text:style-name="T4">Office </text:span></text:p>
          </draw:text-box>
        </draw:frame>
        <draw:frame draw:style-name="gr1" draw:text-style-name="P2" draw:layer="layout" svg:width="9.679cm" svg:height="0.475cm" svg:x="7.8cm" svg:y="12.483cm">
          <draw:text-box>
            <text:p text:style-name="P1"><text:span text:style-name="T4">US State Department, Director Iraq Reconstruction </text:span></text:p>
          </draw:text-box>
        </draw:frame>
        <draw:frame draw:style-name="gr1" draw:text-style-name="P2" draw:layer="layout" svg:width="3.702cm" svg:height="0.475cm" svg:x="7.8cm" svg:y="13.047cm">
          <draw:text-box>
            <text:p text:style-name="P1"><text:span text:style-name="T4">Management Office</text:span></text:p>
          </draw:text-box>
        </draw:frame>
        <draw:frame draw:style-name="gr1" draw:text-style-name="P2" draw:layer="layout" svg:width="3.185cm" svg:height="0.475cm" svg:x="2.2cm" svg:y="13.712cm">
          <draw:text-box>
            <text:p text:style-name="P1"><text:span text:style-name="T4">Natsios, Andrew </text:span></text:p>
          </draw:text-box>
        </draw:frame>
        <draw:frame draw:style-name="gr1" draw:text-style-name="P2" draw:layer="layout" svg:width="3.914cm" svg:height="0.475cm" svg:x="7.8cm" svg:y="13.712cm">
          <draw:text-box>
            <text:p text:style-name="P1"><text:span text:style-name="T4">Administrator USAID</text:span></text:p>
          </draw:text-box>
        </draw:frame>
        <draw:frame draw:style-name="gr1" draw:text-style-name="P2" draw:layer="layout" svg:width="3.524cm" svg:height="0.475cm" svg:x="2.2cm" svg:y="14.376cm">
          <draw:text-box>
            <text:p text:style-name="P1"><text:span text:style-name="T4">Naworynsky, Mike </text:span></text:p>
          </draw:text-box>
        </draw:frame>
        <draw:frame draw:style-name="gr1" draw:text-style-name="P2" draw:layer="layout" svg:width="0.422cm" svg:height="0.475cm" svg:x="7.8cm" svg:y="14.37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077cm" svg:height="0.475cm" svg:x="7.8cm" svg:y="14.376cm">
          <draw:text-box>
            <text:p text:style-name="P1"><text:span text:style-name="T4">(Wing Commander) Private Secretary to the Defence </text:span></text:p>
          </draw:text-box>
        </draw:frame>
        <draw:frame draw:style-name="gr1" draw:text-style-name="P2" draw:layer="layout" svg:width="4.058cm" svg:height="0.475cm" svg:x="7.8cm" svg:y="14.941cm">
          <draw:text-box>
            <text:p text:style-name="P1"><text:span text:style-name="T4">Secretary, 2002-2004</text:span></text:p>
          </draw:text-box>
        </draw:frame>
        <draw:frame draw:style-name="gr1" draw:text-style-name="P2" draw:layer="layout" svg:width="3.503cm" svg:height="0.475cm" svg:x="2.2cm" svg:y="15.605cm">
          <draw:text-box>
            <text:p text:style-name="P1"><text:span text:style-name="T4">Negroponte, John </text:span></text:p>
          </draw:text-box>
        </draw:frame>
        <draw:frame draw:style-name="gr1" draw:text-style-name="P2" draw:layer="layout" svg:width="10.188cm" svg:height="0.475cm" svg:x="7.8cm" svg:y="15.605cm">
          <draw:text-box>
            <text:p text:style-name="P1"><text:span text:style-name="T4"><text:s/></text:span><text:span text:style-name="T4">US Permanent Representative to the UN, 2001-2004 </text:span></text:p>
          </draw:text-box>
        </draw:frame>
        <draw:frame draw:style-name="gr1" draw:text-style-name="P2" draw:layer="layout" svg:width="7.825cm" svg:height="0.475cm" svg:x="7.8cm" svg:y="16.17cm">
          <draw:text-box>
            <text:p text:style-name="P1"><text:span text:style-name="T4">US Ambassador to Iraq, June 2004-2005 </text:span></text:p>
          </draw:text-box>
        </draw:frame>
        <draw:frame draw:style-name="gr1" draw:text-style-name="P2" draw:layer="layout" svg:width="6.966cm" svg:height="0.475cm" svg:x="7.8cm" svg:y="16.734cm">
          <draw:text-box>
            <text:p text:style-name="P1"><text:span text:style-name="T4">US National Director of Intelligence, <text:s/></text:span></text:p>
          </draw:text-box>
        </draw:frame>
        <draw:frame draw:style-name="gr1" draw:text-style-name="P2" draw:layer="layout" svg:width="4.938cm" svg:height="0.475cm" svg:x="7.8cm" svg:y="17.298cm">
          <draw:text-box>
            <text:p text:style-name="P1"><text:span text:style-name="T4">April 2005-February 2007 </text:span></text:p>
          </draw:text-box>
        </draw:frame>
        <draw:frame draw:style-name="gr1" draw:text-style-name="P2" draw:layer="layout" svg:width="5.933cm" svg:height="0.475cm" svg:x="7.8cm" svg:y="17.863cm">
          <draw:text-box>
            <text:p text:style-name="P1"><text:span text:style-name="T4">US Deputy Secretary of State, <text:s/></text:span></text:p>
          </draw:text-box>
        </draw:frame>
        <draw:frame draw:style-name="gr1" draw:text-style-name="P2" draw:layer="layout" svg:width="5.484cm" svg:height="0.475cm" svg:x="7.8cm" svg:y="18.427cm">
          <draw:text-box>
            <text:p text:style-name="P1"><text:span text:style-name="T4">February 2007-January 2009</text:span></text:p>
          </draw:text-box>
        </draw:frame>
        <draw:frame draw:style-name="gr1" draw:text-style-name="P2" draw:layer="layout" svg:width="2.737cm" svg:height="0.475cm" svg:x="2.2cm" svg:y="19.092cm">
          <draw:text-box>
            <text:p text:style-name="P1"><text:span text:style-name="T4">Nixon, Patrick </text:span></text:p>
          </draw:text-box>
        </draw:frame>
        <draw:frame draw:style-name="gr1" draw:text-style-name="P2" draw:layer="layout" svg:width="8.694cm" svg:height="0.475cm" svg:x="7.8cm" svg:y="19.092cm">
          <draw:text-box>
            <text:p text:style-name="P1"><text:span text:style-name="T4"><text:s/></text:span><text:span text:style-name="T4">British Ambassador in Abu Dhabi, 1998-2003 </text:span></text:p>
          </draw:text-box>
        </draw:frame>
        <draw:frame draw:style-name="gr1" draw:text-style-name="P2" draw:layer="layout" svg:width="3.486cm" svg:height="0.475cm" svg:x="7.8cm" svg:y="19.656cm">
          <draw:text-box>
            <text:p text:style-name="P1"><text:span text:style-name="T4">Head, CPA(South)</text:span></text:p>
          </draw:text-box>
        </draw:frame>
        <draw:frame draw:style-name="gr1" draw:text-style-name="P2" draw:layer="layout" svg:width="2.881cm" svg:height="0.475cm" svg:x="2.2cm" svg:y="20.321cm">
          <draw:text-box>
            <text:p text:style-name="P1"><text:span text:style-name="T4">Noble, Andrew </text:span></text:p>
          </draw:text-box>
        </draw:frame>
        <draw:frame draw:style-name="gr1" draw:text-style-name="P2" draw:layer="layout" svg:width="4.358cm" svg:height="0.475cm" svg:x="7.8cm" svg:y="20.321cm">
          <draw:text-box>
            <text:p text:style-name="P1"><text:span text:style-name="T4">FCO, Director, Security</text:span></text:p>
          </draw:text-box>
        </draw:frame>
        <draw:frame draw:style-name="gr1" draw:text-style-name="P2" draw:layer="layout" svg:width="2.47cm" svg:height="0.475cm" svg:x="2.2cm" svg:y="20.985cm">
          <draw:text-box>
            <text:p text:style-name="P1"><text:span text:style-name="T4">Nye, William </text:span></text:p>
          </draw:text-box>
        </draw:frame>
        <draw:frame draw:style-name="gr1" draw:text-style-name="P2" draw:layer="layout" svg:width="11.153cm" svg:height="0.475cm" svg:x="7.8cm" svg:y="20.985cm">
          <draw:text-box>
            <text:p text:style-name="P1"><text:span text:style-name="T4">Treasury, Head, Defence, Diplomacy and Intelligence Team</text:span></text:p>
          </draw:text-box>
        </draw:frame>
        <draw:frame draw:style-name="gr3" draw:text-style-name="P4" draw:layer="layout" svg:width="0.563cm" svg:height="0.628cm" svg:x="2.2cm" svg:y="22.013cm">
          <draw:text-box>
            <text:p text:style-name="P1"><text:span text:style-name="T3">O</text:span></text:p>
          </draw:text-box>
        </draw:frame>
        <draw:frame draw:style-name="gr1" draw:text-style-name="P2" draw:layer="layout" svg:width="3.287cm" svg:height="0.475cm" svg:x="2.2cm" svg:y="22.905cm">
          <draw:text-box>
            <text:p text:style-name="P1"><text:span text:style-name="T4">Oakden, Edward </text:span></text:p>
          </draw:text-box>
        </draw:frame>
        <draw:frame draw:style-name="gr1" draw:text-style-name="P2" draw:layer="layout" svg:width="7.741cm" svg:height="0.475cm" svg:x="7.8cm" svg:y="22.905cm">
          <draw:text-box>
            <text:p text:style-name="P1"><text:span text:style-name="T4"><text:s/></text:span><text:span text:style-name="T4">FCO, Head, Security Policy Department </text:span></text:p>
          </draw:text-box>
        </draw:frame>
        <draw:frame draw:style-name="gr1" draw:text-style-name="P2" draw:layer="layout" svg:width="6.818cm" svg:height="0.475cm" svg:x="7.8cm" svg:y="23.47cm">
          <draw:text-box>
            <text:p text:style-name="P1"><text:span text:style-name="T4">FCO, Director, International Security</text:span></text:p>
          </draw:text-box>
        </draw:frame>
        <draw:frame draw:style-name="gr1" draw:text-style-name="P2" draw:layer="layout" svg:width="2.665cm" svg:height="0.475cm" svg:x="2.2cm" svg:y="24.134cm">
          <draw:text-box>
            <text:p text:style-name="P1"><text:span text:style-name="T4">O’Brien, Mike </text:span></text:p>
          </draw:text-box>
        </draw:frame>
        <draw:frame draw:style-name="gr1" draw:text-style-name="P2" draw:layer="layout" svg:width="8.901cm" svg:height="0.475cm" svg:x="7.8cm" svg:y="24.134cm">
          <draw:text-box>
            <text:p text:style-name="P1"><text:span text:style-name="T4"><text:s/></text:span><text:span text:style-name="T4">FCO Parliamentary Under Secretary of State, <text:s/></text:span></text:p>
          </draw:text-box>
        </draw:frame>
        <draw:frame draw:style-name="gr1" draw:text-style-name="P2" draw:layer="layout" svg:width="3.998cm" svg:height="0.475cm" svg:x="7.8cm" svg:y="24.698cm">
          <draw:text-box>
            <text:p text:style-name="P1"><text:span text:style-name="T4">May 2002-June 2003</text:span></text:p>
          </draw:text-box>
        </draw:frame>
        <draw:frame draw:style-name="gr1" draw:text-style-name="P2" draw:layer="layout" svg:width="3.495cm" svg:height="0.475cm" svg:x="2.2cm" svg:y="25.363cm">
          <draw:text-box>
            <text:p text:style-name="P1"><text:span text:style-name="T4">Ochmanek, David </text:span></text:p>
          </draw:text-box>
        </draw:frame>
        <draw:frame draw:style-name="gr1" draw:text-style-name="P2" draw:layer="layout" svg:width="7.58cm" svg:height="0.475cm" svg:x="7.8cm" svg:y="25.363cm">
          <draw:text-box>
            <text:p text:style-name="P1"><text:span text:style-name="T4">Senior Defence Analyst, RAND Institute </text:span></text:p>
          </draw:text-box>
        </draw:frame>
        <draw:frame draw:style-name="gr1" draw:text-style-name="P2" draw:layer="layout" svg:width="3.685cm" svg:height="0.475cm" svg:x="2.2cm" svg:y="26.027cm">
          <draw:text-box>
            <text:p text:style-name="P1"><text:span text:style-name="T4">Odierno, Raymond </text:span></text:p>
          </draw:text-box>
        </draw:frame>
        <draw:frame draw:style-name="gr1" draw:text-style-name="P2" draw:layer="layout" svg:width="0.422cm" svg:height="0.475cm" svg:x="7.8cm" svg:y="26.02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1.186cm" svg:height="0.475cm" svg:x="7.8cm" svg:y="26.027cm">
          <draw:text-box>
            <text:p text:style-name="P1"><text:span text:style-name="T4">(General) Commanding General III Corps and Commander </text:span></text:p>
          </draw:text-box>
        </draw:frame>
        <draw:frame draw:style-name="gr1" draw:text-style-name="P2" draw:layer="layout" svg:width="11.212cm" svg:height="0.475cm" svg:x="7.8cm" svg:y="26.592cm">
          <draw:text-box>
            <text:p text:style-name="P1"><text:span text:style-name="T4">Multi-National Corps – Iraq, December 2006-February 2008</text:span></text:p>
          </draw:text-box>
        </draw:frame>
      </draw:page>
      <draw:page draw:name="page31" draw:style-name="dp1" draw:master-page-name="master-page26">
        <draw:frame draw:style-name="gr4" draw:text-style-name="P5" draw:layer="layout" svg:width="4.506cm" svg:height="0.395cm" svg:x="14.316cm" svg:y="1.138cm">
          <draw:text-box>
            <text:p text:style-name="P1"><text:span text:style-name="T5">Annex 3 <text:s/>| <text:s/>Names and post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3</text:span></text:p>
          </draw:text-box>
        </draw:frame>
        <draw:frame draw:style-name="gr1" draw:text-style-name="P2" draw:layer="layout" svg:width="2.999cm" svg:height="0.475cm" svg:x="2.2cm" svg:y="2.525cm">
          <draw:text-box>
            <text:p text:style-name="P1"><text:span text:style-name="T4">O’Donnell, Gus </text:span></text:p>
          </draw:text-box>
        </draw:frame>
        <draw:frame draw:style-name="gr1" draw:text-style-name="P2" draw:layer="layout" svg:width="6.759cm" svg:height="0.475cm" svg:x="7.8cm" svg:y="2.525cm">
          <draw:text-box>
            <text:p text:style-name="P1"><text:span text:style-name="T4"><text:s/></text:span><text:span text:style-name="T4">(Sir) Cabinet Secretary, 2005-2011 </text:span></text:p>
          </draw:text-box>
        </draw:frame>
        <draw:frame draw:style-name="gr1" draw:text-style-name="P2" draw:layer="layout" svg:width="2.809cm" svg:height="0.475cm" svg:x="7.8cm" svg:y="3.09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3.808cm" svg:height="0.475cm" svg:x="2.2cm" svg:y="3.754cm">
          <draw:text-box>
            <text:p text:style-name="P1"><text:span text:style-name="T4">O’Donoghue, Kevin </text:span></text:p>
          </draw:text-box>
        </draw:frame>
        <draw:frame draw:style-name="gr1" draw:text-style-name="P2" draw:layer="layout" svg:width="0.422cm" svg:height="0.475cm" svg:x="7.8cm" svg:y="3.7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467cm" svg:height="0.475cm" svg:x="7.8cm" svg:y="3.754cm">
          <draw:text-box>
            <text:p text:style-name="P1"><text:span text:style-name="T4">(Lieutenant General) Deputy Chief of the Defence Staff </text:span></text:p>
          </draw:text-box>
        </draw:frame>
        <draw:frame draw:style-name="gr1" draw:text-style-name="P2" draw:layer="layout" svg:width="3.901cm" svg:height="0.475cm" svg:x="7.8cm" svg:y="4.318cm">
          <draw:text-box>
            <text:p text:style-name="P1"><text:span text:style-name="T4">(Health), 2002-2004 </text:span></text:p>
          </draw:text-box>
        </draw:frame>
        <draw:frame draw:style-name="gr1" draw:text-style-name="P2" draw:layer="layout" svg:width="9.874cm" svg:height="0.475cm" svg:x="7.8cm" svg:y="4.883cm">
          <draw:text-box>
            <text:p text:style-name="P1"><text:span text:style-name="T4">(General Sir) Chief of Defence Logistics, 2005-2007 </text:span></text:p>
          </draw:text-box>
        </draw:frame>
        <draw:frame draw:style-name="gr1" draw:text-style-name="P2" draw:layer="layout" svg:width="7.186cm" svg:height="0.475cm" svg:x="7.8cm" svg:y="5.447cm">
          <draw:text-box>
            <text:p text:style-name="P1"><text:span text:style-name="T4">Chief of Defence Materiel, 2007-2010 </text:span></text:p>
          </draw:text-box>
        </draw:frame>
        <draw:frame draw:style-name="gr1" draw:text-style-name="P2" draw:layer="layout" svg:width="2.809cm" svg:height="0.475cm" svg:x="7.8cm" svg:y="6.012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127cm" svg:height="0.475cm" svg:x="2.2cm" svg:y="6.676cm">
          <draw:text-box>
            <text:p text:style-name="P1"><text:span text:style-name="T4">Olsen, Ole </text:span></text:p>
          </draw:text-box>
        </draw:frame>
        <draw:frame draw:style-name="gr1" draw:text-style-name="P2" draw:layer="layout" svg:width="10.776cm" svg:height="0.475cm" svg:x="7.8cm" svg:y="6.676cm">
          <draw:text-box>
            <text:p text:style-name="P1"><text:span text:style-name="T4"><text:s/></text:span><text:span text:style-name="T4">Head, Office of Reconstruction and Humanitarian Affairs </text:span></text:p>
          </draw:text-box>
        </draw:frame>
        <draw:frame draw:style-name="gr1" draw:text-style-name="P2" draw:layer="layout" svg:width="7.808cm" svg:height="0.475cm" svg:x="7.8cm" svg:y="7.241cm">
          <draw:text-box>
            <text:p text:style-name="P1"><text:span text:style-name="T4">(South)/CPA(South), May 2003-July 2003</text:span></text:p>
          </draw:text-box>
        </draw:frame>
        <draw:frame draw:style-name="gr1" draw:text-style-name="P2" draw:layer="layout" svg:width="2.834cm" svg:height="0.475cm" svg:x="2.2cm" svg:y="7.905cm">
          <draw:text-box>
            <text:p text:style-name="P1"><text:span text:style-name="T4">Omand, David </text:span></text:p>
          </draw:text-box>
        </draw:frame>
        <draw:frame draw:style-name="gr1" draw:text-style-name="P2" draw:layer="layout" svg:width="10.45cm" svg:height="0.475cm" svg:x="7.8cm" svg:y="7.905cm">
          <draw:text-box>
            <text:p text:style-name="P1"><text:span text:style-name="T4"><text:s/></text:span><text:span text:style-name="T4">(Sir) Cabinet Office Permanent Secretary and Security </text:span></text:p>
          </draw:text-box>
        </draw:frame>
        <draw:frame draw:style-name="gr1" draw:text-style-name="P2" draw:layer="layout" svg:width="10.988cm" svg:height="0.475cm" svg:x="7.8cm" svg:y="8.47cm">
          <draw:text-box>
            <text:p text:style-name="P1"><text:span text:style-name="T4">and Intelligence Co-ordinator, September 2002-April 2005 </text:span></text:p>
          </draw:text-box>
        </draw:frame>
        <draw:frame draw:style-name="gr1" draw:text-style-name="P2" draw:layer="layout" svg:width="2.809cm" svg:height="0.475cm" svg:x="7.8cm" svg:y="9.034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318cm" svg:height="0.475cm" svg:x="2.2cm" svg:y="9.698cm">
          <draw:text-box>
            <text:p text:style-name="P1"><text:span text:style-name="T4">Orde, Hugh </text:span></text:p>
          </draw:text-box>
        </draw:frame>
        <draw:frame draw:style-name="gr1" draw:text-style-name="P2" draw:layer="layout" svg:width="10.882cm" svg:height="0.475cm" svg:x="7.8cm" svg:y="9.698cm">
          <draw:text-box>
            <text:p text:style-name="P1"><text:span text:style-name="T4"><text:s/></text:span><text:span text:style-name="T4">(Sir) Chief Constable, Police Service of Northern Ireland, </text:span></text:p>
          </draw:text-box>
        </draw:frame>
        <draw:frame draw:style-name="gr1" draw:text-style-name="P2" draw:layer="layout" svg:width="2.157cm" svg:height="0.475cm" svg:x="7.8cm" svg:y="10.263cm">
          <draw:text-box>
            <text:p text:style-name="P1"><text:span text:style-name="T4">2002-2009 </text:span></text:p>
          </draw:text-box>
        </draw:frame>
        <draw:frame draw:style-name="gr1" draw:text-style-name="P2" draw:layer="layout" svg:width="3.804cm" svg:height="0.475cm" svg:x="2.2cm" svg:y="10.927cm">
          <draw:text-box>
            <text:p text:style-name="P1"><text:span text:style-name="T4">O’Sullivan, Meghan </text:span></text:p>
          </draw:text-box>
        </draw:frame>
        <draw:frame draw:style-name="gr1" draw:text-style-name="P2" draw:layer="layout" svg:width="0.422cm" svg:height="0.475cm" svg:x="7.8cm" svg:y="10.92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145cm" svg:height="0.475cm" svg:x="7.8cm" svg:y="10.927cm">
          <draw:text-box>
            <text:p text:style-name="P1"><text:span text:style-name="T4">(Dr) US Deputy National Security Advisor for Iraq and </text:span></text:p>
          </draw:text-box>
        </draw:frame>
        <draw:frame draw:style-name="gr1" draw:text-style-name="P2" draw:layer="layout" svg:width="7.592cm" svg:height="0.475cm" svg:x="7.8cm" svg:y="11.492cm">
          <draw:text-box>
            <text:p text:style-name="P1"><text:span text:style-name="T4">Afghanistan, July 2004-September 2007</text:span></text:p>
          </draw:text-box>
        </draw:frame>
        <draw:frame draw:style-name="gr1" draw:text-style-name="P2" draw:layer="layout" svg:width="3.092cm" svg:height="0.475cm" svg:x="2.2cm" svg:y="12.156cm">
          <draw:text-box>
            <text:p text:style-name="P1"><text:span text:style-name="T4">Owada, Hisashi </text:span></text:p>
          </draw:text-box>
        </draw:frame>
        <draw:frame draw:style-name="gr1" draw:text-style-name="P2" draw:layer="layout" svg:width="8.934cm" svg:height="0.475cm" svg:x="7.8cm" svg:y="12.156cm">
          <draw:text-box>
            <text:p text:style-name="P1"><text:span text:style-name="T4">Japanese Permanent Representative to the UN</text:span></text:p>
          </draw:text-box>
        </draw:frame>
        <draw:frame draw:style-name="gr1" draw:text-style-name="P2" draw:layer="layout" svg:width="2.364cm" svg:height="0.475cm" svg:x="2.2cm" svg:y="12.821cm">
          <draw:text-box>
            <text:p text:style-name="P1"><text:span text:style-name="T4">Owen, Kara </text:span></text:p>
          </draw:text-box>
        </draw:frame>
        <draw:frame draw:style-name="gr1" draw:text-style-name="P2" draw:layer="layout" svg:width="7.935cm" svg:height="0.475cm" svg:x="7.8cm" svg:y="12.821cm">
          <draw:text-box>
            <text:p text:style-name="P1"><text:span text:style-name="T4">Private Secretary to the Foreign Secretary</text:span></text:p>
          </draw:text-box>
        </draw:frame>
        <draw:frame draw:style-name="gr1" draw:text-style-name="P2" draw:layer="layout" svg:width="2.225cm" svg:height="0.475cm" svg:x="2.2cm" svg:y="13.485cm">
          <draw:text-box>
            <text:p text:style-name="P1"><text:span text:style-name="T4">Owen, Sue </text:span></text:p>
          </draw:text-box>
        </draw:frame>
        <draw:frame draw:style-name="gr1" draw:text-style-name="P2" draw:layer="layout" svg:width="11.165cm" svg:height="0.475cm" svg:x="7.8cm" svg:y="13.485cm">
          <draw:text-box>
            <text:p text:style-name="P1"><text:span text:style-name="T4">DFID Director General, Corporate Performance, 2006-2009</text:span></text:p>
          </draw:text-box>
        </draw:frame>
        <draw:frame draw:style-name="gr1" draw:text-style-name="P2" draw:layer="layout" svg:width="2.495cm" svg:height="0.475cm" svg:x="2.2cm" svg:y="14.15cm">
          <draw:text-box>
            <text:p text:style-name="P1"><text:span text:style-name="T4">Özkök, Hilmi </text:span></text:p>
          </draw:text-box>
        </draw:frame>
        <draw:frame draw:style-name="gr1" draw:text-style-name="P2" draw:layer="layout" svg:width="9.726cm" svg:height="0.475cm" svg:x="7.8cm" svg:y="14.15cm">
          <draw:text-box>
            <text:p text:style-name="P1"><text:span text:style-name="T4"><text:s/></text:span><text:span text:style-name="T4">(General) Chief of the General Staff of the Turkish <text:s/></text:span></text:p>
          </draw:text-box>
        </draw:frame>
        <draw:frame draw:style-name="gr1" draw:text-style-name="P2" draw:layer="layout" svg:width="2.665cm" svg:height="0.475cm" svg:x="7.8cm" svg:y="14.714cm">
          <draw:text-box>
            <text:p text:style-name="P1"><text:span text:style-name="T4">Armed Forces</text:span></text:p>
          </draw:text-box>
        </draw:frame>
        <draw:frame draw:style-name="gr3" draw:text-style-name="P4" draw:layer="layout" svg:width="0.563cm" svg:height="0.628cm" svg:x="2.2cm" svg:y="15.742cm">
          <draw:text-box>
            <text:p text:style-name="P1"><text:span text:style-name="T3">P</text:span></text:p>
          </draw:text-box>
        </draw:frame>
        <draw:frame draw:style-name="gr1" draw:text-style-name="P2" draw:layer="layout" svg:width="2.364cm" svg:height="0.475cm" svg:x="2.2cm" svg:y="16.634cm">
          <draw:text-box>
            <text:p text:style-name="P1"><text:span text:style-name="T4">Pahad, Aziz </text:span></text:p>
          </draw:text-box>
        </draw:frame>
        <draw:frame draw:style-name="gr1" draw:text-style-name="P2" draw:layer="layout" svg:width="9.4cm" svg:height="0.475cm" svg:x="7.8cm" svg:y="16.634cm">
          <draw:text-box>
            <text:p text:style-name="P1"><text:span text:style-name="T4">South African Deputy Foreign Minister, 1994-2008</text:span></text:p>
          </draw:text-box>
        </draw:frame>
        <draw:frame draw:style-name="gr1" draw:text-style-name="P2" draw:layer="layout" svg:width="2.483cm" svg:height="0.475cm" svg:x="2.2cm" svg:y="17.298cm">
          <draw:text-box>
            <text:p text:style-name="P1"><text:span text:style-name="T4">Palacio, Ana </text:span></text:p>
          </draw:text-box>
        </draw:frame>
        <draw:frame draw:style-name="gr1" draw:text-style-name="P2" draw:layer="layout" svg:width="10.708cm" svg:height="0.475cm" svg:x="7.8cm" svg:y="17.298cm">
          <draw:text-box>
            <text:p text:style-name="P1"><text:span text:style-name="T4">Spanish Minister for Foreign Affairs, July 2002-April 2004</text:span></text:p>
          </draw:text-box>
        </draw:frame>
        <draw:frame draw:style-name="gr1" draw:text-style-name="P2" draw:layer="layout" svg:width="3.211cm" svg:height="0.475cm" svg:x="2.2cm" svg:y="17.963cm">
          <draw:text-box>
            <text:p text:style-name="P1"><text:span text:style-name="T4">Palmer, Anthony </text:span></text:p>
          </draw:text-box>
        </draw:frame>
        <draw:frame draw:style-name="gr1" draw:text-style-name="P2" draw:layer="layout" svg:width="10.586cm" svg:height="0.475cm" svg:x="7.8cm" svg:y="17.963cm">
          <draw:text-box>
            <text:p text:style-name="P1"><text:span text:style-name="T4"><text:s/></text:span><text:span text:style-name="T4">(Lieutenant General) Deputy Chief of the Defence Staff </text:span></text:p>
          </draw:text-box>
        </draw:frame>
        <draw:frame draw:style-name="gr1" draw:text-style-name="P2" draw:layer="layout" svg:width="4.587cm" svg:height="0.475cm" svg:x="7.8cm" svg:y="18.527cm">
          <draw:text-box>
            <text:p text:style-name="P1"><text:span text:style-name="T4">(Personnel), 2002-2005 </text:span></text:p>
          </draw:text-box>
        </draw:frame>
        <draw:frame draw:style-name="gr1" draw:text-style-name="P2" draw:layer="layout" svg:width="2.809cm" svg:height="0.475cm" svg:x="7.8cm" svg:y="19.092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881cm" svg:height="0.475cm" svg:x="2.2cm" svg:y="19.756cm">
          <draw:text-box>
            <text:p text:style-name="P1"><text:span text:style-name="T4">Parham, Philip </text:span></text:p>
          </draw:text-box>
        </draw:frame>
        <draw:frame draw:style-name="gr1" draw:text-style-name="P2" draw:layer="layout" svg:width="6.068cm" svg:height="0.475cm" svg:x="7.8cm" svg:y="19.756cm">
          <draw:text-box>
            <text:p text:style-name="P1"><text:span text:style-name="T4">Head, FCO Iraq Operations Unit</text:span></text:p>
          </draw:text-box>
        </draw:frame>
        <draw:frame draw:style-name="gr1" draw:text-style-name="P2" draw:layer="layout" svg:width="2.771cm" svg:height="0.475cm" svg:x="2.2cm" svg:y="20.421cm">
          <draw:text-box>
            <text:p text:style-name="P1"><text:span text:style-name="T4">Patey, William </text:span></text:p>
          </draw:text-box>
        </draw:frame>
        <draw:frame draw:style-name="gr1" draw:text-style-name="P2" draw:layer="layout" svg:width="7.415cm" svg:height="0.475cm" svg:x="7.8cm" svg:y="20.421cm">
          <draw:text-box>
            <text:p text:style-name="P1"><text:span text:style-name="T4"><text:s/></text:span><text:span text:style-name="T4">FCO, Head, Middle East Department, <text:s/></text:span></text:p>
          </draw:text-box>
        </draw:frame>
        <draw:frame draw:style-name="gr1" draw:text-style-name="P2" draw:layer="layout" svg:width="3.452cm" svg:height="0.475cm" svg:x="7.8cm" svg:y="20.985cm">
          <draw:text-box>
            <text:p text:style-name="P1"><text:span text:style-name="T4">1999-March 2002 </text:span></text:p>
          </draw:text-box>
        </draw:frame>
        <draw:frame draw:style-name="gr1" draw:text-style-name="P2" draw:layer="layout" svg:width="9.286cm" svg:height="0.475cm" svg:x="7.8cm" svg:y="21.55cm">
          <draw:text-box>
            <text:p text:style-name="P1"><text:span text:style-name="T4">British Ambassador to Iraq, June 2005-July 2006 </text:span></text:p>
          </draw:text-box>
        </draw:frame>
        <draw:frame draw:style-name="gr1" draw:text-style-name="P2" draw:layer="layout" svg:width="3.723cm" svg:height="0.475cm" svg:x="7.8cm" svg:y="22.114cm">
          <draw:text-box>
            <text:p text:style-name="P1"><text:span text:style-name="T4">(Sir) Inquiry witness</text:span></text:p>
          </draw:text-box>
        </draw:frame>
        <draw:frame draw:style-name="gr1" draw:text-style-name="P2" draw:layer="layout" svg:width="3.482cm" svg:height="0.475cm" svg:x="2.2cm" svg:y="22.778cm">
          <draw:text-box>
            <text:p text:style-name="P1"><text:span text:style-name="T4">Pattison, Stephen </text:span></text:p>
          </draw:text-box>
        </draw:frame>
        <draw:frame draw:style-name="gr1" draw:text-style-name="P2" draw:layer="layout" svg:width="10.019cm" svg:height="0.475cm" svg:x="7.8cm" svg:y="22.778cm">
          <draw:text-box>
            <text:p text:style-name="P1"><text:span text:style-name="T4"><text:s/></text:span><text:span text:style-name="T4">FCO, Head, United Nations Department, 2000-2003 </text:span></text:p>
          </draw:text-box>
        </draw:frame>
        <draw:frame draw:style-name="gr1" draw:text-style-name="P2" draw:layer="layout" svg:width="6.936cm" svg:height="0.475cm" svg:x="7.8cm" svg:y="23.343cm">
          <draw:text-box>
            <text:p text:style-name="P1"><text:span text:style-name="T4">FCO, Director, International Security </text:span></text:p>
          </draw:text-box>
        </draw:frame>
        <draw:frame draw:style-name="gr1" draw:text-style-name="P2" draw:layer="layout" svg:width="2.809cm" svg:height="0.475cm" svg:x="7.8cm" svg:y="23.907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754cm" svg:height="0.475cm" svg:x="2.2cm" svg:y="24.572cm">
          <draw:text-box>
            <text:p text:style-name="P1"><text:span text:style-name="T4">Pawson, Tony </text:span></text:p>
          </draw:text-box>
        </draw:frame>
        <draw:frame draw:style-name="gr1" draw:text-style-name="P2" draw:layer="layout" svg:width="7.377cm" svg:height="0.475cm" svg:x="7.8cm" svg:y="24.572cm">
          <draw:text-box>
            <text:p text:style-name="P1"><text:span text:style-name="T4"><text:s/></text:span><text:span text:style-name="T4">Deputy Chief of Defence Intelligence, <text:s/></text:span></text:p>
          </draw:text-box>
        </draw:frame>
        <draw:frame draw:style-name="gr1" draw:text-style-name="P2" draw:layer="layout" svg:width="4.354cm" svg:height="0.475cm" svg:x="7.8cm" svg:y="25.136cm">
          <draw:text-box>
            <text:p text:style-name="P1"><text:span text:style-name="T4">September 2004-2007 </text:span></text:p>
          </draw:text-box>
        </draw:frame>
        <draw:frame draw:style-name="gr1" draw:text-style-name="P2" draw:layer="layout" svg:width="9.739cm" svg:height="0.475cm" svg:x="7.8cm" svg:y="25.701cm">
          <draw:text-box>
            <text:p text:style-name="P1"><text:span text:style-name="T4">MOD Director General Corporate Communications, </text:span></text:p>
          </draw:text-box>
        </draw:frame>
        <draw:frame draw:style-name="gr1" draw:text-style-name="P2" draw:layer="layout" svg:width="4.235cm" svg:height="0.475cm" svg:x="7.8cm" svg:y="26.265cm">
          <draw:text-box>
            <text:p text:style-name="P1"><text:span text:style-name="T4">2003-September 2004</text:span></text:p>
          </draw:text-box>
        </draw:frame>
      </draw:page>
      <draw:page draw:name="page3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4</text:span></text:p>
          </draw:text-box>
        </draw:frame>
        <draw:frame draw:style-name="gr1" draw:text-style-name="P2" draw:layer="layout" svg:width="2.881cm" svg:height="0.475cm" svg:x="2.2cm" svg:y="2.525cm">
          <draw:text-box>
            <text:p text:style-name="P1"><text:span text:style-name="T4">Paxman, Giles </text:span></text:p>
          </draw:text-box>
        </draw:frame>
        <draw:frame draw:style-name="gr1" draw:text-style-name="P2" draw:layer="layout" svg:width="10.056cm" svg:height="0.475cm" svg:x="7.8cm" svg:y="2.525cm">
          <draw:text-box>
            <text:p text:style-name="P1"><text:span text:style-name="T4">Deputy Head of Mission at the British Embassy Paris </text:span></text:p>
          </draw:text-box>
        </draw:frame>
        <draw:frame draw:style-name="gr1" draw:text-style-name="P2" draw:layer="layout" svg:width="2.699cm" svg:height="0.475cm" svg:x="2.2cm" svg:y="3.19cm">
          <draw:text-box>
            <text:p text:style-name="P1"><text:span text:style-name="T4">Peach, Stuart </text:span></text:p>
          </draw:text-box>
        </draw:frame>
        <draw:frame draw:style-name="gr1" draw:text-style-name="P2" draw:layer="layout" svg:width="10.488cm" svg:height="0.475cm" svg:x="7.8cm" svg:y="3.19cm">
          <draw:text-box>
            <text:p text:style-name="P1"><text:span text:style-name="T4"><text:s/></text:span><text:span text:style-name="T4">(Air Marshal) Chief of Defence Intelligence, 2006-2009 </text:span></text:p>
          </draw:text-box>
        </draw:frame>
        <draw:frame draw:style-name="gr1" draw:text-style-name="P2" draw:layer="layout" svg:width="10.094cm" svg:height="0.475cm" svg:x="7.8cm" svg:y="3.754cm">
          <draw:text-box>
            <text:p text:style-name="P1"><text:span text:style-name="T4">(Air Marshal Sir) Chief of Joint Operations, 2009-2011</text:span></text:p>
          </draw:text-box>
        </draw:frame>
        <draw:frame draw:style-name="gr1" draw:text-style-name="P2" draw:layer="layout" svg:width="2.788cm" svg:height="0.475cm" svg:x="2.2cm" svg:y="4.418cm">
          <draw:text-box>
            <text:p text:style-name="P1"><text:span text:style-name="T4">Pepper, David </text:span></text:p>
          </draw:text-box>
        </draw:frame>
        <draw:frame draw:style-name="gr1" draw:text-style-name="P2" draw:layer="layout" svg:width="11.272cm" svg:height="0.475cm" svg:x="7.8cm" svg:y="4.418cm">
          <draw:text-box>
            <text:p text:style-name="P1"><text:span text:style-name="T4"><text:s/></text:span><text:span text:style-name="T4">(Sir) Director, Government Communications Headquarters, </text:span></text:p>
          </draw:text-box>
        </draw:frame>
        <draw:frame draw:style-name="gr1" draw:text-style-name="P2" draw:layer="layout" svg:width="3.994cm" svg:height="0.475cm" svg:x="7.8cm" svg:y="4.983cm">
          <draw:text-box>
            <text:p text:style-name="P1"><text:span text:style-name="T4">April 2003-July 2008 </text:span></text:p>
          </draw:text-box>
        </draw:frame>
        <draw:frame draw:style-name="gr1" draw:text-style-name="P2" draw:layer="layout" svg:width="2.809cm" svg:height="0.475cm" svg:x="7.8cm" svg:y="5.547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783cm" svg:height="0.475cm" svg:x="2.2cm" svg:y="6.212cm">
          <draw:text-box>
            <text:p text:style-name="P1"><text:span text:style-name="T4">Perelli, Carina </text:span></text:p>
          </draw:text-box>
        </draw:frame>
        <draw:frame draw:style-name="gr1" draw:text-style-name="P2" draw:layer="layout" svg:width="6.521cm" svg:height="0.475cm" svg:x="7.8cm" svg:y="6.212cm">
          <draw:text-box>
            <text:p text:style-name="P1"><text:span text:style-name="T4">Head, UN Electoral Affairs Division</text:span></text:p>
          </draw:text-box>
        </draw:frame>
        <draw:frame draw:style-name="gr1" draw:text-style-name="P2" draw:layer="layout" svg:width="4.625cm" svg:height="0.475cm" svg:x="2.2cm" svg:y="6.876cm">
          <draw:text-box>
            <text:p text:style-name="P1"><text:span text:style-name="T4">Pérez de Cuellar, Javier </text:span></text:p>
          </draw:text-box>
        </draw:frame>
        <draw:frame draw:style-name="gr1" draw:text-style-name="P2" draw:layer="layout" svg:width="10.175cm" svg:height="0.475cm" svg:x="7.8cm" svg:y="6.876cm">
          <draw:text-box>
            <text:p text:style-name="P1"><text:span text:style-name="T4">UN Secretary-General, January 1982-December 1991</text:span></text:p>
          </draw:text-box>
        </draw:frame>
        <draw:frame draw:style-name="gr1" draw:text-style-name="P2" draw:layer="layout" svg:width="2.809cm" svg:height="0.475cm" svg:x="2.2cm" svg:y="7.541cm">
          <draw:text-box>
            <text:p text:style-name="P1"><text:span text:style-name="T4">Perle, Richard </text:span></text:p>
          </draw:text-box>
        </draw:frame>
        <draw:frame draw:style-name="gr1" draw:text-style-name="P2" draw:layer="layout" svg:width="7.457cm" svg:height="0.475cm" svg:x="7.8cm" svg:y="7.541cm">
          <draw:text-box>
            <text:p text:style-name="P1"><text:span text:style-name="T4">Chairman, US Defense Advisory Board </text:span></text:p>
          </draw:text-box>
        </draw:frame>
        <draw:frame draw:style-name="gr1" draw:text-style-name="P2" draw:layer="layout" svg:width="3.105cm" svg:height="0.475cm" svg:x="2.2cm" svg:y="8.205cm">
          <draw:text-box>
            <text:p text:style-name="P1"><text:span text:style-name="T4">Perricos, Dimitri </text:span></text:p>
          </draw:text-box>
        </draw:frame>
        <draw:frame draw:style-name="gr1" draw:text-style-name="P2" draw:layer="layout" svg:width="10.861cm" svg:height="0.475cm" svg:x="7.8cm" svg:y="8.205cm">
          <draw:text-box>
            <text:p text:style-name="P1"><text:span text:style-name="T4"><text:s/></text:span><text:span text:style-name="T4">(Dr) Director of Planning and Operations, United Nations </text:span></text:p>
          </draw:text-box>
        </draw:frame>
        <draw:frame draw:style-name="gr1" draw:text-style-name="P2" draw:layer="layout" svg:width="9.629cm" svg:height="0.475cm" svg:x="7.8cm" svg:y="8.77cm">
          <draw:text-box>
            <text:p text:style-name="P1"><text:span text:style-name="T4">Monitoring, Verification and Inspection Commission</text:span></text:p>
          </draw:text-box>
        </draw:frame>
        <draw:frame draw:style-name="gr1" draw:text-style-name="P2" draw:layer="layout" svg:width="3.097cm" svg:height="0.475cm" svg:x="2.2cm" svg:y="9.434cm">
          <draw:text-box>
            <text:p text:style-name="P1"><text:span text:style-name="T4">Persson, Göran </text:span></text:p>
          </draw:text-box>
        </draw:frame>
        <draw:frame draw:style-name="gr1" draw:text-style-name="P2" draw:layer="layout" svg:width="10.035cm" svg:height="0.475cm" svg:x="7.8cm" svg:y="9.434cm">
          <draw:text-box>
            <text:p text:style-name="P1"><text:span text:style-name="T4">Prime Minister of Sweden, March 1996-October 2006</text:span></text:p>
          </draw:text-box>
        </draw:frame>
        <draw:frame draw:style-name="gr1" draw:text-style-name="P2" draw:layer="layout" svg:width="3.143cm" svg:height="0.475cm" svg:x="2.2cm" svg:y="10.098cm">
          <draw:text-box>
            <text:p text:style-name="P1"><text:span text:style-name="T4">Petraeus, David </text:span></text:p>
          </draw:text-box>
        </draw:frame>
        <draw:frame draw:style-name="gr1" draw:text-style-name="P2" draw:layer="layout" svg:width="9.752cm" svg:height="0.475cm" svg:x="7.8cm" svg:y="10.098cm">
          <draw:text-box>
            <text:p text:style-name="P1"><text:span text:style-name="T4"><text:s/></text:span><text:span text:style-name="T4">(Lieutenant General) Head, Multi-National Security </text:span></text:p>
          </draw:text-box>
        </draw:frame>
        <draw:frame draw:style-name="gr1" draw:text-style-name="P2" draw:layer="layout" svg:width="7.851cm" svg:height="0.475cm" svg:x="7.8cm" svg:y="10.663cm">
          <draw:text-box>
            <text:p text:style-name="P1"><text:span text:style-name="T4">Transitional Command – Iraq, 2004-2005 </text:span></text:p>
          </draw:text-box>
        </draw:frame>
        <draw:frame draw:style-name="gr1" draw:text-style-name="P2" draw:layer="layout" svg:width="10.568cm" svg:height="0.475cm" svg:x="7.8cm" svg:y="11.227cm">
          <draw:text-box>
            <text:p text:style-name="P1"><text:span text:style-name="T4">(General) Commanding General, Multi-National Force – </text:span></text:p>
          </draw:text-box>
        </draw:frame>
        <draw:frame draw:style-name="gr1" draw:text-style-name="P2" draw:layer="layout" svg:width="2.889cm" svg:height="0.475cm" svg:x="7.8cm" svg:y="11.792cm">
          <draw:text-box>
            <text:p text:style-name="P1"><text:span text:style-name="T4">Iraq 2007-2008</text:span></text:p>
          </draw:text-box>
        </draw:frame>
        <draw:frame draw:style-name="gr1" draw:text-style-name="P2" draw:layer="layout" svg:width="3.473cm" svg:height="0.475cm" svg:x="2.2cm" svg:y="12.456cm">
          <draw:text-box>
            <text:p text:style-name="P1"><text:span text:style-name="T4">Phillipson, Antony </text:span></text:p>
          </draw:text-box>
        </draw:frame>
        <draw:frame draw:style-name="gr1" draw:text-style-name="P2" draw:layer="layout" svg:width="9.773cm" svg:height="0.475cm" svg:x="7.8cm" svg:y="12.456cm">
          <draw:text-box>
            <text:p text:style-name="P1"><text:span text:style-name="T4"><text:s/></text:span><text:span text:style-name="T4">Counsellor (Trade and Transport), British Embassy </text:span></text:p>
          </draw:text-box>
        </draw:frame>
        <draw:frame draw:style-name="gr1" draw:text-style-name="P2" draw:layer="layout" svg:width="4.621cm" svg:height="0.475cm" svg:x="7.8cm" svg:y="13.021cm">
          <draw:text-box>
            <text:p text:style-name="P1"><text:span text:style-name="T4">Washington, 2002-2004 </text:span></text:p>
          </draw:text-box>
        </draw:frame>
        <draw:frame draw:style-name="gr1" draw:text-style-name="P2" draw:layer="layout" svg:width="10.877cm" svg:height="0.475cm" svg:x="7.8cm" svg:y="13.585cm">
          <draw:text-box>
            <text:p text:style-name="P1"><text:span text:style-name="T4">Mr Blair’s Private Secretary for Foreign Affairs, 2004-2007</text:span></text:p>
          </draw:text-box>
        </draw:frame>
        <draw:frame draw:style-name="gr1" draw:text-style-name="P2" draw:layer="layout" svg:width="3.478cm" svg:height="0.475cm" svg:x="2.2cm" svg:y="14.25cm">
          <draw:text-box>
            <text:p text:style-name="P1"><text:span text:style-name="T4">Pickford, Stephen </text:span></text:p>
          </draw:text-box>
        </draw:frame>
        <draw:frame draw:style-name="gr1" draw:text-style-name="P2" draw:layer="layout" svg:width="10.696cm" svg:height="0.475cm" svg:x="7.8cm" svg:y="14.25cm">
          <draw:text-box>
            <text:p text:style-name="P1"><text:span text:style-name="T4"><text:s/></text:span><text:span text:style-name="T4">Treasury, Managing Director, International and Finance, </text:span></text:p>
          </draw:text-box>
        </draw:frame>
        <draw:frame draw:style-name="gr1" draw:text-style-name="P2" draw:layer="layout" svg:width="2.157cm" svg:height="0.475cm" svg:x="7.8cm" svg:y="14.814cm">
          <draw:text-box>
            <text:p text:style-name="P1"><text:span text:style-name="T4">2007-2010 </text:span></text:p>
          </draw:text-box>
        </draw:frame>
        <draw:frame draw:style-name="gr1" draw:text-style-name="P2" draw:layer="layout" svg:width="2.809cm" svg:height="0.475cm" svg:x="7.8cm" svg:y="15.378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982cm" svg:height="0.475cm" svg:x="2.2cm" svg:y="16.043cm">
          <draw:text-box>
            <text:p text:style-name="P1"><text:span text:style-name="T4">Pigott, Anthony </text:span></text:p>
          </draw:text-box>
        </draw:frame>
        <draw:frame draw:style-name="gr1" draw:text-style-name="P2" draw:layer="layout" svg:width="10.353cm" svg:height="0.475cm" svg:x="7.8cm" svg:y="16.043cm">
          <draw:text-box>
            <text:p text:style-name="P1"><text:span text:style-name="T4"><text:s/></text:span><text:span text:style-name="T4">(Lieutenant General, Sir) Deputy Chief of the Defence </text:span></text:p>
          </draw:text-box>
        </draw:frame>
        <draw:frame draw:style-name="gr1" draw:text-style-name="P2" draw:layer="layout" svg:width="8.439cm" svg:height="0.475cm" svg:x="7.8cm" svg:y="16.607cm">
          <draw:text-box>
            <text:p text:style-name="P1"><text:span text:style-name="T4">Staff (Commitments), March 2000-July 2003 </text:span></text:p>
          </draw:text-box>
        </draw:frame>
        <draw:frame draw:style-name="gr1" draw:text-style-name="P2" draw:layer="layout" svg:width="2.809cm" svg:height="0.475cm" svg:x="7.8cm" svg:y="17.172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3.38cm" svg:height="0.475cm" svg:x="2.2cm" svg:y="17.836cm">
          <draw:text-box>
            <text:p text:style-name="P1"><text:span text:style-name="T4">Pitt-Brooke, John </text:span></text:p>
          </draw:text-box>
        </draw:frame>
        <draw:frame draw:style-name="gr1" draw:text-style-name="P2" draw:layer="layout" svg:width="7.732cm" svg:height="0.475cm" svg:x="7.8cm" svg:y="17.836cm">
          <draw:text-box>
            <text:p text:style-name="P1"><text:span text:style-name="T4">MOD Director General Civilian Personnel</text:span></text:p>
          </draw:text-box>
        </draw:frame>
        <draw:frame draw:style-name="gr1" draw:text-style-name="P2" draw:layer="layout" svg:width="3.372cm" svg:height="0.475cm" svg:x="2.2cm" svg:y="18.501cm">
          <draw:text-box>
            <text:p text:style-name="P1"><text:span text:style-name="T4">Pledger, Malcolm </text:span></text:p>
          </draw:text-box>
        </draw:frame>
        <draw:frame draw:style-name="gr1" draw:text-style-name="P2" draw:layer="layout" svg:width="9.341cm" svg:height="0.475cm" svg:x="7.8cm" svg:y="18.501cm">
          <draw:text-box>
            <text:p text:style-name="P1"><text:span text:style-name="T4">(Air Chief Marshal, Sir) Chief of Defence Logistics</text:span></text:p>
          </draw:text-box>
        </draw:frame>
        <draw:frame draw:style-name="gr1" draw:text-style-name="P2" draw:layer="layout" svg:width="3.097cm" svg:height="0.475cm" svg:x="2.2cm" svg:y="19.165cm">
          <draw:text-box>
            <text:p text:style-name="P1"><text:span text:style-name="T4">Pleuger, Gunter </text:span></text:p>
          </draw:text-box>
        </draw:frame>
        <draw:frame draw:style-name="gr1" draw:text-style-name="P2" draw:layer="layout" svg:width="10.894cm" svg:height="0.475cm" svg:x="7.8cm" svg:y="19.165cm">
          <draw:text-box>
            <text:p text:style-name="P1"><text:span text:style-name="T4">German Permanent Representative to the UN, 2002-2006</text:span></text:p>
          </draw:text-box>
        </draw:frame>
        <draw:frame draw:style-name="gr1" draw:text-style-name="P2" draw:layer="layout" svg:width="2.961cm" svg:height="0.475cm" svg:x="2.2cm" svg:y="19.83cm">
          <draw:text-box>
            <text:p text:style-name="P1"><text:span text:style-name="T4">Plumbly, Derek </text:span></text:p>
          </draw:text-box>
        </draw:frame>
        <draw:frame draw:style-name="gr1" draw:text-style-name="P2" draw:layer="layout" svg:width="9.845cm" svg:height="0.475cm" svg:x="7.8cm" svg:y="19.83cm">
          <draw:text-box>
            <text:p text:style-name="P1"><text:span text:style-name="T4">(Sir) British Ambassador to Saudi Arabia, 2000-2003</text:span></text:p>
          </draw:text-box>
        </draw:frame>
        <draw:frame draw:style-name="gr1" draw:text-style-name="P2" draw:layer="layout" svg:width="2.834cm" svg:height="0.475cm" svg:x="2.2cm" svg:y="20.494cm">
          <draw:text-box>
            <text:p text:style-name="P1"><text:span text:style-name="T4">Pocock, David </text:span></text:p>
          </draw:text-box>
        </draw:frame>
        <draw:frame draw:style-name="gr1" draw:text-style-name="P2" draw:layer="layout" svg:width="9.108cm" svg:height="0.475cm" svg:x="7.8cm" svg:y="20.494cm">
          <draw:text-box>
            <text:p text:style-name="P1"><text:span text:style-name="T4"><text:s/></text:span><text:span text:style-name="T4">(Air Marshal) Deputy Chief of the Defence Staff </text:span></text:p>
          </draw:text-box>
        </draw:frame>
        <draw:frame draw:style-name="gr1" draw:text-style-name="P2" draw:layer="layout" svg:width="4.587cm" svg:height="0.475cm" svg:x="7.8cm" svg:y="21.058cm">
          <draw:text-box>
            <text:p text:style-name="P1"><text:span text:style-name="T4">(Personnel), 2005-2007 </text:span></text:p>
          </draw:text-box>
        </draw:frame>
        <draw:frame draw:style-name="gr1" draw:text-style-name="P2" draw:layer="layout" svg:width="2.809cm" svg:height="0.475cm" svg:x="7.8cm" svg:y="21.623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3.266cm" svg:height="0.475cm" svg:x="2.2cm" svg:y="22.287cm">
          <draw:text-box>
            <text:p text:style-name="P1"><text:span text:style-name="T4">Pollard, Stephen </text:span></text:p>
          </draw:text-box>
        </draw:frame>
        <draw:frame draw:style-name="gr1" draw:text-style-name="P2" draw:layer="layout" svg:width="6.585cm" svg:height="0.475cm" svg:x="7.8cm" svg:y="22.287cm">
          <draw:text-box>
            <text:p text:style-name="P1"><text:span text:style-name="T4">MOD, Head, Overseas Secretariat </text:span></text:p>
          </draw:text-box>
        </draw:frame>
        <draw:frame draw:style-name="gr1" draw:text-style-name="P2" draw:layer="layout" svg:width="2.407cm" svg:height="0.475cm" svg:x="2.2cm" svg:y="22.952cm">
          <draw:text-box>
            <text:p text:style-name="P1"><text:span text:style-name="T4">Pollin, Barry </text:span></text:p>
          </draw:text-box>
        </draw:frame>
        <draw:frame draw:style-name="gr1" draw:text-style-name="P2" draw:layer="layout" svg:width="10.662cm" svg:height="0.475cm" svg:x="7.8cm" svg:y="22.952cm">
          <draw:text-box>
            <text:p text:style-name="P1"><text:span text:style-name="T4"><text:s/></text:span><text:span text:style-name="T4">(Chief Inspector) Senior Police Adviser in Multi-National </text:span></text:p>
          </draw:text-box>
        </draw:frame>
        <draw:frame draw:style-name="gr1" draw:text-style-name="P2" draw:layer="layout" svg:width="3.986cm" svg:height="0.475cm" svg:x="7.8cm" svg:y="23.516cm">
          <draw:text-box>
            <text:p text:style-name="P1"><text:span text:style-name="T4">Division (South-East)</text:span></text:p>
          </draw:text-box>
        </draw:frame>
        <draw:frame draw:style-name="gr1" draw:text-style-name="P2" draw:layer="layout" svg:width="3.185cm" svg:height="0.475cm" svg:x="2.2cm" svg:y="24.181cm">
          <draw:text-box>
            <text:p text:style-name="P1"><text:span text:style-name="T4">Poortman, Chrik </text:span></text:p>
          </draw:text-box>
        </draw:frame>
        <draw:frame draw:style-name="gr1" draw:text-style-name="P2" draw:layer="layout" svg:width="11.11cm" svg:height="0.475cm" svg:x="7.8cm" svg:y="24.181cm">
          <draw:text-box>
            <text:p text:style-name="P1"><text:span text:style-name="T4">Vice-President for the Middle East, World Bank, 2003-2006</text:span></text:p>
          </draw:text-box>
        </draw:frame>
        <draw:frame draw:style-name="gr1" draw:text-style-name="P2" draw:layer="layout" svg:width="2.572cm" svg:height="0.475cm" svg:x="2.2cm" svg:y="24.845cm">
          <draw:text-box>
            <text:p text:style-name="P1"><text:span text:style-name="T4">Powell, Colin </text:span></text:p>
          </draw:text-box>
        </draw:frame>
        <draw:frame draw:style-name="gr1" draw:text-style-name="P2" draw:layer="layout" svg:width="8.016cm" svg:height="0.475cm" svg:x="7.8cm" svg:y="24.845cm">
          <draw:text-box>
            <text:p text:style-name="P1"><text:span text:style-name="T4">US Secretary of State, January 2001-2004</text:span></text:p>
          </draw:text-box>
        </draw:frame>
        <draw:frame draw:style-name="gr1" draw:text-style-name="P2" draw:layer="layout" svg:width="3.359cm" svg:height="0.475cm" svg:x="2.2cm" svg:y="25.51cm">
          <draw:text-box>
            <text:p text:style-name="P1"><text:span text:style-name="T4">Powell, Jonathan </text:span></text:p>
          </draw:text-box>
        </draw:frame>
        <draw:frame draw:style-name="gr1" draw:text-style-name="P2" draw:layer="layout" svg:width="8.812cm" svg:height="0.475cm" svg:x="7.8cm" svg:y="25.51cm">
          <draw:text-box>
            <text:p text:style-name="P1"><text:span text:style-name="T4"><text:s/></text:span><text:span text:style-name="T4">Mr Blair’s Chief of Staff, May 1997-June 2007 </text:span></text:p>
          </draw:text-box>
        </draw:frame>
        <draw:frame draw:style-name="gr1" draw:text-style-name="P2" draw:layer="layout" svg:width="2.809cm" svg:height="0.475cm" svg:x="7.8cm" svg:y="26.074cm">
          <draw:text-box>
            <text:p text:style-name="P1"><text:span text:style-name="T4">Inquiry witness</text:span></text:p>
          </draw:text-box>
        </draw:frame>
      </draw:page>
      <draw:page draw:name="page33" draw:style-name="dp1" draw:master-page-name="master-page26">
        <draw:frame draw:style-name="gr4" draw:text-style-name="P5" draw:layer="layout" svg:width="4.506cm" svg:height="0.395cm" svg:x="14.316cm" svg:y="1.138cm">
          <draw:text-box>
            <text:p text:style-name="P1"><text:span text:style-name="T5">Annex 3 <text:s/>| <text:s/>Names and post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5</text:span></text:p>
          </draw:text-box>
        </draw:frame>
        <draw:frame draw:style-name="gr1" draw:text-style-name="P2" draw:layer="layout" svg:width="3.262cm" svg:height="0.475cm" svg:x="2.2cm" svg:y="2.525cm">
          <draw:text-box>
            <text:p text:style-name="P1"><text:span text:style-name="T4">Prentice, Bridget </text:span></text:p>
          </draw:text-box>
        </draw:frame>
        <draw:frame draw:style-name="gr1" draw:text-style-name="P2" draw:layer="layout" svg:width="9.019cm" svg:height="0.475cm" svg:x="7.8cm" svg:y="2.525cm">
          <draw:text-box>
            <text:p text:style-name="P1"><text:span text:style-name="T4"><text:s/></text:span><text:span text:style-name="T4">MOJ, Parliamentary Under Secretary of State, <text:s/></text:span></text:p>
          </draw:text-box>
        </draw:frame>
        <draw:frame draw:style-name="gr1" draw:text-style-name="P2" draw:layer="layout" svg:width="3.876cm" svg:height="0.475cm" svg:x="7.8cm" svg:y="3.09cm">
          <draw:text-box>
            <text:p text:style-name="P1"><text:span text:style-name="T4">May 2007-May 2010</text:span></text:p>
          </draw:text-box>
        </draw:frame>
        <draw:frame draw:style-name="gr1" draw:text-style-name="P2" draw:layer="layout" svg:width="4.108cm" svg:height="0.475cm" svg:x="2.2cm" svg:y="3.754cm">
          <draw:text-box>
            <text:p text:style-name="P1"><text:span text:style-name="T4">Prentice, Christopher </text:span></text:p>
          </draw:text-box>
        </draw:frame>
        <draw:frame draw:style-name="gr1" draw:text-style-name="P2" draw:layer="layout" svg:width="0.422cm" svg:height="0.475cm" svg:x="7.8cm" svg:y="3.7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7.372cm" svg:height="0.475cm" svg:x="7.8cm" svg:y="3.754cm">
          <draw:text-box>
            <text:p text:style-name="P1"><text:span text:style-name="T4">British Ambassador to Iraq, 2007-2009 </text:span></text:p>
          </draw:text-box>
        </draw:frame>
        <draw:frame draw:style-name="gr1" draw:text-style-name="P2" draw:layer="layout" svg:width="2.809cm" svg:height="0.475cm" svg:x="7.8cm" svg:y="4.318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957cm" svg:height="0.475cm" svg:x="2.2cm" svg:y="4.983cm">
          <draw:text-box>
            <text:p text:style-name="P1"><text:span text:style-name="T4">Prescott, John <text:s/></text:span></text:p>
          </draw:text-box>
        </draw:frame>
        <draw:frame draw:style-name="gr1" draw:text-style-name="P2" draw:layer="layout" svg:width="10.285cm" svg:height="0.475cm" svg:x="7.8cm" svg:y="4.983cm">
          <draw:text-box>
            <text:p text:style-name="P1"><text:span text:style-name="T4"><text:s/></text:span><text:span text:style-name="T4">Deputy Leader of the Labour Party and Deputy Prime </text:span></text:p>
          </draw:text-box>
        </draw:frame>
        <draw:frame draw:style-name="gr1" draw:text-style-name="P2" draw:layer="layout" svg:width="5.764cm" svg:height="0.475cm" svg:x="7.8cm" svg:y="5.547cm">
          <draw:text-box>
            <text:p text:style-name="P1"><text:span text:style-name="T4">Minister, July 1994-June 2007 </text:span></text:p>
          </draw:text-box>
        </draw:frame>
        <draw:frame draw:style-name="gr1" draw:text-style-name="P2" draw:layer="layout" svg:width="4.058cm" svg:height="0.475cm" svg:x="7.8cm" svg:y="6.112cm">
          <draw:text-box>
            <text:p text:style-name="P1"><text:span text:style-name="T4">(Lord) Inquiry witness</text:span></text:p>
          </draw:text-box>
        </draw:frame>
        <draw:frame draw:style-name="gr1" draw:text-style-name="P2" draw:layer="layout" svg:width="3.969cm" svg:height="0.475cm" svg:x="2.2cm" svg:y="6.776cm">
          <draw:text-box>
            <text:p text:style-name="P1"><text:span text:style-name="T4">Preston-Jones, Noel </text:span></text:p>
          </draw:text-box>
        </draw:frame>
        <draw:frame draw:style-name="gr1" draw:text-style-name="P2" draw:layer="layout" svg:width="10.132cm" svg:height="0.475cm" svg:x="7.8cm" svg:y="6.776cm">
          <draw:text-box>
            <text:p text:style-name="P1"><text:span text:style-name="T4">(Commodore) MOD Director Service Personnel Policy</text:span></text:p>
          </draw:text-box>
        </draw:frame>
        <draw:frame draw:style-name="gr1" draw:text-style-name="P2" draw:layer="layout" svg:width="3.693cm" svg:height="0.475cm" svg:x="2.2cm" svg:y="7.441cm">
          <draw:text-box>
            <text:p text:style-name="P1"><text:span text:style-name="T4">Primakov, Yevgeny </text:span></text:p>
          </draw:text-box>
        </draw:frame>
        <draw:frame draw:style-name="gr1" draw:text-style-name="P2" draw:layer="layout" svg:width="0.422cm" svg:height="0.475cm" svg:x="7.8cm" svg:y="7.44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886cm" svg:height="0.475cm" svg:x="7.8cm" svg:y="7.441cm">
          <draw:text-box>
            <text:p text:style-name="P1"><text:span text:style-name="T4">Russian Foreign Minister, January 1996-September 1998 </text:span></text:p>
          </draw:text-box>
        </draw:frame>
        <draw:frame draw:style-name="gr1" draw:text-style-name="P2" draw:layer="layout" svg:width="10.103cm" svg:height="0.475cm" svg:x="7.8cm" svg:y="8.005cm">
          <draw:text-box>
            <text:p text:style-name="P1"><text:span text:style-name="T4">Prime Minister of Russia, September 1998-May 1999 </text:span></text:p>
          </draw:text-box>
        </draw:frame>
        <draw:frame draw:style-name="gr1" draw:text-style-name="P2" draw:layer="layout" svg:width="2.288cm" svg:height="0.475cm" svg:x="2.2cm" svg:y="8.67cm">
          <draw:text-box>
            <text:p text:style-name="P1"><text:span text:style-name="T4">Prince, Eric </text:span></text:p>
          </draw:text-box>
        </draw:frame>
        <draw:frame draw:style-name="gr1" draw:text-style-name="P2" draw:layer="layout" svg:width="3.232cm" svg:height="0.475cm" svg:x="7.8cm" svg:y="8.67cm">
          <draw:text-box>
            <text:p text:style-name="P1"><text:span text:style-name="T4">CEO, Blackwater</text:span></text:p>
          </draw:text-box>
        </draw:frame>
        <draw:frame draw:style-name="gr1" draw:text-style-name="P2" draw:layer="layout" svg:width="3.071cm" svg:height="0.475cm" svg:x="2.2cm" svg:y="9.334cm">
          <draw:text-box>
            <text:p text:style-name="P1"><text:span text:style-name="T4">Prodi, Romano <text:s/></text:span></text:p>
          </draw:text-box>
        </draw:frame>
        <draw:frame draw:style-name="gr1" draw:text-style-name="P2" draw:layer="layout" svg:width="7.393cm" svg:height="0.475cm" svg:x="7.8cm" svg:y="9.334cm">
          <draw:text-box>
            <text:p text:style-name="P1"><text:span text:style-name="T4">President of the European Commission</text:span></text:p>
          </draw:text-box>
        </draw:frame>
        <draw:frame draw:style-name="gr1" draw:text-style-name="P2" draw:layer="layout" svg:width="2.669cm" svg:height="0.475cm" svg:x="2.2cm" svg:y="9.998cm">
          <draw:text-box>
            <text:p text:style-name="P1"><text:span text:style-name="T4">Pruce, Daniel </text:span></text:p>
          </draw:text-box>
        </draw:frame>
        <draw:frame draw:style-name="gr1" draw:text-style-name="P2" draw:layer="layout" svg:width="3.698cm" svg:height="0.475cm" svg:x="7.8cm" svg:y="9.998cm">
          <draw:text-box>
            <text:p text:style-name="P1"><text:span text:style-name="T4">No.10 Press Officer</text:span></text:p>
          </draw:text-box>
        </draw:frame>
        <draw:frame draw:style-name="gr1" draw:text-style-name="P2" draw:layer="layout" svg:width="2.855cm" svg:height="0.475cm" svg:x="2.2cm" svg:y="10.663cm">
          <draw:text-box>
            <text:p text:style-name="P1"><text:span text:style-name="T4">Putin, Vladimir </text:span></text:p>
          </draw:text-box>
        </draw:frame>
        <draw:frame draw:style-name="gr1" draw:text-style-name="P2" draw:layer="layout" svg:width="7.796cm" svg:height="0.475cm" svg:x="7.8cm" svg:y="10.663cm">
          <draw:text-box>
            <text:p text:style-name="P1"><text:span text:style-name="T4">President of Russia, May 2000-May 2008</text:span></text:p>
          </draw:text-box>
        </draw:frame>
        <draw:frame draw:style-name="gr3" draw:text-style-name="P4" draw:layer="layout" svg:width="0.563cm" svg:height="0.628cm" svg:x="2.2cm" svg:y="11.691cm">
          <draw:text-box>
            <text:p text:style-name="P1"><text:span text:style-name="T3">Q</text:span></text:p>
          </draw:text-box>
        </draw:frame>
        <draw:frame draw:style-name="gr1" draw:text-style-name="P2" draw:layer="layout" svg:width="2.432cm" svg:height="0.475cm" svg:x="2.2cm" svg:y="12.583cm">
          <draw:text-box>
            <text:p text:style-name="P1"><text:span text:style-name="T4">Qadir, Abdel </text:span></text:p>
          </draw:text-box>
        </draw:frame>
        <draw:frame draw:style-name="gr1" draw:text-style-name="P2" draw:layer="layout" svg:width="8.621cm" svg:height="0.475cm" svg:x="7.8cm" svg:y="12.583cm">
          <draw:text-box>
            <text:p text:style-name="P1"><text:span text:style-name="T4">(Lieutenant General) Iraqi Minister of Defence</text:span></text:p>
          </draw:text-box>
        </draw:frame>
        <draw:frame draw:style-name="gr1" draw:text-style-name="P2" draw:layer="layout" svg:width="4.18cm" svg:height="0.475cm" svg:x="2.2cm" svg:y="13.247cm">
          <draw:text-box>
            <text:p text:style-name="P1"><text:span text:style-name="T4">Qazi, Ashraf Jehangir </text:span></text:p>
          </draw:text-box>
        </draw:frame>
        <draw:frame draw:style-name="gr1" draw:text-style-name="P2" draw:layer="layout" svg:width="8.837cm" svg:height="0.475cm" svg:x="7.8cm" svg:y="13.247cm">
          <draw:text-box>
            <text:p text:style-name="P1"><text:span text:style-name="T4">UN Special Representative for Iraq, 2004-2007</text:span></text:p>
          </draw:text-box>
        </draw:frame>
        <draw:frame draw:style-name="gr1" draw:text-style-name="P2" draw:layer="layout" svg:width="2.483cm" svg:height="0.475cm" svg:x="2.2cm" svg:y="13.912cm">
          <draw:text-box>
            <text:p text:style-name="P1"><text:span text:style-name="T4">Qin, Huasun </text:span></text:p>
          </draw:text-box>
        </draw:frame>
        <draw:frame draw:style-name="gr1" draw:text-style-name="P2" draw:layer="layout" svg:width="10.277cm" svg:height="0.475cm" svg:x="7.8cm" svg:y="13.912cm">
          <draw:text-box>
            <text:p text:style-name="P1"><text:span text:style-name="T4"><text:s/></text:span><text:span text:style-name="T4">Chinese Permanent Representative and Ambassador </text:span></text:p>
          </draw:text-box>
        </draw:frame>
        <draw:frame draw:style-name="gr1" draw:text-style-name="P2" draw:layer="layout" svg:width="1.797cm" svg:height="0.475cm" svg:x="7.8cm" svg:y="14.476cm">
          <draw:text-box>
            <text:p text:style-name="P1"><text:span text:style-name="T4">to the UN</text:span></text:p>
          </draw:text-box>
        </draw:frame>
        <draw:frame draw:style-name="gr1" draw:text-style-name="P2" draw:layer="layout" svg:width="2.94cm" svg:height="0.475cm" svg:x="2.2cm" svg:y="15.141cm">
          <draw:text-box>
            <text:p text:style-name="P1"><text:span text:style-name="T4">Quarrey, David </text:span></text:p>
          </draw:text-box>
        </draw:frame>
        <draw:frame draw:style-name="gr1" draw:text-style-name="P2" draw:layer="layout" svg:width="9.514cm" svg:height="0.475cm" svg:x="7.8cm" svg:y="15.141cm">
          <draw:text-box>
            <text:p text:style-name="P1"><text:span text:style-name="T4">Private Secretary to the Prime Minister, 2004-2006</text:span></text:p>
          </draw:text-box>
        </draw:frame>
        <draw:frame draw:style-name="gr1" draw:text-style-name="P2" draw:layer="layout" svg:width="3.19cm" svg:height="0.475cm" svg:x="2.2cm" svg:y="15.805cm">
          <draw:text-box>
            <text:p text:style-name="P1"><text:span text:style-name="T4">Quinault, James </text:span></text:p>
          </draw:text-box>
        </draw:frame>
        <draw:frame draw:style-name="gr1" draw:text-style-name="P2" draw:layer="layout" svg:width="11.153cm" svg:height="0.475cm" svg:x="7.8cm" svg:y="15.805cm">
          <draw:text-box>
            <text:p text:style-name="P1"><text:span text:style-name="T4">Treasury, Head, Defence, Diplomacy and Intelligence Team</text:span></text:p>
          </draw:text-box>
        </draw:frame>
        <draw:frame draw:style-name="gr1" draw:text-style-name="P2" draw:layer="layout" svg:width="3.283cm" svg:height="0.475cm" svg:x="2.2cm" svg:y="16.47cm">
          <draw:text-box>
            <text:p text:style-name="P1"><text:span text:style-name="T4">Quinlan, Michael </text:span></text:p>
          </draw:text-box>
        </draw:frame>
        <draw:frame draw:style-name="gr1" draw:text-style-name="P2" draw:layer="layout" svg:width="8.515cm" svg:height="0.475cm" svg:x="7.8cm" svg:y="16.47cm">
          <draw:text-box>
            <text:p text:style-name="P1"><text:span text:style-name="T4">MOD Permanent Under Secretary,1988-1992</text:span></text:p>
          </draw:text-box>
        </draw:frame>
        <draw:frame draw:style-name="gr3" draw:text-style-name="P4" draw:layer="layout" svg:width="0.563cm" svg:height="0.628cm" svg:x="2.2cm" svg:y="17.497cm">
          <draw:text-box>
            <text:p text:style-name="P1"><text:span text:style-name="T3">R</text:span></text:p>
          </draw:text-box>
        </draw:frame>
        <draw:frame draw:style-name="gr1" draw:text-style-name="P2" draw:layer="layout" svg:width="4.028cm" svg:height="0.475cm" svg:x="2.2cm" svg:y="18.39cm">
          <draw:text-box>
            <text:p text:style-name="P1"><text:span text:style-name="T4">Raffarin, Jean-Pierre </text:span></text:p>
          </draw:text-box>
        </draw:frame>
        <draw:frame draw:style-name="gr1" draw:text-style-name="P2" draw:layer="layout" svg:width="8.731cm" svg:height="0.475cm" svg:x="7.8cm" svg:y="18.39cm">
          <draw:text-box>
            <text:p text:style-name="P1"><text:span text:style-name="T4">Prime Minister of France, May 2002-May 2005</text:span></text:p>
          </draw:text-box>
        </draw:frame>
        <draw:frame draw:style-name="gr1" draw:text-style-name="P2" draw:layer="layout" svg:width="3.685cm" svg:height="0.475cm" svg:x="2.2cm" svg:y="19.054cm">
          <draw:text-box>
            <text:p text:style-name="P1"><text:span text:style-name="T4">Ralston, Joseph W </text:span></text:p>
          </draw:text-box>
        </draw:frame>
        <draw:frame draw:style-name="gr1" draw:text-style-name="P2" draw:layer="layout" svg:width="9.083cm" svg:height="0.475cm" svg:x="7.8cm" svg:y="19.054cm">
          <draw:text-box>
            <text:p text:style-name="P1"><text:span text:style-name="T4">(General) US Commander, European Command</text:span></text:p>
          </draw:text-box>
        </draw:frame>
        <draw:frame draw:style-name="gr1" draw:text-style-name="P2" draw:layer="layout" svg:width="3.109cm" svg:height="0.475cm" svg:x="2.2cm" svg:y="19.718cm">
          <draw:text-box>
            <text:p text:style-name="P1"><text:span text:style-name="T4">Ramadan, Taha </text:span></text:p>
          </draw:text-box>
        </draw:frame>
        <draw:frame draw:style-name="gr1" draw:text-style-name="P2" draw:layer="layout" svg:width="8.591cm" svg:height="0.475cm" svg:x="7.8cm" svg:y="19.718cm">
          <draw:text-box>
            <text:p text:style-name="P1"><text:span text:style-name="T4">Vice President of Iraq, March 1991-April 2003</text:span></text:p>
          </draw:text-box>
        </draw:frame>
        <draw:frame draw:style-name="gr1" draw:text-style-name="P2" draw:layer="layout" svg:width="2.589cm" svg:height="0.475cm" svg:x="2.2cm" svg:y="20.383cm">
          <draw:text-box>
            <text:p text:style-name="P1"><text:span text:style-name="T4">Rammell, Bill </text:span></text:p>
          </draw:text-box>
        </draw:frame>
        <draw:frame draw:style-name="gr1" draw:text-style-name="P2" draw:layer="layout" svg:width="8.901cm" svg:height="0.475cm" svg:x="7.8cm" svg:y="20.383cm">
          <draw:text-box>
            <text:p text:style-name="P1"><text:span text:style-name="T4"><text:s/></text:span><text:span text:style-name="T4">FCO Parliamentary Under Secretary of State, <text:s/></text:span></text:p>
          </draw:text-box>
        </draw:frame>
        <draw:frame draw:style-name="gr1" draw:text-style-name="P2" draw:layer="layout" svg:width="4.709cm" svg:height="0.475cm" svg:x="7.8cm" svg:y="20.947cm">
          <draw:text-box>
            <text:p text:style-name="P1"><text:span text:style-name="T4">October 2008-June 2009</text:span></text:p>
          </draw:text-box>
        </draw:frame>
        <draw:frame draw:style-name="gr1" draw:text-style-name="P2" draw:layer="layout" svg:width="4.553cm" svg:height="0.475cm" svg:x="2.2cm" svg:y="21.612cm">
          <draw:text-box>
            <text:p text:style-name="P1"><text:span text:style-name="T4">Rana, Kipkorir Aly Azad </text:span></text:p>
          </draw:text-box>
        </draw:frame>
        <draw:frame draw:style-name="gr1" draw:text-style-name="P2" draw:layer="layout" svg:width="11.182cm" svg:height="0.475cm" svg:x="7.8cm" svg:y="21.612cm">
          <draw:text-box>
            <text:p text:style-name="P1"><text:span text:style-name="T4">Kenyan Deputy Permanent Representative to the UN, 1997</text:span></text:p>
          </draw:text-box>
        </draw:frame>
        <draw:frame draw:style-name="gr1" draw:text-style-name="P2" draw:layer="layout" svg:width="2.504cm" svg:height="0.475cm" svg:x="2.2cm" svg:y="22.276cm">
          <draw:text-box>
            <text:p text:style-name="P1"><text:span text:style-name="T4">Read, Phillip </text:span></text:p>
          </draw:text-box>
        </draw:frame>
        <draw:frame draw:style-name="gr1" draw:text-style-name="P2" draw:layer="layout" svg:width="4.562cm" svg:height="0.475cm" svg:x="7.8cm" svg:y="22.276cm">
          <draw:text-box>
            <text:p text:style-name="P1"><text:span text:style-name="T4"><text:s/></text:span><text:span text:style-name="T4">Acting Chief Constable </text:span></text:p>
          </draw:text-box>
        </draw:frame>
        <draw:frame draw:style-name="gr1" draw:text-style-name="P2" draw:layer="layout" svg:width="2.809cm" svg:height="0.475cm" svg:x="7.8cm" svg:y="22.841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153cm" svg:height="0.475cm" svg:x="2.2cm" svg:y="23.505cm">
          <draw:text-box>
            <text:p text:style-name="P1"><text:span text:style-name="T4">Reid, John </text:span></text:p>
          </draw:text-box>
        </draw:frame>
        <draw:frame draw:style-name="gr1" draw:text-style-name="P2" draw:layer="layout" svg:width="10.311cm" svg:height="0.475cm" svg:x="7.8cm" svg:y="23.505cm">
          <draw:text-box>
            <text:p text:style-name="P1"><text:span text:style-name="T4"><text:s/></text:span><text:span text:style-name="T4">(Dr) Minister without Portfolio and Labour Party Chair, </text:span></text:p>
          </draw:text-box>
        </draw:frame>
        <draw:frame draw:style-name="gr1" draw:text-style-name="P2" draw:layer="layout" svg:width="4.752cm" svg:height="0.475cm" svg:x="7.8cm" svg:y="24.07cm">
          <draw:text-box>
            <text:p text:style-name="P1"><text:span text:style-name="T4">October 2002-April 2003 </text:span></text:p>
          </draw:text-box>
        </draw:frame>
        <draw:frame draw:style-name="gr1" draw:text-style-name="P2" draw:layer="layout" svg:width="9.688cm" svg:height="0.475cm" svg:x="7.8cm" svg:y="24.634cm">
          <draw:text-box>
            <text:p text:style-name="P1"><text:span text:style-name="T4">Leader of the House of Commons, April-June 2003 </text:span></text:p>
          </draw:text-box>
        </draw:frame>
        <draw:frame draw:style-name="gr1" draw:text-style-name="P2" draw:layer="layout" svg:width="7.715cm" svg:height="0.475cm" svg:x="7.8cm" svg:y="25.198cm">
          <draw:text-box>
            <text:p text:style-name="P1"><text:span text:style-name="T4">Defence Secretary, May 2005-May 2006 </text:span></text:p>
          </draw:text-box>
        </draw:frame>
        <draw:frame draw:style-name="gr1" draw:text-style-name="P2" draw:layer="layout" svg:width="2.809cm" svg:height="0.475cm" svg:x="7.8cm" svg:y="25.763cm">
          <draw:text-box>
            <text:p text:style-name="P1"><text:span text:style-name="T4">Inquiry witness</text:span></text:p>
          </draw:text-box>
        </draw:frame>
      </draw:page>
      <draw:page draw:name="page3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6</text:span></text:p>
          </draw:text-box>
        </draw:frame>
        <draw:frame draw:style-name="gr1" draw:text-style-name="P2" draw:layer="layout" svg:width="2.91cm" svg:height="0.475cm" svg:x="2.2cm" svg:y="2.525cm">
          <draw:text-box>
            <text:p text:style-name="P1"><text:span text:style-name="T4">Reid, Kathleen </text:span></text:p>
          </draw:text-box>
        </draw:frame>
        <draw:frame draw:style-name="gr1" draw:text-style-name="P2" draw:layer="layout" svg:width="10.933cm" svg:height="0.475cm" svg:x="7.8cm" svg:y="2.525cm">
          <draw:text-box>
            <text:p text:style-name="P1"><text:span text:style-name="T4"><text:s/></text:span><text:span text:style-name="T4">Head, DFID Office, Basra, August 2007-September 2008 </text:span></text:p>
          </draw:text-box>
        </draw:frame>
        <draw:frame draw:style-name="gr1" draw:text-style-name="P2" draw:layer="layout" svg:width="2.809cm" svg:height="0.475cm" svg:x="7.8cm" svg:y="3.09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271cm" svg:height="0.475cm" svg:x="2.2cm" svg:y="3.754cm">
          <draw:text-box>
            <text:p text:style-name="P1"><text:span text:style-name="T4">Reith, John </text:span></text:p>
          </draw:text-box>
        </draw:frame>
        <draw:frame draw:style-name="gr1" draw:text-style-name="P2" draw:layer="layout" svg:width="9.053cm" svg:height="0.475cm" svg:x="7.8cm" svg:y="3.754cm">
          <draw:text-box>
            <text:p text:style-name="P1"><text:span text:style-name="T4"><text:s/></text:span><text:span text:style-name="T4">(Lieutenant General) Chief of Joint Operations, </text:span></text:p>
          </draw:text-box>
        </draw:frame>
        <draw:frame draw:style-name="gr1" draw:text-style-name="P2" draw:layer="layout" svg:width="4.472cm" svg:height="0.475cm" svg:x="7.8cm" svg:y="4.318cm">
          <draw:text-box>
            <text:p text:style-name="P1"><text:span text:style-name="T4">August 2001-July 2004 </text:span></text:p>
          </draw:text-box>
        </draw:frame>
        <draw:frame draw:style-name="gr1" draw:text-style-name="P2" draw:layer="layout" svg:width="5.471cm" svg:height="0.475cm" svg:x="7.8cm" svg:y="4.883cm">
          <draw:text-box>
            <text:p text:style-name="P1"><text:span text:style-name="T4">(General, Sir) Inquiry witness</text:span></text:p>
          </draw:text-box>
        </draw:frame>
        <draw:frame draw:style-name="gr1" draw:text-style-name="P2" draw:layer="layout" svg:width="3.685cm" svg:height="0.475cm" svg:x="2.2cm" svg:y="5.547cm">
          <draw:text-box>
            <text:p text:style-name="P1"><text:span text:style-name="T4">Rice, Condoleezza </text:span></text:p>
          </draw:text-box>
        </draw:frame>
        <draw:frame draw:style-name="gr1" draw:text-style-name="P2" draw:layer="layout" svg:width="0.422cm" svg:height="0.475cm" svg:x="7.8cm" svg:y="5.54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8.634cm" svg:height="0.475cm" svg:x="7.8cm" svg:y="5.547cm">
          <draw:text-box>
            <text:p text:style-name="P1"><text:span text:style-name="T4">(Dr) US National Security Advisor, 2001-2005 </text:span></text:p>
          </draw:text-box>
        </draw:frame>
        <draw:frame draw:style-name="gr1" draw:text-style-name="P2" draw:layer="layout" svg:width="9.646cm" svg:height="0.475cm" svg:x="7.8cm" svg:y="6.112cm">
          <draw:text-box>
            <text:p text:style-name="P1"><text:span text:style-name="T4">US Secretary of State, January 2005-January 2009</text:span></text:p>
          </draw:text-box>
        </draw:frame>
        <draw:frame draw:style-name="gr1" draw:text-style-name="P2" draw:layer="layout" svg:width="3.114cm" svg:height="0.475cm" svg:x="2.2cm" svg:y="6.776cm">
          <draw:text-box>
            <text:p text:style-name="P1"><text:span text:style-name="T4">Richards, David </text:span></text:p>
          </draw:text-box>
        </draw:frame>
        <draw:frame draw:style-name="gr1" draw:text-style-name="P2" draw:layer="layout" svg:width="10.052cm" svg:height="0.475cm" svg:x="7.8cm" svg:y="6.776cm">
          <draw:text-box>
            <text:p text:style-name="P1"><text:span text:style-name="T4"><text:s/></text:span><text:span text:style-name="T4">(Major General) Assistant Chief of the General Staff, </text:span></text:p>
          </draw:text-box>
        </draw:frame>
        <draw:frame draw:style-name="gr1" draw:text-style-name="P2" draw:layer="layout" svg:width="2.038cm" svg:height="0.475cm" svg:x="7.8cm" svg:y="7.341cm">
          <draw:text-box>
            <text:p text:style-name="P1"><text:span text:style-name="T4">2002-2005</text:span></text:p>
          </draw:text-box>
        </draw:frame>
        <draw:frame draw:style-name="gr1" draw:text-style-name="P2" draw:layer="layout" svg:width="3.418cm" svg:height="0.475cm" svg:x="2.2cm" svg:y="8.005cm">
          <draw:text-box>
            <text:p text:style-name="P1"><text:span text:style-name="T4">Richards, Francis </text:span></text:p>
          </draw:text-box>
        </draw:frame>
        <draw:frame draw:style-name="gr1" draw:text-style-name="P2" draw:layer="layout" svg:width="11.272cm" svg:height="0.475cm" svg:x="7.8cm" svg:y="8.005cm">
          <draw:text-box>
            <text:p text:style-name="P1"><text:span text:style-name="T4"><text:s/></text:span><text:span text:style-name="T4">(Sir) Director, Government Communications Headquarters, </text:span></text:p>
          </draw:text-box>
        </draw:frame>
        <draw:frame draw:style-name="gr1" draw:text-style-name="P2" draw:layer="layout" svg:width="2.038cm" svg:height="0.475cm" svg:x="7.8cm" svg:y="8.57cm">
          <draw:text-box>
            <text:p text:style-name="P1"><text:span text:style-name="T4">1998-2003</text:span></text:p>
          </draw:text-box>
        </draw:frame>
        <draw:frame draw:style-name="gr1" draw:text-style-name="P2" draw:layer="layout" svg:width="3.067cm" svg:height="0.475cm" svg:x="2.2cm" svg:y="9.234cm">
          <draw:text-box>
            <text:p text:style-name="P1"><text:span text:style-name="T4">Richardson, Bill </text:span></text:p>
          </draw:text-box>
        </draw:frame>
        <draw:frame draw:style-name="gr1" draw:text-style-name="P2" draw:layer="layout" svg:width="9.95cm" svg:height="0.475cm" svg:x="7.8cm" svg:y="9.234cm">
          <draw:text-box>
            <text:p text:style-name="P1"><text:span text:style-name="T4">US Permanent Representative to the UN, 2001-2004</text:span></text:p>
          </draw:text-box>
        </draw:frame>
        <draw:frame draw:style-name="gr1" draw:text-style-name="P2" draw:layer="layout" svg:width="3.351cm" svg:height="0.475cm" svg:x="2.2cm" svg:y="9.898cm">
          <draw:text-box>
            <text:p text:style-name="P1"><text:span text:style-name="T4">Richmond, David </text:span></text:p>
          </draw:text-box>
        </draw:frame>
        <draw:frame draw:style-name="gr1" draw:text-style-name="P2" draw:layer="layout" svg:width="9.87cm" svg:height="0.475cm" svg:x="7.8cm" svg:y="9.898cm">
          <draw:text-box>
            <text:p text:style-name="P1"><text:span text:style-name="T4"><text:s/></text:span><text:span text:style-name="T4">Prime Minister’s Interim Special Representative on <text:s/></text:span></text:p>
          </draw:text-box>
        </draw:frame>
        <draw:frame draw:style-name="gr1" draw:text-style-name="P2" draw:layer="layout" svg:width="2.038cm" svg:height="0.475cm" svg:x="7.8cm" svg:y="10.463cm">
          <draw:text-box>
            <text:p text:style-name="P1"><text:span text:style-name="T4">Iraq, 2003 </text:span></text:p>
          </draw:text-box>
        </draw:frame>
        <draw:frame draw:style-name="gr1" draw:text-style-name="P2" draw:layer="layout" svg:width="9.802cm" svg:height="0.475cm" svg:x="7.8cm" svg:y="11.027cm">
          <draw:text-box>
            <text:p text:style-name="P1"><text:span text:style-name="T4">Prime Minister’s Deputy Special Representative on <text:s/></text:span></text:p>
          </draw:text-box>
        </draw:frame>
        <draw:frame draw:style-name="gr1" draw:text-style-name="P2" draw:layer="layout" svg:width="3.126cm" svg:height="0.475cm" svg:x="7.8cm" svg:y="11.592cm">
          <draw:text-box>
            <text:p text:style-name="P1"><text:span text:style-name="T4">Iraq, 2003-2004 </text:span></text:p>
          </draw:text-box>
        </draw:frame>
        <draw:frame draw:style-name="gr1" draw:text-style-name="P2" draw:layer="layout" svg:width="8.337cm" svg:height="0.475cm" svg:x="7.8cm" svg:y="12.156cm">
          <draw:text-box>
            <text:p text:style-name="P1"><text:span text:style-name="T4">Prime Minister’s Special Representative on <text:s/></text:span></text:p>
          </draw:text-box>
        </draw:frame>
        <draw:frame draw:style-name="gr1" draw:text-style-name="P2" draw:layer="layout" svg:width="5.463cm" svg:height="0.475cm" svg:x="7.8cm" svg:y="12.721cm">
          <draw:text-box>
            <text:p text:style-name="P1"><text:span text:style-name="T4">Iraq, March 2004-June 2004 </text:span></text:p>
          </draw:text-box>
        </draw:frame>
        <draw:frame draw:style-name="gr1" draw:text-style-name="P2" draw:layer="layout" svg:width="10.314cm" svg:height="0.475cm" svg:x="7.8cm" svg:y="13.285cm">
          <draw:text-box>
            <text:p text:style-name="P1"><text:span text:style-name="T4">(Sir) FCO, Director General, Defence and Intelligence, </text:span></text:p>
          </draw:text-box>
        </draw:frame>
        <draw:frame draw:style-name="gr1" draw:text-style-name="P2" draw:layer="layout" svg:width="2.157cm" svg:height="0.475cm" svg:x="7.8cm" svg:y="13.85cm">
          <draw:text-box>
            <text:p text:style-name="P1"><text:span text:style-name="T4">2004-2007 </text:span></text:p>
          </draw:text-box>
        </draw:frame>
        <draw:frame draw:style-name="gr1" draw:text-style-name="P2" draw:layer="layout" svg:width="2.809cm" svg:height="0.475cm" svg:x="7.8cm" svg:y="14.414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881cm" svg:height="0.475cm" svg:x="2.2cm" svg:y="15.078cm">
          <draw:text-box>
            <text:p text:style-name="P1"><text:span text:style-name="T4">Ricketts, Peter </text:span></text:p>
          </draw:text-box>
        </draw:frame>
        <draw:frame draw:style-name="gr1" draw:text-style-name="P2" draw:layer="layout" svg:width="7.885cm" svg:height="0.475cm" svg:x="7.8cm" svg:y="15.078cm">
          <draw:text-box>
            <text:p text:style-name="P1"><text:span text:style-name="T4"><text:s/></text:span><text:span text:style-name="T4">Chairman, Joint Intelligence Committee, <text:s/></text:span></text:p>
          </draw:text-box>
        </draw:frame>
        <draw:frame draw:style-name="gr1" draw:text-style-name="P2" draw:layer="layout" svg:width="6.551cm" svg:height="0.475cm" svg:x="7.8cm" svg:y="15.643cm">
          <draw:text-box>
            <text:p text:style-name="P1"><text:span text:style-name="T4">September 2000-September 2001 </text:span></text:p>
          </draw:text-box>
        </draw:frame>
        <draw:frame draw:style-name="gr1" draw:text-style-name="P2" draw:layer="layout" svg:width="6.441cm" svg:height="0.475cm" svg:x="7.8cm" svg:y="16.207cm">
          <draw:text-box>
            <text:p text:style-name="P1"><text:span text:style-name="T4">FCO Political Director, 2001-2003 </text:span></text:p>
          </draw:text-box>
        </draw:frame>
        <draw:frame draw:style-name="gr1" draw:text-style-name="P2" draw:layer="layout" svg:width="10.797cm" svg:height="0.475cm" svg:x="7.8cm" svg:y="16.772cm">
          <draw:text-box>
            <text:p text:style-name="P1"><text:span text:style-name="T4">(Sir) UK Permanent Representative to NATO, 2003-2006 </text:span></text:p>
          </draw:text-box>
        </draw:frame>
        <draw:frame draw:style-name="gr1" draw:text-style-name="P2" draw:layer="layout" svg:width="8.659cm" svg:height="0.475cm" svg:x="7.8cm" svg:y="17.336cm">
          <draw:text-box>
            <text:p text:style-name="P1"><text:span text:style-name="T4">FCO Permanent Under Secretary, 2006-2010 </text:span></text:p>
          </draw:text-box>
        </draw:frame>
        <draw:frame draw:style-name="gr1" draw:text-style-name="P2" draw:layer="layout" svg:width="2.809cm" svg:height="0.475cm" svg:x="7.8cm" svg:y="17.901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3.363cm" svg:height="0.475cm" svg:x="2.2cm" svg:y="18.565cm">
          <draw:text-box>
            <text:p text:style-name="P1"><text:span text:style-name="T4">Ridgway, Andrew </text:span></text:p>
          </draw:text-box>
        </draw:frame>
        <draw:frame draw:style-name="gr1" draw:text-style-name="P2" draw:layer="layout" svg:width="9.811cm" svg:height="0.475cm" svg:x="7.8cm" svg:y="18.565cm">
          <draw:text-box>
            <text:p text:style-name="P1"><text:span text:style-name="T4"><text:s/></text:span><text:span text:style-name="T4">(Lieutenant General) Chief of Defence Intelligence, </text:span></text:p>
          </draw:text-box>
        </draw:frame>
        <draw:frame draw:style-name="gr1" draw:text-style-name="P2" draw:layer="layout" svg:width="2.038cm" svg:height="0.475cm" svg:x="7.8cm" svg:y="19.13cm">
          <draw:text-box>
            <text:p text:style-name="P1"><text:span text:style-name="T4">2003-2006</text:span></text:p>
          </draw:text-box>
        </draw:frame>
        <draw:frame draw:style-name="gr1" draw:text-style-name="P2" draw:layer="layout" svg:width="3.016cm" svg:height="0.475cm" svg:x="2.2cm" svg:y="19.794cm">
          <draw:text-box>
            <text:p text:style-name="P1"><text:span text:style-name="T4">Riley, Jonathon </text:span></text:p>
          </draw:text-box>
        </draw:frame>
        <draw:frame draw:style-name="gr1" draw:text-style-name="P2" draw:layer="layout" svg:width="9.87cm" svg:height="0.475cm" svg:x="7.8cm" svg:y="19.794cm">
          <draw:text-box>
            <text:p text:style-name="P1"><text:span text:style-name="T4"><text:s/></text:span><text:span text:style-name="T4">(Major General) General Officer Commanding Multi-</text:span></text:p>
          </draw:text-box>
        </draw:frame>
        <draw:frame draw:style-name="gr1" draw:text-style-name="P2" draw:layer="layout" svg:width="11.17cm" svg:height="0.475cm" svg:x="7.8cm" svg:y="20.358cm">
          <draw:text-box>
            <text:p text:style-name="P1"><text:span text:style-name="T4">National Division (South-East), December 2004-June 2005 </text:span></text:p>
          </draw:text-box>
        </draw:frame>
        <draw:frame draw:style-name="gr1" draw:text-style-name="P2" draw:layer="layout" svg:width="8.346cm" svg:height="0.475cm" svg:x="7.8cm" svg:y="20.923cm">
          <draw:text-box>
            <text:p text:style-name="P1"><text:span text:style-name="T4">(Lieutenant General) Deputy Head, CMATT, </text:span></text:p>
          </draw:text-box>
        </draw:frame>
        <draw:frame draw:style-name="gr1" draw:text-style-name="P2" draw:layer="layout" svg:width="4.083cm" svg:height="0.475cm" svg:x="7.8cm" svg:y="21.487cm">
          <draw:text-box>
            <text:p text:style-name="P1"><text:span text:style-name="T4">May-December 2003 </text:span></text:p>
          </draw:text-box>
        </draw:frame>
        <draw:frame draw:style-name="gr1" draw:text-style-name="P2" draw:layer="layout" svg:width="2.809cm" svg:height="0.475cm" svg:x="7.8cm" svg:y="22.052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3.736cm" svg:height="0.475cm" svg:x="2.2cm" svg:y="22.716cm">
          <draw:text-box>
            <text:p text:style-name="P1"><text:span text:style-name="T4">Robertson, George </text:span></text:p>
          </draw:text-box>
        </draw:frame>
        <draw:frame draw:style-name="gr1" draw:text-style-name="P2" draw:layer="layout" svg:width="0.422cm" svg:height="0.475cm" svg:x="7.8cm" svg:y="22.71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5.878cm" svg:height="0.475cm" svg:x="7.8cm" svg:y="22.716cm">
          <draw:text-box>
            <text:p text:style-name="P1"><text:span text:style-name="T4">Defence Secretary, 1997-1999 </text:span></text:p>
          </draw:text-box>
        </draw:frame>
        <draw:frame draw:style-name="gr1" draw:text-style-name="P2" draw:layer="layout" svg:width="8.342cm" svg:height="0.475cm" svg:x="7.8cm" svg:y="23.281cm">
          <draw:text-box>
            <text:p text:style-name="P1"><text:span text:style-name="T4">(Lord) Secretary General, NATO, 1999-2004</text:span></text:p>
          </draw:text-box>
        </draw:frame>
        <draw:frame draw:style-name="gr1" draw:text-style-name="P2" draw:layer="layout" svg:width="2.974cm" svg:height="0.475cm" svg:x="2.2cm" svg:y="23.945cm">
          <draw:text-box>
            <text:p text:style-name="P1"><text:span text:style-name="T4">Robison, Garry </text:span></text:p>
          </draw:text-box>
        </draw:frame>
        <draw:frame draw:style-name="gr1" draw:text-style-name="P2" draw:layer="layout" svg:width="9.578cm" svg:height="0.475cm" svg:x="7.8cm" svg:y="23.945cm">
          <draw:text-box>
            <text:p text:style-name="P1"><text:span text:style-name="T4">(Brigadier) Deputy Commander, Iraq Survey Group</text:span></text:p>
          </draw:text-box>
        </draw:frame>
      </draw:page>
      <draw:page draw:name="page35" draw:style-name="dp1" draw:master-page-name="master-page26">
        <draw:frame draw:style-name="gr4" draw:text-style-name="P5" draw:layer="layout" svg:width="4.506cm" svg:height="0.395cm" svg:x="14.316cm" svg:y="1.138cm">
          <draw:text-box>
            <text:p text:style-name="P1"><text:span text:style-name="T5">Annex 3 <text:s/>| <text:s/>Names and post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7</text:span></text:p>
          </draw:text-box>
        </draw:frame>
        <draw:frame draw:style-name="gr1" draw:text-style-name="P2" draw:layer="layout" svg:width="2.682cm" svg:height="0.475cm" svg:x="2.2cm" svg:y="2.525cm">
          <draw:text-box>
            <text:p text:style-name="P1"><text:span text:style-name="T4">Rollo, William </text:span></text:p>
          </draw:text-box>
        </draw:frame>
        <draw:frame draw:style-name="gr1" draw:text-style-name="P2" draw:layer="layout" svg:width="10.624cm" svg:height="0.475cm" svg:x="7.8cm" svg:y="2.525cm">
          <draw:text-box>
            <text:p text:style-name="P1"><text:span text:style-name="T4"><text:s/></text:span><text:span text:style-name="T4">(Brigadier) Member of Deputy Chief of Joint Operations </text:span></text:p>
          </draw:text-box>
        </draw:frame>
        <draw:frame draw:style-name="gr1" draw:text-style-name="P2" draw:layer="layout" svg:width="2.597cm" svg:height="0.475cm" svg:x="7.8cm" svg:y="3.09cm">
          <draw:text-box>
            <text:p text:style-name="P1"><text:span text:style-name="T4">(Operations) <text:s/></text:span></text:p>
          </draw:text-box>
        </draw:frame>
        <draw:frame draw:style-name="gr1" draw:text-style-name="P2" draw:layer="layout" svg:width="8.718cm" svg:height="0.475cm" svg:x="7.8cm" svg:y="3.654cm">
          <draw:text-box>
            <text:p text:style-name="P1"><text:span text:style-name="T4">(Major General) General Officer Commanding </text:span></text:p>
          </draw:text-box>
        </draw:frame>
        <draw:frame draw:style-name="gr1" draw:text-style-name="P2" draw:layer="layout" svg:width="10.966cm" svg:height="0.475cm" svg:x="7.8cm" svg:y="4.218cm">
          <draw:text-box>
            <text:p text:style-name="P1"><text:span text:style-name="T4">Multi-National Division (South-East), July-December 2004 </text:span></text:p>
          </draw:text-box>
        </draw:frame>
        <draw:frame draw:style-name="gr1" draw:text-style-name="P2" draw:layer="layout" svg:width="9.027cm" svg:height="0.475cm" svg:x="7.8cm" svg:y="4.783cm">
          <draw:text-box>
            <text:p text:style-name="P1"><text:span text:style-name="T4">Assistant Chief of the General Staff, 2005-2007 </text:span></text:p>
          </draw:text-box>
        </draw:frame>
        <draw:frame draw:style-name="gr5" draw:text-style-name="P2" draw:layer="layout" svg:width="10.755cm" svg:height="0.475cm" svg:x="7.8cm" svg:y="5.347cm">
          <draw:text-box>
            <text:p text:style-name="P1"><text:span text:style-name="T6">(Lieutenant General) Senior British Military Representative </text:span></text:p>
          </draw:text-box>
        </draw:frame>
        <draw:frame draw:style-name="gr1" draw:text-style-name="P2" draw:layer="layout" svg:width="0.422cm" svg:height="0.475cm" svg:x="18.527cm" svg:y="5.347cm">
          <draw:text-box>
            <text:p text:style-name="P1"><text:span text:style-name="T4">– </text:span></text:p>
          </draw:text-box>
        </draw:frame>
        <draw:frame draw:style-name="gr1" draw:text-style-name="P2" draw:layer="layout" svg:width="5.294cm" svg:height="0.475cm" svg:x="7.8cm" svg:y="5.912cm">
          <draw:text-box>
            <text:p text:style-name="P1"><text:span text:style-name="T4">Iraq, July 2007-March 2009 </text:span></text:p>
          </draw:text-box>
        </draw:frame>
        <draw:frame draw:style-name="gr1" draw:text-style-name="P2" draw:layer="layout" svg:width="2.809cm" svg:height="0.475cm" svg:x="7.8cm" svg:y="6.476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339cm" svg:height="0.475cm" svg:x="2.2cm" svg:y="7.141cm">
          <draw:text-box>
            <text:p text:style-name="P1"><text:span text:style-name="T4">Roper, Paul </text:span></text:p>
          </draw:text-box>
        </draw:frame>
        <draw:frame draw:style-name="gr1" draw:text-style-name="P2" draw:layer="layout" svg:width="7.089cm" svg:height="0.475cm" svg:x="7.8cm" svg:y="7.141cm">
          <draw:text-box>
            <text:p text:style-name="P1"><text:span text:style-name="T4"><text:s/></text:span><text:span text:style-name="T4">(Dr) Director of Strategic Technology </text:span></text:p>
          </draw:text-box>
        </draw:frame>
        <draw:frame draw:style-name="gr1" draw:text-style-name="P2" draw:layer="layout" svg:width="10.848cm" svg:height="0.475cm" svg:x="7.8cm" svg:y="7.705cm">
          <draw:text-box>
            <text:p text:style-name="P1"><text:span text:style-name="T4">Director of Science and Technology, Defence Intelligence </text:span></text:p>
          </draw:text-box>
        </draw:frame>
        <draw:frame draw:style-name="gr1" draw:text-style-name="P2" draw:layer="layout" svg:width="4.011cm" svg:height="0.475cm" svg:x="7.8cm" svg:y="8.27cm">
          <draw:text-box>
            <text:p text:style-name="P1"><text:span text:style-name="T4">Staff, from July 2002 </text:span></text:p>
          </draw:text-box>
        </draw:frame>
        <draw:frame draw:style-name="gr1" draw:text-style-name="P2" draw:layer="layout" svg:width="2.809cm" svg:height="0.475cm" svg:x="7.8cm" svg:y="8.834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271cm" svg:height="0.475cm" svg:x="2.2cm" svg:y="9.498cm">
          <draw:text-box>
            <text:p text:style-name="P1"><text:span text:style-name="T4">Rose, John </text:span></text:p>
          </draw:text-box>
        </draw:frame>
        <draw:frame draw:style-name="gr1" draw:text-style-name="P2" draw:layer="layout" svg:width="10.328cm" svg:height="0.475cm" svg:x="7.8cm" svg:y="9.498cm">
          <draw:text-box>
            <text:p text:style-name="P1"><text:span text:style-name="T4"><text:s/></text:span><text:span text:style-name="T4">(Brigadier) Chief of the Defence Staff’s Liaison Officer </text:span></text:p>
          </draw:text-box>
        </draw:frame>
        <draw:frame draw:style-name="gr1" draw:text-style-name="P2" draw:layer="layout" svg:width="9.692cm" svg:height="0.475cm" svg:x="7.8cm" svg:y="10.063cm">
          <draw:text-box>
            <text:p text:style-name="P1"><text:span text:style-name="T4">(Major General) MOD Director General Intelligence </text:span></text:p>
          </draw:text-box>
        </draw:frame>
        <draw:frame draw:style-name="gr1" draw:text-style-name="P2" draw:layer="layout" svg:width="1.865cm" svg:height="0.475cm" svg:x="7.8cm" svg:y="10.627cm">
          <draw:text-box>
            <text:p text:style-name="P1"><text:span text:style-name="T4">Collection</text:span></text:p>
          </draw:text-box>
        </draw:frame>
        <draw:frame draw:style-name="gr1" draw:text-style-name="P2" draw:layer="layout" svg:width="2.495cm" svg:height="0.475cm" svg:x="2.2cm" svg:y="11.292cm">
          <draw:text-box>
            <text:p text:style-name="P1"><text:span text:style-name="T4">Rose, Vivien </text:span></text:p>
          </draw:text-box>
        </draw:frame>
        <draw:frame draw:style-name="gr1" draw:text-style-name="P2" draw:layer="layout" svg:width="9.438cm" svg:height="0.475cm" svg:x="7.8cm" svg:y="11.292cm">
          <draw:text-box>
            <text:p text:style-name="P1"><text:span text:style-name="T4">MOD, Head, General and International Law Team </text:span></text:p>
          </draw:text-box>
        </draw:frame>
        <draw:frame draw:style-name="gr1" draw:text-style-name="P2" draw:layer="layout" svg:width="2.479cm" svg:height="0.475cm" svg:x="2.2cm" svg:y="11.956cm">
          <draw:text-box>
            <text:p text:style-name="P1"><text:span text:style-name="T4">Ross, Carne </text:span></text:p>
          </draw:text-box>
        </draw:frame>
        <draw:frame draw:style-name="gr1" draw:text-style-name="P2" draw:layer="layout" svg:width="9.9cm" svg:height="0.475cm" svg:x="7.8cm" svg:y="11.956cm">
          <draw:text-box>
            <text:p text:style-name="P1"><text:span text:style-name="T4"><text:s/></text:span><text:span text:style-name="T4">First Secretary, UK Permanent Mission to the UN in </text:span></text:p>
          </draw:text-box>
        </draw:frame>
        <draw:frame draw:style-name="gr1" draw:text-style-name="P2" draw:layer="layout" svg:width="7.296cm" svg:height="0.475cm" svg:x="7.8cm" svg:y="12.521cm">
          <draw:text-box>
            <text:p text:style-name="P1"><text:span text:style-name="T4">New York, December 1997-June 2002 </text:span></text:p>
          </draw:text-box>
        </draw:frame>
        <draw:frame draw:style-name="gr1" draw:text-style-name="P2" draw:layer="layout" svg:width="2.809cm" svg:height="0.475cm" svg:x="7.8cm" svg:y="13.085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102cm" svg:height="0.475cm" svg:x="2.2cm" svg:y="13.75cm">
          <draw:text-box>
            <text:p text:style-name="P1"><text:span text:style-name="T4">Rove, Karl </text:span></text:p>
          </draw:text-box>
        </draw:frame>
        <draw:frame draw:style-name="gr1" draw:text-style-name="P2" draw:layer="layout" svg:width="8.046cm" svg:height="0.475cm" svg:x="7.8cm" svg:y="13.75cm">
          <draw:text-box>
            <text:p text:style-name="P1"><text:span text:style-name="T4"><text:s/></text:span><text:span text:style-name="T4">President Bush’s chief political strategist, <text:s/></text:span></text:p>
          </draw:text-box>
        </draw:frame>
        <draw:frame draw:style-name="gr1" draw:text-style-name="P2" draw:layer="layout" svg:width="5.23cm" svg:height="0.475cm" svg:x="7.8cm" svg:y="14.314cm">
          <draw:text-box>
            <text:p text:style-name="P1"><text:span text:style-name="T4">January 2001-August 2007 </text:span></text:p>
          </draw:text-box>
        </draw:frame>
        <draw:frame draw:style-name="gr1" draw:text-style-name="P2" draw:layer="layout" svg:width="6.822cm" svg:height="0.475cm" svg:x="7.8cm" svg:y="14.878cm">
          <draw:text-box>
            <text:p text:style-name="P1"><text:span text:style-name="T4">White House Deputy Chief of Staff, <text:s/></text:span></text:p>
          </draw:text-box>
        </draw:frame>
        <draw:frame draw:style-name="gr1" draw:text-style-name="P2" draw:layer="layout" svg:width="5.298cm" svg:height="0.475cm" svg:x="7.8cm" svg:y="15.443cm">
          <draw:text-box>
            <text:p text:style-name="P1"><text:span text:style-name="T4">February 2005-August 2007</text:span></text:p>
          </draw:text-box>
        </draw:frame>
        <draw:frame draw:style-name="gr1" draw:text-style-name="P2" draw:layer="layout" svg:width="3.495cm" svg:height="0.475cm" svg:x="2.2cm" svg:y="16.107cm">
          <draw:text-box>
            <text:p text:style-name="P1"><text:span text:style-name="T4">Rumsfeld, Donald </text:span></text:p>
          </draw:text-box>
        </draw:frame>
        <draw:frame draw:style-name="gr1" draw:text-style-name="P2" draw:layer="layout" svg:width="6.974cm" svg:height="0.475cm" svg:x="7.8cm" svg:y="16.107cm">
          <draw:text-box>
            <text:p text:style-name="P1"><text:span text:style-name="T4">US Secretary of Defense, 2001-2006</text:span></text:p>
          </draw:text-box>
        </draw:frame>
        <draw:frame draw:style-name="gr1" draw:text-style-name="P2" draw:layer="layout" svg:width="3.304cm" svg:height="0.475cm" svg:x="2.2cm" svg:y="16.772cm">
          <draw:text-box>
            <text:p text:style-name="P1"><text:span text:style-name="T4">Rycroft, Matthew </text:span></text:p>
          </draw:text-box>
        </draw:frame>
        <draw:frame draw:style-name="gr1" draw:text-style-name="P2" draw:layer="layout" svg:width="11.115cm" svg:height="0.475cm" svg:x="7.8cm" svg:y="16.772cm">
          <draw:text-box>
            <text:p text:style-name="P1"><text:span text:style-name="T4"><text:s/></text:span><text:span text:style-name="T4">Mr Blair’s Private Secretary for Foreign Affairs, 2002-2005 </text:span></text:p>
          </draw:text-box>
        </draw:frame>
        <draw:frame draw:style-name="gr1" draw:text-style-name="P2" draw:layer="layout" svg:width="2.809cm" svg:height="0.475cm" svg:x="7.8cm" svg:y="17.336cm">
          <draw:text-box>
            <text:p text:style-name="P1"><text:span text:style-name="T4">Inquiry witness</text:span></text:p>
          </draw:text-box>
        </draw:frame>
        <draw:frame draw:style-name="gr3" draw:text-style-name="P4" draw:layer="layout" svg:width="0.563cm" svg:height="0.628cm" svg:x="2.2cm" svg:y="18.364cm">
          <draw:text-box>
            <text:p text:style-name="P1"><text:span text:style-name="T3">S</text:span></text:p>
          </draw:text-box>
        </draw:frame>
        <draw:frame draw:style-name="gr1" draw:text-style-name="P2" draw:layer="layout" svg:width="2.076cm" svg:height="0.475cm" svg:x="2.2cm" svg:y="19.256cm">
          <draw:text-box>
            <text:p text:style-name="P1"><text:span text:style-name="T4">Sabri, Naji </text:span></text:p>
          </draw:text-box>
        </draw:frame>
        <draw:frame draw:style-name="gr1" draw:text-style-name="P2" draw:layer="layout" svg:width="8.278cm" svg:height="0.475cm" svg:x="7.8cm" svg:y="19.256cm">
          <draw:text-box>
            <text:p text:style-name="P1"><text:span text:style-name="T4">Iraqi Minister for Foreign Affairs, 2001-2003 </text:span></text:p>
          </draw:text-box>
        </draw:frame>
        <draw:frame draw:style-name="gr1" draw:text-style-name="P2" draw:layer="layout" svg:width="2.788cm" svg:height="0.475cm" svg:x="2.2cm" svg:y="19.921cm">
          <draw:text-box>
            <text:p text:style-name="P1"><text:span text:style-name="T4">Salih, Barham </text:span></text:p>
          </draw:text-box>
        </draw:frame>
        <draw:frame draw:style-name="gr1" draw:text-style-name="P2" draw:layer="layout" svg:width="8.613cm" svg:height="0.475cm" svg:x="7.8cm" svg:y="19.921cm">
          <draw:text-box>
            <text:p text:style-name="P1"><text:span text:style-name="T4">(Dr) Deputy Prime Minister of Iraq, 2004-2009</text:span></text:p>
          </draw:text-box>
        </draw:frame>
        <draw:frame draw:style-name="gr1" draw:text-style-name="P2" draw:layer="layout" svg:width="3.211cm" svg:height="0.475cm" svg:x="2.2cm" svg:y="20.585cm">
          <draw:text-box>
            <text:p text:style-name="P1"><text:span text:style-name="T4">Salmon, Andrew </text:span></text:p>
          </draw:text-box>
        </draw:frame>
        <draw:frame draw:style-name="gr1" draw:text-style-name="P2" draw:layer="layout" svg:width="8.837cm" svg:height="0.475cm" svg:x="7.8cm" svg:y="20.585cm">
          <draw:text-box>
            <text:p text:style-name="P1"><text:span text:style-name="T4"><text:s/></text:span><text:span text:style-name="T4">(Major General) General Officer Commanding </text:span></text:p>
          </draw:text-box>
        </draw:frame>
        <draw:frame draw:style-name="gr1" draw:text-style-name="P2" draw:layer="layout" svg:width="7.051cm" svg:height="0.475cm" svg:x="7.8cm" svg:y="21.15cm">
          <draw:text-box>
            <text:p text:style-name="P1"><text:span text:style-name="T4">Multi-National Division (South-East), <text:s/></text:span></text:p>
          </draw:text-box>
        </draw:frame>
        <draw:frame draw:style-name="gr1" draw:text-style-name="P2" draw:layer="layout" svg:width="4.896cm" svg:height="0.475cm" svg:x="7.8cm" svg:y="21.714cm">
          <draw:text-box>
            <text:p text:style-name="P1"><text:span text:style-name="T4">August 2008-March 2009 </text:span></text:p>
          </draw:text-box>
        </draw:frame>
        <draw:frame draw:style-name="gr1" draw:text-style-name="P2" draw:layer="layout" svg:width="2.809cm" svg:height="0.475cm" svg:x="7.8cm" svg:y="22.278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3.473cm" svg:height="0.475cm" svg:x="2.2cm" svg:y="22.943cm">
          <draw:text-box>
            <text:p text:style-name="P1"><text:span text:style-name="T4">Sanchez, Ricardo </text:span></text:p>
          </draw:text-box>
        </draw:frame>
        <draw:frame draw:style-name="gr1" draw:text-style-name="P2" draw:layer="layout" svg:width="10.459cm" svg:height="0.475cm" svg:x="7.8cm" svg:y="22.943cm">
          <draw:text-box>
            <text:p text:style-name="P1"><text:span text:style-name="T4"><text:s/></text:span><text:span text:style-name="T4">(Lieutenant General) US Commander, Combined Joint </text:span></text:p>
          </draw:text-box>
        </draw:frame>
        <draw:frame draw:style-name="gr1" draw:text-style-name="P2" draw:layer="layout" svg:width="2.449cm" svg:height="0.475cm" svg:x="7.8cm" svg:y="23.507cm">
          <draw:text-box>
            <text:p text:style-name="P1"><text:span text:style-name="T4">Task Force-7</text:span></text:p>
          </draw:text-box>
        </draw:frame>
        <draw:frame draw:style-name="gr1" draw:text-style-name="P2" draw:layer="layout" svg:width="3.355cm" svg:height="0.475cm" svg:x="2.2cm" svg:y="24.172cm">
          <draw:text-box>
            <text:p text:style-name="P1"><text:span text:style-name="T4">Satterfield, David </text:span></text:p>
          </draw:text-box>
        </draw:frame>
        <draw:frame draw:style-name="gr1" draw:text-style-name="P2" draw:layer="layout" svg:width="7.703cm" svg:height="0.475cm" svg:x="7.8cm" svg:y="24.172cm">
          <draw:text-box>
            <text:p text:style-name="P1"><text:span text:style-name="T4"><text:s/></text:span><text:span text:style-name="T4">US Deputy Chief of Mission, 2005-2006 </text:span></text:p>
          </draw:text-box>
        </draw:frame>
        <draw:frame draw:style-name="gr1" draw:text-style-name="P2" draw:layer="layout" svg:width="10.149cm" svg:height="0.475cm" svg:x="7.8cm" svg:y="24.736cm">
          <draw:text-box>
            <text:p text:style-name="P1"><text:span text:style-name="T4">(Ambassador) US State Department Co-ordinator for <text:s/></text:span></text:p>
          </draw:text-box>
        </draw:frame>
        <draw:frame draw:style-name="gr1" draw:text-style-name="P2" draw:layer="layout" svg:width="3.008cm" svg:height="0.475cm" svg:x="7.8cm" svg:y="25.301cm">
          <draw:text-box>
            <text:p text:style-name="P1"><text:span text:style-name="T4">Iraq, 2006-2009</text:span></text:p>
          </draw:text-box>
        </draw:frame>
      </draw:page>
      <draw:page draw:name="page3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8</text:span></text:p>
          </draw:text-box>
        </draw:frame>
        <draw:frame draw:style-name="gr1" draw:text-style-name="P2" draw:layer="layout" svg:width="2.694cm" svg:height="0.475cm" svg:x="2.2cm" svg:y="2.525cm">
          <draw:text-box>
            <text:p text:style-name="P1"><text:span text:style-name="T4">Sawers, John </text:span></text:p>
          </draw:text-box>
        </draw:frame>
        <draw:frame draw:style-name="gr1" draw:text-style-name="P2" draw:layer="layout" svg:width="9.197cm" svg:height="0.475cm" svg:x="7.8cm" svg:y="2.525cm">
          <draw:text-box>
            <text:p text:style-name="P1"><text:span text:style-name="T4"><text:s/></text:span><text:span text:style-name="T4">Mr Blair’s Foreign Secretary for Foreign Affairs, <text:s/></text:span></text:p>
          </draw:text-box>
        </draw:frame>
        <draw:frame draw:style-name="gr1" draw:text-style-name="P2" draw:layer="layout" svg:width="5.984cm" svg:height="0.475cm" svg:x="7.8cm" svg:y="3.09cm">
          <draw:text-box>
            <text:p text:style-name="P1"><text:span text:style-name="T4">January 1999-September 2001 </text:span></text:p>
          </draw:text-box>
        </draw:frame>
        <draw:frame draw:style-name="gr1" draw:text-style-name="P2" draw:layer="layout" svg:width="7.728cm" svg:height="0.475cm" svg:x="7.8cm" svg:y="3.654cm">
          <draw:text-box>
            <text:p text:style-name="P1"><text:span text:style-name="T4">British Ambassador to Egypt, 2001-2003 </text:span></text:p>
          </draw:text-box>
        </draw:frame>
        <draw:frame draw:style-name="gr1" draw:text-style-name="P2" draw:layer="layout" svg:width="10.255cm" svg:height="0.475cm" svg:x="7.8cm" svg:y="4.218cm">
          <draw:text-box>
            <text:p text:style-name="P1"><text:span text:style-name="T4">Prime Minister’s Special Representative on Iraq, 2003 </text:span></text:p>
          </draw:text-box>
        </draw:frame>
        <draw:frame draw:style-name="gr1" draw:text-style-name="P2" draw:layer="layout" svg:width="8.333cm" svg:height="0.475cm" svg:x="7.8cm" svg:y="4.783cm">
          <draw:text-box>
            <text:p text:style-name="P1"><text:span text:style-name="T4">FCO, Director General, Political, 2003-2007 </text:span></text:p>
          </draw:text-box>
        </draw:frame>
        <draw:frame draw:style-name="gr1" draw:text-style-name="P2" draw:layer="layout" svg:width="8.829cm" svg:height="0.475cm" svg:x="7.8cm" svg:y="5.347cm">
          <draw:text-box>
            <text:p text:style-name="P1"><text:span text:style-name="T4">(Sir) UK Permanent Representative to the UN, </text:span></text:p>
          </draw:text-box>
        </draw:frame>
        <draw:frame draw:style-name="gr1" draw:text-style-name="P2" draw:layer="layout" svg:width="5.675cm" svg:height="0.475cm" svg:x="7.8cm" svg:y="5.912cm">
          <draw:text-box>
            <text:p text:style-name="P1"><text:span text:style-name="T4">August 2007-November 2009 </text:span></text:p>
          </draw:text-box>
        </draw:frame>
        <draw:frame draw:style-name="gr1" draw:text-style-name="P2" draw:layer="layout" svg:width="3.723cm" svg:height="0.475cm" svg:x="7.8cm" svg:y="6.476cm">
          <draw:text-box>
            <text:p text:style-name="P1"><text:span text:style-name="T4">(Sir) Inquiry witness</text:span></text:p>
          </draw:text-box>
        </draw:frame>
        <draw:frame draw:style-name="gr1" draw:text-style-name="P2" draw:layer="layout" svg:width="2.72cm" svg:height="0.475cm" svg:x="2.2cm" svg:y="7.141cm">
          <draw:text-box>
            <text:p text:style-name="P1"><text:span text:style-name="T4">Scarlett, John </text:span></text:p>
          </draw:text-box>
        </draw:frame>
        <draw:frame draw:style-name="gr1" draw:text-style-name="P2" draw:layer="layout" svg:width="7.885cm" svg:height="0.475cm" svg:x="7.8cm" svg:y="7.141cm">
          <draw:text-box>
            <text:p text:style-name="P1"><text:span text:style-name="T4"><text:s/></text:span><text:span text:style-name="T4">Chairman, Joint Intelligence Committee, <text:s/></text:span></text:p>
          </draw:text-box>
        </draw:frame>
        <draw:frame draw:style-name="gr1" draw:text-style-name="P2" draw:layer="layout" svg:width="5.226cm" svg:height="0.475cm" svg:x="7.8cm" svg:y="7.705cm">
          <draw:text-box>
            <text:p text:style-name="P1"><text:span text:style-name="T4">September 2001-July 2004 </text:span></text:p>
          </draw:text-box>
        </draw:frame>
        <draw:frame draw:style-name="gr1" draw:text-style-name="P2" draw:layer="layout" svg:width="10.632cm" svg:height="0.475cm" svg:x="7.8cm" svg:y="8.27cm">
          <draw:text-box>
            <text:p text:style-name="P1"><text:span text:style-name="T4">(Sir) Chief of the Secret Intelligence Service, 2004-2009 </text:span></text:p>
          </draw:text-box>
        </draw:frame>
        <draw:frame draw:style-name="gr1" draw:text-style-name="P2" draw:layer="layout" svg:width="2.809cm" svg:height="0.475cm" svg:x="7.8cm" svg:y="8.834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3.732cm" svg:height="0.475cm" svg:x="2.2cm" svg:y="9.498cm">
          <draw:text-box>
            <text:p text:style-name="P1"><text:span text:style-name="T4">Schröder, Gerhard <text:s/></text:span></text:p>
          </draw:text-box>
        </draw:frame>
        <draw:frame draw:style-name="gr1" draw:text-style-name="P2" draw:layer="layout" svg:width="5.929cm" svg:height="0.475cm" svg:x="7.8cm" svg:y="9.498cm">
          <draw:text-box>
            <text:p text:style-name="P1"><text:span text:style-name="T4">German Chancellor, 1998-2005</text:span></text:p>
          </draw:text-box>
        </draw:frame>
        <draw:frame draw:style-name="gr1" draw:text-style-name="P2" draw:layer="layout" svg:width="2.627cm" svg:height="0.475cm" svg:x="2.2cm" svg:y="10.163cm">
          <draw:text-box>
            <text:p text:style-name="P1"><text:span text:style-name="T4">Schulte, Paul </text:span></text:p>
          </draw:text-box>
        </draw:frame>
        <draw:frame draw:style-name="gr1" draw:text-style-name="P2" draw:layer="layout" svg:width="7.817cm" svg:height="0.475cm" svg:x="7.8cm" svg:y="10.163cm">
          <draw:text-box>
            <text:p text:style-name="P1"><text:span text:style-name="T4"><text:s/></text:span><text:span text:style-name="T4">Head, Post Conflict Reconstruction Unit, </text:span></text:p>
          </draw:text-box>
        </draw:frame>
        <draw:frame draw:style-name="gr1" draw:text-style-name="P2" draw:layer="layout" svg:width="6.428cm" svg:height="0.475cm" svg:x="7.8cm" svg:y="10.727cm">
          <draw:text-box>
            <text:p text:style-name="P1"><text:span text:style-name="T4">September 2004-December 2005 </text:span></text:p>
          </draw:text-box>
        </draw:frame>
        <draw:frame draw:style-name="gr1" draw:text-style-name="P2" draw:layer="layout" svg:width="10.632cm" svg:height="0.475cm" svg:x="7.8cm" svg:y="11.292cm">
          <draw:text-box>
            <text:p text:style-name="P1"><text:span text:style-name="T4">MOD Director, Proliferation and Arms Control Secretariat</text:span></text:p>
          </draw:text-box>
        </draw:frame>
        <draw:frame draw:style-name="gr1" draw:text-style-name="P2" draw:layer="layout" svg:width="3.427cm" svg:height="0.475cm" svg:x="2.2cm" svg:y="11.956cm">
          <draw:text-box>
            <text:p text:style-name="P1"><text:span text:style-name="T4">Scotland, Patricia </text:span></text:p>
          </draw:text-box>
        </draw:frame>
        <draw:frame draw:style-name="gr1" draw:text-style-name="P2" draw:layer="layout" svg:width="11.229cm" svg:height="0.475cm" svg:x="7.8cm" svg:y="11.956cm">
          <draw:text-box>
            <text:p text:style-name="P1"><text:span text:style-name="T4">(Baroness Scotland of Sathal) Attorney General, 2007-2010</text:span></text:p>
          </draw:text-box>
        </draw:frame>
        <draw:frame draw:style-name="gr1" draw:text-style-name="P2" draw:layer="layout" svg:width="2.788cm" svg:height="0.475cm" svg:x="2.2cm" svg:y="12.621cm">
          <draw:text-box>
            <text:p text:style-name="P1"><text:span text:style-name="T4">Scott, Richard </text:span></text:p>
          </draw:text-box>
        </draw:frame>
        <draw:frame draw:style-name="gr1" draw:text-style-name="P2" draw:layer="layout" svg:width="11.272cm" svg:height="0.475cm" svg:x="7.8cm" svg:y="12.621cm">
          <draw:text-box>
            <text:p text:style-name="P1"><text:span text:style-name="T4"><text:s/></text:span><text:span text:style-name="T4">(Lord Scott of Foscote) Chair, Report of the Inquiry into the </text:span></text:p>
          </draw:text-box>
        </draw:frame>
        <draw:frame draw:style-name="gr1" draw:text-style-name="P2" draw:layer="layout" svg:width="11.085cm" svg:height="0.475cm" svg:x="7.8cm" svg:y="13.185cm">
          <draw:text-box>
            <text:p text:style-name="P1"><text:span text:style-name="T4">Export of Defence Equipment and Dual-Use Goods to Iraq </text:span></text:p>
          </draw:text-box>
        </draw:frame>
        <draw:frame draw:style-name="gr1" draw:text-style-name="P2" draw:layer="layout" svg:width="4.87cm" svg:height="0.475cm" svg:x="7.8cm" svg:y="13.75cm">
          <draw:text-box>
            <text:p text:style-name="P1"><text:span text:style-name="T4">and Related Prosecutions</text:span></text:p>
          </draw:text-box>
        </draw:frame>
        <draw:frame draw:style-name="gr1" draw:text-style-name="P2" draw:layer="layout" svg:width="3.236cm" svg:height="0.475cm" svg:x="2.2cm" svg:y="14.414cm">
          <draw:text-box>
            <text:p text:style-name="P1"><text:span text:style-name="T4">Scowcroft, Brent </text:span></text:p>
          </draw:text-box>
        </draw:frame>
        <draw:frame draw:style-name="gr1" draw:text-style-name="P2" draw:layer="layout" svg:width="10.789cm" svg:height="0.475cm" svg:x="7.8cm" svg:y="14.414cm">
          <draw:text-box>
            <text:p text:style-name="P1"><text:span text:style-name="T4"><text:s/></text:span><text:span text:style-name="T4">(General) National Security Advisor to President George </text:span></text:p>
          </draw:text-box>
        </draw:frame>
        <draw:frame draw:style-name="gr1" draw:text-style-name="P2" draw:layer="layout" svg:width="7.326cm" svg:height="0.475cm" svg:x="7.8cm" svg:y="14.978cm">
          <draw:text-box>
            <text:p text:style-name="P1"><text:span text:style-name="T4">HW Bush, January 1989-January 1993</text:span></text:p>
          </draw:text-box>
        </draw:frame>
        <draw:frame draw:style-name="gr1" draw:text-style-name="P2" draw:layer="layout" svg:width="2.639cm" svg:height="0.475cm" svg:x="2.2cm" svg:y="15.643cm">
          <draw:text-box>
            <text:p text:style-name="P1"><text:span text:style-name="T4">Sedwill, Mark </text:span></text:p>
          </draw:text-box>
        </draw:frame>
        <draw:frame draw:style-name="gr1" draw:text-style-name="P2" draw:layer="layout" svg:width="10.175cm" svg:height="0.475cm" svg:x="7.8cm" svg:y="15.643cm">
          <draw:text-box>
            <text:p text:style-name="P1"><text:span text:style-name="T4">Private Secretary to the Foreign Secretary, 2000-2002</text:span></text:p>
          </draw:text-box>
        </draw:frame>
        <draw:frame draw:style-name="gr1" draw:text-style-name="P2" draw:layer="layout" svg:width="2.453cm" svg:height="0.475cm" svg:x="2.2cm" svg:y="16.307cm">
          <draw:text-box>
            <text:p text:style-name="P1"><text:span text:style-name="T4">Segar, Chris </text:span></text:p>
          </draw:text-box>
        </draw:frame>
        <draw:frame draw:style-name="gr1" draw:text-style-name="P2" draw:layer="layout" svg:width="5.476cm" svg:height="0.475cm" svg:x="7.8cm" svg:y="16.307cm">
          <draw:text-box>
            <text:p text:style-name="P1"><text:span text:style-name="T4">Head, British Office Baghdad</text:span></text:p>
          </draw:text-box>
        </draw:frame>
        <draw:frame draw:style-name="gr1" draw:text-style-name="P2" draw:layer="layout" svg:width="2.906cm" svg:height="0.475cm" svg:x="2.2cm" svg:y="16.972cm">
          <draw:text-box>
            <text:p text:style-name="P1"><text:span text:style-name="T4">Shafik, Nemat <text:s/></text:span></text:p>
          </draw:text-box>
        </draw:frame>
        <draw:frame draw:style-name="gr1" draw:text-style-name="P2" draw:layer="layout" svg:width="7.961cm" svg:height="0.475cm" svg:x="7.8cm" svg:y="16.972cm">
          <draw:text-box>
            <text:p text:style-name="P1"><text:span text:style-name="T4"><text:s/></text:span><text:span text:style-name="T4">(Dr) DFID Director General Programmes, </text:span></text:p>
          </draw:text-box>
        </draw:frame>
        <draw:frame draw:style-name="gr1" draw:text-style-name="P2" draw:layer="layout" svg:width="5.082cm" svg:height="0.475cm" svg:x="7.8cm" svg:y="17.536cm">
          <draw:text-box>
            <text:p text:style-name="P1"><text:span text:style-name="T4">October 2004-March 2008 </text:span></text:p>
          </draw:text-box>
        </draw:frame>
        <draw:frame draw:style-name="gr1" draw:text-style-name="P2" draw:layer="layout" svg:width="9.781cm" svg:height="0.475cm" svg:x="7.8cm" svg:y="18.101cm">
          <draw:text-box>
            <text:p text:style-name="P1"><text:span text:style-name="T4">DFID Permanent Secretary, March 2008-June 2011 </text:span></text:p>
          </draw:text-box>
        </draw:frame>
        <draw:frame draw:style-name="gr1" draw:text-style-name="P2" draw:layer="layout" svg:width="2.809cm" svg:height="0.475cm" svg:x="7.8cm" svg:y="18.665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3.147cm" svg:height="0.475cm" svg:x="2.2cm" svg:y="19.33cm">
          <draw:text-box>
            <text:p text:style-name="P1"><text:span text:style-name="T4">Shaw, Jonathan </text:span></text:p>
          </draw:text-box>
        </draw:frame>
        <draw:frame draw:style-name="gr1" draw:text-style-name="P2" draw:layer="layout" svg:width="8.956cm" svg:height="0.475cm" svg:x="7.8cm" svg:y="19.33cm">
          <draw:text-box>
            <text:p text:style-name="P1"><text:span text:style-name="T4"><text:s/></text:span><text:span text:style-name="T4">(Major General) General Officer Commanding <text:s/></text:span></text:p>
          </draw:text-box>
        </draw:frame>
        <draw:frame draw:style-name="gr1" draw:text-style-name="P2" draw:layer="layout" svg:width="7.051cm" svg:height="0.475cm" svg:x="7.8cm" svg:y="19.894cm">
          <draw:text-box>
            <text:p text:style-name="P1"><text:span text:style-name="T4">Multi-National Division (South-East), <text:s/></text:span></text:p>
          </draw:text-box>
        </draw:frame>
        <draw:frame draw:style-name="gr1" draw:text-style-name="P2" draw:layer="layout" svg:width="5.23cm" svg:height="0.475cm" svg:x="7.8cm" svg:y="20.458cm">
          <draw:text-box>
            <text:p text:style-name="P1"><text:span text:style-name="T4">January 2007-August 2007 </text:span></text:p>
          </draw:text-box>
        </draw:frame>
        <draw:frame draw:style-name="gr1" draw:text-style-name="P2" draw:layer="layout" svg:width="2.809cm" svg:height="0.475cm" svg:x="7.8cm" svg:y="21.023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3.588cm" svg:height="0.475cm" svg:x="2.2cm" svg:y="21.687cm">
          <draw:text-box>
            <text:p text:style-name="P1"><text:span text:style-name="T4">Shaways, Rowsch </text:span></text:p>
          </draw:text-box>
        </draw:frame>
        <draw:frame draw:style-name="gr1" draw:text-style-name="P2" draw:layer="layout" svg:width="0.422cm" svg:height="0.475cm" svg:x="7.8cm" svg:y="21.68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7.292cm" svg:height="0.475cm" svg:x="7.8cm" svg:y="21.687cm">
          <draw:text-box>
            <text:p text:style-name="P1"><text:span text:style-name="T4">(Dr) Vice President of Iraq, 2004-2005 </text:span></text:p>
          </draw:text-box>
        </draw:frame>
        <draw:frame draw:style-name="gr1" draw:text-style-name="P2" draw:layer="layout" svg:width="9.667cm" svg:height="0.475cm" svg:x="7.8cm" svg:y="22.252cm">
          <draw:text-box>
            <text:p text:style-name="P1"><text:span text:style-name="T4">Deputy Prime Minister of Iraq, 2006 and 2009-2014</text:span></text:p>
          </draw:text-box>
        </draw:frame>
        <draw:frame draw:style-name="gr1" draw:text-style-name="P2" draw:layer="layout" svg:width="3.283cm" svg:height="0.475cm" svg:x="2.2cm" svg:y="22.916cm">
          <draw:text-box>
            <text:p text:style-name="P1"><text:span text:style-name="T4">Sheinwald, Nigel </text:span></text:p>
          </draw:text-box>
        </draw:frame>
        <draw:frame draw:style-name="gr1" draw:text-style-name="P2" draw:layer="layout" svg:width="11.081cm" svg:height="0.475cm" svg:x="7.8cm" svg:y="22.916cm">
          <draw:text-box>
            <text:p text:style-name="P1"><text:span text:style-name="T4"><text:s/></text:span><text:span text:style-name="T4">(Sir) UK Permanent Representative to the EU, 2000-2003 </text:span></text:p>
          </draw:text-box>
        </draw:frame>
        <draw:frame draw:style-name="gr1" draw:text-style-name="P2" draw:layer="layout" svg:width="9.891cm" svg:height="0.475cm" svg:x="7.8cm" svg:y="23.481cm">
          <draw:text-box>
            <text:p text:style-name="P1"><text:span text:style-name="T4">Prime Minister’s Foreign Policy Adviser and Head of </text:span></text:p>
          </draw:text-box>
        </draw:frame>
        <draw:frame draw:style-name="gr1" draw:text-style-name="P2" draw:layer="layout" svg:width="10.272cm" svg:height="0.475cm" svg:x="7.8cm" svg:y="24.045cm">
          <draw:text-box>
            <text:p text:style-name="P1"><text:span text:style-name="T4">the Cabinet Office Overseas and Defence Secretariat, </text:span></text:p>
          </draw:text-box>
        </draw:frame>
        <draw:frame draw:style-name="gr1" draw:text-style-name="P2" draw:layer="layout" svg:width="2.157cm" svg:height="0.475cm" svg:x="7.8cm" svg:y="24.61cm">
          <draw:text-box>
            <text:p text:style-name="P1"><text:span text:style-name="T4">2003-2007 </text:span></text:p>
          </draw:text-box>
        </draw:frame>
        <draw:frame draw:style-name="gr1" draw:text-style-name="P2" draw:layer="layout" svg:width="7.94cm" svg:height="0.475cm" svg:x="7.8cm" svg:y="25.174cm">
          <draw:text-box>
            <text:p text:style-name="P1"><text:span text:style-name="T4">British Ambassador to the US, 2007-2012 </text:span></text:p>
          </draw:text-box>
        </draw:frame>
        <draw:frame draw:style-name="gr1" draw:text-style-name="P2" draw:layer="layout" svg:width="2.809cm" svg:height="0.475cm" svg:x="7.8cm" svg:y="25.738cm">
          <draw:text-box>
            <text:p text:style-name="P1"><text:span text:style-name="T4">Inquiry witness</text:span></text:p>
          </draw:text-box>
        </draw:frame>
      </draw:page>
      <draw:page draw:name="page37" draw:style-name="dp1" draw:master-page-name="master-page26">
        <draw:frame draw:style-name="gr4" draw:text-style-name="P5" draw:layer="layout" svg:width="4.506cm" svg:height="0.395cm" svg:x="14.316cm" svg:y="1.138cm">
          <draw:text-box>
            <text:p text:style-name="P1"><text:span text:style-name="T5">Annex 3 <text:s/>| <text:s/>Names and post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9</text:span></text:p>
          </draw:text-box>
        </draw:frame>
        <draw:frame draw:style-name="gr1" draw:text-style-name="P2" draw:layer="layout" svg:width="3.177cm" svg:height="0.475cm" svg:x="2.2cm" svg:y="2.525cm">
          <draw:text-box>
            <text:p text:style-name="P1"><text:span text:style-name="T4">Shirreff, Richard </text:span></text:p>
          </draw:text-box>
        </draw:frame>
        <draw:frame draw:style-name="gr1" draw:text-style-name="P2" draw:layer="layout" svg:width="9.036cm" svg:height="0.475cm" svg:x="7.8cm" svg:y="2.525cm">
          <draw:text-box>
            <text:p text:style-name="P1"><text:span text:style-name="T4"><text:s/></text:span><text:span text:style-name="T4">(Major General) Chief of Staff, Land Command </text:span></text:p>
          </draw:text-box>
        </draw:frame>
        <draw:frame draw:style-name="gr1" draw:text-style-name="P2" draw:layer="layout" svg:width="9.942cm" svg:height="0.475cm" svg:x="7.8cm" svg:y="3.09cm">
          <draw:text-box>
            <text:p text:style-name="P1"><text:span text:style-name="T4">General Officer Commanding Multi-National Division </text:span></text:p>
          </draw:text-box>
        </draw:frame>
        <draw:frame draw:style-name="gr1" draw:text-style-name="P2" draw:layer="layout" svg:width="7.279cm" svg:height="0.475cm" svg:x="7.8cm" svg:y="3.654cm">
          <draw:text-box>
            <text:p text:style-name="P1"><text:span text:style-name="T4">(South-East), July 2006-January 2007 </text:span></text:p>
          </draw:text-box>
        </draw:frame>
        <draw:frame draw:style-name="gr1" draw:text-style-name="P2" draw:layer="layout" svg:width="7.58cm" svg:height="0.475cm" svg:x="7.8cm" svg:y="4.218cm">
          <draw:text-box>
            <text:p text:style-name="P1"><text:span text:style-name="T4">(Lieutenant General, Sir) Inquiry witness</text:span></text:p>
          </draw:text-box>
        </draw:frame>
        <draw:frame draw:style-name="gr1" draw:text-style-name="P2" draw:layer="layout" svg:width="3.025cm" svg:height="0.475cm" svg:x="2.2cm" svg:y="4.883cm">
          <draw:text-box>
            <text:p text:style-name="P1"><text:span text:style-name="T4">Shlash, Muhsin </text:span></text:p>
          </draw:text-box>
        </draw:frame>
        <draw:frame draw:style-name="gr1" draw:text-style-name="P2" draw:layer="layout" svg:width="9.798cm" svg:height="0.475cm" svg:x="7.8cm" svg:y="4.883cm">
          <draw:text-box>
            <text:p text:style-name="P1"><text:span text:style-name="T4">Minister for Electricity, Iraqi Transitional Government</text:span></text:p>
          </draw:text-box>
        </draw:frame>
        <draw:frame draw:style-name="gr1" draw:text-style-name="P2" draw:layer="layout" svg:width="2.385cm" svg:height="0.475cm" svg:x="2.2cm" svg:y="5.547cm">
          <draw:text-box>
            <text:p text:style-name="P1"><text:span text:style-name="T4">Short, Clare </text:span></text:p>
          </draw:text-box>
        </draw:frame>
        <draw:frame draw:style-name="gr1" draw:text-style-name="P2" draw:layer="layout" svg:width="11.212cm" svg:height="0.475cm" svg:x="7.8cm" svg:y="5.547cm">
          <draw:text-box>
            <text:p text:style-name="P1"><text:span text:style-name="T4"><text:s/></text:span><text:span text:style-name="T4">International Development Secretary, May 1997-May 2003 </text:span></text:p>
          </draw:text-box>
        </draw:frame>
        <draw:frame draw:style-name="gr1" draw:text-style-name="P2" draw:layer="layout" svg:width="2.809cm" svg:height="0.475cm" svg:x="7.8cm" svg:y="6.112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39cm" svg:height="0.475cm" svg:x="2.2cm" svg:y="6.776cm">
          <draw:text-box>
            <text:p text:style-name="P1"><text:span text:style-name="T4">Siddiq, Irfan </text:span></text:p>
          </draw:text-box>
        </draw:frame>
        <draw:frame draw:style-name="gr1" draw:text-style-name="P2" draw:layer="layout" svg:width="7.935cm" svg:height="0.475cm" svg:x="7.8cm" svg:y="6.776cm">
          <draw:text-box>
            <text:p text:style-name="P1"><text:span text:style-name="T4">Private Secretary to the Foreign Secretary</text:span></text:p>
          </draw:text-box>
        </draw:frame>
        <draw:frame draw:style-name="gr1" draw:text-style-name="P2" draw:layer="layout" svg:width="2.622cm" svg:height="0.475cm" svg:x="2.2cm" svg:y="7.441cm">
          <draw:text-box>
            <text:p text:style-name="P1"><text:span text:style-name="T4">Sittar, Sheikh </text:span></text:p>
          </draw:text-box>
        </draw:frame>
        <draw:frame draw:style-name="gr1" draw:text-style-name="P2" draw:layer="layout" svg:width="5.903cm" svg:height="0.475cm" svg:x="7.8cm" svg:y="7.441cm">
          <draw:text-box>
            <text:p text:style-name="P1"><text:span text:style-name="T4">Leader of the Anbar Awakening</text:span></text:p>
          </draw:text-box>
        </draw:frame>
        <draw:frame draw:style-name="gr1" draw:text-style-name="P2" draw:layer="layout" svg:width="1.043cm" svg:height="0.475cm" svg:x="2.2cm" svg:y="8.105cm">
          <draw:text-box>
            <text:p text:style-name="P1"><text:span text:style-name="T4">SIS1 </text:span></text:p>
          </draw:text-box>
        </draw:frame>
        <draw:frame draw:style-name="gr1" draw:text-style-name="P2" draw:layer="layout" svg:width="6.657cm" svg:height="0.475cm" svg:x="7.8cm" svg:y="8.105cm">
          <draw:text-box>
            <text:p text:style-name="P1"><text:span text:style-name="T4"><text:s/></text:span><text:span text:style-name="T4">SIS officer below the rank of Chief </text:span></text:p>
          </draw:text-box>
        </draw:frame>
        <draw:frame draw:style-name="gr1" draw:text-style-name="P2" draw:layer="layout" svg:width="2.809cm" svg:height="0.475cm" svg:x="7.8cm" svg:y="8.67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1.043cm" svg:height="0.475cm" svg:x="2.2cm" svg:y="9.334cm">
          <draw:text-box>
            <text:p text:style-name="P1"><text:span text:style-name="T4">SIS2 </text:span></text:p>
          </draw:text-box>
        </draw:frame>
        <draw:frame draw:style-name="gr1" draw:text-style-name="P2" draw:layer="layout" svg:width="6.657cm" svg:height="0.475cm" svg:x="7.8cm" svg:y="9.334cm">
          <draw:text-box>
            <text:p text:style-name="P1"><text:span text:style-name="T4"><text:s/></text:span><text:span text:style-name="T4">SIS officer below the rank of Chief </text:span></text:p>
          </draw:text-box>
        </draw:frame>
        <draw:frame draw:style-name="gr1" draw:text-style-name="P2" draw:layer="layout" svg:width="2.809cm" svg:height="0.475cm" svg:x="7.8cm" svg:y="9.898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1.043cm" svg:height="0.475cm" svg:x="2.2cm" svg:y="10.563cm">
          <draw:text-box>
            <text:p text:style-name="P1"><text:span text:style-name="T4">SIS3 </text:span></text:p>
          </draw:text-box>
        </draw:frame>
        <draw:frame draw:style-name="gr1" draw:text-style-name="P2" draw:layer="layout" svg:width="6.657cm" svg:height="0.475cm" svg:x="7.8cm" svg:y="10.563cm">
          <draw:text-box>
            <text:p text:style-name="P1"><text:span text:style-name="T4"><text:s/></text:span><text:span text:style-name="T4">SIS officer below the rank of Chief </text:span></text:p>
          </draw:text-box>
        </draw:frame>
        <draw:frame draw:style-name="gr1" draw:text-style-name="P2" draw:layer="layout" svg:width="2.809cm" svg:height="0.475cm" svg:x="7.8cm" svg:y="11.127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1.043cm" svg:height="0.475cm" svg:x="2.2cm" svg:y="11.792cm">
          <draw:text-box>
            <text:p text:style-name="P1"><text:span text:style-name="T4">SIS4 </text:span></text:p>
          </draw:text-box>
        </draw:frame>
        <draw:frame draw:style-name="gr1" draw:text-style-name="P2" draw:layer="layout" svg:width="6.657cm" svg:height="0.475cm" svg:x="7.8cm" svg:y="11.792cm">
          <draw:text-box>
            <text:p text:style-name="P1"><text:span text:style-name="T4"><text:s/></text:span><text:span text:style-name="T4">SIS officer below the rank of Chief </text:span></text:p>
          </draw:text-box>
        </draw:frame>
        <draw:frame draw:style-name="gr1" draw:text-style-name="P2" draw:layer="layout" svg:width="2.809cm" svg:height="0.475cm" svg:x="7.8cm" svg:y="12.356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1.043cm" svg:height="0.475cm" svg:x="2.2cm" svg:y="13.021cm">
          <draw:text-box>
            <text:p text:style-name="P1"><text:span text:style-name="T4">SIS5 </text:span></text:p>
          </draw:text-box>
        </draw:frame>
        <draw:frame draw:style-name="gr1" draw:text-style-name="P2" draw:layer="layout" svg:width="6.657cm" svg:height="0.475cm" svg:x="7.8cm" svg:y="13.021cm">
          <draw:text-box>
            <text:p text:style-name="P1"><text:span text:style-name="T4"><text:s/></text:span><text:span text:style-name="T4">SIS officer below the rank of Chief </text:span></text:p>
          </draw:text-box>
        </draw:frame>
        <draw:frame draw:style-name="gr1" draw:text-style-name="P2" draw:layer="layout" svg:width="2.809cm" svg:height="0.475cm" svg:x="7.8cm" svg:y="13.585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1.043cm" svg:height="0.475cm" svg:x="2.2cm" svg:y="14.25cm">
          <draw:text-box>
            <text:p text:style-name="P1"><text:span text:style-name="T4">SIS6 </text:span></text:p>
          </draw:text-box>
        </draw:frame>
        <draw:frame draw:style-name="gr1" draw:text-style-name="P2" draw:layer="layout" svg:width="6.538cm" svg:height="0.475cm" svg:x="7.8cm" svg:y="14.25cm">
          <draw:text-box>
            <text:p text:style-name="P1"><text:span text:style-name="T4">SIS officer below the rank of Chief </text:span></text:p>
          </draw:text-box>
        </draw:frame>
        <draw:frame draw:style-name="gr1" draw:text-style-name="P2" draw:layer="layout" svg:width="0.422cm" svg:height="0.475cm" svg:x="2.2cm" svg:y="14.81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2.809cm" svg:height="0.475cm" svg:x="7.8cm" svg:y="14.814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1.162cm" svg:height="0.475cm" svg:x="2.2cm" svg:y="15.478cm">
          <draw:text-box>
            <text:p text:style-name="P1"><text:span text:style-name="T4">SIS9 <text:s/></text:span></text:p>
          </draw:text-box>
        </draw:frame>
        <draw:frame draw:style-name="gr1" draw:text-style-name="P2" draw:layer="layout" svg:width="6.657cm" svg:height="0.475cm" svg:x="7.8cm" svg:y="15.478cm">
          <draw:text-box>
            <text:p text:style-name="P1"><text:span text:style-name="T4"><text:s/></text:span><text:span text:style-name="T4">SIS officer below the rank of Chief </text:span></text:p>
          </draw:text-box>
        </draw:frame>
        <draw:frame draw:style-name="gr1" draw:text-style-name="P2" draw:layer="layout" svg:width="2.809cm" svg:height="0.475cm" svg:x="7.8cm" svg:y="16.043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1.399cm" svg:height="0.475cm" svg:x="2.2cm" svg:y="16.707cm">
          <draw:text-box>
            <text:p text:style-name="P1"><text:span text:style-name="T4">SIS10 <text:s/></text:span></text:p>
          </draw:text-box>
        </draw:frame>
        <draw:frame draw:style-name="gr1" draw:text-style-name="P2" draw:layer="layout" svg:width="6.657cm" svg:height="0.475cm" svg:x="7.8cm" svg:y="16.707cm">
          <draw:text-box>
            <text:p text:style-name="P1"><text:span text:style-name="T4"><text:s/></text:span><text:span text:style-name="T4">SIS officer below the rank of Chief </text:span></text:p>
          </draw:text-box>
        </draw:frame>
        <draw:frame draw:style-name="gr1" draw:text-style-name="P2" draw:layer="layout" svg:width="2.809cm" svg:height="0.475cm" svg:x="7.8cm" svg:y="17.272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254cm" svg:height="0.475cm" svg:x="2.2cm" svg:y="17.936cm">
          <draw:text-box>
            <text:p text:style-name="P1"><text:span text:style-name="T4">Sky, Emma </text:span></text:p>
          </draw:text-box>
        </draw:frame>
        <draw:frame draw:style-name="gr1" draw:text-style-name="P2" draw:layer="layout" svg:width="9.815cm" svg:height="0.475cm" svg:x="7.8cm" svg:y="17.936cm">
          <draw:text-box>
            <text:p text:style-name="P1"><text:span text:style-name="T4"><text:s/></text:span><text:span text:style-name="T4">CPA, Governorate Co-ordinator, Kirkuk, 2003-2004 </text:span></text:p>
          </draw:text-box>
        </draw:frame>
        <draw:frame draw:style-name="gr1" draw:text-style-name="P2" draw:layer="layout" svg:width="2.809cm" svg:height="0.475cm" svg:x="7.8cm" svg:y="18.501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3.075cm" svg:height="0.475cm" svg:x="2.2cm" svg:y="19.165cm">
          <draw:text-box>
            <text:p text:style-name="P1"><text:span text:style-name="T4">Slocombe, Walt </text:span></text:p>
          </draw:text-box>
        </draw:frame>
        <draw:frame draw:style-name="gr1" draw:text-style-name="P2" draw:layer="layout" svg:width="10.62cm" svg:height="0.475cm" svg:x="7.8cm" svg:y="19.165cm">
          <draw:text-box>
            <text:p text:style-name="P1"><text:span text:style-name="T4"><text:s/></text:span><text:span text:style-name="T4">CPA, Senior Advisor on National Security and Defense, </text:span></text:p>
          </draw:text-box>
        </draw:frame>
        <draw:frame draw:style-name="gr1" draw:text-style-name="P2" draw:layer="layout" svg:width="1.069cm" svg:height="0.475cm" svg:x="7.8cm" svg:y="19.73cm">
          <draw:text-box>
            <text:p text:style-name="P1"><text:span text:style-name="T4">2003 </text:span></text:p>
          </draw:text-box>
        </draw:frame>
        <draw:frame draw:style-name="gr1" draw:text-style-name="P2" draw:layer="layout" svg:width="2.855cm" svg:height="0.475cm" svg:x="2.2cm" svg:y="20.394cm">
          <draw:text-box>
            <text:p text:style-name="P1"><text:span text:style-name="T4">Smith, Andrew </text:span></text:p>
          </draw:text-box>
        </draw:frame>
        <draw:frame draw:style-name="gr1" draw:text-style-name="P2" draw:layer="layout" svg:width="8.117cm" svg:height="0.475cm" svg:x="7.8cm" svg:y="20.394cm">
          <draw:text-box>
            <text:p text:style-name="P1"><text:span text:style-name="T4">Chief Secretary to the Treasury, 1999-2002</text:span></text:p>
          </draw:text-box>
        </draw:frame>
        <draw:frame draw:style-name="gr1" draw:text-style-name="P2" draw:layer="layout" svg:width="2.407cm" svg:height="0.475cm" svg:x="2.2cm" svg:y="21.058cm">
          <draw:text-box>
            <text:p text:style-name="P1"><text:span text:style-name="T4">Smith, Colin </text:span></text:p>
          </draw:text-box>
        </draw:frame>
        <draw:frame draw:style-name="gr1" draw:text-style-name="P2" draw:layer="layout" svg:width="6.018cm" svg:height="0.475cm" svg:x="7.8cm" svg:y="21.058cm">
          <draw:text-box>
            <text:p text:style-name="P1"><text:span text:style-name="T4"><text:s/></text:span><text:span text:style-name="T4">UK Chief Police Adviser in Iraq </text:span></text:p>
          </draw:text-box>
        </draw:frame>
        <draw:frame draw:style-name="gr1" draw:text-style-name="P2" draw:layer="layout" svg:width="2.809cm" svg:height="0.475cm" svg:x="7.8cm" svg:y="21.623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69cm" svg:height="0.475cm" svg:x="2.2cm" svg:y="22.287cm">
          <draw:text-box>
            <text:p text:style-name="P1"><text:span text:style-name="T4">Smith, Godric </text:span></text:p>
          </draw:text-box>
        </draw:frame>
        <draw:frame draw:style-name="gr1" draw:text-style-name="P2" draw:layer="layout" svg:width="9.18cm" svg:height="0.475cm" svg:x="7.8cm" svg:y="22.287cm">
          <draw:text-box>
            <text:p text:style-name="P1"><text:span text:style-name="T4">Prime Minister’s Official Spokesman, 2000-2004 </text:span></text:p>
          </draw:text-box>
        </draw:frame>
        <draw:frame draw:style-name="gr1" draw:text-style-name="P2" draw:layer="layout" svg:width="2.669cm" svg:height="0.475cm" svg:x="2.2cm" svg:y="22.952cm">
          <draw:text-box>
            <text:p text:style-name="P1"><text:span text:style-name="T4">Smith, Jacqui </text:span></text:p>
          </draw:text-box>
        </draw:frame>
        <draw:frame draw:style-name="gr1" draw:text-style-name="P2" draw:layer="layout" svg:width="5.306cm" svg:height="0.475cm" svg:x="7.8cm" svg:y="22.952cm">
          <draw:text-box>
            <text:p text:style-name="P1"><text:span text:style-name="T4">Home Secretary, 2007-2009</text:span></text:p>
          </draw:text-box>
        </draw:frame>
        <draw:frame draw:style-name="gr1" draw:text-style-name="P2" draw:layer="layout" svg:width="2.318cm" svg:height="0.475cm" svg:x="2.2cm" svg:y="23.616cm">
          <draw:text-box>
            <text:p text:style-name="P1"><text:span text:style-name="T4">Smith, Kate </text:span></text:p>
          </draw:text-box>
        </draw:frame>
        <draw:frame draw:style-name="gr1" draw:text-style-name="P2" draw:layer="layout" svg:width="9.07cm" svg:height="0.475cm" svg:x="7.8cm" svg:y="23.616cm">
          <draw:text-box>
            <text:p text:style-name="P1"><text:span text:style-name="T4">FCO, Head, Security Sector Unit, October 2003 </text:span></text:p>
          </draw:text-box>
        </draw:frame>
        <draw:frame draw:style-name="gr1" draw:text-style-name="P2" draw:layer="layout" svg:width="2.978cm" svg:height="0.475cm" svg:x="2.2cm" svg:y="24.281cm">
          <draw:text-box>
            <text:p text:style-name="P1"><text:span text:style-name="T4">Snelson, David </text:span></text:p>
          </draw:text-box>
        </draw:frame>
        <draw:frame draw:style-name="gr1" draw:text-style-name="P2" draw:layer="layout" svg:width="9.476cm" svg:height="0.475cm" svg:x="7.8cm" svg:y="24.281cm">
          <draw:text-box>
            <text:p text:style-name="P1"><text:span text:style-name="T4">(Rear Admiral) Commander, UK Naval Contingent </text:span></text:p>
          </draw:text-box>
        </draw:frame>
        <draw:frame draw:style-name="gr1" draw:text-style-name="P2" draw:layer="layout" svg:width="2.318cm" svg:height="0.475cm" svg:x="2.2cm" svg:y="24.945cm">
          <draw:text-box>
            <text:p text:style-name="P1"><text:span text:style-name="T4">Snow, John </text:span></text:p>
          </draw:text-box>
        </draw:frame>
        <draw:frame draw:style-name="gr1" draw:text-style-name="P2" draw:layer="layout" svg:width="9.387cm" svg:height="0.475cm" svg:x="7.8cm" svg:y="24.945cm">
          <draw:text-box>
            <text:p text:style-name="P1"><text:span text:style-name="T4">US Treasury Secretary, February 2003-June 2006</text:span></text:p>
          </draw:text-box>
        </draw:frame>
      </draw:page>
      <draw:page draw:name="page38" draw:style-name="dp1" draw:master-page-name="master-page26">
        <draw:frame draw:style-name="gr1" draw:text-style-name="P2" draw:layer="layout" svg:width="0.713cm" svg:height="0.475cm" svg:x="10.147cm" svg:y="28.2cm">
          <draw:text-box>
            <text:p text:style-name="P1"><text:span text:style-name="T1">310</text:span></text:p>
          </draw:text-box>
        </draw:frame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2.813cm" svg:height="0.475cm" svg:x="2.2cm" svg:y="2.525cm">
          <draw:text-box>
            <text:p text:style-name="P1"><text:span text:style-name="T4">Solana, Javier </text:span></text:p>
          </draw:text-box>
        </draw:frame>
        <draw:frame draw:style-name="gr1" draw:text-style-name="P2" draw:layer="layout" svg:width="9.714cm" svg:height="0.475cm" svg:x="7.8cm" svg:y="2.525cm">
          <draw:text-box>
            <text:p text:style-name="P1"><text:span text:style-name="T4"><text:s/></text:span><text:span text:style-name="T4">Secretary General, Council of the European Union </text:span></text:p>
          </draw:text-box>
        </draw:frame>
        <draw:frame draw:style-name="gr1" draw:text-style-name="P2" draw:layer="layout" svg:width="9.514cm" svg:height="0.475cm" svg:x="7.8cm" svg:y="3.09cm">
          <draw:text-box>
            <text:p text:style-name="P1"><text:span text:style-name="T4">EU High Representative for Common Foreign and </text:span></text:p>
          </draw:text-box>
        </draw:frame>
        <draw:frame draw:style-name="gr1" draw:text-style-name="P2" draw:layer="layout" svg:width="2.783cm" svg:height="0.475cm" svg:x="7.8cm" svg:y="3.654cm">
          <draw:text-box>
            <text:p text:style-name="P1"><text:span text:style-name="T4">Security Policy</text:span></text:p>
          </draw:text-box>
        </draw:frame>
        <draw:frame draw:style-name="gr1" draw:text-style-name="P2" draw:layer="layout" svg:width="3.706cm" svg:height="0.475cm" svg:x="2.2cm" svg:y="4.318cm">
          <draw:text-box>
            <text:p text:style-name="P1"><text:span text:style-name="T4">Soleymanpur, Hadi </text:span></text:p>
          </draw:text-box>
        </draw:frame>
        <draw:frame draw:style-name="gr1" draw:text-style-name="P2" draw:layer="layout" svg:width="6.166cm" svg:height="0.475cm" svg:x="7.8cm" svg:y="4.318cm">
          <draw:text-box>
            <text:p text:style-name="P1"><text:span text:style-name="T4">Iranian Ambassador to Argentina</text:span></text:p>
          </draw:text-box>
        </draw:frame>
        <draw:frame draw:style-name="gr1" draw:text-style-name="P2" draw:layer="layout" svg:width="4.752cm" svg:height="0.475cm" svg:x="2.2cm" svg:y="4.983cm">
          <draw:text-box>
            <text:p text:style-name="P1"><text:span text:style-name="T4">Soto, Fernando Berrocal </text:span></text:p>
          </draw:text-box>
        </draw:frame>
        <draw:frame draw:style-name="gr1" draw:text-style-name="P2" draw:layer="layout" svg:width="9.4cm" svg:height="0.475cm" svg:x="7.8cm" svg:y="4.983cm">
          <draw:text-box>
            <text:p text:style-name="P1"><text:span text:style-name="T4">Costa Rican Permanent Representative to the UN</text:span></text:p>
          </draw:text-box>
        </draw:frame>
        <draw:frame draw:style-name="gr1" draw:text-style-name="P2" draw:layer="layout" svg:width="3.169cm" svg:height="0.475cm" svg:x="2.2cm" svg:y="5.647cm">
          <draw:text-box>
            <text:p text:style-name="P1"><text:span text:style-name="T4">Speckhard, Dan </text:span></text:p>
          </draw:text-box>
        </draw:frame>
        <draw:frame draw:style-name="gr1" draw:text-style-name="P2" draw:layer="layout" svg:width="9.227cm" svg:height="0.475cm" svg:x="7.8cm" svg:y="5.647cm">
          <draw:text-box>
            <text:p text:style-name="P1"><text:span text:style-name="T4"><text:s/></text:span><text:span text:style-name="T4">(Ambassador) Director, Iraq Reconstruction and </text:span></text:p>
          </draw:text-box>
        </draw:frame>
        <draw:frame draw:style-name="gr1" draw:text-style-name="P2" draw:layer="layout" svg:width="3.82cm" svg:height="0.475cm" svg:x="7.8cm" svg:y="6.212cm">
          <draw:text-box>
            <text:p text:style-name="P1"><text:span text:style-name="T4">Management Office </text:span></text:p>
          </draw:text-box>
        </draw:frame>
        <draw:frame draw:style-name="gr1" draw:text-style-name="P2" draw:layer="layout" svg:width="3.613cm" svg:height="0.475cm" svg:x="2.2cm" svg:y="6.876cm">
          <draw:text-box>
            <text:p text:style-name="P1"><text:span text:style-name="T4">Spelman, Caroline </text:span></text:p>
          </draw:text-box>
        </draw:frame>
        <draw:frame draw:style-name="gr1" draw:text-style-name="P2" draw:layer="layout" svg:width="0.422cm" svg:height="0.475cm" svg:x="7.8cm" svg:y="6.87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729cm" svg:height="0.475cm" svg:x="7.8cm" svg:y="6.876cm">
          <draw:text-box>
            <text:p text:style-name="P1"><text:span text:style-name="T4">Opposition spokesperson for International Development, </text:span></text:p>
          </draw:text-box>
        </draw:frame>
        <draw:frame draw:style-name="gr1" draw:text-style-name="P2" draw:layer="layout" svg:width="5.103cm" svg:height="0.475cm" svg:x="7.8cm" svg:y="7.441cm">
          <draw:text-box>
            <text:p text:style-name="P1"><text:span text:style-name="T4">July 2001-November 2003 </text:span></text:p>
          </draw:text-box>
        </draw:frame>
        <draw:frame draw:style-name="gr1" draw:text-style-name="P2" draw:layer="layout" svg:width="2.931cm" svg:height="0.475cm" svg:x="2.2cm" svg:y="8.105cm">
          <draw:text-box>
            <text:p text:style-name="P1"><text:span text:style-name="T4">Spencer, Peter </text:span></text:p>
          </draw:text-box>
        </draw:frame>
        <draw:frame draw:style-name="gr1" draw:text-style-name="P2" draw:layer="layout" svg:width="9.57cm" svg:height="0.475cm" svg:x="7.8cm" svg:y="8.105cm">
          <draw:text-box>
            <text:p text:style-name="P1"><text:span text:style-name="T4"><text:s/></text:span><text:span text:style-name="T4">(Vice Admiral, Sir) Chief of Defence Procurement, </text:span></text:p>
          </draw:text-box>
        </draw:frame>
        <draw:frame draw:style-name="gr1" draw:text-style-name="P2" draw:layer="layout" svg:width="4.371cm" svg:height="0.475cm" svg:x="7.8cm" svg:y="8.67cm">
          <draw:text-box>
            <text:p text:style-name="P1"><text:span text:style-name="T4">May 2003-March 2007 </text:span></text:p>
          </draw:text-box>
        </draw:frame>
        <draw:frame draw:style-name="gr1" draw:text-style-name="P2" draw:layer="layout" svg:width="2.809cm" svg:height="0.475cm" svg:x="7.8cm" svg:y="9.234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601cm" svg:height="0.475cm" svg:x="2.2cm" svg:y="9.898cm">
          <draw:text-box>
            <text:p text:style-name="P1"><text:span text:style-name="T4">Squire, Peter </text:span></text:p>
          </draw:text-box>
        </draw:frame>
        <draw:frame draw:style-name="gr1" draw:text-style-name="P2" draw:layer="layout" svg:width="8.533cm" svg:height="0.475cm" svg:x="7.8cm" svg:y="9.898cm">
          <draw:text-box>
            <text:p text:style-name="P1"><text:span text:style-name="T4"><text:s/></text:span><text:span text:style-name="T4">(Air Chief Marshal, Sir) Chief of the Air Staff <text:s/></text:span></text:p>
          </draw:text-box>
        </draw:frame>
        <draw:frame draw:style-name="gr1" draw:text-style-name="P2" draw:layer="layout" svg:width="5.078cm" svg:height="0.475cm" svg:x="7.8cm" svg:y="10.463cm">
          <draw:text-box>
            <text:p text:style-name="P1"><text:span text:style-name="T4">April 2000-December 2003</text:span></text:p>
          </draw:text-box>
        </draw:frame>
        <draw:frame draw:style-name="gr1" draw:text-style-name="P2" draw:layer="layout" svg:width="2.622cm" svg:height="0.475cm" svg:x="2.2cm" svg:y="11.127cm">
          <draw:text-box>
            <text:p text:style-name="P1"><text:span text:style-name="T4">Stagg, Dickie </text:span></text:p>
          </draw:text-box>
        </draw:frame>
        <draw:frame draw:style-name="gr1" draw:text-style-name="P2" draw:layer="layout" svg:width="6.314cm" svg:height="0.475cm" svg:x="7.8cm" svg:y="11.127cm">
          <draw:text-box>
            <text:p text:style-name="P1"><text:span text:style-name="T4"><text:s/></text:span><text:span text:style-name="T4">FCO, Director, Public Diplomacy </text:span></text:p>
          </draw:text-box>
        </draw:frame>
        <draw:frame draw:style-name="gr1" draw:text-style-name="P2" draw:layer="layout" svg:width="8.113cm" svg:height="0.475cm" svg:x="7.8cm" svg:y="11.692cm">
          <draw:text-box>
            <text:p text:style-name="P1"><text:span text:style-name="T4">FCO, Director General, Corporate Services</text:span></text:p>
          </draw:text-box>
        </draw:frame>
        <draw:frame draw:style-name="gr1" draw:text-style-name="P2" draw:layer="layout" svg:width="3.909cm" svg:height="0.475cm" svg:x="2.2cm" svg:y="12.356cm">
          <draw:text-box>
            <text:p text:style-name="P1"><text:span text:style-name="T4">Stephens, Jonathan </text:span></text:p>
          </draw:text-box>
        </draw:frame>
        <draw:frame draw:style-name="gr1" draw:text-style-name="P2" draw:layer="layout" svg:width="6.454cm" svg:height="0.475cm" svg:x="7.8cm" svg:y="12.356cm">
          <draw:text-box>
            <text:p text:style-name="P1"><text:span text:style-name="T4">Treasury, Director, Public Services</text:span></text:p>
          </draw:text-box>
        </draw:frame>
        <draw:frame draw:style-name="gr1" draw:text-style-name="P2" draw:layer="layout" svg:width="3.211cm" svg:height="0.475cm" svg:x="2.2cm" svg:y="13.021cm">
          <draw:text-box>
            <text:p text:style-name="P1"><text:span text:style-name="T4">Stewart, Andrew </text:span></text:p>
          </draw:text-box>
        </draw:frame>
        <draw:frame draw:style-name="gr1" draw:text-style-name="P2" draw:layer="layout" svg:width="9.959cm" svg:height="0.475cm" svg:x="7.8cm" svg:y="13.021cm">
          <draw:text-box>
            <text:p text:style-name="P1"><text:span text:style-name="T4"><text:s/></text:span><text:span text:style-name="T4">(Brigadier) MOD, Director, Overseas Military Activity </text:span></text:p>
          </draw:text-box>
        </draw:frame>
        <draw:frame draw:style-name="gr1" draw:text-style-name="P2" draw:layer="layout" svg:width="9.751cm" svg:height="0.475cm" svg:x="7.8cm" svg:y="13.585cm">
          <draw:text-box>
            <text:p text:style-name="P1"><text:span text:style-name="T4">(Major General) General Officer Commanding Multi-</text:span></text:p>
          </draw:text-box>
        </draw:frame>
        <draw:frame draw:style-name="gr1" draw:text-style-name="P2" draw:layer="layout" svg:width="11cm" svg:height="0.475cm" svg:x="7.8cm" svg:y="14.15cm">
          <draw:text-box>
            <text:p text:style-name="P1"><text:span text:style-name="T4">National Division (South-East), December 2003-July 2004 </text:span></text:p>
          </draw:text-box>
        </draw:frame>
        <draw:frame draw:style-name="gr1" draw:text-style-name="P2" draw:layer="layout" svg:width="2.809cm" svg:height="0.475cm" svg:x="7.8cm" svg:y="14.714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69cm" svg:height="0.475cm" svg:x="2.2cm" svg:y="15.378cm">
          <draw:text-box>
            <text:p text:style-name="P1"><text:span text:style-name="T4">Stewart, Rory </text:span></text:p>
          </draw:text-box>
        </draw:frame>
        <draw:frame draw:style-name="gr1" draw:text-style-name="P2" draw:layer="layout" svg:width="10.657cm" svg:height="0.475cm" svg:x="7.8cm" svg:y="15.378cm">
          <draw:text-box>
            <text:p text:style-name="P1"><text:span text:style-name="T4">CPA Deputy Governorate Co-ordinator, Maysan province</text:span></text:p>
          </draw:text-box>
        </draw:frame>
        <draw:frame draw:style-name="gr1" draw:text-style-name="P2" draw:layer="layout" svg:width="2.479cm" svg:height="0.475cm" svg:x="2.2cm" svg:y="16.043cm">
          <draw:text-box>
            <text:p text:style-name="P1"><text:span text:style-name="T4">Stirrup, Jock </text:span></text:p>
          </draw:text-box>
        </draw:frame>
        <draw:frame draw:style-name="gr1" draw:text-style-name="P2" draw:layer="layout" svg:width="9.108cm" svg:height="0.475cm" svg:x="7.8cm" svg:y="16.043cm">
          <draw:text-box>
            <text:p text:style-name="P1"><text:span text:style-name="T4"><text:s/></text:span><text:span text:style-name="T4">(Air Marshal) Deputy Chief of the Defence Staff </text:span></text:p>
          </draw:text-box>
        </draw:frame>
        <draw:frame draw:style-name="gr1" draw:text-style-name="P2" draw:layer="layout" svg:width="8.663cm" svg:height="0.475cm" svg:x="7.8cm" svg:y="16.607cm">
          <draw:text-box>
            <text:p text:style-name="P1"><text:span text:style-name="T4">(Equipment Capability), April 2002-May 2003 <text:s/></text:span></text:p>
          </draw:text-box>
        </draw:frame>
        <draw:frame draw:style-name="gr1" draw:text-style-name="P2" draw:layer="layout" svg:width="8.295cm" svg:height="0.475cm" svg:x="7.8cm" svg:y="17.172cm">
          <draw:text-box>
            <text:p text:style-name="P1"><text:span text:style-name="T4">(Air Chief Marshal, Sir) Chief of the Air Staff </text:span></text:p>
          </draw:text-box>
        </draw:frame>
        <draw:frame draw:style-name="gr1" draw:text-style-name="P2" draw:layer="layout" svg:width="9.828cm" svg:height="0.475cm" svg:x="7.8cm" svg:y="17.736cm">
          <draw:text-box>
            <text:p text:style-name="P1"><text:span text:style-name="T4">Chief of the Defence Staff, April 2006-October 2010 </text:span></text:p>
          </draw:text-box>
        </draw:frame>
        <draw:frame draw:style-name="gr1" draw:text-style-name="P2" draw:layer="layout" svg:width="2.809cm" svg:height="0.475cm" svg:x="7.8cm" svg:y="18.301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267cm" svg:height="0.475cm" svg:x="2.2cm" svg:y="18.965cm">
          <draw:text-box>
            <text:p text:style-name="P1"><text:span text:style-name="T4">Storr, Peter </text:span></text:p>
          </draw:text-box>
        </draw:frame>
        <draw:frame draw:style-name="gr1" draw:text-style-name="P2" draw:layer="layout" svg:width="6.623cm" svg:height="0.475cm" svg:x="7.8cm" svg:y="18.965cm">
          <draw:text-box>
            <text:p text:style-name="P1"><text:span text:style-name="T4">Home Office, Director, International</text:span></text:p>
          </draw:text-box>
        </draw:frame>
        <draw:frame draw:style-name="gr1" draw:text-style-name="P2" draw:layer="layout" svg:width="4.007cm" svg:height="0.475cm" svg:x="2.2cm" svg:y="19.63cm">
          <draw:text-box>
            <text:p text:style-name="P1"><text:span text:style-name="T4">Strathclyde, Thomas </text:span></text:p>
          </draw:text-box>
        </draw:frame>
        <draw:frame draw:style-name="gr1" draw:text-style-name="P2" draw:layer="layout" svg:width="0.422cm" svg:height="0.475cm" svg:x="7.8cm" svg:y="19.6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31cm" svg:height="0.475cm" svg:x="7.8cm" svg:y="19.63cm">
          <draw:text-box>
            <text:p text:style-name="P1"><text:span text:style-name="T4">(Lord) Leader of the Opposition in the House of Lords, </text:span></text:p>
          </draw:text-box>
        </draw:frame>
        <draw:frame draw:style-name="gr1" draw:text-style-name="P2" draw:layer="layout" svg:width="2.038cm" svg:height="0.475cm" svg:x="7.8cm" svg:y="20.194cm">
          <draw:text-box>
            <text:p text:style-name="P1"><text:span text:style-name="T4">1998-2010</text:span></text:p>
          </draw:text-box>
        </draw:frame>
        <draw:frame draw:style-name="gr1" draw:text-style-name="P2" draw:layer="layout" svg:width="2.288cm" svg:height="0.475cm" svg:x="2.2cm" svg:y="20.858cm">
          <draw:text-box>
            <text:p text:style-name="P1"><text:span text:style-name="T4">Straw, Jack </text:span></text:p>
          </draw:text-box>
        </draw:frame>
        <draw:frame draw:style-name="gr1" draw:text-style-name="P2" draw:layer="layout" svg:width="5.853cm" svg:height="0.475cm" svg:x="7.8cm" svg:y="20.858cm">
          <draw:text-box>
            <text:p text:style-name="P1"><text:span text:style-name="T4"><text:s/></text:span><text:span text:style-name="T4">Foreign Secretary, 2001-2006 </text:span></text:p>
          </draw:text-box>
        </draw:frame>
        <draw:frame draw:style-name="gr1" draw:text-style-name="P2" draw:layer="layout" svg:width="2.809cm" svg:height="0.475cm" svg:x="7.8cm" svg:y="21.423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682cm" svg:height="0.475cm" svg:x="2.2cm" svg:y="22.087cm">
          <draw:text-box>
            <text:p text:style-name="P1"><text:span text:style-name="T4">Sturley, Philip </text:span></text:p>
          </draw:text-box>
        </draw:frame>
        <draw:frame draw:style-name="gr1" draw:text-style-name="P2" draw:layer="layout" svg:width="9.422cm" svg:height="0.475cm" svg:x="7.8cm" svg:y="22.087cm">
          <draw:text-box>
            <text:p text:style-name="P1"><text:span text:style-name="T4"><text:s/></text:span><text:span text:style-name="T4">(Air Vice Marshal) Assistant Chief of the Air Staff, </text:span></text:p>
          </draw:text-box>
        </draw:frame>
        <draw:frame draw:style-name="gr1" draw:text-style-name="P2" draw:layer="layout" svg:width="2.038cm" svg:height="0.475cm" svg:x="7.8cm" svg:y="22.652cm">
          <draw:text-box>
            <text:p text:style-name="P1"><text:span text:style-name="T4">2000-2003</text:span></text:p>
          </draw:text-box>
        </draw:frame>
        <draw:frame draw:style-name="gr1" draw:text-style-name="P2" draw:layer="layout" svg:width="2.762cm" svg:height="0.475cm" svg:x="2.2cm" svg:y="23.316cm">
          <draw:text-box>
            <text:p text:style-name="P1"><text:span text:style-name="T4">Style, Charles </text:span></text:p>
          </draw:text-box>
        </draw:frame>
        <draw:frame draw:style-name="gr1" draw:text-style-name="P2" draw:layer="layout" svg:width="8.677cm" svg:height="0.475cm" svg:x="7.8cm" svg:y="23.316cm">
          <draw:text-box>
            <text:p text:style-name="P1"><text:span text:style-name="T4"><text:s/></text:span><text:span text:style-name="T4">(Rear Admiral) Capability Manager (Strategic </text:span></text:p>
          </draw:text-box>
        </draw:frame>
        <draw:frame draw:style-name="gr1" draw:text-style-name="P2" draw:layer="layout" svg:width="2.762cm" svg:height="0.475cm" svg:x="7.8cm" svg:y="23.881cm">
          <draw:text-box>
            <text:p text:style-name="P1"><text:span text:style-name="T4">Development) </text:span></text:p>
          </draw:text-box>
        </draw:frame>
        <draw:frame draw:style-name="gr1" draw:text-style-name="P2" draw:layer="layout" svg:width="9.193cm" svg:height="0.475cm" svg:x="7.8cm" svg:y="24.445cm">
          <draw:text-box>
            <text:p text:style-name="P1"><text:span text:style-name="T4">(Vice Admiral) Deputy Chief of the Defence Staff </text:span></text:p>
          </draw:text-box>
        </draw:frame>
        <draw:frame draw:style-name="gr1" draw:text-style-name="P2" draw:layer="layout" svg:width="8.359cm" svg:height="0.475cm" svg:x="7.8cm" svg:y="25.01cm">
          <draw:text-box>
            <text:p text:style-name="P1"><text:span text:style-name="T4">(Commitments), January 2006-August 2007 </text:span></text:p>
          </draw:text-box>
        </draw:frame>
        <draw:frame draw:style-name="gr1" draw:text-style-name="P2" draw:layer="layout" svg:width="2.809cm" svg:height="0.475cm" svg:x="7.8cm" svg:y="25.574cm">
          <draw:text-box>
            <text:p text:style-name="P1"><text:span text:style-name="T4">Inquiry witness</text:span></text:p>
          </draw:text-box>
        </draw:frame>
      </draw:page>
      <draw:page draw:name="page39" draw:style-name="dp1" draw:master-page-name="master-page26">
        <draw:frame draw:style-name="gr4" draw:text-style-name="P5" draw:layer="layout" svg:width="4.506cm" svg:height="0.395cm" svg:x="14.316cm" svg:y="1.138cm">
          <draw:text-box>
            <text:p text:style-name="P1"><text:span text:style-name="T5">Annex 3 <text:s/>| <text:s/>Names and posts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311</text:span></text:p>
          </draw:text-box>
        </draw:frame>
        <draw:frame draw:style-name="gr1" draw:text-style-name="P2" draw:layer="layout" svg:width="3.638cm" svg:height="0.475cm" svg:x="2.2cm" svg:y="2.525cm">
          <draw:text-box>
            <text:p text:style-name="P1"><text:span text:style-name="T4">Symons, Elizabeth </text:span></text:p>
          </draw:text-box>
        </draw:frame>
        <draw:frame draw:style-name="gr1" draw:text-style-name="P2" draw:layer="layout" svg:width="0.422cm" svg:height="0.475cm" svg:x="7.8cm" svg:y="2.52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099cm" svg:height="0.475cm" svg:x="7.8cm" svg:y="2.525cm">
          <draw:text-box>
            <text:p text:style-name="P1"><text:span text:style-name="T4">(Baroness Symons of Vernham Dean) Joint FCO/DTI </text:span></text:p>
          </draw:text-box>
        </draw:frame>
        <draw:frame draw:style-name="gr1" draw:text-style-name="P2" draw:layer="layout" svg:width="10.611cm" svg:height="0.475cm" svg:x="7.8cm" svg:y="3.09cm">
          <draw:text-box>
            <text:p text:style-name="P1"><text:span text:style-name="T4">Minister of State for International Trade and Investment, </text:span></text:p>
          </draw:text-box>
        </draw:frame>
        <draw:frame draw:style-name="gr1" draw:text-style-name="P2" draw:layer="layout" svg:width="2.157cm" svg:height="0.475cm" svg:x="7.8cm" svg:y="3.654cm">
          <draw:text-box>
            <text:p text:style-name="P1"><text:span text:style-name="T4">2001-2003 </text:span></text:p>
          </draw:text-box>
        </draw:frame>
        <draw:frame draw:style-name="gr1" draw:text-style-name="P2" draw:layer="layout" svg:width="10.505cm" svg:height="0.475cm" svg:x="7.8cm" svg:y="4.218cm">
          <draw:text-box>
            <text:p text:style-name="P1"><text:span text:style-name="T4">FCO Minister for the Middle East, International Security </text:span></text:p>
          </draw:text-box>
        </draw:frame>
        <draw:frame draw:style-name="gr1" draw:text-style-name="P2" draw:layer="layout" svg:width="8.833cm" svg:height="0.475cm" svg:x="7.8cm" svg:y="4.783cm">
          <draw:text-box>
            <text:p text:style-name="P1"><text:span text:style-name="T4">and Consular and Personal Affairs, 2003-2005 </text:span></text:p>
          </draw:text-box>
        </draw:frame>
        <draw:frame draw:style-name="gr1" draw:text-style-name="P2" draw:layer="layout" svg:width="2.881cm" svg:height="0.475cm" svg:x="2.2cm" svg:y="5.447cm">
          <draw:text-box>
            <text:p text:style-name="P1"><text:span text:style-name="T4">Synnott, Hilary </text:span></text:p>
          </draw:text-box>
        </draw:frame>
        <draw:frame draw:style-name="gr1" draw:text-style-name="P2" draw:layer="layout" svg:width="8.368cm" svg:height="0.475cm" svg:x="7.8cm" svg:y="5.447cm">
          <draw:text-box>
            <text:p text:style-name="P1"><text:span text:style-name="T4"><text:s/></text:span><text:span text:style-name="T4">(Sir) British High Commissioner to Pakistan </text:span></text:p>
          </draw:text-box>
        </draw:frame>
        <draw:frame draw:style-name="gr1" draw:text-style-name="P2" draw:layer="layout" svg:width="8.38cm" svg:height="0.475cm" svg:x="7.8cm" svg:y="6.012cm">
          <draw:text-box>
            <text:p text:style-name="P1"><text:span text:style-name="T4">Head, CPA(South), July 2003-January 2004 </text:span></text:p>
          </draw:text-box>
        </draw:frame>
        <draw:frame draw:style-name="gr1" draw:text-style-name="P2" draw:layer="layout" svg:width="2.809cm" svg:height="0.475cm" svg:x="7.8cm" svg:y="6.576cm">
          <draw:text-box>
            <text:p text:style-name="P1"><text:span text:style-name="T4">Inquiry witness</text:span></text:p>
          </draw:text-box>
        </draw:frame>
        <draw:frame draw:style-name="gr3" draw:text-style-name="P4" draw:layer="layout" svg:width="0.563cm" svg:height="0.628cm" svg:x="2.2cm" svg:y="7.604cm">
          <draw:text-box>
            <text:p text:style-name="P1"><text:span text:style-name="T3">T</text:span></text:p>
          </draw:text-box>
        </draw:frame>
        <draw:frame draw:style-name="gr1" draw:text-style-name="P2" draw:layer="layout" svg:width="2.707cm" svg:height="0.475cm" svg:x="2.2cm" svg:y="8.496cm">
          <draw:text-box>
            <text:p text:style-name="P1"><text:span text:style-name="T4">Tafrov, Stefan </text:span></text:p>
          </draw:text-box>
        </draw:frame>
        <draw:frame draw:style-name="gr1" draw:text-style-name="P2" draw:layer="layout" svg:width="11.157cm" svg:height="0.475cm" svg:x="7.8cm" svg:y="8.496cm">
          <draw:text-box>
            <text:p text:style-name="P1"><text:span text:style-name="T4">Bulgarian Permanent Representative to the UN, 2001-2006</text:span></text:p>
          </draw:text-box>
        </draw:frame>
        <draw:frame draw:style-name="gr1" draw:text-style-name="P2" draw:layer="layout" svg:width="2.876cm" svg:height="0.475cm" svg:x="2.2cm" svg:y="9.161cm">
          <draw:text-box>
            <text:p text:style-name="P1"><text:span text:style-name="T4">Taft IV, William </text:span></text:p>
          </draw:text-box>
        </draw:frame>
        <draw:frame draw:style-name="gr1" draw:text-style-name="P2" draw:layer="layout" svg:width="10.484cm" svg:height="0.475cm" svg:x="7.8cm" svg:y="9.161cm">
          <draw:text-box>
            <text:p text:style-name="P1"><text:span text:style-name="T4">State Department Legal Adviser, April 2001-March 2005</text:span></text:p>
          </draw:text-box>
        </draw:frame>
        <draw:frame draw:style-name="gr1" draw:text-style-name="P2" draw:layer="layout" svg:width="2.809cm" svg:height="0.475cm" svg:x="2.2cm" svg:y="9.825cm">
          <draw:text-box>
            <text:p text:style-name="P1"><text:span text:style-name="T4">Talabani, Jalal </text:span></text:p>
          </draw:text-box>
        </draw:frame>
        <draw:frame draw:style-name="gr1" draw:text-style-name="P2" draw:layer="layout" svg:width="11.416cm" svg:height="0.475cm" svg:x="7.8cm" svg:y="9.825cm">
          <draw:text-box>
            <text:p text:style-name="P1"><text:span text:style-name="T4"><text:s/></text:span><text:span text:style-name="T4">President of the Governing Council of Iraq, November 2003 </text:span></text:p>
          </draw:text-box>
        </draw:frame>
        <draw:frame draw:style-name="gr1" draw:text-style-name="P2" draw:layer="layout" svg:width="5.395cm" svg:height="0.475cm" svg:x="7.8cm" svg:y="10.39cm">
          <draw:text-box>
            <text:p text:style-name="P1"><text:span text:style-name="T4">President of Iraq, 2005-2014</text:span></text:p>
          </draw:text-box>
        </draw:frame>
        <draw:frame draw:style-name="gr1" draw:text-style-name="P2" draw:layer="layout" svg:width="3.376cm" svg:height="0.475cm" svg:x="2.2cm" svg:y="11.054cm">
          <draw:text-box>
            <text:p text:style-name="P1"><text:span text:style-name="T4">Tanfield, Amanda </text:span></text:p>
          </draw:text-box>
        </draw:frame>
        <draw:frame draw:style-name="gr1" draw:text-style-name="P2" draw:layer="layout" svg:width="10.645cm" svg:height="0.475cm" svg:x="7.8cm" svg:y="11.054cm">
          <draw:text-box>
            <text:p text:style-name="P1"><text:span text:style-name="T4">(Dr) FCO, Head of Iraq Section, Middle East Department</text:span></text:p>
          </draw:text-box>
        </draw:frame>
        <draw:frame draw:style-name="gr1" draw:text-style-name="P2" draw:layer="layout" svg:width="2.741cm" svg:height="0.475cm" svg:x="2.2cm" svg:y="11.718cm">
          <draw:text-box>
            <text:p text:style-name="P1"><text:span text:style-name="T4">Tang, Jiaxuan </text:span></text:p>
          </draw:text-box>
        </draw:frame>
        <draw:frame draw:style-name="gr1" draw:text-style-name="P2" draw:layer="layout" svg:width="9.557cm" svg:height="0.475cm" svg:x="7.8cm" svg:y="11.718cm">
          <draw:text-box>
            <text:p text:style-name="P1"><text:span text:style-name="T4">Chinese Foreign Minister, March 1998-March 2003</text:span></text:p>
          </draw:text-box>
        </draw:frame>
        <draw:frame draw:style-name="gr1" draw:text-style-name="P2" draw:layer="layout" svg:width="3.008cm" svg:height="0.475cm" svg:x="2.2cm" svg:y="12.383cm">
          <draw:text-box>
            <text:p text:style-name="P1"><text:span text:style-name="T4">Tansley, James </text:span></text:p>
          </draw:text-box>
        </draw:frame>
        <draw:frame draw:style-name="gr1" draw:text-style-name="P2" draw:layer="layout" svg:width="6.399cm" svg:height="0.475cm" svg:x="7.8cm" svg:y="12.383cm">
          <draw:text-box>
            <text:p text:style-name="P1"><text:span text:style-name="T4"><text:s/></text:span><text:span text:style-name="T4">British Consul General in Basra, <text:s/></text:span></text:p>
          </draw:text-box>
        </draw:frame>
        <draw:frame draw:style-name="gr1" draw:text-style-name="P2" draw:layer="layout" svg:width="5.319cm" svg:height="0.475cm" svg:x="7.8cm" svg:y="12.947cm">
          <draw:text-box>
            <text:p text:style-name="P1"><text:span text:style-name="T4">September 2005-April 2006 </text:span></text:p>
          </draw:text-box>
        </draw:frame>
        <draw:frame draw:style-name="gr1" draw:text-style-name="P2" draw:layer="layout" svg:width="2.809cm" svg:height="0.475cm" svg:x="7.8cm" svg:y="13.512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191cm" svg:height="0.475cm" svg:x="2.2cm" svg:y="14.176cm">
          <draw:text-box>
            <text:p text:style-name="P1"><text:span text:style-name="T4">Taylor, Ann </text:span></text:p>
          </draw:text-box>
        </draw:frame>
        <draw:frame draw:style-name="gr1" draw:text-style-name="P2" draw:layer="layout" svg:width="10.535cm" svg:height="0.475cm" svg:x="7.8cm" svg:y="14.176cm">
          <draw:text-box>
            <text:p text:style-name="P1"><text:span text:style-name="T4"><text:s/></text:span><text:span text:style-name="T4">Chair, Intelligence and Security Committee, 2001-2005 </text:span></text:p>
          </draw:text-box>
        </draw:frame>
        <draw:frame draw:style-name="gr1" draw:text-style-name="P2" draw:layer="layout" svg:width="10.251cm" svg:height="0.475cm" svg:x="7.8cm" svg:y="14.741cm">
          <draw:text-box>
            <text:p text:style-name="P1"><text:span text:style-name="T4">(Baroness Taylor of Bolton) MOD Minister for Defence </text:span></text:p>
          </draw:text-box>
        </draw:frame>
        <draw:frame draw:style-name="gr1" draw:text-style-name="P2" draw:layer="layout" svg:width="10.45cm" svg:height="0.475cm" svg:x="7.8cm" svg:y="15.305cm">
          <draw:text-box>
            <text:p text:style-name="P1"><text:span text:style-name="T4">Equipment and Support, November 2007-October 2008</text:span></text:p>
          </draw:text-box>
        </draw:frame>
        <draw:frame draw:style-name="gr1" draw:text-style-name="P2" draw:layer="layout" svg:width="2.021cm" svg:height="0.475cm" svg:x="2.2cm" svg:y="15.97cm">
          <draw:text-box>
            <text:p text:style-name="P1"><text:span text:style-name="T4">Taylor, Bill </text:span></text:p>
          </draw:text-box>
        </draw:frame>
        <draw:frame draw:style-name="gr1" draw:text-style-name="P2" draw:layer="layout" svg:width="6.792cm" svg:height="0.475cm" svg:x="7.8cm" svg:y="15.97cm">
          <draw:text-box>
            <text:p text:style-name="P1"><text:span text:style-name="T4">Head, US Project Contracting Office</text:span></text:p>
          </draw:text-box>
        </draw:frame>
        <draw:frame draw:style-name="gr1" draw:text-style-name="P2" draw:layer="layout" svg:width="2.309cm" svg:height="0.475cm" svg:x="2.2cm" svg:y="16.634cm">
          <draw:text-box>
            <text:p text:style-name="P1"><text:span text:style-name="T4">Taylor, Paul </text:span></text:p>
          </draw:text-box>
        </draw:frame>
        <draw:frame draw:style-name="gr1" draw:text-style-name="P2" draw:layer="layout" svg:width="7.927cm" svg:height="0.475cm" svg:x="7.8cm" svg:y="16.634cm">
          <draw:text-box>
            <text:p text:style-name="P1"><text:span text:style-name="T4">Head, UK Trade and Industry, Middle East</text:span></text:p>
          </draw:text-box>
        </draw:frame>
        <draw:frame draw:style-name="gr1" draw:text-style-name="P2" draw:layer="layout" svg:width="2.428cm" svg:height="0.475cm" svg:x="2.2cm" svg:y="17.298cm">
          <draw:text-box>
            <text:p text:style-name="P1"><text:span text:style-name="T4">Taylor, Paul <text:s/></text:span></text:p>
          </draw:text-box>
        </draw:frame>
        <draw:frame draw:style-name="gr1" draw:text-style-name="P2" draw:layer="layout" svg:width="6.606cm" svg:height="0.475cm" svg:x="7.8cm" svg:y="17.298cm">
          <draw:text-box>
            <text:p text:style-name="P1"><text:span text:style-name="T4">MOD, Director General, Equipment</text:span></text:p>
          </draw:text-box>
        </draw:frame>
        <draw:frame draw:style-name="gr1" draw:text-style-name="P2" draw:layer="layout" svg:width="2.55cm" svg:height="0.475cm" svg:x="2.2cm" svg:y="17.963cm">
          <draw:text-box>
            <text:p text:style-name="P1"><text:span text:style-name="T4">Tebbit, Kevin </text:span></text:p>
          </draw:text-box>
        </draw:frame>
        <draw:frame draw:style-name="gr1" draw:text-style-name="P2" draw:layer="layout" svg:width="7.631cm" svg:height="0.475cm" svg:x="7.8cm" svg:y="17.963cm">
          <draw:text-box>
            <text:p text:style-name="P1"><text:span text:style-name="T4"><text:s/></text:span><text:span text:style-name="T4">(Sir) MOD Permanent Under Secretary, </text:span></text:p>
          </draw:text-box>
        </draw:frame>
        <draw:frame draw:style-name="gr1" draw:text-style-name="P2" draw:layer="layout" svg:width="5.103cm" svg:height="0.475cm" svg:x="7.8cm" svg:y="18.527cm">
          <draw:text-box>
            <text:p text:style-name="P1"><text:span text:style-name="T4">July 1998-November 2005 </text:span></text:p>
          </draw:text-box>
        </draw:frame>
        <draw:frame draw:style-name="gr1" draw:text-style-name="P2" draw:layer="layout" svg:width="2.927cm" svg:height="0.475cm" svg:x="7.8cm" svg:y="19.092cm">
          <draw:text-box>
            <text:p text:style-name="P1"><text:span text:style-name="T4">Inquiry witness </text:span></text:p>
          </draw:text-box>
        </draw:frame>
        <draw:frame draw:style-name="gr1" draw:text-style-name="P2" draw:layer="layout" svg:width="2.813cm" svg:height="0.475cm" svg:x="2.2cm" svg:y="19.756cm">
          <draw:text-box>
            <text:p text:style-name="P1"><text:span text:style-name="T4">Tenet, George </text:span></text:p>
          </draw:text-box>
        </draw:frame>
        <draw:frame draw:style-name="gr1" draw:text-style-name="P2" draw:layer="layout" svg:width="9.73cm" svg:height="0.475cm" svg:x="7.8cm" svg:y="19.756cm">
          <draw:text-box>
            <text:p text:style-name="P1"><text:span text:style-name="T4">Director of Central Intelligence, July 1997-July 2004</text:span></text:p>
          </draw:text-box>
        </draw:frame>
        <draw:frame draw:style-name="gr1" draw:text-style-name="P2" draw:layer="layout" svg:width="3.092cm" svg:height="0.475cm" svg:x="2.2cm" svg:y="20.421cm">
          <draw:text-box>
            <text:p text:style-name="P1"><text:span text:style-name="T4">Teuten, Richard </text:span></text:p>
          </draw:text-box>
        </draw:frame>
        <draw:frame draw:style-name="gr1" draw:text-style-name="P2" draw:layer="layout" svg:width="7.699cm" svg:height="0.475cm" svg:x="7.8cm" svg:y="20.421cm">
          <draw:text-box>
            <text:p text:style-name="P1"><text:span text:style-name="T4"><text:s/></text:span><text:span text:style-name="T4">Head, Post Conflict Reconstruction Unit </text:span></text:p>
          </draw:text-box>
        </draw:frame>
        <draw:frame draw:style-name="gr1" draw:text-style-name="P2" draw:layer="layout" svg:width="3.787cm" svg:height="0.475cm" svg:x="7.8cm" svg:y="20.985cm">
          <draw:text-box>
            <text:p text:style-name="P1"><text:span text:style-name="T4">Visiting fellow, RUSI</text:span></text:p>
          </draw:text-box>
        </draw:frame>
        <draw:frame draw:style-name="gr1" draw:text-style-name="P2" draw:layer="layout" svg:width="2.948cm" svg:height="0.475cm" svg:x="2.2cm" svg:y="21.65cm">
          <draw:text-box>
            <text:p text:style-name="P1"><text:span text:style-name="T4">Thatcher, Mark </text:span></text:p>
          </draw:text-box>
        </draw:frame>
        <draw:frame draw:style-name="gr1" draw:text-style-name="P2" draw:layer="layout" svg:width="3.901cm" svg:height="0.475cm" svg:x="7.8cm" svg:y="21.65cm">
          <draw:text-box>
            <text:p text:style-name="P1"><text:span text:style-name="T4">Media Director, CPA </text:span></text:p>
          </draw:text-box>
        </draw:frame>
        <draw:frame draw:style-name="gr1" draw:text-style-name="P2" draw:layer="layout" svg:width="3.05cm" svg:height="0.475cm" svg:x="2.2cm" svg:y="22.314cm">
          <draw:text-box>
            <text:p text:style-name="P1"><text:span text:style-name="T4">Thompson, Jon </text:span></text:p>
          </draw:text-box>
        </draw:frame>
        <draw:frame draw:style-name="gr1" draw:text-style-name="P2" draw:layer="layout" svg:width="6.835cm" svg:height="0.475cm" svg:x="7.8cm" svg:y="22.314cm">
          <draw:text-box>
            <text:p text:style-name="P1"><text:span text:style-name="T4"><text:s/></text:span><text:span text:style-name="T4">MOD Permanent Under Secretary, <text:s/></text:span></text:p>
          </draw:text-box>
        </draw:frame>
        <draw:frame draw:style-name="gr1" draw:text-style-name="P2" draw:layer="layout" svg:width="5.201cm" svg:height="0.475cm" svg:x="7.8cm" svg:y="22.878cm">
          <draw:text-box>
            <text:p text:style-name="P1"><text:span text:style-name="T4">September 2012-April 2016</text:span></text:p>
          </draw:text-box>
        </draw:frame>
        <draw:frame draw:style-name="gr1" draw:text-style-name="P2" draw:layer="layout" svg:width="3.194cm" svg:height="0.475cm" svg:x="2.2cm" svg:y="23.543cm">
          <draw:text-box>
            <text:p text:style-name="P1"><text:span text:style-name="T4">Timms, Stephen </text:span></text:p>
          </draw:text-box>
        </draw:frame>
        <draw:frame draw:style-name="gr1" draw:text-style-name="P2" draw:layer="layout" svg:width="10.077cm" svg:height="0.475cm" svg:x="7.8cm" svg:y="23.543cm">
          <draw:text-box>
            <text:p text:style-name="P1"><text:span text:style-name="T4">Chief Secretary to the Treasury, May 2006-June 2007</text:span></text:p>
          </draw:text-box>
        </draw:frame>
        <draw:frame draw:style-name="gr1" draw:text-style-name="P2" draw:layer="layout" svg:width="2.864cm" svg:height="0.475cm" svg:x="2.2cm" svg:y="24.207cm">
          <draw:text-box>
            <text:p text:style-name="P1"><text:span text:style-name="T4">Tinline, Robert </text:span></text:p>
          </draw:text-box>
        </draw:frame>
        <draw:frame draw:style-name="gr1" draw:text-style-name="P2" draw:layer="layout" svg:width="7.864cm" svg:height="0.475cm" svg:x="7.8cm" svg:y="24.207cm">
          <draw:text-box>
            <text:p text:style-name="P1"><text:span text:style-name="T4"><text:s/></text:span><text:span text:style-name="T4">Deputy British Consul General in Basra, <text:s/></text:span></text:p>
          </draw:text-box>
        </draw:frame>
        <draw:frame draw:style-name="gr1" draw:text-style-name="P2" draw:layer="layout" svg:width="5.789cm" svg:height="0.475cm" svg:x="7.8cm" svg:y="24.772cm">
          <draw:text-box>
            <text:p text:style-name="P1"><text:span text:style-name="T4">February 2007-February 2008 </text:span></text:p>
          </draw:text-box>
        </draw:frame>
        <draw:frame draw:style-name="gr1" draw:text-style-name="P2" draw:layer="layout" svg:width="2.809cm" svg:height="0.475cm" svg:x="7.8cm" svg:y="25.336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068cm" svg:height="0.475cm" svg:x="2.2cm" svg:y="26.001cm">
          <draw:text-box>
            <text:p text:style-name="P1"><text:span text:style-name="T4">Torlot, Tim </text:span></text:p>
          </draw:text-box>
        </draw:frame>
        <draw:frame draw:style-name="gr1" draw:text-style-name="P2" draw:layer="layout" svg:width="9.612cm" svg:height="0.475cm" svg:x="7.8cm" svg:y="26.001cm">
          <draw:text-box>
            <text:p text:style-name="P1"><text:span text:style-name="T4">Deputy Head of Mission, British Embassy Baghdad</text:span></text:p>
          </draw:text-box>
        </draw:frame>
      </draw:page>
      <draw:page draw:name="page4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12</text:span></text:p>
          </draw:text-box>
        </draw:frame>
        <draw:frame draw:style-name="gr1" draw:text-style-name="P2" draw:layer="layout" svg:width="2.491cm" svg:height="0.475cm" svg:x="2.2cm" svg:y="2.525cm">
          <draw:text-box>
            <text:p text:style-name="P1"><text:span text:style-name="T4">Torpy, Glenn </text:span></text:p>
          </draw:text-box>
        </draw:frame>
        <draw:frame draw:style-name="gr1" draw:text-style-name="P2" draw:layer="layout" svg:width="10.853cm" svg:height="0.475cm" svg:x="7.8cm" svg:y="2.525cm">
          <draw:text-box>
            <text:p text:style-name="P1"><text:span text:style-name="T4"><text:s/></text:span><text:span text:style-name="T4">(Air Marshal) UK Air Contingent Commander, 2003-2004 </text:span></text:p>
          </draw:text-box>
        </draw:frame>
        <draw:frame draw:style-name="gr1" draw:text-style-name="P2" draw:layer="layout" svg:width="7.072cm" svg:height="0.475cm" svg:x="7.8cm" svg:y="3.09cm">
          <draw:text-box>
            <text:p text:style-name="P1"><text:span text:style-name="T4">Chief of Joint Operations, 2004-2006 </text:span></text:p>
          </draw:text-box>
        </draw:frame>
        <draw:frame draw:style-name="gr1" draw:text-style-name="P2" draw:layer="layout" svg:width="10.568cm" svg:height="0.475cm" svg:x="7.8cm" svg:y="3.654cm">
          <draw:text-box>
            <text:p text:style-name="P1"><text:span text:style-name="T4">(Air Chief Marshal, Sir) Chief of the Air Staff, 2006-2009 </text:span></text:p>
          </draw:text-box>
        </draw:frame>
        <draw:frame draw:style-name="gr1" draw:text-style-name="P2" draw:layer="layout" svg:width="2.809cm" svg:height="0.475cm" svg:x="7.8cm" svg:y="4.218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385cm" svg:height="0.475cm" svg:x="2.2cm" svg:y="4.883cm">
          <draw:text-box>
            <text:p text:style-name="P1"><text:span text:style-name="T4">Touhig, Don </text:span></text:p>
          </draw:text-box>
        </draw:frame>
        <draw:frame draw:style-name="gr1" draw:text-style-name="P2" draw:layer="layout" svg:width="9.113cm" svg:height="0.475cm" svg:x="7.8cm" svg:y="4.883cm">
          <draw:text-box>
            <text:p text:style-name="P1"><text:span text:style-name="T4"><text:s/></text:span><text:span text:style-name="T4">MOD, Parliamentary Under Secretary of State, <text:s/></text:span></text:p>
          </draw:text-box>
        </draw:frame>
        <draw:frame draw:style-name="gr1" draw:text-style-name="P2" draw:layer="layout" svg:width="3.876cm" svg:height="0.475cm" svg:x="7.8cm" svg:y="5.447cm">
          <draw:text-box>
            <text:p text:style-name="P1"><text:span text:style-name="T4">May 2005-May 2006</text:span></text:p>
          </draw:text-box>
        </draw:frame>
        <draw:frame draw:style-name="gr1" draw:text-style-name="P2" draw:layer="layout" svg:width="3.215cm" svg:height="0.475cm" svg:x="2.2cm" svg:y="6.112cm">
          <draw:text-box>
            <text:p text:style-name="P1"><text:span text:style-name="T4">Traore, Mamady </text:span></text:p>
          </draw:text-box>
        </draw:frame>
        <draw:frame draw:style-name="gr1" draw:text-style-name="P2" draw:layer="layout" svg:width="9.765cm" svg:height="0.475cm" svg:x="7.8cm" svg:y="6.112cm">
          <draw:text-box>
            <text:p text:style-name="P1"><text:span text:style-name="T4"><text:s/></text:span><text:span text:style-name="T4">Guinean Permanent Representative to the UN and </text:span></text:p>
          </draw:text-box>
        </draw:frame>
        <draw:frame draw:style-name="gr1" draw:text-style-name="P2" draw:layer="layout" svg:width="4.515cm" svg:height="0.475cm" svg:x="7.8cm" svg:y="6.676cm">
          <draw:text-box>
            <text:p text:style-name="P1"><text:span text:style-name="T4">President of the Council</text:span></text:p>
          </draw:text-box>
        </draw:frame>
        <draw:frame draw:style-name="gr1" draw:text-style-name="P2" draw:layer="layout" svg:width="2.893cm" svg:height="0.475cm" svg:x="2.2cm" svg:y="7.341cm">
          <draw:text-box>
            <text:p text:style-name="P1"><text:span text:style-name="T4">Tucknott, John </text:span></text:p>
          </draw:text-box>
        </draw:frame>
        <draw:frame draw:style-name="gr1" draw:text-style-name="P2" draw:layer="layout" svg:width="9.968cm" svg:height="0.475cm" svg:x="7.8cm" svg:y="7.341cm">
          <draw:text-box>
            <text:p text:style-name="P1"><text:span text:style-name="T4"><text:s/></text:span><text:span text:style-name="T4">Deputy Head of Mission, British Embassy Baghdad, </text:span></text:p>
          </draw:text-box>
        </draw:frame>
        <draw:frame draw:style-name="gr1" draw:text-style-name="P2" draw:layer="layout" svg:width="2.157cm" svg:height="0.475cm" svg:x="7.8cm" svg:y="7.905cm">
          <draw:text-box>
            <text:p text:style-name="P1"><text:span text:style-name="T4">2007-2009 </text:span></text:p>
          </draw:text-box>
        </draw:frame>
        <draw:frame draw:style-name="gr1" draw:text-style-name="P2" draw:layer="layout" svg:width="2.809cm" svg:height="0.475cm" svg:x="7.8cm" svg:y="8.47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39cm" svg:height="0.475cm" svg:x="2.2cm" svg:y="9.134cm">
          <draw:text-box>
            <text:p text:style-name="P1"><text:span text:style-name="T4">Turk, Danilo </text:span></text:p>
          </draw:text-box>
        </draw:frame>
        <draw:frame draw:style-name="gr1" draw:text-style-name="P2" draw:layer="layout" svg:width="9.43cm" svg:height="0.475cm" svg:x="7.8cm" svg:y="9.134cm">
          <draw:text-box>
            <text:p text:style-name="P1"><text:span text:style-name="T4"><text:s/></text:span><text:span text:style-name="T4">Slovenian Permanent Representative to the UN, <text:s/></text:span></text:p>
          </draw:text-box>
        </draw:frame>
        <draw:frame draw:style-name="gr1" draw:text-style-name="P2" draw:layer="layout" svg:width="2.038cm" svg:height="0.475cm" svg:x="7.8cm" svg:y="9.698cm">
          <draw:text-box>
            <text:p text:style-name="P1"><text:span text:style-name="T4">1992-2000</text:span></text:p>
          </draw:text-box>
        </draw:frame>
        <draw:frame draw:style-name="gr1" draw:text-style-name="P2" draw:layer="layout" svg:width="3.287cm" svg:height="0.475cm" svg:x="2.2cm" svg:y="10.363cm">
          <draw:text-box>
            <text:p text:style-name="P1"><text:span text:style-name="T4">Turnbull, Andrew </text:span></text:p>
          </draw:text-box>
        </draw:frame>
        <draw:frame draw:style-name="gr1" draw:text-style-name="P2" draw:layer="layout" svg:width="11.305cm" svg:height="0.475cm" svg:x="7.8cm" svg:y="10.363cm">
          <draw:text-box>
            <text:p text:style-name="P1"><text:span text:style-name="T4"><text:s/></text:span><text:span text:style-name="T4">(Sir) Cabinet Secretary, September 2002-September 2005 <text:s/></text:span></text:p>
          </draw:text-box>
        </draw:frame>
        <draw:frame draw:style-name="gr1" draw:text-style-name="P2" draw:layer="layout" svg:width="4.058cm" svg:height="0.475cm" svg:x="7.8cm" svg:y="10.927cm">
          <draw:text-box>
            <text:p text:style-name="P1"><text:span text:style-name="T4">(Lord) Inquiry witness</text:span></text:p>
          </draw:text-box>
        </draw:frame>
        <draw:frame draw:style-name="gr1" draw:text-style-name="P2" draw:layer="layout" svg:width="3.236cm" svg:height="0.475cm" svg:x="2.2cm" svg:y="11.592cm">
          <draw:text-box>
            <text:p text:style-name="P1"><text:span text:style-name="T4">Turner, Christian </text:span></text:p>
          </draw:text-box>
        </draw:frame>
        <draw:frame draw:style-name="gr1" draw:text-style-name="P2" draw:layer="layout" svg:width="9.646cm" svg:height="0.475cm" svg:x="7.8cm" svg:y="11.592cm">
          <draw:text-box>
            <text:p text:style-name="P1"><text:span text:style-name="T4"><text:s/></text:span><text:span text:style-name="T4">(Dr) Deputy Director Middle East, North Africa and </text:span></text:p>
          </draw:text-box>
        </draw:frame>
        <draw:frame draw:style-name="gr1" draw:text-style-name="P2" draw:layer="layout" svg:width="10.192cm" svg:height="0.475cm" svg:x="7.8cm" svg:y="12.156cm">
          <draw:text-box>
            <text:p text:style-name="P1"><text:span text:style-name="T4">North America, Cabinet Office Overseas and Defence </text:span></text:p>
          </draw:text-box>
        </draw:frame>
        <draw:frame draw:style-name="gr1" draw:text-style-name="P2" draw:layer="layout" svg:width="4.447cm" svg:height="0.475cm" svg:x="7.8cm" svg:y="12.721cm">
          <draw:text-box>
            <text:p text:style-name="P1"><text:span text:style-name="T4">Secretariat, 2006-2007 </text:span></text:p>
          </draw:text-box>
        </draw:frame>
        <draw:frame draw:style-name="gr1" draw:text-style-name="P2" draw:layer="layout" svg:width="10.48cm" svg:height="0.475cm" svg:x="7.8cm" svg:y="13.285cm">
          <draw:text-box>
            <text:p text:style-name="P1"><text:span text:style-name="T4">FCO, Director, Middle East and North Africa, 2009-2012</text:span></text:p>
          </draw:text-box>
        </draw:frame>
        <draw:frame draw:style-name="gr1" draw:text-style-name="P2" draw:layer="layout" svg:width="2.593cm" svg:height="0.475cm" svg:x="2.2cm" svg:y="13.95cm">
          <draw:text-box>
            <text:p text:style-name="P1"><text:span text:style-name="T4">Twigg, Derek </text:span></text:p>
          </draw:text-box>
        </draw:frame>
        <draw:frame draw:style-name="gr1" draw:text-style-name="P2" draw:layer="layout" svg:width="4.997cm" svg:height="0.475cm" svg:x="7.8cm" svg:y="13.95cm">
          <draw:text-box>
            <text:p text:style-name="P1"><text:span text:style-name="T4">MOD Minister for Veterans</text:span></text:p>
          </draw:text-box>
        </draw:frame>
        <draw:frame draw:style-name="gr1" draw:text-style-name="P2" draw:layer="layout" svg:width="1.924cm" svg:height="0.475cm" svg:x="2.2cm" svg:y="14.614cm">
          <draw:text-box>
            <text:p text:style-name="P1"><text:span text:style-name="T4">Tyler, Tim </text:span></text:p>
          </draw:text-box>
        </draw:frame>
        <draw:frame draw:style-name="gr1" draw:text-style-name="P2" draw:layer="layout" svg:width="10.924cm" svg:height="0.475cm" svg:x="7.8cm" svg:y="14.614cm">
          <draw:text-box>
            <text:p text:style-name="P1"><text:span text:style-name="T4"><text:s/></text:span><text:span text:style-name="T4">(Major General) Deputy Commander, Iraq Survey Group, </text:span></text:p>
          </draw:text-box>
        </draw:frame>
        <draw:frame draw:style-name="gr1" draw:text-style-name="P2" draw:layer="layout" svg:width="5.857cm" svg:height="0.475cm" svg:x="7.8cm" svg:y="15.178cm">
          <draw:text-box>
            <text:p text:style-name="P1"><text:span text:style-name="T4">early January-late March 2004 </text:span></text:p>
          </draw:text-box>
        </draw:frame>
        <draw:frame draw:style-name="gr1" draw:text-style-name="P2" draw:layer="layout" svg:width="2.809cm" svg:height="0.475cm" svg:x="7.8cm" svg:y="15.743cm">
          <draw:text-box>
            <text:p text:style-name="P1"><text:span text:style-name="T4">Inquiry witness</text:span></text:p>
          </draw:text-box>
        </draw:frame>
        <draw:frame draw:style-name="gr3" draw:text-style-name="P4" draw:layer="layout" svg:width="0.563cm" svg:height="0.628cm" svg:x="2.2cm" svg:y="16.771cm">
          <draw:text-box>
            <text:p text:style-name="P1"><text:span text:style-name="T3">U</text:span></text:p>
          </draw:text-box>
        </draw:frame>
        <draw:frame draw:style-name="gr1" draw:text-style-name="P2" draw:layer="layout" svg:width="2.923cm" svg:height="0.475cm" svg:x="2.2cm" svg:y="17.663cm">
          <draw:text-box>
            <text:p text:style-name="P1"><text:span text:style-name="T4">Ullman, Harlan </text:span></text:p>
          </draw:text-box>
        </draw:frame>
        <draw:frame draw:style-name="gr1" draw:text-style-name="P2" draw:layer="layout" svg:width="8.642cm" svg:height="0.475cm" svg:x="7.8cm" svg:y="17.663cm">
          <draw:text-box>
            <text:p text:style-name="P1"><text:span text:style-name="T4">Senior Advisor, Atlantic Council in Washington</text:span></text:p>
          </draw:text-box>
        </draw:frame>
        <draw:frame draw:style-name="gr3" draw:text-style-name="P4" draw:layer="layout" svg:width="0.563cm" svg:height="0.628cm" svg:x="2.2cm" svg:y="18.691cm">
          <draw:text-box>
            <text:p text:style-name="P1"><text:span text:style-name="T3">V</text:span></text:p>
          </draw:text-box>
        </draw:frame>
        <draw:frame draw:style-name="gr1" draw:text-style-name="P2" draw:layer="layout" svg:width="2.804cm" svg:height="0.475cm" svg:x="2.2cm" svg:y="19.583cm">
          <draw:text-box>
            <text:p text:style-name="P1"><text:span text:style-name="T4">Vajpayee, Atal </text:span></text:p>
          </draw:text-box>
        </draw:frame>
        <draw:frame draw:style-name="gr1" draw:text-style-name="P2" draw:layer="layout" svg:width="6.496cm" svg:height="0.475cm" svg:x="7.8cm" svg:y="19.583cm">
          <draw:text-box>
            <text:p text:style-name="P1"><text:span text:style-name="T4">Prime Minister of India, 1998-2004</text:span></text:p>
          </draw:text-box>
        </draw:frame>
        <draw:frame draw:style-name="gr1" draw:text-style-name="P2" draw:layer="layout" svg:width="4.032cm" svg:height="0.475cm" svg:x="2.2cm" svg:y="20.247cm">
          <draw:text-box>
            <text:p text:style-name="P1"><text:span text:style-name="T4">Valdés, Juan Gabriel </text:span></text:p>
          </draw:text-box>
        </draw:frame>
        <draw:frame draw:style-name="gr1" draw:text-style-name="P2" draw:layer="layout" svg:width="10.801cm" svg:height="0.475cm" svg:x="7.8cm" svg:y="20.247cm">
          <draw:text-box>
            <text:p text:style-name="P1"><text:span text:style-name="T4">Chilean Permanent Representative to the UN, 2000-2003</text:span></text:p>
          </draw:text-box>
        </draw:frame>
        <draw:frame draw:style-name="gr1" draw:text-style-name="P2" draw:layer="layout" svg:width="3.651cm" svg:height="0.475cm" svg:x="2.2cm" svg:y="20.912cm">
          <draw:text-box>
            <text:p text:style-name="P1"><text:span text:style-name="T4">Valenzuela, Carlos </text:span></text:p>
          </draw:text-box>
        </draw:frame>
        <draw:frame draw:style-name="gr1" draw:text-style-name="P2" draw:layer="layout" svg:width="8.494cm" svg:height="0.475cm" svg:x="7.8cm" svg:y="20.912cm">
          <draw:text-box>
            <text:p text:style-name="P1"><text:span text:style-name="T4">Head, UN Election Assistance Mission in Iraq</text:span></text:p>
          </draw:text-box>
        </draw:frame>
        <draw:frame draw:style-name="gr1" draw:text-style-name="P2" draw:layer="layout" svg:width="3.664cm" svg:height="0.475cm" svg:x="2.2cm" svg:y="21.576cm">
          <draw:text-box>
            <text:p text:style-name="P1"><text:span text:style-name="T4">van der Stoel, Max </text:span></text:p>
          </draw:text-box>
        </draw:frame>
        <draw:frame draw:style-name="gr1" draw:text-style-name="P2" draw:layer="layout" svg:width="7.766cm" svg:height="0.475cm" svg:x="7.8cm" svg:y="21.576cm">
          <draw:text-box>
            <text:p text:style-name="P1"><text:span text:style-name="T4">UN Special Rapporteur on Human Rights</text:span></text:p>
          </draw:text-box>
        </draw:frame>
        <draw:frame draw:style-name="gr1" draw:text-style-name="P2" draw:layer="layout" svg:width="3.689cm" svg:height="0.475cm" svg:x="2.2cm" svg:y="22.241cm">
          <draw:text-box>
            <text:p text:style-name="P1"><text:span text:style-name="T4">van Walsum, Peter </text:span></text:p>
          </draw:text-box>
        </draw:frame>
        <draw:frame draw:style-name="gr1" draw:text-style-name="P2" draw:layer="layout" svg:width="8.198cm" svg:height="0.475cm" svg:x="7.8cm" svg:y="22.241cm">
          <draw:text-box>
            <text:p text:style-name="P1"><text:span text:style-name="T4">Dutch Permanent Representative to the UN</text:span></text:p>
          </draw:text-box>
        </draw:frame>
        <draw:frame draw:style-name="gr1" draw:text-style-name="P2" draw:layer="layout" svg:width="3.097cm" svg:height="0.475cm" svg:x="2.2cm" svg:y="22.905cm">
          <draw:text-box>
            <text:p text:style-name="P1"><text:span text:style-name="T4">Védrine, Hubert </text:span></text:p>
          </draw:text-box>
        </draw:frame>
        <draw:frame draw:style-name="gr1" draw:text-style-name="P2" draw:layer="layout" svg:width="6.729cm" svg:height="0.475cm" svg:x="7.8cm" svg:y="22.905cm">
          <draw:text-box>
            <text:p text:style-name="P1"><text:span text:style-name="T4">French Foreign Minister, 1997-2002</text:span></text:p>
          </draw:text-box>
        </draw:frame>
        <draw:frame draw:style-name="gr1" draw:text-style-name="P2" draw:layer="layout" svg:width="2.999cm" svg:height="0.475cm" svg:x="2.2cm" svg:y="23.57cm">
          <draw:text-box>
            <text:p text:style-name="P1"><text:span text:style-name="T4">Venables, Mike </text:span></text:p>
          </draw:text-box>
        </draw:frame>
        <draw:frame draw:style-name="gr1" draw:text-style-name="P2" draw:layer="layout" svg:width="5.912cm" svg:height="0.475cm" svg:x="7.8cm" svg:y="23.57cm">
          <draw:text-box>
            <text:p text:style-name="P1"><text:span text:style-name="T4"><text:s/></text:span><text:span text:style-name="T4">Head, Defence Inquests Unit, <text:s/></text:span></text:p>
          </draw:text-box>
        </draw:frame>
        <draw:frame draw:style-name="gr1" draw:text-style-name="P2" draw:layer="layout" svg:width="6.051cm" svg:height="0.475cm" svg:x="7.8cm" svg:y="24.134cm">
          <draw:text-box>
            <text:p text:style-name="P1"><text:span text:style-name="T4">September 2009-February 2012</text:span></text:p>
          </draw:text-box>
        </draw:frame>
        <draw:frame draw:style-name="gr1" draw:text-style-name="P2" draw:layer="layout" svg:width="4.384cm" svg:height="0.475cm" svg:x="2.2cm" svg:y="24.798cm">
          <draw:text-box>
            <text:p text:style-name="P1"><text:span text:style-name="T4">Vieira de Mello, Sérgio </text:span></text:p>
          </draw:text-box>
        </draw:frame>
        <draw:frame draw:style-name="gr1" draw:text-style-name="P2" draw:layer="layout" svg:width="0.422cm" svg:height="0.475cm" svg:x="7.8cm" svg:y="24.79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7.965cm" svg:height="0.475cm" svg:x="7.8cm" svg:y="24.798cm">
          <draw:text-box>
            <text:p text:style-name="P1"><text:span text:style-name="T4">UN High Commissioner for Human Rights </text:span></text:p>
          </draw:text-box>
        </draw:frame>
        <draw:frame draw:style-name="gr1" draw:text-style-name="P2" draw:layer="layout" svg:width="10.446cm" svg:height="0.475cm" svg:x="7.8cm" svg:y="25.363cm">
          <draw:text-box>
            <text:p text:style-name="P1"><text:span text:style-name="T4">UN Secretary-General’s Special Representative for Iraq</text:span></text:p>
          </draw:text-box>
        </draw:frame>
      </draw:page>
      <draw:page draw:name="page41" draw:style-name="dp1" draw:master-page-name="master-page26">
        <draw:frame draw:style-name="gr4" draw:text-style-name="P5" draw:layer="layout" svg:width="4.506cm" svg:height="0.395cm" svg:x="14.316cm" svg:y="1.138cm">
          <draw:text-box>
            <text:p text:style-name="P1"><text:span text:style-name="T5">Annex 3 <text:s/>| <text:s/>Names and post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13</text:span></text:p>
          </draw:text-box>
        </draw:frame>
        <draw:frame draw:style-name="gr1" draw:text-style-name="P2" draw:layer="layout" svg:width="3.228cm" svg:height="0.475cm" svg:x="2.2cm" svg:y="2.525cm">
          <draw:text-box>
            <text:p text:style-name="P1"><text:span text:style-name="T4">Viggers, Freddie </text:span></text:p>
          </draw:text-box>
        </draw:frame>
        <draw:frame draw:style-name="gr1" draw:text-style-name="P2" draw:layer="layout" svg:width="9.329cm" svg:height="0.475cm" svg:x="7.8cm" svg:y="2.525cm">
          <draw:text-box>
            <text:p text:style-name="P1"><text:span text:style-name="T4"><text:s/></text:span><text:span text:style-name="T4">(Major General) Adjutant General to the Forces, <text:s/></text:span></text:p>
          </draw:text-box>
        </draw:frame>
        <draw:frame draw:style-name="gr1" draw:text-style-name="P2" draw:layer="layout" svg:width="2.157cm" svg:height="0.475cm" svg:x="7.8cm" svg:y="3.09cm">
          <draw:text-box>
            <text:p text:style-name="P1"><text:span text:style-name="T4">2005-2008 </text:span></text:p>
          </draw:text-box>
        </draw:frame>
        <draw:frame draw:style-name="gr1" draw:text-style-name="P2" draw:layer="layout" svg:width="8.117cm" svg:height="0.475cm" svg:x="7.8cm" svg:y="3.654cm">
          <draw:text-box>
            <text:p text:style-name="P1"><text:span text:style-name="T4">(Lieutenant General) Senior British Military </text:span></text:p>
          </draw:text-box>
        </draw:frame>
        <draw:frame draw:style-name="gr1" draw:text-style-name="P2" draw:layer="layout" svg:width="10.577cm" svg:height="0.475cm" svg:x="7.8cm" svg:y="4.218cm">
          <draw:text-box>
            <text:p text:style-name="P1"><text:span text:style-name="T4">Representative – Iraq and Deputy Commander CJTF-7, </text:span></text:p>
          </draw:text-box>
        </draw:frame>
        <draw:frame draw:style-name="gr1" draw:text-style-name="P2" draw:layer="layout" svg:width="5.273cm" svg:height="0.475cm" svg:x="7.8cm" svg:y="4.783cm">
          <draw:text-box>
            <text:p text:style-name="P1"><text:span text:style-name="T4">May 2003-September 2003 </text:span></text:p>
          </draw:text-box>
        </draw:frame>
        <draw:frame draw:style-name="gr1" draw:text-style-name="P2" draw:layer="layout" svg:width="2.809cm" svg:height="0.475cm" svg:x="7.8cm" svg:y="5.347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288cm" svg:height="0.475cm" svg:x="2.2cm" svg:y="6.012cm">
          <draw:text-box>
            <text:p text:style-name="P1"><text:span text:style-name="T4">Volker, Kurt </text:span></text:p>
          </draw:text-box>
        </draw:frame>
        <draw:frame draw:style-name="gr1" draw:text-style-name="P2" draw:layer="layout" svg:width="5.45cm" svg:height="0.475cm" svg:x="7.8cm" svg:y="6.012cm">
          <draw:text-box>
            <text:p text:style-name="P1"><text:span text:style-name="T4">US National Security Council</text:span></text:p>
          </draw:text-box>
        </draw:frame>
        <draw:frame draw:style-name="gr3" draw:text-style-name="P4" draw:layer="layout" svg:width="0.563cm" svg:height="0.628cm" svg:x="2.2cm" svg:y="7.04cm">
          <draw:text-box>
            <text:p text:style-name="P1"><text:span text:style-name="T3">W</text:span></text:p>
          </draw:text-box>
        </draw:frame>
        <draw:frame draw:style-name="gr1" draw:text-style-name="P2" draw:layer="layout" svg:width="2.648cm" svg:height="0.475cm" svg:x="2.2cm" svg:y="7.932cm">
          <draw:text-box>
            <text:p text:style-name="P1"><text:span text:style-name="T4">Wahid, Karim </text:span></text:p>
          </draw:text-box>
        </draw:frame>
        <draw:frame draw:style-name="gr1" draw:text-style-name="P2" draw:layer="layout" svg:width="4.832cm" svg:height="0.475cm" svg:x="7.8cm" svg:y="7.932cm">
          <draw:text-box>
            <text:p text:style-name="P1"><text:span text:style-name="T4">Iraqi Minister of Electricity</text:span></text:p>
          </draw:text-box>
        </draw:frame>
        <draw:frame draw:style-name="gr1" draw:text-style-name="P2" draw:layer="layout" svg:width="2.741cm" svg:height="0.475cm" svg:x="2.2cm" svg:y="8.596cm">
          <draw:text-box>
            <text:p text:style-name="P1"><text:span text:style-name="T4">Wail, Shirman </text:span></text:p>
          </draw:text-box>
        </draw:frame>
        <draw:frame draw:style-name="gr1" draw:text-style-name="P2" draw:layer="layout" svg:width="5.755cm" svg:height="0.475cm" svg:x="7.8cm" svg:y="8.596cm">
          <draw:text-box>
            <text:p text:style-name="P1"><text:span text:style-name="T4">Iraqi National Security Minister</text:span></text:p>
          </draw:text-box>
        </draw:frame>
        <draw:frame draw:style-name="gr1" draw:text-style-name="P2" draw:layer="layout" svg:width="3.588cm" svg:height="0.475cm" svg:x="2.2cm" svg:y="9.261cm">
          <draw:text-box>
            <text:p text:style-name="P1"><text:span text:style-name="T4">Wa’ili, Mohammed </text:span></text:p>
          </draw:text-box>
        </draw:frame>
        <draw:frame draw:style-name="gr1" draw:text-style-name="P2" draw:layer="layout" svg:width="3.473cm" svg:height="0.475cm" svg:x="7.8cm" svg:y="9.261cm">
          <draw:text-box>
            <text:p text:style-name="P1"><text:span text:style-name="T4">Governor of Basra</text:span></text:p>
          </draw:text-box>
        </draw:frame>
        <draw:frame draw:style-name="gr1" draw:text-style-name="P2" draw:layer="layout" svg:width="3.046cm" svg:height="0.475cm" svg:x="2.2cm" svg:y="9.925cm">
          <draw:text-box>
            <text:p text:style-name="P1"><text:span text:style-name="T4">Walker, Andrew </text:span></text:p>
          </draw:text-box>
        </draw:frame>
        <draw:frame draw:style-name="gr1" draw:text-style-name="P2" draw:layer="layout" svg:width="9.993cm" svg:height="0.475cm" svg:x="7.8cm" svg:y="9.925cm">
          <draw:text-box>
            <text:p text:style-name="P1"><text:span text:style-name="T4">Assistant Deputy Coroner for Oxfordshire, June 2006</text:span></text:p>
          </draw:text-box>
        </draw:frame>
        <draw:frame draw:style-name="gr1" draw:text-style-name="P2" draw:layer="layout" svg:width="3.092cm" svg:height="0.475cm" svg:x="2.2cm" svg:y="10.59cm">
          <draw:text-box>
            <text:p text:style-name="P1"><text:span text:style-name="T4">Walker, Michael </text:span></text:p>
          </draw:text-box>
        </draw:frame>
        <draw:frame draw:style-name="gr1" draw:text-style-name="P2" draw:layer="layout" svg:width="7.813cm" svg:height="0.475cm" svg:x="7.8cm" svg:y="10.59cm">
          <draw:text-box>
            <text:p text:style-name="P1"><text:span text:style-name="T4"><text:s/></text:span><text:span text:style-name="T4">(General Sir) Chief of the General Staff, <text:s/></text:span></text:p>
          </draw:text-box>
        </draw:frame>
        <draw:frame draw:style-name="gr1" draw:text-style-name="P2" draw:layer="layout" svg:width="4.938cm" svg:height="0.475cm" svg:x="7.8cm" svg:y="11.154cm">
          <draw:text-box>
            <text:p text:style-name="P1"><text:span text:style-name="T4">April 2000-February 2003 </text:span></text:p>
          </draw:text-box>
        </draw:frame>
        <draw:frame draw:style-name="gr1" draw:text-style-name="P2" draw:layer="layout" svg:width="9.142cm" svg:height="0.475cm" svg:x="7.8cm" svg:y="11.718cm">
          <draw:text-box>
            <text:p text:style-name="P1"><text:span text:style-name="T4">Chief of the Defence Staff, May 2003-April 2006 </text:span></text:p>
          </draw:text-box>
        </draw:frame>
        <draw:frame draw:style-name="gr1" draw:text-style-name="P2" draw:layer="layout" svg:width="8.189cm" svg:height="0.475cm" svg:x="7.8cm" svg:y="12.283cm">
          <draw:text-box>
            <text:p text:style-name="P1"><text:span text:style-name="T4">(Lord Walker of Aldringham) Inquiry witness</text:span></text:p>
          </draw:text-box>
        </draw:frame>
        <draw:frame draw:style-name="gr1" draw:text-style-name="P2" draw:layer="layout" svg:width="2.178cm" svg:height="0.475cm" svg:x="2.2cm" svg:y="12.947cm">
          <draw:text-box>
            <text:p text:style-name="P1"><text:span text:style-name="T4">Wall, Peter </text:span></text:p>
          </draw:text-box>
        </draw:frame>
        <draw:frame draw:style-name="gr1" draw:text-style-name="P2" draw:layer="layout" svg:width="10.98cm" svg:height="0.475cm" svg:x="7.8cm" svg:y="12.947cm">
          <draw:text-box>
            <text:p text:style-name="P1"><text:span text:style-name="T4"><text:s/></text:span><text:span text:style-name="T4">Chief of Staff to the UK National Contingent Commander, </text:span></text:p>
          </draw:text-box>
        </draw:frame>
        <draw:frame draw:style-name="gr1" draw:text-style-name="P2" draw:layer="layout" svg:width="2.699cm" svg:height="0.475cm" svg:x="7.8cm" svg:y="13.512cm">
          <draw:text-box>
            <text:p text:style-name="P1"><text:span text:style-name="T4">January 2003 </text:span></text:p>
          </draw:text-box>
        </draw:frame>
        <draw:frame draw:style-name="gr1" draw:text-style-name="P2" draw:layer="layout" svg:width="7.906cm" svg:height="0.475cm" svg:x="7.8cm" svg:y="14.076cm">
          <draw:text-box>
            <text:p text:style-name="P1"><text:span text:style-name="T4">General Officer Commanding 1 (UK) Div, <text:s/></text:span></text:p>
          </draw:text-box>
        </draw:frame>
        <draw:frame draw:style-name="gr1" draw:text-style-name="P2" draw:layer="layout" svg:width="4.705cm" svg:height="0.475cm" svg:x="7.8cm" svg:y="14.641cm">
          <draw:text-box>
            <text:p text:style-name="P1"><text:span text:style-name="T4">May 2003-January 2005 </text:span></text:p>
          </draw:text-box>
        </draw:frame>
        <draw:frame draw:style-name="gr1" draw:text-style-name="P2" draw:layer="layout" svg:width="9.468cm" svg:height="0.475cm" svg:x="7.8cm" svg:y="15.205cm">
          <draw:text-box>
            <text:p text:style-name="P1"><text:span text:style-name="T4">(Major General) Deputy Chief of Joint Operations, </text:span></text:p>
          </draw:text-box>
        </draw:frame>
        <draw:frame draw:style-name="gr1" draw:text-style-name="P2" draw:layer="layout" svg:width="2.157cm" svg:height="0.475cm" svg:x="7.8cm" svg:y="15.77cm">
          <draw:text-box>
            <text:p text:style-name="P1"><text:span text:style-name="T4">2005-2007 </text:span></text:p>
          </draw:text-box>
        </draw:frame>
        <draw:frame draw:style-name="gr1" draw:text-style-name="P2" draw:layer="layout" svg:width="9.756cm" svg:height="0.475cm" svg:x="7.8cm" svg:y="16.334cm">
          <draw:text-box>
            <text:p text:style-name="P1"><text:span text:style-name="T4">(Lieutenant General) Deputy Chief of Defence Staff </text:span></text:p>
          </draw:text-box>
        </draw:frame>
        <draw:frame draw:style-name="gr1" draw:text-style-name="P2" draw:layer="layout" svg:width="7.575cm" svg:height="0.475cm" svg:x="7.8cm" svg:y="16.898cm">
          <draw:text-box>
            <text:p text:style-name="P1"><text:span text:style-name="T4">(Commitments), August 2007-July 2009 </text:span></text:p>
          </draw:text-box>
        </draw:frame>
        <draw:frame draw:style-name="gr1" draw:text-style-name="P2" draw:layer="layout" svg:width="9.036cm" svg:height="0.475cm" svg:x="7.8cm" svg:y="17.463cm">
          <draw:text-box>
            <text:p text:style-name="P1"><text:span text:style-name="T4">(General Sir) Commander in Chief Land Forces </text:span></text:p>
          </draw:text-box>
        </draw:frame>
        <draw:frame draw:style-name="gr1" draw:text-style-name="P2" draw:layer="layout" svg:width="2.809cm" svg:height="0.475cm" svg:x="7.8cm" svg:y="18.027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749cm" svg:height="0.475cm" svg:x="2.2cm" svg:y="18.692cm">
          <draw:text-box>
            <text:p text:style-name="P1"><text:span text:style-name="T4">Wall, Stephen </text:span></text:p>
          </draw:text-box>
        </draw:frame>
        <draw:frame draw:style-name="gr1" draw:text-style-name="P2" draw:layer="layout" svg:width="10.455cm" svg:height="0.475cm" svg:x="7.8cm" svg:y="18.692cm">
          <draw:text-box>
            <text:p text:style-name="P1"><text:span text:style-name="T4"><text:s/></text:span><text:span text:style-name="T4">(Sir) Adviser on European Issues to the Prime Minister </text:span></text:p>
          </draw:text-box>
        </draw:frame>
        <draw:frame draw:style-name="gr1" draw:text-style-name="P2" draw:layer="layout" svg:width="10.209cm" svg:height="0.475cm" svg:x="7.8cm" svg:y="19.256cm">
          <draw:text-box>
            <text:p text:style-name="P1"><text:span text:style-name="T4">and Head of the Cabinet Office European Secretariat, </text:span></text:p>
          </draw:text-box>
        </draw:frame>
        <draw:frame draw:style-name="gr1" draw:text-style-name="P2" draw:layer="layout" svg:width="2.157cm" svg:height="0.475cm" svg:x="7.8cm" svg:y="19.821cm">
          <draw:text-box>
            <text:p text:style-name="P1"><text:span text:style-name="T4">2000-2004 </text:span></text:p>
          </draw:text-box>
        </draw:frame>
        <draw:frame draw:style-name="gr1" draw:text-style-name="P2" draw:layer="layout" svg:width="2.809cm" svg:height="0.475cm" svg:x="7.8cm" svg:y="20.385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3.207cm" svg:height="0.475cm" svg:x="2.2cm" svg:y="21.05cm">
          <draw:text-box>
            <text:p text:style-name="P1"><text:span text:style-name="T4">Wallace, William </text:span></text:p>
          </draw:text-box>
        </draw:frame>
        <draw:frame draw:style-name="gr1" draw:text-style-name="P2" draw:layer="layout" svg:width="8.71cm" svg:height="0.475cm" svg:x="7.8cm" svg:y="21.05cm">
          <draw:text-box>
            <text:p text:style-name="P1"><text:span text:style-name="T4">(Lieutenant General) Commander US V Corps</text:span></text:p>
          </draw:text-box>
        </draw:frame>
        <draw:frame draw:style-name="gr1" draw:text-style-name="P2" draw:layer="layout" svg:width="3.414cm" svg:height="0.475cm" svg:x="2.2cm" svg:y="21.714cm">
          <draw:text-box>
            <text:p text:style-name="P1"><text:span text:style-name="T4">Walmsley, Robert </text:span></text:p>
          </draw:text-box>
        </draw:frame>
        <draw:frame draw:style-name="gr1" draw:text-style-name="P2" draw:layer="layout" svg:width="9.57cm" svg:height="0.475cm" svg:x="7.8cm" svg:y="21.714cm">
          <draw:text-box>
            <text:p text:style-name="P1"><text:span text:style-name="T4"><text:s/></text:span><text:span text:style-name="T4">(Vice Admiral, Sir) Chief of Defence Procurement, </text:span></text:p>
          </draw:text-box>
        </draw:frame>
        <draw:frame draw:style-name="gr1" draw:text-style-name="P2" draw:layer="layout" svg:width="2.038cm" svg:height="0.475cm" svg:x="7.8cm" svg:y="22.278cm">
          <draw:text-box>
            <text:p text:style-name="P1"><text:span text:style-name="T4">1996-2003</text:span></text:p>
          </draw:text-box>
        </draw:frame>
        <draw:frame draw:style-name="gr1" draw:text-style-name="P2" draw:layer="layout" svg:width="3.177cm" svg:height="0.475cm" svg:x="2.2cm" svg:y="22.943cm">
          <draw:text-box>
            <text:p text:style-name="P1"><text:span text:style-name="T4">Wang, Guangya </text:span></text:p>
          </draw:text-box>
        </draw:frame>
        <draw:frame draw:style-name="gr1" draw:text-style-name="P2" draw:layer="layout" svg:width="5.654cm" svg:height="0.475cm" svg:x="7.8cm" svg:y="22.943cm">
          <draw:text-box>
            <text:p text:style-name="P1"><text:span text:style-name="T4">Chinese Vice Foreign Minister</text:span></text:p>
          </draw:text-box>
        </draw:frame>
        <draw:frame draw:style-name="gr1" draw:text-style-name="P2" draw:layer="layout" svg:width="2.868cm" svg:height="0.475cm" svg:x="2.2cm" svg:y="23.607cm">
          <draw:text-box>
            <text:p text:style-name="P1"><text:span text:style-name="T4">Wang, Yingfan </text:span></text:p>
          </draw:text-box>
        </draw:frame>
        <draw:frame draw:style-name="gr1" draw:text-style-name="P2" draw:layer="layout" svg:width="8.646cm" svg:height="0.475cm" svg:x="7.8cm" svg:y="23.607cm">
          <draw:text-box>
            <text:p text:style-name="P1"><text:span text:style-name="T4">Chinese Permanent Representative to the UN</text:span></text:p>
          </draw:text-box>
        </draw:frame>
        <draw:frame draw:style-name="gr1" draw:text-style-name="P2" draw:layer="layout" svg:width="2.982cm" svg:height="0.475cm" svg:x="2.2cm" svg:y="24.272cm">
          <draw:text-box>
            <text:p text:style-name="P1"><text:span text:style-name="T4">Wardell, Susan </text:span></text:p>
          </draw:text-box>
        </draw:frame>
        <draw:frame draw:style-name="gr1" draw:text-style-name="P2" draw:layer="layout" svg:width="6.416cm" svg:height="0.475cm" svg:x="7.8cm" svg:y="24.272cm">
          <draw:text-box>
            <text:p text:style-name="P1"><text:span text:style-name="T4">DFID Director General Operations</text:span></text:p>
          </draw:text-box>
        </draw:frame>
        <draw:frame draw:style-name="gr1" draw:text-style-name="P2" draw:layer="layout" svg:width="3.38cm" svg:height="0.475cm" svg:x="2.2cm" svg:y="24.936cm">
          <draw:text-box>
            <text:p text:style-name="P1"><text:span text:style-name="T4">Wareing, Michael </text:span></text:p>
          </draw:text-box>
        </draw:frame>
        <draw:frame draw:style-name="gr1" draw:text-style-name="P2" draw:layer="layout" svg:width="2.644cm" svg:height="0.475cm" svg:x="7.8cm" svg:y="24.936cm">
          <draw:text-box>
            <text:p text:style-name="P1"><text:span text:style-name="T4"><text:s/></text:span><text:span text:style-name="T4">CEO, KPMG </text:span></text:p>
          </draw:text-box>
        </draw:frame>
        <draw:frame draw:style-name="gr1" draw:text-style-name="P2" draw:layer="layout" svg:width="2.809cm" svg:height="0.475cm" svg:x="7.8cm" svg:y="25.501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627cm" svg:height="0.475cm" svg:x="2.2cm" svg:y="26.165cm">
          <draw:text-box>
            <text:p text:style-name="P1"><text:span text:style-name="T4">Warner, John </text:span></text:p>
          </draw:text-box>
        </draw:frame>
        <draw:frame draw:style-name="gr1" draw:text-style-name="P2" draw:layer="layout" svg:width="9.718cm" svg:height="0.475cm" svg:x="7.8cm" svg:y="26.165cm">
          <draw:text-box>
            <text:p text:style-name="P1"><text:span text:style-name="T4">(Senator) Chair, Senate Armed Services Committee</text:span></text:p>
          </draw:text-box>
        </draw:frame>
      </draw:page>
      <draw:page draw:name="page4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14</text:span></text:p>
          </draw:text-box>
        </draw:frame>
        <draw:frame draw:style-name="gr1" draw:text-style-name="P2" draw:layer="layout" svg:width="2.813cm" svg:height="0.475cm" svg:x="2.2cm" svg:y="2.525cm">
          <draw:text-box>
            <text:p text:style-name="P1"><text:span text:style-name="T4">Warren, David </text:span></text:p>
          </draw:text-box>
        </draw:frame>
        <draw:frame draw:style-name="gr1" draw:text-style-name="P2" draw:layer="layout" svg:width="10.027cm" svg:height="0.475cm" svg:x="7.8cm" svg:y="2.525cm">
          <draw:text-box>
            <text:p text:style-name="P1"><text:span text:style-name="T4"><text:s/></text:span><text:span text:style-name="T4">Director, UK Trade and Industry, International Group </text:span></text:p>
          </draw:text-box>
        </draw:frame>
        <draw:frame draw:style-name="gr1" draw:text-style-name="P2" draw:layer="layout" svg:width="6.128cm" svg:height="0.475cm" svg:x="7.8cm" svg:y="3.09cm">
          <draw:text-box>
            <text:p text:style-name="P1"><text:span text:style-name="T4">FCO Director Human Resources</text:span></text:p>
          </draw:text-box>
        </draw:frame>
        <draw:frame draw:style-name="gr1" draw:text-style-name="P2" draw:layer="layout" svg:width="2.864cm" svg:height="0.475cm" svg:x="2.2cm" svg:y="3.754cm">
          <draw:text-box>
            <text:p text:style-name="P1"><text:span text:style-name="T4">Watkins, Peter </text:span></text:p>
          </draw:text-box>
        </draw:frame>
        <draw:frame draw:style-name="gr1" draw:text-style-name="P2" draw:layer="layout" svg:width="10.146cm" svg:height="0.475cm" svg:x="7.8cm" svg:y="3.754cm">
          <draw:text-box>
            <text:p text:style-name="P1"><text:span text:style-name="T4"><text:s/></text:span><text:span text:style-name="T4">Principal Private Secretary to the Defence Secretary, </text:span></text:p>
          </draw:text-box>
        </draw:frame>
        <draw:frame draw:style-name="gr1" draw:text-style-name="P2" draw:layer="layout" svg:width="2.157cm" svg:height="0.475cm" svg:x="7.8cm" svg:y="4.318cm">
          <draw:text-box>
            <text:p text:style-name="P1"><text:span text:style-name="T4">2001-2004 </text:span></text:p>
          </draw:text-box>
        </draw:frame>
        <draw:frame draw:style-name="gr1" draw:text-style-name="P2" draw:layer="layout" svg:width="10.107cm" svg:height="0.475cm" svg:x="7.8cm" svg:y="4.883cm">
          <draw:text-box>
            <text:p text:style-name="P1"><text:span text:style-name="T4">MOD Director General Operational Policy, 2008-2011 </text:span></text:p>
          </draw:text-box>
        </draw:frame>
        <draw:frame draw:style-name="gr1" draw:text-style-name="P2" draw:layer="layout" svg:width="2.809cm" svg:height="0.475cm" svg:x="7.8cm" svg:y="5.447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567cm" svg:height="0.475cm" svg:x="2.2cm" svg:y="6.112cm">
          <draw:text-box>
            <text:p text:style-name="P1"><text:span text:style-name="T4">Watson, Tom </text:span></text:p>
          </draw:text-box>
        </draw:frame>
        <draw:frame draw:style-name="gr1" draw:text-style-name="P2" draw:layer="layout" svg:width="8.876cm" svg:height="0.475cm" svg:x="7.8cm" svg:y="6.112cm">
          <draw:text-box>
            <text:p text:style-name="P1"><text:span text:style-name="T4"><text:s/></text:span><text:span text:style-name="T4">MOD Parliamentary Under Secretary of State, </text:span></text:p>
          </draw:text-box>
        </draw:frame>
        <draw:frame draw:style-name="gr1" draw:text-style-name="P2" draw:layer="layout" svg:width="5.154cm" svg:height="0.475cm" svg:x="7.8cm" svg:y="6.676cm">
          <draw:text-box>
            <text:p text:style-name="P1"><text:span text:style-name="T4">May 2006-September 2006</text:span></text:p>
          </draw:text-box>
        </draw:frame>
        <draw:frame draw:style-name="gr1" draw:text-style-name="P2" draw:layer="layout" svg:width="3.054cm" svg:height="0.475cm" svg:x="2.2cm" svg:y="7.341cm">
          <draw:text-box>
            <text:p text:style-name="P1"><text:span text:style-name="T4">Watt, Redmond </text:span></text:p>
          </draw:text-box>
        </draw:frame>
        <draw:frame draw:style-name="gr1" draw:text-style-name="P2" draw:layer="layout" svg:width="7.622cm" svg:height="0.475cm" svg:x="7.8cm" svg:y="7.341cm">
          <draw:text-box>
            <text:p text:style-name="P1"><text:span text:style-name="T4">(General, Sir) Commander in Chief Land</text:span></text:p>
          </draw:text-box>
        </draw:frame>
        <draw:frame draw:style-name="gr1" draw:text-style-name="P2" draw:layer="layout" svg:width="2.661cm" svg:height="0.475cm" svg:x="2.2cm" svg:y="8.005cm">
          <draw:text-box>
            <text:p text:style-name="P1"><text:span text:style-name="T4">Webb, Simon </text:span></text:p>
          </draw:text-box>
        </draw:frame>
        <draw:frame draw:style-name="gr1" draw:text-style-name="P2" draw:layer="layout" svg:width="10.26cm" svg:height="0.475cm" svg:x="7.8cm" svg:y="8.005cm">
          <draw:text-box>
            <text:p text:style-name="P1"><text:span text:style-name="T4"><text:s/></text:span><text:span text:style-name="T4">MOD Director General Operational Policy, 1999-2001 </text:span></text:p>
          </draw:text-box>
        </draw:frame>
        <draw:frame draw:style-name="gr1" draw:text-style-name="P2" draw:layer="layout" svg:width="2.809cm" svg:height="0.475cm" svg:x="7.8cm" svg:y="8.57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3.465cm" svg:height="0.475cm" svg:x="2.2cm" svg:y="9.234cm">
          <draw:text-box>
            <text:p text:style-name="P1"><text:span text:style-name="T4">Wechsberg, Anna </text:span></text:p>
          </draw:text-box>
        </draw:frame>
        <draw:frame draw:style-name="gr1" draw:text-style-name="P2" draw:layer="layout" svg:width="10.877cm" svg:height="0.475cm" svg:x="7.8cm" svg:y="9.234cm">
          <draw:text-box>
            <text:p text:style-name="P1"><text:span text:style-name="T4">Mr Blair’s Private Secretary for Foreign Affairs, 2000-2003</text:span></text:p>
          </draw:text-box>
        </draw:frame>
        <draw:frame draw:style-name="gr1" draw:text-style-name="P2" draw:layer="layout" svg:width="3.012cm" svg:height="0.475cm" svg:x="2.2cm" svg:y="9.898cm">
          <draw:text-box>
            <text:p text:style-name="P1"><text:span text:style-name="T4">Wehbe, Mikhail </text:span></text:p>
          </draw:text-box>
        </draw:frame>
        <draw:frame draw:style-name="gr1" draw:text-style-name="P2" draw:layer="layout" svg:width="10.564cm" svg:height="0.475cm" svg:x="7.8cm" svg:y="9.898cm">
          <draw:text-box>
            <text:p text:style-name="P1"><text:span text:style-name="T4">Syrian Permanent Representative to the UN, 1996-2003</text:span></text:p>
          </draw:text-box>
        </draw:frame>
        <draw:frame draw:style-name="gr1" draw:text-style-name="P2" draw:layer="layout" svg:width="2.462cm" svg:height="0.475cm" svg:x="2.2cm" svg:y="10.563cm">
          <draw:text-box>
            <text:p text:style-name="P1"><text:span text:style-name="T4">Weller, Marc </text:span></text:p>
          </draw:text-box>
        </draw:frame>
        <draw:frame draw:style-name="gr1" draw:text-style-name="P2" draw:layer="layout" svg:width="8.981cm" svg:height="0.475cm" svg:x="7.8cm" svg:y="10.563cm">
          <draw:text-box>
            <text:p text:style-name="P1"><text:span text:style-name="T4"><text:s/></text:span><text:span text:style-name="T4">(Professor) International Law and International </text:span></text:p>
          </draw:text-box>
        </draw:frame>
        <draw:frame draw:style-name="gr1" draw:text-style-name="P2" draw:layer="layout" svg:width="8.401cm" svg:height="0.475cm" svg:x="7.8cm" svg:y="11.127cm">
          <draw:text-box>
            <text:p text:style-name="P1"><text:span text:style-name="T4">Constitutional Studies, Cambridge University</text:span></text:p>
          </draw:text-box>
        </draw:frame>
        <draw:frame draw:style-name="gr1" draw:text-style-name="P2" draw:layer="layout" svg:width="3.605cm" svg:height="0.475cm" svg:x="2.2cm" svg:y="11.792cm">
          <draw:text-box>
            <text:p text:style-name="P1"><text:span text:style-name="T4">Westmacott, Peter </text:span></text:p>
          </draw:text-box>
        </draw:frame>
        <draw:frame draw:style-name="gr1" draw:text-style-name="P2" draw:layer="layout" svg:width="0.422cm" svg:height="0.475cm" svg:x="7.8cm" svg:y="11.79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678cm" svg:height="0.475cm" svg:x="7.8cm" svg:y="11.792cm">
          <draw:text-box>
            <text:p text:style-name="P1"><text:span text:style-name="T4">FCO Deputy Under Secretary (Wider World), 2000-2001 </text:span></text:p>
          </draw:text-box>
        </draw:frame>
        <draw:frame draw:style-name="gr1" draw:text-style-name="P2" draw:layer="layout" svg:width="7.757cm" svg:height="0.475cm" svg:x="7.8cm" svg:y="12.356cm">
          <draw:text-box>
            <text:p text:style-name="P1"><text:span text:style-name="T4">British Ambassador to Turkey, 2002-2006</text:span></text:p>
          </draw:text-box>
        </draw:frame>
        <draw:frame draw:style-name="gr1" draw:text-style-name="P2" draw:layer="layout" svg:width="2.711cm" svg:height="0.475cm" svg:x="2.2cm" svg:y="13.021cm">
          <draw:text-box>
            <text:p text:style-name="P1"><text:span text:style-name="T4">Weston, John </text:span></text:p>
          </draw:text-box>
        </draw:frame>
        <draw:frame draw:style-name="gr1" draw:text-style-name="P2" draw:layer="layout" svg:width="10.865cm" svg:height="0.475cm" svg:x="7.8cm" svg:y="13.021cm">
          <draw:text-box>
            <text:p text:style-name="P1"><text:span text:style-name="T4">(Sir) UK Permanent Representative to the UN, 1995-1998</text:span></text:p>
          </draw:text-box>
        </draw:frame>
        <draw:frame draw:style-name="gr1" draw:text-style-name="P2" draw:layer="layout" svg:width="3.135cm" svg:height="0.475cm" svg:x="2.2cm" svg:y="13.685cm">
          <draw:text-box>
            <text:p text:style-name="P1"><text:span text:style-name="T4">Wheeler, Fraser </text:span></text:p>
          </draw:text-box>
        </draw:frame>
        <draw:frame draw:style-name="gr1" draw:text-style-name="P2" draw:layer="layout" svg:width="9.112cm" svg:height="0.475cm" svg:x="7.8cm" svg:y="13.685cm">
          <draw:text-box>
            <text:p text:style-name="P1"><text:span text:style-name="T4">Deputy British Consul General in Basra province</text:span></text:p>
          </draw:text-box>
        </draw:frame>
        <draw:frame draw:style-name="gr1" draw:text-style-name="P2" draw:layer="layout" svg:width="3.025cm" svg:height="0.475cm" svg:x="2.2cm" svg:y="14.35cm">
          <draw:text-box>
            <text:p text:style-name="P1"><text:span text:style-name="T4">Wheldon, Juliet </text:span></text:p>
          </draw:text-box>
        </draw:frame>
        <draw:frame draw:style-name="gr1" draw:text-style-name="P2" draw:layer="layout" svg:width="5.531cm" svg:height="0.475cm" svg:x="7.8cm" svg:y="14.35cm">
          <draw:text-box>
            <text:p text:style-name="P1"><text:span text:style-name="T4">Treasury Solicitor, 2000-2006</text:span></text:p>
          </draw:text-box>
        </draw:frame>
        <draw:frame draw:style-name="gr1" draw:text-style-name="P2" draw:layer="layout" svg:width="3.029cm" svg:height="0.475cm" svg:x="2.2cm" svg:y="15.014cm">
          <draw:text-box>
            <text:p text:style-name="P1"><text:span text:style-name="T4">White, Stephen </text:span></text:p>
          </draw:text-box>
        </draw:frame>
        <draw:frame draw:style-name="gr1" draw:text-style-name="P2" draw:layer="layout" svg:width="10.84cm" svg:height="0.475cm" svg:x="7.8cm" svg:y="15.014cm">
          <draw:text-box>
            <text:p text:style-name="P1"><text:span text:style-name="T4"><text:s/></text:span><text:span text:style-name="T4">(Deputy Chief Constable) Director of Law and Order and </text:span></text:p>
          </draw:text-box>
        </draw:frame>
        <draw:frame draw:style-name="gr1" draw:text-style-name="P2" draw:layer="layout" svg:width="7.19cm" svg:height="0.475cm" svg:x="7.8cm" svg:y="15.578cm">
          <draw:text-box>
            <text:p text:style-name="P1"><text:span text:style-name="T4">Senior Police Adviser to CPA(South), <text:s/></text:span></text:p>
          </draw:text-box>
        </draw:frame>
        <draw:frame draw:style-name="gr1" draw:text-style-name="P2" draw:layer="layout" svg:width="4.659cm" svg:height="0.475cm" svg:x="7.8cm" svg:y="16.143cm">
          <draw:text-box>
            <text:p text:style-name="P1"><text:span text:style-name="T4">July 2003-January 2004 </text:span></text:p>
          </draw:text-box>
        </draw:frame>
        <draw:frame draw:style-name="gr1" draw:text-style-name="P2" draw:layer="layout" svg:width="8.071cm" svg:height="0.475cm" svg:x="7.8cm" svg:y="16.707cm">
          <draw:text-box>
            <text:p text:style-name="P1"><text:span text:style-name="T4">(Assistant Chief Constable) Inquiry witness</text:span></text:p>
          </draw:text-box>
        </draw:frame>
        <draw:frame draw:style-name="gr1" draw:text-style-name="P2" draw:layer="layout" svg:width="4.511cm" svg:height="0.475cm" svg:x="2.2cm" svg:y="17.372cm">
          <draw:text-box>
            <text:p text:style-name="P1"><text:span text:style-name="T4">White-Spunner, Barney </text:span></text:p>
          </draw:text-box>
        </draw:frame>
        <draw:frame draw:style-name="gr1" draw:text-style-name="P2" draw:layer="layout" svg:width="0.422cm" svg:height="0.475cm" svg:x="7.8cm" svg:y="17.37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9.751cm" svg:height="0.475cm" svg:x="7.8cm" svg:y="17.372cm">
          <draw:text-box>
            <text:p text:style-name="P1"><text:span text:style-name="T4">(Major General) General Officer Commanding Multi-</text:span></text:p>
          </draw:text-box>
        </draw:frame>
        <draw:frame draw:style-name="gr1" draw:text-style-name="P2" draw:layer="layout" svg:width="6.018cm" svg:height="0.475cm" svg:x="7.8cm" svg:y="17.936cm">
          <draw:text-box>
            <text:p text:style-name="P1"><text:span text:style-name="T4">National Division (South-East), <text:s/></text:span></text:p>
          </draw:text-box>
        </draw:frame>
        <draw:frame draw:style-name="gr1" draw:text-style-name="P2" draw:layer="layout" svg:width="5.416cm" svg:height="0.475cm" svg:x="7.8cm" svg:y="18.501cm">
          <draw:text-box>
            <text:p text:style-name="P1"><text:span text:style-name="T4">February 2008-August 2008 </text:span></text:p>
          </draw:text-box>
        </draw:frame>
        <draw:frame draw:style-name="gr1" draw:text-style-name="P2" draw:layer="layout" svg:width="2.809cm" svg:height="0.475cm" svg:x="7.8cm" svg:y="19.065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796cm" svg:height="0.475cm" svg:x="2.2cm" svg:y="19.73cm">
          <draw:text-box>
            <text:p text:style-name="P1"><text:span text:style-name="T4">Whitley, Albert </text:span></text:p>
          </draw:text-box>
        </draw:frame>
        <draw:frame draw:style-name="gr1" draw:text-style-name="P2" draw:layer="layout" svg:width="9.726cm" svg:height="0.475cm" svg:x="7.8cm" svg:y="19.73cm">
          <draw:text-box>
            <text:p text:style-name="P1"><text:span text:style-name="T4"><text:s/></text:span><text:span text:style-name="T4">(Brigadier) Senior British Land Adviser and Deputy </text:span></text:p>
          </draw:text-box>
        </draw:frame>
        <draw:frame draw:style-name="gr1" draw:text-style-name="P2" draw:layer="layout" svg:width="7.453cm" svg:height="0.475cm" svg:x="7.8cm" svg:y="20.294cm">
          <draw:text-box>
            <text:p text:style-name="P1"><text:span text:style-name="T4">Commanding General (Post Hostilities) </text:span></text:p>
          </draw:text-box>
        </draw:frame>
        <draw:frame draw:style-name="gr1" draw:text-style-name="P2" draw:layer="layout" svg:width="5.895cm" svg:height="0.475cm" svg:x="7.8cm" svg:y="20.858cm">
          <draw:text-box>
            <text:p text:style-name="P1"><text:span text:style-name="T4">(Major General) Inquiry witness</text:span></text:p>
          </draw:text-box>
        </draw:frame>
        <draw:frame draw:style-name="gr1" draw:text-style-name="P2" draw:layer="layout" svg:width="3.058cm" svg:height="0.475cm" svg:x="2.2cm" svg:y="21.523cm">
          <draw:text-box>
            <text:p text:style-name="P1"><text:span text:style-name="T4">Wicks, Malcolm </text:span></text:p>
          </draw:text-box>
        </draw:frame>
        <draw:frame draw:style-name="gr1" draw:text-style-name="P2" draw:layer="layout" svg:width="9.595cm" svg:height="0.475cm" svg:x="7.8cm" svg:y="21.523cm">
          <draw:text-box>
            <text:p text:style-name="P1"><text:span text:style-name="T4">DTI Minister for Energy, May 2005-November 2006</text:span></text:p>
          </draw:text-box>
        </draw:frame>
        <draw:frame draw:style-name="gr1" draw:text-style-name="P2" draw:layer="layout" svg:width="3.185cm" svg:height="0.475cm" svg:x="2.2cm" svg:y="22.187cm">
          <draw:text-box>
            <text:p text:style-name="P1"><text:span text:style-name="T4">Wilkinson, Peter </text:span></text:p>
          </draw:text-box>
        </draw:frame>
        <draw:frame draw:style-name="gr1" draw:text-style-name="P2" draw:layer="layout" svg:width="9.312cm" svg:height="0.475cm" svg:x="7.8cm" svg:y="22.187cm">
          <draw:text-box>
            <text:p text:style-name="P1"><text:span text:style-name="T4"><text:s/></text:span><text:span text:style-name="T4">(Vice Admiral) Deputy Chief of the Defence Staff </text:span></text:p>
          </draw:text-box>
        </draw:frame>
        <draw:frame draw:style-name="gr1" draw:text-style-name="P2" draw:layer="layout" svg:width="4.587cm" svg:height="0.475cm" svg:x="7.8cm" svg:y="22.752cm">
          <draw:text-box>
            <text:p text:style-name="P1"><text:span text:style-name="T4">(Personnel), 2007-2009 </text:span></text:p>
          </draw:text-box>
        </draw:frame>
        <draw:frame draw:style-name="gr1" draw:text-style-name="P2" draw:layer="layout" svg:width="2.809cm" svg:height="0.475cm" svg:x="7.8cm" svg:y="23.316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051cm" svg:height="0.475cm" svg:x="2.2cm" svg:y="23.981cm">
          <draw:text-box>
            <text:p text:style-name="P1"><text:span text:style-name="T4">Wilks, Jon </text:span></text:p>
          </draw:text-box>
        </draw:frame>
        <draw:frame draw:style-name="gr1" draw:text-style-name="P2" draw:layer="layout" svg:width="9.561cm" svg:height="0.475cm" svg:x="7.8cm" svg:y="23.981cm">
          <draw:text-box>
            <text:p text:style-name="P1"><text:span text:style-name="T4">Chargé d’Affaires, British Embassy Baghdad, 2009</text:span></text:p>
          </draw:text-box>
        </draw:frame>
        <draw:frame draw:style-name="gr1" draw:text-style-name="P2" draw:layer="layout" svg:width="3.012cm" svg:height="0.475cm" svg:x="2.2cm" svg:y="24.645cm">
          <draw:text-box>
            <text:p text:style-name="P1"><text:span text:style-name="T4">Williams, David </text:span></text:p>
          </draw:text-box>
        </draw:frame>
        <draw:frame draw:style-name="gr1" draw:text-style-name="P2" draw:layer="layout" svg:width="9.29cm" svg:height="0.475cm" svg:x="7.8cm" svg:y="24.645cm">
          <draw:text-box>
            <text:p text:style-name="P1"><text:span text:style-name="T4"><text:s/></text:span><text:span text:style-name="T4">MOD, Head, Capability, Resources and Scrutiny </text:span></text:p>
          </draw:text-box>
        </draw:frame>
        <draw:frame draw:style-name="gr1" draw:text-style-name="P2" draw:layer="layout" svg:width="2.076cm" svg:height="0.475cm" svg:x="7.8cm" svg:y="25.21cm">
          <draw:text-box>
            <text:p text:style-name="P1"><text:span text:style-name="T4">Directorate</text:span></text:p>
          </draw:text-box>
        </draw:frame>
      </draw:page>
      <draw:page draw:name="page43" draw:style-name="dp1" draw:master-page-name="master-page26">
        <draw:frame draw:style-name="gr4" draw:text-style-name="P5" draw:layer="layout" svg:width="4.506cm" svg:height="0.395cm" svg:x="14.316cm" svg:y="1.138cm">
          <draw:text-box>
            <text:p text:style-name="P1"><text:span text:style-name="T5">Annex 3 <text:s/>| <text:s/>Names and posts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15</text:span></text:p>
          </draw:text-box>
        </draw:frame>
        <draw:frame draw:style-name="gr1" draw:text-style-name="P2" draw:layer="layout" svg:width="3.228cm" svg:height="0.475cm" svg:x="2.2cm" svg:y="2.525cm">
          <draw:text-box>
            <text:p text:style-name="P1"><text:span text:style-name="T4">Williams, Gareth </text:span></text:p>
          </draw:text-box>
        </draw:frame>
        <draw:frame draw:style-name="gr1" draw:text-style-name="P2" draw:layer="layout" svg:width="10.599cm" svg:height="0.475cm" svg:x="7.8cm" svg:y="2.525cm">
          <draw:text-box>
            <text:p text:style-name="P1"><text:span text:style-name="T4"><text:s/></text:span><text:span text:style-name="T4">(Lord Williams of Mostyn) Attorney General, 1999-2001 </text:span></text:p>
          </draw:text-box>
        </draw:frame>
        <draw:frame draw:style-name="gr1" draw:text-style-name="P2" draw:layer="layout" svg:width="7.355cm" svg:height="0.475cm" svg:x="7.8cm" svg:y="3.09cm">
          <draw:text-box>
            <text:p text:style-name="P1"><text:span text:style-name="T4">Lord Privy Seal, June 2001-June 2003 </text:span></text:p>
          </draw:text-box>
        </draw:frame>
        <draw:frame draw:style-name="gr1" draw:text-style-name="P2" draw:layer="layout" svg:width="9.984cm" svg:height="0.475cm" svg:x="7.8cm" svg:y="3.654cm">
          <draw:text-box>
            <text:p text:style-name="P1"><text:span text:style-name="T4">Leader of the House of Lords, 2001-September 2003</text:span></text:p>
          </draw:text-box>
        </draw:frame>
        <draw:frame draw:style-name="gr1" draw:text-style-name="P2" draw:layer="layout" svg:width="2.851cm" svg:height="0.475cm" svg:x="2.2cm" svg:y="4.318cm">
          <draw:text-box>
            <text:p text:style-name="P1"><text:span text:style-name="T4">Williams, John </text:span></text:p>
          </draw:text-box>
        </draw:frame>
        <draw:frame draw:style-name="gr1" draw:text-style-name="P2" draw:layer="layout" svg:width="8.173cm" svg:height="0.475cm" svg:x="7.8cm" svg:y="4.318cm">
          <draw:text-box>
            <text:p text:style-name="P1"><text:span text:style-name="T4"><text:s/></text:span><text:span text:style-name="T4">Head, FCO News Department, 2000-2006 </text:span></text:p>
          </draw:text-box>
        </draw:frame>
        <draw:frame draw:style-name="gr1" draw:text-style-name="P2" draw:layer="layout" svg:width="2.809cm" svg:height="0.475cm" svg:x="7.8cm" svg:y="4.883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3.105cm" svg:height="0.475cm" svg:x="2.2cm" svg:y="5.547cm">
          <draw:text-box>
            <text:p text:style-name="P1"><text:span text:style-name="T4">Williams, Martin </text:span></text:p>
          </draw:text-box>
        </draw:frame>
        <draw:frame draw:style-name="gr1" draw:text-style-name="P2" draw:layer="layout" svg:width="9.921cm" svg:height="0.475cm" svg:x="7.8cm" svg:y="5.547cm">
          <draw:text-box>
            <text:p text:style-name="P1"><text:span text:style-name="T4">Assistant Private Secretary to the Defence Secretary</text:span></text:p>
          </draw:text-box>
        </draw:frame>
        <draw:frame draw:style-name="gr1" draw:text-style-name="P2" draw:layer="layout" svg:width="3.389cm" svg:height="0.475cm" svg:x="2.2cm" svg:y="6.212cm">
          <draw:text-box>
            <text:p text:style-name="P1"><text:span text:style-name="T4">Williams, Michael </text:span></text:p>
          </draw:text-box>
        </draw:frame>
        <draw:frame draw:style-name="gr1" draw:text-style-name="P2" draw:layer="layout" svg:width="10.899cm" svg:height="0.475cm" svg:x="7.8cm" svg:y="6.212cm">
          <draw:text-box>
            <text:p text:style-name="P1"><text:span text:style-name="T4"><text:s/></text:span><text:span text:style-name="T4">(Dr) Special Adviser to the Foreign Secretary, 2001-2005 </text:span></text:p>
          </draw:text-box>
        </draw:frame>
        <draw:frame draw:style-name="gr1" draw:text-style-name="P2" draw:layer="layout" svg:width="7.664cm" svg:height="0.475cm" svg:x="7.8cm" svg:y="6.776cm">
          <draw:text-box>
            <text:p text:style-name="P1"><text:span text:style-name="T4">(Lord Williams of Baglan) Inquiry witness</text:span></text:p>
          </draw:text-box>
        </draw:frame>
        <draw:frame draw:style-name="gr1" draw:text-style-name="P2" draw:layer="layout" svg:width="3.249cm" svg:height="0.475cm" svg:x="2.2cm" svg:y="7.441cm">
          <draw:text-box>
            <text:p text:style-name="P1"><text:span text:style-name="T4">Williams, Rowan </text:span></text:p>
          </draw:text-box>
        </draw:frame>
        <draw:frame draw:style-name="gr1" draw:text-style-name="P2" draw:layer="layout" svg:width="6.077cm" svg:height="0.475cm" svg:x="7.8cm" svg:y="7.441cm">
          <draw:text-box>
            <text:p text:style-name="P1"><text:span text:style-name="T4"><text:s/></text:span><text:span text:style-name="T4">(Dr) Archbishop of Canterbury, <text:s/></text:span></text:p>
          </draw:text-box>
        </draw:frame>
        <draw:frame draw:style-name="gr1" draw:text-style-name="P2" draw:layer="layout" svg:width="6.187cm" svg:height="0.475cm" svg:x="7.8cm" svg:y="8.005cm">
          <draw:text-box>
            <text:p text:style-name="P1"><text:span text:style-name="T4">December 2002-December 2012</text:span></text:p>
          </draw:text-box>
        </draw:frame>
        <draw:frame draw:style-name="gr1" draw:text-style-name="P2" draw:layer="layout" svg:width="3.224cm" svg:height="0.475cm" svg:x="2.2cm" svg:y="8.67cm">
          <draw:text-box>
            <text:p text:style-name="P1"><text:span text:style-name="T4">Williams, Shirley </text:span></text:p>
          </draw:text-box>
        </draw:frame>
        <draw:frame draw:style-name="gr1" draw:text-style-name="P2" draw:layer="layout" svg:width="9.959cm" svg:height="0.475cm" svg:x="7.8cm" svg:y="8.67cm">
          <draw:text-box>
            <text:p text:style-name="P1"><text:span text:style-name="T4"><text:s/></text:span><text:span text:style-name="T4">(Baroness Williams of Crosby) Leader of the Liberal </text:span></text:p>
          </draw:text-box>
        </draw:frame>
        <draw:frame draw:style-name="gr1" draw:text-style-name="P2" draw:layer="layout" svg:width="6.568cm" svg:height="0.475cm" svg:x="7.8cm" svg:y="9.234cm">
          <draw:text-box>
            <text:p text:style-name="P1"><text:span text:style-name="T4">Democrats in the House of Lords, <text:s/></text:span></text:p>
          </draw:text-box>
        </draw:frame>
        <draw:frame draw:style-name="gr1" draw:text-style-name="P2" draw:layer="layout" svg:width="5.273cm" svg:height="0.475cm" svg:x="7.8cm" svg:y="9.798cm">
          <draw:text-box>
            <text:p text:style-name="P1"><text:span text:style-name="T4">June 2001-November 2004 </text:span></text:p>
          </draw:text-box>
        </draw:frame>
        <draw:frame draw:style-name="gr1" draw:text-style-name="P2" draw:layer="layout" svg:width="4.197cm" svg:height="0.475cm" svg:x="2.2cm" svg:y="10.463cm">
          <draw:text-box>
            <text:p text:style-name="P1"><text:span text:style-name="T4">Wilmshurst, Elizabeth </text:span></text:p>
          </draw:text-box>
        </draw:frame>
        <draw:frame draw:style-name="gr1" draw:text-style-name="P2" draw:layer="layout" svg:width="0.422cm" svg:height="0.475cm" svg:x="7.8cm" svg:y="10.46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7.393cm" svg:height="0.475cm" svg:x="7.8cm" svg:y="10.463cm">
          <draw:text-box>
            <text:p text:style-name="P1"><text:span text:style-name="T4">FCO Deputy Legal Adviser, 2001-2003 </text:span></text:p>
          </draw:text-box>
        </draw:frame>
        <draw:frame draw:style-name="gr1" draw:text-style-name="P2" draw:layer="layout" svg:width="2.809cm" svg:height="0.475cm" svg:x="7.8cm" svg:y="11.027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2.618cm" svg:height="0.475cm" svg:x="2.2cm" svg:y="11.692cm">
          <draw:text-box>
            <text:p text:style-name="P1"><text:span text:style-name="T4">Wilson, Brian </text:span></text:p>
          </draw:text-box>
        </draw:frame>
        <draw:frame draw:style-name="gr1" draw:text-style-name="P2" draw:layer="layout" svg:width="7.982cm" svg:height="0.475cm" svg:x="7.8cm" svg:y="11.692cm">
          <draw:text-box>
            <text:p text:style-name="P1"><text:span text:style-name="T4"><text:s/></text:span><text:span text:style-name="T4">FCO Minister of State for the Middle East </text:span></text:p>
          </draw:text-box>
        </draw:frame>
        <draw:frame draw:style-name="gr1" draw:text-style-name="P2" draw:layer="layout" svg:width="10.657cm" svg:height="0.475cm" svg:x="7.8cm" svg:y="12.256cm">
          <draw:text-box>
            <text:p text:style-name="P1"><text:span text:style-name="T4">Mr Blair’s Special Representative on Trade, August 2003</text:span></text:p>
          </draw:text-box>
        </draw:frame>
        <draw:frame draw:style-name="gr1" draw:text-style-name="P2" draw:layer="layout" svg:width="2.711cm" svg:height="0.475cm" svg:x="2.2cm" svg:y="12.921cm">
          <draw:text-box>
            <text:p text:style-name="P1"><text:span text:style-name="T4">Wilson, David </text:span></text:p>
          </draw:text-box>
        </draw:frame>
        <draw:frame draw:style-name="gr1" draw:text-style-name="P2" draw:layer="layout" svg:width="10.84cm" svg:height="0.475cm" svg:x="7.8cm" svg:y="12.921cm">
          <draw:text-box>
            <text:p text:style-name="P1"><text:span text:style-name="T4"><text:s/></text:span><text:span text:style-name="T4">(Major General) Senior British Military Adviser to CIC US </text:span></text:p>
          </draw:text-box>
        </draw:frame>
        <draw:frame draw:style-name="gr1" draw:text-style-name="P2" draw:layer="layout" svg:width="5.836cm" svg:height="0.475cm" svg:x="7.8cm" svg:y="13.485cm">
          <draw:text-box>
            <text:p text:style-name="P1"><text:span text:style-name="T4">Central Command, 2002-2007 </text:span></text:p>
          </draw:text-box>
        </draw:frame>
        <draw:frame draw:style-name="gr1" draw:text-style-name="P2" draw:layer="layout" svg:width="2.809cm" svg:height="0.475cm" svg:x="7.8cm" svg:y="14.05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3.088cm" svg:height="0.475cm" svg:x="2.2cm" svg:y="14.714cm">
          <draw:text-box>
            <text:p text:style-name="P1"><text:span text:style-name="T4">Wilson, Richard </text:span></text:p>
          </draw:text-box>
        </draw:frame>
        <draw:frame draw:style-name="gr1" draw:text-style-name="P2" draw:layer="layout" svg:width="10.62cm" svg:height="0.475cm" svg:x="7.8cm" svg:y="14.714cm">
          <draw:text-box>
            <text:p text:style-name="P1"><text:span text:style-name="T4"><text:s/></text:span><text:span text:style-name="T4">(Sir) Cabinet Secretary, January 1998-September 2002 </text:span></text:p>
          </draw:text-box>
        </draw:frame>
        <draw:frame draw:style-name="gr1" draw:text-style-name="P2" draw:layer="layout" svg:width="7.266cm" svg:height="0.475cm" svg:x="7.8cm" svg:y="15.278cm">
          <draw:text-box>
            <text:p text:style-name="P1"><text:span text:style-name="T4">(Lord Wilson of Dinton) Inquiry witness</text:span></text:p>
          </draw:text-box>
        </draw:frame>
        <draw:frame draw:style-name="gr1" draw:text-style-name="P2" draw:layer="layout" svg:width="2.902cm" svg:height="0.475cm" svg:x="2.2cm" svg:y="15.943cm">
          <draw:text-box>
            <text:p text:style-name="P1"><text:span text:style-name="T4">Wilson, Robert </text:span></text:p>
          </draw:text-box>
        </draw:frame>
        <draw:frame draw:style-name="gr1" draw:text-style-name="P2" draw:layer="layout" svg:width="5.277cm" svg:height="0.475cm" svg:x="7.8cm" svg:y="15.943cm">
          <draw:text-box>
            <text:p text:style-name="P1"><text:span text:style-name="T4">(Dr) FCO, Research Analyst</text:span></text:p>
          </draw:text-box>
        </draw:frame>
        <draw:frame draw:style-name="gr1" draw:text-style-name="P2" draw:layer="layout" svg:width="3.842cm" svg:height="0.475cm" svg:x="2.2cm" svg:y="16.607cm">
          <draw:text-box>
            <text:p text:style-name="P1"><text:span text:style-name="T4">Wolfensohn, James </text:span></text:p>
          </draw:text-box>
        </draw:frame>
        <draw:frame draw:style-name="gr1" draw:text-style-name="P2" draw:layer="layout" svg:width="9.641cm" svg:height="0.475cm" svg:x="7.8cm" svg:y="16.607cm">
          <draw:text-box>
            <text:p text:style-name="P1"><text:span text:style-name="T4">President of the World Bank, June 1995-June 2005</text:span></text:p>
          </draw:text-box>
        </draw:frame>
        <draw:frame draw:style-name="gr1" draw:text-style-name="P2" draw:layer="layout" svg:width="3.012cm" svg:height="0.475cm" svg:x="2.2cm" svg:y="17.272cm">
          <draw:text-box>
            <text:p text:style-name="P1"><text:span text:style-name="T4">Wolfowitz, Paul </text:span></text:p>
          </draw:text-box>
        </draw:frame>
        <draw:frame draw:style-name="gr1" draw:text-style-name="P2" draw:layer="layout" svg:width="8.677cm" svg:height="0.475cm" svg:x="7.8cm" svg:y="17.272cm">
          <draw:text-box>
            <text:p text:style-name="P1"><text:span text:style-name="T4"><text:s/></text:span><text:span text:style-name="T4">US Deputy Secretary of Defense, 2001-2005 </text:span></text:p>
          </draw:text-box>
        </draw:frame>
        <draw:frame draw:style-name="gr1" draw:text-style-name="P2" draw:layer="layout" svg:width="7.559cm" svg:height="0.475cm" svg:x="7.8cm" svg:y="17.836cm">
          <draw:text-box>
            <text:p text:style-name="P1"><text:span text:style-name="T4">President of the World Bank, 2005-2007</text:span></text:p>
          </draw:text-box>
        </draw:frame>
        <draw:frame draw:style-name="gr1" draw:text-style-name="P2" draw:layer="layout" svg:width="2.919cm" svg:height="0.475cm" svg:x="2.2cm" svg:y="18.501cm">
          <draw:text-box>
            <text:p text:style-name="P1"><text:span text:style-name="T4">Wood, Michael </text:span></text:p>
          </draw:text-box>
        </draw:frame>
        <draw:frame draw:style-name="gr1" draw:text-style-name="P2" draw:layer="layout" svg:width="6.962cm" svg:height="0.475cm" svg:x="7.8cm" svg:y="18.501cm">
          <draw:text-box>
            <text:p text:style-name="P1"><text:span text:style-name="T4"><text:s/></text:span><text:span text:style-name="T4">(Sir) FCO Legal Adviser, 1999-2006 </text:span></text:p>
          </draw:text-box>
        </draw:frame>
        <draw:frame draw:style-name="gr1" draw:text-style-name="P2" draw:layer="layout" svg:width="2.809cm" svg:height="0.475cm" svg:x="7.8cm" svg:y="19.065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3.037cm" svg:height="0.475cm" svg:x="2.2cm" svg:y="19.73cm">
          <draw:text-box>
            <text:p text:style-name="P1"><text:span text:style-name="T4">Wood, Michael <text:s/></text:span></text:p>
          </draw:text-box>
        </draw:frame>
        <draw:frame draw:style-name="gr1" draw:text-style-name="P2" draw:layer="layout" svg:width="9.616cm" svg:height="0.475cm" svg:x="7.8cm" svg:y="19.73cm">
          <draw:text-box>
            <text:p text:style-name="P1"><text:span text:style-name="T4"><text:s/></text:span><text:span text:style-name="T4">(Rear Admiral) Director General Operations, MOD </text:span></text:p>
          </draw:text-box>
        </draw:frame>
        <draw:frame draw:style-name="gr1" draw:text-style-name="P2" draw:layer="layout" svg:width="5.882cm" svg:height="0.475cm" svg:x="7.8cm" svg:y="20.294cm">
          <draw:text-box>
            <text:p text:style-name="P1"><text:span text:style-name="T4">Defence Logistics Organisation</text:span></text:p>
          </draw:text-box>
        </draw:frame>
        <draw:frame draw:style-name="gr1" draw:text-style-name="P2" draw:layer="layout" svg:width="3.351cm" svg:height="0.475cm" svg:x="2.2cm" svg:y="20.958cm">
          <draw:text-box>
            <text:p text:style-name="P1"><text:span text:style-name="T4">Wood, Sebastian </text:span></text:p>
          </draw:text-box>
        </draw:frame>
        <draw:frame draw:style-name="gr1" draw:text-style-name="P2" draw:layer="layout" svg:width="9.121cm" svg:height="0.475cm" svg:x="7.8cm" svg:y="20.958cm">
          <draw:text-box>
            <text:p text:style-name="P1"><text:span text:style-name="T4"><text:s/></text:span><text:span text:style-name="T4">Counsellor for External Affairs, British Embassy </text:span></text:p>
          </draw:text-box>
        </draw:frame>
        <draw:frame draw:style-name="gr1" draw:text-style-name="P2" draw:layer="layout" svg:width="2.229cm" svg:height="0.475cm" svg:x="7.8cm" svg:y="21.523cm">
          <draw:text-box>
            <text:p text:style-name="P1"><text:span text:style-name="T4">Washington</text:span></text:p>
          </draw:text-box>
        </draw:frame>
        <draw:frame draw:style-name="gr1" draw:text-style-name="P2" draw:layer="layout" svg:width="3.135cm" svg:height="0.475cm" svg:x="2.2cm" svg:y="22.187cm">
          <draw:text-box>
            <text:p text:style-name="P1"><text:span text:style-name="T4">Woodward, Bob </text:span></text:p>
          </draw:text-box>
        </draw:frame>
        <draw:frame draw:style-name="gr1" draw:text-style-name="P2" draw:layer="layout" svg:width="5.298cm" svg:height="0.475cm" svg:x="7.8cm" svg:y="22.187cm">
          <draw:text-box>
            <text:p text:style-name="P1"><text:span text:style-name="T4">US author of </text:span><text:span text:style-name="T7">State of Denial</text:span></text:p>
          </draw:text-box>
        </draw:frame>
        <draw:frame draw:style-name="gr1" draw:text-style-name="P2" draw:layer="layout" svg:width="3.02cm" svg:height="0.475cm" svg:x="2.2cm" svg:y="22.852cm">
          <draw:text-box>
            <text:p text:style-name="P1"><text:span text:style-name="T4">Woolley, Trevor </text:span></text:p>
          </draw:text-box>
        </draw:frame>
        <draw:frame draw:style-name="gr1" draw:text-style-name="P2" draw:layer="layout" svg:width="10.886cm" svg:height="0.475cm" svg:x="7.8cm" svg:y="22.852cm">
          <draw:text-box>
            <text:p text:style-name="P1"><text:span text:style-name="T4"><text:s/></text:span><text:span text:style-name="T4">MOD Director General Resources and Plans, 1999-2002 </text:span></text:p>
          </draw:text-box>
        </draw:frame>
        <draw:frame draw:style-name="gr1" draw:text-style-name="P2" draw:layer="layout" svg:width="6.585cm" svg:height="0.475cm" svg:x="7.8cm" svg:y="23.416cm">
          <draw:text-box>
            <text:p text:style-name="P1"><text:span text:style-name="T4">MOD Finance Director, 2003-2009 </text:span></text:p>
          </draw:text-box>
        </draw:frame>
        <draw:frame draw:style-name="gr1" draw:text-style-name="P2" draw:layer="layout" svg:width="2.809cm" svg:height="0.475cm" svg:x="7.8cm" svg:y="23.981cm">
          <draw:text-box>
            <text:p text:style-name="P1"><text:span text:style-name="T4">Inquiry witness</text:span></text:p>
          </draw:text-box>
        </draw:frame>
        <draw:frame draw:style-name="gr1" draw:text-style-name="P2" draw:layer="layout" svg:width="3.16cm" svg:height="0.475cm" svg:x="2.2cm" svg:y="24.645cm">
          <draw:text-box>
            <text:p text:style-name="P1"><text:span text:style-name="T4">Wright, Stephen </text:span></text:p>
          </draw:text-box>
        </draw:frame>
        <draw:frame draw:style-name="gr1" draw:text-style-name="P2" draw:layer="layout" svg:width="10.929cm" svg:height="0.475cm" svg:x="7.8cm" svg:y="24.645cm">
          <draw:text-box>
            <text:p text:style-name="P1"><text:span text:style-name="T4"><text:s/></text:span><text:span text:style-name="T4">FCO, Deputy Under Secretary, Defence and Intelligence, </text:span></text:p>
          </draw:text-box>
        </draw:frame>
        <draw:frame draw:style-name="gr1" draw:text-style-name="P2" draw:layer="layout" svg:width="2.038cm" svg:height="0.475cm" svg:x="7.8cm" svg:y="25.21cm">
          <draw:text-box>
            <text:p text:style-name="P1"><text:span text:style-name="T4">2000-2002</text:span></text:p>
          </draw:text-box>
        </draw:frame>
      </draw:page>
      <draw:page draw:name="page4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16</text:span></text:p>
          </draw:text-box>
        </draw:frame>
        <draw:frame draw:style-name="gr3" draw:text-style-name="P4" draw:layer="layout" svg:width="0.563cm" svg:height="0.628cm" svg:x="2.2cm" svg:y="2.5cm">
          <draw:text-box>
            <text:p text:style-name="P1"><text:span text:style-name="T3">Y</text:span></text:p>
          </draw:text-box>
        </draw:frame>
        <draw:frame draw:style-name="gr1" draw:text-style-name="P2" draw:layer="layout" svg:width="2.656cm" svg:height="0.475cm" svg:x="2.2cm" svg:y="3.392cm">
          <draw:text-box>
            <text:p text:style-name="P1"><text:span text:style-name="T4">Young, Robin </text:span></text:p>
          </draw:text-box>
        </draw:frame>
        <draw:frame draw:style-name="gr1" draw:text-style-name="P2" draw:layer="layout" svg:width="10.424cm" svg:height="0.475cm" svg:x="7.8cm" svg:y="3.392cm">
          <draw:text-box>
            <text:p text:style-name="P1"><text:span text:style-name="T4">(Sir) DTI Permanent Secretary, June 2001-March 2005 </text:span></text:p>
          </draw:text-box>
        </draw:frame>
        <draw:frame draw:style-name="gr3" draw:text-style-name="P4" draw:layer="layout" svg:width="0.563cm" svg:height="0.628cm" svg:x="2.2cm" svg:y="4.42cm">
          <draw:text-box>
            <text:p text:style-name="P1"><text:span text:style-name="T3">Z</text:span></text:p>
          </draw:text-box>
        </draw:frame>
        <draw:frame draw:style-name="gr1" draw:text-style-name="P2" draw:layer="layout" svg:width="2.809cm" svg:height="0.475cm" svg:x="2.2cm" svg:y="5.312cm">
          <draw:text-box>
            <text:p text:style-name="P1"><text:span text:style-name="T4">Zacklin, Ralph </text:span></text:p>
          </draw:text-box>
        </draw:frame>
        <draw:frame draw:style-name="gr1" draw:text-style-name="P2" draw:layer="layout" svg:width="10.62cm" svg:height="0.475cm" svg:x="7.8cm" svg:y="5.312cm">
          <draw:text-box>
            <text:p text:style-name="P1"><text:span text:style-name="T4"><text:s/></text:span><text:span text:style-name="T4">Assistant Secretary General for Legal Affairs at the UN, </text:span></text:p>
          </draw:text-box>
        </draw:frame>
        <draw:frame draw:style-name="gr1" draw:text-style-name="P2" draw:layer="layout" svg:width="2.157cm" svg:height="0.475cm" svg:x="7.8cm" svg:y="5.877cm">
          <draw:text-box>
            <text:p text:style-name="P1"><text:span text:style-name="T4">1998-2005 </text:span></text:p>
          </draw:text-box>
        </draw:frame>
        <draw:frame draw:style-name="gr1" draw:text-style-name="P2" draw:layer="layout" svg:width="3.164cm" svg:height="0.475cm" svg:x="2.2cm" svg:y="6.541cm">
          <draw:text-box>
            <text:p text:style-name="P1"><text:span text:style-name="T4">Zawbaie, Salam </text:span></text:p>
          </draw:text-box>
        </draw:frame>
        <draw:frame draw:style-name="gr1" draw:text-style-name="P2" draw:layer="layout" svg:width="5.234cm" svg:height="0.475cm" svg:x="7.8cm" svg:y="6.541cm">
          <draw:text-box>
            <text:p text:style-name="P1"><text:span text:style-name="T4">Iraqi Deputy Prime Minister </text:span></text:p>
          </draw:text-box>
        </draw:frame>
        <draw:frame draw:style-name="gr1" draw:text-style-name="P2" draw:layer="layout" svg:width="1.302cm" svg:height="0.475cm" svg:x="2.2cm" svg:y="7.206cm">
          <draw:text-box>
            <text:p text:style-name="P1"><text:span text:style-name="T4">Zayed </text:span></text:p>
          </draw:text-box>
        </draw:frame>
        <draw:frame draw:style-name="gr1" draw:text-style-name="P2" draw:layer="layout" svg:width="4.223cm" svg:height="0.475cm" svg:x="7.8cm" svg:y="7.206cm">
          <draw:text-box>
            <text:p text:style-name="P1"><text:span text:style-name="T4">(Sheikh) Emir of Qatar</text:span></text:p>
          </draw:text-box>
        </draw:frame>
        <draw:frame draw:style-name="gr1" draw:text-style-name="P2" draw:layer="layout" svg:width="3.139cm" svg:height="0.475cm" svg:x="2.2cm" svg:y="7.87cm">
          <draw:text-box>
            <text:p text:style-name="P1"><text:span text:style-name="T4">Zebari, Hoshyar </text:span></text:p>
          </draw:text-box>
        </draw:frame>
        <draw:frame draw:style-name="gr1" draw:text-style-name="P2" draw:layer="layout" svg:width="4.828cm" svg:height="0.475cm" svg:x="7.8cm" svg:y="7.87cm">
          <draw:text-box>
            <text:p text:style-name="P1"><text:span text:style-name="T4">(Dr) Iraqi Foreign Minister</text:span></text:p>
          </draw:text-box>
        </draw:frame>
        <draw:frame draw:style-name="gr1" draw:text-style-name="P2" draw:layer="layout" svg:width="2.804cm" svg:height="0.475cm" svg:x="2.2cm" svg:y="8.534cm">
          <draw:text-box>
            <text:p text:style-name="P1"><text:span text:style-name="T4">Zelikow, Philip </text:span></text:p>
          </draw:text-box>
        </draw:frame>
        <draw:frame draw:style-name="gr1" draw:text-style-name="P2" draw:layer="layout" svg:width="6.28cm" svg:height="0.475cm" svg:x="7.8cm" svg:y="8.534cm">
          <draw:text-box>
            <text:p text:style-name="P1"><text:span text:style-name="T4">Counsellor, US State Department</text:span></text:p>
          </draw:text-box>
        </draw:frame>
        <draw:frame draw:style-name="gr1" draw:text-style-name="P2" draw:layer="layout" svg:width="2.838cm" svg:height="0.475cm" svg:x="2.2cm" svg:y="9.199cm">
          <draw:text-box>
            <text:p text:style-name="P1"><text:span text:style-name="T4">Zhang, Yishan </text:span></text:p>
          </draw:text-box>
        </draw:frame>
        <draw:frame draw:style-name="gr1" draw:text-style-name="P2" draw:layer="layout" svg:width="10.467cm" svg:height="0.475cm" svg:x="7.8cm" svg:y="9.199cm">
          <draw:text-box>
            <text:p text:style-name="P1"><text:span text:style-name="T4"><text:s/></text:span><text:span text:style-name="T4">Chinese Deputy Permanent Representative to the UN, </text:span></text:p>
          </draw:text-box>
        </draw:frame>
        <draw:frame draw:style-name="gr1" draw:text-style-name="P2" draw:layer="layout" svg:width="2.038cm" svg:height="0.475cm" svg:x="7.8cm" svg:y="9.763cm">
          <draw:text-box>
            <text:p text:style-name="P1"><text:span text:style-name="T4">2002-2006</text:span></text:p>
          </draw:text-box>
        </draw:frame>
        <draw:frame draw:style-name="gr1" draw:text-style-name="P2" draw:layer="layout" svg:width="2.813cm" svg:height="0.475cm" svg:x="2.2cm" svg:y="10.428cm">
          <draw:text-box>
            <text:p text:style-name="P1"><text:span text:style-name="T4">Zinni, Anthony </text:span></text:p>
          </draw:text-box>
        </draw:frame>
        <draw:frame draw:style-name="gr1" draw:text-style-name="P2" draw:layer="layout" svg:width="9.942cm" svg:height="0.475cm" svg:x="7.8cm" svg:y="10.428cm">
          <draw:text-box>
            <text:p text:style-name="P1"><text:span text:style-name="T4"><text:s/></text:span><text:span text:style-name="T4">(General) US Special Envoy for Middle East Peace, </text:span></text:p>
          </draw:text-box>
        </draw:frame>
        <draw:frame draw:style-name="gr1" draw:text-style-name="P2" draw:layer="layout" svg:width="5.408cm" svg:height="0.475cm" svg:x="7.8cm" svg:y="10.992cm">
          <draw:text-box>
            <text:p text:style-name="P1"><text:span text:style-name="T4">November 2001-March 2003</text:span></text:p>
          </draw:text-box>
        </draw:frame>
        <draw:frame draw:style-name="gr1" draw:text-style-name="P2" draw:layer="layout" svg:width="2.804cm" svg:height="0.475cm" svg:x="2.2cm" svg:y="11.657cm">
          <draw:text-box>
            <text:p text:style-name="P1"><text:span text:style-name="T4">Zinser, Aguilar </text:span></text:p>
          </draw:text-box>
        </draw:frame>
        <draw:frame draw:style-name="gr1" draw:text-style-name="P2" draw:layer="layout" svg:width="9.142cm" svg:height="0.475cm" svg:x="7.8cm" svg:y="11.657cm">
          <draw:text-box>
            <text:p text:style-name="P1"><text:span text:style-name="T4"><text:s/></text:span><text:span text:style-name="T4">Mexican Permanent Representative to the UN, <text:s/></text:span></text:p>
          </draw:text-box>
        </draw:frame>
        <draw:frame draw:style-name="gr1" draw:text-style-name="P2" draw:layer="layout" svg:width="5.742cm" svg:height="0.475cm" svg:x="7.8cm" svg:y="12.221cm">
          <draw:text-box>
            <text:p text:style-name="P1"><text:span text:style-name="T4">January 2002-November 2003</text:span></text:p>
          </draw:text-box>
        </draw:frame>
        <draw:frame draw:style-name="gr1" draw:text-style-name="P2" draw:layer="layout" svg:width="3.782cm" svg:height="0.475cm" svg:x="2.2cm" svg:y="12.886cm">
          <draw:text-box>
            <text:p text:style-name="P1"><text:span text:style-name="T4">Zlauvinen, Gustavo </text:span></text:p>
          </draw:text-box>
        </draw:frame>
        <draw:frame draw:style-name="gr1" draw:text-style-name="P2" draw:layer="layout" svg:width="0.422cm" svg:height="0.475cm" svg:x="7.8cm" svg:y="12.88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111cm" svg:height="0.475cm" svg:x="7.8cm" svg:y="12.886cm">
          <draw:text-box>
            <text:p text:style-name="P1"><text:span text:style-name="T4">International Atomic Energy Agency representative to </text:span></text:p>
          </draw:text-box>
        </draw:frame>
        <draw:frame draw:style-name="gr1" draw:text-style-name="P2" draw:layer="layout" svg:width="1.323cm" svg:height="0.475cm" svg:x="7.8cm" svg:y="13.45cm">
          <draw:text-box>
            <text:p text:style-name="P1"><text:span text:style-name="T4">the UN</text:span></text:p>
          </draw:text-box>
        </draw:frame>
        <draw:frame draw:style-name="gr1" draw:text-style-name="P2" draw:layer="layout" svg:width="3.067cm" svg:height="0.475cm" svg:x="2.2cm" svg:y="14.114cm">
          <draw:text-box>
            <text:p text:style-name="P1"><text:span text:style-name="T4">Zoellick, Robert </text:span></text:p>
          </draw:text-box>
        </draw:frame>
        <draw:frame draw:style-name="gr1" draw:text-style-name="P2" draw:layer="layout" svg:width="8.998cm" svg:height="0.475cm" svg:x="7.8cm" svg:y="14.114cm">
          <draw:text-box>
            <text:p text:style-name="P1"><text:span text:style-name="T4">Member of the Administration of President Bus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4cm" fo:margin-bottom="1cm" fo:margin-left="2.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6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704"/>
    <meta:generator>LibreOffice/5.1.4.2$Linux_X86_64 LibreOffice_project/10m0$Build-2</meta:generator>
  </office:meta>
</office:document-meta>
</file>